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style="normal" style:font-style-asian="normal" style:font-style-complex="normal"/>
    </style:style>
    <style:style style:name="P3" style:family="paragraph" style:parent-style-name="Standard">
      <style:text-properties fo:color="#000000" style:font-name="Times New Roman"/>
    </style:style>
    <style:style style:name="P4" style:family="paragraph" style:parent-style-name="Standard">
      <style:text-properties fo:color="#ff0000"/>
    </style:style>
    <style:style style:name="T1" style:family="text">
      <style:text-properties fo:color="#ff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color="#000000"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di Assassin 2 – Spartacus Rises </text:p>
      <text:p text:style-name="Standard"/>
      <text:p text:style-name="Standard">Subject: Half a year has gone by since the last game and our heroes are looking for new ways to stay <text:tab/>alive in the hostile galaxy that is controlled by the evil Galactic Empire, since Lobo's defeat, the <text:tab/>rebels have been setting their eyes to a new plan when they discover an new enemy, Marcus <text:tab/>Crassus. <text:s/></text:p>
      <text:p text:style-name="Standard"/>
      <text:p text:style-name="Standard">Controls:</text:p>
      <text:p text:style-name="Standard"/>
      <text:p text:style-name="Standard">Playstation 4</text:p>
      <text:p text:style-name="Standard"/>
      <text:p text:style-name="Standard">X – Jump</text:p>
      <text:p text:style-name="Standard">Circle – Evade </text:p>
      <text:p text:style-name="Standard">Triangle – Kick</text:p>
      <text:p text:style-name="Standard">Square – Strike / Punch </text:p>
      <text:p text:style-name="Standard">R1 – Shoot</text:p>
      <text:p text:style-name="Standard">R2 – Grenades </text:p>
      <text:p text:style-name="Standard">R3 – Duck</text:p>
      <text:p text:style-name="Standard">L1 – Target / Block </text:p>
      <text:p text:style-name="Standard">L2 – Force Powers (Ahsoka) / Wrath of the Gods (Spartacus) – this is used in Boss Battles </text:p>
      <text:p text:style-name="Standard">D-pad up – Commands</text:p>
      <text:p text:style-name="Standard">D-pad left / Right – switch weapons </text:p>
      <text:p text:style-name="Standard">D-pad down – switch powers (Ahsoka only)</text:p>
      <text:p text:style-name="Standard">Left analog stick – Running / walking </text:p>
      <text:p text:style-name="Standard">Right analog stick – Camera </text:p>
      <text:p text:style-name="Standard"/>
      <text:p text:style-name="Standard">Enemies: </text:p>
      <text:p text:style-name="Standard"/>
      <text:p text:style-name="Standard">Storm Trooper: the backbone of the imperial army, these troopers are organized into legions and fight <text:tab/>under the command of officers, they have standard issue armor and weapons, they are the most <text:tab/>common of the enemies seen.</text:p>
      <text:p text:style-name="Standard"/>
      <text:p text:style-name="Standard">Crassus' Trooper: These stormtroopers are outfitted with combat shielding armor, an advanced rifle, a <text:tab/>dark saber and a thick shield that can block blaster fire, these soldiers are the main unit of <text:tab/>Crassus' army and when ever the man is present these men in legions are soon to follow.</text:p>
      <text:p text:style-name="Standard"/>
      <text:p text:style-name="Standard">Dark Trooper: The legionary commanders of the Imperial armies, they command up to 100 troops and <text:tab/>carry shotguns and dark sabers.</text:p>
      <text:p text:style-name="Standard"/>
      <text:p text:style-name="Standard">Praetorian Guard: these soldiers are the personal guard to the emperor himself, the spears they carry <text:tab/>are rifles with bayonets and they are superior in hand to hand combat, unlike ordinary troops.</text:p>
      <text:p text:style-name="Standard"/>
      <text:p text:style-name="Standard">Sutorius' Guard: the police force of the Governor Quintus Sutorius, they have bright vests and white <text:tab/>hats, they carry pistols, shotguns and sometimes rifles, look like a bit like an NYC street cop. </text:p>
      <text:p text:style-name="Standard"/>
      <text:p text:style-name="Standard">Gamorrian Slaver: these are the guards of Jabba's palace, they carry pistols, are heavily armored and <text:tab/>they also cary powerful axes.</text:p>
      <text:p text:style-name="Standard"/>
      <text:p text:style-name="Standard">Imperial Slaver: these imperial troops have less armor and have the task of making sure the many <text:soft-page-break/><text:tab/>slaves of the empire perform their duty, they have pistols and whips</text:p>
      <text:p text:style-name="Standard"/>
      <text:p text:style-name="Standard">UAF Gunman: similar to the UAF guerrilla, but with different uniforms, they still carry old AR-47's <text:tab/>and look more like african militia troopers.</text:p>
      <text:p text:style-name="Standard"/>
      <text:p text:style-name="Standard">UAF Elite: the footsoldiers of the UAF that are mostly veterans, they are tough regulars, they carry <text:tab/>AR-47's, grenades, and machetes</text:p>
      <text:p text:style-name="Standard"/>
      <text:p text:style-name="Standard">Imperial Engineer: These troopers have black uniforms and a helmet that fins out in the back, they are <text:tab/>in charge of all the Imperial's technology and mechanical operations, they carry shotguns.</text:p>
      <text:p text:style-name="Standard"/>
      <text:p text:style-name="Standard">Tusken Raider: These marauders are excellent sharpshooters, they can travel quickly and mostly will <text:tab/>not take you head on rather they will evade and shoot from a far. <text:s/></text:p>
      <text:p text:style-name="Standard"/>
      <text:p text:style-name="Standard"/>
      <text:p text:style-name="Standard"><text:line-break/></text:p>
      <text:p text:style-name="Standard"/>
      <text:p text:style-name="Standard"/>
      <text:p text:style-name="Standard">Items: </text:p>
      <text:p text:style-name="Standard"/>
      <text:p text:style-name="Standard">Bacta Tank: replenishes your health 25%</text:p>
      <text:p text:style-name="Standard"/>
      <text:p text:style-name="Standard">Blaster Rounds: can give you up to 100 rounds of weapons ammunition </text:p>
      <text:p text:style-name="Standard"/>
      <text:p text:style-name="Standard">Bacta Injection: increases the hit-point total of your character (Note: the health upgrades are used by</text:p>
      <text:p text:style-name="Standard"><text:s/><text:tab/>both)</text:p>
      <text:p text:style-name="Standard"/>
      <text:p text:style-name="Standard">Force Crystal (Ahsoka): increase your total force power bar </text:p>
      <text:p text:style-name="Standard"/>
      <text:p text:style-name="Standard">Weed: this well known substance can increase your health but your powers will be stunned </text:p>
      <text:p text:style-name="Standard"/>
      <text:p text:style-name="Standard">Blunts: do I need to describe these?</text:p>
      <text:p text:style-name="Standard"/>
      <text:p text:style-name="Standard">Imperial Credits: use this currency to purchase anything you need from stores around the galaxy</text:p>
      <text:p text:style-name="Standard"/>
      <text:p text:style-name="Standard"/>
      <text:p text:style-name="Standard">Walkthrough:</text:p>
      <text:p text:style-name="Standard"/>
      <text:p text:style-name="Standard">Yeah were back so just enjoy another action-packed adventure with Ahsoka and company so.......</text:p>
      <text:p text:style-name="Standard"/>
      <text:p text:style-name="Standard">(The screen shows a metal sheet background, that reads on the bottom in red letters as blood spatters across the metal sheet <text:span text:style-name="T1">PREVIOUSLY IN JEDI ASSASSIN...... )</text:span></text:p>
      <text:p text:style-name="P4"/>
      <text:p text:style-name="P1">we then see several scenes from the last game (with <text:span text:style-name="T2">Spartacus</text:span><text:span text:style-name="T3"> credits music playing)</text:span></text:p>
      <text:p text:style-name="P1">including Ahsoka's recruitment, the missions on Geonosis and Vietnam, the death a some separatist leaders, then as your hear the melody change, we see the fall of the order and the rebellion taking shape showing scenes from the arena and ryloth, then it shows Rodrigo’s death and the rebels on the mountain then the triumph over Lobos armies, then the death of Lobo and the last thing we see is <text:soft-page-break/>Typhon looking up as the rebels chant the name SPARTACUS then.....</text:p>
      <text:p text:style-name="P1"/>
      <text:p text:style-name="P1">STARWARS (same style credits bruh)</text:p>
      <text:p text:style-name="P1"/>
      <text:p text:style-name="P1">Jedi Assassin 2 – Spartacus Rises </text:p>
      <text:p text:style-name="P1"/>
      <text:p text:style-name="P1">The clone wars have come to a bitter end and the Jedi have been all but eradicated due to the Emperor giving the dreaded ORDER 66, During this time two republic renegades AHSOKA TANO and LAWRENCE TYPHON formed an armed resistance to the imperial armies and had proceeded to win several battles against Empire and even defeated the great praetor TIBERIUS LOBO, Since the rebels have been successful, Lord DARTH VADER has given a charge to two of his trusted officers to follow this rebellion and end their run before they can challenge the Emperor himself and liberate the galaxy....</text:p>
      <text:p text:style-name="P1"/>
      <text:p text:style-name="P1"/>
      <text:p text:style-name="P1">LEVEL 1 – Welcome Back (Nuceria) – Battle of Nuceria </text:p>
      <text:p text:style-name="P1"/>
      <text:p text:style-name="P1">(The screen moves down to a brown planet and then we are taken to the surface of this planet, we then see the bloody, dismembered bodies of both rebels and stormtroopers then we see a huge battle going on with gun fire rampant throughout the bloody battlefield, then we are taken up onto a hill where we see two officers, wearing armor similar to Tiberius Lobo, on horse-back and a trooper runs up to them </text:p>
      <text:p text:style-name="P1"/>
      <text:p text:style-name="P1">Officer 1: give report </text:p>
      <text:p text:style-name="P1">Stormtrooper: Spartacus armies have broken through the eastern flank </text:p>
      <text:p text:style-name="P1">Officer 2: the fucking savage</text:p>
      <text:p text:style-name="P1">Officer 1: give command to our legion to reform in the north, we can yet win this day</text:p>
      <text:p text:style-name="P1"/>
      <text:p text:style-name="P1">(then we hear a shrieking and we see the one and the only Ahsoka Tano running up this hill weapons drawn with rage in her eyes, the soldiers form up in a roman-like stance and two move forward, Ahsoka takes them both out quickly, after this the troopers begin to surround her as she is fighting them off, one knocks her to the ground and she quickly gets back up)</text:p>
      <text:p text:style-name="P1"/>
      <text:p text:style-name="P1">Officer 1: KILL HER!!</text:p>
      <text:p text:style-name="P1"/>
      <text:p text:style-name="P1">Then we see the entire Rebel army hollering and running up the hill and then Ahsoka moves back a little and then joins the rebels onslaught</text:p>
      <text:p text:style-name="P1"/>
      <text:p text:style-name="P1">Game Play</text:p>
      <text:p text:style-name="P1"/>
      <text:p text:style-name="P1">Welcome back every one, since you were missing some ass-whoopin', this will do you well. <text:s/>Start this battle by taking on the stormtroopers that come your way the controls are exactly the same as the last game, but the game will tell you the controls when you start fighting, once you get near the horses, two dark troopers come out and will protect their leaders, take on these troopers, they will not be as strong as they were in the last game but they will give you a few fits in this battle. <text:s/>Once they are both taken care of, move to engage the officers on their horses, once you get close to them they will send five more troopers at you. <text:s/>Now take out these troopers with the several awesome slow motion moves you can do (your attacks are stronger and there are more of them) once these troopers are taken out this will start a cutscene</text:p>
      <text:p text:style-name="P1"/>
      <text:p text:style-name="P1">CUTSCENE </text:p>
      <text:p text:style-name="P1"><text:soft-page-break/></text:p>
      <text:p text:style-name="P1">The rebels are winning the battle and soon routing the imperial forces, the officers call a retreat</text:p>
      <text:p text:style-name="P1"/>
      <text:p text:style-name="P1">Officer 2: (to his comrade) we must move NOW!</text:p>
      <text:p text:style-name="P1">(the two officers retreat) </text:p>
      <text:p text:style-name="P1"/>
      <text:p text:style-name="P1">(Then we see several sequences of stormtroopers getting rocked by the rebel soldiers, you start to see some familiar faces, you see Renner, Bontari, Typhon (we will call him Spartacus at some point), Ahsoka, and random rebels we have not met yet, then you see Typhon over a trooper he strikes the stormtrooper twice and then takes the end of his rifle and knocks off the troopers jaw and then slams the gun-butt in his face causing it to become a pool of blood, the imperials sound a horn and retreat, then we see a man with a short beard, wearing parts of stormtrooper armor, carrying a modified shield and carrying a blue lightsaber, its Crixus, he walks up the hill with the remainder of the rebel forces)</text:p>
      <text:p text:style-name="P1"/>
      <text:p text:style-name="P1">Crixus: SPARTACUS, the Imperials have sounded full retreat</text:p>
      <text:p text:style-name="P1">(the rebels cheer, Ahsoka goes over to Typhon and they kiss)</text:p>
      <text:p text:style-name="P1">Typhon: yet we are short of victory, Cassinius and Furius yet cling to life </text:p>
      <text:p text:style-name="P1">Ahsoka: we will have them, soon enough </text:p>
      <text:p text:style-name="P1">Renner: what of the system, shall we make camp</text:p>
      <text:p text:style-name="P1">Typhon: no, the imperials will return with larger force, we must look to new frontiers</text:p>
      <text:p text:style-name="P1">Ahsoka: and free them from tyranny</text:p>
      <text:p text:style-name="P1">Typhon: as I would free any system yet strangled by the Empire...</text:p>
      <text:p text:style-name="P1"/>
      <text:p text:style-name="P1">(the scene shifts to Cassinius and Furius <text:s/>on a star-destroyer, healing from their wounds)</text:p>
      <text:p text:style-name="P1"/>
      <text:p text:style-name="P1">Cassinius: another legion lost </text:p>
      <text:p text:style-name="P1">Furius: as if we had fucking chance <text:s text:c="2"/></text:p>
      <text:p text:style-name="P1">(then senator Kaleb Cassius enters the medical bay)</text:p>
      <text:p text:style-name="P1">Cassius: how fairs the battles</text:p>
      <text:p text:style-name="P1">Cassinius: the legions are decimated, we lost our standard and the rebels continue to ravage our supply lines </text:p>
      <text:p text:style-name="P1">Cassius: how could this be, how a few rebel shits continue to vex us </text:p>
      <text:p text:style-name="P1">Furius: their numbers have been wildly underestimated within the senate</text:p>
      <text:p text:style-name="P1">Cassinius: Spartacus' vile horde grows with each passing victory, since Lobo's defeat on dantooine</text:p>
      <text:p text:style-name="P1"/>
      <text:p text:style-name="P1">(we are shown this scene – yeah when Lobo gets a saber stabbed into his mouth)</text:p>
      <text:p text:style-name="P1"/>
      <text:p text:style-name="P1">Cassinius: many of the systems, humble and grateful to the Empire for years are starting to fall to chaos</text:p>
      <text:p text:style-name="P1">Furius: and once Spartacus layed attack on our power plants on Nal Hutta, more joined his cause</text:p>
      <text:p text:style-name="P1">Cassius: and what of Lord Vader, if word reaches him of such failure, he will bring the rebel down himself, causing the senate much disappointment</text:p>
      <text:p text:style-name="P1">Cassinius: the Sith have fared no better, word has reached ear of Darth Theokoles fall upon the Yavin River</text:p>
      <text:p text:style-name="P1"/>
      <text:p text:style-name="P1">(we see this scene too, Typhon or Spartacus is in battle with a rather pale fellow wearing the garb of the Sith, Spartacus cuts Theokoles twice and then rams his saber into the neck of his enemy, we see an excess of blood from the sith lord and then we see another battle raging and Spartacus making short work of every enemy then the screen goes to fire then back to the Imperials)</text:p>
      <text:p text:style-name="P1"/>
      <text:p text:style-name="P1"><text:soft-page-break/>Cassinius: now the Empire is on the brink, losing countless legions as they fall, to the man himself </text:p>
      <text:p text:style-name="P1">Cassius: so much treachery, at the hands of a fucking slave </text:p>
      <text:p text:style-name="P1">Furius: you will find this slave at the very gates of the capital if reinforcements are not dispatched to location </text:p>
      <text:p text:style-name="P1">Cassius: Momius leads the 501<text:span text:style-name="T4">st</text:span> against Gizor Delso upon Mustafar, Classicus has been dealing with the pirates plaguing Florham, Pompieus yet struggles with the renegade Sutorius on Mygeeto! The senates resources are drained from these battles, we do not have the men, nor the coin to procure them </text:p>
      <text:p text:style-name="P1">(Furius looks at Cassinius and nods)</text:p>
      <text:p text:style-name="P1">Cassinius: there is, one among us, who could fund endeavor from his own pocket, and never feel weight of its cost</text:p>
      <text:p text:style-name="P1">Cassius: I had hopes of not involving the man </text:p>
      <text:p text:style-name="P1">Furius: you hold the ear of the senate Cassius, you could gain their support, </text:p>
      <text:p text:style-name="P1">Cassinius: it is not the only option, present alternative and we shall seize upon it, but at this point we have no other choice</text:p>
      <text:p text:style-name="P1">Cassius: very well, I will gauge Senator Crassus in aiding us to bring Spartacus to justice, </text:p>
      <text:p text:style-name="P1">Furius: we move for the capital then </text:p>
      <text:p text:style-name="P1"/>
      <text:p text:style-name="P1">(the star destroyer leaves the planet's orbit then we are taken to the rebels spaceship, it is huge it looks like a Mon-calamari starship, we are taken inside to see Typhon and Ahsoka walking together and every soldier they pass by salutes them and say “Spartacus” or “Generals”, they move onto the bridge where Crixus and Renner wait for them)</text:p>
      <text:p text:style-name="P1"/>
      <text:p text:style-name="P1">Typhon: were do we stand</text:p>
      <text:p text:style-name="P1">Renner: (points to map) here outside the Nuceria system </text:p>
      <text:p text:style-name="P1">Crixus: and our enemies</text:p>
      <text:p text:style-name="P1">Renner: (points to another spot) turning heel and fleeing </text:p>
      <text:p text:style-name="P1">(Lux Bontari enters the room) </text:p>
      <text:p text:style-name="P1">Bontari: soon we will praising the name Spartacus</text:p>
      <text:p text:style-name="P1">Typhon: I prefer L.T. (Ahsoka smiles)</text:p>
      <text:p text:style-name="P1">Bontari: the soldiers prefer otherwise </text:p>
      <text:p text:style-name="P1">Ahsoka: Spartacus?</text:p>
      <text:p text:style-name="P1">Typhon: they think me a legend, worthy of such storied name </text:p>
      <text:p text:style-name="P1">Renner: I think it fits well, im calling you that from here on out </text:p>
      <text:p text:style-name="P1">Typhon: very well </text:p>
      <text:p text:style-name="P1">Crixus: Cassinius and Furius move to Couriscant, perhaps to regain their legions</text:p>
      <text:p text:style-name="P1">Typhon we must find a new system, to touch down for some time, to replenish supplys and ammunition </text:p>
      <text:p text:style-name="P1">Ahsoka: where did you have in mind </text:p>
      <text:p text:style-name="P1">Typhon: a city, one smothered in trade and wealth, </text:p>
      <text:p text:style-name="P1">Renner: you speak of one system,</text:p>
      <text:p text:style-name="P1">Typhon: whatever you can find, be sure I am made aware </text:p>
      <text:p text:style-name="P1">Renner: Spartacus..</text:p>
      <text:p text:style-name="P1">(Ahsoka and Typhon then go to their room)</text:p>
      <text:p text:style-name="P1">Ahsoka: we won a great battle today</text:p>
      <text:p text:style-name="P1">Typhon: im glad you were there to share in victory</text:p>
      <text:p text:style-name="P1">Ahsoka: I will always be by your side, in this life and the next </text:p>
      <text:p text:style-name="P1">Typhon: are you going to call me Spartacus?</text:p>
      <text:p text:style-name="P1">Ahsoka: well, I was thinking about it, its a unique name </text:p>
      <text:p text:style-name="P1">Typhon: has a nice ring to it doesn't it </text:p>
      <text:p text:style-name="P1">Ahsoka: lets get some rest, we have a long year ahead of us</text:p>
      <text:p text:style-name="P1"><text:soft-page-break/></text:p>
      <text:p text:style-name="P1">(they both sleep in the same bed, then we are taken to an imperial shuttle arriving at Coriscant, then the roman music plays and we see a man fighting with Starkiller, the man is holding two dark sabers fighting very well, then we see Cassius enter the room and he sees a young man watching the man with an old male slave close by, then starkiller scratches the man with his saber and they both back off)</text:p>
      <text:p text:style-name="P1"/>
      <text:p text:style-name="P1">Starkiller: apologies, Master Crassus </text:p>
      <text:p text:style-name="P1">Marcus Crassus: just a minor scratch, nothing more </text:p>
      <text:p text:style-name="P1">Starkiller: yet you lower your guard, before pressing attack, allowing advantage to your back </text:p>
      <text:p text:style-name="P1">Crassus: the fault of many men in the senate (looking at Cassius)</text:p>
      <text:p text:style-name="P1">Cassius: I see the rumors prove true, you spar with a sith apprentice</text:p>
      <text:p text:style-name="P1">Crassus: Spartacus was taught in the Jedi ways of combat by an apprentice,</text:p>
      <text:p text:style-name="P1">Cassius: you brush on the very subject of my arrival, if we could speak in private </text:p>
      <text:p text:style-name="P1">(Crassus looks at the boy on the bench across from him)</text:p>
      <text:p text:style-name="P1">Crassus: my son Publius is skilled in the ways of men, I would expose him to the droning of the Senate </text:p>
      <text:p text:style-name="P1">(publius laughs) </text:p>
      <text:p text:style-name="P1">Cassius: as you may know, the Rebel Spartacus has been plaguing the Galaxy for months now, and our forces are in need of reinforcement</text:p>
      <text:p text:style-name="P1">Crassus: Cassinius and Furius <text:s/>have fallen then..</text:p>
      <text:p text:style-name="P1">Cassius: they yet live, staying in a villa here in the capital, </text:p>
      <text:p text:style-name="P1">Crassus: (laughs) there asses must be sore from the ramming Spartacus has given them</text:p>
      <text:p text:style-name="P1">(both Starkiller and Publius laugh)</text:p>
      <text:p text:style-name="P1">Cassius: they require more men, I would not have come if the situation was not dire</text:p>
      <text:p text:style-name="P1">Crassus: no, you would not...(sips wine) if I was to reinforce these men what would I receive in return</text:p>
      <text:p text:style-name="P1">Cassius: in return you will be given a command, under Vader and his officers of course</text:p>
      <text:p text:style-name="P1">(Crassus' face turns stern)</text:p>
      <text:p text:style-name="P1">Crassus: their terms are agreeable, I will send them a message in a few days </text:p>
      <text:p text:style-name="P1">Cassius: Gratitude, you are doing the Empire a great service </text:p>
      <text:p text:style-name="P1">Crassus: I but honor the greatness of its power</text:p>
      <text:p text:style-name="P1">Cassius: apologies for ever thinking otherwise </text:p>
      <text:p text:style-name="P1">(Cassius leaves)</text:p>
      <text:p text:style-name="P1">Publius: impudent little shit, he brushes you under blundering fools like Cassinius and Furius <text:s/></text:p>
      <text:p text:style-name="P1">Crassus: I but follow command, as any wise man must lest his plans fall to ruin</text:p>
      <text:p text:style-name="P1">Publius: you deserve to given the title of Imperitor at the very least be named as Vader's word and will </text:p>
      <text:p text:style-name="P1">Crassus: in due time son, (hands Publius a roll of parchment) see this brought to Aronius I would seek his counsel</text:p>
      <text:p text:style-name="P1">Publius: I will fetch him </text:p>
      <text:p text:style-name="P1">(Crassus then looks out of the windows of his apartment then the screen goes to black)</text:p>
      <text:p text:style-name="P1"/>
      <text:p text:style-name="P1">Game auto-saves </text:p>
      <text:p text:style-name="P1"/>
      <text:p text:style-name="P1">LEVEL 1 COMPLETE </text:p>
      <text:p text:style-name="P1"/>
      <text:p text:style-name="P1">You will be placed in the barracks of the Mon-calamari ship and you will have to go where, thats right you guessed it the bridge to access the missions, the armory can help you with weapons and Bacta injections for health upgrades (they are all purchased here), once you are able to resupply and heal yourself up make your way to the bridge, but first if you want to see something cool head to the second floor and locate the room called “sanctuary”, it will be at the end of the hall. <text:s/>Once there you will see an alter with Rodrigo's helmet, and other artifacts from the spec ops clones, once you have explored <text:soft-page-break/>this room, you can go to the mission or you can explore the starship, what ever you may decide the bridge is on the top floor at the end of the corridor, once there a cutscene starts </text:p>
      <text:p text:style-name="P1"/>
      <text:p text:style-name="P1">CUTSCENE </text:p>
      <text:p text:style-name="P1"/>
      <text:p text:style-name="P1">(this sequence takes place 17 years after the Fall of the Galactic Empire, We are taken to the Yavin 4 first and we see Luke Skywalker training with Han Solo's son, Ben)</text:p>
      <text:p text:style-name="P1"/>
      <text:p text:style-name="P1">Luke: remember to never lower guard, </text:p>
      <text:p text:style-name="P1">Ben: there is no threat Uncle, why must I learn the ways of war?</text:p>
      <text:p text:style-name="P1">Luke: we were not always so fortunate </text:p>
      <text:p text:style-name="P1">Ben: but the empire, they're gone </text:p>
      <text:p text:style-name="P1">Luke: it is up to us to reform the Jedi and ensure there is peace in the Galaxy </text:p>
      <text:p text:style-name="P1">Ben: you speak of peace, but was it not war that gave us such privilege </text:p>
      <text:p text:style-name="P1">Luke: we fought for this freedom, yet there is more than just the war and the soldiers, we had a cause</text:p>
      <text:p text:style-name="P1">Ben: like Spartacus </text:p>
      <text:p text:style-name="P1">Luke: (pauses) that name....has not been spoken for many years </text:p>
      <text:p text:style-name="P1">Ben: I read about him in a text deep in the library </text:p>
      <text:p text:style-name="P1">Luke: what did it say</text:p>
      <text:p text:style-name="P1">Ben: just that he led a rebellion before the Alliance was formed </text:p>
      <text:p text:style-name="P1">Luke: and thats it </text:p>
      <text:p text:style-name="P1">Ben: yes </text:p>
      <text:p text:style-name="P1">Luke: pity....</text:p>
      <text:p text:style-name="P1">Ben: father, </text:p>
      <text:p text:style-name="P1">Luke: it is time we knew the true story of the man, I have a mission for you</text:p>
      <text:p text:style-name="P1">Ben: you need but name it</text:p>
      <text:p text:style-name="P1">Luke: head for Tatooine, and seek out Aaron Typhon, he will be in Mos Espa</text:p>
      <text:p text:style-name="P1">Ben: towards what purpose?</text:p>
      <text:p text:style-name="P1">Luke: the truth of Spartacus </text:p>
      <text:p text:style-name="P1"/>
      <text:p text:style-name="P1">LEVEL 2 – Meeting Aaron Typhon (Tatooine)</text:p>
      <text:p text:style-name="P1"/>
      <text:p text:style-name="P1">(Ben Solo arrives in Mos Espa and walks from the spaceport to a bar and once he walks in he starts to cough from the thick smoke, then he sees a really old man sitting in a booth, alone with a bottle, he walks up to this man)</text:p>
      <text:p text:style-name="P1"/>
      <text:p text:style-name="P1">Ben: mind if I sit down </text:p>
      <text:p text:style-name="P1">Man: (motions him to sit) who are you</text:p>
      <text:p text:style-name="P1">Ben: just an enthusiast</text:p>
      <text:p text:style-name="P1">Man: I hate to hear of what (pours two shots) </text:p>
      <text:p text:style-name="P1">Ben: (takes the shot) histories</text:p>
      <text:p text:style-name="P1">Man: and what history have you come to learn</text:p>
      <text:p text:style-name="P1">Ben: that of the great rebel king of legend </text:p>
      <text:p text:style-name="P1">Man: I know not of such tales </text:p>
      <text:p text:style-name="P1">Ben: but my Uncle, </text:p>
      <text:p text:style-name="P1">Man: who is your uncle </text:p>
      <text:p text:style-name="P1">Ben: Luke Skywalker of the Jedi</text:p>
      <text:p text:style-name="P1">Man: you must be here to see Typhon</text:p>
      <text:p text:style-name="P1">Ben: the son of Spartacus</text:p>
      <text:p text:style-name="P1"><text:soft-page-break/>(the whole bar goes silent)</text:p>
      <text:p text:style-name="P1">Man: (grabs Ben and brings him into a private room) hold tounge, that name does not hold weight it once did</text:p>
      <text:p text:style-name="P1">Ben: I must meet the man </text:p>
      <text:p text:style-name="P1">Man: very well, I will take you to him </text:p>
      <text:p text:style-name="P1"/>
      <text:p text:style-name="P1">Game Play</text:p>
      <text:p text:style-name="P1"/>
      <text:p text:style-name="P1">YOU ARE BEN SOLO</text:p>
      <text:p text:style-name="P1"/>
      <text:p text:style-name="P1">this will be a short change of pace, so follow the old man through the streets of this run down city, there is not much in the way of comforts in this part of town but you can only follow the man so just stick to that, soon he will lead you to a Speeder like the one seen luke driving, the man will tell you to drive so press the triangle button and you will enter the drivers seat then just press R2 to accellerate, once you start to get moving you will see a waypoint on your radar, the man will tell you to head in that direction so do so, once you exit the city limits the man will begin to conversation with Ben</text:p>
      <text:p text:style-name="P1"/>
      <text:p text:style-name="P1">Man: so whats your infatuation about, the man</text:p>
      <text:p text:style-name="P1">Ben: my uncle often told me the legends of Spartacus, I always wanted to know if they were true</text:p>
      <text:p text:style-name="P1">Man: Have you read the ancient text of the Marcian Histories </text:p>
      <text:p text:style-name="P1">Ben: no, the original text was burned after the fall of the empire </text:p>
      <text:p text:style-name="P1">Man: the empire...is dead </text:p>
      <text:p text:style-name="P1">Ben: yes, my father and his companions were able to destroy the second death star</text:p>
      <text:p text:style-name="P1">Man: wait a second what happened to the first</text:p>
      <text:p text:style-name="P1">Ben: my uncle destroyed it, yet my father assisted </text:p>
      <text:p text:style-name="P1">Man: and what of Vader, did your uncle kill him </text:p>
      <text:p text:style-name="P1">Ben: vader was my uncle's father, I do not think he would have struck final blow </text:p>
      <text:p text:style-name="P1">Man: and here I was thinking the war was still raging</text:p>
      <text:p text:style-name="P1">Ben: the war is over and we must enjoy the peace that we have been given</text:p>
      <text:p text:style-name="P1"/>
      <text:p text:style-name="P1">Once this conversation ends you will see that you are getting really close to your waypoint, once you start to see a home in the distance you will drive for a bit and then the game will take over and this will start another cutscene </text:p>
      <text:p text:style-name="P1"/>
      <text:p text:style-name="P1">CUTSCENE </text:p>
      <text:p text:style-name="P1"/>
      <text:p text:style-name="P1">(the two arrive at the house and once they go into the doors the Old man takes off his cloak and sits down in a chair in front of him)</text:p>
      <text:p text:style-name="P1"/>
      <text:p text:style-name="P1">Ben: where is Typhon</text:p>
      <text:p text:style-name="P1">Man: your looking at him</text:p>
      <text:p text:style-name="P1">Ben: you, are the son of Spartacus</text:p>
      <text:p text:style-name="P1">Aaron: I was, before his death </text:p>
      <text:p text:style-name="P1">Ben: then you know the truth</text:p>
      <text:p text:style-name="P1">Aaron: are you sure you want to hear this story?</text:p>
      <text:p text:style-name="P1">Ben: of course I wish to lean what has been shrowded in myth and bring text to light of truth</text:p>
      <text:p text:style-name="P1">Aaron: well, let us start from the beginning, you know about the fall of the Jedi and those who survived</text:p>
      <text:p text:style-name="P1">Ben: I do</text:p>
      <text:p text:style-name="P1">Aaron: Spartacus and his comrades were able to form a small resistance</text:p>
      <text:p text:style-name="P1"><text:soft-page-break/>Ben: and how do you know this</text:p>
      <text:p text:style-name="P1">Aaron: I was hunting them, when I worked for the imperials </text:p>
      <text:p text:style-name="P1">Ben: I have heard of Lobo and his defeat, yet after that where, where could the rebels have traveled </text:p>
      <text:p text:style-name="P1">Aaron: I will break years of silence, if you promise me,</text:p>
      <text:p text:style-name="P1">Ben: anything you ask</text:p>
      <text:p text:style-name="P1">Aaron: do not lie to me, and turn me in to the Empire when im done </text:p>
      <text:p text:style-name="P1">Ben: that had never crossed my mind </text:p>
      <text:p text:style-name="P1">Aaron: well then, the rebel army had just gained a victory over the imperial forces headed by Cassinius and Furius , after their defeat at Nuceria the empire became desperate, they called upon the richest man in the Empire to head a new army, a larger one, one that could easily outnumber the entirety of the rebels forces. </text:p>
      <text:p text:style-name="P1">Ben: and who is this man<text:line-break/>Aaron: Marcus Crassus </text:p>
      <text:p text:style-name="P1"/>
      <text:p text:style-name="P1">LEVEL 2 COMPLETE </text:p>
      <text:p text:style-name="P1"/>
      <text:p text:style-name="P1">Game Play</text:p>
      <text:p text:style-name="P1">you are back to being Ahsoka and you will be placed in your large rebel cruiser, once your are goven the ability to move, make your way to the top floor and get to the bridge once there this will start another cutscene </text:p>
      <text:p text:style-name="P1"/>
      <text:p text:style-name="P1">LEVEL 3 – Duel of Fates (Sinuessa) – Fall of Sinuessa </text:p>
      <text:p text:style-name="P1"/>
      <text:p text:style-name="P1">CUTSCENE</text:p>
      <text:p text:style-name="P1"/>
      <text:p text:style-name="P1">(Ahsoka enters the bridge to see all the leaders plotting their move)</text:p>
      <text:p text:style-name="P1"/>
      <text:p text:style-name="P1">Ahsoka: what did I miss </text:p>
      <text:p text:style-name="P1">Typhon: we have been waying options </text:p>
      <text:p text:style-name="P1">Mike Houston: (enters the room) perhaps I should have a say</text:p>
      <text:p text:style-name="P1">Crixus: Houston, your back from scouting </text:p>
      <text:p text:style-name="P1">Houston: and I have some troubling news </text:p>
      <text:p text:style-name="P1">Renner: speak it </text:p>
      <text:p text:style-name="P1">Houston: Cassinius and Furius <text:s/>have retreated to the capital, we will not have a chance to take them out</text:p>
      <text:p text:style-name="P1">Typhon: it seems there is more upon mind</text:p>
      <text:p text:style-name="P1">Houston: I intercepted message from the capital, an army is being raised to combat us</text:p>
      <text:p text:style-name="P1">Typhon: how many </text:p>
      <text:p text:style-name="P1">Houston: 10,000, led by Marcus Crassus himself</text:p>
      <text:p text:style-name="P1">Ahsoka: Crassus?</text:p>
      <text:p text:style-name="P1">Renner: he's the empire's richest man, he has the kind of coin that would make a nun become a hooker </text:p>
      <text:p text:style-name="P1">(everyone starts to laugh a bit) </text:p>
      <text:p text:style-name="P1">Ahsoka: wealth means very little upon the battlefield </text:p>
      <text:p text:style-name="P1">Typhon: yet the mind, keen enough to amass such fortune, we must not underestimate him</text:p>
      <text:p text:style-name="P1">Ahsoka: what shall we do?</text:p>
      <text:p text:style-name="P1">Typhon: Renner, Summon Lux I would know of any near-by systems </text:p>
      <text:p text:style-name="P1">Renner: (walks outside the room and sees Bontari waiting) Bontari, Spartacus summons you</text:p>
      <text:p text:style-name="P1">Bontari: (he enters the bridge) good to lay eyes comrades </text:p>
      <text:p text:style-name="P1">Houston: same to you Lux, what you got</text:p>
      <text:p text:style-name="P1">Bontari: I was looking at the Imperial trade routes and one system is brushed by every old route there <text:soft-page-break/>was</text:p>
      <text:p text:style-name="P1">Typhon: and what is this system</text:p>
      <text:p text:style-name="P1">Bontari: Sinuessa and Valle, a trade colony </text:p>
      <text:p text:style-name="P1">Ahsoka: in the middle of the galaxy </text:p>
      <text:p text:style-name="P1">Bontari: we take this system the Empire will not have the resources to continue to fight us</text:p>
      <text:p text:style-name="P1">Crixus: whats the security like</text:p>
      <text:p text:style-name="P1">Bontari: Valle is a gas planet, it holds valuable natural gases so expect an inflated sentry, the other has a city defended by stone walls</text:p>
      <text:p text:style-name="P1">Typhon: and the main gate, of this city</text:p>
      <text:p text:style-name="P1">Bontari: formitiable, when sealed, yet the Empire does not allow their citizens exit the city only soldiers and trusted merchants </text:p>
      <text:p text:style-name="P1">Ahsoka: disguising as merchants, much like old times</text:p>
      <text:p text:style-name="P1">Typhon: what else do you know about the defenses </text:p>
      <text:p text:style-name="P1">Bontari: there is another gate in the north end of town leads to a space port </text:p>
      <text:p text:style-name="P1">Typhon: set course, we move for sinuessa and valle </text:p>
      <text:p text:style-name="P1"/>
      <text:p text:style-name="P1">(the scene shifts to the house of Crassus and we see him preparing for an iminant departure)</text:p>
      <text:p text:style-name="P1"/>
      <text:p text:style-name="P1">Crassus: (to Publius) how stand we on account of armor</text:p>
      <text:p text:style-name="P1">Publius: I have acquired what we have needed, I think you will be well pleased </text:p>
      <text:p text:style-name="P1">Crassus: let us see the fruit of your labors</text:p>
      <text:p text:style-name="P1">(they move to another room to see Stormtrooper armor and officer armor layed out on a large table)</text:p>
      <text:p text:style-name="P1">Vendor: the Kaminoans themselves could not have forged more glorious armor</text:p>
      <text:p text:style-name="P1">Crassus: a bold claim, since we have yet to see it in action</text:p>
      <text:p text:style-name="P1">Vendor: I assure you this is the finest armor in the galaxy, (points to the trooper armor) reinforced blaster plates, made with lighter material to ensure a faster trooper and, the weapons the standard issue</text:p>
      <text:p text:style-name="P1">Crassus: what has my son arranged for</text:p>
      <text:p text:style-name="P1">(Publius looks at the Seller with a bad look)</text:p>
      <text:p text:style-name="P1">Vendor: your son agreed upon equipting every man with an E11 mark II (picks it up) it has a larger build but has more fire power, a blaster resistant shields made from a special metal alloy, and these (picks up darksaber) </text:p>
      <text:p text:style-name="P1">Crassus: and the price of such agreement </text:p>
      <text:p text:style-name="P1">Vendor: 90 Credits per soldier fully equipt </text:p>
      <text:p text:style-name="P1">Publius: a fair price, is it not Father?</text:p>
      <text:p text:style-name="P1">Crassus: the terms are agreeable, Publius will conclude our business</text:p>
      <text:p text:style-name="P1">Vendor: gratitude </text:p>
      <text:p text:style-name="P1">(Aronius, Crassus' slave enters the room)</text:p>
      <text:p text:style-name="P1">Aronius: dominus, he has arrived </text:p>
      <text:p text:style-name="P1"/>
      <text:p text:style-name="P1">(we then go to the enterence to Crassus' house and we see a bearded man)</text:p>
      <text:p text:style-name="P1"/>
      <text:p text:style-name="P1">Man: am I to be kept waiting entire fucking day</text:p>
      <text:p text:style-name="P1">Guard: you will be seen when master Crassus is ready for you</text:p>
      <text:p text:style-name="P1">Man: tell your god, that my time is worth more</text:p>
      <text:p text:style-name="P1">(he begins to leave but one of the guards puts their hand on him and the man kicks the shit out of the two guards near him, as he is winning the fight Crassus comes into the room)</text:p>
      <text:p text:style-name="P1">Crassus: CAESAR! </text:p>
      <text:p text:style-name="P1">(the bearded man looks up and smiles)</text:p>
      <text:p text:style-name="P1">Caesar: you men forget themselves </text:p>
      <text:p text:style-name="P1"><text:soft-page-break/>Crassus: and you look as if fucking animal</text:p>
      <text:p text:style-name="P1">(they do a Roman handshake)</text:p>
      <text:p text:style-name="P1">Crassus: good to see you old friend (they begin to walk)</text:p>
      <text:p text:style-name="P1">Caesar: how fairs your new life</text:p>
      <text:p text:style-name="P1">Crassus: I thought life in the senate was relaxing yet I miss the ways of war</text:p>
      <text:p text:style-name="P1">Caesar: your son, has been quite the soldier in some of my campaigns </text:p>
      <text:p text:style-name="P1">Crassus: Publius thinks the world of you Gaius, come I have a proposition which may be of interest</text:p>
      <text:p text:style-name="P1">Caesar: (they arrive at Crassus' office) what was it you called me here for</text:p>
      <text:p text:style-name="P1">Crassus: your victoies abroad have been well loved by the people, as your actions have found you loathed within the senate </text:p>
      <text:p text:style-name="P1">Caesar: if I care what those sodden fucking fools think of me </text:p>
      <text:p text:style-name="P1">Crassus: yet these men hold the power of the army, and without it you stand to lose a large sum of money </text:p>
      <text:p text:style-name="P1">Caesar: after all I have done for them, all I have accomplished </text:p>
      <text:p text:style-name="P1">Crassus: these battles and campaigns you waged, costly were they not</text:p>
      <text:p text:style-name="P1">Caesar: I will pay back all that I owe</text:p>
      <text:p text:style-name="P1">Crassus: how, you possess name absent wealth </text:p>
      <text:p text:style-name="P1">Caesar: and you possess wealth absent name</text:p>
      <text:p text:style-name="P1">Crassus: imagine what could be accomplished if Caesar and Crassus were to allign themselves</text:p>
      <text:p text:style-name="P1">Caesar: speak plainly, I grow tired of mystery</text:p>
      <text:p text:style-name="P1">Crassus: then let us part vail, I have been given opportunity to serve the glory of the empire, and I would include you in glorious victory, and with it a step, upon the path of new beginnings </text:p>
      <text:p text:style-name="P1">Caesar: and in return for my sevice </text:p>
      <text:p text:style-name="P1">Crassus: I will cover the outstanding debt you so hold, and we shall one day sieze the fucking heavens</text:p>
      <text:p text:style-name="P1">Caesar: what would you have me aid you in, to see such day haistened</text:p>
      <text:p text:style-name="P1">Crassus: bring end to errent rebellion, and death to Spartacus </text:p>
      <text:p text:style-name="P1"/>
      <text:p text:style-name="P1">(We go back to the rebels and we see them land on Sinuessa and begin their move to the capital Sinuessa City, Ahsoka, Typhon and Crixus are disguised as merchants)</text:p>
      <text:p text:style-name="P1"/>
      <text:p text:style-name="P1">Crixus: do not expose brand, they will know us as rebels</text:p>
      <text:p text:style-name="P1">(they walk up to the gate and a guard meets them)</text:p>
      <text:p text:style-name="P1">Guard: state your business within Sinuessa</text:p>
      <text:p text:style-name="P1">Typhon: we come for grain, and what pleasures your city holds</text:p>
      <text:p text:style-name="P1">(throws a few coins in the guard's hand)</text:p>
      <text:p text:style-name="P1">Guard: you insult me.....by so light of plam </text:p>
      <text:p text:style-name="P1">Typhon: allow weighted apology </text:p>
      <text:p text:style-name="P1">(he throws a good sum in his hand)</text:p>
      <text:p text:style-name="P1">Guard: move along, give over any weapons you may have</text:p>
      <text:p text:style-name="P1">(they give them the guns they have and enter through the gate)</text:p>
      <text:p text:style-name="P1">Ahsoka: L.T. I still have my...</text:p>
      <text:p text:style-name="P1">Typhon: still voice, I would not have anyone aware of your incumberance </text:p>
      <text:p text:style-name="P1">Ahsoka: (nods) yeah </text:p>
      <text:p text:style-name="P1"/>
      <text:p text:style-name="P1">Game Play</text:p>
      <text:p text:style-name="P1"/>
      <text:p text:style-name="P1">Welcome to Sinuessa, the city looks similar to the City of Sinuessa en valle in the show <text:span text:style-name="T2">Spartacus</text:span><text:span text:style-name="T3">, so once inside the city walls, the group will split up into three directions since Typhon takes the right and Crixus the left, you will have to continue straight, make sure you do not draw your weapons in the </text:span><text:soft-page-break/><text:span text:style-name="T3">crowded city, it will not end well, so make your way down the crowded streets while getting hasseled by merchants and others (there are man whores here so be careful) the man whores will be always </text:span><text:span text:style-name="T3">looking to hook up with men and women so more times than not they will proposition you and your </text:span><text:span text:style-name="T3">response will usually be a funny remark or a “Fuck off”. <text:s/>Once you reach the forum of the city you will meet up with Typhon and Crixus once you meet them, move to the edges of the crowd to witness a cutscene </text:span></text:p>
      <text:p text:style-name="P2"/>
      <text:p text:style-name="P2">CUTSCENE</text:p>
      <text:p text:style-name="P2"/>
      <text:p text:style-name="P2">(We start by seeing a slave being dragged by two stormtroopers and the governor of the city stepping on a raised platform)</text:p>
      <text:p text:style-name="P2"/>
      <text:p text:style-name="P2">Governor Arrius: from permission from honored emperor, I present another slave with dreams and whispers of rebellion</text:p>
      <text:p text:style-name="P2">Ahsoka: whats going on here </text:p>
      <text:p text:style-name="P2">Crixus: seems like an exicution</text:p>
      <text:p text:style-name="P2">Arrius: he was caught stealing coin and food for passage far from this city, shackles alone do not offer a fair deterent, let add to this with stone, and the promise of death for all those who would dare raise hand agansit us </text:p>
      <text:p text:style-name="P2">(a guard passes around a basket of large stones, while it goes around Typhon grabs a rock)</text:p>
      <text:p text:style-name="P2">Ahsoka: (to Typhon) you must make attempt to end this </text:p>
      <text:p text:style-name="P2">Crixus: you would but pair our fate with his</text:p>
      <text:p text:style-name="P2">Typhon: we cannot stand idle as a man's life hangs by a thread</text:p>
      <text:p text:style-name="P2">Slave: FUCK THE LOT OF YOU IMPERIAL CUNTS!!!</text:p>
      <text:p text:style-name="P2">(Arrius launches a stone at the slave's face, its a direct hit) </text:p>
      <text:p text:style-name="P2">Arrius: everyone! Throw, THROW! This is time for fucking revenge</text:p>
      <text:p text:style-name="P2">(the whole crowd is throwing stones and the slave is still alive and yelling)</text:p>
      <text:p text:style-name="P2">Slave: SPARTACUS WILL SEE YOUR EMPIRE TO BLOOD AND SHIT!!!</text:p>
      <text:p text:style-name="P1"><text:span text:style-name="T3">(the imperial citizens continue to throw stones, Typhon cannot watch but he looks at Ahsoka and sees that she is emotional about this, her eyes are tearing up, then Typhon screams and hurls his stone at the </text:span><text:span text:style-name="T3">slaves head and he hits the slave shattering his skull, killing him instantly)</text:span></text:p>
      <text:p text:style-name="P2">Crixus: you draw attention, </text:p>
      <text:p text:style-name="P2">(the people are stunned)</text:p>
      <text:p text:style-name="P2">Typhon: I would end suffering, to all those smothered by the disease that is the Empire</text:p>
      <text:p text:style-name="P2">(the three exit the forum and walk into the streets)</text:p>
      <text:p text:style-name="P2">Typhon: Crixus, return to the men and prepare for tonight </text:p>
      <text:p text:style-name="P2">Crixus: we will be ready (he leaves the city)</text:p>
      <text:p text:style-name="P2">Ahsoka: hey, thanks </text:p>
      <text:p text:style-name="P2">Typhon: it was horrid sight for me as well</text:p>
      <text:p text:style-name="P2">Ahsoka: the nerve, to treat people this way</text:p>
      <text:p text:style-name="P2">Typhon: the empire does not care for it's slaves</text:p>
      <text:p text:style-name="P2">Ahsoka: then we must prove the error of their ways </text:p>
      <text:p text:style-name="P2">Typhon: let us find shelter, by tonight Arrius will fall</text:p>
      <text:p text:style-name="P2"/>
      <text:p text:style-name="P2">(quickly day becomes night and we see Ahsoka and Typhon preparing for their move)</text:p>
      <text:p text:style-name="P2"/>
      <text:p text:style-name="P2">Typhon: you are clear to your purpose</text:p>
      <text:p text:style-name="P2">Ahsoka: yeah (tosses him her yellow lightsaber) move through the streets, get to the west gate open it and unleash hell</text:p>
      <text:p text:style-name="P2"><text:soft-page-break/>Typhon: I will make sure they do not raise alarm</text:p>
      <text:p text:style-name="P2">Ahsoka: go I will find you when I reach the gate</text:p>
      <text:p text:style-name="P2"/>
      <text:p text:style-name="P2">Game Play</text:p>
      <text:p text:style-name="P2"/>
      <text:p text:style-name="P2">Ok now you will have one saber and you will be in the streets of Sinuessa at night, so once you gain control make your way down the narrow streets, keep an eye on your radar, it will tell you if there a patrol near you, if there is use the shadows to hide yourself, if you are seen the mission is over and you have to restart. <text:s/>Once you make it to the end of the narrow street you will see a path lef and right, go left here and avoid the patrol at the end of the street that takes a left at the further intersection, once at the end of this street go right then you will be back at the forum, once here you will see Arrius retire to his villa with a few guards leaving two outside, to get past them stay within the shadows, follow the boarders of the forum and be sure not to make to much noise when walking, once you are away from the forum make your way down the straight street and soon you will catch sight of another man in the streets sneaking around. Go up to this man and see that it is your comrade. <text:s/>Now you will see the western gate, once there the troopers will ask for ID and then you will both whip off your cloaks, draw your weapons and attack the troopers, your part in this is to defend Typhon while he opens the gate, so attack the troopers that step up and attack, then once the first two are done, troopers on the wall will begin to fire and then you will have to dodge that fire and that of the troopers in front of you, once Typhon gets to the gate lever, protect him, so jump on the same ledge that he is standing on opening the gate, the troopers will converge on that point so you will be able to help Typhon as much as you can, once the gate is lifted off the ground a cutscene starts </text:p>
      <text:p text:style-name="P2"/>
      <text:p text:style-name="P2">CUTSCENE</text:p>
      <text:p text:style-name="P2"/>
      <text:p text:style-name="P2">(the gate opens slightly and Crixus rolls under and kills a trooper that is near the gate, Ahsoka and Typhon continue to open the gate until it is fully opened and the rebel army is pouring in)</text:p>
      <text:p text:style-name="P2"/>
      <text:p text:style-name="P2">Game Play</text:p>
      <text:p text:style-name="P2"/>
      <text:p text:style-name="P2">You go back to the battle now, so jump from the platform and join the remainder of the army as they take the city, Typhon will have is regular dark saber and you will have both weapons returned to you, so move through the streets killing any stormtrooper you see with the help of the roudy yet effective rebel forces, you will see some nasty things happen to these troopers, the rebels will smash their heads with rocks they will throw them from the city walls, you see hundreds of citizens getting murdered by fanatical rebels, this is beyond your control, but after that fight your way to the forum and this time make for Arrius' villa, once you get to the middle of the forum you will see the first mini-scene</text:p>
      <text:p text:style-name="P2"/>
      <text:p text:style-name="P2">mini-scene</text:p>
      <text:p text:style-name="P2"/>
      <text:p text:style-name="P2">(Arrius will stand on his stoning platform and send troopers from his villa)</text:p>
      <text:p text:style-name="P2"/>
      <text:p text:style-name="P2">Arrius: show these cunts what it means to disobay command!!</text:p>
      <text:p text:style-name="P2">(he goes back into his villa, Typhon and Ahsoka make for the villa's gates and they get stopped by a few troopers)</text:p>
      <text:p text:style-name="P2">Ahsoka: Arrius is inside, </text:p>
      <text:p text:style-name="P2">Typhon: go get him, ill cover you </text:p>
      <text:p text:style-name="P2">(Ahsoka moves from cover and runs for the villa's gates, she busts through and rolls into the artium</text:p>
      <text:p text:style-name="P2"/>
      <text:p text:style-name="P2"><text:soft-page-break/>Game Play</text:p>
      <text:p text:style-name="P2">You will be placed in Arrius' villa, in the atrium of the complex, two troopers will move up, this time you can use a slow motion move to take out both troopers, you will punch them both then stab them both in the chest killing them, they move forward into the pool in the middle of the room and take out the soldiers that are placed there as well, once you clear this area, you will see a stair case, go up to the next floor and you will see Arrius move back into a further corridor, take out the troopers here and make sure you watch out for the Dark Trooper posted near the back wall, once you engage him in battle, make sure you are carful about your health, this can get low if you haven't been paying attention, once they are dead, move into the corridor and you will see a stair case go up and you will see a group of slaves cowering in a corner then once you walk up to them a mini-scene starts </text:p>
      <text:p text:style-name="P2"/>
      <text:p text:style-name="P2">mini-scene</text:p>
      <text:p text:style-name="P2">(Ahsoka walks to the slaves shackled to the wall)</text:p>
      <text:p text:style-name="P2"/>
      <text:p text:style-name="P2">Ahsoka: where is Arrius!</text:p>
      <text:p text:style-name="P2">(the slaves begin to cower and Ahsoka's eyes widen and she quickly turns around to block an attack from Arrius)</text:p>
      <text:p text:style-name="P2">Arrius: here I am bitch</text:p>
      <text:p text:style-name="P2">(Ahsoka drives her elbow into Arrius gut and punches him in the face)</text:p>
      <text:p text:style-name="P2">Arrius: let us see what challenge you truly present </text:p>
      <text:p text:style-name="P2"/>
      <text:p text:style-name="P2">MINI BOSS – Governor Arrius Flaccus </text:p>
      <text:p text:style-name="P2"><text:tab/>Difficulty – 3/10</text:p>
      <text:p text:style-name="P2"><text:tab/>Weapons – Vibersword </text:p>
      <text:p text:style-name="P2"/>
      <text:p text:style-name="P2">This will be the first boss fight of the game, even if it is only a mini boss, Arrius will have basic low power attacks, he is clearly not the fighting type, so use this as an advantage, go at him with complex moves and he will be powerless to your attacks, he will try to use his slaves as a human shield if you start to shoot at him, so keep to your sabers in this battle, once you are able to knock out some of his health he will start to throw stones at you, but these can be picked up and used as grenades, you can give him a taste of his own medicine with the rocks, once he is about 25%, just go at him and use any attack you can, since the room is not as big is you would like, there are not many places you can hide to avoid attacks the same goes for him, Arrius will look for places to heal himself but your speed makes sure he has no respite, once his health is at zero another mini-scene starts</text:p>
      <text:p text:style-name="P2"/>
      <text:p text:style-name="P2">mini-scene</text:p>
      <text:p text:style-name="P2">(Ahsoka and Arrius are in battle and soon Ahsoka kicks Arrius and he drops his keys, a slave picks up the shackle keys and picks up a large rock and throws it at the back of Arrius' head, he turns around not paying attention to Ahsoka and goes to stike his slave, but then he turns around and Ahsoka cuts his head in half)</text:p>
      <text:p text:style-name="P2"/>
      <text:p text:style-name="P2">Ahsoka: see yourselves free </text:p>
      <text:p text:style-name="P2">Slave: who are you</text:p>
      <text:p text:style-name="P2">Ahsoka: Ahsoka Tano, Jedi Knight </text:p>
      <text:p text:style-name="P2"/>
      <text:p text:style-name="P2">(she then leaves the room and returns to the remainder of the rebel army)</text:p>
      <text:p text:style-name="P2"/>
      <text:p text:style-name="P2">Game Play</text:p>
      <text:p text:style-name="P2"/>
      <text:p text:style-name="P2"><text:soft-page-break/>Now move from the villa courtyard, follow the rebels that are running in the streets, and soon you will come to a fork in the road, the rebels are crowding around this iron bar gate between the last Imperial aristocrat, holding a torch)</text:p>
      <text:p text:style-name="P2"/>
      <text:p text:style-name="P1">Aristocrat: step any closer and ill burn the horrium, you will never have my cities riches, you fucking cunts!</text:p>
      <text:p text:style-name="P1">Houston: he's poured pitch on the Grain, to sap us of all the food</text:p>
      <text:p text:style-name="P1">Typhon: (looks at Crixus) you know what to do</text:p>
      <text:p text:style-name="P1">(Crixus nods and he grabs Renner)</text:p>
      <text:p text:style-name="P1">Ahsoka: (moves to the front of the pack) whats going on</text:p>
      <text:p text:style-name="P1">Bontari: the fucking shit has locked himself inside the Horrium</text:p>
      <text:p text:style-name="P1">Typhon: (to the imperial) you cannot win this</text:p>
      <text:p text:style-name="P1">Aristocrat: I will stand strong as my city has done this night</text:p>
      <text:p text:style-name="P1">Ahsoka: you will save your life if you just do this, open the gate </text:p>
      <text:p text:style-name="P1">(as soon as they calm the aristocrat down, Renner and Crixus jump over the gate and just as the aristocrat looks away Typhon rams a spear into the Aristocrats mouth, causing him to drop his fire, then Crixus dives to the ground and catches the torch before it burns the horrium) </text:p>
      <text:p text:style-name="P1"/>
      <text:p text:style-name="P1">Typhon: enough blood has been spilled this night, the city....IS OURS!!</text:p>
      <text:p text:style-name="P1"/>
      <text:p text:style-name="P1">(the rebel army cheers and then you see that the first mission has been completed </text:p>
      <text:p text:style-name="P1"/>
      <text:p text:style-name="P1">Mission 1 complete – Take the city</text:p>
      <text:p text:style-name="P1"/>
      <text:p text:style-name="P1">(days later we then go to the House of Crassus and we see his men preparing to move, we see Caesar taking a bath with a slave in the water with him)</text:p>
      <text:p text:style-name="P1"/>
      <text:p text:style-name="P1">Caesar: sharpened blade for beard upon cheek</text:p>
      <text:p text:style-name="P1">(the slave does nothing) </text:p>
      <text:p text:style-name="P1">Caesar: why do you pause in the face of command</text:p>
      <text:p text:style-name="P1">Crassus: (enters the room) she but obeys a higher one, I have set plan to motion, that will require to keep beard upon chin</text:p>
      <text:p text:style-name="P1">Caesar: and what might this plan be</text:p>
      <text:p text:style-name="P1">Crassus: I but await opportunity, see yourself to robes and thoughts towards coming battle</text:p>
      <text:p text:style-name="P1">(they both dress into roman-like garb and they begin to plan the next move)</text:p>
      <text:p text:style-name="P1">Publius: (enters the room) Father the troopers have been selected for...Gaius Julius Caesar</text:p>
      <text:p text:style-name="P1">Caesar: Publius, long time no see old friend</text:p>
      <text:p text:style-name="P1">Publius: the years have not been kind to you</text:p>
      <text:p text:style-name="P1">Caesar: your father denys me sharpened blade, for a purpose not yet told</text:p>
      <text:p text:style-name="P1">Crassus: (checks watch-phone) I have an important meeting to attend, Publius see to it that Caesar has all he needs </text:p>
      <text:p text:style-name="P1">Publius: (nods and smacks his chest like a roman) it will be done father </text:p>
      <text:p text:style-name="P1">Caesar: haven't you any wine in this fucking house</text:p>
      <text:p text:style-name="P1">Publius: my father stocks the best in his shelves (gabs the jug on the table) Valonian </text:p>
      <text:p text:style-name="P1">Caesar: the highest price, </text:p>
      <text:p text:style-name="P1">Publius: for men of the highest stature (they toast cups) </text:p>
      <text:p text:style-name="P1">(as they are revisiting stories of old, Crassus' guards are helping a Stormtrooper walk into the room, the trooper then falls to the ground and is on his knees)</text:p>
      <text:p text:style-name="P1"/>
      <text:p text:style-name="P1"><text:soft-page-break/>Trooper: thank fucking gods I have found men of worth</text:p>
      <text:p text:style-name="P1">Publius: and what crude vessal has belched you forth</text:p>
      <text:p text:style-name="P1">Trooper: Sinuessa, Spartacus has taken Sinuessa City</text:p>
      <text:p text:style-name="P1">Publius: summon my father!!</text:p>
      <text:p text:style-name="P1">(publius gives the soldier wine)</text:p>
      <text:p text:style-name="P1">Trooper: gratitude </text:p>
      <text:p text:style-name="P1">Caesar: you pay favor by gift of words</text:p>
      <text:p text:style-name="P1">Trooper: we thought the city safe, but Spartacus and his forces breached the wall, he fights as if fucking god</text:p>
      <text:p text:style-name="P1">Publius: Spartacus is but a man</text:p>
      <text:p text:style-name="P1">Trooper: I have layed eyes upon the man, bathed in blood and gore the city trembling in his wake, Spartacus is no man, he's the fucking reaper </text:p>
      <text:p text:style-name="P1">Caesar: and yet, you draw breath, your skill in combat must equal the rebel himself</text:p>
      <text:p text:style-name="P1">Trooper: I was fresh out of the recruiting im a new soldier </text:p>
      <text:p text:style-name="P1">Publius: put his questions aside how many men does Spartacus command</text:p>
      <text:p text:style-name="P1">Trooper: I do not know, there must have been thousands, the city was filled with them, killing all who stood in their path, I barely made it out with my life </text:p>
      <text:p text:style-name="P1">Caesar: now it becomes clear, in place of falling a hero you chose to flee, and die a coward (he draws a darksaber and slashes midway through the trooper's helmet, the trooper dies instantly)</text:p>
      <text:p text:style-name="P1">Publius: HAVE YOU LOST MIND!</text:p>
      <text:p text:style-name="P1">Caesar: man held no worth but his own tounge </text:p>
      <text:p text:style-name="P1">Publius: at least let me know first, </text:p>
      <text:p text:style-name="P1">(Crassus enters the room) </text:p>
      <text:p text:style-name="P1">Crassus: what seized fucking brain</text:p>
      <text:p text:style-name="P1">Caesar: Spartacus...</text:p>
      <text:p text:style-name="P1">Crassus: where is he</text:p>
      <text:p text:style-name="P1">Publius: Sinuessa City </text:p>
      <text:p text:style-name="P1">(Crassus' eyes light up, and he quickly grabs some parchment and his gun)</text:p>
      <text:p text:style-name="P1">Caesar: Marcus,</text:p>
      <text:p text:style-name="P1">Crassus: opportunity has presented itself, gather the men to formation</text:p>
      <text:p text:style-name="P1">Publius: father </text:p>
      <text:p text:style-name="P1">Crassus: we move for Sinuessa and Valle </text:p>
      <text:p text:style-name="P1"/>
      <text:p text:style-name="P1">(we then go back to the rebel city and we see some of the soldiers clearing the horrium)</text:p>
      <text:p text:style-name="P1"/>
      <text:p text:style-name="P1">Typhon: how stand we in the count of grain</text:p>
      <text:p text:style-name="P1">Houston: we've pulled all the sacks untouched </text:p>
      <text:p text:style-name="P1">Renner: most of them soiled from fucking Aedile pouring pitch upon grain</text:p>
      <text:p text:style-name="P1">Typhon: salvage what you can, I would have number</text:p>
      <text:p text:style-name="P1">Crixus: (enters) Spartacus men are approaching the gate </text:p>
      <text:p text:style-name="P1">(they move to the western gate and we see the rebel soldiers preparing)</text:p>
      <text:p text:style-name="P1">Typhon: Ahsoka what do you see</text:p>
      <text:p text:style-name="P1">Ahsoka: (who is on the wall) five men carrying a cask</text:p>
      <text:p text:style-name="P1">Typhon: Imperials </text:p>
      <text:p text:style-name="P1">Ahsoka: not fucking likely </text:p>
      <text:p text:style-name="P1">Typhon: Raise the gate </text:p>
      <text:p text:style-name="P1">(Renner and Bontari raise the gate, Ahsoka comes down from the wall and five men of different origans enter the city)</text:p>
      <text:p text:style-name="P1"/>
      <text:p text:style-name="P1"><text:soft-page-break/>Man: I would speak with the man who has claimed this city </text:p>
      <text:p text:style-name="P1">Typhon: your words fall upon his ears </text:p>
      <text:p text:style-name="P1">Man: you are Spartacus...</text:p>
      <text:p text:style-name="P1">Typhon: I stand so named </text:p>
      <text:p text:style-name="P1">(the man removes his hood)</text:p>
      <text:p text:style-name="P1">Ahsoka: (shocked) Hondo?</text:p>
      <text:p text:style-name="P1">Hondo: Ahsoka, long time no see young one (he goes to hug her, she pushes him away)</text:p>
      <text:p text:style-name="P1">Typhon: what brings you to my city </text:p>
      <text:p text:style-name="P1">Hondo: I wish to break words with the man who has caused unrelenting suffering upon the Empire </text:p>
      <text:p text:style-name="P1">Typhon: break them then</text:p>
      <text:p text:style-name="P1">(they move to the governors villa) </text:p>
      <text:p text:style-name="P1">Hondo: do imperials yet live in the city</text:p>
      <text:p text:style-name="P1">Typhon: a few, </text:p>
      <text:p text:style-name="P1">Hondo: the Governor among them </text:p>
      <text:p text:style-name="P1">Typhon: (looks at Ahsoka) he does not </text:p>
      <text:p text:style-name="P1">Hondo: you are sure of this </text:p>
      <text:p text:style-name="P1">Renner: his villa now stands ours</text:p>
      <text:p text:style-name="P1">Ahsoka: claim to it severed by my own hand </text:p>
      <text:p text:style-name="P1">Hondo: then I too have been injured </text:p>
      <text:p text:style-name="P1">(the rebels begin to look at each other)</text:p>
      <text:p text:style-name="P1">Typhon: straighten tounge, or fall from preasence </text:p>
      <text:p text:style-name="P1">Hondo: the governor and I had an arrangement</text:p>
      <text:p text:style-name="P1">Typhon: he broke such with men of your profession </text:p>
      <text:p text:style-name="P1">Hondo: openly no, yet the galaxy is a dangerous place, especially when you consider yourself his competetor</text:p>
      <text:p text:style-name="P1">Typhon: and in exchange for your services </text:p>
      <text:p text:style-name="P1">Hondo: he would deliver false information to his fellow officers upon florham, to ensure Classicus did not have me killed, now my problem, by fucking action of your Jedi</text:p>
      <text:p text:style-name="P1">Renner: to shit with this grinning cunt </text:p>
      <text:p text:style-name="P1">Typhon: Renner..</text:p>
      <text:p text:style-name="P1">Renner: what threat does he hold, pissing on us from afar </text:p>
      <text:p text:style-name="P1">Hondo: you would be surprised at the range of my stream boy</text:p>
      <text:p text:style-name="P1">(Renner goes at Hondo, Typhon holds him back)</text:p>
      <text:p text:style-name="P1">Typhon: calm yourself </text:p>
      <text:p text:style-name="P1">Hondo: there is yet drink to be had </text:p>
      <text:p text:style-name="P1">Typhon: meet us again when moon meets sky, see if there is cause to share drink</text:p>
      <text:p text:style-name="P1">Hondo: as you command...King Spartacus (he bows his head and leaves) </text:p>
      <text:p text:style-name="P1"/>
      <text:p text:style-name="P1">(as they leave one pirate bumps Renner)</text:p>
      <text:p text:style-name="P1"/>
      <text:p text:style-name="P1">Bontari: the man swings cock (1) to rival the gods </text:p>
      <text:p text:style-name="P1">Crixus: close gate upon ass and be done with him </text:p>
      <text:p text:style-name="P1">Ahsoka: he may yet be of use</text:p>
      <text:p text:style-name="P1">Renner: Spartacus?</text:p>
      <text:p text:style-name="P1">Typhon: we will meet him again, and see the truth of his ways</text:p>
      <text:p text:style-name="P1"/>
      <text:p text:style-name="P1">(then we hear the spartacus roman music and we see Crassus and his men walking through his star destroyer and they walk into a room with both Cassinius and Furius <text:s/>are planning)</text:p>
      <text:p text:style-name="P1"/>
      <text:p text:style-name="P1"><text:soft-page-break/>Crassus: you seem to be enjoying your accomidations</text:p>
      <text:p text:style-name="P1">Cassinius: what is your resioning for such meeting</text:p>
      <text:p text:style-name="P1">Crassus: Spartacus has taken Sinuessa and Valle </text:p>
      <text:p text:style-name="P1">Furius: then we must move for the system, </text:p>
      <text:p text:style-name="P1">Publius: gather what remains of your men, we move at night fall</text:p>
      <text:p text:style-name="P1">Caesar: Publius</text:p>
      <text:p text:style-name="P1">Publius: I know what im doing </text:p>
      <text:p text:style-name="P1"/>
      <text:p text:style-name="P1">(we then go back to Sinuessa City at night and we see rebels preparing to meet Hondo)</text:p>
      <text:p text:style-name="P1"/>
      <text:p text:style-name="P1">Ahsoka: (calls to a rebel on the wall) Renner what do you see </text:p>
      <text:p text:style-name="P1">Renner: (slides down a rope on the wall) Shit and piss, darkness clouding sightlines </text:p>
      <text:p text:style-name="P1">Crixus: (sees rebel soldier throw up) keep mind upon task </text:p>
      <text:p text:style-name="P1">(the rebel nods) </text:p>
      <text:p text:style-name="P1">Typhon: if we do not return with in the hour, seal the gate </text:p>
      <text:p text:style-name="P1">(a small rebel army moves out of the city and goes to a near by beach to meet Hondo and his men, we then see in the distance Cassinius and Publius on a hill scouting the field)</text:p>
      <text:p text:style-name="P1"/>
      <text:p text:style-name="P1">Cassinius: they leave the city walls, </text:p>
      <text:p text:style-name="P1">Publius: to make bargin with the fucking pirates </text:p>
      <text:p text:style-name="P1">Cassinius: they are theves of equal nature, no wonder they connect cocks (2)</text:p>
      <text:p text:style-name="P1">Publius: what should we do</text:p>
      <text:p text:style-name="P1">Cassinius: prepare the men to advance</text:p>
      <text:p text:style-name="P1">Publius: advance </text:p>
      <text:p text:style-name="P1">Cassinius: fall to fucking command </text:p>
      <text:p text:style-name="P1"/>
      <text:p text:style-name="P1">(we then go to the beach where we see Hondo and his men)</text:p>
      <text:p text:style-name="P1"/>
      <text:p text:style-name="P1">Pirate: they spill from gate </text:p>
      <text:p text:style-name="P1">Pirate 2: we are too exposed</text:p>
      <text:p text:style-name="P1">Hondo: Spartacus and his men more so, (hands one pirate a sitck wraped in cloth) only on my command Auctus, I would not give reason to doubt intention </text:p>
      <text:p text:style-name="P1"/>
      <text:p text:style-name="P1">(the rebels arrive in the group we have Typhon, Ahsoka, Crixus, Renner, Houston and three more soldiers)</text:p>
      <text:p text:style-name="P1"/>
      <text:p text:style-name="P1">Typhon: we met as agreed upon</text:p>
      <text:p text:style-name="P1">Hondo: you are truly a man of your word </text:p>
      <text:p text:style-name="P1">Typhon: there is more I would have of you</text:p>
      <text:p text:style-name="P1">Hondo: what is upon mind </text:p>
      <text:p text:style-name="P1">Typhon: trade, coin for food, starting with what you have aboard your ships </text:p>
      <text:p text:style-name="P1">(Ahsoka and Crixus bring over a chest, they open it and it is full of gold)</text:p>
      <text:p text:style-name="P1">Hondo: you are not the man one expects </text:p>
      <text:p text:style-name="P1">Ahsoka: your move Hondo</text:p>
      <text:p text:style-name="P1">(Hondo motions his men, they bring up an Amphora)</text:p>
      <text:p text:style-name="P1">Typhon: this stands the sum of your offerings</text:p>
      <text:p text:style-name="P1">Hondo: (laughing) fuck me, no, this is a sample the rest aboard my ships to be delivered to you once docked at port </text:p>
      <text:p text:style-name="P1">Crixus: that was not fucking agreement </text:p>
      <text:p text:style-name="P1"><text:soft-page-break/>Auctus: Apologies if you fall to confusion </text:p>
      <text:p text:style-name="P1">Renner: fuck your apologies (draws a dark saber)</text:p>
      <text:p text:style-name="P1">(the rest of the soldiers and pirates draw their weapons except Typhon and Hondo)</text:p>
      <text:p text:style-name="P1">Typhon: HOLD GROUND!</text:p>
      <text:p text:style-name="P1">Hondo: what are your thoughts </text:p>
      <text:p text:style-name="P1">Typhon: that I stand the fool, trusting a man absent honor</text:p>
      <text:p text:style-name="P1">Hondo: then I guess we must go our separate ways </text:p>
      <text:p text:style-name="P1">Typhon: I guess</text:p>
      <text:p text:style-name="P1">(the rebels and pirates stare each other down for a bit then we see a sniper shot go through a rebel)</text:p>
      <text:p text:style-name="P1">Renner: we've been betrayed!</text:p>
      <text:p text:style-name="P1">(Typhon grabs Hondo) </text:p>
      <text:p text:style-name="P1">Hondo: this was not of my doing!</text:p>
      <text:p text:style-name="P1">(then a pirate gets shot and killed, Typhon sees the attackers and gets Hondo behind him)</text:p>
      <text:p text:style-name="P1">Typhon: TROOPERS!</text:p>
      <text:p text:style-name="P1">(we go to the imperial army to see Cassinius)</text:p>
      <text:p text:style-name="P1">Cassinius: ADVANCE!!</text:p>
      <text:p text:style-name="P1">(the stormtroopers begin to run at the rebels and pirates, the rebel soldiers charge at the troopers backed by the pirates, then a fight insues)</text:p>
      <text:p text:style-name="P1"/>
      <text:p text:style-name="P1">Game Play</text:p>
      <text:p text:style-name="P1"/>
      <text:p text:style-name="P1">We start by having the whole group engaging in battle running at the enemy you will start by running and as soon as you see a soldier light up press the triange button, you will jump in the air and slash the troopers neck on the way down all in slow-motion, then move to the battle. <text:s/>This skermish will have you fighting stormtroopers all around you, so the best thing to do is locate your comrades by fighting to them, this battle will be crowded with troopers so you will need to keep your guard up and not suffer too much damage on the way over to your comrades, once your are able to reach them you will see more troopers come from the cliffs on your left, so make sure the beach is not overrun by troopers, next once you start to see troopers trying to scale the cliff, you can shoot the ropes or use saber throw and the troopers will die once they hit the ground, after taking out a few wall troopers, you will be called back into the fight, so make your way to the center of the pile by killing any trooper that comes near you, then move close to Typhon and start to knock out the last of the troopers in this wave, once this happens, a mini-scene starts </text:p>
      <text:p text:style-name="P1"/>
      <text:p text:style-name="P1">Mini-scene</text:p>
      <text:p text:style-name="P1"/>
      <text:p text:style-name="P1">(the forces are fighting but the rebels seem to be winning)</text:p>
      <text:p text:style-name="P1"/>
      <text:p text:style-name="P1">Cassinius: where the fuck is Publius</text:p>
      <text:p text:style-name="P1">(we see Publius on a hill and he sends half his squad and retreats with the rest)</text:p>
      <text:p text:style-name="P1"/>
      <text:p text:style-name="P1">Game Play</text:p>
      <text:p text:style-name="P1"/>
      <text:p text:style-name="P1">Now you will see more soldiers coming after you there is about 20 left so just kill all the remaining troopers and then as soon as you see the rest of the squad advancing, you will have to fight so more troopers, once you start to fight off the reinforcments, another mini-scene starts </text:p>
      <text:p text:style-name="P1"/>
      <text:p text:style-name="P1">Mini-scene</text:p>
      <text:p text:style-name="P1"/>
      <text:p text:style-name="P1"><text:soft-page-break/>(Hondo sees more imperial troops coming so he grabs the sitck and lights it to become a torch and he throws it up in the air, then as soon as this happens, the boats in the bay start to fire missles at the Imperials and they are then routed)</text:p>
      <text:p text:style-name="P1"/>
      <text:p text:style-name="P1">Hondo: (hollering) Did I know warn you upon fucking ridge</text:p>
      <text:p text:style-name="P1">(the imperials retreat and Cassinius is embarassed, he leaves and the rebels begin to chase the stormtroopers)</text:p>
      <text:p text:style-name="P1"/>
      <text:p text:style-name="P1">Typhon: let them go, we must return to the city now!</text:p>
      <text:p text:style-name="P1">Hondo: how stand your thoughts now king Spartacus</text:p>
      <text:p text:style-name="P1">Typhon: take coin, and dock at the port </text:p>
      <text:p text:style-name="P1">(the rebels move quickly)</text:p>
      <text:p text:style-name="P1">Hondo: you heard the man, move out</text:p>
      <text:p text:style-name="P1"/>
      <text:p text:style-name="P1">Mission 2 complete – protect the beach</text:p>
      <text:p text:style-name="P1"/>
      <text:p text:style-name="P1">Game Play </text:p>
      <text:p text:style-name="P1"/>
      <text:p text:style-name="P1">You will be placed at the gate of the city with the game auto-saving, then to continue the level go to typhon at the ports, if you wish to look around the city now is the time to do so, this level is coming to it's end. <text:s/>If you wish to replenish health and ammo go to the armory near the forum after that if you are all ready to go head to the docks in the eastern side of town (check the map) once there a cutscene starts </text:p>
      <text:p text:style-name="P1"/>
      <text:p text:style-name="P1">(we see the pirate ship unloading the amphorae full of grain)</text:p>
      <text:p text:style-name="P1"/>
      <text:p text:style-name="P1">Typhon: Hondo, how did you fare </text:p>
      <text:p text:style-name="P1">Hondo: we set upon a few imperial merchents yet they held more stock of drink, than grain of bread </text:p>
      <text:p text:style-name="P1">Typhon: wine, will not feed my people</text:p>
      <text:p text:style-name="P1">Hondo: these stand difficult times, especially for one who would steal an entire fucking city </text:p>
      <text:p text:style-name="P1">Typhon: (to a rebel unloading the ship) see everyone to eqaul portion </text:p>
      <text:p text:style-name="P1">(the soldier nods) </text:p>
      <text:p text:style-name="P1"/>
      <text:p text:style-name="P1">Ahsoka: (enters the docks) Spar..L.T., more people enter the western gate </text:p>
      <text:p text:style-name="P1">Typhon: (to Stanis – another rebel soldier) moniter the docks until I return</text:p>
      <text:p text:style-name="P1">Stanis: will do sir</text:p>
      <text:p text:style-name="P1">Typhon: Hondo, whenever you receive more grain (throws him a sack of money) </text:p>
      <text:p text:style-name="P1">Hondo: you stand a man of your word, I will return soon</text:p>
      <text:p text:style-name="P1"/>
      <text:p text:style-name="P1">(we then are taken to the gate where hundreds of people are trying to get into the city) </text:p>
      <text:p text:style-name="P1"/>
      <text:p text:style-name="P1">Renner: if you have weapon you must hand it over before entering city...fuck</text:p>
      <text:p text:style-name="P1">Crixus: expose brand, or mark, to show no loyalty to the Empire </text:p>
      <text:p text:style-name="P1">(Ahsoka and Typhon arrive) </text:p>
      <text:p text:style-name="P1">Crixus: Spartacus, they descend upon fucking gate as if our enemies </text:p>
      <text:p text:style-name="P1">Typhon: be sure that all seeking freedom be allowed in</text:p>
      <text:p text:style-name="P1">(We hear screaming and some one yell TROOPERS!)</text:p>
      <text:p text:style-name="P1"/>
      <text:p text:style-name="P1">Typhon: clear path!, seal the gate</text:p>
      <text:p text:style-name="P1"><text:soft-page-break/>(the gate is closed and a few rebels are fighting the imperial troops, once Typhon and Ahsoka get to the front we see them take out all but one of the soldiers and this one is getting stabbed by a man)</text:p>
      <text:p text:style-name="P1"/>
      <text:p text:style-name="P1">Typhon: gratitude for coming to aid</text:p>
      <text:p text:style-name="P1">Man: a wonderful thing is it not (turns around and lifts off hood, It's CAESAR with a beard and a ragged tunic) the death of your enemy</text:p>
      <text:p text:style-name="P1">Typhon: (as caesar walks away) I would see your brand friend</text:p>
      <text:p text:style-name="P1">Caesar: that comes as some complication </text:p>
      <text:p text:style-name="P1">Crixus: more so if you are absent one </text:p>
      <text:p text:style-name="P1">Caesar: my dominus would brand his stock upon a drunkin night, after I escaped, I rid myself of his mark (exposed a cut part of his skin) </text:p>
      <text:p text:style-name="P1">Typhon: join the others, after you give over weapon</text:p>
      <text:p text:style-name="P1">(the disguised Caesar gives Typhon his knife and walks into the city)</text:p>
      <text:p text:style-name="P1">Typhon: Ahsoka, Crixus, Renner I would have words</text:p>
      <text:p text:style-name="P1"/>
      <text:p text:style-name="P1">(the four go into the governor's villa to plan their move)</text:p>
      <text:p text:style-name="P1"/>
      <text:p text:style-name="P1">Renner: this was too close for fucking comfort </text:p>
      <text:p text:style-name="P1">Ahsoka: what should we do, we cannot turn from those yerning for freedom</text:p>
      <text:p text:style-name="P1">Crixus: yet it would be fatal blow if Spartacus to be killed by a spy in the city</text:p>
      <text:p text:style-name="P1">Typhon: if there is an imperial among us we must find him </text:p>
      <text:p text:style-name="P1">Ahsoka: I will lend instruction to all those new among us, if they feign ignorance in the ways of fighting they would expose themselves </text:p>
      <text:p text:style-name="P1">Typhon: see to it then </text:p>
      <text:p text:style-name="P1">(Ahsoka nods and leaves the room)</text:p>
      <text:p text:style-name="P1"/>
      <text:p text:style-name="P1">Game Play</text:p>
      <text:p text:style-name="P1"/>
      <text:p text:style-name="P1">Now head to the middle of the forum and you will see Bontari training the newest recruits then once you walk up to him a mini scene starts</text:p>
      <text:p text:style-name="P1"/>
      <text:p text:style-name="P1">mini-scene</text:p>
      <text:p text:style-name="P1"/>
      <text:p text:style-name="P1">Ahsoka: how fairs the training </text:p>
      <text:p text:style-name="P1">Bontari: just fine, if any of these men stand deadly assassin than im jupiter's fucking cock (3)</text:p>
      <text:p text:style-name="P1">Ahsoka: (laughs) take leave, I will take over from here</text:p>
      <text:p text:style-name="P1">(she looks around and spots Caesar in the crowd)</text:p>
      <text:p text:style-name="P1">Ahsoka: (points to the disguised Caesar) you! Step forward, (she picks up two practice swords)</text:p>
      <text:p text:style-name="P1">Caesar: what would you have of me </text:p>
      <text:p text:style-name="P1">Ahsoka: (tosses him the sword) lets dance </text:p>
      <text:p text:style-name="P1"/>
      <text:p text:style-name="P1">Game Play </text:p>
      <text:p text:style-name="P1"/>
      <text:p text:style-name="P1">Now you get to fight Caesar for the first time but we do not know that it is him yet, well the rebels do not know, this is not the part where he is the boss but he will still show off a few of his attacks, Caesar will run at you and all you will have to do is block his attacks and then counter and deliver an attack of your own, this should push him back a bit, once he advances again you can use any move you want and it will be effective once he is on the ground a mini-scene starts </text:p>
      <text:p text:style-name="P1"/>
      <text:p text:style-name="P1"><text:soft-page-break/>Ahsoka: you have skill with a blade </text:p>
      <text:p text:style-name="P1">Caesar: we all must know when defending my master's flocks </text:p>
      <text:p text:style-name="P1">Ahsoka: and what did he call you</text:p>
      <text:p text:style-name="P1">Caesar: Laertes, a name forced upon me, one I would see erased </text:p>
      <text:p text:style-name="P1"/>
      <text:p text:style-name="P1">(they clash weapons a few times but then Ahsoka gets the better of Caesar and knocks him to the ground again)</text:p>
      <text:p text:style-name="P1"/>
      <text:p text:style-name="P1">Ahsoka: not as easy as defending cattle</text:p>
      <text:p text:style-name="P1">Caesar: I would have rematch upon a day</text:p>
      <text:p text:style-name="P1">(Ahsoka nods and another rebel comes in to train the recriuts) </text:p>
      <text:p text:style-name="P1"/>
      <text:p text:style-name="P1">(We then go to Crassus' base of operations in the planet's orbit)</text:p>
      <text:p text:style-name="P1"/>
      <text:p text:style-name="P1">Crassus: Cassinius stands the fool, thinking he could best Spartacus with just a handful of men</text:p>
      <text:p text:style-name="P1">Publius: then I was right, not to engage Spartacus upon the beach</text:p>
      <text:p text:style-name="P1">Crassus: you followed my command, there is no fault in that</text:p>
      <text:p text:style-name="P1">(Cassinius and Furius enter the room)</text:p>
      <text:p text:style-name="P1">Cassinius: you fucking shit, I should have you whipped for deserting </text:p>
      <text:p text:style-name="P1">Crassus: he but obeyed a higher command, you were not to engage the enemy</text:p>
      <text:p text:style-name="P1">Cassinius: the rebel left from city walls it was perfect opportunity to sieze his life </text:p>
      <text:p text:style-name="P1">Crassus: and what are the fruits of your labor, the first battle in my campaign is a victory to Spartacus</text:p>
      <text:p text:style-name="P1">Cassinius: maybe if that fucking boy would fall to command</text:p>
      <text:p text:style-name="P1">Crassus: that boy is MY SON!!, and should be given mirrored respect </text:p>
      <text:p text:style-name="P1">Cassinius: when you fail to take the city we shall be ready</text:p>
      <text:p text:style-name="P1">(they leave)</text:p>
      <text:p text:style-name="P1">Publius: fucking cunt</text:p>
      <text:p text:style-name="P1">Crassus: he presses beyond his station</text:p>
      <text:p text:style-name="P1">Publius: we can take the city father, can we not</text:p>
      <text:p text:style-name="P1">Crassus: I have set plan to motion, Caesar secrets himself among the rebels, to hasten their fall</text:p>
      <text:p text:style-name="P1">Publius: the reason he is not present, and he remain unshorn </text:p>
      <text:p text:style-name="P1">Crassus: only we are to know of this lest plans fall to ruin</text:p>
      <text:p text:style-name="P1">Publius: and when do we lay our attack</text:p>
      <text:p text:style-name="P1">Crassus: I but wait for opportunity to present itself </text:p>
      <text:p text:style-name="P1">Publius: in time then</text:p>
      <text:p text:style-name="P1">Crassus: in time we shall see this city retaken </text:p>
      <text:p text:style-name="P1">(then another officer enters the room)</text:p>
      <text:p text:style-name="P1"/>
      <text:p text:style-name="P1">Officer: Imperitor, we have made contact </text:p>
      <text:p text:style-name="P1">Crassus: opportunity has arisen, call for the first and second cohorts to formation </text:p>
      <text:p text:style-name="P1">Publius: I will inform Caesar</text:p>
      <text:p text:style-name="P1"/>
      <text:p text:style-name="P1">(the scene then shifts to Hondo's ship returning from a voyage)</text:p>
      <text:p text:style-name="P1"/>
      <text:p text:style-name="P1">Hondo: Keep eyes upon shore, we must be ready for the next move </text:p>
      <text:p text:style-name="P1">(he lands in the port, Ahsoka and Typhon greet him) </text:p>
      <text:p text:style-name="P1"/>
      <text:p text:style-name="P1">Typhon: your return streches the hour</text:p>
      <text:p text:style-name="P1">Hondo: apologies, pressing business has caused my absence </text:p>
      <text:p text:style-name="P1"><text:soft-page-break/>Ahsoka: where is the grain</text:p>
      <text:p text:style-name="P1">Hondo: it has been lost to more profitable partnership, and more coin than even a king could offer</text:p>
      <text:p text:style-name="P1"/>
      <text:p text:style-name="P1">(he reviles a token around his neck it is the symbol of the empire, he draws his sword, then two more pirates whip open a cover on their ship, and it has 15 stormtroopers below deck, then Laertes (Caesar) stabs Typhon with a knife then Ahsoka punches Caesar in the face, a few rebels come to Typhon's aid and Ahsoka will tussle with Caesar and they will get to a ledge overlooking the battle on the docks</text:p>
      <text:p text:style-name="P1"/>
      <text:p text:style-name="P1">Ahsoka: have you lost mind Laertes </text:p>
      <text:p text:style-name="P1">Caesar: it has always been my own, that of Gaius Julius Caesar </text:p>
      <text:p text:style-name="P1">(Ahsoka swings at Caesar, then he rolls on the ground an picks up a dark saber on the wall next to him)</text:p>
      <text:p text:style-name="P1">Ahsoka: your a fucking Imperial!!</text:p>
      <text:p text:style-name="P1">Caesar: as you are for the afterlife!</text:p>
      <text:p text:style-name="P1"/>
      <text:p text:style-name="P1">BOSS BATTLE – Gaius Julius Caesar</text:p>
      <text:p text:style-name="P1"><text:tab/>Difficulty – 5/10</text:p>
      <text:p text:style-name="P1"><text:tab/>Weapon – Darksaber</text:p>
      <text:p text:style-name="P1"><text:tab/></text:p>
      <text:p text:style-name="P1">This will be the first boss battle of the game, and for the most part it will be mildly difficult. <text:s/>Caesar will have no armor on so he will be pretty quick so you will have to be aware of that. <text:s/>You being on a ledge gives you less room to outsmart your opponent, so you will have to use more brute force in this battle, this will be the only one like that, with that aside Caesar will run at you with a few basic attacks, but he will also be able to dodge some of your attacks as you can evade his, this battle will really be about how many times you can hit Caesar before he hits you, one thing that is tough is that his speed will be pretty hard to match, but with slow motion attacks, this will get him to lower his guard long enough to strike. <text:s/>Once he is down a bit of health, he will call for a few troopers to back him up, then kill the soldiers that step up, they will not be hard to kill, Caesar will then throw a knife in your direction and attempt to get to the other side of the ledge to pick it up, you will have to stop him from doing so, you can do this in many ways, but I suggest drop-kicking him almost immediately, then he will get back up and go at you with some stronger attacks, then once you have almost got him to the end of his health, he will call for aid and troopers below will fire rockets and throw grenades to help out their captian, once you have avoided these distractions take out the last of his health and it will start a cutscene </text:p>
      <text:p text:style-name="P1"/>
      <text:p text:style-name="P1">CUTSCENE</text:p>
      <text:p text:style-name="P1"/>
      <text:p text:style-name="P1">(Ahsoka and Caesar are in battle and then Ahsoka takes her eyes off Caesar to check on Typhon for a moment and then Caesar counters Ahsoka and moves back towards the city and he gets five troopers with him)</text:p>
      <text:p text:style-name="P1"/>
      <text:p text:style-name="P1">Caesar: on me, we must see gate opened and city retaken!</text:p>
      <text:p text:style-name="P1"/>
      <text:p text:style-name="P1">(Ahsoka then sees Crixus jump from a ledge and lead a charge to assist Typhon, Ahsoka jumps off the ledge and attacks the troopers closest to her, soon the Imperal troops in the area are all dead)</text:p>
      <text:p text:style-name="P1"/>
      <text:p text:style-name="P1">Typhon: Crixus, you arrive when needed most </text:p>
      <text:p text:style-name="P1">Crixus: as you have often done</text:p>
      <text:p text:style-name="P1">Ahsoka: Hey guys (points to the bay)</text:p>
      <text:p text:style-name="P1">Bontari: those are imperial ships</text:p>
      <text:p text:style-name="P1"><text:soft-page-break/>Typhon: fall back to the northern gate, we must leave the city now!</text:p>
      <text:p text:style-name="P1">(few rebels stand and wait)</text:p>
      <text:p text:style-name="P1">Typhon: FALL BACK!!</text:p>
      <text:p text:style-name="P1">(we then go to Renner and two more rebels, Misa and Stanis, guarding the gate)</text:p>
      <text:p text:style-name="P1"/>
      <text:p text:style-name="P1">Renner: keep eyes open and upon the ridge </text:p>
      <text:p text:style-name="P1">Misa: (squints and looks behind the other rebels and sees the enemy) TROOPERS!!</text:p>
      <text:p text:style-name="P1"><text:line-break/>(the stormtroopers led by Caesar then run up and try to open the gate, during the fight Misa, Renner and Stanis are fighting the troopers and once the footsoldiers are dead the three engage Caesar and during this scuffle, Caesar throws oil and pitch on the wooden gate and then throws a torch at it, while the gate engulfs in flames then Ceasar gets knocked to the ground by Renner)</text:p>
      <text:p text:style-name="P1"/>
      <text:p text:style-name="P1">Renner: whatever your plans, it dies with you </text:p>
      <text:p text:style-name="P1"/>
      <text:p text:style-name="P1">(then the gate is slamed upon, Caesar stands up and gets in a stance, the gate then partly breaks open, and then half of the gate goes down)</text:p>
      <text:p text:style-name="P1"/>
      <text:p text:style-name="P1">Caesar: now would be time to run</text:p>
      <text:p text:style-name="P1"/>
      <text:p text:style-name="P1">(the gate then breaks down all the way and Renner, Misa and Stanis are still standing there)</text:p>
      <text:p text:style-name="P1"/>
      <text:p text:style-name="P1">Caesar: did I not say you should run</text:p>
      <text:p text:style-name="P1"/>
      <text:p text:style-name="P1">(Stormtroopers begin to flood into the city and as the rebels are fighting, they have to retreat)</text:p>
      <text:p text:style-name="P1"/>
      <text:p text:style-name="P1">Misa: there are too many</text:p>
      <text:p text:style-name="P1">Renner: fall back!</text:p>
      <text:p text:style-name="P1"/>
      <text:p text:style-name="P1">(the rebels run away and then we hear the roman music and see Crassus in full armor similar to Lobo's enters the city)</text:p>
      <text:p text:style-name="P1"/>
      <text:p text:style-name="P1">Caesar: (looks at Crassus as Crassus looks at him) Welcome to Sinuessa </text:p>
      <text:p text:style-name="P1"/>
      <text:p text:style-name="P1">(the Imperial army starts to run into the gates and march into the city and start to kill, rape and pilage every part of the city, the troopers are walking in formation with large shields, blaster rifles and darksabers, they seem to be an unstoppable force in the streets of the city, then the setting changes to the forum where there are a small group of troopers, then from a ledge on the side the rebels Crixus, Ahsoka, Bontari, Houston and Roxin jump down and Typhon (Spartacus) kills a trooper)</text:p>
      <text:p text:style-name="P1"/>
      <text:p text:style-name="P1">Game Play </text:p>
      <text:p text:style-name="P1"/>
      <text:p text:style-name="P1">Now you will be given the chance to kill the troopers in the forum to escape the city, these troopers will be a little different than before, this soldier has a shield that can withstand blasters, but will eventually break against sabers, saying this every soldier in Crassus' army is equipt with a darksaber, and a rifle as well as this shield, so once you have the ability to attack them you will take this into account you will be approached by two or three at a time so you will bea able to use slow-motion attacks to kill one or two of the soldiers instantlly with this in mind you can quickly finish off the two troopers near you so you can move on to the others around your comrades, you also get to see Typhon wreck his opponents <text:soft-page-break/>and this is pretty sweet after the troopers are all dead a cutscene starts</text:p>
      <text:p text:style-name="P1"/>
      <text:p text:style-name="P1">CUTSCENE </text:p>
      <text:p text:style-name="P1"/>
      <text:p text:style-name="P1">(the rebels are successful, then we see Renner, Misa and Stanis run into the forum)</text:p>
      <text:p text:style-name="P1"/>
      <text:p text:style-name="P1">Renner: the gate has fallen, we've been betrayed </text:p>
      <text:p text:style-name="P1">Crixus: fuck</text:p>
      <text:p text:style-name="P1">Typhon: I stand eternal fool, for laying trust in Hondo </text:p>
      <text:p text:style-name="P1">Renner: Hondo? It was Laertes that turned upon us </text:p>
      <text:p text:style-name="P1">(everyone looks shocked)</text:p>
      <text:p text:style-name="P1">Ahsoka: he's an imperial, his name is Ceasar</text:p>
      <text:p text:style-name="P1">Roxin: Caesar?</text:p>
      <text:p text:style-name="P1">Ahsoka: Gaius Julius Caesar </text:p>
      <text:p text:style-name="P1">Houston: that is why he aided the pirates </text:p>
      <text:p text:style-name="P1">Stanis: they have fucked us as well</text:p>
      <text:p text:style-name="P1">Typhon: we must get to the northern gate, </text:p>
      <text:p text:style-name="P1">Crixus: we must fight, and make our stand here </text:p>
      <text:p text:style-name="P1">Typhon: Crassus has siezed the moment, we are ill prepared to face him in the streets </text:p>
      <text:p text:style-name="P1">Crixus: our army will not make it to the gate before Crassus falls upon it</text:p>
      <text:p text:style-name="P1">Roxin: I will cause distraction to gain needed time </text:p>
      <text:p text:style-name="P1">Typhon: by what means </text:p>
      <text:p text:style-name="P1">Roxin: I have no fucking idea</text:p>
      <text:p text:style-name="P1">Ahsoka: no, go with the others I will draw them away</text:p>
      <text:p text:style-name="P1">Roxin: You two lead these people, if you were to fall it would be fatal blow, my death of lesser concern </text:p>
      <text:p text:style-name="P1">Typhon: We will wait for as long as we are able</text:p>
      <text:p text:style-name="P1">(the rebels make for the northern gate, all leave but Roxin and Stanis)</text:p>
      <text:p text:style-name="P1">Stanis: my death would be a lesser concern than yours </text:p>
      <text:p text:style-name="P1">Roxin: lets go, I would not have this night be our last</text:p>
      <text:p text:style-name="P1"/>
      <text:p text:style-name="P1">(we then go to a different part of the city and we see Crassus and Ceasar killing many rebels by themselves, they look up and see a fire)</text:p>
      <text:p text:style-name="P1"/>
      <text:p text:style-name="P1">Officer: the rebels have set torch to Horrium, sentries have been dispatched </text:p>
      <text:p text:style-name="P1">Crassus: recall them and move towards commanded path</text:p>
      <text:p text:style-name="P1">Caesar: Spartacus looks to turn victory into ash, and you recall your men</text:p>
      <text:p text:style-name="P1">Crassus: we have set plan to motion, I would not fall to distraction, we advance on northern gate</text:p>
      <text:p text:style-name="P1">(the troopers form up and begin to march) </text:p>
      <text:p text:style-name="P1"/>
      <text:p text:style-name="P1">(We then see entire rebel army trying to flood through the northern gate)</text:p>
      <text:p text:style-name="P1"/>
      <text:p text:style-name="P1">Typhon: keep pace </text:p>
      <text:p text:style-name="P1">Crixus: move!</text:p>
      <text:p text:style-name="P1"/>
      <text:p text:style-name="P1">(we then see all the rebels moving into a giant star crusier ready to take off, then we go back to the gate to see the rebel leaders)</text:p>
      <text:p text:style-name="P1"/>
      <text:p text:style-name="P1">Typhon: those of you that can fight, defend position as the others get to the ship, move quickly and do <text:s/>not turn back!</text:p>
      <text:p text:style-name="P1"><text:soft-page-break/>(we hear people screaming and we see stormtroopers pushing aside rebel defenders and killing them)</text:p>
      <text:p text:style-name="P1">Typhon: fall back, see all through the gate!</text:p>
      <text:p text:style-name="P1">Trooper: HOLD!</text:p>
      <text:p text:style-name="P1">(Typhon, Ahsoka, Crixus and Houston are standing in front of the northern gate)</text:p>
      <text:p text:style-name="P1">Trooper: ATTACK!</text:p>
      <text:p text:style-name="P1">(the troopers charge, as do the four rebels, they are fighting the troopers who have resorted to saber combat with the rebels, then as the fighting is getting fierce, the rebels are not giving up and inch</text:p>
      <text:p text:style-name="P1">Typhon: (to Crixus) we must seal gate behind us </text:p>
      <text:p text:style-name="P1">(Crixus throws a jug of oil on the gate pulley and the rope holding the gate up, then Typhon grabs a nearby torch, after hitting a trooper in the face with it, Typhon throws the torch onto the oil covered pulley, part of the rope snaps and the gate partially closes)</text:p>
      <text:p text:style-name="P1">Ahsoka: (who is behind the gate at this point) COME ON!</text:p>
      <text:p text:style-name="P1">Typhon: (slashes a trooper, then says to Crixus) GO!</text:p>
      <text:p text:style-name="P1"/>
      <text:p text:style-name="P1">(then Crassus and Ceasar arrive at the gate only to see Typhon killing the the last trooper next to him)</text:p>
      <text:p text:style-name="P1"/>
      <text:p text:style-name="P1">Caesar: there, the man you seek </text:p>
      <text:p text:style-name="P1">Crassus: SPARTACUS!!!!</text:p>
      <text:p text:style-name="P1"/>
      <text:p text:style-name="P1">(Typhon turns and looks at Crassus, Crassus and Typhon are looking into each others eyes for this moment)</text:p>
      <text:p text:style-name="P1"/>
      <text:p text:style-name="P1">Crassus: SIEZE HIM!</text:p>
      <text:p text:style-name="P1"/>
      <text:p text:style-name="P1">(Caesar leads the charge and then Typhon runs to the gate and rolls under it just as the rope snaps and the gate shuts for good, the Troopers and Caesar run up to the gate and try to get it open, they look up and see the rebels crusier leave the system in hyperspace)</text:p>
      <text:p text:style-name="P1"/>
      <text:p text:style-name="P1">Caesar: even the fates grant aid to the fucking man!</text:p>
      <text:p text:style-name="P1">Crassus: they but delay inevitable fall, bring ram to bear, sentries to guard the sundered gateway</text:p>
      <text:p text:style-name="P1">Caesar: we do not follow</text:p>
      <text:p text:style-name="P1">Crassus: in due time, sweep the city for any surviors that yet cling to life so that we can rob them of it in celebration of glorious victory</text:p>
      <text:p text:style-name="P1"/>
      <text:p text:style-name="P1">(we then see the city in the day time with Crassus walking through the halls of Arrius' villa)</text:p>
      <text:p text:style-name="P1"/>
      <text:p text:style-name="P1">Crassus: (to officer) give the men rest and meal, by tomorrow's dawn we shall be gone from this city</text:p>
      <text:p text:style-name="P1">Officer: what of the former inhabitants of the city should they be allowed back in<text:line-break/>Crassus: only soldiers are to be permitted within city walls all those absent proper watch to be exicuted on sight, I would not have streets filled with errent bodies so that rebels can secret themselves among us</text:p>
      <text:p text:style-name="P1">Officer: Imperitor</text:p>
      <text:p text:style-name="P1"/>
      <text:p text:style-name="P1">(Crassus walks into an office at the end of the hall inhabited by two officers in imperial armor)</text:p>
      <text:p text:style-name="P1"/>
      <text:p text:style-name="P1">Crassus: ah, you've returned to form Caesar, a most welcome sight (Caesar has shaved his beard off and has the look of a roman,)</text:p>
      <text:p text:style-name="P1">Cassinius: I must say, I underestimated you both</text:p>
      <text:p text:style-name="P1">Caesar: a thing of ill consideration had Crassus not plucked scheme from fevered brain</text:p>
      <text:p text:style-name="P1"><text:soft-page-break/>Cassinius: Lord Vader will be pleased to hear of Sinuessa's liberation</text:p>
      <text:p text:style-name="P1">Crassus: you take leave of the city</text:p>
      <text:p text:style-name="P1">Cassinius: as night greets us </text:p>
      <text:p text:style-name="P1">Crassus: have use of this villa until such a time </text:p>
      <text:p text:style-name="P1">Cassinius: gratitude (he leaves the room)</text:p>
      <text:p text:style-name="P1">Caesar: preening little fuck</text:p>
      <text:p text:style-name="P1">Crassus: a sentement shared, yet I would have him on good terms to boast the tale of our victory</text:p>
      <text:p text:style-name="P1">Caesar: you speak again of victory, shrowded by diserning eye, Spartacus yet lives, with a considerable force escaping with him </text:p>
      <text:p text:style-name="P1">Crassus: I only allow the apperence of hope, to be soon dashed as we crush the rebels</text:p>
      <text:p text:style-name="P1">Caesar: words most likely spoken by the fool Lobo, when he had the rebel trapped in the mountains</text:p>
      <text:p text:style-name="P1">Crassus: you believe me the fool</text:p>
      <text:p text:style-name="P1">Caesar: I believe you a man of infinate plots, twisting upon themselves to shame the Emperor himself</text:p>
      <text:p text:style-name="P1">Crassus: praise well received, now place Spartacus from mind, the rebellion has suffered a heavy blow, celebraion is needed to honor the hand that help strike it</text:p>
      <text:p text:style-name="P1">Caesar: would that the rebel's head upon pike bore witness to such lorals </text:p>
      <text:p text:style-name="P1">Crassus: fall to patience, it has propelled us to the ground we stand upon, and in briefest passing shall claim Spartacus, and all those who follow the doom of his shadow</text:p>
      <text:p text:style-name="P1"/>
      <text:p text:style-name="P1">LEVEL 3 COMPLETE </text:p>
      <text:p text:style-name="P1"/>
      <text:p text:style-name="P1">Game Play</text:p>
      <text:p text:style-name="P1"/>
      <text:p text:style-name="P1">You will be placed in the barracks of the cruiser, make sure you replenish your health and ammo before starting the next mission, so make sure that is taken care of and the next health upgrade will be ready for you to pick up so you can get that now if you have the money for it if not, refill your health and ammo and move to the top floor to access the next mission</text:p>
      <text:p text:style-name="P1"/>
      <text:p text:style-name="P1">LEVEL 4 <text:s/>- Winter Waistland (Mygeeto) – Escaping Sutorius' Fort</text:p>
      <text:p text:style-name="P1"/>
      <text:p text:style-name="P1">CUTSCENE</text:p>
      <text:p text:style-name="P1"/>
      <text:p text:style-name="P1">(we go back to Ben Solo and Aaron Typhon)</text:p>
      <text:p text:style-name="P1"/>
      <text:p text:style-name="P1">Aaron: after Sinuessa's fall, Spartacus moved from system to system, trying to find a haven</text:p>
      <text:p text:style-name="P1">Ben: where did he go next, there had to be somewhere</text:p>
      <text:p text:style-name="P1">Aaron: Mygeeto, the war torn city from the Clone Wars governed by a tyrant </text:p>
      <text:p text:style-name="P1">Ben: you speak of the man Sutorius </text:p>
      <text:p text:style-name="P1">Aaron: you know of him</text:p>
      <text:p text:style-name="P1">Ben: I have read about this man, he was a traitor</text:p>
      <text:p text:style-name="P1">Aaron: he was quick to switch sides, yet he was not expecting the man himself </text:p>
      <text:p text:style-name="P1">Ben: how did the rebels escape</text:p>
      <text:p text:style-name="P1">Aaron: with the merit of the most trusted general </text:p>
      <text:p text:style-name="P1">Ben: You speak of Tano </text:p>
      <text:p text:style-name="P1">Aaron: another name I have not heard in years </text:p>
      <text:p text:style-name="P1">Ben: tell me of this event </text:p>
      <text:p text:style-name="P1">Aaron: you press beyond a normal scholor, how am I to be sure that you are not an imperial </text:p>
      <text:p text:style-name="P1">Ben: (stands up) I am the nephew of Luke Skywalker, founder of the new Jedi order and savior of this galaxy! How do I know you are not who you say you are?</text:p>
      <text:p text:style-name="P1"><text:soft-page-break/>Aaron: no one has ever asked me to tell of these events, these stories, these memories are not to be told to the outside world, shit, your right, Im no son of a legend, he found me when I was just an infant</text:p>
      <text:p text:style-name="P1">(we are shown this as a visual)</text:p>
      <text:p text:style-name="P1"/>
      <text:p text:style-name="P1">Aaron: after the trade federation was defeated on Naboo, armies began to free the prisoner of war camps held by those bastards during the revolution, my parents were Naboo royalty, cousins to the queen herself, they were killed, so that I could be taken to the Sith for their experiments, when Camp 4 was attacked, the prisoners got loose causing a riot amongst the population, the natives got their hands on rifles and the rest was history, one of those prisoners, on that day found a small group of battle droids trying to flee, this man was Lawrence Typhon (Typhon looks young as shit in this scene) 5 security droids against one prisoner, he destroyed them all, as he was walking away he saw what they were trying to hide,</text:p>
      <text:p text:style-name="P1"/>
      <text:p text:style-name="P1">(we go back to present day) <text:s text:c="2"/></text:p>
      <text:p text:style-name="P1"/>
      <text:p text:style-name="P1">Ben: apologies, I did not mean to insult </text:p>
      <text:p text:style-name="P1">Aaron: no worries kid, it's been so many years since this happened, I stopped believing it to be true </text:p>
      <text:p text:style-name="P1">Ben: I wish to see it so</text:p>
      <text:p text:style-name="P1">Aaron: very well, I shall continue..., it was nearing the winter months </text:p>
      <text:p text:style-name="P1"/>
      <text:p text:style-name="P1">(the scene shifts to the bridge of the rebel starship)</text:p>
      <text:p text:style-name="P1"/>
      <text:p text:style-name="P1">Typhon: give count to how many have fallen </text:p>
      <text:p text:style-name="P1">Ahsoka: in the streets of sinuessa they speak of victory and great numbers lost to our cause </text:p>
      <text:p text:style-name="P1">Crixus: yet we have escaped, with a sizable army</text:p>
      <text:p text:style-name="P1">Typhon: if we are set upon by the enemy, we will not last</text:p>
      <text:p text:style-name="P1">Houston: we need more men</text:p>
      <text:p text:style-name="P1">Renner: and how do you suppose we find them, our faces are posted in every system</text:p>
      <text:p text:style-name="P1">Typhon: we must find a system disloyal to the empire</text:p>
      <text:p text:style-name="P1">Ahsoka: Spartacus, (mouths “fuck”) L.T. </text:p>
      <text:p text:style-name="P1">Typhon: (smirks) what news do you bring?</text:p>
      <text:p text:style-name="P1">Ahsoka: we have received a transmission from Mygeeto</text:p>
      <text:p text:style-name="P1">Typhon: send it through</text:p>
      <text:p text:style-name="P1">(the hologram shows a man in Imperial robes)</text:p>
      <text:p text:style-name="P1">Man: Spartacus and friends...my name is Quintus Sutorius, governor of the Mygeeto system, I see you are approaching my boarders. I would have words towards....common enemy, if you are agreeable my associate will meet you at the loading dock on the south point of the middle island see you soon..</text:p>
      <text:p text:style-name="P1">(transmission ends) </text:p>
      <text:p text:style-name="P1">Renner: what are your thoughts </text:p>
      <text:p text:style-name="P1">Typhon: (pauses) if we meet him, I would not land our army in the city</text:p>
      <text:p text:style-name="P1">Crixus: you fear the system fallen</text:p>
      <text:p text:style-name="P1">Ahsoka: Sutorius is a man of the empire</text:p>
      <text:p text:style-name="P1">Typhon: we do not know where his loyalties lie </text:p>
      <text:p text:style-name="P1">Houston: then who is to go upon planet's surface </text:p>
      <text:p text:style-name="P1">Typhon: only a few, by my count </text:p>
      <text:p text:style-name="P1">Ahsoka: I would go to the surface, to make sure Sutorius doesn't try anything stupid</text:p>
      <text:p text:style-name="P1">Crixus: I will remain with the ship</text:p>
      <text:p text:style-name="P1">Renner: as will I </text:p>
      <text:p text:style-name="P1">Typhon: Sutorius wished to meet me, I must go</text:p>
      <text:p text:style-name="P1"><text:soft-page-break/>Houston: I guess that means im going on the ground </text:p>
      <text:p text:style-name="P1">Typhon: we must move quickly, Crassus is most definitely in persuit </text:p>
      <text:p text:style-name="P1"/>
      <text:p text:style-name="P1">(the three walk into the hangar of the ship, and they get on a shuttle and fly to the planet, while on the shuttle they begin to question the mission)</text:p>
      <text:p text:style-name="P1"/>
      <text:p text:style-name="P1">Houston: (who is piloting) so who's this associate anyway</text:p>
      <text:p text:style-name="P1">Ahsoka: I would guess some one loyal to Sutorius</text:p>
      <text:p text:style-name="P1">Typhon: or, one we do not expect </text:p>
      <text:p text:style-name="P1">Ahsoka: look, L.T. , This Sutorius, I dont trust him </text:p>
      <text:p text:style-name="P1">Typhon: nor I, yet the enemy of my enemy should be my friend</text:p>
      <text:p text:style-name="P1">Ahsoka: and if not </text:p>
      <text:p text:style-name="P1">Typhon: we are prepared</text:p>
      <text:p text:style-name="P1">Ahsoka: (laughs) yeah, I guess your right </text:p>
      <text:p text:style-name="P1"/>
      <text:p text:style-name="P1">(the Shuttle lands in the Mygeeto docks and the three walk out wearing winter coats, a man walks up to them and greets them)</text:p>
      <text:p text:style-name="P1"/>
      <text:p text:style-name="P1">Man: Lawrence Typhon, the years have not led you to better company </text:p>
      <text:p text:style-name="P1">Typhon: Rush Clovis, are you still stroking the cocks (4) of your superiors</text:p>
      <text:p text:style-name="P1">(they look at each other for a bit)</text:p>
      <text:p text:style-name="P1">Clovis: its good to see you buddy </text:p>
      <text:p text:style-name="P1">Typhon: you too man (they do the spartacus handshake)</text:p>
      <text:p text:style-name="P1">Ahsoka: wait, what just happened </text:p>
      <text:p text:style-name="P1">Typhon: Rush and I go way back, he's like a brother </text:p>
      <text:p text:style-name="P1">Clovis: you must be Ahsoka Tano, I have heard a lot about you</text:p>
      <text:p text:style-name="P1">Ahsoka: mostly stories im sure</text:p>
      <text:p text:style-name="P1">Clovis: I knew your dominus, Anakin, he would be proud of you </text:p>
      <text:p text:style-name="P1">Ahsoka: gratitude, I only wish I could see him again</text:p>
      <text:p text:style-name="P1">Houston: so where to now </text:p>
      <text:p text:style-name="P1">Clovis: to my apartment, on the Upper east side </text:p>
      <text:p text:style-name="P1">(the group begins to walk)</text:p>
      <text:p text:style-name="P1">Typhon: moving up in the world</text:p>
      <text:p text:style-name="P1">Clovis: ever since that bullshit on Scipio I have chosen my friends wisely </text:p>
      <text:p text:style-name="P1">Ahsoka: seems to me you made a bad decision with this guy (points to Typhon)</text:p>
      <text:p text:style-name="P1">(they all laugh)</text:p>
      <text:p text:style-name="P1">Clovis: hey, hey Lawrence, this girl's a keeper </text:p>
      <text:p text:style-name="P1">Typhon: she's the best </text:p>
      <text:p text:style-name="P1">Houston: what of your master, the governor</text:p>
      <text:p text:style-name="P1">Clovis: we are not to meet him until tomorrow, tonight we're getting drunk</text:p>
      <text:p text:style-name="P1">Houston: that's my fucking language </text:p>
      <text:p text:style-name="P1">(they get in a taxi cab and are driving down the highway)</text:p>
      <text:p text:style-name="P1">Typhon: how's the city life, a system free from the empire </text:p>
      <text:p text:style-name="P1">Clovis: we are hardly free, Sutorius is a tyrant, he's losing one borough at a time to the Imperials </text:p>
      <text:p text:style-name="P1">Ahsoka: the system is falling?</text:p>
      <text:p text:style-name="P1">Clovis: and the good ol governor is none the wiser </text:p>
      <text:p text:style-name="P1">Typhon: we can help take the system back</text:p>
      <text:p text:style-name="P1">Clovis: I hope he listens to reason</text:p>
      <text:p text:style-name="P1"/>
      <text:p text:style-name="P1"><text:soft-page-break/>(they soon arrive at this nice ass building and they enter the door there is a door man, they go up to the second floor and Clovis unlocks apartment 2B, he opens the door and there is a woman on the couch watching TV in a huge loft apartment)</text:p>
      <text:p text:style-name="P1"/>
      <text:p text:style-name="P1">Clovis: friends i'd like you to meet Kayla, the love of my life </text:p>
      <text:p text:style-name="P1">Kayla: always good to meet Rush's friends</text:p>
      <text:p text:style-name="P1">Typhon: I am Lawrence, this is Ahsoka and Mike </text:p>
      <text:p text:style-name="P1">Ahsoka: thank you for your hospitality </text:p>
      <text:p text:style-name="P1">Kayla: Rush has told me many the story of your advantures</text:p>
      <text:p text:style-name="P1">Houston: they have been quite the run, yo Sparty fuck hospitality lets get the drinks going </text:p>
      <text:p text:style-name="P1">Clovis: as you wish (pulls scotch out of his fridge)</text:p>
      <text:p text:style-name="P1">(Houston snatchs the bottle and starts to chug, after two seconds he stops and coughs)</text:p>
      <text:p text:style-name="P1">Clovis: strong shit huh</text:p>
      <text:p text:style-name="P1">Houston: what is that </text:p>
      <text:p text:style-name="P1">Clovis: Jimmy Runner black lable </text:p>
      <text:p text:style-name="P1">Typhon: we had a long trip, </text:p>
      <text:p text:style-name="P1">Clovis: hey, you are my guest, im taking you and your friends out to dinner </text:p>
      <text:p text:style-name="P1">Ahsoka: where to?</text:p>
      <text:p text:style-name="P1">Kayla: Sing-Ha, our personal favorite </text:p>
      <text:p text:style-name="P1">Typhon: we only just arrived</text:p>
      <text:p text:style-name="P1">Clovis: Lawrence, I know you wish to rest but this is Midtown City, we never sleep</text:p>
      <text:p text:style-name="P1">Ahsoka: look, we appreciate the gesture but we've been through quite a week </text:p>
      <text:p text:style-name="P1">Kayla: just for a few hours then we will get some rest </text:p>
      <text:p text:style-name="P1">Houston: im in, what the hell could go wrong</text:p>
      <text:p text:style-name="P1">Typhon: one drink then I need to prepare for tomorrow </text:p>
      <text:p text:style-name="P1">Clovis: excellent, lets go</text:p>
      <text:p text:style-name="P1"/>
      <text:p text:style-name="P1">(they leave the building and go into a cab, after driving for some time they arrive at the resturaunt)</text:p>
      <text:p text:style-name="P1"/>
      <text:p text:style-name="P1">Kayla: get ready for some of the best food in the city</text:p>
      <text:p text:style-name="P1">(they all go into the resturaunt, they get seated and Clovis orders everyone shots)</text:p>
      <text:p text:style-name="P1">Clovis: to good health</text:p>
      <text:p text:style-name="P1">(they all take a drink)</text:p>
      <text:p text:style-name="P1">Ahsoka: (looking at the menu) is there anything here that wont burn my mouth off</text:p>
      <text:p text:style-name="P1">Kayla: yeah the rice dishes aren't that spicy </text:p>
      <text:p text:style-name="P1">Clovis: (to waiter) i'll have the red curry, extra spicy</text:p>
      <text:p text:style-name="P1">Kayla: same with me </text:p>
      <text:p text:style-name="P1">Houston: drunken noodle </text:p>
      <text:p text:style-name="P1">Ahsoka: chicken fried rice </text:p>
      <text:p text:style-name="P1">Typhon: Red curry please </text:p>
      <text:p text:style-name="P1">(the waiter leaves)</text:p>
      <text:p text:style-name="P1">Clovis: so I heard you just came from Sinuessa</text:p>
      <text:p text:style-name="P1">Ahsoka: thats right, (sips water) </text:p>
      <text:p text:style-name="P1">Typhon: we briefly held the city, before Crassus took over </text:p>
      <text:p text:style-name="P1">Kayla: Crassus, you mean that rich guy</text:p>
      <text:p text:style-name="P1">Houston: Crassus had the resources most of our enemies do not</text:p>
      <text:p text:style-name="P1">Clovis: (signals for more drinks) you seem to get lucky often Lawrence </text:p>
      <text:p text:style-name="P1">Typhon: I rely on those closest to me</text:p>
      <text:p text:style-name="P1">Clovis: well, (lifts shot) to freedom</text:p>
      <text:p text:style-name="P1"><text:soft-page-break/>(they all take another shot)</text:p>
      <text:p text:style-name="P1">Kayla: ah, the food arrives </text:p>
      <text:p text:style-name="P1">(the waiters put down these massive dishes, Ahsoka breaths in the spicy meal and coughs)</text:p>
      <text:p text:style-name="P1">Clovis: Hows the rice I haven't tried it </text:p>
      <text:p text:style-name="P1">Ahsoka: it's....good, (she eats some but has to drink water quickly)</text:p>
      <text:p text:style-name="P1">Typhon: (eats some curry) wow, this is alarming </text:p>
      <text:p text:style-name="P1">Clovis: (now putting red pepper flakes on his meal) whats wrong cant take a little heat</text:p>
      <text:p text:style-name="P1">(after 30 or so minutes the rebels are having trouble eating the increadibly spicy food and have to take a break) </text:p>
      <text:p text:style-name="P1">Kayla: that was amazing, </text:p>
      <text:p text:style-name="P1">Ahsoka: yeah, (eyes watering from the food) it was good</text:p>
      <text:p text:style-name="P1">Clovis: ok lets go back home for some games </text:p>
      <text:p text:style-name="P1">Typhon: games?</text:p>
      <text:p text:style-name="P1">Clovis: wine pong, you remember back in college </text:p>
      <text:p text:style-name="P1">Typhon: I am far removed from college games,</text:p>
      <text:p text:style-name="P1">Clovis: just a couple then we can be done</text:p>
      <text:p text:style-name="P1">Typhon: (looks at Ahsoka, she nods) very well</text:p>
      <text:p text:style-name="P1">Clovis: yes</text:p>
      <text:p text:style-name="P1"/>
      <text:p text:style-name="P1">Game Play</text:p>
      <text:p text:style-name="P1"/>
      <text:p text:style-name="P1">you will be placed outside the restaurant and you have to follow the rest of your group, so follow L. Typhon through the streets, the city looks a lot like New York City so there will be a ton of people and a ton of taxi cabs, there are also Sutorius' Guards around the city they are dressed like the NYPD (white hats and neon vests) these guards will shoot on sight, if you draw your weapons, so with this in mind Typhon will follow Clovis, and so you will walk a few blocks till you reach a liquor store (the Liquor Cabinet). <text:s/>Once you go inside, you can buy alcohol if you want (this includes Vodka, Gin, Absinth, Rum and Wine) once your allies are done in the store, follow them out of the store and into the streets, then continue to follow the group you will travel down long blocks and a few police stops, once you have walked through the city for a bit you will arrive back at Clovis' apartment, once here just follow the group back upstairs, into room 2B and a cutscene starts</text:p>
      <text:p text:style-name="P1"/>
      <text:p text:style-name="P1">CUTSCENE</text:p>
      <text:p text:style-name="P1"/>
      <text:p text:style-name="P1">Clovis: (puts wine in the fridge) Lawrence, let me make you a side piece </text:p>
      <text:p text:style-name="P1">Ahsoka: a what?</text:p>
      <text:p text:style-name="P1">Clovis: Vodka-soda? (hands Typhon a drink) </text:p>
      <text:p text:style-name="P1">Typhon: what about these games</text:p>
      <text:p text:style-name="P1">Kayla: im cleaning the cups now</text:p>
      <text:p text:style-name="P1">Houston: (looks on the table near the couch) you guys got some pot </text:p>
      <text:p text:style-name="P1">Clovis: yeah, Kayla was going to roll a blunt </text:p>
      <text:p text:style-name="P1">Ahsoka: you guys got blunts, we haven't smoked in so long </text:p>
      <text:p text:style-name="P1">Typhon: its been a few months </text:p>
      <text:p text:style-name="P1">Clovis: this is some of the best bud in the city, Acme Hydroponics</text:p>
      <text:p text:style-name="P1">Typhon: lets play some games we have a big day tomorrow</text:p>
      <text:p text:style-name="P1">(Kayla brings over 30 cups, 15 on each side, and fills them up with white wine)</text:p>
      <text:p text:style-name="P1">Clovis: team match up me and Kayla vs. Lawrence and his girl </text:p>
      <text:p text:style-name="P1">Ahsoka: I have a name ya know </text:p>
      <text:p text:style-name="P1">Typhon: lets play</text:p>
      <text:p text:style-name="P1"><text:soft-page-break/>(Clovis misses his shot and Kayla makes hers, Ahsoka drinks)</text:p>
      <text:p text:style-name="P1">Ahsoka: this wine tastes like piss </text:p>
      <text:p text:style-name="P1">Clovis: thats the Chablis, its the only one thats drinkable</text:p>
      <text:p text:style-name="P1">Ahsoka: (laughs) really, so everything else is worse </text:p>
      <text:p text:style-name="P1">Kayla: it is, we tried the Cab, is was un-drinkable</text:p>
      <text:p text:style-name="P1">(Typhon makes his shot, Clovis drinks, then Ahsoka makes her shot and Kayla drinks)</text:p>
      <text:p text:style-name="P1">Clovis: sure you haven't played this before </text:p>
      <text:p text:style-name="P1">Typhon: we had no time to party during the war </text:p>
      <text:p text:style-name="P1">(Clovis makes his next shot, Typhon drinks)</text:p>
      <text:p text:style-name="P1">Typhon: (Sips side-piece, then pounds the wine) this wine is not very good</text:p>
      <text:p text:style-name="P1">Ahsoka: told ya</text:p>
      <text:p text:style-name="P1">(the game goes on, Kayla misses, followed by two more makes from Typhon's team, then Clovis makes another and Kayla makes the rest of her shots, Ahsoka and Typhon lose by one cup)</text:p>
      <text:p text:style-name="P1">Ahsoka: (after Kayla hits the final cup) damn it, we almost had em</text:p>
      <text:p text:style-name="P1">Typhon: we'll get them next game </text:p>
      <text:p text:style-name="P1">Clovis: change up, Mike, you pick a partner</text:p>
      <text:p text:style-name="P1">Houston: who did better </text:p>
      <text:p text:style-name="P1">Ahsoka: I made one more than he did </text:p>
      <text:p text:style-name="P1">Houston: your playing </text:p>
      <text:p text:style-name="P1">Ahsoka: lets do it </text:p>
      <text:p text:style-name="P1">(the next game gets underway as Typhon is rolling up a blunt, Ahsoka makes five straight, and Houston is trolling, Kayla goes on a run of five cups, then Clovis hits two more, Ahsoka is tipsy at this point)</text:p>
      <text:p text:style-name="P1">Clovis: feeling it there Snips</text:p>
      <text:p text:style-name="P1">Ahsoka: you know, we Torugans can hold our liquor</text:p>
      <text:p text:style-name="P1">Kayla: bullshit</text:p>
      <text:p text:style-name="P1">Ahsoka: no im serious, our bodies process the Alcohol quicker than humans I can drink more than the average person </text:p>
      <text:p text:style-name="P1">Houston: lets not have her....</text:p>
      <text:p text:style-name="P1">Clovis: challenge accepted </text:p>
      <text:p text:style-name="P1">(the game goes on and Kayla plays well as does Ahsoka, the game is down to the final cup)</text:p>
      <text:p text:style-name="P1">Ahsoka: ok.....shoot it </text:p>
      <text:p text:style-name="P1">(Houston misses)</text:p>
      <text:p text:style-name="P1">Houston: FUCK!!</text:p>
      <text:p text:style-name="P1">Ahsoka: it's fine we'll get the next one </text:p>
      <text:p text:style-name="P1">(Clovis and Kayla make their shots one, two and the game ends)</text:p>
      <text:p text:style-name="P1">Ahsoka: shit, not again</text:p>
      <text:p text:style-name="P1">Clovis: we're the best team, we on the record for most games won</text:p>
      <text:p text:style-name="P1">Typhon: (to Ahsoka) it's time </text:p>
      <text:p text:style-name="P1">Ahsoka: yeah it is </text:p>
      <text:p text:style-name="P1">(in this next game Ahsoka and Typhon put on a clinic, they dont miss until their fifth volley)</text:p>
      <text:p text:style-name="P1">Clovis: (now getting smashed) man, you two sure know how to turn it on</text:p>
      <text:p text:style-name="P1">Ahsoka: (having trouble standing) yeah its defiantly not the liquor</text:p>
      <text:p text:style-name="P1">(Clovis and Kayla make a few shots in this game but Typhon hits the last cup and his team wins the game)</text:p>
      <text:p text:style-name="P1">Clovis: damn, well played old friend </text:p>
      <text:p text:style-name="P1">Typhon: reminds me of college </text:p>
      <text:p text:style-name="P1">(they laugh and sit on the couch and light the blunt)</text:p>
      <text:p text:style-name="P1">Typhon: so what do you do now Rush</text:p>
      <text:p text:style-name="P1">Clovis: I work at an ad agency </text:p>
      <text:p text:style-name="P1"><text:soft-page-break/>Typhon: really?</text:p>
      <text:p text:style-name="P1">Clovis: ok, fine you got me, I'm the head of the governor's security </text:p>
      <text:p text:style-name="P1">Typhon: for Sutorius </text:p>
      <text:p text:style-name="P1">Clovis: Quintus Sutorius rules this city, im just trying to start a family </text:p>
      <text:p text:style-name="P1">Typhon: my job seems more demanding</text:p>
      <text:p text:style-name="P1">Clovis: what, forming fucking rebellion, Spartacus?</text:p>
      <text:p text:style-name="P1">Typhon: (laughs) you heard about that</text:p>
      <text:p text:style-name="P1">Clovis: I knew it was you, all along </text:p>
      <text:p text:style-name="P1">Typhon: speak to no one of this </text:p>
      <text:p text:style-name="P1">Clovis: you have my word</text:p>
      <text:p text:style-name="P1">(they all play more games and soon everyone is super hammered)</text:p>
      <text:p text:style-name="P1">Houston: What....time is it </text:p>
      <text:p text:style-name="P1">Ahsoka: man, not sure, uh, 11?</text:p>
      <text:p text:style-name="P1">Clovis: it's 2:30</text:p>
      <text:p text:style-name="P1">Ahsoka: shit, I was way off (she is stumbling around) </text:p>
      <text:p text:style-name="P1">(Ahsoka grabs her stomach and says “fuck” and rushes to the bathroom and throws up)</text:p>
      <text:p text:style-name="P1">Kayla: so much for holding her liquor </text:p>
      <text:p text:style-name="P1">Typhon: we played like 10 games, im smashed</text:p>
      <text:p text:style-name="P1">Houston: bbbbrrrrrr....(passes out)</text:p>
      <text:p text:style-name="P1">Clovis: I think it's time for bed</text:p>
      <text:p text:style-name="P1">Typhon: yeah.....(the screen goes to black)</text:p>
      <text:p text:style-name="P1"/>
      <text:p text:style-name="P1">(the scene continues with Houston passed out in the floor, Ahsoka and Typhon are sleeping on the couch, Kayla is asleep and Clovis walks down stairs)</text:p>
      <text:p text:style-name="P1"/>
      <text:p text:style-name="P1">Clovis: rise and shine bro </text:p>
      <text:p text:style-name="P1">Typhon: (wipes his eyes) what the hell happened last night</text:p>
      <text:p text:style-name="P1">Clovis: we got pretty drunk, c'mon lets attack the day</text:p>
      <text:p text:style-name="P1">Typhon: (sits up and lifts the blanket covering him) why am I naked?</text:p>
      <text:p text:style-name="P1">Clovis: you not wearing any clothes?</text:p>
      <text:p text:style-name="P1">(Typhon looks beside him and sees Ahsoka next to him, he wakes her up)</text:p>
      <text:p text:style-name="P1">Ahsoka: uh, hey (she lifts the blanket to she that she is not wearing any clothes either) did we?</text:p>
      <text:p text:style-name="P1">Typhon: honestly I don't remember </text:p>
      <text:p text:style-name="P1">Ahsoka: (puts her face in her hand) fuck...</text:p>
      <text:p text:style-name="P1">Clovis: lets go guys we have some sights I'd love you to see </text:p>
      <text:p text:style-name="P1">Ahsoka: dude, I need about an hour and a blunt </text:p>
      <text:p text:style-name="P1">(Kayla wakes up and comes downstairs)</text:p>
      <text:p text:style-name="P1">Kayla: were out of those </text:p>
      <text:p text:style-name="P1">Ahsoka: give me a minute </text:p>
      <text:p text:style-name="P1"/>
      <text:p text:style-name="P1">(she starts to get up and soon we see all the people except Houston up and ready in their normal clothing, including Ahsoka.)</text:p>
      <text:p text:style-name="P1"/>
      <text:p text:style-name="P1">Clovis: first the State building </text:p>
      <text:p text:style-name="P1">Ahsoka: im staying in today guys im too hungover </text:p>
      <text:p text:style-name="P1">Houston: what happened?</text:p>
      <text:p text:style-name="P1">Ahsoka: I need to take care of him</text:p>
      <text:p text:style-name="P1">Typhon: Alert me if anything goes wrong</text:p>
      <text:p text:style-name="P1"/>
      <text:p text:style-name="P1"><text:soft-page-break/>(Ahsoka nods and Clovis, Kayla and Typhon leave the apartment)</text:p>
      <text:p text:style-name="P1"/>
      <text:p text:style-name="P1">Houston: we got any blunts </text:p>
      <text:p text:style-name="P1">Ahsoka: (whips blunt out of he pocket) you mean this </text:p>
      <text:p text:style-name="P1">Houston: fuck yeah</text:p>
      <text:p text:style-name="P1">(Ahsoka pulls out Clovis' weed jar and starts to roll up)</text:p>
      <text:p text:style-name="P1">Houston: I just got a message from Clovis</text:p>
      <text:p text:style-name="P1">Ahsoka: whats it say </text:p>
      <text:p text:style-name="P1">Houston: no blunts while their gone</text:p>
      <text:p text:style-name="P1">(Ahsoka is licking the blunt and then hears that news and moves it away from her face) </text:p>
      <text:p text:style-name="P1">Houston: well?</text:p>
      <text:p text:style-name="P1">Ahsoka: look, they wont know (finishes the blunt and sparks it) </text:p>
      <text:p text:style-name="P1"/>
      <text:p text:style-name="P1">(we then go to the streets of the city where Clovis, Kayla and Typhon are walking around, sight seeing)</text:p>
      <text:p text:style-name="P1"/>
      <text:p text:style-name="P1">Clovis: that right there is market hub, all the city's transactions go through this building </text:p>
      <text:p text:style-name="P1">Kayla: over there (points to a statue) is the mascot animal of the market, the bull </text:p>
      <text:p text:style-name="P1">Typhon: why is everyone touching his balls </text:p>
      <text:p text:style-name="P1">Clovis: good luck</text:p>
      <text:p text:style-name="P1">Typhon: sounds a bit superstitious</text:p>
      <text:p text:style-name="P1">Kayla: tell that to the people of this city <text:s/></text:p>
      <text:p text:style-name="P1"/>
      <text:p text:style-name="P1">(we then go back to Clovis' Apartment and see the two rebels hanging out playing a video game)</text:p>
      <text:p text:style-name="P1"/>
      <text:p text:style-name="P1">Ahsoka: my defense can't stop a nose bleed</text:p>
      <text:p text:style-name="P1">Houston: yeah, but you haven't thrown four picks</text:p>
      <text:p text:style-name="P1">(glass shatters)</text:p>
      <text:p text:style-name="P1">Ahsoka: what the hell was that </text:p>
      <text:p text:style-name="P1">Houston: i'll check it out </text:p>
      <text:p text:style-name="P1">(he walks to the other side of the apartment)</text:p>
      <text:p text:style-name="P1">Ahsoka: ya see anything?</text:p>
      <text:p text:style-name="P1">Houston: the window's broken, (he walks back with a can in his hand)</text:p>
      <text:p text:style-name="P1">Ahsoka: whats that, </text:p>
      <text:p text:style-name="P1">Houston: it was thrown through the window</text:p>
      <text:p text:style-name="P1">Ahsoka: (eyes widen) shit! </text:p>
      <text:p text:style-name="P1">(Ahsoka throws the can out the sliding glass door next to her and the can explodes in mid air)</text:p>
      <text:p text:style-name="P1">Houston: holy fuck!</text:p>
      <text:p text:style-name="P1">(they hear a loud banging noise at the door and voices)</text:p>
      <text:p text:style-name="P1">Ahsoka: Sutorius' Guards!</text:p>
      <text:p text:style-name="P1">Houston: lets get the fuck out of here!</text:p>
      <text:p text:style-name="P1">(Ahsoka and Houston jump out of the sliding glass door into a courtyard below, as they are running away the guards start to shoot at them)</text:p>
      <text:p text:style-name="P1">Ahsoka: why the fuck are they shooting at us </text:p>
      <text:p text:style-name="P1">Houston: maybe because of that blunt we smoked </text:p>
      <text:p text:style-name="P1">Ahsoka: no, this was a setup, they knew we were here </text:p>
      <text:p text:style-name="P1">Houston: what are you saying </text:p>
      <text:p text:style-name="P1">Ahsoka: i'm saying that we walked into a trap</text:p>
      <text:p text:style-name="P1">Houston: we have to find Lawrence </text:p>
      <text:p text:style-name="P1">Ahsoka: lets get to him before they kill him</text:p>
      <text:p text:style-name="P1"><text:soft-page-break/></text:p>
      <text:p text:style-name="P1">Game Play</text:p>
      <text:p text:style-name="P1"/>
      <text:p text:style-name="P1">Now you will have to get to the other side of town with Houston to save Typhon, now that this mission has an objective, run into the streets and steal a speeder, use Triange or Y to enter the vehicle and press R1 or RT to drive, you will have to watch for the Guards because they will be looking for you and if they see you they will open fire, if you have no choice you can fight these guards but expect more to come if you kill one, so just avoid the battle for now and make your way to the waypoint on your radar, you will have to follow the streets onto a bridge and once you get over the bridge you will spot a road block, to get around this take the next left you see and it will lead you around the blockade into oncoming traffic, once you get to this point you will have to move while trying not to get hit by the speeders in front of you, and the Guards that are shooting at you from behind, this part can get tricky because you have to watch yourself from both sides, once you get to the way point you will pull up to a complex, exit the speeder and if any Guards are around you kill them here, once they are dead, move into the complex and soon you will spot the bull statue and three people standing by it run to this statue and this will start a cutscene </text:p>
      <text:p text:style-name="P1"/>
      <text:p text:style-name="P1">CUTSCENE</text:p>
      <text:p text:style-name="P1"/>
      <text:p text:style-name="P1">(Typhon is talking with Clovis and Kayla, Ahsoka and Houston run up to the group, Ahsoka sees Kayla reach in her purse for something)</text:p>
      <text:p text:style-name="P1"/>
      <text:p text:style-name="P1">Ahsoka: (draws pistol) hold it right there </text:p>
      <text:p text:style-name="P1">(Kayla turns around)</text:p>
      <text:p text:style-name="P1">Clovis: what siezes fucking brain child </text:p>
      <text:p text:style-name="P1">Ahsoka: step the fuck away from Spartacus</text:p>
      <text:p text:style-name="P1">(Clovis and Kayla back off)</text:p>
      <text:p text:style-name="P1">Typhon: calm yourself, what has happened </text:p>
      <text:p text:style-name="P1">Houston: Sutorius Guards attacked Clovis' apartment </text:p>
      <text:p text:style-name="P1">Clovis: they did WHAT!?</text:p>
      <text:p text:style-name="P1">Ahsoka: and this bitch is pulling a gun on you (pointing her gun at Kayla)</text:p>
      <text:p text:style-name="P1">Kayla: I was grabbing a fucking camera (pulls out the camera)</text:p>
      <text:p text:style-name="P1">Clovis: your telling me you were set upon and you claim it my fucking doing </text:p>
      <text:p text:style-name="P1">Houston: I don't know what were trying to say here </text:p>
      <text:p text:style-name="P1">Typhon: Clovis is there something your not telling me </text:p>
      <text:p text:style-name="P1">Clovis: Lawrence, buddy</text:p>
      <text:p text:style-name="P1">Typhon: I want the truth Rush</text:p>
      <text:p text:style-name="P1">Clovis: (sighs) Sutorius ordered me to get you guys drunk and stoned, he did not mention his plans to me but im assuming he wanted to capture one or all of you</text:p>
      <text:p text:style-name="P1">Ahsoka: (lowers her gun) why?</text:p>
      <text:p text:style-name="P1">Clovis: most likely, to get a pardon</text:p>
      <text:p text:style-name="P1">Typhon: I would like to have that meeting now</text:p>
      <text:p text:style-name="P1">Clovis: Lawrence please </text:p>
      <text:p text:style-name="P1">Ahsoka: (steps up) now Clovis </text:p>
      <text:p text:style-name="P1">Clovis: (looks at Typhon, who crosses his arms, then he looks at Kayla who shrugs her shoulders) very well, follow me</text:p>
      <text:p text:style-name="P1"/>
      <text:p text:style-name="P1">Game Play </text:p>
      <text:p text:style-name="P1"/>
      <text:p text:style-name="P1"><text:soft-page-break/>Now you will follow Clovis for this part, now her will lead you straight back the way you came, then once you leave the complex Clovis will take a right and head into the near-by subway station under ground. <text:s/>Houston will say “ what the fuck is this?” then while they are walking Clovis will respond “you wanted to meet the governor, this is where his is” then you will have to follow clovis as he goes through the turnstyles (costs nothing) and then he will hook a right and go down another set of stairs, follow his down and it will be another station with a track and many citizens trying to get on, follow him through the crowd and to the end of the line, he will unlock a steel door and you he will signal you to follow him down another set of stairs, head down and ou then reach a platform with all Sutorius Guards and this station is really run down, they merchent sells guns and tabacco, and the guards all start to stare at the you and the group, then he will tell you to hop on the next train, so wait a few moments and an armored train will arrive at the station follow Clovis onto the subway, you can stand or sit, your choice, then once the doors close the train will take off and fly down the tracks, the time will go by as you listen to the conversation between your party </text:p>
      <text:p text:style-name="P1"/>
      <text:p text:style-name="P1">Typhon: so why wouldn't the governor use a one of the many buildings in the city</text:p>
      <text:p text:style-name="P1">Clovis: as I have said, the system has almost fallen, these underground train systems used to send troops to every borough of the city during the war</text:p>
      <text:p text:style-name="P1">Typhon: now they use it for public transit </text:p>
      <text:p text:style-name="P1">Clovis: this made Sutorius loved by the people, so much so that he convinced the entire system to secede from the Empire </text:p>
      <text:p text:style-name="P1">Typhon: what are their feelings now</text:p>
      <text:p text:style-name="P1">Clovis: they hate him </text:p>
      <text:p text:style-name="P1"/>
      <text:p text:style-name="P1">The train will stop shortly, then exit the train and head down another set of stairs then you will see two large steel doors with two large guards standing on either side, Clovis will knock three times and a cutscene starts </text:p>
      <text:p text:style-name="P1"/>
      <text:p text:style-name="P1">CUTSCENE</text:p>
      <text:p text:style-name="P1"/>
      <text:p text:style-name="P1">(the door opens and Clovis stops them)</text:p>
      <text:p text:style-name="P1"/>
      <text:p text:style-name="P1">Clovis: only you two are allowed to enter (points to Ahsoka and Typhon)</text:p>
      <text:p text:style-name="P1">Houston: and I am to stand here with hand up fucking ass</text:p>
      <text:p text:style-name="P1">Typhon: (whipsers to Houston) prepare for a quick escape </text:p>
      <text:p text:style-name="P1">(Houston nods)</text:p>
      <text:p text:style-name="P1">Ahsoka: shall we</text:p>
      <text:p text:style-name="P1">(They walk into the room to see an older man sitting at a desk, dressed in a toga)</text:p>
      <text:p text:style-name="P1">Man: (stands up) you must be Spartacus</text:p>
      <text:p text:style-name="P1">Typhon: Sutorius?</text:p>
      <text:p text:style-name="P1">Sutorius: of course, governor of this fair city and savior from the seps </text:p>
      <text:p text:style-name="P1">Ahsoka: (pshh) savior </text:p>
      <text:p text:style-name="P1">Typhon: (taps her shoulder) enough</text:p>
      <text:p text:style-name="P1">Sutorius: and who is this, your body guard</text:p>
      <text:p text:style-name="P1">Typhon: trusted general,</text:p>
      <text:p text:style-name="P1">Sutorius: I call you and you just run in, like a well trained soldier </text:p>
      <text:p text:style-name="P1">Typhon: I see an oportunity </text:p>
      <text:p text:style-name="P1">Sutorius: and what might this be pray tell?</text:p>
      <text:p text:style-name="P1">Typhon: (goes up to his desk and opens a map of the city) you forces are stationed on this small island of midtown city</text:p>
      <text:p text:style-name="P1"><text:soft-page-break/>Sutorius: yes</text:p>
      <text:p text:style-name="P1">Typhon: allow my forces to land upon planet and we will help drive the imperials out, </text:p>
      <text:p text:style-name="P1">Ahsoka: and in doing so we can help you reclaim this city</text:p>
      <text:p text:style-name="P1">Sutorius: a plan well considered, whats in it for you?</text:p>
      <text:p text:style-name="P1">Typhon: we get a chance to regain our strength and perhaps you send us off with some supplies when victory is achieved</text:p>
      <text:p text:style-name="P1">Sutorius: you look to piss on the emperor don't you </text:p>
      <text:p text:style-name="P1">Typhon: if he stood before me, but he does not </text:p>
      <text:p text:style-name="P1">Sutorius: (laughs) the cock (5) on you, daring to challenge the emperor himself</text:p>
      <text:p text:style-name="P1">Ahsoka: what do you think governor?</text:p>
      <text:p text:style-name="P1">Sutorius: (waits for a moment) no, </text:p>
      <text:p text:style-name="P1">Typhon: no....</text:p>
      <text:p text:style-name="P1">Sutorius: here's why, the Empire's put quite a price on your two heads (points to the rebels), if I turn you shits in I may be given a pardon, perhaps I get to keep my office</text:p>
      <text:p text:style-name="P1">Ahsoka: you wouldn't </text:p>
      <text:p text:style-name="P1">Sutorius: oh, but I would, the system is falling as you have said, you think a band of your rebels will save me from my fate </text:p>
      <text:p text:style-name="P1">Typhon: we must make attempt, or see the system once again in the hands of the imperials</text:p>
      <text:p text:style-name="P1">Sutorius: I am an Imperial, and no matter how you put it you two are yet fucking slaves, and therefore beneath me</text:p>
      <text:p text:style-name="P1">Ahsoka: narrow minded fuck</text:p>
      <text:p text:style-name="P1">Typhon: if that is your decision, we must be on our way</text:p>
      <text:p text:style-name="P1">(Ahsoka and Typhon turn around and start to walk out)</text:p>
      <text:p text:style-name="P1">Sutorius: (stands up) and you think I would just let you walk out of here </text:p>
      <text:p text:style-name="P1">Ahsoka: we walked in, we can sure as shit walk out</text:p>
      <text:p text:style-name="P1">Sutorius: yet you and I have unfinished business Spartacus</text:p>
      <text:p text:style-name="P1">Typhon: what are your thoughts </text:p>
      <text:p text:style-name="P1">Sutorius: some one like you, your such a man, too big to be taken down by petty treachery,</text:p>
      <text:p text:style-name="P1">Ahsoka: sounds like your attracted to him</text:p>
      <text:p text:style-name="P1">Sutorius: im not attracted to him, I attacted to his stature, his..., fuck you </text:p>
      <text:p text:style-name="P1">(Ahsoka laughs)</text:p>
      <text:p text:style-name="P1">Typhon: continue </text:p>
      <text:p text:style-name="P1">Sutorius: I pose a match, your best against my best, if my best wins you two come with me </text:p>
      <text:p text:style-name="P1">Typhon: and if my best wins?</text:p>
      <text:p text:style-name="P1">Sutorius: your free to go</text:p>
      <text:p text:style-name="P1">(Typhon looks at Ahsoka, she nods) </text:p>
      <text:p text:style-name="P1">Sutorius: so, deal (extends his hand)</text:p>
      <text:p text:style-name="P1">Typhon: deal (shakes his hand the roman way) </text:p>
      <text:p text:style-name="P1">Sutorius: Janus, Vesper, Iulus</text:p>
      <text:p text:style-name="P1">(three huge guards walk in to the room)</text:p>
      <text:p text:style-name="P1">Typhon: what is this</text:p>
      <text:p text:style-name="P1">Sutorius: you asked for my best (points to the men) these are my best</text:p>
      <text:p text:style-name="P1">(the rebel leaders are stunned now)</text:p>
      <text:p text:style-name="P1">Ahsoka: (to Typhon) this was not part of the deal</text:p>
      <text:p text:style-name="P1">Typhon: apologies governor, I was to assume this was a one on one </text:p>
      <text:p text:style-name="P1">Sutorius: I make the rules in this fucking city, if you forfeit, you lose </text:p>
      <text:p text:style-name="P1">Typhon: very well, Ahsoka</text:p>
      <text:p text:style-name="P1">(she steps forward and draws her sabers) </text:p>
      <text:p text:style-name="P1">Sutorius: this is your best, I expected to see you fight, boys you know the drill </text:p>
      <text:p text:style-name="P1"><text:soft-page-break/>(the guards start to laugh, Ahsoka turns on the sabers than the guards start to walk over)</text:p>
      <text:p text:style-name="P1"/>
      <text:p text:style-name="P1">MINI BOSS – Sutorius Guards (x3) </text:p>
      <text:p text:style-name="P1"><text:tab/>Difficulty – 4/10</text:p>
      <text:p text:style-name="P1"><text:tab/>Weapons – stun batton</text:p>
      <text:p text:style-name="P1"/>
      <text:p text:style-name="P1">Game Play </text:p>
      <text:p text:style-name="P1"/>
      <text:p text:style-name="P1">Now you will finally regain control of Ahsoka and fight these dickheads, one of them looks like a generic cop, you know the ones with the flat top hair cut and the small mustache, one looks like a giant Russian and the third looks like a Bald cop, any way this fight will introduce a really useful technique, the INSTANT KILL, this will be possible when you are fighting two or in this case three enemies at the same time, the guards will walk up to you with their shit-eating grins and you will have to instantly engage them, so they will start the fight by taking a few swings at you then once you go into the slow-motion combat, then you will be given commands, follow them and you will cut one of the guard's neck killing him, now you only have to deal with two guards. <text:s/>They will attempt to surround you again, so this will be countered by doing the same thing and instantly killing another of the guards, now you will only have to fight one of them, they are still tough so you will have to be carful of how you fight him because he can get the best of you within a minute, this guard is elite. <text:s/>So go at him as you would any other boss and just lay out some of the basic attacks, but you will have to get a bit creative with your moves, in other words do not be pradictable this is an advantage they will hold, he will try to use his shock stick but you will move quickly enough to not get hit, you will see now how Ahsoka moves and fights like a gladiator, once you are able to knockout his health to about 25% your enemy's attacks become faster, but you still hold the advantage of speed, then just use the move that would instantly kill the other guards on this guy and the fight will be over, Ahsoka will block a few punches and the uppper cut the last guard, as he hits the ground, Ahsoka will run up and slash is neck killing him </text:p>
      <text:p text:style-name="P1"/>
      <text:p text:style-name="P1">CUTSCENE</text:p>
      <text:p text:style-name="P1"/>
      <text:p text:style-name="P1">(Ahsoka finishes off the guards, Typhon looks pround, Sutorius is shocked)</text:p>
      <text:p text:style-name="P1">Sutorius: how, how the fuck </text:p>
      <text:p text:style-name="P1">Ahsoka: we're free to go then?</text:p>
      <text:p text:style-name="P1">Sutorius: yeah, yeah, go, get out of here </text:p>
      <text:p text:style-name="P1">(they exit the Tablinum and greet Houston)</text:p>
      <text:p text:style-name="P1">Houston: took you long enough </text:p>
      <text:p text:style-name="P1">Ahsoka: we almost fell prey to trechery </text:p>
      <text:p text:style-name="P1">Typhon: we will not make the same mistake again </text:p>
      <text:p text:style-name="P1">(Clovis walks in)</text:p>
      <text:p text:style-name="P1">Clovis: all done</text:p>
      <text:p text:style-name="P1">Typhon: the governor was not very plesent</text:p>
      <text:p text:style-name="P1">(alarm sounds)</text:p>
      <text:p text:style-name="P1">Ahsoka: guys what the hell is that?</text:p>
      <text:p text:style-name="P1">Clovis: fuck me to Alderan, they raised the alarm we must go now</text:p>
      <text:p text:style-name="P1"/>
      <text:p text:style-name="P1">Game Play</text:p>
      <text:p text:style-name="P1"/>
      <text:p text:style-name="P1">Now you will have to escape the underground fort of the governor Sutorius, the train systems will be down so you will have to start by going up the stairs in front of you, and back to the tracks, head down into the track way and everyone will follow, Clovis will take point and turn on a flashlight, draw your <text:soft-page-break/>lightsabers now, they will act as your lighting in the tunnels. <text:s/>On your radar Clovis will be a yellow dot, and he will have a bright flashlight so the group can see in front of you, so continue straight through the tunnels, there will be no trains active so you wont have to worry about getting blind-sided but after running through this long tunnel you will see a light and a station. <text:s/>There are Sutorius Guards present and they are going to shoot at you, these guys only have pistols so they will be a good start run into battle. <text:s/>Jump up onto the platform and the other members of your team will follow you, just kill the guards in front of you (should be about three) and the rest will be killed by your allies, then Clovis will go over to a door and try to open it, </text:p>
      <text:p text:style-name="P1"/>
      <text:p text:style-name="P1">Clovis: it's locked shit ( he walks away from it) we have to take the service elevator</text:p>
      <text:p text:style-name="P1">Houston: what like an old shitty, wooden, piss elevator </text:p>
      <text:p text:style-name="P1">Kayla: well it's either that or jail</text:p>
      <text:p text:style-name="P1">Houston: fuck</text:p>
      <text:p text:style-name="P1"/>
      <text:p text:style-name="P1">After the dialogue go back down into the subway tracks avoiding the third rail and fuckin subway rats, so Clovis will yet again take point and lead the way, this will be another journey through tunnels and darkness, you will have to be carful because if you touch the thrid rail you will lose a bit of health, so be on your toes, keep moving through the tunnels until you get to the next station, this will have platforms on both sides with guards all over them, this will give you the oportunity to use a new move, in this sequence you will block a shot, throw one of your sabers (Ahsoka chooses for you) at the enemies on one side killing one, as the saber returns, Ahsoka will duck and the saber will kill another enemy on the other platform, Ahsoka will then catch the flying saber ending the move. <text:s/>Once you are able to take out the last of the guards Clovis will tell you that the service elevator is not too far away, you will have to get moving through more shitty subway tunnels, then you will see in the distance two bright lights, yep thats right, their sending a train your way, the game will then have Ahsoka stand in the middle and have you press the L2 button repeatedly to power up a force attack, you have to get it to the top of the meter before the train hits you, if you fail the game will start you back after the second set of platforms, you will see the train coming at you full speed, then once you fill the meter on your screen, Ahsoka will use her powers to push the train backwards and explode, producing a fire and their for your light for the rest of this trip through the tunnels, then you will have to go through the wreckage of this train to get to the end of the line, once you pass the destroyed train, you will see the end of the subway line, it has yellow and black painted wood in the shape of an X, you will then follow clovis behind the X and you will get to the Service elevator, the team will enter and this will start a cutscene</text:p>
      <text:p text:style-name="P1"/>
      <text:p text:style-name="P1">CUTSCENE</text:p>
      <text:p text:style-name="P1"/>
      <text:p text:style-name="P1">Clovis: just what I wanted, to be declared public fucking enemy</text:p>
      <text:p text:style-name="P1">Typhon: welcome to the party</text:p>
      <text:p text:style-name="P1">(Ahsoka smirks and laughs)</text:p>
      <text:p text:style-name="P1">Houston: how the fuck are we supposed to get off the planet now, </text:p>
      <text:p text:style-name="P1">Kayla: we have a shuttle that can leave the planet, you can use it</text:p>
      <text:p text:style-name="P1">Ahsoka: you are not to come with us?</text:p>
      <text:p text:style-name="P1">Clovis: my life is here, I cant just pick up and leave, ill drive you to the space port, but I cannot leave</text:p>
      <text:p text:style-name="P1">Typhon: there is nothing more for you here </text:p>
      <text:p text:style-name="P1">Clovis: my decision is made</text:p>
      <text:p text:style-name="P1"/>
      <text:p text:style-name="P1">(the elevator doors open at the top floor, ground level, and then the chase continues)</text:p>
      <text:p text:style-name="P1"/>
      <text:p text:style-name="P1">Game Play</text:p>
      <text:p text:style-name="P1"><text:soft-page-break/></text:p>
      <text:p text:style-name="P1">Now you will have to steal a speeder and make sure you can fit your team in the thing so go for one of the large taxi cabs, hijack it (stand in front of the speeder and Houston will go up and open the door and punch the driver and throw him out, the team will get in) and then floor it to the waypoint on your radar, this is the spaceport. <text:s/>The traffic will be really bad and you will have a wanted level so the guards will be after you, and you will have to hold off the enemies, so Typhon will take the wheel and you will hang out the window with Typhon's Assault rifle, use the R1 button to shoot and your job is to take out the police cars behind you, they will come up on you fast and they will be shooting at you, on the top left on your screen is your life bar and the top right is the health of the speeder so make sure you dont sustain too much damage, its a bit of a trip to the spaceport. <text:s/>This part is not that hard, it can get difficult quickly because of the amount of cops, but this is also fun because you don't have to worry about driving, once you get to the space port the screen goes black and a cutscene starts </text:p>
      <text:p text:style-name="P1"/>
      <text:p text:style-name="P1">CUTSCENE</text:p>
      <text:p text:style-name="P1"/>
      <text:p text:style-name="P1">(Typhon parks the speeder, Ahsoka tosses him the rifle and he starts to shoot at the guards that followed them, Ahsoka and Typhon are defending the group and then Kayla and Clovis get their shuttle ready)</text:p>
      <text:p text:style-name="P1"/>
      <text:p text:style-name="P1">Houston: (to Typhon) SPARTACUS!</text:p>
      <text:p text:style-name="P1">(he turns around and then signals Ahsoka to follow him they get on the shuttle and Clovis and Kayla wait outside the shuttle)</text:p>
      <text:p text:style-name="P1">Typhon: come on Rush!</text:p>
      <text:p text:style-name="P1">Clovis: I cant leave my city behind!</text:p>
      <text:p text:style-name="P1">Ahsoka: if they catch you, they will execute you both</text:p>
      <text:p text:style-name="P1">Typhon: Join me, and we shall see the Empire fall</text:p>
      <text:p text:style-name="P1">Clovis: (looks at Typhon and smiles) lets go</text:p>
      <text:p text:style-name="P1">(they all pile into the shuttle and they leave the planet and then we see and armored truck and Sutorius walk out)</text:p>
      <text:p text:style-name="P1">Sutorius: run along Spartacus, soon you will meet your diserved end</text:p>
      <text:p text:style-name="P1"/>
      <text:p text:style-name="P1">LEVEL 4 COMPLETE </text:p>
      <text:p text:style-name="P1"/>
      <text:p text:style-name="P1">CUTSCENE continues </text:p>
      <text:p text:style-name="P1"/>
      <text:p text:style-name="P1">(we are then taken to Vader's Star destroyer, the Executor, and we see Crassus and Ceasar in full armour carrying their helmets under their arms, they walk into a room full of Imperial officers and Darth Vader himself, Cassinius and Furius greet the officers)</text:p>
      <text:p text:style-name="P1"/>
      <text:p text:style-name="P1">Cassinius: you two are late </text:p>
      <text:p text:style-name="P1">Crassus: apologies, I was securing the Sinuessa System after my victory against the rebel king </text:p>
      <text:p text:style-name="P1">Caesar: so unfortunate you could not join us </text:p>
      <text:p text:style-name="P1">Furius: fucking cunts </text:p>
      <text:p text:style-name="P1">Crassus: let us cool troubled thoughts, tell me, what of Spartacus?</text:p>
      <text:p text:style-name="P1">Cassinius: perhaps you should speak to lord vader himself</text:p>
      <text:p text:style-name="P1">Crassus: (nods) come Gaius,</text:p>
      <text:p text:style-name="P1">(they walk up to the front window where vader is looking out)</text:p>
      <text:p text:style-name="P1">Crassus: Lord Vader, </text:p>
      <text:p text:style-name="P1">Darth Vader: Commander Crassus, congratulations on your victory</text:p>
      <text:p text:style-name="P1">Caesar: taken with a grain of salt</text:p>
      <text:p text:style-name="P1"><text:soft-page-break/>Crassus: Gaius </text:p>
      <text:p text:style-name="P1">Caesar: Spartacus yet lives, and do not know of his where abouts</text:p>
      <text:p text:style-name="P1">Vader: lucky for you I have found some intel</text:p>
      <text:p text:style-name="P1">Crassus: let us move from (looks at Cassinius) low company and speak of plans in private </text:p>
      <text:p text:style-name="P1">Vader: what is your meaning</text:p>
      <text:p text:style-name="P1">Caesar: you have been too long from field of battle</text:p>
      <text:p text:style-name="P1">Crassus: I do not wish any rebel spys to learn of next move </text:p>
      <text:p text:style-name="P1">Vader: come with me </text:p>
      <text:p text:style-name="P1">(he leads them to a personal chamber with a map of the galaxy)</text:p>
      <text:p text:style-name="P1">Vader: our scouts last saw Spartacus and his army leave Mygeeto</text:p>
      <text:p text:style-name="P1">Crassus: led by the renegade Sutorius </text:p>
      <text:p text:style-name="P1">Vader: Sutorius was not with him upon exidous </text:p>
      <text:p text:style-name="P1">Caesar: the fuck remains on the planet</text:p>
      <text:p text:style-name="P1">Crassus: it appears the two did not come to terms, we yet hold advantage </text:p>
      <text:p text:style-name="P1">Vader: what do you suggest, go after the governor himself</text:p>
      <text:p text:style-name="P1">Crassus: do we know which direction Spartacus is headed </text:p>
      <text:p text:style-name="P1">Vader: I have scouts following them as we speak</text:p>
      <text:p text:style-name="P1">Crassus: summon Momius Rex, I would have him tail the rebels, </text:p>
      <text:p text:style-name="P1">Vader: to what end</text:p>
      <text:p text:style-name="P1">Crassus: to make sure we do not lose them in space</text:p>
      <text:p text:style-name="P1">Caesar: and what of us?</text:p>
      <text:p text:style-name="P1">Crassus: we will make for Mygeeto, to meet with the good Governor </text:p>
      <text:p text:style-name="P1">Vader: what are your plans Crassus</text:p>
      <text:p text:style-name="P1">Crassus: to regain the system, and then, continue persuit of Spartacus</text:p>
      <text:p text:style-name="P1">Vader: I shall set Momius to task</text:p>
      <text:p text:style-name="P1">Crassus: and Cassinius said you dont play well with others </text:p>
      <text:p text:style-name="P1">Vader: I have yet to find a commander as skilled as I am </text:p>
      <text:p text:style-name="P1">Caesar: then it appears you have met your match</text:p>
      <text:p text:style-name="P1">Vader: set course to Mygeeto, contact me when the governor is finished </text:p>
      <text:p text:style-name="P1">Crassus: (puts fist to his chest like a roman) My Lord </text:p>
      <text:p text:style-name="P1">(Caesar and Crassus exit the private room)</text:p>
      <text:p text:style-name="P1">Caesar: your plan begins to take shape</text:p>
      <text:p text:style-name="P1">Crassus: we shall keep Vader as an Ally, I do not want him to learn of true intent </text:p>
      <text:p text:style-name="P1">Caesar: your playing a dangerous game Marcus </text:p>
      <text:p text:style-name="P1">Crassus: one, I know the Sith will not see coming </text:p>
      <text:p text:style-name="P1"/>
      <text:p text:style-name="P1">(we go back to the Tatooine to see Aaron and Ben talking)</text:p>
      <text:p text:style-name="P1"/>
      <text:p text:style-name="P1">Aaron: it was the first time in many years, I had layed eyes upon the man</text:p>
      <text:p text:style-name="P1">Ben: and his appearance</text:p>
      <text:p text:style-name="P1">Aaron: deadly, yet even after so many years, he knew who I was </text:p>
      <text:p text:style-name="P1">Ben: where did the travels bring them next, </text:p>
      <text:p text:style-name="P1">Aaron: why here, into this very city, Mos Espa </text:p>
      <text:p text:style-name="P1">Ben: and there plans?</text:p>
      <text:p text:style-name="P1">Aaron: the impossible</text:p>
      <text:p text:style-name="P1"/>
      <text:p text:style-name="P1">Game Play</text:p>
      <text:p text:style-name="P1">You are placed in the barracks of the Rebel starship (as Ahsoka) and you will have to go to the living quarters to get to the next mission, as opposed to the barracks, as you would usually go, so make your <text:soft-page-break/>way to the floor below you and to Typhons room or as a Rebel labled it “House Spartacus” so make your way there and once you enter the door another cutscene </text:p>
      <text:p text:style-name="P1"/>
      <text:p text:style-name="P1">LEVEL 5 – Raising The Army Part 2 (Tatooine) – Storming Jabba's Palace </text:p>
      <text:p text:style-name="P1"/>
      <text:p text:style-name="P1">CUTSCENE</text:p>
      <text:p text:style-name="P1"/>
      <text:p text:style-name="P1">(Ahsoka enters this large room that has king size bed a large table with a galaxy map and a couch looking out of a window into the stars, Typhon is sitting on the couch and Ahsoka approaches him and sits down, Typhon is rolling up a blunt)</text:p>
      <text:p text:style-name="P1"/>
      <text:p text:style-name="P1">Ahsoka: whats going on buddy</text:p>
      <text:p text:style-name="P1">Typhon: (looks up and smiles) mot much, smoke?</text:p>
      <text:p text:style-name="P1">Ahsoka: sure</text:p>
      <text:p text:style-name="P1">Typhon: (lights the blunt, takes a hit and passes it) you saved our asses back there </text:p>
      <text:p text:style-name="P1">Ahsoka: well you saved me from certain death, it is only right to return favor </text:p>
      <text:p text:style-name="P1">Typhon: yet, we are no better off</text:p>
      <text:p text:style-name="P1">Ahsoka: what is your meaning?</text:p>
      <text:p text:style-name="P1">Typhon: our ranks niether gained nor lost, we stand the same in number when we left Sinuessa</text:p>
      <text:p text:style-name="P1">Ahsoka: we cannot afford to face Crassus legions in open battle</text:p>
      <text:p text:style-name="P1">Typhon: no, (takes hit) we cannot</text:p>
      <text:p text:style-name="P1">Ahsoka: you got any ideas?</text:p>
      <text:p text:style-name="P1">Typhon: a few come to thought, Renner spoke of the mines,</text:p>
      <text:p text:style-name="P1">Ahsoka: how do we know they yet exist </text:p>
      <text:p text:style-name="P1">Typhon: scouts loyal to us have made sure it still stands </text:p>
      <text:p text:style-name="P1">Ahsoka: we must find a way to increase our ranks before we pull a move like that</text:p>
      <text:p text:style-name="P1">Typhon: what are your thoughts </text:p>
      <text:p text:style-name="P1">Ahsoka: we go back, to the system where we had the best recuits </text:p>
      <text:p text:style-name="P1">Typhon: Tatooine, our faces are posted throughout Mos Eisley, giving quite the reward</text:p>
      <text:p text:style-name="P1">Ahsoka: I thing that has crossed mind, but I do not put my hopes in criminals again,</text:p>
      <text:p text:style-name="P1">Typhon: where could we go, to see efforts fulfilled</text:p>
      <text:p text:style-name="P1">Ahsoka: the empire keeps many beneath heel, I would show them the error of their ways </text:p>
      <text:p text:style-name="P1">Typhon: you would recruit slaves,</text:p>
      <text:p text:style-name="P1">Ahsoka: we both stood as such, think about what we could do if we opened their eyes to freedom</text:p>
      <text:p text:style-name="P1">Typhon: it would make for some commited warriors, where would we find such abundance of men</text:p>
      <text:p text:style-name="P1">Ahsoka: theres only one place in mind, The palace of the Hutts</text:p>
      <text:p text:style-name="P1"/>
      <text:p text:style-name="P1">(we then go to a table with all the rebel leaders present, this includes Ahsoka, Spartacus (Typhon), Crixus, Renner, Houston, and Clovis)</text:p>
      <text:p text:style-name="P1"/>
      <text:p text:style-name="P1">Houston: are you out of your fucking mind</text:p>
      <text:p text:style-name="P1">Typhon: have you any better ideas </text:p>
      <text:p text:style-name="P1">Houston: word says Crassus raised the bounty on your heads to 100,000 credits </text:p>
      <text:p text:style-name="P1">Ahsoka: they care little for the currency of the empire on Tatooine</text:p>
      <text:p text:style-name="P1">Crixus: your plan is short of fucking suicide</text:p>
      <text:p text:style-name="P1">Ahsoka: what would you have us do</text:p>
      <text:p text:style-name="P1">Crixus: I would gather our strength and make swift move against Crassus</text:p>
      <text:p text:style-name="P1">Typhon: we do not have the men to face his legions in open battle</text:p>
      <text:p text:style-name="P1">Crixus: we need soldiers, not shit fucking slaves </text:p>
      <text:p text:style-name="P1"><text:soft-page-break/>Typhon: every man has his worth, these people no nothing but oppression</text:p>
      <text:p text:style-name="P1">Ahsoka: and they will be eager to join us </text:p>
      <text:p text:style-name="P1">Houston: and if you are wrong</text:p>
      <text:p text:style-name="P1">Typhon: they shall be free, and they will be allowed to make their own choice </text:p>
      <text:p text:style-name="P1">Renner: I like it, just one thing, Jabba is not going to let you walk in there guns drawn</text:p>
      <text:p text:style-name="P1">Ahsoka: Jabba is not present at this moment his nephew Gorga is running the palace in his absence </text:p>
      <text:p text:style-name="P1">Typhon: Jabba has taken his body slave and half his personal guard to Nal Hutta </text:p>
      <text:p text:style-name="P1">Ahsoka: giving us a prime opportunity to strike</text:p>
      <text:p text:style-name="P1">Houston: and if we were to do this, how would it be done?</text:p>
      <text:p text:style-name="P1">Typhon: we land outskirts of Mos Espa, we will then enter the city</text:p>
      <text:p text:style-name="P1">Ahsoka: we will meet with the Hutt's representatives and give them a peace offering </text:p>
      <text:p text:style-name="P1">Crixus: and what will this be </text:p>
      <text:p text:style-name="P1">Typhon: we shall give them one of us posed as a servile</text:p>
      <text:p text:style-name="P1">Ahsoka: disguising as slaves, much like the old days</text:p>
      <text:p text:style-name="P1">Typhon: our agent will then break their bonds at night fall and we shall storm the palace</text:p>
      <text:p text:style-name="P1">Renner: freeing all the slaves we can find </text:p>
      <text:p text:style-name="P1">Clovis: how many slaves stand in Jabba's Palace?</text:p>
      <text:p text:style-name="P1">Ahsoka: there must be hundreds within those walls</text:p>
      <text:p text:style-name="P1">Typhon: who would be eager to give life to our cause </text:p>
      <text:p text:style-name="P1">Crixus: now we decide, who will be our agent </text:p>
      <text:p text:style-name="P1">(everyone is silent and tries to look at Ahsoka)</text:p>
      <text:p text:style-name="P1">Ahsoka: really guys, me again </text:p>
      <text:p text:style-name="P1">Renner: Spartacus chose you as our best warrior, and you have done this for us countless times </text:p>
      <text:p text:style-name="P1">Ahsoka: this plan needs to be perfect, im not staying one night in that shit-hole</text:p>
      <text:p text:style-name="P1">Typhon: it will be, we first have to land on the planet </text:p>
      <text:p text:style-name="P1">Crixus: let us make our move, and swiftly return to battle against Crassus</text:p>
      <text:p text:style-name="P1"/>
      <text:p text:style-name="P1">(the star cruiser lands in the outskirts and you will be placed outside, you will be wearing something different now, you will have your normal pants but you will be wearing aviator sunglasses and a white A-shirt (Wife b))</text:p>
      <text:p text:style-name="P1"/>
      <text:p text:style-name="P1">Game Play</text:p>
      <text:p text:style-name="P1"/>
      <text:p text:style-name="P1">after marveling your get up for the level, hop on the closet speeder bike and wait for your comrades to do the same, then once they mount their bikes, they will take off and you will have to follow them, this is unlike the last time's you have had to pilot one of these things, make your way throught the dunes and canyons around this area, there will be no enemies so you cannot get shot down, your comrades will follow the path in front of them as you will follow them. <text:s/>You will be dirving for some time before you see a flat land with a city in the distance, make for this city, once you get close a scene will start</text:p>
      <text:p text:style-name="P1"/>
      <text:p text:style-name="P1">CUTSCENE</text:p>
      <text:p text:style-name="P1"/>
      <text:p text:style-name="P1">(the rebels dismount their bikes and they enter a tavern where they see no imperial troops but a lot of criminals and scumbags, Ahsoka and Typhon walk up to the bar to order a drink)</text:p>
      <text:p text:style-name="P1">Typhon: whisky </text:p>
      <text:p text:style-name="P1">Ahsoka: let me get a water</text:p>
      <text:p text:style-name="P1">Tender: we dont serve that here </text:p>
      <text:p text:style-name="P1">Ahsoka: it's hot as fuck outside</text:p>
      <text:p text:style-name="P1">Typhon: Ahsoka</text:p>
      <text:p text:style-name="P1"><text:soft-page-break/>Ahsoka: im a customer, not an imperial, </text:p>
      <text:p text:style-name="P1">Tender: fuck the empire, I work for the Hutts</text:p>
      <text:p text:style-name="P1">(Ahsoka's eyes light up)</text:p>
      <text:p text:style-name="P1">Ahsoka: excuse me for one moment (she leaves the bar and sits with the rebels present) </text:p>
      <text:p text:style-name="P1">Typhon: your a man of the Hutts?</text:p>
      <text:p text:style-name="P1">Tender: Issac's the name </text:p>
      <text:p text:style-name="P1">Typhon: well then Issac, I am in need of your master's sevice </text:p>
      <text:p text:style-name="P1">Issac: I stand no fucking slave, </text:p>
      <text:p text:style-name="P1">Typhon: I did not mean to insult, I but seek common ground </text:p>
      <text:p text:style-name="P1">Issac: Let us speak somewhere in private come to the back room</text:p>
      <text:p text:style-name="P1">(Issac the bartender leads Typhon into a back room to talk, we are taken to the rebels sitting in a booth)</text:p>
      <text:p text:style-name="P1"/>
      <text:p text:style-name="P1">Crixus: what did he say</text:p>
      <text:p text:style-name="P1">Ahsoka: the bartender's a man of the Hutts, our plan begins to take shape</text:p>
      <text:p text:style-name="P1">Renner: damn it your good </text:p>
      <text:p text:style-name="P1">Ahsoka: (laughs) lets keep our minds set on the task at hand, no drinking you two</text:p>
      <text:p text:style-name="P1">Renner: c'mon Sokes</text:p>
      <text:p text:style-name="P1">Ahsoka: hey, I need you at your best tonight, we cant afford any distractions </text:p>
      <text:p text:style-name="P1"/>
      <text:p text:style-name="P1">(we go into this back room to see Typhon and Issac smoking)</text:p>
      <text:p text:style-name="P1"/>
      <text:p text:style-name="P1">Typhon: (takes a hit) I am on the run Issac, your employers have the protection I require </text:p>
      <text:p text:style-name="P1">Issac: the Hutts are businessmen, they will not accept unless they have an offering </text:p>
      <text:p text:style-name="P1">Typhon: all I can give you is a slave</text:p>
      <text:p text:style-name="P1">Issac: Gorga has about 500 of those, what makes you think he will want another </text:p>
      <text:p text:style-name="P1">Typhon: this one is special</text:p>
      <text:p text:style-name="P1">Issac: unless its a woman, there is no deal</text:p>
      <text:p text:style-name="P1">Typhon: well it's your lucky day </text:p>
      <text:p text:style-name="P1">Issac: I will speak with Sir Gorga, in the mean do not stray too far, his answers come sooner than later</text:p>
      <text:p text:style-name="P1">Typhon: gratitude </text:p>
      <text:p text:style-name="P1"/>
      <text:p text:style-name="P1">(he leaves and signals the rebels to leave the tavern, they get a motel room and they plan the next phase of their attack)</text:p>
      <text:p text:style-name="P1"/>
      <text:p text:style-name="P1">Ahsoka: (who is now dressed in slave gear (see <text:span text:style-name="T2">Spartacus: Blood and Sand</text:span><text:span text:style-name="T3">)) Heres the plan</text:span></text:p>
      <text:p text:style-name="P2">Typhon: Ahsoka and I will walk in to the palace, during this time I will scout the palace for any weakpoints </text:p>
      <text:p text:style-name="P2">Ahsoka: I unfortunately will not have any weapons on me but this (Pulls out knife)</text:p>
      <text:p text:style-name="P2">Crixus: how are sure the hutts will fall for this</text:p>
      <text:p text:style-name="P2">Typhon: he does not suspect a thing </text:p>
      <text:p text:style-name="P2">Ahsoka: and if I must, a little mind trick here and there, we'll be fine </text:p>
      <text:p text:style-name="P2">Typhon: once the exchange is made I will leave the palace and prepare the army for the attack</text:p>
      <text:p text:style-name="P2">Ahsoka: make sure you guys are there at expected time, I dont want any trouble</text:p>
      <text:p text:style-name="P2">Typhon: we will be there </text:p>
      <text:p text:style-name="P2">Ahsoka: ok guys lets do it, (looks at Renner) stop starring at my tits Renner</text:p>
      <text:p text:style-name="P2">Renner: I wasn't </text:p>
      <text:p text:style-name="P2">Ahsoka: yes you were</text:p>
      <text:p text:style-name="P2">Renner: I was NOT!</text:p>
      <text:p text:style-name="P2">Typhon: Renner, enough!</text:p>
      <text:p text:style-name="P2"><text:soft-page-break/>Crixus: (to Typhon) I will see to the men, and Renner's cock (6) to cover (he leaves the room)</text:p>
      <text:p text:style-name="P2">Ahsoka: You ready Spartcus</text:p>
      <text:p text:style-name="P2">Typhon: just be careful </text:p>
      <text:p text:style-name="P2">Ahsoka: I will </text:p>
      <text:p text:style-name="P2"/>
      <text:p text:style-name="P2">(they kiss and we then are taken to Crassus' Ship over Mygeeto and we see him and Caesar making plans)</text:p>
      <text:p text:style-name="P2"/>
      <text:p text:style-name="P1">Crassus: (as officer walks in) Give Report</text:p>
      <text:p text:style-name="P1">Publius: all of our forces have withdrawn from Sinuessa</text:p>
      <text:p text:style-name="P1">Crassus: give command to third legion to hold position, </text:p>
      <text:p text:style-name="P1">Publius: Father (he exits)</text:p>
      <text:p text:style-name="P1">Caesar: why must we keep legions upon winter fucking waistland</text:p>
      <text:p text:style-name="P1">Crassus: I but sieze the moment, Pompeus must not know of our moves </text:p>
      <text:p text:style-name="P1">Ceasar: he has been fighting the renegade for months now, </text:p>
      <text:p text:style-name="P1">Crassus: Sutorius has made fatal error, having broken words with the rebel Spartacus</text:p>
      <text:p text:style-name="P1">Caesar: and you are sure of this </text:p>
      <text:p text:style-name="P1">Crassus: my scouts have tracked the rebels for weeks revealing location</text:p>
      <text:p text:style-name="P1">(another officer enters)</text:p>
      <text:p text:style-name="P1">Officer: Imperitor, he has made contact </text:p>
      <text:p text:style-name="P1">Crassus: (to the officer) put the call through </text:p>
      <text:p text:style-name="P1">Officer: (smacks his chest like a roman) </text:p>
      <text:p text:style-name="P1">Caesar: this is your scout</text:p>
      <text:p text:style-name="P1">Crassus: my best </text:p>
      <text:p text:style-name="P1">(the screen turns on and we see a armored man in the shadows, but we cant see his face, his voice has a clone accent)</text:p>
      <text:p text:style-name="P1"/>
      <text:p text:style-name="P1">Scout: Marcus, </text:p>
      <text:p text:style-name="P1">Crassus: what news do you bring </text:p>
      <text:p text:style-name="P1">Scout: the rebels have landed on Tatoonie, I have located their ship in the outskirts</text:p>
      <text:p text:style-name="P1">Caesar: now is the time for attack</text:p>
      <text:p text:style-name="P1">Crassus: hold position and give voice towards their next move </text:p>
      <text:p text:style-name="P1">Scout: the matter of my payment</text:p>
      <text:p text:style-name="P1">Crassus: you will receive your payment the same way as usual, inform us if the rebels move</text:p>
      <text:p text:style-name="P1">Scout: roger that</text:p>
      <text:p text:style-name="P1"/>
      <text:p text:style-name="P1">(call ends) </text:p>
      <text:p text:style-name="P1"/>
      <text:p text:style-name="P1">Caesar: Spartacus' ship is undefended and we do not send our men</text:p>
      <text:p text:style-name="P1">Crassus: it will take days to march our armies across the galaxy</text:p>
      <text:p text:style-name="P1">Caesar: we must tell Vader</text:p>
      <text:p text:style-name="P1">Crassus: and share victory with him, you know damn well he'll take it for himself</text:p>
      <text:p text:style-name="P1">Caesar: then what would you have us do</text:p>
      <text:p text:style-name="P1">Crassus: wait for the rebels to make their move, and attack when they are closer </text:p>
      <text:p text:style-name="P1"/>
      <text:p text:style-name="P1">SCENE ENDS</text:p>
      <text:p text:style-name="P1"/>
      <text:p text:style-name="P1">Game Play</text:p>
      <text:p text:style-name="P1"/>
      <text:p text:style-name="P1"><text:soft-page-break/>we will now be placed in the Motel complex, it is morning, you will take control of Ahsoka wearing her normal clothing and you will have to go back to your room, so follow the radar and it will lead you back to the room, once you enter a scene will start</text:p>
      <text:p text:style-name="P1"/>
      <text:p text:style-name="P1">CUTSCENE</text:p>
      <text:p text:style-name="P1"/>
      <text:p text:style-name="P1">(Ahsoka walks in the room)</text:p>
      <text:p text:style-name="P1">Typhon: you ready for this</text:p>
      <text:p text:style-name="P1">Ahsoka: yeah, lets do it</text:p>
      <text:p text:style-name="P1">(he tosses her the slave clothing)</text:p>
      <text:p text:style-name="P1">Typhon: get changed, </text:p>
      <text:p text:style-name="P1">(She enters the bathroom)</text:p>
      <text:p text:style-name="P1">Crixus: are you sure this will work</text:p>
      <text:p text:style-name="P1">Typhon: we must be ready by appointed time, </text:p>
      <text:p text:style-name="P1">(Ahsoka exits the bathroom in the slave gear) </text:p>
      <text:p text:style-name="P1">Ahsoka: just make sure you guys are at the gate by midnight </text:p>
      <text:p text:style-name="P1">Renner: we'll be there </text:p>
      <text:p text:style-name="P1">Ahsoka: ok, lets go</text:p>
      <text:p text:style-name="P1">(she hands her sabers to Typhon and Typhon gives her a knife, she conceals the weapon, they bind her hands they begin to move, Typhon and Ahsoka share a speeder bike, and Crixus and Renner, drive back the other two, there is one remaining, they leave it)</text:p>
      <text:p text:style-name="P1"/>
      <text:p text:style-name="P1">(they will get to Jabba's palace by midday and then, Ahsoka and Typhon get off the bike, they walk up to the palace gates and Typhon knocks four times then kicks the door, the gate opens a with some speed <text:s/>and two Gamorrian Guards will approach you)</text:p>
      <text:p text:style-name="P1"/>
      <text:p text:style-name="P1">Gamorrian: state business within this palace, </text:p>
      <text:p text:style-name="P1">Typhon: Issac, has spoke of my arrangement</text:p>
      <text:p text:style-name="P1">Gamorrian: ah, your the protection guy, in </text:p>
      <text:p text:style-name="P1">(they walk in and the gate closes behind them)</text:p>
      <text:p text:style-name="P1">Gamorrian: got any weapons</text:p>
      <text:p text:style-name="P1">Typhon: just this (hands over pistol) </text:p>
      <text:p text:style-name="P1">Gamorrian: and your slave, im going to have to search her</text:p>
      <text:p text:style-name="P1">Ahsoka: (slightly waves her hand) you dont need to search me </text:p>
      <text:p text:style-name="P1">Gamorrian: I dont need to search you, move along </text:p>
      <text:p text:style-name="P1">Typhon: nice going </text:p>
      <text:p text:style-name="P1">(Ahsoka laughs)</text:p>
      <text:p text:style-name="P1">(they continue into the palace and they go down a set of stairs and see the many guards, slaves and criminals in Jabba's palace, Typhon and Ahsoka stand before the Gorga the Hutt sitting in Jabba's place)</text:p>
      <text:p text:style-name="P1"/>
      <text:p text:style-name="P1">Gorga: allow me to speak the common tongue</text:p>
      <text:p text:style-name="P1">Typhon: what ever you wish great one </text:p>
      <text:p text:style-name="P1">Gorga: my agent Issac says your in need of protection </text:p>
      <text:p text:style-name="P1">Typhon: I have made many enemies, </text:p>
      <text:p text:style-name="P1">Gorga: and in return I get this slave, doesn't seem like a fair trade </text:p>
      <text:p text:style-name="P1">Typhon: she is worth every soldier, trust me on this one </text:p>
      <text:p text:style-name="P1">Gorga: (Scans Ahsoka with his eyes and nods) very well, (to a guard) take the bitch down to her cell, </text:p>
      <text:p text:style-name="P1">(two guards grab Ahsoka and take her away)</text:p>
      <text:p text:style-name="P1">Typhon: and what of me?</text:p>
      <text:p text:style-name="P1"><text:soft-page-break/>Gorga: I will send for you in a few days, to see if we have cause for alliance </text:p>
      <text:p text:style-name="P1">(Typhon bows and leaves the Palace, we are taken to the bowels of the palace where we see all the slaves of the palace there's about 700 slaves in the cell blocks here, the Gamorrians push Ahsoka into a cell with two Twileks, they are frightened)</text:p>
      <text:p text:style-name="P1"/>
      <text:p text:style-name="P1">Gamorrian: not a fucking word out of you shits, ya got it </text:p>
      <text:p text:style-name="P1">Slave: yes sir</text:p>
      <text:p text:style-name="P1">Gamorrian: you know what happened last time</text:p>
      <text:p text:style-name="P1">(he leaves)</text:p>
      <text:p text:style-name="P1">(Ahsoka walks over to the corner and sits down, she starts to draw a layout of Jabba's palace in the sand on the floor)</text:p>
      <text:p text:style-name="P1">Twilek: what are you doing</text:p>
      <text:p text:style-name="P1">Ahsoka: planning my escape </text:p>
      <text:p text:style-name="P1">Twilek: no slave has done such a thing</text:p>
      <text:p text:style-name="P1">Ahsoka: im not just some ordinary slave</text:p>
      <text:p text:style-name="P1">Twilek: and you are </text:p>
      <text:p text:style-name="P1">Ahsoka: ever heard of the Jedi Assassin?</text:p>
      <text:p text:style-name="P1">(a tusken male pokes his head out of his cell)</text:p>
      <text:p text:style-name="P1">Tusken: you mean Tano?</text:p>
      <text:p text:style-name="P1">Ahsoka: yeah, </text:p>
      <text:p text:style-name="P1">Tusken: she does not exist</text:p>
      <text:p text:style-name="P1">Ahsoka: you are sure of this?</text:p>
      <text:p text:style-name="P1">Tusken: they say she commands armies and frees slaves, with....</text:p>
      <text:p text:style-name="P1">Ahsoka: with</text:p>
      <text:p text:style-name="P1">(a gamporian enters the room) </text:p>
      <text:p text:style-name="P1">Gamorrian: shut the fuck up you fucking slaves!</text:p>
      <text:p text:style-name="P1">(all the slaves put their heads down except Ahsoka)</text:p>
      <text:p text:style-name="P1">Gamorrian: so your the fucking big mouth</text:p>
      <text:p text:style-name="P1">Ahsoka: I didn't say anything </text:p>
      <text:p text:style-name="P1">Gamorrian: I should have you whipped for talking back to me </text:p>
      <text:p text:style-name="P1">(a person comes in the door)</text:p>
      <text:p text:style-name="P1">Man: Carter, your needed in the throne room</text:p>
      <text:p text:style-name="P1">Gamorrian: (his name is carter) i'll see you later </text:p>
      <text:p text:style-name="P1">(he leaves the room)</text:p>
      <text:p text:style-name="P1">Twilek: those guards, they can do anything to us slaves </text:p>
      <text:p text:style-name="P1">Ahsoka: anything?</text:p>
      <text:p text:style-name="P1">Twilek 2: everything</text:p>
      <text:p text:style-name="P1">Ahsoka: if you could fight, would you </text:p>
      <text:p text:style-name="P1">Twilek: We would, yet we cannot revolt, we are kept under lock and key</text:p>
      <text:p text:style-name="P1">Ahsoka: keep your heads down, im getting you all out tonight, what is your name </text:p>
      <text:p text:style-name="P1">Twilek: Tara, over there is my sister Saydee</text:p>
      <text:p text:style-name="P1">Ahsoka: Tara, Saydee I will see you and all these slaves free </text:p>
      <text:p text:style-name="P1">Tara: if only that were true</text:p>
      <text:p text:style-name="P1">Ahsoka: if I am right will you join me </text:p>
      <text:p text:style-name="P1">Saydee: (stands up) we will fight for you</text:p>
      <text:p text:style-name="P1">Ahsoka: just be ready when the time comes </text:p>
      <text:p text:style-name="P1"/>
      <text:p text:style-name="P1">(we then go to the surface of Mygeeto, Crassus and Caesar marching into a tall building)</text:p>
      <text:p text:style-name="P1"/>
      <text:p text:style-name="P1"><text:soft-page-break/>Caesar: im surprised that Sutorius requested a meeting </text:p>
      <text:p text:style-name="P1">Crassus: he seeks to hold what ever he may have, </text:p>
      <text:p text:style-name="P1">Caesar: I still think you plan here will not work</text:p>
      <text:p text:style-name="P1">Crassus: let us hope all falls into place </text:p>
      <text:p text:style-name="P1">(they enter an office and Sutorius is sitting at the desk in the room, two large body guards at his side)</text:p>
      <text:p text:style-name="P1"/>
      <text:p text:style-name="P1">Sutorius: Marcus Crassus</text:p>
      <text:p text:style-name="P1">Crassus: the years have been kind Quintus </text:p>
      <text:p text:style-name="P1">Sutorius: they have been better, this war has caused the people of this great city much pain</text:p>
      <text:p text:style-name="P1">Crassus: I seek to see their suffering to an end</text:p>
      <text:p text:style-name="P1">Sutorius: then we are of a like mind, what are your terms </text:p>
      <text:p text:style-name="P1">Crassus: my terms </text:p>
      <text:p text:style-name="P1">Sutorius: the empire has sent you to discuss a peace treaty, that is what my men have told me </text:p>
      <text:p text:style-name="P1">Crassus: not exactly, I have come to receive YOUR surrender</text:p>
      <text:p text:style-name="P1">Sutorius: (laughs) guards (motions them but they do not listen)</text:p>
      <text:p text:style-name="P1">Crassus: Sieze him</text:p>
      <text:p text:style-name="P1">(the guards sieze Sutorius)</text:p>
      <text:p text:style-name="P1">Sutorius: what the fuck is going on here</text:p>
      <text:p text:style-name="P1">Crassus: you men have fallen to more pressing matters, and more coin than you could provide</text:p>
      <text:p text:style-name="P1">Sutorius: I am a man of the Empire</text:p>
      <text:p text:style-name="P1">Crassus: one that gave aid to our enemy, for whatever the reason</text:p>
      <text:p text:style-name="P1">Sutorius: I was trying to turn him in</text:p>
      <text:p text:style-name="P1">Crassus: then you admit to breaking words with the rebel</text:p>
      <text:p text:style-name="P1">Sutorius: only to see him to your base </text:p>
      <text:p text:style-name="P1">Crassus: gratitude for your honesty, know that it will not be forgotten (to the guards) crucify him</text:p>
      <text:p text:style-name="P1">Sutorius: (screams violently)</text:p>
      <text:p text:style-name="P1"/>
      <text:p text:style-name="P1">(the next thing we see is Sutorius being nailed to a cross, he is shreaking in pain, it's a really bloody sight)</text:p>
      <text:p text:style-name="P1"/>
      <text:p text:style-name="P1">Crassus: with this system back in order, we will press towards Spartacus </text:p>
      <text:p text:style-name="P1">Caesar: what of the people, who shall govern them</text:p>
      <text:p text:style-name="P1">Crassus: Pompeus and his legions are marching here as we speak, they will take control by the time we depart</text:p>
      <text:p text:style-name="P1">Caesar: I had my doubts, but you pulled it off</text:p>
      <text:p text:style-name="P1">Crassus: much is possible with the promise of coin</text:p>
      <text:p text:style-name="P1">Caesar: and our next move</text:p>
      <text:p text:style-name="P1">Crassus: we shall wait for or enemies to come closer to us, then strike with full force </text:p>
      <text:p text:style-name="P1"/>
      <text:p text:style-name="P1">(then the scene shifts to Tatooine and Jabba's Palace at night, the Gamorrian Guards are locking the slaves in their cells, and we see Ahsoka getting led into a cell and the guards locking the door, Ahsoka waits for a moment, and as soon as the guards leave the room, She pulls out her knife, and picks the cell lock, she opens the door and the mission begins)</text:p>
      <text:p text:style-name="P1"/>
      <text:p text:style-name="P1">Game Play</text:p>
      <text:p text:style-name="P1"/>
      <text:p text:style-name="P1">start by crouching, and making sure you stick to the shadows, this will be the most important thing in this mission, now move forward and you will see a Gamorrian slaver sleeping in a chair, quietly move up to him, once you get close enough their will be a big square at the top of your screen flashing, press <text:soft-page-break/>the button and Ahsoka will quickly cut the Gamorrian's throat, a lot of blood will rain out of the guard, he will not be able to call more guard, once he hits the floor he's dead. <text:s/>Go up to his body and you will get 1 cell key, use it on the door in front of you, this key only works on this door, now you will move into a long hall rounded to the shape of the palace, two guards will be walking towards you quickly get to the shadows and hide for a moment, they will not see you. <text:s/>Once they pass move in the direction they came from and move till you find a blue door that has an up and down arrow on it. <text:s/>As you go up to it the doors will open and you will enter, it will go up a few floors and once the door opens you will see two Gamorrian guards with their backs turned, quickly move out of the door and hide in the shadows next to the elevator door, once the guards enter the door and they will head up or down. <text:s/>Once you are clear, make your way to the right you will see a Gamorrian Guard with his back turned to you walking, crouch and sneak up behind him, you will have to be quiet or else you will alert the guards in the palace, you will then see the square on the top of your screen flashing, press it and Ahsoka will jump on the Gamorrian's back, wrapping her legs around his back, grab his mouth and stab him in the neck three times. <text:s/>The blood will spill, and you will get another cell key, use this on the gated door in front of you. <text:s/>Once you go in you will hear guards walking toward you, rush to the shadows on the left and you will be concealed, let them pass and they will enter the door you exited, now move forward and up the stair case, you will then come to the back of the throne room, behind where Jabba would sit, there are two guards and three slaves in the hall. <text:s/>The guards will be approached by another guard and they will book it down to another level, they found the guard you killed. <text:s/>Once they leave, move past the slaves scrubbing the floor and head up the stairs to the northwest of the room this will lead you up to the large gate of Jabba's palace, run up to the switch and a mini-scene starts</text:p>
      <text:p text:style-name="P1"/>
      <text:p text:style-name="P1">Mini-scene</text:p>
      <text:p text:style-name="P1"/>
      <text:p text:style-name="P1">(Ahsoka moves quietly and goes up to the switch, then she looks over her shoulder and sees two Gamorrian guards standing before her laughing, she laughs and the slams her fist against the wall opening the gate. <text:s/>As the gate opens, the Gamorrians begin to advance and then they see the terror, In rolls Typhon, dressed in armor and riding on a horse with his dark saber drawn, he screams violently and charges into the palace, the first guard approaches and Typhon cuts his head clean off, and the other is trampled by the horse, the rebel army begins to pour in)</text:p>
      <text:p text:style-name="P1"/>
      <text:p text:style-name="P1">Ahsoka: your on time </text:p>
      <text:p text:style-name="P1">Typhon: you know i'd never let you down (he tosses her sabers to her)</text:p>
      <text:p text:style-name="P1">Ahsoka: (turns them on) the slaves are on the bottom floor</text:p>
      <text:p text:style-name="P1">Typhon: (hops off his horse) let us see them free</text:p>
      <text:p text:style-name="P1"/>
      <text:p text:style-name="P1">Game Play</text:p>
      <text:p text:style-name="P1"/>
      <text:p text:style-name="P1">YOU ARE LAWRENCE TYPHON</text:p>
      <text:p text:style-name="P1"/>
      <text:p text:style-name="P1">yes thats right you get to storm Jabba's palace while playing as Spartacus, so follow Ahsoka down back into the palace while getting a feel for the controls as the new character, while Spartacus is stronger than Ahsoka, you do not have any powers and you have one dark saber, an assault rifle, a blaster pistol, 4 frag grenades, and a combat knife. <text:s/>Now as you head down the steps the Gamorrian guards will come up, kill the one that gets closest to you because Ahsoka will kill the other, as you are moving, the rebel army is moving into the palace and you can see the many troops pouring into the structure, so start by following Ahsoka back behind Jabba's throne and into the door, two more guards will show up, Typhon can instant kill them both, just let the slow motion do the work and press the according buttons shown. <text:s/>Once you get through them, head down the corridor and you will see the four more guards headed your <text:soft-page-break/>way, take on two of them as Ahsoka will do the same, once these greasy bastards are dead head forward and back to the elevator, head down and you will be back on the floor of the slave quarters, you will have to head forward and through two more halls of Gamorrian's to try and stop you, once they are taken care of and there are no enemies in sight, enter the door with iron bars on it and another scene starts</text:p>
      <text:p text:style-name="P1"/>
      <text:p text:style-name="P1">CUTSCENE</text:p>
      <text:p text:style-name="P1"/>
      <text:p text:style-name="P1">(Ahsoka and Typhon enter the cell block and all the slaves start to cower, Typhon starts to break the locks on one side Ahsoka the other and soon all 700 slaves present at the palace are freed and the two lead them up to the throne room and then we see the rebel leaders step forward as the slaves are frightened as they are lined up opposite of the rebels)</text:p>
      <text:p text:style-name="P1"/>
      <text:p text:style-name="P1">Typhon: strike fear and quiet concern, our quarrel is not with you </text:p>
      <text:p text:style-name="P1">(the slaves become silent)</text:p>
      <text:p text:style-name="P1">Typhon: it is placed with those would claim themselves your masters, a title that bears no meaning to us, nor you should you wish it so, you are given choice as we once were, submit forever to imperial cruelty, or to take up arms and join us in FREEDOM</text:p>
      <text:p text:style-name="P1">(Crixus and Houston are walking by a captured Gorga the Hutt and he is not happy)</text:p>
      <text:p text:style-name="P1">Gorga: and who are you to present such fucking offer (Houston slams his head with a gun)</text:p>
      <text:p text:style-name="P1">(Typhon looks at Ahsoka, she nods)</text:p>
      <text:p text:style-name="P1">Typhon: (looks at the Hutt) I am Spartacus</text:p>
      <text:p text:style-name="P1">(Gorga is shocked and frightened, all the slaves are in awe, they begin to whisper “Spartacus”)</text:p>
      <text:p text:style-name="P1">Gorga: still your fucking tounges!</text:p>
      <text:p text:style-name="P1">(all the slaves quiet down and hang their heads)</text:p>
      <text:p text:style-name="P1">Crixus: are you the dominus of this house?</text:p>
      <text:p text:style-name="P1">Gorga: I am not, when my uncle hears about what you have done</text:p>
      <text:p text:style-name="P1">Typhon: he will hear what has happened, </text:p>
      <text:p text:style-name="P1">Gorga: and I trusted you, handing over that rebel bitch</text:p>
      <text:p text:style-name="P1">Typhon: (Speaks the Huttese) translation {how dare you say that to my woman}</text:p>
      <text:p text:style-name="P1">Gorga: you know our language!</text:p>
      <text:p text:style-name="P1">Typhon: (walks up to him) (speaks in the Huttese) translation {you think I would not learn the language of the men that sold out my fucking family}</text:p>
      <text:p text:style-name="P1">Gorga: how, how the fuck!?</text:p>
      <text:p text:style-name="P1">Typhon: born of necessity, to hear of you slaver's plans</text:p>
      <text:p text:style-name="P1">Gorga: you fucking cunt, your fucking dead!</text:p>
      <text:p text:style-name="P1">(as he says this Spartacus spins and slashes Gorga's neck, he bleeds out and dies)</text:p>
      <text:p text:style-name="P1">Typhon: what stands your decision, join us or remain here </text:p>
      <text:p text:style-name="P1">Ahsoka: Tara, Saydee (they step forward) you are given chance</text:p>
      <text:p text:style-name="P1">Tara: and as promised (they both walk over to the rebels side)</text:p>
      <text:p text:style-name="P1">(soon all the slaves move from one end of the room to the side the rebels are on)</text:p>
      <text:p text:style-name="P1">Typhon: we must leave this place,</text:p>
      <text:p text:style-name="P1"/>
      <text:p text:style-name="P1">(we see the army walking out with the 700 slave recruits and they all enter the Mon-calamari star cruiser, Typhon is about to get on when he hears some one call him)</text:p>
      <text:p text:style-name="P1"/>
      <text:p text:style-name="P1">Man: Typhon, Lawrence Typhon</text:p>
      <text:p text:style-name="P1">Typhon: (turns around to see that it is Aaron) Aaron, what are you doing here </text:p>
      <text:p text:style-name="P1">Ahsoka: (turns around and sees Aaron as well) shit, (she draws a pistol and aims it at Aaron) dont move imperial!</text:p>
      <text:p text:style-name="P1">Typhon: Ahsoka, what has troubled mind</text:p>
      <text:p text:style-name="P1">Ahsoka: this is the shit who was present as Lobo tortured me, he would see me dead</text:p>
      <text:p text:style-name="P1">Aaron: I wish to make amends to all my transgressions </text:p>
      <text:p text:style-name="P1"><text:soft-page-break/>Ahsoka: fuck that man (puts the pistol to his dome) </text:p>
      <text:p text:style-name="P1">Typhon: (to Ahsoka) hold, (to Aaron) you wish to make amends</text:p>
      <text:p text:style-name="P1">Aaron: fuck the Empire, I wish to serve you, my savior </text:p>
      <text:p text:style-name="P1">Ahsoka: savior</text:p>
      <text:p text:style-name="P1">Typhon: ill explain later</text:p>
      <text:p text:style-name="P1">Ahsoka: your call L.T. (lowers her weapon)</text:p>
      <text:p text:style-name="P1">(Typhon turns and smacks Aaron in the face really hard, he hits the ground) </text:p>
      <text:p text:style-name="P1">Typhon: she would have helped you!, if positions reversed!</text:p>
      <text:p text:style-name="P1">Aaron: I am sorry, but I wanted to follow you, to serve</text:p>
      <text:p text:style-name="P1">Typhon: come aboard the ship, </text:p>
      <text:p text:style-name="P1">Ahsoka: (grabs Aaron) you make one move that even hints at betrayal, I will have your fucking life (pushes him away)</text:p>
      <text:p text:style-name="P1"/>
      <text:p text:style-name="P1">(they get onto the ship and they leave the system)</text:p>
      <text:p text:style-name="P1"/>
      <text:p text:style-name="P1">(Then we see Aaron sitting in a chair before all the rebel leaders, Ahsoka and Typhon walk in and stand in front of him)</text:p>
      <text:p text:style-name="P1"/>
      <text:p text:style-name="P1">Typhon: what stands your request</text:p>
      <text:p text:style-name="P1">Aaron: I wish, to join your cause</text:p>
      <text:p text:style-name="P1">Crixus: bullshit</text:p>
      <text:p text:style-name="P1">Typhon: Crixus, (to Aaron) you stood a soldier of the Empire </text:p>
      <text:p text:style-name="P1">Aaron: I went AWOL</text:p>
      <text:p text:style-name="P1">Renner: AWOL?</text:p>
      <text:p text:style-name="P1">Ahsoka: Absent without official leave </text:p>
      <text:p text:style-name="P1">Renner: a deserter </text:p>
      <text:p text:style-name="P1">Aaron: I wish to prove my allegiance to you</text:p>
      <text:p text:style-name="P1">Ahsoka: what's your mission?</text:p>
      <text:p text:style-name="P1">Aaron: what are you talking about </text:p>
      <text:p text:style-name="P1">Ahsoka: (goes up to him and grabs his shirt) what's your fucking mission! Imperial!</text:p>
      <text:p text:style-name="P1">Typhon: (grabs Ahsoka) calm yourself </text:p>
      <text:p text:style-name="P1">(Ahsoka nods) </text:p>
      <text:p text:style-name="P1">Typhon: she speaks the truth, you stood an imperial, how are we to trust you</text:p>
      <text:p text:style-name="P1">Aaron: I...I...</text:p>
      <text:p text:style-name="P1">Renner: no fucking answer</text:p>
      <text:p text:style-name="P1">Typhon: (to aaron) take pause</text:p>
      <text:p text:style-name="P1">Aaron: I killed an imperial agent, three days before I left, he was following your trail and I stopped him</text:p>
      <text:p text:style-name="P1">Typhon: who was this agent </text:p>
      <text:p text:style-name="P1">Aaron: Numerius Classicus</text:p>
      <text:p text:style-name="P1">Crixus: Classicus is the man sent to take down the pirates, why Hondo was free to meet us upon Sinuessa</text:p>
      <text:p text:style-name="P1">Typhon: if you join us, what is stopping you from turning us in?</text:p>
      <text:p text:style-name="P1">Aaron: Lawrence you saved my life, all those years ago, I never had been given chance to lend my gratitude</text:p>
      <text:p text:style-name="P1">Ahsoka: (to Typhon) what are your thoughts</text:p>
      <text:p text:style-name="P1">Typhon: we cannot turn away from those fleeing the Empire,</text:p>
      <text:p text:style-name="P1">Ahsoka: if he makes the slightest move to take your life</text:p>
      <text:p text:style-name="P1">Typhon: he will not </text:p>
      <text:p text:style-name="P1">Ahsoka: I trust you, </text:p>
      <text:p text:style-name="P1"><text:soft-page-break/>Crixus: are you sure you can trust this boy</text:p>
      <text:p text:style-name="P1">Typhon: I saved his life many years ago, he is indebted to me</text:p>
      <text:p text:style-name="P1">Renner: he will be left out of the plans until further notice </text:p>
      <text:p text:style-name="P1">Typhon: very well, Houston</text:p>
      <text:p text:style-name="P1">Houston: Spartacus, </text:p>
      <text:p text:style-name="P1">Typhon: bring Aaron to the barracks, to meet the others </text:p>
      <text:p text:style-name="P1">Houston: you got it (he leads Aaron out of the room)</text:p>
      <text:p text:style-name="P1">Ahsoka: now what</text:p>
      <text:p text:style-name="P1">Typhon: we have gained a considerable force, Renner are those mines still active</text:p>
      <text:p text:style-name="P1">Renner: been checking all week, their active</text:p>
      <text:p text:style-name="P1">Typhon: then make preparation, I would see you brothers free</text:p>
      <text:p text:style-name="P1">Renner: Spartacus (he exits)</text:p>
      <text:p text:style-name="P1">(now only Crixus, Ahsoka and Spartacus remain in this room)</text:p>
      <text:p text:style-name="P1">Typhon: you two have doubts in this </text:p>
      <text:p text:style-name="P1">Ahsoka: not in your decision, just in Aaron's intentions</text:p>
      <text:p text:style-name="P1">Crixus: I fear he may make attempt on your life </text:p>
      <text:p text:style-name="P1">Typhon: I lay my trust in honor, something our enemies lack</text:p>
      <text:p text:style-name="P1">Ahsoka: yet here we stand, welcoming a former Imperial </text:p>
      <text:p text:style-name="P1">Typhon: Crixus, you fought for the empire did you not </text:p>
      <text:p text:style-name="P1">Crixus: I fought for the republic, </text:p>
      <text:p text:style-name="P1">Ahsoka: as we all did </text:p>
      <text:p text:style-name="P1">Typhon: he will not fail us, you have my word</text:p>
      <text:p text:style-name="P1">Crixus: very well, let us make haste to the mines</text:p>
      <text:p text:style-name="P1"/>
      <text:p text:style-name="P1">(The scene returns to Cassinius and Furius <text:s/>and their plotting)</text:p>
      <text:p text:style-name="P1"/>
      <text:p text:style-name="P1">Furius: the rebels have yet to trigger our scanners</text:p>
      <text:p text:style-name="P1">Cassinius: it is impossible, we have scouts all over the galaxy, how have we found nothing</text:p>
      <text:p text:style-name="P1">Voice: because I have stopped them</text:p>
      <text:p text:style-name="P1">(the two turn around and see Crassus and Publius)</text:p>
      <text:p text:style-name="P1">Crassus: you foolish endeavors have all but lost this war for us</text:p>
      <text:p text:style-name="P1">Cassinius: you truly believe you can stop the rebel on your own?</text:p>
      <text:p text:style-name="P1">Publius: as my father believes you two cannot </text:p>
      <text:p text:style-name="P1">Crassus: if you really wish to fight, take some men and a ship</text:p>
      <text:p text:style-name="P1">Furius: that was supposed to be the task of your men, to reinforce us not galavent around entire fucking Galaxy</text:p>
      <text:p text:style-name="P1">Crassus: the senate did not grant you an army they granted you me, every man, every horse, every gun and every sword was paid by coin from my own vaults, it will move at the will of Marcus Crassus and no one else </text:p>
      <text:p text:style-name="P1">Furius: then you should move your men to engage the rebel king </text:p>
      <text:p text:style-name="P1">Crassus: in time, I have set plan to motion, one that will not only claim Spartacus' life but also those who follow him</text:p>
      <text:p text:style-name="P1">Cassinius: you yet again speak of mystery </text:p>
      <text:p text:style-name="P1">Crassus: fall to command, and be ready by my word</text:p>
      <text:p text:style-name="P1">Furius: until then, (they leave)</text:p>
      <text:p text:style-name="P1">Publius: I begin to question plan as well</text:p>
      <text:p text:style-name="P1">Crassus: summon Gaius I would seek his counsel, you will learn of glorious plan when the time is right</text:p>
      <text:p text:style-name="P1">Publius: Father</text:p>
      <text:p text:style-name="P1">(he leaves and Crassus is looking out the window)</text:p>
      <text:p text:style-name="P1"><text:soft-page-break/>Crassus: I will get you Spartacus</text:p>
      <text:p text:style-name="P1"/>
      <text:p text:style-name="P1">Scene ends</text:p>
      <text:p text:style-name="P1"/>
      <text:p text:style-name="P1">LEVEL 5 COMPLETE </text:p>
      <text:p text:style-name="P1"/>
      <text:p text:style-name="P1">Game Play</text:p>
      <text:p text:style-name="P1"/>
      <text:p text:style-name="P1">You are now placed in the hangar of the rebel starcruiser, you are playing as Typhon and you can walk around and check out his attacks, this is something I would do now. <text:s/>So head up the ramp in front of you and head to the left and you will see the training room and you will see Crixus training the new recruits he will not be pleased with the soldiers acquired he will speak to you</text:p>
      <text:p text:style-name="P1"/>
      <text:p text:style-name="P1">Crixus: why must you insist of bringing in slaves </text:p>
      <text:p text:style-name="P1">Typhon: these are people forgotten by the empire, I would see to it that they refresh the minds of our enemies </text:p>
      <text:p text:style-name="P1">Crixus: then perhaps you should help lend instrunction, in the ways of battle</text:p>
      <text:p text:style-name="P1">Typhon: (nods) listen up, </text:p>
      <text:p text:style-name="P1">(all the recruits listen)</text:p>
      <text:p text:style-name="P1">Typhon: this simulation will bring us to a battlefield, you will be responsible for yourself and the soldiers around you, if you get lost look for Crixus and myself, get ready</text:p>
      <text:p text:style-name="P1"/>
      <text:p text:style-name="P1">(the simulation starts and you will regain control)</text:p>
      <text:p text:style-name="P1"/>
      <text:p text:style-name="P1">Game Play</text:p>
      <text:p text:style-name="P1"/>
      <text:p text:style-name="P1">You will be placed in the middle of a battle simulation with battle droids (yeah thats right) coming at you from all sides, you will have more weapons than playing as Ahsoka, you will have an assault rifle, a darksaber, four frag grenades (Ahsoka can use grenades now), and a pistol. <text:s/>Your also wearing armor, so you will have some protection from your enemies. <text:s/>When the fighting starts you will have full control of Spartacus' attacks the game starts you out with the sword, but for fun change it up to what ever, I suggest your AR this is a burst fire rifle that will kill most enemies in one burst of three shots. This will be usefull in real combat, now for leadership purposes switch back to the sword and now use all the moves you want, the training mission mostly consists of fighting off droids and protecting the recruits who can die easily because Crixus is doing his own thing (if you watch him he kills like 1/3 of them) so make sure you protect the group at all costs, so just destory as many droids as you can and they soon you time in this simulation will end and the soldiers will feel accomplished and better prepared for their next task</text:p>
      <text:p text:style-name="P1"/>
      <text:p text:style-name="P1">mini-scene</text:p>
      <text:p text:style-name="P1"/>
      <text:p text:style-name="P1">Crixus: that is something to expect</text:p>
      <text:p text:style-name="P1">Typhon: yet our enemies are the soldiers of Marcus Crassus, and we must always be at our best</text:p>
      <text:p text:style-name="P1">(the recruits nod)</text:p>
      <text:p text:style-name="P1">Typhon: (to Crixus) conclude today's lesson </text:p>
      <text:p text:style-name="P1">Crixus: Spartacus,</text:p>
      <text:p text:style-name="P1"/>
      <text:p text:style-name="P1">Game Play</text:p>
      <text:p text:style-name="P1"/>
      <text:p text:style-name="P1"><text:soft-page-break/>Now you will be at the simulation room, so exit out the door you came in and go to the top floor and get to the bridge, to see that there is no one there, so go down one floor and you will hear noises coming from a room on the left hall and you will see a barracks room with the door open, this common room has a TV and Clovis and Houston are playing a football video game, Aaron is sitting on another couch looking at papers, Ahsoka is in a chair near clovis and houston looking at maps and plotting points, there is an ash tray on the table with a few roaches in it and houston and clovis are smoking a blunt. <text:s/>Ahsoka is struggling to work in the poor enviroment, but is keeping it together, you can over hear their conversations</text:p>
      <text:p text:style-name="P1"/>
      <text:p text:style-name="P1">Clovis: intercepted!</text:p>
      <text:p text:style-name="P1">Houston: damn it, thats three already</text:p>
      <text:p text:style-name="P1">Ahsoka: (while looking at the maps) what quarter is it?</text:p>
      <text:p text:style-name="P1">Houston: the second</text:p>
      <text:p text:style-name="P1">Ahsoka: (looks up) really your having a rough game, let me get that</text:p>
      <text:p text:style-name="P1">(she stands up and takes the controller, you see her play the game)</text:p>
      <text:p text:style-name="P1">Ahsoka: touchdown (tosses it back to Houston, and sits back down)</text:p>
      <text:p text:style-name="P1">Houston: how the fuck?</text:p>
      <text:p text:style-name="P1">Ahsoka: (looking at the maps, smoking) back to work guys</text:p>
      <text:p text:style-name="P1">Clovis: one moment</text:p>
      <text:p text:style-name="P1">Typhon: back to work </text:p>
      <text:p text:style-name="P1">(Clovis and Houston turn around and quickly get busy)</text:p>
      <text:p text:style-name="P1">Clovis: just one game</text:p>
      <text:p text:style-name="P1">Typhon: win the war, then we can retire </text:p>
      <text:p text:style-name="P1">(Clovis laughs and walks out) </text:p>
      <text:p text:style-name="P1">Ahsoka: (looks up) whats up?</text:p>
      <text:p text:style-name="P1">Typhon: (takes blunt from her mouth) meet me at the bridge, (takes hit and gives it back to her) bring the maps </text:p>
      <text:p text:style-name="P1">Ahsoka: you got it</text:p>
      <text:p text:style-name="P1"/>
      <text:p text:style-name="P1">Game Play</text:p>
      <text:p text:style-name="P1"/>
      <text:p text:style-name="P1">Now once you get the chance, head up to the bridge and this will begin the next part of the mission</text:p>
      <text:p text:style-name="P1"/>
      <text:p text:style-name="P1">LEVEL 6 – Into The Mines (Raxus Prime) – Liberation of the Mines </text:p>
      <text:p text:style-name="P1"/>
      <text:p text:style-name="P1">CUTSCENE</text:p>
      <text:p text:style-name="P1"/>
      <text:p text:style-name="P1">(all the rebel leaders are at the bridge talking amongst themselves, Ahsoka looks back and sees Typhon and she smiles)</text:p>
      <text:p text:style-name="P1"/>
      <text:p text:style-name="P1">Typhon: were all here, Renner you have the floor</text:p>
      <text:p text:style-name="P1">Renner: gentlemen, Ahsoka its been about a year since we landed on Ryloth, now is our chance to free those taken from that planet, </text:p>
      <text:p text:style-name="P1">Crixus: and how are we to do that</text:p>
      <text:p text:style-name="P1">Renner: we assault the mines on Raxus Prime, there are said to be thousands of slaves from all different planets</text:p>
      <text:p text:style-name="P1">Houston: and what about the security</text:p>
      <text:p text:style-name="P1">Renner: my plan suggests a full out attack, then strom the tunnels</text:p>
      <text:p text:style-name="P1">Clovis: have you calculated the great death toll that would muster</text:p>
      <text:p text:style-name="P1"><text:soft-page-break/>Renner: if we do this right, none will fall this day</text:p>
      <text:p text:style-name="P1">Ahsoka: what about leadership, are there any officers present now</text:p>
      <text:p text:style-name="P1">Renner: only man of note is the foreman of the mines, the chief taskmaster, they call him Cydon Prax</text:p>
      <text:p text:style-name="P1">Ahsoka: Prax is dead, my master killed him during the clone wars</text:p>
      <text:p text:style-name="P1">Renner: Vader and his forces have nursed him back to health, more machine than man now</text:p>
      <text:p text:style-name="P1">Typhon: Ahsoka what do the maps say</text:p>
      <text:p text:style-name="P1">Ahsoka: there is a main tunnel access, but it branches off into many different tunnels, there is only one that reaches the bottom</text:p>
      <text:p text:style-name="P1">Renner: my sources say that Prax is in the bottom of the shaft, searching for some artifact </text:p>
      <text:p text:style-name="P1">Houston: what is he looking for</text:p>
      <text:p text:style-name="P1">Renner: how the fuck should I know </text:p>
      <text:p text:style-name="P1">Crixus: you have taken this mission as your own</text:p>
      <text:p text:style-name="P1">Ahsoka: one cannot possibly know what this guy is trying to find</text:p>
      <text:p text:style-name="P1">Typhon: that means we must be on our guard</text:p>
      <text:p text:style-name="P1">Clovis: (lights blunt) so were going into this blindly </text:p>
      <text:p text:style-name="P1">Ahsoka: not exactly </text:p>
      <text:p text:style-name="P1">Clovis: oh like you didn't exactly smoke that blunt in my house </text:p>
      <text:p text:style-name="P1">Ahsoka: thats beside the point Clovis</text:p>
      <text:p text:style-name="P1">Clovis: but you still lied to me, like im sure your doing now</text:p>
      <text:p text:style-name="P1">Ahsoka: your making a big deal over something so small </text:p>
      <text:p text:style-name="P1">Clovis: but you did it and my house got raided by the cops</text:p>
      <text:p text:style-name="P1">Houston: you house was raided because of all of the rebels </text:p>
      <text:p text:style-name="P1">Clovis: but you still did it </text:p>
      <text:p text:style-name="P1">Ahsoka: well then what would you have us do</text:p>
      <text:p text:style-name="P1">Clovis: tell the fucking truth</text:p>
      <text:p text:style-name="P1">Ahsoka: ok, I fucked up, im sorry </text:p>
      <text:p text:style-name="P1">Clovis: it doesn't matter</text:p>
      <text:p text:style-name="P1">Typhon: Clovis thats enough </text:p>
      <text:p text:style-name="P1">Clovis: yeah well call your bitch off of me then</text:p>
      <text:p text:style-name="P1">(Ahsoka storms out of the room, she looks to be very upset)</text:p>
      <text:p text:style-name="P1">Houston: what the fuck is your problem Rush</text:p>
      <text:p text:style-name="P1">Clovis: ive been dragged into this war and you all go into these hostile enviroments with no care for your own lives </text:p>
      <text:p text:style-name="P1">Typhon: we care for the cause</text:p>
      <text:p text:style-name="P1">Clovis: there is no cause, only one leading to your own deaths </text:p>
      <text:p text:style-name="P1">Typhon: (moves to exit the room) Renner, finish you briefing then prepare the troops</text:p>
      <text:p text:style-name="P1">Renner: what will you do</text:p>
      <text:p text:style-name="P1">Typhon: comfort Ahsoka, then we will be ready</text:p>
      <text:p text:style-name="P1">Clovis: and we are to wait</text:p>
      <text:p text:style-name="P1">Typhon: move with Renner, and await us </text:p>
      <text:p text:style-name="P1">(Clovis nods)</text:p>
      <text:p text:style-name="P1"/>
      <text:p text:style-name="P1">(Typhon leaves the room and goes down the hall and to the left. <text:s/>He hears someone crying in the next room over, he enters, Ahsoka wipes her eyes and turns around to see Typhon)</text:p>
      <text:p text:style-name="P1"/>
      <text:p text:style-name="P1">Ahsoka: sorry about that, im just really having a rough time </text:p>
      <text:p text:style-name="P1">Typhon: Clovis was out of line, he had no right to say what he did</text:p>
      <text:p text:style-name="P1">Ahsoka: he's right, we may have sided with Sutorius if I hadn't been so stupid</text:p>
      <text:p text:style-name="P1">Typhon: we all do crazy things, it is how we come back from them is what counts</text:p>
      <text:p text:style-name="P1"><text:soft-page-break/>Ahsoka: yeah, going from reluctant padiwan to rebel general</text:p>
      <text:p text:style-name="P1">Typhon: you have flourished in this position of leadership</text:p>
      <text:p text:style-name="P1">Ahsoka: Clovis does not think so</text:p>
      <text:p text:style-name="P1">Typhon: Clovis is a politician, do not believe most of what he says</text:p>
      <text:p text:style-name="P1">Ahsoka: thanks L.T., I don't know where i'd be without you by my side</text:p>
      <text:p text:style-name="P1">Typhon: I pray, that I never fall from it</text:p>
      <text:p text:style-name="P1">(They hug and exit the room, they meet the rest of the army at the hangar, Houston and Crixus stay with the ship while Clovis, Renner, Typhon and Ahsoka gather their army, they move the ship to Raxus Prime and the mines). </text:p>
      <text:p text:style-name="P1"/>
      <text:p text:style-name="P1">(we then go to the Imperial ship yet outside the planet of Mygeeto, Ceasar enters Crassus' office)</text:p>
      <text:p text:style-name="P1"/>
      <text:p text:style-name="P1">Caesar: Imperitor</text:p>
      <text:p text:style-name="P1">Crassus: Caesar, how fairs the capital</text:p>
      <text:p text:style-name="P1">Caesar: the senate grows restless, </text:p>
      <text:p text:style-name="P1">Crassus: and the emperor, </text:p>
      <text:p text:style-name="P1">Caesar: he is well, he wishes to see you at soonest convenience</text:p>
      <text:p text:style-name="P1">Crassus: have him wait a while longer, my plan has yet to take shape</text:p>
      <text:p text:style-name="P1">Caesar: you again speak of your plan, yet I fear I have no part in it</text:p>
      <text:p text:style-name="P1">Crassus: you Gaius, are the most important piece there is </text:p>
      <text:p text:style-name="P1">Caesar: do you mind telling me your glorious plan</text:p>
      <text:p text:style-name="P1">Crassus: in time, the rebels have traveled to the other corner of the galaxy, towards the Prime system</text:p>
      <text:p text:style-name="P1">Caesar: what do you think</text:p>
      <text:p text:style-name="P1">Crassus: giving hell to more of Vader's men, while ours gain rest </text:p>
      <text:p text:style-name="P1">Caesar: there are many who do not share your confidence </text:p>
      <text:p text:style-name="P1">Crassus: when the rebels draw near we shall attack, with full force and see those rebel shits to their end </text:p>
      <text:p text:style-name="P1">Caesar: I will be present when that day comes</text:p>
      <text:p text:style-name="P1"/>
      <text:p text:style-name="P1">(we then go to a orange planet, Raxus Prime we go to the surface and we see the rebel army deploy in ground transports, the terrain looks like a junkyard there is dust and dirt and debris from past wars, Ahsoka and Typhon jump on a speeder bike while Renner and Clovis operate a tank, the other rebel soldiers are in the transports,)</text:p>
      <text:p text:style-name="P1"/>
      <text:p text:style-name="P1">Game Play</text:p>
      <text:p text:style-name="P1"/>
      <text:p text:style-name="P1">Now you will have control of Typhon (Spartacus) and you will be driving the speeder bike, do not worry about enemies in this region, there are none yet, just move forward and the convoy will follow you, Ahsoka will have you back if you run into trouble, as their may be nomads within the dump of a planet, once you get to open plains, you will soon see a large pit in the distance, keep going and the game will stop you once you get close and this will start a mini-scene</text:p>
      <text:p text:style-name="P1"/>
      <text:p text:style-name="P1">Mini-scene</text:p>
      <text:p text:style-name="P1"/>
      <text:p text:style-name="P1">(we then get an aireal view of the mines and the many races of people working as slaves, we see how terrible the conditions are and then we see the rebel army at the edge of the mines, they have the look of the mines of Peru, with residual steps of salt leading down into the main tunnel)</text:p>
      <text:p text:style-name="P1"/>
      <text:p text:style-name="P1">Typhon: Renner, you ready for this </text:p>
      <text:p text:style-name="P1">Renner: I was ready a long time ago, lets free my people </text:p>
      <text:p text:style-name="P1"><text:soft-page-break/></text:p>
      <text:p text:style-name="P1">(they begin to move and then they all run down into area and the guards call to arms)</text:p>
      <text:p text:style-name="P1"/>
      <text:p text:style-name="P1">Game Play</text:p>
      <text:p text:style-name="P1"/>
      <text:p text:style-name="P1">You're still Spartacus, and so you will finally get to fight Stormtroopers as the rebel king, so move down the salt steps, there will be troopers that will step up to you, kill any that stand in your path and you will soon get to a point where the troopers have a fire line that rebels have to hide and shoot to get past, take point, Ahsoka will join you, so just run down two steps and take out the troopers here, as you fight off the imperials your army will make its way down, as you are leading the way you will see the slaves at the mines try to rebel as well and see the troopers just wail on them, take out those troopers and Typhon will help the rebels up and have them return up instead of down, once you reach the bottom of the crater you will see a shaft tunnel ahead of you, and three troopers will come out guns blazing, take out the troopers here, you will be able to instant kill all of them with the right timing and these moves are really cool when you do perform them. <text:s/>Once the troopers on the outside are dead, a mini-scene starts</text:p>
      <text:p text:style-name="P1"/>
      <text:p text:style-name="P1">Mini-scene</text:p>
      <text:p text:style-name="P1"/>
      <text:p text:style-name="P1">Renner: hurry, we must move quickly to avoid discovery </text:p>
      <text:p text:style-name="P1">Typhon: Ahsoka, you got the map</text:p>
      <text:p text:style-name="P1">Ahsoka: (Pulls it out) yeah right her, (points to it) the tunnels stretch for miles under ground</text:p>
      <text:p text:style-name="P1">Renner: there's one that goes all the way down right</text:p>
      <text:p text:style-name="P1">Ahsoka: yeah, but it's deep in there </text:p>
      <text:p text:style-name="P1">Typhon: I will go and take down Prax</text:p>
      <text:p text:style-name="P1">Renner: I will go too</text:p>
      <text:p text:style-name="P1">Ahsoka: (gives Renner the map) you'll need this, i'll make sure all the workers return to our ship safely</text:p>
      <text:p text:style-name="P1">Typhon: Rush, aid Ahsoka</text:p>
      <text:p text:style-name="P1">Clovis: got it</text:p>
      <text:p text:style-name="P1">Renner: quickly into the mines </text:p>
      <text:p text:style-name="P1"/>
      <text:p text:style-name="P1">(Typhon, Renner and some of the soldier enter the mine tunnels)</text:p>
      <text:p text:style-name="P1"/>
      <text:p text:style-name="P1">Game Play </text:p>
      <text:p text:style-name="P1"/>
      <text:p text:style-name="P1">Now you will be in the thick of it, the mines of Raxus Prime, since the tunnels look more like a cave than a mine shaft, move forward. <text:s/>Make sure your sword is drawn, the close quarters makes it harder to use guns, so keep moving into the mines, Renner will free the prisoners you pass and they will be led back to the surface, you will then come to a fork, Renner will give you the direction (right) and then you will follow this, two soldiers will go right to free more prisoners, then you come up to a ledge looking down, jump down and continue forward, there will be two troopers who start to fire at you, run up to them and once you see a button flashing at the top of your screen, press it and the troopers will instantly both be killed and you will have the ability to move on, then you will come to a three way fork, Renner will tell you to go straight, then once you reach the end of this short tunnel, there will be a dead end, Renner will yell “fuck” and then you will turn around and hear troopers, run back to the junction and kill the troopers waiting for you. With them dead, head to your left (the right) and then you will be at a clearing in the mines with hundreds of workers and troopers watching them, run into the middle of the room and the troopers will go to you, take them down one by one until your comrades help with the rest and the slaves are all freed and they will return to the surface. <text:s/>Once this area is <text:soft-page-break/>cleared, move back to the room you were just in and go straight (left), then the area here will be just more small tunnels with water on the ground as you are getting deeper, then you will reach a dead end, Renner will say “ we missed a turn” head back a little and you will see another path that leads to a small clearing and a metal gate, the trooper near the gate will try to lock it but Renner will shoot him and run to get the keys from the mud, Troopers will be headed into the room from the way you came in so just kill any that enter the room, until Renner says “its open” then hurry and head for the gate behind you, move and you will come to a tunnel that is spiraling down and down, once you get to the bottom here there will be another metal door, Renner will try to use the key but it wont work, then Typhon will say “ I got this” now go up to the door and press the triangle button and Typhon will ram his saber into the door, press this button repeatedly and the door will collapse and the rebels will be granted access. <text:s/>Then the mine tunnel here will lead to another junction, and this one has two choices; down or the way you came, so head forward and lower into the mines, then the water now will be almost at the rebels knees, then the ground rises and lifts you out of the water, there will be some slaves here that can be freed, but many of them have perished and you can see the bodies left to rot (in fact some of them are rotting) once you reach the end of this tunnel there is a door with a down arrow on it then a mini-scene will start </text:p>
      <text:p text:style-name="P1"/>
      <text:p text:style-name="P1">Mini-scene</text:p>
      <text:p text:style-name="P1">(the rebels look at each other)</text:p>
      <text:p text:style-name="P1">Typhon: I will go, face Prax alone </text:p>
      <text:p text:style-name="P1">Renner: Spartacus are your sure</text:p>
      <text:p text:style-name="P1">Typhon: get the prisoners to safety, </text:p>
      <text:p text:style-name="P1">(he opens the elevator doors and closes them and the elevator take him down into the deepest part of the mines) </text:p>
      <text:p text:style-name="P1"/>
      <text:p text:style-name="P1">(we see this large chamber with a few workers and troopers, a man in white and brown armor is watching over the work, this is Prax, they seem to be digging up a large sphere with large holes in it, the elevator is arriving at the bottom, Prax turns around and looks pleased, but then Spartacus exits the elevator and Prax is stunned)</text:p>
      <text:p text:style-name="P1"/>
      <text:p text:style-name="P1">Cydon Prax: you, what the hell are you doing here </text:p>
      <text:p text:style-name="P1">Typhon: you don't know who I am?</text:p>
      <text:p text:style-name="P1">Prax: nor do I give a fuck, I have a job to do</text:p>
      <text:p text:style-name="P1">Typhon: and you would see thousands to their graves </text:p>
      <text:p text:style-name="P1">Prax: they were slaves, they held no meaning</text:p>
      <text:p text:style-name="P1">Typhon: those are words you will surely regret</text:p>
      <text:p text:style-name="P1">Prax: You must be Spartacus</text:p>
      <text:p text:style-name="P1">Typhon: I am</text:p>
      <text:p text:style-name="P1">Prax: I have been waiting for you, troopers kill him</text:p>
      <text:p text:style-name="P1"/>
      <text:p text:style-name="P1">Game Play </text:p>
      <text:p text:style-name="P1"/>
      <text:p text:style-name="P1">You will regain control and you will have five stormtroopers coming your way, so make short work of them as you would usually do, you can instant kill two or three of them and that will leave you with two and you can take them out easely, once they are dead another mini-scene starts </text:p>
      <text:p text:style-name="P1"/>
      <text:p text:style-name="P1">mini-scene</text:p>
      <text:p text:style-name="P1">(Prax moves to Typhon)</text:p>
      <text:p text:style-name="P1"/>
      <text:p text:style-name="P1"><text:soft-page-break/>Prax: you are not the man one expects, i'll hate doing this, (draws two pistols)</text:p>
      <text:p text:style-name="P1">(Typhon gives him an angry look)</text:p>
      <text:p text:style-name="P1"/>
      <text:p text:style-name="P1">BOSS BATTLE – Cydon Prax </text:p>
      <text:p text:style-name="P1"><text:tab/>Difficulty – 4/10</text:p>
      <text:p text:style-name="P1"><text:tab/>Weapons – automatic pistols, shoudler rocket, grenades </text:p>
      <text:p text:style-name="P1"/>
      <text:p text:style-name="P3">Now you will have to fight this relic of the clone wars, you will both have the entire room to move around, but Prax has rockets that are tracking in some degree so you should not get too far from him, you can use any weapon you want in this battle but I suggest the dark saber, you have more flexability with this weapon over any other. <text:s/>Prax will move towards you and jump back, he will then fire off several rounds your way and you will have to dodge them or absorb them with your saber, once you get close to him, you will have the full advantage, so once close, press the circle button as it flashes and Spartacus will grab Prax, head-butt him and then hit him in the face knocking him to the ground, this will do some damage. <text:s/>He will try to stay as far away as possible, but once he has to reload his guns he will be vulnerable and you can run up on him and unleash your power, you can throw basic attacks at him and he will dodge some of them but you will be able to get good hits on him. <text:s/>Once his health is at 50% he will jump back and a mini-scene starts</text:p>
      <text:p text:style-name="P3"/>
      <text:p text:style-name="P3">Mini-scene</text:p>
      <text:p text:style-name="P3"/>
      <text:p text:style-name="P3">(both Prax and Spartacus are in a fighting stance, then Prax breaks the silence)</text:p>
      <text:p text:style-name="P3"/>
      <text:p text:style-name="P3">Prax: you know what im looking for </text:p>
      <text:p text:style-name="P3">Typhon: it is not of my consern </text:p>
      <text:p text:style-name="P3">Prax: that (points to the sphere) right there, that harvests all the living force from the living things in this world, with enough power, I can gain Jedi powers</text:p>
      <text:p text:style-name="P3">Typhon: you will never live to use it </text:p>
      <text:p text:style-name="P3">(Typhon pulls out his pistol and shoots off Prax's shoulder rocket)</text:p>
      <text:p text:style-name="P3">Prax: OW! (grabs his shoulder) you fucking shit!</text:p>
      <text:p text:style-name="P3">(Prax runs and flips a switch and the sphere gains a purple force field and starts to move around)</text:p>
      <text:p text:style-name="P3"/>
      <text:p text:style-name="P3">Game Play </text:p>
      <text:p text:style-name="P3"/>
      <text:p text:style-name="P3">Now you will have to fight Prax while trying to dodge this force harvester (yeah its the same one, this guy's delusional). <text:s/>Prax will no longer have his rockets so you can get a bit away from him without the fear of getting hit, but he will be trying to harvers the power from his new toy and this will give him more health, so this will not be acceptable, so make sure you keep him away from gaining power, so once you get close to him just use all the sword attacks you can to get his life down to about 20 or 15% then, as usual, your enemy gets a bit faster and more aggressive, so use this to your advantage when he is overzelious you can counter him and deliver some nasty moves ending with the glorious kick and slash, so once his health is down to zero, this will begin another mini-scene</text:p>
      <text:p text:style-name="P3"/>
      <text:p text:style-name="P3">mini-scene</text:p>
      <text:p text:style-name="P3"/>
      <text:p text:style-name="P3">(Prax and Spartacus are locked up in battle and then they become entangled with each other. <text:s/>Then Prax starts to laugh and they both look at the harvester, and it is moving fast and soon it goes haywire and explodes in front of them, both of them fly back to the walls and are weakened by the blast, once the smoke clears, Prax walks up to Typhon on the ground)</text:p>
      <text:p text:style-name="P3"><text:soft-page-break/></text:p>
      <text:p text:style-name="P3">Prax: now rebel, you will die (draws his pistol)</text:p>
      <text:p text:style-name="P3">(Typhon stands up and as Prax fires he puts his hand forward and he stops the shot)</text:p>
      <text:p text:style-name="P3">Prax: what the fuck</text:p>
      <text:p text:style-name="P3">Typhon: one condition you forgot to mention </text:p>
      <text:p text:style-name="P3">(Typhon stands up ) </text:p>
      <text:p text:style-name="P3">Typhon: the force only inhabits those worthy of its grace </text:p>
      <text:p text:style-name="P3">Prax: those powers are mine!</text:p>
      <text:p text:style-name="P3">Typhon: not any more,</text:p>
      <text:p text:style-name="P3">(he draws his saber and stabs Prax in the gut, then as Prax backs up he trys to throw a knife at Typhon, but Typhon dodge the knife and pulls out a pistol and shoots Prax in-between the eyes killing him, Typhon finds the slaves hiding in this room)</text:p>
      <text:p text:style-name="P3"/>
      <text:p text:style-name="P3">Typhon: have no fear, I am here to free you</text:p>
      <text:p text:style-name="P3">(the slaves here are Rylothian) </text:p>
      <text:p text:style-name="P3">Slave: who are you</text:p>
      <text:p text:style-name="P3">Typhon: the name's Spartacus</text:p>
      <text:p text:style-name="P3">Slave: I will remember the name</text:p>
      <text:p text:style-name="P3">Typhon: lets get back to the surface</text:p>
      <text:p text:style-name="P3"/>
      <text:p text:style-name="P3">(we then go to the surface and the outside of the mines and we see Renner and Ahsoka waiting outside for their comrade)</text:p>
      <text:p text:style-name="P3"/>
      <text:p text:style-name="P3">Clovis: perhaps he has fallen</text:p>
      <text:p text:style-name="P3">Ahsoka: your wrong, he yet lives I know it</text:p>
      <text:p text:style-name="P3">(they see figures coming out of the mines, it's Spartacus and ten slaves, the slaves run out and hug their loved ones, and Spartacus walks up to Ahsoka, the hug for a bit)</text:p>
      <text:p text:style-name="P3">Ahsoka: I feared, that you had left us</text:p>
      <text:p text:style-name="P3">Typhon: thought had never crossed mind, </text:p>
      <text:p text:style-name="P3">Renner: the mission was a success</text:p>
      <text:p text:style-name="P3">Typhon: Prax was trying to harvest the power of the force, I made sure he was not able </text:p>
      <text:p text:style-name="P3">Ahsoka: all the freed men and women are on the ship, we have to get back before we are found by Crassus</text:p>
      <text:p text:style-name="P3">Clovis: agreed </text:p>
      <text:p text:style-name="P3">Typhon: lets head back, go over the numbers of this mission <text:s/></text:p>
      <text:p text:style-name="P3"/>
      <text:p text:style-name="P3">(we then see the rebels return up to the higher ground, get on their bikes and help get the freedmen on to the ground transports and then they ride off into the sunset)</text:p>
      <text:p text:style-name="P3"/>
      <text:p text:style-name="P3">LEVEL 6 COMPLETE </text:p>
      <text:p text:style-name="P3"/>
      <text:p text:style-name="P3">CUTSCENE</text:p>
      <text:p text:style-name="P3"/>
      <text:p text:style-name="P3">(we finally get to see the real dark side now, a Shuttle arriving at the capital, (the sith music is playing) then we see a royal palace, with soldiers everywhere, then we go to Vader walking up steps to the throne of the Emperor, Vader kneels)</text:p>
      <text:p text:style-name="P3"/>
      <text:p text:style-name="P3">Vader: what is thy bidding, My Master </text:p>
      <text:p text:style-name="P3">Emperor: Lord Vader, I sense the presence of the long lost padiwan of Anakin Skywalker</text:p>
      <text:p text:style-name="P3"><text:soft-page-break/>Vader: I have sensed her too Master </text:p>
      <text:p text:style-name="P3">Emperor: gather your legions, and march upon the wookie homeworld, lay waist to fucking rock</text:p>
      <text:p text:style-name="P3">Vader: what of the rebels </text:p>
      <text:p text:style-name="P3">Emperor: they will be there, slay them all, bring the culprits to me alive</text:p>
      <text:p text:style-name="P3">Vader: I fall to command, Master </text:p>
      <text:p text:style-name="P3"/>
      <text:p text:style-name="P3">(Vader rises and leaves the room escorted by two Praetorian Guards, then he goes into a control room and sends out a call, we see men on the other side bearing the mark of Crassus (an Eagle) they receive the call)</text:p>
      <text:p text:style-name="P3"/>
      <text:p text:style-name="P3">Vader: I summon your leader</text:p>
      <text:p text:style-name="P3">Officer: one moment sir </text:p>
      <text:p text:style-name="P3"/>
      <text:p text:style-name="P3">(he exits the room and walks to Crassus)</text:p>
      <text:p text:style-name="P3"/>
      <text:p text:style-name="P3">Officer: Imperitor, you are summoned </text:p>
      <text:p text:style-name="P3">Crassus: by who's authority </text:p>
      <text:p text:style-name="P3">Officer: it's the Emperor </text:p>
      <text:p text:style-name="P3">Crassus: (to Publius) finally, our patience has paid off </text:p>
      <text:p text:style-name="P3"/>
      <text:p text:style-name="P3">(he walks into the control room)</text:p>
      <text:p text:style-name="P3"/>
      <text:p text:style-name="P3">Crassus: Lord Vader, what news do you bring</text:p>
      <text:p text:style-name="P3">Vader: the Emperor has informed me of the rebels move</text:p>
      <text:p text:style-name="P3">Crassus: excellent, I will gather the legions </text:p>
      <text:p text:style-name="P3">Vader: await instructions marcus</text:p>
      <text:p text:style-name="P3">Crassus: very well</text:p>
      <text:p text:style-name="P3">(message ends)</text:p>
      <text:p text:style-name="P3">Crassus: (walks back into his office) Publius, command all cohorts fall to formation, the time has come </text:p>
      <text:p text:style-name="P3">Publius: father (he leaves the room)</text:p>
      <text:p text:style-name="P3"/>
      <text:p text:style-name="P3">SCENE ENDS </text:p>
      <text:p text:style-name="P3"/>
      <text:p text:style-name="P3">Game Play </text:p>
      <text:p text:style-name="P3"/>
      <text:p text:style-name="P3">Now you will be placed in the barracks of the rebel ship, playing as Ahsoka once again, this time you will have nothing to do but go up to the bridge and access the next mission, and this level will mark the ending of an era so be ready for the next few events, enter the doors to the bridge and this will start the next level</text:p>
      <text:p text:style-name="P3"/>
      <text:p text:style-name="P3">LEVEL 7 – Raid On Kashyyyk (Kashyyyk) </text:p>
      <text:p text:style-name="P3"/>
      <text:p text:style-name="P3">(Ahsoka enters the bridge to see that everyone is hard at work)</text:p>
      <text:p text:style-name="P3">Ahsoka: whats up guys</text:p>
      <text:p text:style-name="P3">Typhon: were going over our numbers,</text:p>
      <text:p text:style-name="P3">Renner: we have over 6000</text:p>
      <text:p text:style-name="P3">Ahsoka: I would add more to our ranks</text:p>
      <text:p text:style-name="P3">Crixus: more, </text:p>
      <text:p text:style-name="P3">Typhon: we stretch supplies as it stands </text:p>
      <text:p text:style-name="P3"><text:soft-page-break/>Ahsoka: yet there are more enslaved by the empire, we must make attempt to free them </text:p>
      <text:p text:style-name="P3">Houston: would that we had the power to</text:p>
      <text:p text:style-name="P3">Ahsoka: we do, everyone stop,</text:p>
      <text:p text:style-name="P3">(everyone halts)</text:p>
      <text:p text:style-name="P3">Ahsoka: we have done the impossible, we have defeated Lobo and all those who followed him, based on the idea, that the peoples of this galaxy, have the right to freedom, why leave some in the shadows of slavery</text:p>
      <text:p text:style-name="P3">Typhon: what are your thoughts </text:p>
      <text:p text:style-name="P3">Ahsoka: Kashyyyk, and the wookies enslaved by Vader </text:p>
      <text:p text:style-name="P3">Renner: Crassus is still on Mygeeto, we would most certainlly have to face him,</text:p>
      <text:p text:style-name="P3">Crixus: and we are not ready to face a battle hardened imperial legion </text:p>
      <text:p text:style-name="P3">Ahsoka: belief in the cause, is all the preparation they need, all who favor this plan</text:p>
      <text:p text:style-name="P3">Typhon: aye</text:p>
      <text:p text:style-name="P3">Renner: aye</text:p>
      <text:p text:style-name="P3">Houston: no fucking way</text:p>
      <text:p text:style-name="P3">Crixus: aye </text:p>
      <text:p text:style-name="P3">Clovis: do I get a say</text:p>
      <text:p text:style-name="P3">Typhon: of course </text:p>
      <text:p text:style-name="P3">Clovis: ney </text:p>
      <text:p text:style-name="P3">Ahsoka: whats the word</text:p>
      <text:p text:style-name="P3">Typhon: prepare the army, we move for Kashyyyk</text:p>
      <text:p text:style-name="P3">Ahsoka: yes, </text:p>
      <text:p text:style-name="P3">Crixus: what of Renner and I</text:p>
      <text:p text:style-name="P3">Typhon: you pick, Ahsoka and I will lead the troops against the imperials</text:p>
      <text:p text:style-name="P3">Crixus: I shall go, </text:p>
      <text:p text:style-name="P3">Renner: i'll make sure we have no mutiney on our hands </text:p>
      <text:p text:style-name="P3">Typhon: gather those that can fight </text:p>
      <text:p text:style-name="P3">Ahsoka: i'll take count </text:p>
      <text:p text:style-name="P3"/>
      <text:p text:style-name="P3">Game Play </text:p>
      <text:p text:style-name="P3"/>
      <text:p text:style-name="P3">Now you will be in contol again, so make your way down the the barracks, to rally the men, however your game will be stopped as some one approaches</text:p>
      <text:p text:style-name="P3"/>
      <text:p text:style-name="P3">mini-scene</text:p>
      <text:p text:style-name="P3"/>
      <text:p text:style-name="P3">(as Ahsoka is walking some one taps her shoulder, she spins around grabs the hand only to see that it is Aaron)</text:p>
      <text:p text:style-name="P3"/>
      <text:p text:style-name="P3">Ahsoka: Oh, (pulls him up) I didn't know it was you </text:p>
      <text:p text:style-name="P3">Aaron: you seem at peace with it </text:p>
      <text:p text:style-name="P3">Ahsoka: L.T. Told me of your story, he's like a father to you </text:p>
      <text:p text:style-name="P3">Aaron: and what are your thoughts</text:p>
      <text:p text:style-name="P3">Ahsoka: the Jedi do not hold grudges, even against those who have done us harm </text:p>
      <text:p text:style-name="P3">Aaron: so you forgive me</text:p>
      <text:p text:style-name="P3">Ahsoka: I never said that</text:p>
      <text:p text:style-name="P3">Aaron: (laughs) , I hope to be your friend upon a day </text:p>
      <text:p text:style-name="P3">Ahsoka: return to the men, I have an announcement for them </text:p>
      <text:p text:style-name="P3">Aaron: right away </text:p>
      <text:p text:style-name="P3"><text:soft-page-break/></text:p>
      <text:p text:style-name="P3">(they walk into the barracks and Aaron sits down, the soldiers all fall to attention)</text:p>
      <text:p text:style-name="P3"/>
      <text:p text:style-name="P3">Ahsoka: we are nearing the Kashyyyk system, we are taking a strike force down their to free the wookies who have been enslaved there, who will join me...</text:p>
      <text:p text:style-name="P3">Every soldier: I!</text:p>
      <text:p text:style-name="P3">(Aaron looks around shocked)</text:p>
      <text:p text:style-name="P3"/>
      <text:p text:style-name="P3">Ahsoka: (nods and smiles) lets get going everyone</text:p>
      <text:p text:style-name="P3"/>
      <text:p text:style-name="P3">(all the troops quickly grab their gear, you can see how quickly they are armed and trained, then we see Ahsoka walk into the hangar with the soldiers behind her, they all march into several gunships, Ahsoka and Typhon get into separate ships, but stay in contact)</text:p>
      <text:p text:style-name="P3"/>
      <text:p text:style-name="P3">Typhon: (into com-link) Ahsoka do you copy</text:p>
      <text:p text:style-name="P3">Ahsoka: loud and clear </text:p>
      <text:p text:style-name="P3">Typhon: as soon as we hit the LZ get your men out of the ships fast</text:p>
      <text:p text:style-name="P3">Ahsoka: got it, you be carful out their </text:p>
      <text:p text:style-name="P3">Typhon: will do, see you on the planet</text:p>
      <text:p text:style-name="P3"/>
      <text:p text:style-name="P3">(the gunships take off and they head for Kashyyyk)</text:p>
      <text:p text:style-name="P3"/>
      <text:p text:style-name="P3">scene ends, another starts </text:p>
      <text:p text:style-name="P3"/>
      <text:p text:style-name="P3">(we then go back to Aaron and Ben in the future)</text:p>
      <text:p text:style-name="P3"/>
      <text:p text:style-name="P3">Ben: so they still didn't trust you </text:p>
      <text:p text:style-name="P3">Aaron: it surprised me how quickly they let me stay, but I knew one wrong move and I was dead</text:p>
      <text:p text:style-name="P3">Ben: some life</text:p>
      <text:p text:style-name="P3">Aaron: better than that of the Empire</text:p>
      <text:p text:style-name="P3">Ben: you told of Jabba's palace and then the mines, what next </text:p>
      <text:p text:style-name="P3">Aaron: well, then next battle we fought the armies of Crassus, they set up a command center once they freed the first camp</text:p>
      <text:p text:style-name="P3">Ben: this is moving to fast, what planet</text:p>
      <text:p text:style-name="P3">Aaron: the wookie one, I cant remember </text:p>
      <text:p text:style-name="P3">Ben: Kashyyyk</text:p>
      <text:p text:style-name="P3">Aaron: thats the one, I wasn't on the ground to see the horrors of war, but I saw them, once we had layed our full force on the ground, we were confronted by Vader's and Crassus' legions to this day, I think it was Tano, who won that battle for us</text:p>
      <text:p text:style-name="P3"/>
      <text:p text:style-name="P3">(we then head to the battlefield, the music is the same one when the clones are marching into the jedi temple in the 3<text:span text:style-name="T4">rd</text:span> movie, yeah that one, the rebels are flying old LAAT gunships and they open the doors and they are instantly under fire from the Imperial armies down on the planet, you see the rebels trying to defend the ships from the gun fire below and some get killed, in fact you see a gunship get shot down)</text:p>
      <text:p text:style-name="P3"/>
      <text:p text:style-name="P3">Game Play </text:p>
      <text:p text:style-name="P3"/>
      <text:p text:style-name="P3">Now as the music contiues, Typhon will contact you and tell you to land on the nearest dock, so the <text:soft-page-break/>gunship will take you their, ok as soon as you get close to the ground, the ship will hover above ground and the pilot will yell out “GO, GO” and then move your ass. <text:s/>Once on the docks, the rebel soldiers will be under fire, so you will have to lead them forward, do this by killing the first three troopers that you see in front of you and the other rebels will follow suit and start violently killing the stormtroopers here, the troopers will yell things like “rebels, take em out” or “kill the fucking scum” something along those lines. <text:s/>As you head forward from the docks to the port more troopers will come forward and behind you will be more gunships delpoying rebels this ship has Typhon and you will get him on your side, so keep fighting the enemies you see and when they are killed move into the port, this place is swarming with troopers and as you enter they all have the high ground, so run up to the nearest wall and jump up and take out the troopers on the walls one by one and the rest of the rebels will make short work of any stragglers you dont take out, once the port is cleared, move for the enterance and the small town at the front of it, this town will have no civilians, so there is no need to watch your swords, so once you exit the port, there will be a few troopers that meet you, take out the first two and the others will either get shot or will be killed some other way, once you have secured the town, head for the largest building there, once you get near the doors press the X button and you will kick the door open and then more troopers will start to fire at you off the second floor, either run up the stairs or just jump to the next floor and then take out these enemies one by one, you can get creative if you want, and toss them over the side and have them fall to their deaths. <text:s/>Once the troopers are dead, at the top of ths stairs there is a double door, go up to it press X and kick it open and a scene starts</text:p>
      <text:p text:style-name="P3"/>
      <text:p text:style-name="P3">(Ahsoka sees an Imperial officer on the radio and then she draws a pistol and shoots the radio, destroying it and she simply walks up to the officer, he shoots at her but Ahsoka blocks the shots with her sabers, then he fires again but is out of ammo. She walks up to him and grabs him, she then drags the officer outside,)</text:p>
      <text:p text:style-name="P3"/>
      <text:p text:style-name="P3">Officer: you will be shot for this </text:p>
      <text:p text:style-name="P3">Ahsoka: where are the wookies</text:p>
      <text:p text:style-name="P3">Officer: on fuck off island </text:p>
      <text:p text:style-name="P3">Ahsoka: (rolls her eyes) I wont ask you again </text:p>
      <text:p text:style-name="P3">Officer: rebel shit!</text:p>
      <text:p text:style-name="P3">Ahsoka: (to soldiers) take him, </text:p>
      <text:p text:style-name="P3"/>
      <text:p text:style-name="P3">(the soldiers drag him off and Ahsoka returns to the port to see the starship landed and the rebels setting up camp, she then walks over to the leaders tent to go over the plans)</text:p>
      <text:p text:style-name="P3"/>
      <text:p text:style-name="P3">Ahsoka: no words from the radio man, </text:p>
      <text:p text:style-name="P3">Typhon: the camps must be easy to access, </text:p>
      <text:p text:style-name="P3">Crixus: I would not expect the Empire to hand over prisoners of war </text:p>
      <text:p text:style-name="P3">Ahsoka: we must find them </text:p>
      <text:p text:style-name="P3">Typhon: we will, and we will see them from their shackles</text:p>
      <text:p text:style-name="P3">Ahsoka: the officer did not break words</text:p>
      <text:p text:style-name="P3">Renner: (enters the tent) the officer spoke</text:p>
      <text:p text:style-name="P3">Ahsoka: did he now</text:p>
      <text:p text:style-name="P3">Renner: I told him who you were, he shit himself </text:p>
      <text:p text:style-name="P3">(Everyone laughs)</text:p>
      <text:p text:style-name="P3">Typhon: what did he say</text:p>
      <text:p text:style-name="P3">Renner: the prison camps are located 10 miles from here upstream</text:p>
      <text:p text:style-name="P3">Typhon: we must move at soonest opportunity</text:p>
      <text:p text:style-name="P3">Ahsoka: agreed, I sense a great evil on this planet </text:p>
      <text:p text:style-name="P3"><text:soft-page-break/>Houston: we have no time for magic tricks Jedi</text:p>
      <text:p text:style-name="P3">Typhon: what is it </text:p>
      <text:p text:style-name="P3">Ahsoka: were being followed </text:p>
      <text:p text:style-name="P3">Renner: by who?</text:p>
      <text:p text:style-name="P3">Ahsoka: (closes her eyes) im not sure, my vision has been clouded by the dark side </text:p>
      <text:p text:style-name="P3">Renner: that can mean only one thing, Vader</text:p>
      <text:p text:style-name="P3">Typhon: we must move quickly</text:p>
      <text:p text:style-name="P3"/>
      <text:p text:style-name="P3">Scene ends </text:p>
      <text:p text:style-name="P3"/>
      <text:p text:style-name="P3">Game play </text:p>
      <text:p text:style-name="P3"/>
      <text:p text:style-name="P3">You will be placed in the rebel camp, outside of a tent, so you will now have the chance to walk around and get what ever items you need, if you are looking for weed, talk to Renner, he is at the docks trying to make sure the ship can take of at moments notice, so walk up to the docks and go to the edge near the water and you will instantly start a mini-scene</text:p>
      <text:p text:style-name="P3"/>
      <text:p text:style-name="P3">mini-scene</text:p>
      <text:p text:style-name="P3"/>
      <text:p text:style-name="P3">Renner: whats up </text:p>
      <text:p text:style-name="P3">Ahsoka: just checking in, everything working</text:p>
      <text:p text:style-name="P3">Renner: barring an unexpected problem, we'll be ready</text:p>
      <text:p text:style-name="P3">Ahsoka: good, i'll deliver the news (starts to walk away)</text:p>
      <text:p text:style-name="P3">Renner: wait a moment</text:p>
      <text:p text:style-name="P3">Ahsoka: (turns around) yeah?</text:p>
      <text:p text:style-name="P3">Renner: I got some buds, you want to burn </text:p>
      <text:p text:style-name="P3">Ahsoka: (looks around) ok but only for a few minutes</text:p>
      <text:p text:style-name="P3">(Renner lights the blunt and they sit on the edge of the dock smoking)</text:p>
      <text:p text:style-name="P3">Renner: so, how are you and Sparty</text:p>
      <text:p text:style-name="P3">Ahsoka: what do you mean?</text:p>
      <text:p text:style-name="P3">Renner: we all know, you two are, ya know</text:p>
      <text:p text:style-name="P3">Ahsoka: what?</text:p>
      <text:p text:style-name="P3">Renner: nevermind</text:p>
      <text:p text:style-name="P3">Ahsoka: you want some kind of story don't you</text:p>
      <text:p text:style-name="P3">Renner: im a guy, what do you expect </text:p>
      <text:p text:style-name="P3">Ahsoka: I dont kiss and tell buddy</text:p>
      <text:p text:style-name="P3">Renner: your a Jedi, your not supposed to do that stuff</text:p>
      <text:p text:style-name="P3">Ahsoka: Anakin was married, lets just say I was inclined to break the rules </text:p>
      <text:p text:style-name="P3">Renner: didn't you ever fear of getting caught?</text:p>
      <text:p text:style-name="P3">Ahsoka: every day, but I was expelled from the order all the same</text:p>
      <text:p text:style-name="P3">Renner: Spartacus told me of your trial </text:p>
      <text:p text:style-name="P3">Ahsoka: then he told you of it's bullshit, the chancelor wanted me dead, he knew that I would be the greatest threat to his takeover </text:p>
      <text:p text:style-name="P3">Renner: yet here you sit, smoking weed, leading fucking rebellion</text:p>
      <text:p text:style-name="P3">Ahsoka: I wouldn't trade it for anything </text:p>
      <text:p text:style-name="P3">Renner: im glad to hear it, I have to get back to work, take the roach </text:p>
      <text:p text:style-name="P3">Ahsoka: nice, thanks man, </text:p>
      <text:p text:style-name="P3">Renner: not worries, just you stay alive </text:p>
      <text:p text:style-name="P3">Ahsoka: that wont be an issue </text:p>
      <text:p text:style-name="P3"><text:soft-page-break/></text:p>
      <text:p text:style-name="P3">Game Play </text:p>
      <text:p text:style-name="P3"/>
      <text:p text:style-name="P3">Now exit the docks and go back into the port, then you will have to get back to the leaders tent to start the mission, and this one will be a real bloodbath</text:p>
      <text:p text:style-name="P3"/>
      <text:p text:style-name="P3">mission 2 – liberation </text:p>
      <text:p text:style-name="P3"/>
      <text:p text:style-name="P3">(Ahsoka enters the leaders tent, Typhon is looking at a hologram map of the surrounding area, and the camps within)</text:p>
      <text:p text:style-name="P3"/>
      <text:p text:style-name="P3">Ahsoka: care for some company </text:p>
      <text:p text:style-name="P3">Typhon: sit down, </text:p>
      <text:p text:style-name="P3">(she sits on the table) </text:p>
      <text:p text:style-name="P3">Typhon: the camps are located on the river</text:p>
      <text:p text:style-name="P3">Ahsoka: im expecting heavy guard at the entrences </text:p>
      <text:p text:style-name="P3">Typhon: storming a place like this, we risk wookies losing their lives</text:p>
      <text:p text:style-name="P3">Ahsoka: we can not afford to have these people killed </text:p>
      <text:p text:style-name="P3">Typhon: no, we cannot</text:p>
      <text:p text:style-name="P3">Ahsoka: what did you have in mind </text:p>
      <text:p text:style-name="P3">Typhon: we move out at night and catch them by surprise</text:p>
      <text:p text:style-name="P3">Ahsoka: ill gather the leaders</text:p>
      <text:p text:style-name="P3">Typhon: move quickly,</text:p>
      <text:p text:style-name="P3">Ahsoka: got it</text:p>
      <text:p text:style-name="P3"/>
      <text:p text:style-name="P3">(Then we go to Crassus ship outside the planet Kashyyyk)</text:p>
      <text:p text:style-name="P3"/>
      <text:p text:style-name="P3">Crassus: see sentry tripled in number I would not be caught unaware as our troops have been in the past</text:p>
      <text:p text:style-name="P3">Publius: yes father, </text:p>
      <text:p text:style-name="P3">Caesar: Marcus, you scout has sent message </text:p>
      <text:p text:style-name="P3">Crassus: Publius, ready the legions </text:p>
      <text:p text:style-name="P3">Publius: it will be done (Smacks chest like a roman and he exits)</text:p>
      <text:p text:style-name="P3">Crassus: let us give see what news he brings </text:p>
      <text:p text:style-name="P3"/>
      <text:p text:style-name="P3">(the walk to the control room, the screen is on and the scout is still in the shadows)</text:p>
      <text:p text:style-name="P3"/>
      <text:p text:style-name="P3">Crassus: what news do you bring</text:p>
      <text:p text:style-name="P3">Scout: Vader and his forces are heading from the capital</text:p>
      <text:p text:style-name="P3">Caesar: fucking shit, he looks to steal glory from deserved hands </text:p>
      <text:p text:style-name="P3">Crassus: how long before his troops reach this system</text:p>
      <text:p text:style-name="P3">Scout: should be a day or two, </text:p>
      <text:p text:style-name="P3">Crassus: meet us upon the planet, await further instructions </text:p>
      <text:p text:style-name="P3">Scout: you will (call ends)</text:p>
      <text:p text:style-name="P3">Caesar: you still haven't told me who he is</text:p>
      <text:p text:style-name="P3">Crassus: you will find out, </text:p>
      <text:p text:style-name="P3">Caesar: and what of Vader, if he lands his forces he will have full advantage</text:p>
      <text:p text:style-name="P3">Crassus: I've prepared the legions to march on my command, Publius readies them as we speak</text:p>
      <text:p text:style-name="P3">Caesar: your playing a dangerous game here Marcus</text:p>
      <text:p text:style-name="P3">Crassus: all will be revieled in time, prepare for battle, the Rebels will most likely have found <text:soft-page-break/>reinforcment</text:p>
      <text:p text:style-name="P3">Caesar: Imperitor</text:p>
      <text:p text:style-name="P3"/>
      <text:p text:style-name="P3">(scene ends)</text:p>
      <text:p text:style-name="P3"/>
      <text:p text:style-name="P3">Game Play </text:p>
      <text:p text:style-name="P3"/>
      <text:p text:style-name="P3">Now it will be night, and you will gain control of Ahsoka, so head to the leader's tent to start a mini scene and the mission</text:p>
      <text:p text:style-name="P3"/>
      <text:p text:style-name="P3">mini-scene </text:p>
      <text:p text:style-name="P3"/>
      <text:p text:style-name="P3">(Ahsoka walks into the tent and the leaders are talking about the mission)</text:p>
      <text:p text:style-name="P3"/>
      <text:p text:style-name="P3">Ahsoka: hey, whats the word</text:p>
      <text:p text:style-name="P3">Typhon: the camps on the river are too well guarded during the day</text:p>
      <text:p text:style-name="P3">Houston: so that will make for one tough fucking job</text:p>
      <text:p text:style-name="P3">Ahsoka: I had a plan, one that could be the best option</text:p>
      <text:p text:style-name="P3">Crixus: your thoughts?</text:p>
      <text:p text:style-name="P3">Ahsoka: we attack the camps, tonight, in the dark and absent fear of capture</text:p>
      <text:p text:style-name="P3">Typhon: that is bold move</text:p>
      <text:p text:style-name="P3">Ahsoka: one we are most capable of </text:p>
      <text:p text:style-name="P3">(Typhon nods, Houston is not convinced)</text:p>
      <text:p text:style-name="P3">Houston: and how would we set the wookies free without the guards knowing</text:p>
      <text:p text:style-name="P3">Ahsoka: we use old weapons, surpressed guns</text:p>
      <text:p text:style-name="P3">Renner: silencers, we dont have those </text:p>
      <text:p text:style-name="P3">Ahsoka: Spartacus?</text:p>
      <text:p text:style-name="P3">Typhon: I have what you seek, six rifles </text:p>
      <text:p text:style-name="P3">Houston: you mean with bullets?</text:p>
      <text:p text:style-name="P3">Typhon: thats right</text:p>
      <text:p text:style-name="P3">Houston: thats the dumbest fucking plan I have heard yet </text:p>
      <text:p text:style-name="P3">Renner: you got a better idea </text:p>
      <text:p text:style-name="P3">Houston: im sure I can get one</text:p>
      <text:p text:style-name="P3">Ahsoka: before Crassus and his legions fall upon us </text:p>
      <text:p text:style-name="P3">Houston: what do you mean</text:p>
      <text:p text:style-name="P3">Ahsoka: don't you think it strange that we have not seen Crassus since Sinuessa </text:p>
      <text:p text:style-name="P3">Houston: yes but I figured that we had vexed them </text:p>
      <text:p text:style-name="P3">Typhon: do not be foolish, Crassus does not move like the others we have faced</text:p>
      <text:p text:style-name="P3">Ahsoka: and he has Vader's legion at his side </text:p>
      <text:p text:style-name="P3">Renner: Houston, shut the fuck up</text:p>
      <text:p text:style-name="P3">(Houston keeps quiet)</text:p>
      <text:p text:style-name="P3">Ahsoka: now, let's gear up guys, we only got about three hours before the sun rises </text:p>
      <text:p text:style-name="P3">Typhon: lets do it, Crixus, Houston, Renner, take these (hands them old machine guns with silencers)</text:p>
      <text:p text:style-name="P3">Crixus: and what of your girlfriend's part in this</text:p>
      <text:p text:style-name="P3">(everyone laughs)</text:p>
      <text:p text:style-name="P3">Ahsoka: really, it never gets old does it</text:p>
      <text:p text:style-name="P3">Typhon: Ahsoka will make sure we are shooting straight </text:p>
      <text:p text:style-name="P3">Houston: well, is that it </text:p>
      <text:p text:style-name="P3">Ahsoka: yeah, boys lets lock and load</text:p>
      <text:p text:style-name="P3"><text:soft-page-break/>(they load the guns and move out, as they are moving into rafts on the docks Bontari steps up to them)</text:p>
      <text:p text:style-name="P3">Bontari: where do you go</text:p>
      <text:p text:style-name="P3">Ahsoka: to the camps, if we do not return </text:p>
      <text:p text:style-name="P3">Bontari: I know the drill, leave and disperse </text:p>
      <text:p text:style-name="P3">Ahsoka: good shit, (they do the Spartacus handshake)</text:p>
      <text:p text:style-name="P3"/>
      <text:p text:style-name="P3">(Ahsoka jumps into the raft and they head out quietly)</text:p>
      <text:p text:style-name="P3"/>
      <text:p text:style-name="P3">Game Play</text:p>
      <text:p text:style-name="P3"/>
      <text:p text:style-name="P3">It will be the dead of night and you will be placed in a blowup raft moving up stream, and soon you will come across a set of lights in the distance, you will be given a new power, to “target” this will count as a force power so switch to it as soon as you get a chance, use the L2 button to tag your enemies and allow your allies to shoot them down with their silenced weapons, your allies will go to the shore and they will move out of the raft, follow them, they will head through the woods, follow the team into the trees it will be dark so make sure you follow your radar, because your sight will be a bit impared, so as you follow them there will be a road and you will see head lights, Typhon will whisper “get down” and then you must duck into the shadows, once you duck down, Troopers in jeeps will drive by, three of them, once they have passed, stand up and get moving. <text:s/>Your team must move through the trees to avoid being seen, so as you move forward you will soon come across a barbed wire fence, take point and walk up to the fence and a triange will appear at the top of your screen, press it and Ahsoka will turn on her saber and cut a hold in the wire fence. <text:s/>Once open, the rebels will move in, and then you will be in the camp grounds, there will be spot lights so make sure you are not seen, that is our first target, so switch you power to target and tag the trooper manning the spotlight, once tagged, the other troops will shoot him killing him and knocking out this spotlight. <text:s/>Now move up and you will see a wooden house, with a two troopers outside the door patroling, this time when you tag them Ahsoka will tag them both, having the rebels kill both troopers. <text:s/>Then hide, two troopers will exit this house and the rebels will shoot them both. <text:s/>Once they are dead, you will be asked to enter the house and search it, so go up the stairs to the side and enter the doorway. <text:s/>Inside there is a table with two chairs, wine on the table with cigarette buts in an ashtray, there are a set of keys on the wall, collect them and you will acquire Skeleton keys (these will open every door in the camp), then leave the house and continue on. <text:s/>As you move past the cleared house there will be another spotlight, tag the trooper and your boys will kill him, taking out the second spotlight, then move up and to the next building, this wooden house is long, it looks like a prison barracks, so wait a moment and a guard will be patroling the front of the house, tag him and let you allies do the rest then, go up to the door and unlock it, by going up to it and inside you wil see about 100 wookies in the building, Ahsoka will tell them to “keep your heads down, we're seeing you to freedom” the Wookies will nod and keep quiet, then head to the back of the hut and walk up to the door and it will open, tag this guard or stealth kill him, then move to the right and there will be a spotlight in the distace, if you try to tag him it will be out of your allies range so you will need to get closer to target it, there will be another prisoner barracks on the way, so wait for the guard to pass, tag him and let your boys do the rest, once he is dead, go up to the door and it will open then walk in and Ahsoka will calm down the Wookies, then go to the door in the back and it will open, stealth kill the trooper here and then tag the spotlight man, the rebels will shoot him down knocking out the third spot light, then you will need to get to the last spot light this will be near the warden's quarters, so move and unlock the next two barracks you see, they will not be guarded so it will be easier, once you ar near a large wooden house, tag the troopers here and your allies will taken them out, go up the stairs to the left and stealth kill the trooper in front of you, and then go to the door of this big house and then your allies will come to the door with you and then you will get the command to “Breach” press the X button and then you will kick open the door and Ahsoka will draw <text:soft-page-break/>her sabers and block all the trooper's shots and the rebels will kill the troopers in the room and wound the officer in the room. <text:s/>Once this happens the screen will fade to black and a scene will start</text:p>
      <text:p text:style-name="P3"/>
      <text:p text:style-name="P3">CUTSCENE</text:p>
      <text:p text:style-name="P3"/>
      <text:p text:style-name="P3">(Ahsoka walks up to the officer and props him in a chair)</text:p>
      <text:p text:style-name="P3"/>
      <text:p text:style-name="P3">Officer: you fucking rebel shits, you will be dead for this </text:p>
      <text:p text:style-name="P3">Ahsoka: a claim made by many of your collages</text:p>
      <text:p text:style-name="P3">Typhon: we have freed this camp, </text:p>
      <text:p text:style-name="P3">Officer: the boss got away, he would have your fucking heads </text:p>
      <text:p text:style-name="P3">Houston: and who is this boss</text:p>
      <text:p text:style-name="P3">Officer: why the fuck would I tell you</text:p>
      <text:p text:style-name="P3">Crixus: we will throw you to the wookies, </text:p>
      <text:p text:style-name="P3">Officer: (begins to sweat) his name is Publius Crassus, he set up these camps</text:p>
      <text:p text:style-name="P3">Ahsoka: Crassus?!</text:p>
      <text:p text:style-name="P3">Typhon: who is he to Marcus</text:p>
      <text:p text:style-name="P3">Officer: it is his son, </text:p>
      <text:p text:style-name="P3">Renner: fuck the gods</text:p>
      <text:p text:style-name="P3">Typhon: (points pistol to Officer's head) what has he done to these peoples</text:p>
      <text:p text:style-name="P3">Officer: Imperialism.. (he then laughs)</text:p>
      <text:p text:style-name="P3">(Renner then slashes his neck with a knife)</text:p>
      <text:p text:style-name="P3">Typhon: they're exterminating them </text:p>
      <text:p text:style-name="P3">Ahsoka: savages</text:p>
      <text:p text:style-name="P3">Typhon: come, let us free the Wookies</text:p>
      <text:p text:style-name="P3"/>
      <text:p text:style-name="P3">(the rebels then go to the camp center and see all the wookies exiting their barracks and walking around puzzled)</text:p>
      <text:p text:style-name="P3"/>
      <text:p text:style-name="P3">Typhon: Wookie warriors </text:p>
      <text:p text:style-name="P3">(all attend) </text:p>
      <text:p text:style-name="P3">Typhon: I am Spartacus, who among you can speak the common tounge</text:p>
      <text:p text:style-name="P3">(one steps forward)</text:p>
      <text:p text:style-name="P3">Wookie: (roars) </text:p>
      <text:p text:style-name="P3">Ahsoka: he says there is one among them who can speak our language </text:p>
      <text:p text:style-name="P3">Typhon: (goes to this wookie) lead me to him</text:p>
      <text:p text:style-name="P3">(the rebels are led to one Wookie that is sitting on a bench in the center of the crowd)</text:p>
      <text:p text:style-name="P3">Typhon: whats your name my friend</text:p>
      <text:p text:style-name="P3">Wookie: they call me Kofi, my name is Quintus Lucius Kofius</text:p>
      <text:p text:style-name="P3">Typhon: you are of the republic?</text:p>
      <text:p text:style-name="P3">Kofius: I stood a fucking senator, before the empire demanded my return to Kashyyyk, </text:p>
      <text:p text:style-name="P3">Ahsoka: then this happened </text:p>
      <text:p text:style-name="P3">Kofius: that son of a bitch Crassus enslaved and killed my people, claiming it the will of the Empire </text:p>
      <text:p text:style-name="P3">Ahsoka: Publius</text:p>
      <text:p text:style-name="P3">Kofius: that's right, if I found him again I would rip his fucking head off</text:p>
      <text:p text:style-name="P3">Typhon: do your comrades agree</text:p>
      <text:p text:style-name="P3">Kofius: (roars and all the wookies do as well) they are with you Spartacus </text:p>
      <text:p text:style-name="P3">Ahsoka: lets get back to the port to go over our plan </text:p>
      <text:p text:style-name="P3">Typhon: let us move </text:p>
      <text:p text:style-name="P3"><text:soft-page-break/></text:p>
      <text:p text:style-name="P3">Scene ends</text:p>
      <text:p text:style-name="P3"/>
      <text:p text:style-name="P3">Mission 3 – young gun showdown</text:p>
      <text:p text:style-name="P3"/>
      <text:p text:style-name="P3">(another scene begins with Kofius sitting at a table in the leader's tent, Ahsoka pours him wine and Typhon sits across from him)</text:p>
      <text:p text:style-name="P3"/>
      <text:p text:style-name="P3">Kofius: gratitude (sips wine)</text:p>
      <text:p text:style-name="P3">Typhon: what happened</text:p>
      <text:p text:style-name="P3">Kofius: one word, imperialism</text:p>
      <text:p text:style-name="P3">Ahsoka: I thought that rule ended with the death of Striker <text:s/></text:p>
      <text:p text:style-name="P3">Kofius: wishful fucking thinking, (pounds wine) </text:p>
      <text:p text:style-name="P3">Typhon: what it your meaning </text:p>
      <text:p text:style-name="P3">Kofius: once you two shot Striker the Emperor has declared an act in his memory</text:p>
      <text:p text:style-name="P3">Ahsoka: to continue his ideal </text:p>
      <text:p text:style-name="P3">Kofius: Imperialism has stretched into the outer rims, even Mandelore wishes the Empire gone</text:p>
      <text:p text:style-name="P3">Typhon: that is what we're here to do</text:p>
      <text:p text:style-name="P3">Kofius: it will take more than a Rebel King and a Rouge Jedi to destroy the Empire </text:p>
      <text:p text:style-name="P3">Ahsoka: it's worked so far</text:p>
      <text:p text:style-name="P3">Kofius: then you have not fought Crassus</text:p>
      <text:p text:style-name="P3">Typhon: I have gazed upon the man</text:p>
      <text:p text:style-name="P3">Kofius: Crassus is no fool, no doubt he has tracked you here, </text:p>
      <text:p text:style-name="P3">Ahsoka: you mean he waited for us</text:p>
      <text:p text:style-name="P3">Kofius: By now Crassus will have a plan in motion, </text:p>
      <text:p text:style-name="P3">Typhon: then it is up to us, to see it fail </text:p>
      <text:p text:style-name="P3">Ahsoka: and in the process defeat Crassus and his legions </text:p>
      <text:p text:style-name="P3"/>
      <text:p text:style-name="P3">(we then go to the opposite side of the planet and two Star-destoryers landed on the surface with troops and tanks and AT-ST's walking out, then we see Vader, Crassus, Caesar, Momius and Publius at a table with a tent over their heads)</text:p>
      <text:p text:style-name="P3"/>
      <text:p text:style-name="P3">Vader: Momius, has the legion been prepared</text:p>
      <text:p text:style-name="P3">Momius: yes sir my Lord </text:p>
      <text:p text:style-name="P3">Crassus: well then all that is left to do is await my scout</text:p>
      <text:p text:style-name="P3">Caesar: I stand most eager to greet him </text:p>
      <text:p text:style-name="P3">(we hear something flying in) </text:p>
      <text:p text:style-name="P3">Crassus: and he arrives </text:p>
      <text:p text:style-name="P3">(they all walk outside the tent ans they see a man flying through the sky and land in front of them it is none other than Boba Fett)</text:p>
      <text:p text:style-name="P3">Crassus: Boba, how goes the hunt my old friend</text:p>
      <text:p text:style-name="P3">Fett: as good as any Marcus, I have located the rebels' position</text:p>
      <text:p text:style-name="P3">Crassus: excellent (tosses him a sack of coins) </text:p>
      <text:p text:style-name="P3">Caesar: the son of the legendary Jango Fett, so your Marcus' personal scout</text:p>
      <text:p text:style-name="P3">Fett: I go were the money is </text:p>
      <text:p text:style-name="P3">Vader: lets return to the plan</text:p>
      <text:p text:style-name="P3">Crassus: Publius, has the extermination begun</text:p>
      <text:p text:style-name="P3">Publius: it has father, the Striker act has been in full effect </text:p>
      <text:p text:style-name="P3">Crassus: let us plan our next move </text:p>
      <text:p text:style-name="P3"><text:soft-page-break/>(they all go back into the main tent)</text:p>
      <text:p text:style-name="P3">Fett: am I done, can I go now</text:p>
      <text:p text:style-name="P3">Crassus: hardly, I have a task set for you</text:p>
      <text:p text:style-name="P3">Fett: im not fucking a wookie </text:p>
      <text:p text:style-name="P3">(everyone laughs uncontrolably)</text:p>
      <text:p text:style-name="P3">Crassus: no, I would have you lead a legion</text:p>
      <text:p text:style-name="P3">Fett: I am no leader, Im just in it to get paid</text:p>
      <text:p text:style-name="P3">Crassus: succeed and I will pay you more coin than you've ever seen in your life </text:p>
      <text:p text:style-name="P3">Fett: how many troops</text:p>
      <text:p text:style-name="P3">Caesar: one legion</text:p>
      <text:p text:style-name="P3">Crassus: task should not be hard, just a few errent rebels </text:p>
      <text:p text:style-name="P3">Fett: I will see it done, Imperitor (walks out)</text:p>
      <text:p text:style-name="P3">Vader: have you lost fucking mind </text:p>
      <text:p text:style-name="P3">Crassus: if Fett suceeds I will be a genius </text:p>
      <text:p text:style-name="P3">Caesar: and if he fails</text:p>
      <text:p text:style-name="P3">Crassus: then he is not ready to lead a command, either way, I win </text:p>
      <text:p text:style-name="P3">Vader: at the cost of a legion</text:p>
      <text:p text:style-name="P3">Crassus: I will give the remainder of Cassinius and Furius' men, your officers will not protest I assume</text:p>
      <text:p text:style-name="P3">Vader: I will make sure they do not</text:p>
      <text:p text:style-name="P3"/>
      <text:p text:style-name="P3">(scene ends)</text:p>
      <text:p text:style-name="P3"/>
      <text:p text:style-name="P3">Game Play</text:p>
      <text:p text:style-name="P3"/>
      <text:p text:style-name="P3">You wil be placed outside your own tent and you will have a chance to get any heath and force upgrades you may need during this level, once you have purchased all that you can, you have two options, you just completed the first one buy getting outfitted with upgrades and weapons, the other is to start the next mission and this one is one of the best.</text:p>
      <text:p text:style-name="P3"/>
      <text:p text:style-name="P3">(Ahsoka walks up to the leaders tent but the rest of the leaders are walking out)</text:p>
      <text:p text:style-name="P3"/>
      <text:p text:style-name="P3">Ahsoka: whats going on</text:p>
      <text:p text:style-name="P3">Houston: the Imperials are sending an army, </text:p>
      <text:p text:style-name="P3">Ahsoka: i'll ready the troops, (calls out to everyone) Gather weapons!</text:p>
      <text:p text:style-name="P3">(all the rebel soldiers grab their guns and prepare themselves in a trench in front of the port walls)</text:p>
      <text:p text:style-name="P3"/>
      <text:p text:style-name="P3">Typhon: I'll take command of left flank, Houston, set task to the right</text:p>
      <text:p text:style-name="P3">Houston: got it</text:p>
      <text:p text:style-name="P3">Typhon: Crixus, fall to my side</text:p>
      <text:p text:style-name="P3">Ahsoka: I will hold the front line </text:p>
      <text:p text:style-name="P3">Typhon: Renner, aid Ahsoka </text:p>
      <text:p text:style-name="P3">Renner: yes sir</text:p>
      <text:p text:style-name="P3">Typhon: prepare yourselves, do not let them break this line!</text:p>
      <text:p text:style-name="P3">(all the rebels cheer and they take their positions, they have all kinds of turrets and tanks waiting for the imperial army, then we see the legion arrive, they have Crassus' combat troops, marching with large shileds, behind them Mortor cannons, Tanks, ATST walkers and Boba Fett riding a horse, we hear him yell “ADVANCE! Then the horns sound and the troopers advance, Renner tosses Ahsoka an AR-47, she loads it and the battle will begin)</text:p>
      <text:p text:style-name="P3"/>
      <text:p text:style-name="P3"><text:soft-page-break/>Game Play </text:p>
      <text:p text:style-name="P3"/>
      <text:p text:style-name="P3">You are armed with a rifle, and you are standing in a trench with the other soldiers waiting to open fire on your enemies, they will wait for your move and so hold your fire the troopers are marching, then you will hear a loud voice yell “ATTACK” and the troopers will start to run forward, target one of the troopers and fire at them as soon as they get close then all the rebels will open fire. <text:s/>Your shots will hit the shields and after a few shots the troopers will drop the shiled and you will be able to kill them, they will continue to move until they get close to the trench, then they will draw dark sabers and jump in, the rebel soldiers will take care of any that break through in the first stage of this fight, so keep firing and reloading until the rifle runs out of ammo, then Ahsoka will automaticly draw her sabers and two troopers will jump into the trench on either side of you and draw dark sabers, using your instant kills, take out the two troopes here and get ready for the next wave of soldiers, some will get into the trench still holding their shileds, to get around these, you will have to hit the shiled a few times to knock it down and kill the trooper behind it, this will be the a good part of this fight, just defending the line, Renner will hold his own in this part, and you will have to defend the other troops around you, the wookies will be firing their bowcasters and assisting you in any way they can, for most of this fight you will have to take down troopers armed with dark sabers and shields and they will be tough, if you dont keep your guard up they will knock you over, but for the most part you will be able to dodge their attacks and you will be able to kill them easily. <text:s/>Soon you will hear Renner yell “Ahsoka, I need some fucking help over here!” now you have a mission, you will have to head to the left. <text:s/>Troopers will try to stop your path and you will have to take them out to get to the other side of the trench, the rebels will offer aid but you will have to kill about 10 troopers to get to the other side of the trench, once you get there Renner will be surrounded by troopers with their shields up, take one out from behind and the troopers will be unsure of what to do next, use this confusion to your advantage and take out the troopers with help from Renner, once they are all dead, Renner will say “we need to fall back!” Ahsoka will then respond, as you kill another trooper close to you, “what of Spartacus?”, you will have to take out two more troopers armed with shields and Renner will kill a few and say “He can handle himself” now you will have to get back to your side of the trench and order the soldiers to fall back to the port, so fight your way back to the right and you will find Tara and Saydee shooting at several troopers in the trench, then Ahsoka will yell out “Tara!, Fall back to the port!”. <text:s/>Then the rest of the troops here will start to move behind you and back behind the walls of the port town, you will be at the back of the group fighting off any troopers nearest to you, once you are near the gates of the port town an short scene will start </text:p>
      <text:p text:style-name="P3"/>
      <text:p text:style-name="P3">Mini-scene</text:p>
      <text:p text:style-name="P3"/>
      <text:p text:style-name="P3">(Ahsoka will motion the rebels to get behind the port town's wooden walls and and then we will see the remainder of the legion crowding around the walls trying to bring them down, then Ahsoka will see the rebels led by Spartacus and Crixus get behind the legion and start to decimate their forces, Ahsoka will then lead her command outside the walls and engage in battle again)</text:p>
      <text:p text:style-name="P3"/>
      <text:p text:style-name="P3">Game Play </text:p>
      <text:p text:style-name="P3"/>
      <text:p text:style-name="P3">Now you will be fighting on the open ground against Crassus troops, then you will see in the distance Fett atop of a horse and then the rebels on the other side are trying to get to him but they are not successful you will hear a voice yell out “ Fight to the last man you fuckers!”, now you will have another task, to fight to their commander, so push forward and your soldiers will follow suit, once you get close, Fett will see you and he will charge at you, wait until he gets close and a triangle will flash on your screen, press it and Ahsoka will roll out of the way and slash the legs of Fett's horse, he will fly <text:soft-page-break/>off but he will save himself with his jetpack and he will land close to you</text:p>
      <text:p text:style-name="P3"/>
      <text:p text:style-name="P3">Mini-scene </text:p>
      <text:p text:style-name="P3"/>
      <text:p text:style-name="P3">Fett: long time no see Jedi, remember me </text:p>
      <text:p text:style-name="P3">Ahsoka: forgive me if I do not</text:p>
      <text:p text:style-name="P3">Fett: your master Windu killed my father and so I will return fucking favor</text:p>
      <text:p text:style-name="P3">Ahsoka: (gets into a fighting stance) I dont think so...</text:p>
      <text:p text:style-name="P3"/>
      <text:p text:style-name="P3">BOSS BATTLE – Boba Fett </text:p>
      <text:p text:style-name="P3"><text:tab/>Difficulty – 7/10</text:p>
      <text:p text:style-name="P3"><text:tab/>Weapons – CAR 10, wrist rockets, flamethrower, jet pack, tow cable and vibroblade knife</text:p>
      <text:p text:style-name="P3"/>
      <text:p text:style-name="P3">Yeah this guy has a shit ton of weapons and tactics to fight you with, but you are no ordinary soldier, so first Fett will jump up and fly around the small circle arena, firing off his rifle at you and you will have to deflect his shots, some of them will hit him taking out a small bit of his health, but most of them will not hit him at all, so he will continue to do this and once he stops in mid-air he will fire off his flamethrower, and burn up the ground beneath you, you will have to dodge this attack, you can use your powers to get him on the ground, I suggest using lightning sparingly, and mostly looking to push his flames back at him, this will stun him and he will fall to the ground, now attack him with all you got, this will do a bit of damage but once he kicks you away and flys back up into the air, you will see that his health is only down about 10% so he will be at about 85% after this sequence. <text:s/>He will fly around you and fire off a few rockets, you cannot block these so you should just roll out of the way before they hit the ground and cause you damage, he will then continue to fire his rifle at you, and he will move around a lot too to make sure you cannot deflect his lasers back at him, he will do this until he uses his flame thrower again, use force push and this will set him on fire and he will fall to the ground, then you will have to run up and attack him as much as you can, once you get him down to about 75% he will kick you and fly back up, he will thenfly around firing rockets and lasers but this time he will introduce a new move, he will then fly around the area very quickly and he will spray his flames all around you limiting your moving space, then her will stop and fire off a few rounds, you will have to deflect all of them, and some of them will hit him causing his health to drop a little, then he will continue to fly around then he will then halt and fire his flamethrower, repeat the previous sequence and he after you attack him on the ground again, he will push you away and he will be at 60% health. <text:s/>Now Fett gets difficult, before he jumps back up in the air, he will fire off a rope and you will have to dodge this as well, if he hits you he will fly up and drag you around the sand press the button shown repeatedly to get free but this attack is very bad for your health, so once he stands and fires his cable move out of the way and use force push, he will hit the ground and you will have time to get to him and lay out some attacks to get his health to about 50% or 52%, then his attacks will hurt more and he will be quicker so you will need to be on your toes in this part, because it's about to change. <text:s/>So once he stops he will fire off some flames, then he will move around doing the same thing, once he stops completely, then push the flames back at him and he will hit the ground allowing you time to attack him, once he is at about 40% his jetpack will fly off and blow up on the ground, then he will fire off his cable which you can easily evade, if you try to use powers he will move out of the way. <text:s/>Fett will then throw his arm down and this large double bladed knife will come out of his wrist armor (like the one Predator has), he will then run at you and you will have to press R2 quickly or you will get hurt, if done in time, you will clash with Fett, press triangle repeatedly and you will win the clash and press X immediately after that to kick him away from you, once this is done he will jump around the area and attempt to slash you with his blade, use you skills in battle to overcome Fett's attacks if you counter him it will make for a quicker fight, if countered Fett will not move and you will be able to get a few <text:soft-page-break/>hits on him before he regains his senses and attacks you again. <text:s/>After several of your attacks Fett's health will dwindle in this one-on-one showdown and he will be at about 10% after you keep attacking after you dodge or counter his attacks, then he will begin to back up firing his rifle. <text:s/>Block these shots and enough will hit him that the battle will end and a scene starts. <text:s/></text:p>
      <text:p text:style-name="P3"/>
      <text:p text:style-name="P3">CUTSCENE</text:p>
      <text:p text:style-name="P3"/>
      <text:p text:style-name="P3">(Ahsoka is walking up to Fett as he is shooting at her, she is blocking all the shots. <text:s/>Then she cuts his rifle in half and kicks him on the ground and pust a saber to his throat)</text:p>
      <text:p text:style-name="P3"/>
      <text:p text:style-name="P3">Ahsoka: surrender your men!</text:p>
      <text:p text:style-name="P3">Fett: you haven't beaten me, your jedi senses are not good enough now, (he presses a button on his arm, rockets fire in the distance headed straight for them)</text:p>
      <text:p text:style-name="P3">Ahsoka: NO!!</text:p>
      <text:p text:style-name="P3"/>
      <text:p text:style-name="P3">(she puts her hands up and just as the missiles are reaching them both she stops the rockets and uses her powers to toss them away and they blow up an imperial gun boat with additional troops in board, Ahsoka then grabs Fett and jumps onto on of the platforms above her)</text:p>
      <text:p text:style-name="P3"/>
      <text:p text:style-name="P3">Fett: (draws gun and points it at Ahsoka) go to hell Jedi!!</text:p>
      <text:p text:style-name="P3">(he pulls the trigger but nothing happens, Ahsoka holds up the clip of his pistol)</text:p>
      <text:p text:style-name="P3">Fett: shit, well go ahead, do your worst </text:p>
      <text:p text:style-name="P3">Ahsoka: I...I shouldn't, you have done terrible things in your life but taking it would not solve anything</text:p>
      <text:p text:style-name="P3">Fett: if only my father was given the same option </text:p>
      <text:p text:style-name="P3">(they look over the edge of the platform and they see the imperial forces retreating)</text:p>
      <text:p text:style-name="P3">Ahsoka: (turns to Fett) who are you?</text:p>
      <text:p text:style-name="P3">Fett: Boba Fett, son of Jango Fett</text:p>
      <text:p text:style-name="P3">Ahsoka: I heard what happened to your father, I am sorry for your loss</text:p>
      <text:p text:style-name="P3">Fett: (removes helmet, he looks like Jango) your the first one to ever offer condolences for his death</text:p>
      <text:p text:style-name="P3">Ahsoka: you've had a hard life Boba, no need to lose it in Crassus' war </text:p>
      <text:p text:style-name="P3">Fett: you are wise as you are kind, I will remember the name Ahsoka Tano</text:p>
      <text:p text:style-name="P3">Ahsoka: go, an stay far away from men like Crassus</text:p>
      <text:p text:style-name="P3">Fett: and what of Vader?</text:p>
      <text:p text:style-name="P3">Ahsoka: him too, he's evil </text:p>
      <text:p text:style-name="P3">Fett: what if I were to tell you (starts to pace) that Vader is not who you think </text:p>
      <text:p text:style-name="P3">Ahsoka: vader is a sith lord, and the destroyer of the republic </text:p>
      <text:p text:style-name="P3">Fett: Vader is Anakin Skywalker, your old master </text:p>
      <text:p text:style-name="P3">Ahsoka: I do not believe that </text:p>
      <text:p text:style-name="P3">Fett: believe what you wish, do not say I didn't warn you</text:p>
      <text:p text:style-name="P3">Ahsoka: where will you go?</text:p>
      <text:p text:style-name="P3">Fett: where ever I get paid, (he starts to walk but stops) oh yeah, I forgot to say this, you do have one hell of a right hook</text:p>
      <text:p text:style-name="P3">Ahsoka: (laughs) good bye Boba</text:p>
      <text:p text:style-name="P3">Fett: Good bye, (puts his helmet on and jumps off the platform)</text:p>
      <text:p text:style-name="P3"/>
      <text:p text:style-name="P3">(then Ahsoka goes to the battle field to see Crassus' army falling back, she then goes and see's Typhon, they catch sight of each other and then then run to hug one-another)</text:p>
      <text:p text:style-name="P3"/>
      <text:p text:style-name="P3">Typhon: I thought you gone from this world</text:p>
      <text:p text:style-name="P3"><text:soft-page-break/>Ahsoka: as I you, </text:p>
      <text:p text:style-name="P3">Typhon: it warms heart to see you yet live </text:p>
      <text:p text:style-name="P3">(they kiss and then they are broken up by Crixus)</text:p>
      <text:p text:style-name="P3">Crixus: I hate to interupt, but we should leave this planet before Crassus' sends more troops</text:p>
      <text:p text:style-name="P3">Ahsoka: I would send message to show those imperials, the errors of battling us </text:p>
      <text:p text:style-name="P3">Typhon: what are your thoughts </text:p>
      <text:p text:style-name="P3">Ahsoka: summon Kofius, I have use for him </text:p>
      <text:p text:style-name="P3"/>
      <text:p text:style-name="P3">(then we see Kofius writing on a wooden board in red paint)</text:p>
      <text:p text:style-name="P3"/>
      <text:p text:style-name="P3">Kofius: are you sure that's what you want me to write</text:p>
      <text:p text:style-name="P3">Ahsoka: yes, and in your language </text:p>
      <text:p text:style-name="P3">Kofius: (he finishes the text) what now, </text:p>
      <text:p text:style-name="P3">Typhon: get a trooper, remove his head </text:p>
      <text:p text:style-name="P3">Crixus: I will see it done </text:p>
      <text:p text:style-name="P3"/>
      <text:p text:style-name="P3">LEVEL 7 COMPLETE </text:p>
      <text:p text:style-name="P3"/>
      <text:p text:style-name="P3">(we then go backe to Crassus' camp and we see Caesar, Crassus and Vader planning their next move)</text:p>
      <text:p text:style-name="P3"/>
      <text:p text:style-name="P3">Vader: how long before Fett will report in?</text:p>
      <text:p text:style-name="P3">Crassus: he should be present within the moment </text:p>
      <text:p text:style-name="P3">Caesar: or he could have taken your money and ran<text:line-break/>Crassus: I paid him a small fortune to track the rebels here, I do not think him the coward </text:p>
      <text:p text:style-name="P3">(officer enters the tent)</text:p>
      <text:p text:style-name="P3">Officer: imperitor, you soldiers return </text:p>
      <text:p text:style-name="P3">(they walk outside to see the troopers decimated and defeated)</text:p>
      <text:p text:style-name="P3">Crassus: you there (calls one soldier over) </text:p>
      <text:p text:style-name="P3">Stormtrooper: yes imperitor </text:p>
      <text:p text:style-name="P3">Crassus: what of your commander, has he fallen</text:p>
      <text:p text:style-name="P3">Stormtrooper: Fett fled the battle, before we had been defeated </text:p>
      <text:p text:style-name="P3">Crassus: (instantly pissed) Gaius, find that fucking shit </text:p>
      <text:p text:style-name="P3">Caesar: (smacks chest like a roman) yes imperitor (he exits the area) </text:p>
      <text:p text:style-name="P3">Publius: (runs up to them) Father, there is something upon road </text:p>
      <text:p text:style-name="P3">Crassus: what do eyes see Publius </text:p>
      <text:p text:style-name="P3">Publius: a sight of horror </text:p>
      <text:p text:style-name="P3">(they walk up the road, joined by Ceaser and see the headless body of a stormtrooper impailed on a log and next to it the troopers head on a spear and a sign written in another language)</text:p>
      <text:p text:style-name="P3">Vader: what does it say?!</text:p>
      <text:p text:style-name="P3">Crassus: (pauses) Fuck the Empire....</text:p>
      <text:p text:style-name="P3">Caesar: what insult, they do not have respect to write in common fucking tounge</text:p>
      <text:p text:style-name="P3">Crassus: leave it to rebel shits to show true barbarism</text:p>
      <text:p text:style-name="P3">Vader: remove that body, see him to proper burial </text:p>
      <text:p text:style-name="P3">(they return to the camp and when they do the officers are not happy)</text:p>
      <text:p text:style-name="P3">Caesar: Fett missing, troopers defiled, we should press attack at soonest opportunity </text:p>
      <text:p text:style-name="P3">Crassus: that is what Spartacus wishes me to do, march my men across the continent to find them gone from this planet </text:p>
      <text:p text:style-name="P3">Vader: what are your thoughts </text:p>
      <text:p text:style-name="P3">Crassus: we gather our men and chase them as they try to escape</text:p>
      <text:p text:style-name="P3"><text:soft-page-break/>Vader: i'll send Cassinius and Furius they hold two destroyers outside the planet </text:p>
      <text:p text:style-name="P3">Caesar: i'll take a detatchment as well </text:p>
      <text:p text:style-name="P3">Crassus: contact us when you find those rebel shits</text:p>
      <text:p text:style-name="P3"/>
      <text:p text:style-name="P3">(We then go to the rebel's ship, having left the planet's surface)</text:p>
      <text:p text:style-name="P3"/>
      <text:p text:style-name="P3">Typhon: whats are next move</text:p>
      <text:p text:style-name="P3">Crixus: there is word of Mandelorians forcing the Imperials out of their city, we could try there</text:p>
      <text:p text:style-name="P3">Ahsoka: they get tired of the arena already?</text:p>
      <text:p text:style-name="P3">Crixus: as you did when I met you for the first time</text:p>
      <text:p text:style-name="P3">Ahsoka: yeah, </text:p>
      <text:p text:style-name="P3">Renner: we could do tha....</text:p>
      <text:p text:style-name="P3">(ship's alarm sounds)</text:p>
      <text:p text:style-name="P3">Intercom: we're under fucking fire up here all generals report to the bridge </text:p>
      <text:p text:style-name="P3">(then we see all the leaders run up to see two star destroyers chasing them commanded by Cassinius and Furius )</text:p>
      <text:p text:style-name="P3">Crixus: those fucks tracked us </text:p>
      <text:p text:style-name="P3">Typhon: take evasive action, make the jump, we'll lose them </text:p>
      <text:p text:style-name="P3">Ahsoka: they sent out their fighters, </text:p>
      <text:p text:style-name="P3">Crixus: make the fucking jump</text:p>
      <text:p text:style-name="P3">(the rebels make the jump but as soon as they do the imperials are in persuit)</text:p>
      <text:p text:style-name="P3"/>
      <text:p text:style-name="P3">Clovis: we can't shake the bastards</text:p>
      <text:p text:style-name="P3">Typhon: hold on</text:p>
      <text:p text:style-name="P3"/>
      <text:p text:style-name="P3">(the ship then takes a hit from the destroyers and it falls out of hyperspace)</text:p>
      <text:p text:style-name="P3">Renner: fuck!, they hit the stablizers</text:p>
      <text:p text:style-name="P3">Ahsoka: shields are being delpeted </text:p>
      <text:p text:style-name="P3"/>
      <text:p text:style-name="P3">(another explosion is heard and the ship is downed heading for a green planet, the rebel ship is seen crashing into the planet and we get the perspective of the empire and we see Cassinius marvaling at his work, Cassinius calls to Furius on the radio)</text:p>
      <text:p text:style-name="P3"/>
      <text:p text:style-name="P3">Cassinius: to fuck with Crassus, we have taken the rebel down by ourselves </text:p>
      <text:p text:style-name="P3">Furius: it appears fucking so, we have defeated Spartacus</text:p>
      <text:p text:style-name="P3">(then we see a shuttle arrive, Caesar enters the conversation)</text:p>
      <text:p text:style-name="P3">Caesar: what has happened, where are the rebels?</text:p>
      <text:p text:style-name="P3">Furius: dead upon fucking planet </text:p>
      <text:p text:style-name="P3">Caesar: are you sure, did you see his body</text:p>
      <text:p text:style-name="P3">Cassinius: his ship took a direct hit from our crusiers, no one could have survived that </text:p>
      <text:p text:style-name="P3">Caesar: we are talking about Spartacus and the Jedi fucking Assassin, they survived the fucking arena</text:p>
      <text:p text:style-name="P3">Furius: they crash landed on the planet, shall we send our armies, or just blow the whole system up</text:p>
      <text:p text:style-name="P3">Caesar: this is not time for jest, if Spartacus has fallen I would see fucking corpse </text:p>
      <text:p text:style-name="P3">(then the three meet on one ship and they are joined by Vader and Crassus through video call)</text:p>
      <text:p text:style-name="P3"/>
      <text:p text:style-name="P3">Crassus: whats the news </text:p>
      <text:p text:style-name="P3">Cassinius: we got the bastard, </text:p>
      <text:p text:style-name="P3">Furius: Spartacus, we destroyed his fleet upon his exidous </text:p>
      <text:p text:style-name="P3">Caesar: we do not know that he has been killed, his ship crashed on the planet</text:p>
      <text:p text:style-name="P3"><text:soft-page-break/>Crassus: how are we to be sure </text:p>
      <text:p text:style-name="P3">Vader: send an army to the nearest planet, which one did they crash upon</text:p>
      <text:p text:style-name="P3">Furius: not sure it's a large green one, kind of murky </text:p>
      <text:p text:style-name="P3">Vader: what are your coordinates?</text:p>
      <text:p text:style-name="P3">Cassinius: sending them now</text:p>
      <text:p text:style-name="P3">Crassus: where are they, </text:p>
      <text:p text:style-name="P3">Vader: Felucia....</text:p>
      <text:p text:style-name="P3">Furius: then the man is dead, we haven't been to that system in years, inmpossible to pacify</text:p>
      <text:p text:style-name="P3">Cassinius: we will send some men but im sure we completed the task which you could not</text:p>
      <text:p text:style-name="P3">Crassus: show me his body and you will have my respect</text:p>
      <text:p text:style-name="P3"/>
      <text:p text:style-name="P3">(we then see Crassus and Vader leave the conversation, and we go to Cassinius, Furius , and Caesar)</text:p>
      <text:p text:style-name="P3"/>
      <text:p text:style-name="P3">Caesar: I will lead the troops upon the planet to ensure the rebel has fallen</text:p>
      <text:p text:style-name="P3">Furius: and lie about deserved fate, I will make a move to the planet and take my men </text:p>
      <text:p text:style-name="P3"/>
      <text:p text:style-name="P3">(we then go to the surface of Felucia and the wreckage of the rebel ship, many are wounded and we see Typhon , Ahsoka, Crixus and Renner huddling around a fire, Ahsoka is trying to light half a blunt, it's raining on Felucia and many are fucking freezing,)</text:p>
      <text:p text:style-name="P3"/>
      <text:p text:style-name="P3">Typhon: how many lost to the crash</text:p>
      <text:p text:style-name="P3">Renner: 1000 lost </text:p>
      <text:p text:style-name="P3">Typhon: 1000</text:p>
      <text:p text:style-name="P3">Ahsoka: Fuck (lights up and hits the blunt)</text:p>
      <text:p text:style-name="P3">Crixus: this is hardly the time for that </text:p>
      <text:p text:style-name="P3">Ahsoka: (not listening) anyone know where we are?</text:p>
      <text:p text:style-name="P3">Typhon: havent the clue (Ahsoka passes the blunt to him) </text:p>
      <text:p text:style-name="P3">Bontari: Spartacus, you should see this </text:p>
      <text:p text:style-name="P3"/>
      <text:p text:style-name="P3">(all the generals meet Bontari in the downed ship's control room, looking at the system map)</text:p>
      <text:p text:style-name="P3"/>
      <text:p text:style-name="P3">Bontari: if my calculations are correct the system should be....</text:p>
      <text:p text:style-name="P3">Ahsoka: no</text:p>
      <text:p text:style-name="P3">Typhon: vietnam</text:p>
      <text:p text:style-name="P3">Crixus, Renner, Houston: what?</text:p>
      <text:p text:style-name="P3">Typhon: the Felucia system, </text:p>
      <text:p text:style-name="P3">Houston: ha, vietnam </text:p>
      <text:p text:style-name="P3">Ahsoka: this place was no joke Houston, I..., </text:p>
      <text:p text:style-name="P3">Typhon: we've been here before, during the war</text:p>
      <text:p text:style-name="P3">Crixus: when you fought for the republic </text:p>
      <text:p text:style-name="P3">Ahsoka: we were sent in to take out the UAF, the United Armies of Felucia, a rebel army commanded by general Phan Kim</text:p>
      <text:p text:style-name="P3">Typhon: during several skermishes with our enemies we seemed to making progress</text:p>
      <text:p text:style-name="P3">Ahsoka: until the shit storm broke out and we were chasing ghosts </text:p>
      <text:p text:style-name="P3">Houston: thats when you were their prisoner</text:p>
      <text:p text:style-name="P3">Ahsoka: the UAF has no humanity, they used their prisoners as party favors </text:p>
      <text:p text:style-name="P3">Typhon: all in all we were forced to withdraw from Felucia, before the battle was over</text:p>
      <text:p text:style-name="P3">Ahsoka: I escaped and returned to the capital with news of Kim's death</text:p>
      <text:p text:style-name="P3">Crixus: so mission accomplished </text:p>
      <text:p text:style-name="P3"><text:soft-page-break/>Bontari: the ledger reads that the UAF still have power on this planet </text:p>
      <text:p text:style-name="P3">Typhon: but Kim was killed </text:p>
      <text:p text:style-name="P3">Bontari: (reading the ledger) the UAF destroyed the separtist armies after the republic left </text:p>
      <text:p text:style-name="P3">Ahsoka: so the UAF took over </text:p>
      <text:p text:style-name="P3">Bontari: now there is a republic in place, but they dont have an army and the UAF is still very much active </text:p>
      <text:p text:style-name="P3">Ahsoka: how far are we from the capital</text:p>
      <text:p text:style-name="P3">Bontari: quite a ways, but if we want to survive, we need to hold this ground</text:p>
      <text:p text:style-name="P3">Typhon: guard the ship, Ahsoka and I will go to the capital and ask the ministers for assistance </text:p>
      <text:p text:style-name="P3">Crixus: beware false tounge, we do not know if the system is loyal to the empire </text:p>
      <text:p text:style-name="P3">(Typhon nods and he leave the tent and Ahsoka follows)</text:p>
      <text:p text:style-name="P3"/>
      <text:p text:style-name="P3">LEVEL 8 – RE in Vietnam (Felucia) – Fall of the UAF</text:p>
      <text:p text:style-name="P3"/>
      <text:p text:style-name="P3">Game Play</text:p>
      <text:p text:style-name="P3"/>
      <text:p text:style-name="P3">Well shit, were back in the shit, no worries your twice as strong since the last time you were here the UAF does not stand a chance, the only issue here is that for you to get to the capital in one piece you will have to travel through the jungle, on foot. <text:s/>So follw L.Typhon into the trees and you will in the thick of it soon, draw your pistol, you are going to want to keep your distance from the enemies around here as you recall there are traps in the jungles. There are trip wires, pungi stakes, ackleys, an dmany other nasty shit the jungle has to offer. <text:s/>So move through the trees and beware of your surroundings, but more times than not Typhon will point out any traps that are in front of him so you will be good that way, so keep moving quietly and soon you will see a new, yet familiar enemy. <text:s/>The UFA Gunman, they do not have much equiptment, they have the standard AR-47 and have a pistol and a machete. <text:s/>So run forward and engage the bastards, they will yell out something in another language and they will fire at you on sight. <text:s/>Just deflect their fire and take them out, use an instant kill on them and it will be done soon. <text:s/>Once your enemies are dead the characters talk amongst themselves, you will also pick up the AR-47 assualt rifle. <text:s/>Continue following Typhon as they speak</text:p>
      <text:p text:style-name="P3"/>
      <text:p text:style-name="P3">Ahsoka: those were UAF troops</text:p>
      <text:p text:style-name="P3">Typhon: let us keep eyes open</text:p>
      <text:p text:style-name="P3">Ahsoka: ya know just being here, it's terrifying </text:p>
      <text:p text:style-name="P3">Typhon: stay by my side and we shall reach the capital</text:p>
      <text:p text:style-name="P3"/>
      <text:p text:style-name="P3">Now you will come up to the ruins of an AT-TE, a republic war machine, you see armor and helmets buried into the ground, there are several broken weapons in the mud as well, if you go to the left side of the downed walker you will find more ammo for your new gun, then return to the front and move to the right and back into the path through the jungle. <text:s/>Typhon will almost immediately point out a “boobytrap” he will point it out and you can then tag it and he will disarm the trap, this trap was a trip wire, attached to a WP grenade (available only in this level). <text:s/>Keep moving forward and you will then be moving through a large clearing in the jungle this is from the previous wars that have taken place here, you will soon then veer to the left and move into a thicker tree line, Typhon will tell you to hold and Three trucks will pas by all commanded by the UAF (their symbol is a red hand) after the trucks pass, you will head forward through the trees avoiding the clearing. <text:s/>Then you will soon come to a river, there will be two UAF gunmen kneeling over drinking, sneak up behind them and once the button flashes over their head, go in for the stealth kill, Typhon will tackle the other and slash his neck, the body will float down stream, now climb up the rocks on the river and you will be close at this point, Typhon will tell you that “we are close”, so keep moving and Typhon will then spot another boobytrap, <text:soft-page-break/>tag it and Typhon will disarm it, this time it will be a flying ball of pungi stakes, Typhon will cut down the ball and you can continue on. <text:s/>Then you will come to a field of dead bodys, they dont look like soldiers, they're all old men, women and children, Ahsoka will comment on the situation as you move through the ditch and out of the clearing here</text:p>
      <text:p text:style-name="P3"/>
      <text:p text:style-name="P3">Ahsoka: what the hell happened here?</text:p>
      <text:p text:style-name="P3">Typhon: the UAF continue to round up “deviants” </text:p>
      <text:p text:style-name="P3">Ahsoka: there just kids</text:p>
      <text:p text:style-name="P3">Typhon: the UAF are bastards, you know that first hand</text:p>
      <text:p text:style-name="P3">Ahsoka: tell me about it</text:p>
      <text:p text:style-name="P3"/>
      <text:p text:style-name="P3">So keep moving past the mass grave and you will soon come up to a road sign with three places listed “New Felucia City – 3 km pointing forward, Segestica – 40 km pointing behind you, Hell – all around you, asshole! So follow the signs forward and you will soon come up to a clearing with a stone wall there is large metal gate in front of you so go up to it and press the X button to knock on the gate.</text:p>
      <text:p text:style-name="P3"/>
      <text:p text:style-name="P3">CUTSCENE</text:p>
      <text:p text:style-name="P3"/>
      <text:p text:style-name="P3">(a little slip of the gate opens and a guard answers the door)</text:p>
      <text:p text:style-name="P3"/>
      <text:p text:style-name="P3">Guard: who the fuck goes there!</text:p>
      <text:p text:style-name="P3">Typhon: those who would seek shelter </text:p>
      <text:p text:style-name="P3">Guard: you rebels?</text:p>
      <text:p text:style-name="P3">Ahsoka: we are not</text:p>
      <text:p text:style-name="P3">Guard: UAF? </text:p>
      <text:p text:style-name="P3">Typhon: not at all, </text:p>
      <text:p text:style-name="P3">Guard: (opens the gate) Enter </text:p>
      <text:p text:style-name="P3"/>
      <text:p text:style-name="P3">(The two enter the city and we see that is it the old prison camp turned into a walled city, Ahsoka sees flashes of the camp every now and then, you see dead clones, you see UAF troopers leading prisoners to their deaths the lot of it, then they get to the state building and it is the place you killed General Kim, they enter the building and they stand at a desk waiting for the receptionist</text:p>
      <text:p text:style-name="P3"/>
      <text:p text:style-name="P3">Receptionist: Hello, welcome to New Felucia City, my master will see you now</text:p>
      <text:p text:style-name="P3">Ahsoka: thank you, </text:p>
      <text:p text:style-name="P3"/>
      <text:p text:style-name="P3">(they enter another room and see a man dressed in a suit, with two armed guards next to him)</text:p>
      <text:p text:style-name="P3"/>
      <text:p text:style-name="P3">Man: I am President Diem, what are your names </text:p>
      <text:p text:style-name="P3">Ahsoka: (looks at Typhon) I am Ahsoka Tano, he is Spartacus </text:p>
      <text:p text:style-name="P3">Diem: (shocked) You're Spartacus?</text:p>
      <text:p text:style-name="P3">Typhon: I am </text:p>
      <text:p text:style-name="P3">Diem: (laughs) and here I thought you were UAF, Guards, leave us </text:p>
      <text:p text:style-name="P3">(the guards leave)</text:p>
      <text:p text:style-name="P3">Diem: come share my wine, </text:p>
      <text:p text:style-name="P3">Typhon: gratitude, </text:p>
      <text:p text:style-name="P3">Ahsoka: your not calling the empire</text:p>
      <text:p text:style-name="P3">Diem: the Empire has no power out here, I am the leader of this system, and I have to say I know your names too well </text:p>
      <text:p text:style-name="P3"><text:soft-page-break/>Typhon: not common for an aristocrat </text:p>
      <text:p text:style-name="P3">Diem: I never wished it, after the Republic left the Empire never sent troops in they left us to fend for ourselves</text:p>
      <text:p text:style-name="P3">Typhon: then the UAF took over</text:p>
      <text:p text:style-name="P3">Diem: they control trade, they control the water ways and they have the richest city on the planet </text:p>
      <text:p text:style-name="P3">Ahsoka: Segestica..</text:p>
      <text:p text:style-name="P3">Diem: right, there are more riches in that city than one could even hold</text:p>
      <text:p text:style-name="P3">Typhon: our ship is damaged, we are in need of parts to repair it</text:p>
      <text:p text:style-name="P3">Diem: the UAF controls everything, to fix your ship they would have to be defeated </text:p>
      <text:p text:style-name="P3">Ahsoka: so thats your price </text:p>
      <text:p text:style-name="P3">Diem: price?</text:p>
      <text:p text:style-name="P3">Ahsoka: we destroy the UAF, you fix our ship</text:p>
      <text:p text:style-name="P3">Diem: (laughs) your joking</text:p>
      <text:p text:style-name="P3">Typhon: no, we are not</text:p>
      <text:p text:style-name="P3">Diem: it would take sound tactic, to see it done</text:p>
      <text:p text:style-name="P3">Typhon: you know of our names, do you know of the stories</text:p>
      <text:p text:style-name="P3">Ahsoka: and the name given from this battle</text:p>
      <text:p text:style-name="P3">Diem: the Jedi Assassin, and the Butcher of Weylin </text:p>
      <text:p text:style-name="P3">Typhon: Liberator of Felucia </text:p>
      <text:p text:style-name="P3">Diem: I was talking about you, Spartacus, Rebel King </text:p>
      <text:p text:style-name="P3">Ahsoka: you still haven't given us an answer</text:p>
      <text:p text:style-name="P3">Diem: if you defeat the UAF, I will give you what ever supplies you want</text:p>
      <text:p text:style-name="P3">Typhon: gratitude for your assistance </text:p>
      <text:p text:style-name="P3"/>
      <text:p text:style-name="P3">(they leave the room, Ahsoka and Typhon are walking out of the city and they are greeted by Renner)</text:p>
      <text:p text:style-name="P3"/>
      <text:p text:style-name="P3">Renner: whats up you two</text:p>
      <text:p text:style-name="P3">Typhon: how did you get here, </text:p>
      <text:p text:style-name="P3">Renner: we bulit a supply road leading from our camp to the city, </text:p>
      <text:p text:style-name="P3">Ahsoka: how much of the jungle did you have to take out</text:p>
      <text:p text:style-name="P3">Renner: we have a path through most of it but we were met with some small resistance so we burned potions as well</text:p>
      <text:p text:style-name="P3">Typhon: we do not know of any natives in the trees, do not napalm until all innocents have eveacuated</text:p>
      <text:p text:style-name="P3">Renner: Spartacus, </text:p>
      <text:p text:style-name="P3">Ahsoka: we have a mission, and it's not going to be easy</text:p>
      <text:p text:style-name="P3"/>
      <text:p text:style-name="P3">(we go to the rebel camp and we see the path they cleared, it's really remarkable)</text:p>
      <text:p text:style-name="P3"/>
      <text:p text:style-name="P3">Crixus: the president backs our rebellion</text:p>
      <text:p text:style-name="P3">Ahsoka: he didn't actually say that, look we have a chance to repare our ship, and it requires us to do what we do best </text:p>
      <text:p text:style-name="P3">Houston: we have experience far out-weighing our enemies</text:p>
      <text:p text:style-name="P3">Typhon: the UAF may have altered tactic</text:p>
      <text:p text:style-name="P3">Ahsoka: L.T. And I have fought them before, we know what they like to do</text:p>
      <text:p text:style-name="P3">Renner: you said they have a base, why don't we hit that?</text:p>
      <text:p text:style-name="P3">Typhon: Bontari?</text:p>
      <text:p text:style-name="P3">Bontari: according the the report the UAF move their camp every day, even if we found it, it would be gone by the next day</text:p>
      <text:p text:style-name="P3">Ahsoka: President Diem mentioned a city about 4 clicks west of this spot, Segestica </text:p>
      <text:p text:style-name="P3"><text:soft-page-break/>Typhon: a city that could be used as a base</text:p>
      <text:p text:style-name="P3">Houston: how many men occupy the city </text:p>
      <text:p text:style-name="P3">Ahsoka: we do not know yet, but im sure we will find out</text:p>
      <text:p text:style-name="P3">Crixus: not that it fucking matters </text:p>
      <text:p text:style-name="P3">Typhon: I will inquire about that with the president </text:p>
      <text:p text:style-name="P3">Renner: how are we to trust him </text:p>
      <text:p text:style-name="P3">Typhon: he dislikes the UAF, almost as much we do</text:p>
      <text:p text:style-name="P3">Bontari: watch him be in league with the fucking zips</text:p>
      <text:p text:style-name="P3">Renner: shots fired </text:p>
      <text:p text:style-name="P3">Ahsoka: lets make our plan, I say all out assault, siege towers, the whole deal </text:p>
      <text:p text:style-name="P3">Crixus: we would have to make use of trees around us, </text:p>
      <text:p text:style-name="P3">Typhon: I wish them to see us arrive</text:p>
      <text:p text:style-name="P3">Crixus: finally, a true battle</text:p>
      <text:p text:style-name="P3">Renner: lets fucking go!</text:p>
      <text:p text:style-name="P3">Bontari: im in</text:p>
      <text:p text:style-name="P3">Ahsoka: it's decided then, we hit em tomorrow</text:p>
      <text:p text:style-name="P3">Crixus: I will gather the men (he leaves the tent) </text:p>
      <text:p text:style-name="P3"/>
      <text:p text:style-name="P3">(we then get back the Imperials and a stardestroyer with an eagle painted on it, inside we see a petty officer and Publius Crassus, Caesar enters the room)</text:p>
      <text:p text:style-name="P3"/>
      <text:p text:style-name="P3">Caesar: Publius, the imperator would have words </text:p>
      <text:p text:style-name="P3">Publius: concerning what, the rebel has been defeated </text:p>
      <text:p text:style-name="P3">Caesar: your father believes the contrary</text:p>
      <text:p text:style-name="P3">Publius: very well, let us witness his evedence </text:p>
      <text:p text:style-name="P3">(the two walk in to Crassus' Tablinum (Latin: office))</text:p>
      <text:p text:style-name="P3">Crassus: Gaius, Publius, you may have heard the rebels are defeated but that is where you are mistaken</text:p>
      <text:p text:style-name="P3">Publius: father, we lost, it's hard to admit but Cassinius and Furius were more skilled than we expected</text:p>
      <text:p text:style-name="P3">Crassus: Furius will be killed if he goes to Felucia</text:p>
      <text:p text:style-name="P3">Caesar: you really think, the rebel is still alive </text:p>
      <text:p text:style-name="P3">Crassus: just as I believe you will be emperor </text:p>
      <text:p text:style-name="P3">Caesar: what?</text:p>
      <text:p text:style-name="P3">Publius: should we tell him</text:p>
      <text:p text:style-name="P3">Crassus: I suppose so </text:p>
      <text:p text:style-name="P3">Caesar: tell me what? </text:p>
      <text:p text:style-name="P3">Crassus: Gaius, do you want to emperor?</text:p>
      <text:p text:style-name="P3">Caesar: I do not follow</text:p>
      <text:p text:style-name="P3">Crassus: the Emperor is old Gaius, and im not sure how many years Palpatinus has left </text:p>
      <text:p text:style-name="P3">Caesar: you speak of dangerous things Marcus</text:p>
      <text:p text:style-name="P3">Publius: we live in dangerous times</text:p>
      <text:p text:style-name="P3">Crassus: and if all goes to plan I wish you to be by my side</text:p>
      <text:p text:style-name="P3">Caesar: What are you planning Marcus</text:p>
      <text:p text:style-name="P3">Crassus: (takes a deep breath) very well, I shall confide in you. <text:s/>You have potential Gaius, so much so that I could see you rising to the highest position in the Galaxy, your youth, ambition, charisma, you could rally the people without saying a word, I wish to elevate you, a victory against the rebel Spartacus would all but secure desired position, </text:p>
      <text:p text:style-name="P3">Caesar: but Spartacus has fallen</text:p>
      <text:p text:style-name="P3">Crassus: Fett, has located them</text:p>
      <text:p text:style-name="P3">Caesar: what </text:p>
      <text:p text:style-name="P3"><text:soft-page-break/>Crassus: my scouts have confirmed Spartacus' location upon Felucia </text:p>
      <text:p text:style-name="P3">Caesar: and again you with hold news from Vader</text:p>
      <text:p text:style-name="P3">Crassus: Spartacus is mine, and I will not let any one including Vader get in my way to defeat him </text:p>
      <text:p text:style-name="P3">Publius: with the laurals of defeating Spartacus, we would be heroes</text:p>
      <text:p text:style-name="P3">Caesar: at what cost, the lives of Imperials, Vader himself</text:p>
      <text:p text:style-name="P3">Crassus: perhaps, yet we all could die tomorrrow, it makes no difference Gaius, to them you will be just another soldier, not worthy of title beyond your standing, I can offer you more</text:p>
      <text:p text:style-name="P3">Caesar: im listening </text:p>
      <text:p text:style-name="P3">Crassus: Furius is on the surface of Sinuessa, most likely to his doom, when he falls, Vader will have an opening, im sure he will select me and with me comes you both</text:p>
      <text:p text:style-name="P3">Caesar: and what of Cassinius </text:p>
      <text:p text:style-name="P3">Crassus: you let me worry about him</text:p>
      <text:p text:style-name="P3">Caesar: and if you plan fails, </text:p>
      <text:p text:style-name="P3">Crassus: it will not </text:p>
      <text:p text:style-name="P3">Caesar: you have led me this far and I have seen flash of greatness, I will follow your plan to its ideal end </text:p>
      <text:p text:style-name="P3">Crassus: you will not regret this </text:p>
      <text:p text:style-name="P3"/>
      <text:p text:style-name="P3">Scene ends</text:p>
      <text:p text:style-name="P3"/>
      <text:p text:style-name="P3">Game play</text:p>
      <text:p text:style-name="P3"/>
      <text:p text:style-name="P3">You will be placed at the rebel camp sight on Felucia playing as Ahsoka, to get you upgrades visit Renner at the armory near the back of the camp, to get some weed or liquor you will need to talk to Clovis who is looking out onto the planet from the highest point in the camp, to get there you will need to climb the wreckage of the ship, and get to the top of it, you will then see a man standing on a crow's nest looking platform, climb up the netting to reach the top point, Clovis will be puffing on a Joint</text:p>
      <text:p text:style-name="P3"/>
      <text:p text:style-name="P3">Mini scene </text:p>
      <text:p text:style-name="P3"/>
      <text:p text:style-name="P3">Ahsoka: Rush, </text:p>
      <text:p text:style-name="P3">Clovis: Tano, what do I owe the pleasure </text:p>
      <text:p text:style-name="P3">Ahsoka: I cant just come up here and visit you?</text:p>
      <text:p text:style-name="P3">Clovis: your gaze, usually followed by orders, </text:p>
      <text:p text:style-name="P3">Ahsoka: I try to keep the troops toghether</text:p>
      <text:p text:style-name="P3">Clovis: and are doing a fine job yet what happens if you fall</text:p>
      <text:p text:style-name="P3">Ahsoka: Spartacus will take over from there, he has always been the real leader</text:p>
      <text:p text:style-name="P3">Clovis: you'd be surprised, how many more would follow you</text:p>
      <text:p text:style-name="P3">Ahsoka: I would not wish it so</text:p>
      <text:p text:style-name="P3">Clovis: not that it makes difference, were all going to die, were just choosing the time and the place</text:p>
      <text:p text:style-name="P3">Ahsoka: better our choice then there's </text:p>
      <text:p text:style-name="P3">Clovis: to what end, I left stable life on Mygeeto to be hunted like dogs</text:p>
      <text:p text:style-name="P3">Ahsoka: we have all given up something important, I gave up my life for this cause</text:p>
      <text:p text:style-name="P3">Clovis: was the life of a Jedi really that much fun</text:p>
      <text:p text:style-name="P3">Ahsoka: you have no idea, ask Spartacus, he'll tell you </text:p>
      <text:p text:style-name="P3">Clovis: I would hear of your advantures, if I had the time, Joints done anyway (tosses it)</text:p>
      <text:p text:style-name="P3">Ahsoka: could you have finished conversation before taking the last rip </text:p>
      <text:p text:style-name="P3">Clovis: (laughs) ive got one more, (pulls J out of his pocket) </text:p>
      <text:p text:style-name="P3">Ahsoka: nice, fire it up bro</text:p>
      <text:p text:style-name="P3"><text:soft-page-break/>Clovis: (lights it) Anakin....and I were never on the best terms</text:p>
      <text:p text:style-name="P3">Ahsoka: I heard you tried to fuck his wife </text:p>
      <text:p text:style-name="P3">Clovis: I mearly tried to kiss her, nothing more</text:p>
      <text:p text:style-name="P3">Ahsoka: yeah, yeah </text:p>
      <text:p text:style-name="P3">Clovis: what and your a fucking saint</text:p>
      <text:p text:style-name="P3">Ahsoka: I never said that, I just think it's funny for you to try something </text:p>
      <text:p text:style-name="P3">Clovis: i'm past that now, I have a good woman, a good life, yet it was thrown away for thoughts of rebellion </text:p>
      <text:p text:style-name="P3">Ahsoka: you regert decision </text:p>
      <text:p text:style-name="P3">Clovis: only slightly, not enough to have me desert, there is no where in the galaxy I will be safe </text:p>
      <text:p text:style-name="P3">Ahsoka: expect here with us </text:p>
      <text:p text:style-name="P3">Clovis: if only, if only this war could end and we could go back to the way things were </text:p>
      <text:p text:style-name="P3">Ahsoka: those days have ended, we must look to the future of the galaxy, </text:p>
      <text:p text:style-name="P3">Clovis: what about the empire?</text:p>
      <text:p text:style-name="P3">Ahsoka: I would give my life so that your children can live free of tyrany</text:p>
      <text:p text:style-name="P3">Clovis: a valient effort, </text:p>
      <text:p text:style-name="P3">Ahsoka: I try</text:p>
      <text:p text:style-name="P3">Clovis: I gotta go, Kayla's waiting you can have this (hands Ahsoka a J)</text:p>
      <text:p text:style-name="P3">Ahsoka: thanks, Kayla still hate me?</text:p>
      <text:p text:style-name="P3">Clovis: yeah, she does, Ill try to change her mind </text:p>
      <text:p text:style-name="P3"/>
      <text:p text:style-name="P3">Scene end</text:p>
      <text:p text:style-name="P3"/>
      <text:p text:style-name="P3">Game Play</text:p>
      <text:p text:style-name="P3"/>
      <text:p text:style-name="P3">You will then start up again at the perch Clovis was on, then move down to the ground and head to the generals tent in the middle of the camp, here you will find that Typhon and Crixus are looking at the map of a walled city, you see the smoke clouds as you walk in, get to the table, access the mission and you will be on your way </text:p>
      <text:p text:style-name="P3"/>
      <text:p text:style-name="P3">Mission 2 – Take Segestica </text:p>
      <text:p text:style-name="P3"/>
      <text:p text:style-name="P3">Mini-scene </text:p>
      <text:p text:style-name="P3"/>
      <text:p text:style-name="P3">(Ahsoka enters the ten tan she greets Crixus and Typhon)</text:p>
      <text:p text:style-name="P3"/>
      <text:p text:style-name="P3">Typhon: any new news?</text:p>
      <text:p text:style-name="P3">Ahsoka: nothing from the locals, they seem almost content with the current situation </text:p>
      <text:p text:style-name="P3">Crixus: the city of Segestica is walled, guards at every gate </text:p>
      <text:p text:style-name="P3">Ahsoka: like we want them to not see us</text:p>
      <text:p text:style-name="P3">Crixus: if we run a full assault, we will lose many in the process </text:p>
      <text:p text:style-name="P3">Typhon: we shall wait for Renner and await his report</text:p>
      <text:p text:style-name="P3">Renner: (comes into the tent) gots some good news and some bad news </text:p>
      <text:p text:style-name="P3">Typhon: whats the good news</text:p>
      <text:p text:style-name="P3">Renner: Segestica still stands and there is still a lot of resources to be found </text:p>
      <text:p text:style-name="P3">Ahsoka: and the bad news</text:p>
      <text:p text:style-name="P3">Renner: General Teh was not to be found, it doesn't look like he's been there in months</text:p>
      <text:p text:style-name="P3">Ahsoka: Damnit!</text:p>
      <text:p text:style-name="P3">Crixus: what of their defenses?</text:p>
      <text:p text:style-name="P3"><text:soft-page-break/>Renner: weak as shit, there not expecting a full attack, with no opposing army the UAF got comfortable </text:p>
      <text:p text:style-name="P3">Ahsoka: let us show them the error of there ways </text:p>
      <text:p text:style-name="P3">Typhon: I would like nothing more </text:p>
      <text:p text:style-name="P3"/>
      <text:p text:style-name="P3">(we then see the rebel army getting ready, some soldiers are putting on armor and loading their weapons, then we see rebels start to push siege towers to the walls as well as several men carrying ladders, Ahsoka leads the soldier with ladders, all of the UAF troops are stunned and shocked, they can not believe what is happening, then Typhon commands the siege towers to move forward and Ahsoka marches forward with the ladders, once the siege equiptment is at the walls Ahsoka gets on ladder on the side of the wall, she takes two steps back then draws her sabers and runs up the ladder steps with no issue, once at the top step, she jumps raising one saber in the air and the battle will begin</text:p>
      <text:p text:style-name="P3"/>
      <text:p text:style-name="P3">Game Play </text:p>
      <text:p text:style-name="P3"/>
      <text:p text:style-name="P3">You will Start by landing on the city walls and you will see two buttons press them and you will kill both enemies coming at you, Ahsoka will jump down and then you will gain control, move forward into the thick of the fighting and you will see the UAF Gunman, this soldier is not well equipted but still have AR-47's and grenades. <text:s/>Just fight them as you would any common footsoldier in this game and you should have no problem fighting the enemy out of their comfort zone (this acutally matters). <text:s/>Once you brake through the first wave of troops at this point of the wall you will notice that your allies are moving behind you waiting for your next move, move through the tower in front of you. <text:s/>Once inside you will see two soldiers pouring hot tar on the gate's invaders, kill them both giving your soldiers more time to get the gates open, after this is done move out of this tower and to the next part of the wall with three more gunman shooting down at the rebels use Saber throw or something to take them all out in one move or defeat them individually. <text:s/>Then move into the next tower, kill the two soldiers in this room stopping the defense of the city gates, we will then see that the Gates will fall and rebel troops are pouring into the city and killing the UAF, now you will have to use the previous towers to head down to the ground floor. <text:s/>Once you head down the stairs anf exit near the battered gates, you will see the top generals gathered together, all the generals are on horses, and this time you will be given a horse as well, so walk up to the animal and press the commanded button and you will jump on the horse's back and you will have one saber drawn. <text:s/>Take point and lead the Rebel cavalry into the think of the fight, the rebel army will be screaming and shooting everywhere, but this cavalry charge is a great scene, keep moving forward you will not get shot down, and then once the button shows up on your screen press it and you will slice off the nearest enemy's head, and trample others. <text:s/>Once this sequence is done, the attacks are the same as they would be if you were on the ground, you can change your weapons to a rifle or a pistol and you can just defeat the UAF gunmen around you with ease, once this wave of soldiers is defeated head for the waypoint on your radar and it will lead the rebel troops to a palace at the middle of the city, the rebels will be pushing the UAF soldiers back into the palace and we see the rebel speeders firing shots at the palace breaking down the walls, Ahsoka will dismount the horse and you will get control of her once again. <text:s/>Move forward to the palace and you will soon see a large group of soldiers following you up the steps of the palace and once you get to the large doors, a mini scene starts. <text:s/></text:p>
      <text:p text:style-name="P3"/>
      <text:p text:style-name="P3">Mini-scene </text:p>
      <text:p text:style-name="P3"/>
      <text:p text:style-name="P3">The rebel generals move to the doors of the palace and once they get there Renner plants charges and all the leaders and soldiers move away and the door blow open killing many UAF Gunmen, the rebels storm in guns blazing, then the top two step forward</text:p>
      <text:p text:style-name="P3"/>
      <text:p text:style-name="P3"><text:soft-page-break/>Game Play </text:p>
      <text:p text:style-name="P3"/>
      <text:p text:style-name="P3">Move forward and up the staircase in front of you, there is a few doors on the ground floor but these are useless at the moment, once going up the stairs, a sieres of buttons will appear, press each one and you will kill a UAF gunman after evey strike. <text:s/>Once at the top of the steps two more gunmen will come from two of the doors, take them both out using the Instant kill, in this sequence you will take on two bad guys, you will cut one down and then with the next strike you will slash your enemy's throat. <text:s/>Once this is over, go up to large doors in front of you, wait for some soldiers to meet you and they will plant charges on the door, step back and they will yell “clearout!” then they will blow up the door, run into the destroyed door way and you will find that the room is empty, just filled with lots of gold and silver, the rebel troops will enter the room and then they will start to look around for enemeis, when they find that there is no one, they will return to you, im sure your looking around at this point too, wait for a moment and then you will see a cutscene start up </text:p>
      <text:p text:style-name="P3"/>
      <text:p text:style-name="P3">CUTSCENE</text:p>
      <text:p text:style-name="P3"/>
      <text:p text:style-name="P3">Ahsoka: where is everyone?</text:p>
      <text:p text:style-name="P3">Typhon: there here, I just know it </text:p>
      <text:p text:style-name="P3"/>
      <text:p text:style-name="P3">(they hear a cough behind the mountain of treasure)</text:p>
      <text:p text:style-name="P3"/>
      <text:p text:style-name="P3">Houston: what the fuck was that?</text:p>
      <text:p text:style-name="P3">Ahsoka: stand back (she uses her powers to move the treasure, they all see a door with a lock on it)</text:p>
      <text:p text:style-name="P3">Typhon: break it open </text:p>
      <text:p text:style-name="P3"/>
      <text:p text:style-name="P3">(Ahsoka draws her saber and breaks the lock, the gate flys open, the rebels enter to see prisoners, all dead, rotted in their cells, many prisoners are wearing clone armor, Ahsoka starts to cry and Typhon puts his arm around her)</text:p>
      <text:p text:style-name="P3"/>
      <text:p text:style-name="P3">Typhon: how could they, we formed a treaty </text:p>
      <text:p text:style-name="P3">Ahsoka: (wipes her eyes) they have no regard for human life </text:p>
      <text:p text:style-name="P3">Voice: would you stop fucking crying and help me out</text:p>
      <text:p text:style-name="P3"/>
      <text:p text:style-name="P3">(Typhon and Ahsoka go to the end of the hall to see a man in his cell with large beard)</text:p>
      <text:p text:style-name="P3"/>
      <text:p text:style-name="P3">Typhon: you, your of the republic </text:p>
      <text:p text:style-name="P3">Man: im a military advisor, sent by the chancellor himself, tell me did we win</text:p>
      <text:p text:style-name="P3">Ahsoka: the republic is dead, it's been like 7 years </text:p>
      <text:p text:style-name="P3">Man: mother fucker, I should have known </text:p>
      <text:p text:style-name="P3">(Ahsoka brakes the lock on the man's cell and he walks out)</text:p>
      <text:p text:style-name="P3">Man: the name is Troy, Troy Kalmowicz </text:p>
      <text:p text:style-name="P3">Typhon: I am Captain Lawrence Typho...</text:p>
      <text:p text:style-name="P3">Kalmowicz: SPARTACUS?!, THE Spartacus </text:p>
      <text:p text:style-name="P3">Ahsoka: you've heard of him</text:p>
      <text:p text:style-name="P3">Kalmowicz: the UAF mentioned you name before, (checks out Ahsoka) who's the broad?</text:p>
      <text:p text:style-name="P3">Ahsoka: (walks up to Typhon and gets close) Ahsoka Tano, Jedi Knight </text:p>
      <text:p text:style-name="P3">Kalmowicz: the Jedi Assassin, never thought I'd meet you two</text:p>
      <text:p text:style-name="P3">Typhon: how long have you been locked up?</text:p>
      <text:p text:style-name="P3">Kalmowicz: its been a long time,</text:p>
      <text:p text:style-name="P3"><text:soft-page-break/>Ahsoka: how did you survive?</text:p>
      <text:p text:style-name="P3">Kalmowicz: you really want to know, I just did, let's leave it at that </text:p>
      <text:p text:style-name="P3">Typhon: fair enough </text:p>
      <text:p text:style-name="P3"/>
      <text:p text:style-name="P3">(they walk out into the main courtyard of the city and Kalmowicz sees the rebels have taken the city)</text:p>
      <text:p text:style-name="P3"/>
      <text:p text:style-name="P3">Kalmowicz: I am truly impressed, you took Segestica</text:p>
      <text:p text:style-name="P3">Ahsoka: it wasn't that hard really, we just went all out </text:p>
      <text:p text:style-name="P3">Kalmowicz: I heard tha....(sniffs) I smell Marijuana </text:p>
      <text:p text:style-name="P3">Ahsoka: (rolls her eyes) yeah I got it right here (pulls out bag of weed) It's L.T.'s </text:p>
      <text:p text:style-name="P3">Kalmowicz: I haven't smoked in years, you gotta hook me up </text:p>
      <text:p text:style-name="P3">Ahsoka: give me a minute </text:p>
      <text:p text:style-name="P3"/>
      <text:p text:style-name="P3">Game Play </text:p>
      <text:p text:style-name="P3"/>
      <text:p text:style-name="P3">one you take control you will find that you are within the city walls, Kalmowicz is behind you, but you will need to find Typhon to ask his permission to use the weed, so move forward to find Crixus training rebel soldiers, Ahsoka will ask him where Typhon is but Crixus will not know, continue on up to the palace and you will see Typhon at the top of the steps looking out onto the plains and jungles of the planet, approach him and this will start a small scene</text:p>
      <text:p text:style-name="P3"/>
      <text:p text:style-name="P3">Mini-scene</text:p>
      <text:p text:style-name="P3"/>
      <text:p text:style-name="P3">Ahsoka: hey, I got a question </text:p>
      <text:p text:style-name="P3">Typhon: I may have an answer</text:p>
      <text:p text:style-name="P3">Ahsoka: that guy Kalmowicz wont shut up about weed, you think I can use some of our stash to help him out</text:p>
      <text:p text:style-name="P3">Typhon: (smiles) that is why I love you, you always look to help others in need </text:p>
      <text:p text:style-name="P3">Ahsoka: as is the ways of the Jedi </text:p>
      <text:p text:style-name="P3">Typhon: here (hands her a blunt) I found this on one of the guards, enjoy </text:p>
      <text:p text:style-name="P3">Ahsoka: thank you, (she kisses him and walks down the steps but looks back and they lock eyes and smile) </text:p>
      <text:p text:style-name="P3"/>
      <text:p text:style-name="P3">Game Play </text:p>
      <text:p text:style-name="P3"/>
      <text:p text:style-name="P3">Head down the stairs and go back to see Kalmowicz, you will see that he shaved his bread and dressed in the common rebel clothing, walk up to him and this will begin a new mission </text:p>
      <text:p text:style-name="P3"/>
      <text:p text:style-name="P3">Mini-scene</text:p>
      <text:p text:style-name="P3">Kalmowicz: whats the word</text:p>
      <text:p text:style-name="P3">Ahsoka: were all clear, and I got a blunt (pulls it out) </text:p>
      <text:p text:style-name="P3">Kalmowicz: (grabs the blunt) really?! this blunt sucks! (he throws it on the ground and stomps on it</text:p>
      <text:p text:style-name="P3">Ahsoka: what did I do?</text:p>
      <text:p text:style-name="P3">Kalmowicz: im looking for better blunts, natural leaf ones </text:p>
      <text:p text:style-name="P3">Ahsoka: where do you think you can get those things </text:p>
      <text:p text:style-name="P3">Kalmowicz: follow me</text:p>
      <text:p text:style-name="P3">Ahsoka: where are we going </text:p>
      <text:p text:style-name="P3">Kalmowicz: just trust me </text:p>
      <text:p text:style-name="P3"/>
      <text:p text:style-name="P3"><text:soft-page-break/>Game Play</text:p>
      <text:p text:style-name="P3"/>
      <text:p text:style-name="P3">Now Kalmowicz will be in front of you and he will be awfully bossy when It comes to this mission, but the outcome will be great, so follow him and he will lead you out of the city and into the a clearing made by the rebels, as you walk he will tell you that he knows of a cache of goods in the south, Ahsoka will say “sounds like a trap” and he will respond in a cheeky manner saying “if I wanted to kidnap you it would have been done already” Ahsoka will slighty laugh but she will be uneasy, so this will be something to keep in mind. <text:s/>You will soon be out of the clearing and you will head into the jungle then you will see that Kalmowicz is unarmed, Ahsoka being the caring one, will toss him a weapon, so you will be without your pistol, but you will have your sabers so you should be fine. <text:s/>Continue moving forward and you will see that there are men moving through the trees and Kalmowicz will tell you to hold up, stop moving and there will be two UAF gunmen smoking, move up and take them out, they will yell out when they see you, they will be easy to kill. <text:s/>Once they are dead Kalmowicz will check their bodies, he will say “damn they just had cigs, you want one?” Ahsoka will say “im waiting for the blunt”. <text:s/>Kalmowicz will move forward, follow him and you will soon come up to another clearing, but this will be an old village, all the huts are burned and there is a mass grave with skeletons in it Ahsoka will be shocked and say “how could have done this?” Kalmowicz then will jump into the pit and search the bodies he wont find anything but he says “UAF, what do you expect” however if you look around, you as the player should recognize that Typhon and the Spec Ops burned this village. <text:s/>After moving past the horrid sight you will find a wagon moving on a makeshift dirt road, Kalmowicz will sneak up on it and kill the driver, this driver has a shotgun, Kalmowicz will grab it and toss your pistol back to you then he will search the wagon and he will say “YESSS!” walk up to him and you will see that he found GAME BLUNTS. <text:s/>Once he has this, a cutscene will start </text:p>
      <text:p text:style-name="P3"/>
      <text:p text:style-name="P3">CUTSCENE</text:p>
      <text:p text:style-name="P3"/>
      <text:p text:style-name="P3">(we instantly go back to the city of Segestica and we have Typhon, Ahsoka and Kalmowicz smoking on a blunt)</text:p>
      <text:p text:style-name="P3"/>
      <text:p text:style-name="P3">Kalmowicz: you have no idea how good this feels</text:p>
      <text:p text:style-name="P3">Typhon: anything we can do to help</text:p>
      <text:p text:style-name="P3">Ahsoka: you said you were sent by the chancellor, why</text:p>
      <text:p text:style-name="P3">Kalmowicz: he said I was to be sent in to advise the training of a local army, the UAF invaded three weeks after I was deployed, they knew we were here </text:p>
      <text:p text:style-name="P3">Typhon: the reason for your capture</text:p>
      <text:p text:style-name="P3">Kalmowicz: the worst of all is that Teh was here two days ago</text:p>
      <text:p text:style-name="P3">Ahsoka: we just missed him, where is he now</text:p>
      <text:p text:style-name="P3">Kalmowicz: knowing the government he's probably held up in New Felucia City</text:p>
      <text:p text:style-name="P3">Typhon: we have the president's blessing, if we defeat the UAF, he will fix our ship </text:p>
      <text:p text:style-name="P3">Kalmowicz: the guy's corrupt, I can tell, I was in politics myself</text:p>
      <text:p text:style-name="P3">Ahsoka: and your sure of this how?</text:p>
      <text:p text:style-name="P3">Kalmowicz: give it a few weeks, you'll come to agree with me</text:p>
      <text:p text:style-name="P3">Ahsoka: I doubt it </text:p>
      <text:p text:style-name="P3">Typhon: what of the UAF, do they have any other bases we could attack</text:p>
      <text:p text:style-name="P3">Kalmowicz: plenty, but if Teh is your target, it's going to be tough to find him </text:p>
      <text:p text:style-name="P3">Ahsoka: the force will guide us </text:p>
      <text:p text:style-name="P3">Kalmowicz: (laughs) the force... you still believe in that crap </text:p>
      <text:p text:style-name="P3">Typhon: it exists, in all living things </text:p>
      <text:p text:style-name="P3">Kalmowicz: (holding the blunt) prove it</text:p>
      <text:p text:style-name="P3"><text:soft-page-break/>(Ahsoka uses her powers to take the blunt from Kalmowicz and place it in Typhon's hand)</text:p>
      <text:p text:style-name="P3">Kalmowicz: (shocked) you, your a REAL Jedi</text:p>
      <text:p text:style-name="P3">Ahsoka: you thought otherwise</text:p>
      <text:p text:style-name="P3">Kalmowicz: the jedi were erradicated, none are supposed to be alive </text:p>
      <text:p text:style-name="P3">Typhon: then I stand lucky to have one by my side </text:p>
      <text:p text:style-name="P3">Kalmowicz: you two continue to impress me, your fucking aren't you </text:p>
      <text:p text:style-name="P3">Ahsoka: that's hardly your business</text:p>
      <text:p text:style-name="P3">Kalmowicz: c'mon you can tell me </text:p>
      <text:p text:style-name="P3">Typhon: No,(puts his arm around Ahsoka) we cannot </text:p>
      <text:p text:style-name="P3">Kalmowicz: how bout this blunt though, thats the natural leaf</text:p>
      <text:p text:style-name="P3">Ahsoka: I still don't see a difference</text:p>
      <text:p text:style-name="P3">Kalmowicz: oh you will,</text:p>
      <text:p text:style-name="P3"/>
      <text:p text:style-name="P3">(we then are taken to an imperial crusier and we see an interesting man in black armor, pale with red marks on his head)</text:p>
      <text:p text:style-name="P3"/>
      <text:p text:style-name="P3">Officer: Inquisitor, lord Vader requests your presence </text:p>
      <text:p text:style-name="P3">Inquisitor: very well, </text:p>
      <text:p text:style-name="P3">(he walks into a meeting room to see three screens one with Vader, one with the emperor and the third with Crassus) </text:p>
      <text:p text:style-name="P3">Inquisitor: gentlemen, to what do I owe the pleasure, there is a rebel cell that needs my attention</text:p>
      <text:p text:style-name="P3">Emperor: these rebel scum are making mockey of my fucking empire!</text:p>
      <text:p text:style-name="P3">Crassus: if your impudent tribunes had not chased down Spartacus, I would have the rebel in my clutches </text:p>
      <text:p text:style-name="P3">Inquisitor: who is this fucking guy </text:p>
      <text:p text:style-name="P3">Vader: this is Marcus Licinius Crassus a senator and commander of the 2<text:span text:style-name="T4">nd</text:span> and 3<text:span text:style-name="T4">rd</text:span> legions </text:p>
      <text:p text:style-name="P3">Emperor: your concerns are noted Marcus, yet you failed </text:p>
      <text:p text:style-name="P3">Crassus: the rebel's alive and I will prove it to all of you, Caesar gather the men (he leaves the meeting)</text:p>
      <text:p text:style-name="P3">Vader: Inquisitor Spurius, you spoke of a rebel cell, what of them? </text:p>
      <text:p text:style-name="P3">Inquisitor: my lord, I have sent my agents to round them up, I should receive word any moment</text:p>
      <text:p text:style-name="P3">Vader: good, inform us if anything changes </text:p>
      <text:p text:style-name="P3">Inquisitor: my lord (he departs the room) </text:p>
      <text:p text:style-name="P3">(vader and the emperor remain, and we hear one last thing between them)</text:p>
      <text:p text:style-name="P3">Emperor: lord vader </text:p>
      <text:p text:style-name="P3">Vader: yes my master, </text:p>
      <text:p text:style-name="P3">Emperor: she is still alive</text:p>
      <text:p text:style-name="P3">(Vader breathes twice and....) </text:p>
      <text:p text:style-name="P3"/>
      <text:p text:style-name="P3">SCENE ENDS</text:p>
      <text:p text:style-name="P3"/>
      <text:p text:style-name="P3">Game Play </text:p>
      <text:p text:style-name="P3"/>
      <text:p text:style-name="P3">You are then placed back in Segestica, as Ahsoka, now to access the mission you will have to go find Typhon who is at a tent near the foot of the steps to the palace, you can use this time to get health and force upgrades at the store located near the back of the city, however there is little to do here, as you can clearly see, your men around you are in good spirits and there is little to no problems, besides the drinking. <text:s/>So once you have upgraded everything you can, go and find Typhon and being the next mission as you will see this one will prove to be one of the last upon this barren shithole of a planet. <text:s/></text:p>
      <text:p text:style-name="P3"/>
      <text:p text:style-name="P3"><text:soft-page-break/>CUTSCENE</text:p>
      <text:p text:style-name="P3"/>
      <text:p text:style-name="P3">(Ahsoka walks up to the top of the steps, there is the rest of the rebel leaders with Kalmowicz, he is showing them a map of several cities around the area)</text:p>
      <text:p text:style-name="P3"/>
      <text:p text:style-name="P3">Ahsoka: Kalmowicz, not too high are you?</text:p>
      <text:p text:style-name="P3">Kalmowicz: to be honest im fucking stoned, but this is business </text:p>
      <text:p text:style-name="P3">Typhon: (laughs) what of the defenses, </text:p>
      <text:p text:style-name="P3">Kalmowicz: formitable, yet you should know the base you were there, during the offensive </text:p>
      <text:p text:style-name="P3">Crixus: what does he mean </text:p>
      <text:p text:style-name="P3">Typhon: the base he speaks of, Ahsoka and I were stationed there during the war</text:p>
      <text:p text:style-name="P3">Ahsoka: then we know the terrain, we take their advantage </text:p>
      <text:p text:style-name="P3">Houston: this place is a shit storm, how can it be the same </text:p>
      <text:p text:style-name="P3">Kalmowicz: the UAF dont have the money to change anything</text:p>
      <text:p text:style-name="P3">Bontari: and you're willing to bet on that </text:p>
      <text:p text:style-name="P3">Kalmowicz: is this guy always this condescending?</text:p>
      <text:p text:style-name="P3">Ahsoka: (laughs) yeah, kinda </text:p>
      <text:p text:style-name="P3">Bontari: bitch</text:p>
      <text:p text:style-name="P3">(Typhon gives Bontari a dirty look)</text:p>
      <text:p text:style-name="P3">Crixus: if we can send our entire army, we could destroy them all </text:p>
      <text:p text:style-name="P3">Typhon: if it was only that simple</text:p>
      <text:p text:style-name="P3">Crixus: what would you have us do </text:p>
      <text:p text:style-name="P3">Typhon: they have a stable base, they will be expecting an attack, where are their supply lines </text:p>
      <text:p text:style-name="P3">Kalmowicz: <text:s/>Any road you see, thats what they use</text:p>
      <text:p text:style-name="P3">Crixus: we shall ambush their merchents, absent honor and glory</text:p>
      <text:p text:style-name="P3">Typhon: we shall have it, when Teh stands before us, (looks at Crixus) in open battle </text:p>
      <text:p text:style-name="P3">Houston: so whats the plan?</text:p>
      <text:p text:style-name="P3">Renner: how bout removing cock (7) from Bontari's ass</text:p>
      <text:p text:style-name="P3">(a bunch of the rebels start to laugh)</text:p>
      <text:p text:style-name="P3">Bontari: fuck off Renner</text:p>
      <text:p text:style-name="P3">Typhon: hold jest, for the moment </text:p>
      <text:p text:style-name="P3">Kalmowicz: I say the best course of action is to cover the surrounding supply lines, catching their movements and cutting off their bases </text:p>
      <text:p text:style-name="P3">Renner: I swear the people said there was only one road</text:p>
      <text:p text:style-name="P3">Ahsoka: there are more than one, </text:p>
      <text:p text:style-name="P3">Renner: (nods) your the boss, Houston get Saydee and Tofore we can be the first team </text:p>
      <text:p text:style-name="P3">Typhon: Ahsoka, Crixus and I will take Kalmowicz and the south road </text:p>
      <text:p text:style-name="P3">Bontari: and I am to stay here with hand on fucking cock (8) </text:p>
      <text:p text:style-name="P3">Typhon: you are make sure none fall to trechery</text:p>
      <text:p text:style-name="P3">Kalmowicz: I can stay and look after the city</text:p>
      <text:p text:style-name="P3">Typhon: I would keep you close by friend, to see your true intent </text:p>
      <text:p text:style-name="P3">(Kalmowicz smerks and nods) </text:p>
      <text:p text:style-name="P3">Ahsoka: does every one know what is being asked of them </text:p>
      <text:p text:style-name="P3">(the rebels nod) </text:p>
      <text:p text:style-name="P3">Typhon: see it done </text:p>
      <text:p text:style-name="P3"/>
      <text:p text:style-name="P3">(all the rebels leave the table and the tent, then they go their respective ways, we of course follow Ahsoka and Typhon)</text:p>
      <text:p text:style-name="P3"/>
      <text:p text:style-name="P3"><text:soft-page-break/>Kalmowicz: the south road covers from this city all the way to Weylin, if the UAF travels there we will find them</text:p>
      <text:p text:style-name="P3">Typhon: Weylin..</text:p>
      <text:p text:style-name="P3">Kalmowicz: yeah, the UAF used it as a base, there are tunnels throughout that village, after the people were killed by the republic, the UAF visited the place more frequently </text:p>
      <text:p text:style-name="P3">Ahsoka: we will need more than four troops, (she motions Tara and Tofore the Tusken to join them) </text:p>
      <text:p text:style-name="P3">Tara: whats our mission</text:p>
      <text:p text:style-name="P3">Typhon: were to block the enemy's suply lines, gather weapons</text:p>
      <text:p text:style-name="P3">(Tara will pull out a SMG and Tofore a sniper rifle) </text:p>
      <text:p text:style-name="P3">Kalmowicz: lets move, ill drive </text:p>
      <text:p text:style-name="P3">(they all get into a jeep-like truck and Ahsoka mans the machine gun on the roof)</text:p>
      <text:p text:style-name="P3"/>
      <text:p text:style-name="P3">Game Play </text:p>
      <text:p text:style-name="P3"/>
      <text:p text:style-name="P3">The team will begin driving and you will have control of the gun on the top of the jeep, you will not need to use it now, but it will have use trust me. <text:s/>Typhon will be driving with Kalmowicz riding shotgun (with one as well) you will begin to drive for a bit with no conflict and then you will hear a lighter flick and Kalmowicz will pass something to Typhon, who takes two hits and passes it back to Crixus who says “fuck it” and takes a hit, he coughs and passes it all this while you are in hostile territory, you will eventually get the blunt and you will take two instantlly healing you to 100%, and you will be able to use your powers, looks like your gaining a tollerance. <text:s/>Once you get to a point in the road where it breaks off into two ways, Kalmowicz will tell Typhon to stop and he parks the jeep blocking the road, you will jump off the jeep and then you will have control, begin by moving some of the sand bags from the back of the jeep, take them to the highlighted spot and after bringing three back and forth, you the screen will go black and when it comes back up, you will have a sand bag wall and the jeep blocking the road north, then you will hear motors in th distance, move behind the sand bags, everyone hides but Typhon who stands put and then a scene begins as the UAF truck approaches the blockade</text:p>
      <text:p text:style-name="P3"/>
      <text:p text:style-name="P3">CUTSCENE</text:p>
      <text:p text:style-name="P3"/>
      <text:p text:style-name="P3">(A truck stops and a UAF Elite walks out with a rifle in hand)</text:p>
      <text:p text:style-name="P3"/>
      <text:p text:style-name="P3">Elite: who the fuck you?</text:p>
      <text:p text:style-name="P3">Typhon: I represent the city of New Felucia</text:p>
      <text:p text:style-name="P3">Elite: move fucking truck, I hav business </text:p>
      <text:p text:style-name="P3">Typhon: apologies, that cannot be done </text:p>
      <text:p text:style-name="P3">Elite: fucking shit! (he cocks his gun and points it at Typhon) </text:p>
      <text:p text:style-name="P3"/>
      <text:p text:style-name="P3">(then Ahsoka jumps out from behind the sandbags and cuts the Elite's gun in half and pushes him away to the ground with her powers, Crixus jumps out from a tree and kills the two UAF troops that come out from the back of the truck, Crixus cooks a grenade and throws it in the back of the truck, killing any one back there, then the elite wakes up and has a saber at his neck, Tofore and Kalmowicz grab the elite and throw him against the side of the jeep, Typhon walks up to him) </text:p>
      <text:p text:style-name="P3"/>
      <text:p text:style-name="P3">Typhon: now, where is your general, I would have words</text:p>
      <text:p text:style-name="P3">Elite: stroke cock (9) you fucking slave, </text:p>
      <text:p text:style-name="P3">Typhon: Crixus, </text:p>
      <text:p text:style-name="P3">(Crixus hits him really fucking hard in the face) </text:p>
      <text:p text:style-name="P3"><text:soft-page-break/>Elite: (spits blood) you get nothing out of me </text:p>
      <text:p text:style-name="P3">Ahsoka: (steps up and waves her hand) you can tell us</text:p>
      <text:p text:style-name="P3">Elite: your mind tricks no work on me, fucking cunt</text:p>
      <text:p text:style-name="P3">(Ahsoka grabs the Elite and slams his head against the door)</text:p>
      <text:p text:style-name="P3">Ahsoka: where is teh, TELL US NOW!!</text:p>
      <text:p text:style-name="P3">(she hits the Elite in the face as well) </text:p>
      <text:p text:style-name="P3">Elite: I know you, (spits blood)</text:p>
      <text:p text:style-name="P3">(Ahsoka turns around a bit) </text:p>
      <text:p text:style-name="P3">Elite: I saw you, in the jungle</text:p>
      <text:p text:style-name="P3">Ahsoka: what?</text:p>
      <text:p text:style-name="P3">Elite: yes, you were in that cage, </text:p>
      <text:p text:style-name="P3">Ahsoka: I escaped </text:p>
      <text:p text:style-name="P3">Elite: not for long (laughs) how's Benji,</text:p>
      <text:p text:style-name="P3">(Ahsoka moves quickly but is stopped by Typhon)</text:p>
      <text:p text:style-name="P3">Elite: I heard what they did to you, how does clone taste (laughs)</text:p>
      <text:p text:style-name="P3">Ahsoka: son of a bitch, (she rips a rifle out of Tara's hands and just shoots the Elite repeatedly, then once you cannot recognize the elite Ahsoka fires the last of the rounds into the air screaming like Rambo, she stops when the gun clicks because it is empty)</text:p>
      <text:p text:style-name="P3">Crixus: my fuck!</text:p>
      <text:p text:style-name="P3">(Ahsoka drops the gun and is breathing heavily, and Typhon puts his hands on her shoulders) </text:p>
      <text:p text:style-name="P3">Typhon: are you alright </text:p>
      <text:p text:style-name="P3">Ahsoka: yeah, ill be fine, I just need some time (she takes a short walk and puts her head in her hands)</text:p>
      <text:p text:style-name="P3">Crixus: (walks up to Typhon) Hell of a woman you got there </text:p>
      <text:p text:style-name="P3">Typhon: (smerks) I will see to her, gather there supplies and weapons </text:p>
      <text:p text:style-name="P3">Crixus: it shall be done (he moves to the back of the truck) </text:p>
      <text:p text:style-name="P3"/>
      <text:p text:style-name="P3">(the scene shifts back to Segestica where the rebel leaders are going over the spoils that were recovered from the UAF trucks, they each are pulling out their finds from their raids)</text:p>
      <text:p text:style-name="P3"/>
      <text:p text:style-name="P3">Renner: Guns, ammo, (gags) a black dildo, and grain</text:p>
      <text:p text:style-name="P3">Ahsoka: assorted small arms, and Coin </text:p>
      <text:p text:style-name="P3">Typhon: anything else of note</text:p>
      <text:p text:style-name="P3">Crixus: we found medical supplies, bandages and medicines</text:p>
      <text:p text:style-name="P3">Typhon: send those to our medics</text:p>
      <text:p text:style-name="P3">Houston: so what now, we cut off their supply lines, we took their city, how much more can we do</text:p>
      <text:p text:style-name="P3">Typhon: until the UAF are defeated, we have a mission on this planet </text:p>
      <text:p text:style-name="P3">Kalmowicz: still dont believe me?</text:p>
      <text:p text:style-name="P3">Ahsoka: what is your meaning Kalmowicz</text:p>
      <text:p text:style-name="P3">Kalmowicz: as I said before, Teh is hiding in the capital </text:p>
      <text:p text:style-name="P3">Typhon: how can you be sure, to attack the capital, we would make enemies of the entire system </text:p>
      <text:p text:style-name="P3">Kalmowicz: unless we find Teh, you'll be stuck on this planet</text:p>
      <text:p text:style-name="P3">Ahsoka: we'll talk to Diem, see what he can do </text:p>
      <text:p text:style-name="P3">Kalmowicz: when are you to depart?</text:p>
      <text:p text:style-name="P3">Typhon: we were to leave presently</text:p>
      <text:p text:style-name="P3">Kalmowicz: just hear me out</text:p>
      <text:p text:style-name="P3">Ahsoka: if we return from the capital without news of Teh, we'll listen </text:p>
      <text:p text:style-name="P3">Kalmowicz: Spartacus, </text:p>
      <text:p text:style-name="P3">Typhon: I find no fault with her reasoning</text:p>
      <text:p text:style-name="P3">(Kalmowicz nods) </text:p>
      <text:p text:style-name="P3"><text:soft-page-break/></text:p>
      <text:p text:style-name="P3">Game Play </text:p>
      <text:p text:style-name="P3"/>
      <text:p text:style-name="P3">You will be placed within the walls of Segestica, here you can explore the city for a bit however there is little to do besides go to the next mission, if you want to see anything extra, look for Houston he will be messing around with some of the spoils from the supply lines, to find him he will be near the palace at the center of the city, walk up to him to find what he's doing </text:p>
      <text:p text:style-name="P3"/>
      <text:p text:style-name="P3">Mini-scene</text:p>
      <text:p text:style-name="P3"/>
      <text:p text:style-name="P3">Ahsoka: what's up guys</text:p>
      <text:p text:style-name="P3">Houston: (quickly hides something behind his back) nothing, nothing</text:p>
      <text:p text:style-name="P3">Ahsoka: what was that?</text:p>
      <text:p text:style-name="P3">Houston: (sighs) its, this (pulls out the black dildo) </text:p>
      <text:p text:style-name="P3">Ahsoka: (laughs) you took that, why </text:p>
      <text:p text:style-name="P3">Houston: ok, I thought we could send it to Teh, or I could hit Bontari with it</text:p>
      <text:p text:style-name="P3">Ahsoka: get that thing away from me </text:p>
      <text:p text:style-name="P3">Houston: i'll find use for it</text:p>
      <text:p text:style-name="P3">Ahsoka: I don't need to hear that </text:p>
      <text:p text:style-name="P3"/>
      <text:p text:style-name="P3">Game Play</text:p>
      <text:p text:style-name="P3"/>
      <text:p text:style-name="P3">You will gain control again, move to the tent in the middle of the city, and this will star the next mission </text:p>
      <text:p text:style-name="P3"/>
      <text:p text:style-name="P3">Mission 4 – Capital Punishment </text:p>
      <text:p text:style-name="P3"/>
      <text:p text:style-name="P3">(Ahsoka enters the tent and sees Typhon there alone)</text:p>
      <text:p text:style-name="P3"/>
      <text:p text:style-name="P3">Ahsoka: any word from Diem </text:p>
      <text:p text:style-name="P3">Typhon: I contacted him, he responded within five minutes </text:p>
      <text:p text:style-name="P3">Ahsoka: what did he say </text:p>
      <text:p text:style-name="P3">Typhon: he says that Teh is here, we searched the city there is no one here but our troops </text:p>
      <text:p text:style-name="P3">Kalmowicz: (enters the tent) I dont want to say I told ya so, but....</text:p>
      <text:p text:style-name="P3">Ahsoka: ok Kalmowicz, whats your plan </text:p>
      <text:p text:style-name="P3">Kalmowicz: we move, tonight, tell Diem that you want to meet him tonight, get into the captial and get him alone</text:p>
      <text:p text:style-name="P3">Typhon: then what</text:p>
      <text:p text:style-name="P3">Kalmowicz: have the army take the city and we search high and low for Teh</text:p>
      <text:p text:style-name="P3">Ahsoka: (looks at Typhon) what are your thoughts</text:p>
      <text:p text:style-name="P3">Typhon: I will keep Diem occupyed, while you and Kalmowicz sweep the city </text:p>
      <text:p text:style-name="P3">Ahsoka: very well, Troy, lets go </text:p>
      <text:p text:style-name="P3"/>
      <text:p text:style-name="P3">(Ahsoka and Kalmowicz leave the tent and they go to the men)</text:p>
      <text:p text:style-name="P3"/>
      <text:p text:style-name="P3">Kalmowicz: let me handle this </text:p>
      <text:p text:style-name="P3">Ahsoka: actually, allow me</text:p>
      <text:p text:style-name="P3">(she walks up and goes in front of the army) </text:p>
      <text:p text:style-name="P3">Ahsoka: attend!, </text:p>
      <text:p text:style-name="P3"><text:soft-page-break/>(everyone listens, Kalmowicz is shocked) </text:p>
      <text:p text:style-name="P3">Ahsoka: according to Troy here, General Teh is in New Felucia City, we have a mission now everyone, find Teh and take him down any questions</text:p>
      <text:p text:style-name="P3">(the army is silent) </text:p>
      <text:p text:style-name="P3">Ahsoka: ok, guys bring it in </text:p>
      <text:p text:style-name="P3">(the army surrounds Ahsoka) </text:p>
      <text:p text:style-name="P3">Ahsoka: I have fought with you since the beginning, I have seen all of you grow before my eyes, now fight for liberty, fight for your lives yet most of all fight for your freedom!</text:p>
      <text:p text:style-name="P3">(the army is riled up and cheering) </text:p>
      <text:p text:style-name="P3">Ahsoka: WE ARE!</text:p>
      <text:p text:style-name="P3">Rebels: mother fucking gods!!</text:p>
      <text:p text:style-name="P3">(Ahsoka is pleased and Kalmowicz is speechless, he cannot believe the army's loyalty) </text:p>
      <text:p text:style-name="P3">Ahsoka: (raises a fist in the air, all the rebels do the same, like one big football team) alright guys, Dominate on three, one, two, three </text:p>
      <text:p text:style-name="P3">Everyone: DOMINATE!!</text:p>
      <text:p text:style-name="P3"/>
      <text:p text:style-name="P3">(we see the rebels marching through the jungles killing any in their path until they reach the gates of New Felucia City, we then are taken inside the city and we see Diem having a drink with Typhon)</text:p>
      <text:p text:style-name="P3"/>
      <text:p text:style-name="P3">Diem: I have to say, I did not expect that you wanted to meet </text:p>
      <text:p text:style-name="P3">Typhon: well, I thought we could have words, regarding the UAF</text:p>
      <text:p text:style-name="P3">Diem: I have already told you, Teh is not here </text:p>
      <text:p text:style-name="P3">Typhon: what is your meaning</text:p>
      <text:p text:style-name="P3">Diem: nothing.....i just....</text:p>
      <text:p text:style-name="P3">Typhon: what are you hiding Diem</text:p>
      <text:p text:style-name="P3">Diem: you....(stands up and draws a knife) you'll never take me alive!!</text:p>
      <text:p text:style-name="P3"/>
      <text:p text:style-name="P3">(he charges at Typhon, but Typhon disarms him and points a gun to his head, at this moment Ahsoka and company break open the doors) </text:p>
      <text:p text:style-name="P3"/>
      <text:p text:style-name="P3">Ahsoka: what's going on here</text:p>
      <text:p text:style-name="P3">Typhon: he drew blade when pressed to corner, he's hiding something </text:p>
      <text:p text:style-name="P3">Kalmowicz: of course he is </text:p>
      <text:p text:style-name="P3">Diem: Kalmowicz, your alive?</text:p>
      <text:p text:style-name="P3">Kalmowicz: where's Teh</text:p>
      <text:p text:style-name="P3">Diem: (sighs) apartment complex called hidden oaks </text:p>
      <text:p text:style-name="P3">Typhon: Ahsoka, take Kalmowicz and find Teh </text:p>
      <text:p text:style-name="P3">Kalmowicz: I know where the apartments are follow me</text:p>
      <text:p text:style-name="P3"/>
      <text:p text:style-name="P3">Game Play </text:p>
      <text:p text:style-name="P3">Now you will regain control and you will have to follow Kalmowicz, however this time, behind you is the army so you will not need to worry about your flank, move outside the president's palace and move behind the building, you will see a lower ground, follow Kalmowicz down stairs and go into the forum and continue moving forward, soon you will come to a sign that reads in the language of Felucia, Kalmowicz reads it and then turns around</text:p>
      <text:p text:style-name="P3"/>
      <text:p text:style-name="P3">Mini-scene</text:p>
      <text:p text:style-name="P3">(Kalmowicz draws his pistol and turns around and sees that Ahsoka is not alone, the entire army is at her side, Ahsoka is looking at Kalmowicz to see whats up, the army is giving Kalmowicz dirty looks, <text:soft-page-break/>we see one that has their arms crossed, another with dip in his mouth spitting on the ground, everyone in the army is pissed, they are giving him obsene gestures and threat gestures)</text:p>
      <text:p text:style-name="P3"/>
      <text:p text:style-name="P3">Ahsoka: why have we stopped </text:p>
      <text:p text:style-name="P3">Kalmowicz: the sign, it says to go this way</text:p>
      <text:p text:style-name="P3"/>
      <text:p text:style-name="P3">Game Play </text:p>
      <text:p text:style-name="P3"/>
      <text:p text:style-name="P3">Once you regain control you might be wondering what just happened, all will be explained in time, follow Kalmowicz over a wooden bridge and through a breezeway of trees until you reach a walled complex called Hidden Oaks, Kalmowicz will say “this is the place, be on your guard”, now move into the gates and you will see several buildings with soldiers on the balconies and roofs, once you take a few steps forward some more the soldiers will fire upon you, the Army will help here but you can take out any that are on the ground, which some soldiers attack from the ground floor, you will see after defeeting these men, that they are in fact UAF gunmen, so move forward and you will engage more UAF troops in the complex and the buildings around the apartment, soon you will come to a large project looking building in the middle of the complex, push forward clearing out any resistance that you see, then once you get to the gates, target it and one soldier will show up with a few charges to put on the door, once he places them on, take a few steps back, he will yell “Clear out!” and blow down the door, Ahsoka will run in first, and you will see the charges took out the UAF troops on the ground floor any survivors will be disoriented and theirfore an easy kill, so then go to your left and move up the stairs, the room is covered with red carpet and gold trims, it's a nice place. <text:s/>Once you get to the second floor, you will reach a corridor with eight doors four on each side, as you move up with the army behind you, UAF gunmen will try to shoot you as they leave their cover from outside the rooms, once they show themselves, use saber throw to take them out at a distance or go up and deal with them up close either way, once you reach the end of the corridor you will reach another open room with a way upstairs, but this upstairs is being guarded, and the UAF are shooting at you from this platform so jump up and over the gunmen and take them out, then you will see two ladders next to the door here, drop them down so your men can get up, target the door and a bomb man will climb up and tell you “ Fire in the hole” the door explodes and you will have to take point again, move into the room and a UAF gunman will come at you with a knife, press the button shown to counter his advance and knock him out with one punch. <text:s/>After this sequence you will see that this room has another stairwell that leads up three more stories, so go up the stairs, at the top you will see two UAF elites guarding two large metal doors. <text:s/>Move forward and engage the UAF elites and use the instant kill to make this battle short, once they are taken out, go up to the giant doors and target it, a bomb man will come up and plant a charge on the door, he will set it off and it will have no effect the bomber says “fuck my ass” Ahsoka will then say “ wait a moment”, walk up to the doors and press the button shown, Ahsoka will draw her saber and cut through the door, move your control stick in the direction shown and you will cut a hole in the door big enough to get the army inside this room, once inside you will see a set of carpeted stairs leading up to a throne, the army will kill any gunmen in this room, soon you will walk up to the top and there sitting on the throne at the top is a man wearing a uniform, decorated with medals and he has a hat on, this will start a cutscene</text:p>
      <text:p text:style-name="P3"/>
      <text:p text:style-name="P3">CUTSCENE</text:p>
      <text:p text:style-name="P3"/>
      <text:p text:style-name="P3">Ahsoka: (walks up to the man) General Teh</text:p>
      <text:p text:style-name="P3">Teh: what do you want </text:p>
      <text:p text:style-name="P3">Ahsoka: Ngo Mihn Teh, you are under arrest, for crimes against humanity, terrorism and the deaths of thousands of innocent people, </text:p>
      <text:p text:style-name="P3"><text:soft-page-break/>Teh: what?</text:p>
      <text:p text:style-name="P3">Ahsoka: take him away </text:p>
      <text:p text:style-name="P3">(two rebels grab Teh, as he fights them)</text:p>
      <text:p text:style-name="P3">Teh: what gives you fucking authority </text:p>
      <text:p text:style-name="P3">Ahsoka: remember Phan Kim</text:p>
      <text:p text:style-name="P3">Teh: my mentor</text:p>
      <text:p text:style-name="P3">Ahsoka: I defeated him</text:p>
      <text:p text:style-name="P3">Teh: you, are Tano!</text:p>
      <text:p text:style-name="P3">Ahsoka: don't look surpirsed, you knew I would return (motions the soldiers and they take Teh away) </text:p>
      <text:p text:style-name="P3">Kalmowicz: what did I tell ya, Teh was here all along </text:p>
      <text:p text:style-name="P3">Ahsoka: if only we knew </text:p>
      <text:p text:style-name="P3">Kalmowicz: water under the bridge, I though for sure you would have killed Teh</text:p>
      <text:p text:style-name="P3">Ahsoka: taking his life would not have altered my past, nor heal the scars earned from this planet</text:p>
      <text:p text:style-name="P3">Typhon: (enters) what happened </text:p>
      <text:p text:style-name="P3">Ahsoka: we got em, </text:p>
      <text:p text:style-name="P3">Typhon: news well received</text:p>
      <text:p text:style-name="P3">Kalmowicz: better if it was news of that bastard's death</text:p>
      <text:p text:style-name="P3">Typhon: he shall hold trial, for his crimes against these good people</text:p>
      <text:p text:style-name="P3">Kalmowicz: very well</text:p>
      <text:p text:style-name="P3"/>
      <text:p text:style-name="P3">(we then see all the rebels and Kalmowicz in front of the president's palace, the are shaking hands with one another) </text:p>
      <text:p text:style-name="P3"/>
      <text:p text:style-name="P3">Kalmowicz: Gratitude, for everything you have done </text:p>
      <text:p text:style-name="P3">Typhon: the least we could do, to aid in the system's liberation</text:p>
      <text:p text:style-name="P3">Ahsoka: what will you do?</text:p>
      <text:p text:style-name="P3">Kalmowicz: ill take care of the state, I have some ideas that will change the fortunes of this system</text:p>
      <text:p text:style-name="P3">Houston: there is one more thing though</text:p>
      <text:p text:style-name="P3">Kalmowicz: I have sent the finest engineers to repair your ship, you'll be able to leave by tomorrow</text:p>
      <text:p text:style-name="P3">Typhon: gratitude,</text:p>
      <text:p text:style-name="P3">(Renner comes running in)</text:p>
      <text:p text:style-name="P3">Renner: Spartacus, (he's huffing and puffing)</text:p>
      <text:p text:style-name="P3">Typhon: catch breath, and form words</text:p>
      <text:p text:style-name="P3">Renner: our soldiers have found something, it's big </text:p>
      <text:p text:style-name="P3">Ahsoka: what do you mean big</text:p>
      <text:p text:style-name="P3">Renner: you have to see </text:p>
      <text:p text:style-name="P3"/>
      <text:p text:style-name="P3">(we are then taken to the sight of Ahsoka and Typhon driving down a road with Renner and Crixus, they stop to see a prison camp, this one looks newly built, it has barbwire fences, and large wooden gates, they exit the vehicle and are greeted by Aaron; the two soldiers open the gates, and they enter and see barracks lined up and a large factory building in the rear of the complex)</text:p>
      <text:p text:style-name="P3"/>
      <text:p text:style-name="P3">Crixus: what the fuck is this place</text:p>
      <text:p text:style-name="P3">Ahsoka: isn't it obvious, (looks around) it's a prison camp</text:p>
      <text:p text:style-name="P3">Typhon: Aaron, open the barracks</text:p>
      <text:p text:style-name="P3"/>
      <text:p text:style-name="P3">(Aaron breaks open the doors to find dead bodies of stormtroopers riddled with laser wounds, the smell is terrible, Aaron shuts the door and moves to the next one to find the same inhabitants, more dead stormtroopers, we see Ahsoka walking near the factory with Crixus, they see the doors are locked, <text:soft-page-break/>Crixus draws his saber and cuts open the door, soot and ash fly out causing them both to cough, inside are thousands of burned bodies, we then see all the rebels convine at the center of the camp)</text:p>
      <text:p text:style-name="P3"/>
      <text:p text:style-name="P3">Ahsoka: this place is horrible</text:p>
      <text:p text:style-name="P3">Typhon: this is the first time in my life, I mourn the death of my enemy</text:p>
      <text:p text:style-name="P3">(they notice one more building an office near them, they enter the doors to see an imperial officer, tied to a chair in the middle of the room, he looks like he got the shit kicked out of him, he's near death but still breathing)</text:p>
      <text:p text:style-name="P3"/>
      <text:p text:style-name="P3">Officer: who, who are you</text:p>
      <text:p text:style-name="P3">Typhon: your call for aid </text:p>
      <text:p text:style-name="P3"/>
      <text:p text:style-name="P3">(we are taken back to the city of Segestica and in the medical bay, the officer wakes but cannot move)</text:p>
      <text:p text:style-name="P3"/>
      <text:p text:style-name="P3">Typhon: what is your name </text:p>
      <text:p text:style-name="P3">Officer: why have you saved me </text:p>
      <text:p text:style-name="P3">Ahsoka: we had no choice we could not have left you to die</text:p>
      <text:p text:style-name="P3">Officer: I noble gesture, one I am most greatful for</text:p>
      <text:p text:style-name="P3">Typhon: you still have yet to give me your name</text:p>
      <text:p text:style-name="P3">Officer: Publius, Furius </text:p>
      <text:p text:style-name="P3">Houston: Furius!?</text:p>
      <text:p text:style-name="P3">Furius: (regains senses) SPARTACUS!, (he moves his hands but they are cuffed to the hospital bed, we hear a crack and Furius jolting with pain)</text:p>
      <text:p text:style-name="P3">Typhon: calm yourself, your injuries, were not able to be healed </text:p>
      <text:p text:style-name="P3">Furius: a fact well known, if I am to die this day I would share with you rebel cunts my final thoughts </text:p>
      <text:p text:style-name="P3">Crixus: (draws his saber) speak them, then I will ease your passing</text:p>
      <text:p text:style-name="P3">Furius: my troopers, we got ambushed by the UAF, the survivors were rounded up and killed, they left me alive, tortured me everyday, until they lost their ground, then they just left me to die</text:p>
      <text:p text:style-name="P3">Typhon: a fate shared by many among us </text:p>
      <text:p text:style-name="P3">Furius: Tano, I understand your pain, why you have become such a great soldier, but you should know, </text:p>
      <text:p text:style-name="P3">Ahsoka: what,</text:p>
      <text:p text:style-name="P3">Furius: Vader...(coughs up blood) is.... Skywalker (then he passes out and dies on the table) </text:p>
      <text:p text:style-name="P3">Crixus: He has fallen</text:p>
      <text:p text:style-name="P3">Ahsoka: strange...</text:p>
      <text:p text:style-name="P3">Typhon: what?</text:p>
      <text:p text:style-name="P3">Ahsoka: Boba Fett said the same thing, about Vader, it cannot be true</text:p>
      <text:p text:style-name="P3">Renner: what should I do with him </text:p>
      <text:p text:style-name="P3">Typhon: see him to a proper burial</text:p>
      <text:p text:style-name="P3">Houston: and they would do the same for us </text:p>
      <text:p text:style-name="P3">Typhon: we are not imperials, nor shall we become them</text:p>
      <text:p text:style-name="P3">Renner: i'll see it done</text:p>
      <text:p text:style-name="P3"/>
      <text:p text:style-name="P3">(we see Ahsoka walk outside the tent followed by Typhon)</text:p>
      <text:p text:style-name="P3"/>
      <text:p text:style-name="P3">Typhon: what are your thoughts </text:p>
      <text:p text:style-name="P3">Ahsoka: two imperials, close to Vader have given a like story</text:p>
      <text:p text:style-name="P3">Typhon: you think them false </text:p>
      <text:p text:style-name="P3">Ahsoka: as anyone would, if you knew the man</text:p>
      <text:p text:style-name="P3">Typhon: Anakin did not seem capapable of evil actions, yet many years have passed since we have seen <text:soft-page-break/>him</text:p>
      <text:p text:style-name="P3">Ahsoka: I would know the truth, no matter the cost </text:p>
      <text:p text:style-name="P3">Typhon: how would you do this</text:p>
      <text:p text:style-name="P3">Ahsoka: take a ship, find a way im not really sure</text:p>
      <text:p text:style-name="P3">Typhon: I would not have you embark on such journey alone</text:p>
      <text:p text:style-name="P3">Ahsoka: I can't go with Renner or Houston, there crazy, and Crixus, he could just get in the way </text:p>
      <text:p text:style-name="P3">Typhon: what of me </text:p>
      <text:p text:style-name="P3">Ahsoka: you cannot leave your people, you lead them, </text:p>
      <text:p text:style-name="P3">Typhon: there are those who can lead in my place, to ensure your safety</text:p>
      <text:p text:style-name="P3">Ahsoka: how will we do this, </text:p>
      <text:p text:style-name="P3">Typhon: create a plan, list the planets we wish to visit and keep the number low</text:p>
      <text:p text:style-name="P3">Ahsoka: who will lead in your place</text:p>
      <text:p text:style-name="P3">Typhon: Crixus will be in command, accompanied by wise council</text:p>
      <text:p text:style-name="P3">Ahsoka: are your sure you want to do this</text:p>
      <text:p text:style-name="P3">Typhon: to learn the truth, I would follow you to the ends of the universe </text:p>
      <text:p text:style-name="P3">Ahsoka: come, let us break words with the leaders </text:p>
      <text:p text:style-name="P3"/>
      <text:p text:style-name="P3">(we go into a meeting with the generals)</text:p>
      <text:p text:style-name="P3"/>
      <text:p text:style-name="P3">Houston: as usual I must voice my concern, WHAT THE FUCK!!</text:p>
      <text:p text:style-name="P3">Typhon: we would be gone only a few weeks, </text:p>
      <text:p text:style-name="P3">Crixus: where would you go, </text:p>
      <text:p text:style-name="P3">Ahsoka: we do not know yet, </text:p>
      <text:p text:style-name="P3">Renner: ya know any of us could go in your place, so you can stay and lead</text:p>
      <text:p text:style-name="P3">Typhon: a fact thought of, yet in light of past events, forgive me if I say no</text:p>
      <text:p text:style-name="P3">Bontari: in other words you dont trust us </text:p>
      <text:p text:style-name="P3">Typhon: hardly, I give you most important mission, to hold ground till we return</text:p>
      <text:p text:style-name="P3">Houston: so go over the plan once more</text:p>
      <text:p text:style-name="P3">Ahsoka: Spartacus and I are going to Alderan, to search for the truth </text:p>
      <text:p text:style-name="P3">Crixus: and what truth might this be </text:p>
      <text:p text:style-name="P3">Typhon: the identity of Darth Vader</text:p>
      <text:p text:style-name="P3">Renner: and we are to stay here, on shit city</text:p>
      <text:p text:style-name="P3">Typhon: I would have you stay and live, </text:p>
      <text:p text:style-name="P3">Ahsoka: in doing so you will keep ourselves hidden from the Empire </text:p>
      <text:p text:style-name="P3">Crixus: please return soon, </text:p>
      <text:p text:style-name="P3">Typhon: we shall, </text:p>
      <text:p text:style-name="P3">Ahsoka: all ready?</text:p>
      <text:p text:style-name="P3">Typhon: you lead the way</text:p>
      <text:p text:style-name="P3"/>
      <text:p text:style-name="P3">(the two enter an small shuttle and this ship takes off and sends them to their destination)</text:p>
      <text:p text:style-name="P3"/>
      <text:p text:style-name="P3">LEVEL 8 COMPLETE </text:p>
      <text:p text:style-name="P3"/>
      <text:p text:style-name="P3">(we then are taken to Crassus' ship, Publius is playing games with the troopers) </text:p>
      <text:p text:style-name="P3"/>
      <text:p text:style-name="P3">Officer: (walks in) Publius, your father summons you </text:p>
      <text:p text:style-name="P3">Publius: very well, </text:p>
      <text:p text:style-name="P3"/>
      <text:p text:style-name="P3">(Publius walks into Crassus' Tablinum) </text:p>
      <text:p text:style-name="P3"><text:soft-page-break/></text:p>
      <text:p text:style-name="P3">Publius: Father, </text:p>
      <text:p text:style-name="P3">Crassus: we received a message from Furius </text:p>
      <text:p text:style-name="P3">Publius: in what form</text:p>
      <text:p text:style-name="P3">Crassus: one of humliation (presents Furius helmet with the UAF symbol on it)</text:p>
      <text:p text:style-name="P3">Publius: Furius has fallen</text:p>
      <text:p text:style-name="P3">Crassus: at the hands of a false army</text:p>
      <text:p text:style-name="P3">Publius: Furius was a fool, </text:p>
      <text:p text:style-name="P3">Crassus: a fool yes, but also an Imperial, and in death he must be given respect </text:p>
      <text:p text:style-name="P3">Publius: what of the rebels, has Fett given us any intel</text:p>
      <text:p text:style-name="P3">Crassus: I await his report any moment, </text:p>
      <text:p text:style-name="P3">(call comes in)</text:p>
      <text:p text:style-name="P3">Crassus: and there he is, on screen </text:p>
      <text:p text:style-name="P3"/>
      <text:p text:style-name="P3">(we see Boba Fett on a large screen in front of Crassus)</text:p>
      <text:p text:style-name="P3"/>
      <text:p text:style-name="P3">Fett: Marcus</text:p>
      <text:p text:style-name="P3">Crassus: Boba, apologies for putting a command upon shoulders, I did not think the rebels organized</text:p>
      <text:p text:style-name="P3">Fett: a thing of lesser concern, I have focused on tracking the rebels</text:p>
      <text:p text:style-name="P3">Crassus: and?</text:p>
      <text:p text:style-name="P3">Fett: I saw a small shuttle leave the Felucia system, not big enough for an army</text:p>
      <text:p text:style-name="P3">Publius: are you sure your eyes did not decieve you bounty hunter </text:p>
      <text:p text:style-name="P3">Fett: I am sure Marcus, as I am sure the rebel leaders were on that shuttle</text:p>
      <text:p text:style-name="P3">Publius: if this is true we should press attack, at soonest convenience </text:p>
      <text:p text:style-name="P3">Crassus: hold, we must stay our hand or see plan fall to ruin </text:p>
      <text:p text:style-name="P3">Fett: what are your orders?</text:p>
      <text:p text:style-name="P3">Crassus: continue to track them, inform me of their where-abouts </text:p>
      <text:p text:style-name="P3">Fett: yes, Imperitor</text:p>
      <text:p text:style-name="P3"/>
      <text:p text:style-name="P3">(Fett leaves the screen) </text:p>
      <text:p text:style-name="P3"/>
      <text:p text:style-name="P3">Publius: he deserts our forces and yet you let him live </text:p>
      <text:p text:style-name="P3">Crassus: if Fett had not tracked the rebels, Cassinius and Furius would hold triumph, </text:p>
      <text:p text:style-name="P3">Publius: and Furius would be yet of this world</text:p>
      <text:p text:style-name="P3">Crassus: patience my son, all will come to light in due time </text:p>
      <text:p text:style-name="P3">Publius: shall I inform Ceasar of this conversation </text:p>
      <text:p text:style-name="P3">Crassus: Gauis is to be made aware, no one else shall</text:p>
      <text:p text:style-name="P3">Publius: (smacks chest like a roman) Father </text:p>
      <text:p text:style-name="P3"/>
      <text:p text:style-name="P3">Scene ends </text:p>
      <text:p text:style-name="P3"/>
      <text:p text:style-name="P3">LEVEL 9 – The Inconvenient Truth </text:p>
      <text:p text:style-name="P3"/>
      <text:p text:style-name="P3">Game Play </text:p>
      <text:p text:style-name="P3"/>
      <text:p text:style-name="P3">You start as Ahsoka on a small imperial Shuttle and in front of you is Typhon flying the ship, behind you is a small case of supplies and a large sack of dope, (some provisions) however you can look around the small shuttle but the only other place you can go is the rear of the ship and see the back guns, once you have visited the entire space, go back to the drivers seat and access the mission</text:p>
      <text:p text:style-name="P3"><text:soft-page-break/></text:p>
      <text:p text:style-name="P3">CUTSCENE</text:p>
      <text:p text:style-name="P3"/>
      <text:p text:style-name="P3">Ahsoka: it's quiet </text:p>
      <text:p text:style-name="P3">Typhon: almost too quiet</text:p>
      <text:p text:style-name="P3">Ahsoka: where are we headed first, who could tell us of Anakin's fate </text:p>
      <text:p text:style-name="P3">Typhon: only three would know the truth, Senator Organa, Obi-Wan and Yoda</text:p>
      <text:p text:style-name="P3">Ahsoka: Organa's on Alderan</text:p>
      <text:p text:style-name="P3">Typhon: and Organa can lead us to the other two </text:p>
      <text:p text:style-name="P3">Ahsoka: you've got this planned out dont you</text:p>
      <text:p text:style-name="P3">Typhon: I like to stay on top of things </text:p>
      <text:p text:style-name="P3">Ahsoka: keep your eyes open, I sense a disturbance, like were being watched </text:p>
      <text:p text:style-name="P3">Typhon: report anything out of the ordinary </text:p>
      <text:p text:style-name="P3">Ahsoka: Will do Spartacus</text:p>
      <text:p text:style-name="P3">Typhon: (puts two fingers to his temple) Blockade ahead</text:p>
      <text:p text:style-name="P3">Ahsoka: (looks puzzled) how do you know</text:p>
      <text:p text:style-name="P3">Typhon: on Raxus Prime, Prax's harvester, I can feel something inside my veins </text:p>
      <text:p text:style-name="P3">Ahsoka: the living force, has found you it seems, and it has given us advantage, <text:line-break/></text:p>
      <text:p text:style-name="P3">(they look to see Alderan blocked by an imperial blockade)</text:p>
      <text:p text:style-name="P3"/>
      <text:p text:style-name="P3">Ahsoka: i'll handle this</text:p>
      <text:p text:style-name="P3">Typhon: what are you doing?</text:p>
      <text:p text:style-name="P3">Ahsoka: getting us through, land by the loading dock i've got an idea</text:p>
      <text:p text:style-name="P3">Typhon: very well, </text:p>
      <text:p text:style-name="P3"/>
      <text:p text:style-name="P3">(he lands the imperial shuttle at a loading dock in the blockade, an air lock closes and two troopers walk up, Ahsoka jumps from behind the shuttle and kills both troopers and puts on a breathing mask, the security alarms sound and the air lock is broken and the shuttle takes off and heads for the planet)</text:p>
      <text:p text:style-name="P3"/>
      <text:p text:style-name="P3">Mission 1 - Alderan</text:p>
      <text:p text:style-name="P3"/>
      <text:p text:style-name="P3">Game Play</text:p>
      <text:p text:style-name="P3"/>
      <text:p text:style-name="P3">You are left on the blockade alone with a space suit and your lightsabers, so first move forward and jump onto the ledge in front of you, break the glass, enter the control room and send two imperial officers into space, (you see their heads explode) then, an emergency air lock raises and you will be safe inside the control room, Ahsoka will remove the mask and continue on. <text:s/>Move forward and to the door in front of you, in this room you will be on a catwalk above a large hangar filled with stormtroopers, you will hear the alarms going off and you will see troopers being marched to see the problem with the blockade, next move forward and then to the left to get to the next door where you will see two imperial engineers working, these guys will have shotguns, but you can stealth kill both of them and you will not take any damage, use the air lock controls to open the gates and throw hundreds of stormtroopers to their doom. <text:s/>After this fun sequence you will have a choice of two doors, both will lead to the next room but one will have a trooper patroling the catwalks so take the door to your left and sneak around the catwalks till you get to the trooper, press the button shown, then Ahsoka will tap the trooper on the shoulder twice then as the trooper turns around Ahsoka delivers a right hook to his face knocking him off the catwalk. Move forward to the only door in front of you and then you will enter another large hangar only this one will have wrecked fighters in this one with people working on <text:soft-page-break/>them, in this room the cat walks will lead to a control panel one button reading “Lower Tractor beam and shield” go up to the control panel and press the button shown on your screen and this will lower the forcefield and you will see Typhon's shuttle head for the planet and make it into the atmosphere, next is your turn to get on the planet, you will see an elevator on this platform take it down and you will see the fighter graveyard, but in the next room there is one fighter intact, a TIE interceptor, run up to it and enter the spaceship, troopers will not notice anything until you lift off and shoot the shields to exit the hangar, once this happens you hear officers yelling “scramble fucking fighters!” You will then have to fight off several TIE's before having the chance to enter the planet's surface, take on a few of the fighters, use the interceptor's missiles for maximum damage againsts these fighters,once you take out five or six of them, you will hear the officers call out “where are our reinforcements?” once this is said, haul ass to the planet and you should have enough speed to get to the planet, if this fails you will have to take out another wave of fighters, if you cannot make it after taking out three waves of fighters the game has you win the mission, and this will allow you to speed to Alderan, once moving into the atmosphere you will see a shuttle flying slowly, once you see the button on the screen, press it and Ahsoka will press a button and you will see the shuttle open the rear gate, Ahsoka will plant a charge and jump out of the fighter and land on the ramp of the shuttle, then you see the TIE explode and this will assist your escape</text:p>
      <text:p text:style-name="P3"/>
      <text:p text:style-name="P3">Mission 1 complete </text:p>
      <text:p text:style-name="P3"/>
      <text:p text:style-name="P3">CUTSCENE</text:p>
      <text:p text:style-name="P3"/>
      <text:p text:style-name="P3">(we see Ahsoka join Typhon in the cockpit) </text:p>
      <text:p text:style-name="P3"/>
      <text:p text:style-name="P3">Typhon: everything alright?</text:p>
      <text:p text:style-name="P3">Ahsoka: yeah, everything went according to plan </text:p>
      <text:p text:style-name="P3">Typhon: (laughs) very well, which city does Organa inhabit </text:p>
      <text:p text:style-name="P3">Ahsoka: he has a villa in the mountains, we could try there </text:p>
      <text:p text:style-name="P3">Typhon: setting a course</text:p>
      <text:p text:style-name="P3"/>
      <text:p text:style-name="P3">(we see the shuttle land on a platform and ten Alderan Guards prepare themselves and point guns at the shuttle, the take positions and wait for the shuttle to open, once the door opens, Typhon walks out with Ahsoka, one soldier fires at Typhon and his shot is blocked by Ahsoka's saber, Organa barges in and yells at his men)</text:p>
      <text:p text:style-name="P3"/>
      <text:p text:style-name="P3">Organa: hold fire!, hold fucking fire!</text:p>
      <text:p text:style-name="P3">Soldier: they fly hull of imperial shuttle</text:p>
      <text:p text:style-name="P3">Organa: (pulls soldier aside) you just shot at Spartacus, remove yourself from the docks</text:p>
      <text:p text:style-name="P3">(the soldier hangs his head and walks away) </text:p>
      <text:p text:style-name="P3"/>
      <text:p text:style-name="P3">Organa: (looks at our heroes) The Great Spartacus, we meet again</text:p>
      <text:p text:style-name="P3">Typhon: Senator Organa, gratitude for this audience</text:p>
      <text:p text:style-name="P3">Ahsoka: Senator, good to see you again</text:p>
      <text:p text:style-name="P3">Organa: Ahsoka, it has been too long old friend </text:p>
      <text:p text:style-name="P3">Typhon: you know what we have come for...</text:p>
      <text:p text:style-name="P3">Organa: halt business for the moment, there is some one I wish you to meet </text:p>
      <text:p text:style-name="P3">Ahsoka: who, your new girlfriend?</text:p>
      <text:p text:style-name="P3">Organa: my Daughter, (calls to his wife) Babe!, </text:p>
      <text:p text:style-name="P3">(she walks out holding the hand of a small child, this child has brown hair, with two curls near her ears, <text:soft-page-break/>and is dressed in white, as soon as she see Ahsoka she breaks her mother's grip and runs to Ahsoka, and jumps into her arms, Ahsoka now has the child in her embrace)</text:p>
      <text:p text:style-name="P3">Child: Aunt Ahsoka!, you came, I knew you would</text:p>
      <text:p text:style-name="P3">Ahsoka: (Laughs) you knew, what is your name child</text:p>
      <text:p text:style-name="P3">Child: Leia, my daddy tells me im a princess </text:p>
      <text:p text:style-name="P3">Ahsoka: you most certainly are, the most beautiful in the whole galaxy</text:p>
      <text:p text:style-name="P3">(She puts Leia down, Leia walks back to Organa's wife) </text:p>
      <text:p text:style-name="P3">Typhon: Aunt Ahsoka?</text:p>
      <text:p text:style-name="P3">Organa: I told them of you, you deserve our gratitude, Leia is...., perhaps we can speak in private</text:p>
      <text:p text:style-name="P3">(we then are taken to Organa's office)</text:p>
      <text:p text:style-name="P3">Organa: My wife and I, we had been trying for children and none would be granted, </text:p>
      <text:p text:style-name="P3">Ahsoka: a terrible thing</text:p>
      <text:p text:style-name="P3">Organa: Leia, is not my Daughter, she is the Daughter of Anakin Skywalker, and Padme Amidala, Heir to the throne of Naboo</text:p>
      <text:p text:style-name="P3">Typhon: Anakin had a child?</text:p>
      <text:p text:style-name="P3">Organa: (shakes his head) he had....two</text:p>
      <text:p text:style-name="P3">Ahsoka: what?, why wasn't I told about this</text:p>
      <text:p text:style-name="P3">Organa: you were gone, much had changed, we thought you dead then we hear of you defeating Lobo on Dantooine, miraculous</text:p>
      <text:p text:style-name="P3">Ahsoka: so Leia, she is the princess, </text:p>
      <text:p text:style-name="P3">Organa: im easing her into it, so it is not shocker when I speak the truth</text:p>
      <text:p text:style-name="P3">Typhon: where is Anakin</text:p>
      <text:p text:style-name="P3">Organa: (sighs) fuck I don't know how to tell you this....Ahsoka, Anakin has turned to the dark side</text:p>
      <text:p text:style-name="P3">Ahsoka: what, how do you kn...</text:p>
      <text:p text:style-name="P3">Organa: he was tricked by the Sith lord, Darth Sidious, he was seduced by the Dark Side and he....murdered thousands of younglings, in the temple</text:p>
      <text:p text:style-name="P3">Ahsoka: no, (looks emotional) no it cannot be </text:p>
      <text:p text:style-name="P3">Typhon: Bail, please</text:p>
      <text:p text:style-name="P3">Organa: Anakin, changed his name, to....</text:p>
      <text:p text:style-name="P3">Ahsoka: Darth Vader?</text:p>
      <text:p text:style-name="P3">Organa: (sighs) yes....</text:p>
      <text:p text:style-name="P3">Ahsoka: I don't believe that!</text:p>
      <text:p text:style-name="P3">Typhon: how are you certain of this </text:p>
      <text:p text:style-name="P3">Organa: Obi-Wan, he broke the news to me when the children were born upon Polis Massa </text:p>
      <text:p text:style-name="P3">Typhon: were can we find him</text:p>
      <text:p text:style-name="P3">Organa: you two take risks beyond need coming here, im sure you saw the blockade outside the planet </text:p>
      <text:p text:style-name="P3">Ahsoka: who forced such upon you</text:p>
      <text:p text:style-name="P3">Organa: some guy, rich, came to me a few weeks ago saying we needed protection,</text:p>
      <text:p text:style-name="P3">Typhon: was he imperial?</text:p>
      <text:p text:style-name="P3">Organa: yeah, he was, well dressed with and amulet on his neck, an eagle</text:p>
      <text:p text:style-name="P3">Ahsoka: Crassus</text:p>
      <text:p text:style-name="P3">Organa: that was his name, Marcus Crassus</text:p>
      <text:p text:style-name="P3">Typhon: the man charged with taking our lives, </text:p>
      <text:p text:style-name="P3">Ahsoka: he has stretched his coin to the outer rims</text:p>
      <text:p text:style-name="P3">Typhon: Bail, where is Kenobi, we must speak with him</text:p>
      <text:p text:style-name="P3">Organa: why hide the truth from you, Kenobi resides on Tatooine, you can one of my shuttles to avoid confrentation</text:p>
      <text:p text:style-name="P3">Ahsoka: thank you Bail</text:p>
      <text:p text:style-name="P3">Organa: halt travels for a moment, stay the night here, and I will help you depart in the morning</text:p>
      <text:p text:style-name="P3"><text:soft-page-break/>Typhon: we do not want to put you at further risk</text:p>
      <text:p text:style-name="P3">Organa: nonsense, you are guests in my house, and shall be treated as such</text:p>
      <text:p text:style-name="P3">Ahsoka: we can only stay one night </text:p>
      <text:p text:style-name="P3">Organa: that is all I ask to calm down the heat, the imperials will surely watch the transports that leave the system</text:p>
      <text:p text:style-name="P3">Typhon: very well, we shall remain for the evening, but we must leave tomorrow</text:p>
      <text:p text:style-name="P3">Organa: understood, (motions to a servant) Wedge, </text:p>
      <text:p text:style-name="P3">(a teenage boy enters the office)</text:p>
      <text:p text:style-name="P3">Organa: tell your father to prepare a room for our guests </text:p>
      <text:p text:style-name="P3">Wedge: sir, (he exits) </text:p>
      <text:p text:style-name="P3">Organa: Antilles is a good man, his son ever more rash</text:p>
      <text:p text:style-name="P3">Ahsoka: as I was at his age </text:p>
      <text:p text:style-name="P3">Organa: they wished to meet the legends themselves, Spartacus and the Jedi Assassin at my table</text:p>
      <text:p text:style-name="P3">Typhon: you honor us </text:p>
      <text:p text:style-name="P3">Organa: I would honor you still, come </text:p>
      <text:p text:style-name="P3"/>
      <text:p text:style-name="P3">(he leads them to their rooms then we are taken to the blockade and we see officers working in the control room)</text:p>
      <text:p text:style-name="P3"/>
      <text:p text:style-name="P3">Officer: have you broke the news to him</text:p>
      <text:p text:style-name="P3">Officer 2: I did not think it wise to deliver bad news</text:p>
      <text:p text:style-name="P3">(call comes in)</text:p>
      <text:p text:style-name="P3">Officer: put that call through</text:p>
      <text:p text:style-name="P3"/>
      <text:p text:style-name="P3">(on screen is Crassus, with Caesar and Publius behind him)</text:p>
      <text:p text:style-name="P3"/>
      <text:p text:style-name="P3">Officer: Col. Crassus, it is an honor</text:p>
      <text:p text:style-name="P3">Crassus: more honor if news was broken in timely manner, how many ships escaped the blockade</text:p>
      <text:p text:style-name="P3">Officer: sir, I...</text:p>
      <text:p text:style-name="P3">Crassus: Say it Tacitus,</text:p>
      <text:p text:style-name="P3">Tacitus: Two, one imperial shuttle and one TIE Interceptor </text:p>
      <text:p text:style-name="P3">Crassus: two, (calls behind him) Lord Vader!</text:p>
      <text:p text:style-name="P3">(Vader appears on the screen)</text:p>
      <text:p text:style-name="P3">Crassus: this man has failed me, do with him what you will </text:p>
      <text:p text:style-name="P3">(Vader nods and raises his hand, Tacitus is now gasping for air)</text:p>
      <text:p text:style-name="P3">Caesar: such a fucking waste, for all we know the rebels have been colluding with Organa</text:p>
      <text:p text:style-name="P3">Publius: Spartacus is dead</text:p>
      <text:p text:style-name="P3">Crassus: thats enough, Vader, let him go</text:p>
      <text:p text:style-name="P3">(he releases Tacitus)</text:p>
      <text:p text:style-name="P3">Crassus: disobey my commands again and I will let him finish the job</text:p>
      <text:p text:style-name="P3">Tacitus: yes (coughs) Imperitor</text:p>
      <text:p text:style-name="P3">(call ends)</text:p>
      <text:p text:style-name="P3"/>
      <text:p text:style-name="P3">Tacitus: search all transports that leave this system </text:p>
      <text:p text:style-name="P3">Officer 2: by your command</text:p>
      <text:p text:style-name="P3"/>
      <text:p text:style-name="P3">Game Play</text:p>
      <text:p text:style-name="P3"/>
      <text:p text:style-name="P3">You will be placed at the space port and here you can get some items that will aid your travels, first you <text:soft-page-break/>need to get all the health and force upgrades from the stores, they will all be affordable, since this is not an imperial planet, as you are getting everything there are places you can re-visit from the first time you were here, you can find that Aura Sing is still a prisoner on Alderan, in jail. <text:s/>Next you can find Wedge Antilles as he was seen earlier, however there is again not much here, this place has a lot of mountains but is does not have any use for them, so you will eventually run out of things to do, and thus you will have to access the mission causing you to leave the system never to return </text:p>
      <text:p text:style-name="P3"/>
      <text:p text:style-name="P3">Mission 2 – Tatooine </text:p>
      <text:p text:style-name="P3"/>
      <text:p text:style-name="P3">CUTSCENE</text:p>
      <text:p text:style-name="P3"/>
      <text:p text:style-name="P3">(Typhon is preparing a shuttle for departure as Ahsoka approaches him) </text:p>
      <text:p text:style-name="P3"/>
      <text:p text:style-name="P3">Ahsoka: everything on board?</text:p>
      <text:p text:style-name="P3">Typhon: looks like it, all is needed is the right clearence to leave the system</text:p>
      <text:p text:style-name="P3">Organa: (enters the room) looking for this (holds up a medalion) this should get you past the blockade here</text:p>
      <text:p text:style-name="P3">Ahsoka: thank you for your help</text:p>
      <text:p text:style-name="P3">Organa: I would ask one more thing of you</text:p>
      <text:p text:style-name="P3">Typhon: speak it</text:p>
      <text:p text:style-name="P3">Organa: my Captain Antilles wishes to join your rebellion, as does his son</text:p>
      <text:p text:style-name="P3">Ahsoka: the hell is this?</text:p>
      <text:p text:style-name="P3">Typhon: the path will be treacherous, are they sure they wish to join</text:p>
      <text:p text:style-name="P3">Antilles: (enters) my son and I are yours to command Spartacus</text:p>
      <text:p text:style-name="P3">Typhon: Ahsoka?</text:p>
      <text:p text:style-name="P3">Ahsoka: (sighs) very well, but they must be ready for anything </text:p>
      <text:p text:style-name="P3">Wedge: anything and everything</text:p>
      <text:p text:style-name="P3">Typhon: get on the ship we depart presently </text:p>
      <text:p text:style-name="P3">(they get on the shuttle, Ahsoka and Typhon are walking on) </text:p>
      <text:p text:style-name="P3">Organa: Hey Spartacus! (Typhon turns around) go kick his ass </text:p>
      <text:p text:style-name="P3"/>
      <text:p text:style-name="P3">(the rebels get on the shuttle and it leaves the system)</text:p>
      <text:p text:style-name="P3"/>
      <text:p text:style-name="P3">(we go to the blockade to see Tacitus) </text:p>
      <text:p text:style-name="P3"/>
      <text:p text:style-name="P3">Engineer: we have a transport coming out of the system, </text:p>
      <text:p text:style-name="P3">Tacitus: hold them, Transport!</text:p>
      <text:p text:style-name="P3"/>
      <text:p text:style-name="P3">(we go to the transport and see the rebels listening to Tacitus)</text:p>
      <text:p text:style-name="P3"/>
      <text:p text:style-name="P3">Tacitus: I order your shuttle to ground immidiately, by command of Marcus Crassus</text:p>
      <text:p text:style-name="P3">Antilles: I got this, (he presses some buttons and soon we see Tacitus get a screen of Captain Antilles in front of him </text:p>
      <text:p text:style-name="P3"/>
      <text:p text:style-name="P3">Tacitus: who the fuck are you?</text:p>
      <text:p text:style-name="P3">Antilles: im a spice trader, me and my comrades are headed to the outer rims to distribute these fine wears to the citizens of the Empire </text:p>
      <text:p text:style-name="P3">Tacitus: permission denied, return to the surface</text:p>
      <text:p text:style-name="P3">Antilles: as you wish, oh and tell Marcus that his accents will be late on arrival, im sure he will forgive <text:soft-page-break/>you </text:p>
      <text:p text:style-name="P3">Tacitus: wait, dock your vessell I would see the wears </text:p>
      <text:p text:style-name="P3">(call ends) </text:p>
      <text:p text:style-name="P3"/>
      <text:p text:style-name="P3">Ahsoka: now what </text:p>
      <text:p text:style-name="P3">Antilles: follow my lead </text:p>
      <text:p text:style-name="P3">(the shuttle lands and Antilles exits the ship with a few crates of spices) </text:p>
      <text:p text:style-name="P3"/>
      <text:p text:style-name="P3">Antilles: cant find these anywhere </text:p>
      <text:p text:style-name="P3">Tacitus: it's awfully dnagerous to fly an unarmed transport into hostile territory</text:p>
      <text:p text:style-name="P3">Antilles: I do not fear the galaxy, besides I have a grant by your emperor (flashes the medallion) </text:p>
      <text:p text:style-name="P3">Tacitus: perhaps I should ask him about your little arrangement </text:p>
      <text:p text:style-name="P3">Antilles: if you wish to keep Crassus waiting be my guest</text:p>
      <text:p text:style-name="P3">Tacitus: very well, off you go and try to return at a resonable time</text:p>
      <text:p text:style-name="P3">Antilles: gratitude</text:p>
      <text:p text:style-name="P3"/>
      <text:p text:style-name="P3">(he gets back on the shuttle and it takes off) </text:p>
      <text:p text:style-name="P3"/>
      <text:p text:style-name="P3">Typhon: I must say, I am surprised</text:p>
      <text:p text:style-name="P3">Antilles: I have conned the Empire many times</text:p>
      <text:p text:style-name="P3">Ahsoka: towards what purpose</text:p>
      <text:p text:style-name="P3">Antilles: need there be one, the Imperials are fucking cunts deserved of gruesome fate </text:p>
      <text:p text:style-name="P3">Ahsoka: then you must be proud of our work</text:p>
      <text:p text:style-name="P3">Antilles: the reason we wished to join you</text:p>
      <text:p text:style-name="P3">Typhon: set course towards Tatooine, Ahsoka I would have words</text:p>
      <text:p text:style-name="P3"/>
      <text:p text:style-name="P3">(they move into a separate room)</text:p>
      <text:p text:style-name="P3"/>
      <text:p text:style-name="P3">Ahsoka: what are your thoughts</text:p>
      <text:p text:style-name="P3">Typhon: Organa has said that Vader is your former master </text:p>
      <text:p text:style-name="P3">Ahsoka: I cannot trust the view of a senator</text:p>
      <text:p text:style-name="P3">Typhon: nor I, yet why would he lie upon subject </text:p>
      <text:p text:style-name="P3">Ahsoka: hopefully Obi-Wan has the answers I seek </text:p>
      <text:p text:style-name="P3">Typhon: and if he does not </text:p>
      <text:p text:style-name="P3">Ahsoka: then I hope to fuck Yoda's still alive </text:p>
      <text:p text:style-name="P3">Typhon: just be prepared, </text:p>
      <text:p text:style-name="P3">Ahsoka: I am, </text:p>
      <text:p text:style-name="P3">Typhon: the news may not be what you wish</text:p>
      <text:p text:style-name="P3">Ahsoka: I had that feeling when we started this trip </text:p>
      <text:p text:style-name="P3">Typhon: I want you to be right, </text:p>
      <text:p text:style-name="P3">Ahsoka: you think Anakin is Vader too</text:p>
      <text:p text:style-name="P3">Typhon: when we first saw him in the emperor's office, he showed sound tactic and acted as an advisor similar to Anakin's plans</text:p>
      <text:p text:style-name="P3">Ahsoka: just because he acts like Anakin does not make him the man</text:p>
      <text:p text:style-name="P3">Typhon: just understand that you may need to do what need to be done </text:p>
      <text:p text:style-name="P3">Ahsoka: no different from the war?</text:p>
      <text:p text:style-name="P3">Typhon: the two are narrowly separated</text:p>
      <text:p text:style-name="P3">Ahsoka: I will always stand by your side, no matter the cost</text:p>
      <text:p text:style-name="P3">Typhon: let us make sure Antilles did not total the shuttle</text:p>
      <text:p text:style-name="P3"><text:soft-page-break/>Ahsoka: I don't know why your not driving right now</text:p>
      <text:p text:style-name="P3">Typhon: come...</text:p>
      <text:p text:style-name="P3"/>
      <text:p text:style-name="P3">(they enter the flight deck, and they see Antilles flying the shuttle)</text:p>
      <text:p text:style-name="P3"/>
      <text:p text:style-name="P3">Typhon: Antilles, ill take over from here </text:p>
      <text:p text:style-name="P3">Antilles: as you wish </text:p>
      <text:p text:style-name="P3">Ahsoka: hey Wedge!, trying to play some kings? (grabs a deck of cards) </text:p>
      <text:p text:style-name="P3">Antilles: Tano, please </text:p>
      <text:p text:style-name="P3">Ahsoka: what it's just a game</text:p>
      <text:p text:style-name="P3">Antilles: yeah a game that gets you fucking drunk</text:p>
      <text:p text:style-name="P3">Ahsoka: I dont have anything, here this is how you play</text:p>
      <text:p text:style-name="P3">Wedge: alright lets go</text:p>
      <text:p text:style-name="P3">Ahsoka: ok, 2 is you, 3 is me, 4 is floor, touch the floor, 5 is guys, 6 is chicks, 7 is heaven, point to the sky, 8 pick a date, 9 bust a rhyme....</text:p>
      <text:p text:style-name="P3">Typhon: I think we should play games another time,</text:p>
      <text:p text:style-name="P3">Ahsoka: ok, sorry kid, guess ill take a rain check (walks over and sits in the seat behind Typhon) </text:p>
      <text:p text:style-name="P3"/>
      <text:p text:style-name="P3">(we then go back to Felucia to see the rebels without Spartacus, we go to the presidential palace and we see that Renner, Bontari, Houston, Crixus, Kalmowicz, Tara, Saydee and Tofore (the Tusken) are hot-boxing the throne room)</text:p>
      <text:p text:style-name="P3"/>
      <text:p text:style-name="P3">Kalmowicz: ya know, our galaxy is like a tiny speck in the universe of millions of galaxies, and like those are fucking massive man ya know? </text:p>
      <text:p text:style-name="P3">Houston: sure your not too baked there man</text:p>
      <text:p text:style-name="P3">Kalmowicz: no such thing as too baked Mike</text:p>
      <text:p text:style-name="P3">Tara: I can get used to this, party all day no fighting at night</text:p>
      <text:p text:style-name="P3">Saydee: this is fucking awesome</text:p>
      <text:p text:style-name="P3">Crixus: I hunger for a true battle, yet relaxing is no burden either </text:p>
      <text:p text:style-name="P3">Renner: I wounder what Spartacus and Ahsoka are doing </text:p>
      <text:p text:style-name="P3">Bontari: probably each other </text:p>
      <text:p text:style-name="P3">(everyone laughs like a bastard) </text:p>
      <text:p text:style-name="P3">Crixus: is that all you two think about?</text:p>
      <text:p text:style-name="P3">Renner: well Lux does</text:p>
      <text:p text:style-name="P3">Bontari: oh fuck off Renner</text:p>
      <text:p text:style-name="P3">(everyone continues to laugh) </text:p>
      <text:p text:style-name="P3">Kalmowicz: whos rolling the next one</text:p>
      <text:p text:style-name="P3">Houston: (pulls out a sack of weed) I guess it's my turn</text:p>
      <text:p text:style-name="P3">(they a start rolling up and partying, then you will be brought back to the shuttle arriving at their destination</text:p>
      <text:p text:style-name="P3"/>
      <text:p text:style-name="P3">Ahsoka: there it is Tatooine</text:p>
      <text:p text:style-name="P3">Typhon: keep head upon swivil, do not drop your guard</text:p>
      <text:p text:style-name="P3">Antilles: what would you have us do</text:p>
      <text:p text:style-name="P3">Ahsoka: stay with the ship, make sure we can leave quickly </text:p>
      <text:p text:style-name="P3">Wedge: will do boss</text:p>
      <text:p text:style-name="P3"/>
      <text:p text:style-name="P3">(the shuttle lands in the outskirts outside both cities, Ahsoka and Typhon both hop on their own speeder bikes the turn them on and floor it)</text:p>
      <text:p text:style-name="P3"><text:soft-page-break/></text:p>
      <text:p text:style-name="P3">Game Play</text:p>
      <text:p text:style-name="P3"/>
      <text:p text:style-name="P3">You will be in control of a speeder bike, knowing the armor of these bikes be carful about the narrow canynons and Raiders that are sure to shoot at you, so follow Typhon into the canyon in front of you and then once you enter there will be a winding road, Typhon will slow down through this area so you should do this as well, you will curve a right then a left and then another right, you will reach a large quicksand pit right in front of you, Typhon will tell you to “Gun it” speed up and hit the ramp in front of you, you and Typhon will jump the pit <text:s/>and we will see a monster try and catch one of them but fails, then both speeder bikes hit the ground and and then you can continue your route, then you will be confronted by a band of tuskan raiders, they will destroy your speeder bike and Ahsoka will jump off and flip in the air and land on her feet and lop off one of the raiders heads, then you will be given control, take out the raiders that surround you they will have slow fire rate rifles and snipers, make sure they do not get far away from you because they are really accurate with their shots, so you will have to get up close to them to stay alive, use saber attacks to make short work of these enemies, Typhon will kill as many as he can while still riding on his bike, once you kill about four or five of them they will retreat, </text:p>
      <text:p text:style-name="P3"/>
      <text:p text:style-name="P3">Mini-scene</text:p>
      <text:p text:style-name="P3"/>
      <text:p text:style-name="P3">Ahsoka will wave to Typhon who will stop near her and she will jump on the back of the last remaining speeder bike, then they will see the Tusken Raiders are pursuing them with bikes of their own, Ahsoka will stand on the back of the speeder bike, and Typhon will floor it</text:p>
      <text:p text:style-name="P3"/>
      <text:p text:style-name="P3">Game Play </text:p>
      <text:p text:style-name="P3"/>
      <text:p text:style-name="P3">Now you will be balancing on the back of a speeder bike while defending Typhon from the tuskens firing at you, no need to worry about your balance, Ahsoka will take care of that, All you will need to worry about is making sure the tuskens do not destroy you bike. <text:s/>There will be two at first and they will have their rifles, deflect every shot they fire at you, once the enemy speederbikes take about four hits they will explode, once the first two are taken out they will send three more at you, just repeat the process as Typhon is weaving in and out of the terrible terrain in front of you, once you kill two more waves of three there will be no enemies for a little bit, however this will end with Typhon losing control of his bike and stopping before we see a new enemy. <text:s/>This guy is bigger than the average Tusken Raider, he has sniper rifle, a large sword, and many grenades. <text:s/>We can call this guy the Tusken Hunter he will step forward and Ahsoka will take on this monster </text:p>
      <text:p text:style-name="P3"/>
      <text:p text:style-name="P3">Mini Boss – Tusken Hunter </text:p>
      <text:p text:style-name="P3"><text:tab/>Difficulty – 4/10 </text:p>
      <text:p text:style-name="P3"><text:tab/>Weapons – sniper rifle, Spatha, frag grenades </text:p>
      <text:p text:style-name="P3"/>
      <text:p text:style-name="P3">This guy will instantly try to deliver a one hit kill so when commanded, press the button shown and you will dodge he sword attack, and hit him a few times to get his health down a bit. <text:s/>Then he will back up and play a more defensive roll, this is your chance to move up and take the fight to this enemy, start out with a few basic attacks then once he tries to attack again just counter his advance and you will take out more of this bastards health, once you get him to about 50% things change a bit. <text:s/>He will make that tusken sound, then he will disapear, and spawn somewhere far away, it is up to you to find him in your sniper scope before he shoot you, at first wait for his shot and dodge/block it then draw your sniper and <text:s/>look in the far center and he will be there, take your shot, shoot him in the head and he will be down to <text:soft-page-break/>25%, repeat this part and you will ice the Hunter by means of a deadly head shot, his head will explode from the second round. <text:s/>Once he has fallen the other few Tusken Raiders that Typhon did not kill, will run away, </text:p>
      <text:p text:style-name="P3"/>
      <text:p text:style-name="P3">Mini-scene</text:p>
      <text:p text:style-name="P3"/>
      <text:p text:style-name="P3">Ahsoka and Typhon steal two more speeder bikes from the tuskens and they speed off, we see them arrive at at a large estate with a small hut at the edge, the two of them move forward and knock on the door of the hut, no one answers, Ahsoka looks over the side and sees the rest of the house </text:p>
      <text:p text:style-name="P3"/>
      <text:p text:style-name="P3">Ahsoka: hello, is there anyone home?</text:p>
      <text:p text:style-name="P3">(a man walks out) </text:p>
      <text:p text:style-name="P3">Man: what are you doing here, who are you </text:p>
      <text:p text:style-name="P3">Typhon: were travelers, wishing to speak with an Owen Lars </text:p>
      <text:p text:style-name="P3">Man: I am Owen Lars</text:p>
      <text:p text:style-name="P3">Ahsoka: we are looking for a boy, </text:p>
      <text:p text:style-name="P3">Lars: I have no children, nor do I own any slaves </text:p>
      <text:p text:style-name="P3">Typhon: you mistake intent, I am Spartacus, this is Ahsoka Tano of the Jedi </text:p>
      <text:p text:style-name="P3">Lars: I have heard your name, and the shit you pulled at jabba's palace</text:p>
      <text:p text:style-name="P3">Ahsoka: we wish to see the boy</text:p>
      <text:p text:style-name="P3">Lars: (widens his eyes) how the hell did you know about that</text:p>
      <text:p text:style-name="P3">Typhon: Organa</text:p>
      <text:p text:style-name="P3">Lars: fucking senator, loose jaws to be filled with cock (10)</text:p>
      <text:p text:style-name="P3">Ahsoka: we wish to meet him, I...knew his father </text:p>
      <text:p text:style-name="P3">Lars: more reason to not let you near the boy, </text:p>
      <text:p text:style-name="P3">Voice: Owen, how's out their</text:p>
      <text:p text:style-name="P3">Lars: drifters Beru go back inside </text:p>
      <text:p text:style-name="P3">Typhon: we have a right to know</text:p>
      <text:p text:style-name="P3">Lars: I also have the right to shoot trespassers on my property, which right do you think I will follow first </text:p>
      <text:p text:style-name="P3">Ahsoka: the boy will ask of us</text:p>
      <text:p text:style-name="P3">Lars: the boy will never know you two existed, now away with you wizards</text:p>
      <text:p text:style-name="P3">Typhon: wizards</text:p>
      <text:p text:style-name="P3">Lars: you witches are all the same just like that wacky old man in the caynons </text:p>
      <text:p text:style-name="P3">Ahsoka: old man, </text:p>
      <text:p text:style-name="P3">Lars: your probably in league with fucking Ben</text:p>
      <text:p text:style-name="P3">Typhon: where can we find this Ben</text:p>
      <text:p text:style-name="P3">Lars: in fuck off city (slams the door in their face) </text:p>
      <text:p text:style-name="P3">Ahsoka: you think he meant Obi-Wan?</text:p>
      <text:p text:style-name="P3">Typhon: only one way to find out</text:p>
      <text:p text:style-name="P3">Ahsoka: yeah, </text:p>
      <text:p text:style-name="P3"/>
      <text:p text:style-name="P3">(the two move through canyons and soon they find a small hut with an older man sitting in front of the hut</text:p>
      <text:p text:style-name="P3"/>
      <text:p text:style-name="P3">Old man: hello weary travelers, what can I do for you today </text:p>
      <text:p text:style-name="P3">Ahsoka: we seek an old man, he goes by name of Ben </text:p>
      <text:p text:style-name="P3">Old man: I am him </text:p>
      <text:p text:style-name="P3">Typhon: Ben, an honor to meet you, I am </text:p>
      <text:p text:style-name="P3"><text:soft-page-break/>Old man: Spartacus, and you are Ahsoka Tano of the Jedi</text:p>
      <text:p text:style-name="P3">Ahsoka: how did you know that </text:p>
      <text:p text:style-name="P3">Old man: you dont recognize me?, the years must way heavy on the features</text:p>
      <text:p text:style-name="P3">Typhon: Obi-Wan?</text:p>
      <text:p text:style-name="P3">Kenobi: hello old friends</text:p>
      <text:p text:style-name="P3">Ahsoka: (hugs Obi-Wan) it's been too long</text:p>
      <text:p text:style-name="P3">Kenobi: come, escape the heat</text:p>
      <text:p text:style-name="P3"/>
      <text:p text:style-name="P3">(they go inside the hut and see the house is bigger than it appears, it is huge)</text:p>
      <text:p text:style-name="P3"/>
      <text:p text:style-name="P3">Kenobi: (pours them both wine) tell me my rebels why have you traveled this far</text:p>
      <text:p text:style-name="P3">Typhon: cant we just visit an old friend</text:p>
      <text:p text:style-name="P3">Kenobi: you were never very good at lying to me </text:p>
      <text:p text:style-name="P3">Ahsoka: we have come for answers, about</text:p>
      <text:p text:style-name="P3">Kenobi: (inturupts) Vader, Is that why you have come</text:p>
      <text:p text:style-name="P3">Ahsoka: yes</text:p>
      <text:p text:style-name="P3">Kenobi: I did not wish to be the one who had to tell you, </text:p>
      <text:p text:style-name="P3">Typhon: Organa told us his belief claiming your word </text:p>
      <text:p text:style-name="P3">Kenobi: What did he tell you </text:p>
      <text:p text:style-name="P3">Ahsoka: that, Vader is Anakin</text:p>
      <text:p text:style-name="P3">Typhon: we have traveled to seek this answer </text:p>
      <text:p text:style-name="P3">Kenobi: (sighs and sits down) Ahsoka, Anakin has turned to the Dark Side </text:p>
      <text:p text:style-name="P3">Ahsoka: no, </text:p>
      <text:p text:style-name="P3">Kenobi: He was seduced by the Emperor to believe a lie </text:p>
      <text:p text:style-name="P3">Ahsoka: (shaking her head) it cannot be true</text:p>
      <text:p text:style-name="P3">Kenobi: he was driven by passion, he slaughtered every jedi in the temple, </text:p>
      <text:p text:style-name="P3">Ahsoka: Anakin could not have done that</text:p>
      <text:p text:style-name="P3">Kenobi: Anakin, is all but dead, there is nothing left apart from gruesome machine</text:p>
      <text:p text:style-name="P3">Typhon: how are you sure of this </text:p>
      <text:p text:style-name="P3">Kenobi: there were security cameras in the temple, I checked the records when I returned with Master Yoda</text:p>
      <text:p text:style-name="P3">Ahsoka: and your telling me you saw him (eyes tearing up)</text:p>
      <text:p text:style-name="P3">Kenobi: he was caught on camera, killing younglings, and murdering any who stood in his path</text:p>
      <text:p text:style-name="P3">Ahsoka: (all but sobbing) so then what?</text:p>
      <text:p text:style-name="P3">Kenobi: Anakin was sent to Mustafar, and I followed him there, his anger took control, forcing him to kill his wife, and nearly kill his children</text:p>
      <text:p text:style-name="P3">Typhon: they yet live </text:p>
      <text:p text:style-name="P3">Kenobi: unknown to the Empire, Anakin forced my hand that day, the Emperor found him nearly dead, transformed him into the monster we see today </text:p>
      <text:p text:style-name="P3">Typhon: (sees Ahsoka not handling the news well) enough, we speak without thought </text:p>
      <text:p text:style-name="P3">Kenobi: I speak the truth,</text:p>
      <text:p text:style-name="P3">Ahsoka: and I would speak with Master Yoda </text:p>
      <text:p text:style-name="P3">Kenobi: he is too far for you to reach, he lives on the Dagobah system, </text:p>
      <text:p text:style-name="P3">Typhon: would he give us similar answer</text:p>
      <text:p text:style-name="P3">Kenobi: the same answer, no difference </text:p>
      <text:p text:style-name="P3">Ahsoka: (wipes eyes) we will try, </text:p>
      <text:p text:style-name="P3">Kenobi: the Empire is vast, you think they will let you enter the system</text:p>
      <text:p text:style-name="P3">Typhon: we shall break through </text:p>
      <text:p text:style-name="P3">Kenobi: there is no stopping you both is there</text:p>
      <text:p text:style-name="P3"><text:soft-page-break/>Ahsoka: no, there is not</text:p>
      <text:p text:style-name="P3">Kenobi: very well then, Yoda is on the far side of the planet, do not alert the imperials </text:p>
      <text:p text:style-name="P3">Typhon: we never do, </text:p>
      <text:p text:style-name="P3">Kenobi: Ahsoka, you have grown into a great Jedi, be sure to follow your values </text:p>
      <text:p text:style-name="P3">Ahsoka: I got it (winks at Typhon) </text:p>
      <text:p text:style-name="P3">Kenobi: may the force be with you both </text:p>
      <text:p text:style-name="P3"/>
      <text:p text:style-name="P3">(they depart from the hut and we see Kenobi sitting in his chair and then we see Kenobi fading into Aaron, as it is the same house and we see Ben in front of him, attentive) </text:p>
      <text:p text:style-name="P3"/>
      <text:p text:style-name="P3">Aaron: where was I</text:p>
      <text:p text:style-name="P3">Ben: the great journey</text:p>
      <text:p text:style-name="P3">Aaron: oh, yes of course, </text:p>
      <text:p text:style-name="P3">Ben: how did you come by this tale, you mentioned only two embarked </text:p>
      <text:p text:style-name="P3">Aaron: we were told of this, Wedge Antilles, he met them both</text:p>
      <text:p text:style-name="P3">Ben: he has failed to mention them</text:p>
      <text:p text:style-name="P3">Aaron: his father was taken from him, he blamed Spartacus</text:p>
      <text:p text:style-name="P3">Ben: and Tano?</text:p>
      <text:p text:style-name="P3">Aaron: I, I do not know, it has been so many years,</text:p>
      <text:p text:style-name="P3">Ben: not that it matters</text:p>
      <text:p text:style-name="P3">Aaron: It does, if I ever were to lay eyes upon the man, </text:p>
      <text:p text:style-name="P3">Ben: Uncle Antilles is a good man, he would welcome you </text:p>
      <text:p text:style-name="P3">Aaron: I shall continue</text:p>
      <text:p text:style-name="P3">Ben: please</text:p>
      <text:p text:style-name="P3">Aaron: we were safe on Felucia, until news reached us, when they returned it was like, the war began yet again </text:p>
      <text:p text:style-name="P3"/>
      <text:p text:style-name="P3">Game Play</text:p>
      <text:p text:style-name="P3"/>
      <text:p text:style-name="P3">You take control of Ahsoka inside the shuttle, to access the next part of the mission go to the cockpit, if you want to get some items or ammo go to the armory, once you relenish your supplies, visit Typhon in the cockpit to get to the next part of the mission </text:p>
      <text:p text:style-name="P3"/>
      <text:p text:style-name="P3">Mission 3 – Dagobah </text:p>
      <text:p text:style-name="P3"/>
      <text:p text:style-name="P3">CUTSCENE</text:p>
      <text:p text:style-name="P3">(Typhon is flying the ship and we see Ahsoka go up to him, she puts her hands on his shoulders) </text:p>
      <text:p text:style-name="P3"/>
      <text:p text:style-name="P3">Ahsoka: anything yet?</text:p>
      <text:p text:style-name="P3">Typhon: no, the system is quiet a ways </text:p>
      <text:p text:style-name="P3">Ahsoka: I cannot wait</text:p>
      <text:p text:style-name="P3">Typhon: to see Yoda</text:p>
      <text:p text:style-name="P3">Ahsoka: I long for reunion, and the answers it will bring</text:p>
      <text:p text:style-name="P3">Typhon: Obi-Wan told us the same news, you think it will be any different </text:p>
      <text:p text:style-name="P3">Ahsoka: im coming to understand, there is no reason for Master Yoda to lie</text:p>
      <text:p text:style-name="P3">Typhon: let us pray, you have been right all along</text:p>
      <text:p text:style-name="P3"/>
      <text:p text:style-name="P3">(Antilles enters the room) </text:p>
      <text:p text:style-name="P3"/>
      <text:p text:style-name="P3"><text:soft-page-break/>Antilles: Spartacus, we've got a problem</text:p>
      <text:p text:style-name="P3">Typhon: Imperials?</text:p>
      <text:p text:style-name="P3">Antilles: your men have left message </text:p>
      <text:p text:style-name="P3"/>
      <text:p text:style-name="P3">(they all go into the next room where we see the rebels drunk messaging the leaders)</text:p>
      <text:p text:style-name="P3"/>
      <text:p text:style-name="P3">Houston: Heyyyyyy (he's pushed aside)</text:p>
      <text:p text:style-name="P3">Kalmowicz: you two fucking yet (laughs out loud)</text:p>
      <text:p text:style-name="P3">Renner: get home soon you two, we miss you </text:p>
      <text:p text:style-name="P3">(we see in the background people passing out, drinking, singing songs and smoking weed)</text:p>
      <text:p text:style-name="P3"/>
      <text:p text:style-name="P3">(message ends)</text:p>
      <text:p text:style-name="P3"/>
      <text:p text:style-name="P3">Ahsoka: glad to see their having fun</text:p>
      <text:p text:style-name="P3">Typhon: we have to return quickly we've been gone too long </text:p>
      <text:p text:style-name="P3">Wedge: are we there yet</text:p>
      <text:p text:style-name="P3">Ahsoka: (closes her eyes) we have arrived</text:p>
      <text:p text:style-name="P3"/>
      <text:p text:style-name="P3">(the four go to the cockpit and they see the planet, it's murky and green)</text:p>
      <text:p text:style-name="P3"/>
      <text:p text:style-name="P3">Antilles: this is Dagobah?</text:p>
      <text:p text:style-name="P3">Ahsoka: I feel something, there's something on that planet </text:p>
      <text:p text:style-name="P3">Typhon: hopefully</text:p>
      <text:p text:style-name="P3"/>
      <text:p text:style-name="P3">(we see the ship land and the level begins) </text:p>
      <text:p text:style-name="P3"/>
      <text:p text:style-name="P3">Game Play</text:p>
      <text:p text:style-name="P3"/>
      <text:p text:style-name="P3">You are placed in the middle of shit swamp, so make sure you avoid the water, there are monsters in there, of a massive size. <text:s/>With this in mind follow Typhon through the trees and you will find a small path that leads through the woods. <text:s/>Typhon will go first, then you will follow him and you will soon be in the middle of a clearing with a large pond in the middle, the water is bubbling and churning, walk closer to it and you will see a figure in the water moving, once you get to the edge of the water a cutscene will start </text:p>
      <text:p text:style-name="P3"/>
      <text:p text:style-name="P3">CUTSCENE </text:p>
      <text:p text:style-name="P3"/>
      <text:p text:style-name="P3">(Ahsoka walks up to the water and a six headed monster with protruding sharp theeth pops out of the water and roars at the rebels, Ahsoka draws her weapons and the battle will start)</text:p>
      <text:p text:style-name="P3"/>
      <text:p text:style-name="P3">BOSS BATTLE – Scylla </text:p>
      <text:p text:style-name="P3"><text:tab/>Difficulty – 6/10</text:p>
      <text:p text:style-name="P3"><text:tab/>Weapons – fangs </text:p>
      <text:p text:style-name="P3"/>
      <text:p text:style-name="P3">Thats right, THE Scylla, from Greek mythology. <text:s/>This six headed beast will begin by swiping one of it's heads at your legs, jump to avoid this attack, then Scylla will use another head to lunge at you, press the button shown when the head gets close and Ahsoka will dodge the attack and slash that head to knock off about 5% of Scylla's health. <text:s/>Then the monster will back up and sequentially lunge it's heads at you. <text:s/>Just dodge every one of these attacks and you will be fine, after this sequence it will swipe one <text:soft-page-break/>it's heads to try and trip you. <text:s/>Jump over this and wait for Scylla to lunge at you with it' already cut head, once it does press the button shown and Ahsoka will dodge the attck an slash the head again cutting out 5% more of Scylla's health. <text:s/>Then Scylla will repeat the periodical lunging attack and it will add in a swipe at your legs, you will be able to time these attack, once Scylla lunges the wounded head at you, a Harpoon with a rope will go through it's neck, and you will see Typhon grab the rope and pull Scylla's head to the ground. <text:s/>Run up to this head and go to town on it, and in like six or seven strikes, Ahsoka will cut one of Scylla's heads off, taking 10% of it's health. <text:s/>Scylla will be pissed, it's severed head will flop around until it goes back into the water, Scylla will swipe two of it's heads at your legs, so time these jumos to ensure they dont hit you, then Scylla will lunge another head at you, so just press the button shown and Ahsoka will dodge the attack and slash Scylla's head causing another 5% health to drop from Scylla, it will then use another attack, it will spray a poison breath at you and you will have to run around the arena to dodge this one, just be careful, any one of Scylla's head can produce this toxic breath. <text:s/>Once Scylla stops this, it will lunge it's head at you so press the button shown and Ahsoka will attack Scylla's head, then Typhon will shoot at the neck on the ground and Ahsoka will then slice off another one of Scylla's heads, taking away 10% of it's health. <text:s/>Now Scylla will have four heads, and it will try a combination of it's lunging and swiping attacks, do your best to dodge these attacks, as they will be sparatic, and unpredicable. <text:s/>Once Scylla halts it's wild attack it will lunge at you but Typhon will fire another Harpoon into the creatures head, run up to it and press the button shown and Ahsoka will cut off the head with one strike and another 10% will fall from Scylla's health. <text:s/>Scylla will be about half dead at this point so it will attack you more rapidly and this time the attacks wil be harder to telegraph, and you will have to use our counter attacks to mainly attack this monster. <text:s/>Soon it will lungs a head at you, and this time you can press the button shown and Ahsoka will completely sever the head that attacked her, taking 10% of it's health, next Scylla will try and lunge two heads at you. Press the button shown and Ahsoka will dodge tha heads and slash them both, these heads will hit the ground, Typhon will cut off one head and the other and last head will thrash up and roar at the heroes. <text:s/>The a button will appear above Scylla's last head, press the button and Scylla will attempt to attack Ahsoka but she will jump up and dodge the attack. <text:s/>This Scylla's neck exposed Ahsoka comes down hard cutting into the last of Scylla's heads, Scylla will be all but done, so go up to the monster and put down some basic attacks and this will end in a cutscene </text:p>
      <text:p text:style-name="P3"/>
      <text:p text:style-name="P3">CUTSCENE</text:p>
      <text:p text:style-name="P3"/>
      <text:p text:style-name="P3">(Ahsoka is laying it into Scylla and finally she rams her saber into the Scylla's mouth killing the monster) </text:p>
      <text:p text:style-name="P3"/>
      <text:p text:style-name="P3">Typhon: what the hell was that thing?</text:p>
      <text:p text:style-name="P3">Ahsoka: whatever it is, it's dead</text:p>
      <text:p text:style-name="P3">Typhon: lets move quickly, before more monsters arrive </text:p>
      <text:p text:style-name="P3">Ahsoka: right</text:p>
      <text:p text:style-name="P3"/>
      <text:p text:style-name="P3">Game Play </text:p>
      <text:p text:style-name="P3"/>
      <text:p text:style-name="P3">You will be placed in the battle field where you fought Scylla, so now you can climb on it's body to get to the next part of the swamp. <text:s/>Once your through to the next section you will see another pond with moving water, avoid this as there is another wacky monster in the waters of this planet. <text:s/>Move to the left and you will soon climb up on a ridge overlooking the swamps, follow this path forward and soon you will be heading down a natural ramp leading to a small hut in the middle of a tree, there are so many trooper bodies around this area so there is something out here. <text:s/>Go up to the small hut and press the button shown to knock on the door </text:p>
      <text:p text:style-name="P3"><text:soft-page-break/></text:p>
      <text:p text:style-name="P3">CUTSCENE</text:p>
      <text:p text:style-name="P3"/>
      <text:p text:style-name="P3">(Ahsoka knocks on the door, they wait, no one answers)</text:p>
      <text:p text:style-name="P3"/>
      <text:p text:style-name="P3">Typhon: are you sure this is the place</text:p>
      <text:p text:style-name="P3">Ahsoka: not exactly, ive never been to this planet</text:p>
      <text:p text:style-name="P3">Typhon: (looking around) I would not linger here </text:p>
      <text:p text:style-name="P3">(Ahsoka nods) </text:p>
      <text:p text:style-name="P3">(there is a cracking in the woods behind them, both Ahsoka and Typhon quickly turn around and draw their pistols, they see they are aiming at a small hooded man carrying a basket)</text:p>
      <text:p text:style-name="P3">Man: hmm, seems like visitors, I have </text:p>
      <text:p text:style-name="P3">Typhon: we seek someone, lead us to him and we will leave quietly</text:p>
      <text:p text:style-name="P3">Man: whom do you seek</text:p>
      <text:p text:style-name="P3">Ahsoka: Yoda, of the Jedi</text:p>
      <text:p text:style-name="P3">Man: and you have traveled to see him</text:p>
      <text:p text:style-name="P3">Ahsoka: to seek his council</text:p>
      <text:p text:style-name="P3">Man: (removes hood) no further you must look </text:p>
      <text:p text:style-name="P3">Typhon: Yoda, (lowers his gun, as does Ahsoka) your alive</text:p>
      <text:p text:style-name="P3">Yoda: easy to kill, I am not</text:p>
      <text:p text:style-name="P3">Ahsoka: Master Yoda,</text:p>
      <text:p text:style-name="P3">Yoda: Ahsoka!? Your...alive?</text:p>
      <text:p text:style-name="P3">Ahsoka: take hand and see it so</text:p>
      <text:p text:style-name="P3">(Ahsoka grabs Yoda's hand) </text:p>
      <text:p text:style-name="P3">Yoda: I thought you both for the afterlife</text:p>
      <text:p text:style-name="P3">Typhon: as we thought you </text:p>
      <text:p text:style-name="P3">Yoda: come, rest</text:p>
      <text:p text:style-name="P3"/>
      <text:p text:style-name="P3">(they enter Yoda's house, our heroes have difficulty moving around in the small house but they find a place to sit and Yoda sits across from them)</text:p>
      <text:p text:style-name="P3"/>
      <text:p text:style-name="P3">Yoda: why have you come, to seek this audience </text:p>
      <text:p text:style-name="P3">Ahsoka: I think you know </text:p>
      <text:p text:style-name="P3">Yoda: (pauses) Vader</text:p>
      <text:p text:style-name="P3">Typhon: we seek his true name</text:p>
      <text:p text:style-name="P3">Yoda: Obi-Wan was not evidence enough </text:p>
      <text:p text:style-name="P3">Ahsoka: he has kept the truth from us in the past, we fear he has done the same </text:p>
      <text:p text:style-name="P3">Typhon: Organa claimed you and Kenobi to be the only ones with this knowledge </text:p>
      <text:p text:style-name="P3">Yoda: Ahsoka, Kenobi, right he was </text:p>
      <text:p text:style-name="P3">Ahsoka: you are sure of this </text:p>
      <text:p text:style-name="P3">Typhon: are you sure you are not mistaken?</text:p>
      <text:p text:style-name="P3">Yoda: No, caught on tape, he was, laying waste to the Temple, killing all in his path </text:p>
      <text:p text:style-name="P3">Typhon: Anakin, the chosen one, the one destined to bring balance </text:p>
      <text:p text:style-name="P3">Yoda: wrong about him, we were </text:p>
      <text:p text:style-name="P3">Ahsoka: (tears up) I need some air (she exits the hut)</text:p>
      <text:p text:style-name="P3">Typhon: (looks down) I should check on her (gets up to leave) </text:p>
      <text:p text:style-name="P3">Yoda: know this, did you?</text:p>
      <text:p text:style-name="P3">Typhon: I had a feeling, I wanted to believe her so baddly</text:p>
      <text:p text:style-name="P3">Yoda: yet it is not truth </text:p>
      <text:p text:style-name="P3"><text:soft-page-break/>Typhon: not that it matters (exits the hut) </text:p>
      <text:p text:style-name="P3"/>
      <text:p text:style-name="P3">(We then see Typhon walking over to Ahsoka, she is looking up in to the sky, he puts his hands on her shoulders)</text:p>
      <text:p text:style-name="P3"/>
      <text:p text:style-name="P3">Typhon: Are you alright, </text:p>
      <text:p text:style-name="P3">Ahsoka: I, im not sure, </text:p>
      <text:p text:style-name="P3">Typhon: I didn't want to believe it either </text:p>
      <text:p text:style-name="P3">Ahsoka: (turns around) I know, but that doesn't change the truth </text:p>
      <text:p text:style-name="P3">Typhon: what now?</text:p>
      <text:p text:style-name="P3">Ahsoka: we return to the army, return to the war </text:p>
      <text:p text:style-name="P3">Typhon: I meant, about Vader </text:p>
      <text:p text:style-name="P3">Ahsoka: we shall greet him, upon field of battle</text:p>
      <text:p text:style-name="P3">Typhon: just know, you must be prepared to do what needs to be done</text:p>
      <text:p text:style-name="P3">Ahsoka: you mean kill Vader </text:p>
      <text:p text:style-name="P3">(Typhon is silent)</text:p>
      <text:p text:style-name="P3">Ahsoka: look, I know there is yet good in him, I can feel it </text:p>
      <text:p text:style-name="P3">Typhon: and if you are wrong?</text:p>
      <text:p text:style-name="P3">Ahsoka: then Vader will fall </text:p>
      <text:p text:style-name="P3"/>
      <text:p text:style-name="P3">(the next scene we see is Ahsoka and Typhon loading their ship to leave the system, with Yoda sending them off)</text:p>
      <text:p text:style-name="P3"/>
      <text:p text:style-name="P3">Yoda: good luck on your travels</text:p>
      <text:p text:style-name="P3">Typhon: we will miss you Master Yoda</text:p>
      <text:p text:style-name="P3">Ahsoka: do not forget our names, tell all those you come across, </text:p>
      <text:p text:style-name="P3">(Yoda nods) </text:p>
      <text:p text:style-name="P3">Ahsoka: you ready</text:p>
      <text:p text:style-name="P3">Typhon: yeah, lets do this </text:p>
      <text:p text:style-name="P3"/>
      <text:p text:style-name="P3">(we see Ahsoka and Typhon enter the ship and it takes off and leaves the system)</text:p>
      <text:p text:style-name="P3"/>
      <text:p text:style-name="P3">LEVEL 9 COMPLETE </text:p>
      <text:p text:style-name="P3"/>
      <text:p text:style-name="P3">Game Play</text:p>
      <text:p text:style-name="P3"/>
      <text:p text:style-name="P3">you are then place in the shuttle yet again and you have to go talk to Typhon to start the mission)</text:p>
      <text:p text:style-name="P3"/>
      <text:p text:style-name="P3">CUTSCENE </text:p>
      <text:p text:style-name="P3"/>
      <text:p text:style-name="P3">Typhon: We received a message from Senator Organa</text:p>
      <text:p text:style-name="P3">Ahsoka: patch it through</text:p>
      <text:p text:style-name="P3">Organa: (via message) Spartacus, Ahsoka I have just made contact with another rebel cell, perhaps you'd like to meet your fellow fighters</text:p>
      <text:p text:style-name="P3">Ahsoka: we'd be honored to </text:p>
      <text:p text:style-name="P3">(message ends) </text:p>
      <text:p text:style-name="P3">Ahsoka: we, we did this</text:p>
      <text:p text:style-name="P3">Typhon: our cause has spread to all corners of the Galaxy, let us meet these warriors </text:p>
      <text:p text:style-name="P3"/>
      <text:p text:style-name="P3"><text:soft-page-break/>(they fly the shuttle to an outpost and dock up)</text:p>
      <text:p text:style-name="P3"/>
      <text:p text:style-name="P3">Ahsoka i'll greet them </text:p>
      <text:p text:style-name="P3">Typhon: what shall I do, </text:p>
      <text:p text:style-name="P3">Ahsoka: I want to show them the man who has made this all possible</text:p>
      <text:p text:style-name="P3">(Typhon smiles and Ahsoka exits the shuttle)</text:p>
      <text:p text:style-name="P3"/>
      <text:p text:style-name="P3">(we see the squad from the REBELS cartoon all in their group and then they are greeted by a hologram of Organa)</text:p>
      <text:p text:style-name="P3"/>
      <text:p text:style-name="P3">Kanan: what the hell is this shit</text:p>
      <text:p text:style-name="P3">Organa: good to see you Kanan</text:p>
      <text:p text:style-name="P3">Kanan: how the hell do you know my name</text:p>
      <text:p text:style-name="P3">Hera: he is senator Bail Organa </text:p>
      <text:p text:style-name="P3">Organa: and i'd like you to meet another cell </text:p>
      <text:p text:style-name="P3">Ezra: did you guys know we were a cell?</text:p>
      <text:p text:style-name="P3">Everyone else: yes!</text:p>
      <text:p text:style-name="P3">Organa: i'd like you to meet the head of that Cell </text:p>
      <text:p text:style-name="P3">Ezra: who?</text:p>
      <text:p text:style-name="P3"/>
      <text:p text:style-name="P3">(we see Ahsoka walk down a ladder)</text:p>
      <text:p text:style-name="P3"/>
      <text:p text:style-name="P3">Ahsoka: me, im glad to see you have come to greet me (she places her hand on the astrodroid as well), My name is Ahsoka Tano, and what you have done has give people hope in this Galaxy </text:p>
      <text:p text:style-name="P3">Ezra: what are we doing here exactly </text:p>
      <text:p text:style-name="P3">Ahsoka: all will be answered in time Ezra Bridger</text:p>
      <text:p text:style-name="P3">Ezra: how do you know....</text:p>
      <text:p text:style-name="P3">Ahsoka: however I could not have done this alone, come</text:p>
      <text:p text:style-name="P3">(she leads them into the shuttle, Typhon turns around) </text:p>
      <text:p text:style-name="P3"/>
      <text:p text:style-name="P3">Ahsoka: everyone this is Lawrence </text:p>
      <text:p text:style-name="P3">Typhon: Captain Lawrence Typhon, I am Spartacus</text:p>
      <text:p text:style-name="P3">Ezra: wait, your THE Spartacus, holy fuck man I knew you were real </text:p>
      <text:p text:style-name="P3">Typhon: I hear you younglings are forming a rebel cell </text:p>
      <text:p text:style-name="P3">Kanan: we've been doing this for a while </text:p>
      <text:p text:style-name="P3">Ahsoka: we've been doing this for two and a half years frosh </text:p>
      <text:p text:style-name="P3">Kanan: Tano, huh, the Jedi Assassin </text:p>
      <text:p text:style-name="P3">Ahsoka: not a name I chose</text:p>
      <text:p text:style-name="P3">Typhon: Ahsoka has been through much of late, (he puts his arm around her) </text:p>
      <text:p text:style-name="P3">Kanan: you two, you didn't.....</text:p>
      <text:p text:style-name="P3">(Ahsoka and Typhon look at each other and then Typhon looks down as Ahsoka bites her hand, Kanan is pissed)</text:p>
      <text:p text:style-name="P3">Ezra: but it's forbidden </text:p>
      <text:p text:style-name="P3">Ahsoka: jedi's rules arent alive any more kid, I would not have survived on my own </text:p>
      <text:p text:style-name="P3">Ezra: hey Spartacus, how much can you bench</text:p>
      <text:p text:style-name="P3">Typhon: a lot Ezra</text:p>
      <text:p text:style-name="P3">Kanan: you may be a rule breaker Ahsoka Tano, but you have my respect </text:p>
      <text:p text:style-name="P3">Ahsoka: thank you Kanan Jarrus, but as much as I would like to have a little rebel pow wow and roast marshmellows, me and Spartacus have a war to fight </text:p>
      <text:p text:style-name="P3"><text:soft-page-break/>Ezra: can we keep in contact?</text:p>
      <text:p text:style-name="P3">Typhon: unfortunately no, Crassus was hot on our trail, he can never know we met </text:p>
      <text:p text:style-name="P3">Kanan: Crassus?</text:p>
      <text:p text:style-name="P3">Ahsoka: Marcus Licinius Crassus, the Empire's rishest man</text:p>
      <text:p text:style-name="P3">Hera: I have heard stories of the man, he would set homes aflame and buy up all the land for cheep then sell them back at outragious prices, he bled the people dry </text:p>
      <text:p text:style-name="P3">Ahsoka: now that man has been tasked with killing us </text:p>
      <text:p text:style-name="P3">Typhon: we must depart, yet if there is anything to be leanerd from this, stay true to the cause, Ahsoka come</text:p>
      <text:p text:style-name="P3">Ahsoka: may the force be with you Kanan, Ezra</text:p>
      <text:p text:style-name="P3">Ezra: I hope to see you again</text:p>
      <text:p text:style-name="P3"/>
      <text:p text:style-name="P3">(Ahsoka and Typhon are then see flying back to Felucia)</text:p>
      <text:p text:style-name="P3"/>
      <text:p text:style-name="P3">Ahsoka: 20 Denarii Kalmowicz is passed out </text:p>
      <text:p text:style-name="P3">Typhon: no way, you know he is </text:p>
      <text:p text:style-name="P3">(they both laugh)</text:p>
      <text:p text:style-name="P3">Ahsoka: ok maybe that was a bit unfair, 30 Denraii if Renner is sober </text:p>
      <text:p text:style-name="P3">Typhon: your on (they shake hands)</text:p>
      <text:p text:style-name="P3"/>
      <text:p text:style-name="P3">(the shuttle lands and it is met by a few rebels who aim their guns at the door, it opens and one rebel yells “freeze!”, Ahsoka walks out)</text:p>
      <text:p text:style-name="P3"/>
      <text:p text:style-name="P3">Ahsoka: you can cut that shit out right now boys </text:p>
      <text:p text:style-name="P3">Typhon: the generals are back </text:p>
      <text:p text:style-name="P3">Soldier: apologies generals, I did not see you </text:p>
      <text:p text:style-name="P3">Ahsoka: no worries, inform the camp </text:p>
      <text:p text:style-name="P3">Soldier: right away</text:p>
      <text:p text:style-name="P3"/>
      <text:p text:style-name="P3">(Ahsoka and Typhon are walking around this shanty town built by the rebels they are all passed out drunk from the night before)</text:p>
      <text:p text:style-name="P3"/>
      <text:p text:style-name="P3">Ahsoka: I can smell the boose from here </text:p>
      <text:p text:style-name="P3">Typhon: (pulls out blunt), smoke?</text:p>
      <text:p text:style-name="P3">Ahsoka: sure </text:p>
      <text:p text:style-name="P3">(Typhon lights up)</text:p>
      <text:p text:style-name="P3">Typhon: lets get to the capital, see how our friends are doing </text:p>
      <text:p text:style-name="P3"/>
      <text:p text:style-name="P3">(the enter the throne room to see the room trashed, there are thotties everywhere passed out, Kalmowicz is passed out on the throne with two thotties on him, Aaron is out on the floor with a sloot on him too, Ahsoka and Typhon walk up to Kalmowicz and wake him up)</text:p>
      <text:p text:style-name="P3"/>
      <text:p text:style-name="P3">Kalmowicz: huh, oh, when ya'll get back</text:p>
      <text:p text:style-name="P3">Typhon: this afternoon, is this what you have been doing </text:p>
      <text:p text:style-name="P3">Kalmowicz: not everyday (laughs)</text:p>
      <text:p text:style-name="P3">Ahsoka: call the generals </text:p>
      <text:p text:style-name="P3"/>
      <text:p text:style-name="P3">(we then see the generals come in hung over, some of them throw up, Renner walks in SOBER, Typhon sighs and gives 30 Denarii to Ahsoka, Crixus walks in, he is sober as well he has trimmed his beard and <text:soft-page-break/>cut his hair since we last saw him. Then all the rebels begin the meeting)</text:p>
      <text:p text:style-name="P3"/>
      <text:p text:style-name="P3">Typhon: status updates, what has happened since we left</text:p>
      <text:p text:style-name="P3">Houston: nothing man, we've been having the time of our lives </text:p>
      <text:p text:style-name="P3">Renner: it's been relaxing, it's like the war is over </text:p>
      <text:p text:style-name="P3">Ahsoka: the imperials think us dead, I say we prove them wrong</text:p>
      <text:p text:style-name="P3">Bontari: with all due respect Captian Tano, we just dont have it in us any more</text:p>
      <text:p text:style-name="P3">Crixus: speak for yourself pup</text:p>
      <text:p text:style-name="P3">Typhon: we are still hunted </text:p>
      <text:p text:style-name="P3">Houston: not for like three weeks, we can stay here and live </text:p>
      <text:p text:style-name="P3">Ahsoka: they will send troops to this system eventually, then what </text:p>
      <text:p text:style-name="P3">Crixus: we stand and fight </text:p>
      <text:p text:style-name="P3">Typhon: we cannot stay here </text:p>
      <text:p text:style-name="P3">Clovis: I kind of like it here, we should hold a vote </text:p>
      <text:p text:style-name="P3">Ahsoka: why dont I ask the army, see what they say </text:p>
      <text:p text:style-name="P3">Houston: i'm not falling for that trick again </text:p>
      <text:p text:style-name="P3">Typhon: we must send a message, to show the Empire we yet live </text:p>
      <text:p text:style-name="P3">Crixus: about fucking time </text:p>
      <text:p text:style-name="P3">Ahsoka: what did you have in mind?</text:p>
      <text:p text:style-name="P3">Renner: we should do something unique, something they wont see coming </text:p>
      <text:p text:style-name="P3">Typhon: an attack?</text:p>
      <text:p text:style-name="P3">Renner: yeah</text:p>
      <text:p text:style-name="P3">Bontari: and your plan </text:p>
      <text:p text:style-name="P3">Renner: Cassinius took credit for our deaths, I say we return favor </text:p>
      <text:p text:style-name="P3">Ahsoka: Houston, you still have that....ya know</text:p>
      <text:p text:style-name="P3">Houston: you mean this (whips out the black dildo and hits Clovis with it)</text:p>
      <text:p text:style-name="P3">Clovis: keep that fucking thing away from me</text:p>
      <text:p text:style-name="P3">Ahsoka: wait, (looks around) who wants to do something funny </text:p>
      <text:p text:style-name="P3">(Renner's hand shoots up then everyone raises their hands) </text:p>
      <text:p text:style-name="P3">Ahsoka: ok, L.T.?</text:p>
      <text:p text:style-name="P3">Typhon: (looks at Ahsoka) ok everyone, here's what we do</text:p>
      <text:p text:style-name="P3"/>
      <text:p text:style-name="P3">(we hear muffled speaking and then we are taken to the Imperial's, Vader and Caesar are playing a chess like game, Cassinius is being fed grapes to by a slave, and Crassus walks in with Publius)</text:p>
      <text:p text:style-name="P3"/>
      <text:p text:style-name="P3">Crassus: Lord Vader, Gaius</text:p>
      <text:p text:style-name="P3">Caesar: Hold on, I almost have him (makes a move)</text:p>
      <text:p text:style-name="P3">Vader: hmm, (looks at the board for a moment and then makes his move)</text:p>
      <text:p text:style-name="P3">Caesar: I have you now (makes a move)</text:p>
      <text:p text:style-name="P3">Vader: your arrogance has clouded judgement (makes his move) game</text:p>
      <text:p text:style-name="P3">Caesar: (looks at the game) damnit!</text:p>
      <text:p text:style-name="P3">Vader: maybe next time, and never take my lines (he exits the room after shaking Caesar's hand)</text:p>
      <text:p text:style-name="P3">Crassus: have you the time for your commander </text:p>
      <text:p text:style-name="P3">Caesar: apologies Imperitor, I thought us in times of peace </text:p>
      <text:p text:style-name="P3">Crassus: peace, then tell me why my scouts have located the rebels on Tatooine!</text:p>
      <text:p text:style-name="P3">(Crassus produces a picture of Ahsoka and Typhon to Caesar)</text:p>
      <text:p text:style-name="P3">Caesar: those little fucks, we should gather the men</text:p>
      <text:p text:style-name="P3">Cassinius: hold on, as the voice of Vader's legion</text:p>
      <text:p text:style-name="P3">Crassus: you failed to capture the rebel once, I would not let you fail us again </text:p>
      <text:p text:style-name="P3"><text:soft-page-break/>(Cassinius quiets down)</text:p>
      <text:p text:style-name="P3">Crassus: I will take the rebel out, with my army</text:p>
      <text:p text:style-name="P3">Officer: (enters the room) Crassus, a message for you, </text:p>
      <text:p text:style-name="P3">Crassus: by who's authority</text:p>
      <text:p text:style-name="P3">Officer: it was given to us a second ago by a trooper, it has your name on it </text:p>
      <text:p text:style-name="P3"/>
      <text:p text:style-name="P3">(the officer hands Crassus a package with a number, a message is next to it that reads “call before opening”, Crassus dials the number)</text:p>
      <text:p text:style-name="P3"/>
      <text:p text:style-name="P3">(the screen then shows nothing, then Typhon walks into the shot)</text:p>
      <text:p text:style-name="P3"/>
      <text:p text:style-name="P3">Typhon: Marcus Crassus</text:p>
      <text:p text:style-name="P3">Crassus: Spartacus, glad to see you alive </text:p>
      <text:p text:style-name="P3">Typhon: are you?</text:p>
      <text:p text:style-name="P3">Crassus: now I have the privilage of killing you myself</text:p>
      <text:p text:style-name="P3">Typhon: still your words Crassus, we request a meeting for your lord Vader, </text:p>
      <text:p text:style-name="P3">Crassus: then you think him the fool, to trust the word of a rebel </text:p>
      <text:p text:style-name="P3">Typhon: he will listen, I know him, from the clone wars </text:p>
      <text:p text:style-name="P3">Crassus: where</text:p>
      <text:p text:style-name="P3">Typhon: Scipio two days from now, he is to bring with him two men by his side, us to do the same, </text:p>
      <text:p text:style-name="P3">Crassus: and whats holding you to this bargin, whats stopping you from ambushing us</text:p>
      <text:p text:style-name="P3">Typhon: I could ask the same of you, yet you'll bring an army so I shall do the same, </text:p>
      <text:p text:style-name="P3">Crassus: wait, two men each, </text:p>
      <text:p text:style-name="P3">Typhon: thats all</text:p>
      <text:p text:style-name="P3">Crassus: I will accompany Vader, see you in two days </text:p>
      <text:p text:style-name="P3">(message ends)</text:p>
      <text:p text:style-name="P3"/>
      <text:p text:style-name="P3">Crassus: fuck</text:p>
      <text:p text:style-name="P3">Caesar: how will we explain this to Vader </text:p>
      <text:p text:style-name="P3">Vader: (walks in) no need, this gives us prime opertunity to strike the rebels down</text:p>
      <text:p text:style-name="P3">Crassus: we are of a like mind, yet we must keep them off planets surface, lest we arouse suspision </text:p>
      <text:p text:style-name="P3">Cassinius: whats in the box, (he opens it only to have the dildo shoot out and hit im in the mouth)</text:p>
      <text:p text:style-name="P3">Caesar: what the hell?</text:p>
      <text:p text:style-name="P3">(Cassinius is freaking out and he runs out of the room, then the rest of the group laughs and the scene ends) </text:p>
      <text:p text:style-name="P3"/>
      <text:p text:style-name="P3">Game Play </text:p>
      <text:p text:style-name="P3"/>
      <text:p text:style-name="P3">The game will auto save and you will placed in the main ship, your army has left Felucia. <text:s/>You will have a few things to do before you can play the next mission, first you will need to restock on ammo and health, the next upgrades are available in the armory, so take a vist to this place to make sure you have the best loadout, make sure you have ample grenades since you can use them, after you are good on supplies, go to the barracks you will run into Aaron there he is hanging out with the soldiers and, once you enter the barracks a cutscene</text:p>
      <text:p text:style-name="P3"/>
      <text:p text:style-name="P3">CUTSCENE</text:p>
      <text:p text:style-name="P3"/>
      <text:p text:style-name="P3">(Aaron see Ahsoka enter the barracks and greet a few soldiers that she comes across, Aaron goes up to her)</text:p>
      <text:p text:style-name="P3"><text:soft-page-break/></text:p>
      <text:p text:style-name="P3">Aaron: Captain Tano</text:p>
      <text:p text:style-name="P3">Ahsoka: Aaron, glad to see you making friends</text:p>
      <text:p text:style-name="P3">Aaron: it's been a great experience for me these men their, my brothers </text:p>
      <text:p text:style-name="P3">Ahsoka: you now have the feeling we all have, that we are all part of the cause</text:p>
      <text:p text:style-name="P3">All the rebels: TO THE CAUSE (they all drink what their holding, Ahsoka is passed a shot, she rips it no issue, Aaron coughs from his shot)</text:p>
      <text:p text:style-name="P3">Aaron: I think I need more practice, think you could lend a hand?</text:p>
      <text:p text:style-name="P3">Ahsoka: how to drink or how to fight </text:p>
      <text:p text:style-name="P3">Aaron: I can fight, drinking is still a task, im 20 today</text:p>
      <text:p text:style-name="P3">Ahsoka: ok, Boys! (all the soldiers attend) today is Aaron's birthday!</text:p>
      <text:p text:style-name="P3">(all the soldiers cheer, one puts his arm around Aaron's neck)</text:p>
      <text:p text:style-name="P3">Ahsoka: and that means, (looks around) we need a party!</text:p>
      <text:p text:style-name="P3">(everyone cheers, Typhon walks in)</text:p>
      <text:p text:style-name="P3">Typhon: what causes commotion?</text:p>
      <text:p text:style-name="P3">Ahsoka: your boy Aaron turns 20 today </text:p>
      <text:p text:style-name="P3">Typhon: does he now?, Alright men, take the night off, show Aaron a good time, meeting a 1100 hours tomorrow</text:p>
      <text:p text:style-name="P3">All soldiers: thank you sir!</text:p>
      <text:p text:style-name="P3">Typhon: Ahsoka, keeps eyes on the boy</text:p>
      <text:p text:style-name="P3">Ahsoka: copy that, you want to stay for a bit?</text:p>
      <text:p text:style-name="P3">Typhon: can't I have work to do, ill send Renner and Clovis</text:p>
      <text:p text:style-name="P3">Ahsoka: i'd rather have you here, </text:p>
      <text:p text:style-name="P3">Typhon: i'll finish quickly</text:p>
      <text:p text:style-name="P3">Ahsoka: shit yeah</text:p>
      <text:p text:style-name="P3">(they kiss and Typhon runs off to his office, Ahsoka enters the barracks and all the soldiers are wild)</text:p>
      <text:p text:style-name="P3">Ahsoka: alright boys, bring the keg!</text:p>
      <text:p text:style-name="P3"/>
      <text:p text:style-name="P3">(the next thing we see is the soldiers getting hammered, playing games, shots, some are smoking a blunt and you see Clovis doing coke, Ahsoka is floating around the party, taking a shot of beer pong making it and the rebels go crazy then, going to the shot table, ripping a shot then she hits a blunt, she high fives a few soldiers in a row, then she sits next to Aaron)</text:p>
      <text:p text:style-name="P3"/>
      <text:p text:style-name="P3">Ahsoka: having fun</text:p>
      <text:p text:style-name="P3">Aaron: yeah, immm real faded </text:p>
      <text:p text:style-name="P3">Ahsoka: ha, yeah I bet, you cant sit up straight</text:p>
      <text:p text:style-name="P3">Aaron: I wonder if Typhon will come, he's the reason im alive</text:p>
      <text:p text:style-name="P3">Ahsoka: I feel ya there buddy (pours two shots for them) </text:p>
      <text:p text:style-name="P3">Aaron: what is yor meaning?</text:p>
      <text:p text:style-name="P3">Ahsoka: what like your the only one who was saved by Spartacus</text:p>
      <text:p text:style-name="P3">Aaron: I remember the death star, that was ballsy </text:p>
      <text:p text:style-name="P3">Ahsoka: he's done crazier (takes her shot)</text:p>
      <text:p text:style-name="P3">Aaron: what (takes his shot)</text:p>
      <text:p text:style-name="P3">Ahsoka: (looks around) Aaron im going to tell you a story I have told no one before</text:p>
      <text:p text:style-name="P3">Aaron: I think we need another drink</text:p>
      <text:p text:style-name="P3">Ahsoka: pour em, Typhon is outragious, yet he did something, few people would do</text:p>
      <text:p text:style-name="P3">Aaron: I dont understand (pours drinks)</text:p>
      <text:p text:style-name="P3">Ahsoka: (takes the shot) back during the Clone War, Typhon and I were in a battle, Anakin and the clones pulled back but I knew we could take the ground, (we see the visual of this) we took a platoon <text:soft-page-break/>and pushed forward to the sep command center, I made a move while Typhon was reloading and I was shot, eight times.</text:p>
      <text:p text:style-name="P3"/>
      <text:p text:style-name="P3">(we are then taken to this point in time)</text:p>
      <text:p text:style-name="P3"/>
      <text:p text:style-name="P3">Typhon: NO!!!!!</text:p>
      <text:p text:style-name="P3">Clone: we have to go now, </text:p>
      <text:p text:style-name="P3">Typhon: cover me, shit for brains!</text:p>
      <text:p text:style-name="P3">(he runs into the middle of the fire and grabs Ahsoka, he runs, getting shot a few times, once he returns he drops to his knees)</text:p>
      <text:p text:style-name="P3">Typhon: MEDIC!, (grabs the nearest clone) I need a fucking medic here NOW!</text:p>
      <text:p text:style-name="P3">Clone: theres a medivac coming in 10 thats the best we can do</text:p>
      <text:p text:style-name="P3">Typhon: bullshit, wheres the field hospital!</text:p>
      <text:p text:style-name="P3">Anakin: AHSOKA!</text:p>
      <text:p text:style-name="P3">Typhon: Skywalker, the field hospital NOW!<text:line-break/>Anakin: left side, hurry!</text:p>
      <text:p text:style-name="P3">(Typhon then runs to the hospital, Ahsoka is losing a lot of blood, Typhon lays her on a hospital bed and gets an I.V. going and then calls on his com-link)</text:p>
      <text:p text:style-name="P3">Typhon: Anakin, when the medivac arrives send them to the hospital</text:p>
      <text:p text:style-name="P3">Anakin: what are you doing Typhon</text:p>
      <text:p text:style-name="P3">Typhon: saving her life, just fucking do it!</text:p>
      <text:p text:style-name="P3">Anakin: please save her</text:p>
      <text:p text:style-name="P3">(Ahsoka narrates this portion)</text:p>
      <text:p text:style-name="P3"/>
      <text:p text:style-name="P3">Ahsoka: there I was dying, in the outer rims,</text:p>
      <text:p text:style-name="P3">Aaron: how'd you survive </text:p>
      <text:p text:style-name="P3">Ahsoka: Typhon drew 5 pints of his own blood to save my life</text:p>
      <text:p text:style-name="P3">Aaron: that would have killed him</text:p>
      <text:p text:style-name="P3">Ahsoka: it didn't </text:p>
      <text:p text:style-name="P3"/>
      <text:p text:style-name="P3">(we see the visual go back to Ahsoka and Aaron at the party)</text:p>
      <text:p text:style-name="P3"/>
      <text:p text:style-name="P3">Ahsoka: I woke up three days later in the hospital and next to me was Typhon, barely holding on</text:p>
      <text:p text:style-name="P3">Aaron: how'd you both survive</text:p>
      <text:p text:style-name="P3">Ahsoka: I live because he marched to certain doom to save my life, seeing me alive I think that kept him going</text:p>
      <text:p text:style-name="P3">Aaron: why dont you tell that story</text:p>
      <text:p text:style-name="P3">Ahsoka: because I dont want my men knowing it takes eight shots to kill me</text:p>
      <text:p text:style-name="P3">Aaron: (laughs) that all</text:p>
      <text:p text:style-name="P3">Ahsoka: I want my troops to think they will live forever, if they fight like gods then they will feel like them, making them unstoppable</text:p>
      <text:p text:style-name="P3">Aaron: interesting, I never thought of it like that </text:p>
      <text:p text:style-name="P3">Ahsoka: it's my strategy, and it works </text:p>
      <text:p text:style-name="P3">Aaron: I should get to sleep</text:p>
      <text:p text:style-name="P3">Ahsoka: yeah, have a good night buddy </text:p>
      <text:p text:style-name="P3"/>
      <text:p text:style-name="P3">(Aaron leaves the party and Ahsoka stands up and rejoins the party)</text:p>
      <text:p text:style-name="P3"/>
      <text:p text:style-name="P3">Game Play </text:p>
      <text:p text:style-name="P3"><text:soft-page-break/></text:p>
      <text:p text:style-name="P3">Now you will be playing the game during a party you can get free drinks and you will walk around with them, blunts will be passed to you and it will heal any health loss you may have, you can do so much here, including pong, funnel, flip cup, keg stands, shots, coke, the works. <text:s/>Just be responsible because there is still a mission at hand, so continue through the party and find the exit. <text:s/>Once there take a right and move up toward the elevator right in front of you, this will lead you to the next floor and the offices. <text:s/>Head left and then go to the end of the winding hall to find the door that reads “House Spartacus”. <text:s/>The screen will go to black once you enter the door. <text:s/></text:p>
      <text:p text:style-name="P3"/>
      <text:p text:style-name="P3">Mini-scene</text:p>
      <text:p text:style-name="P3"/>
      <text:p text:style-name="P3">We see Ahsoka wake up from the night before she gets out of bed and sits on the edge for a moment rubbing her eyes, Ahsoka stands up and your given control</text:p>
      <text:p text:style-name="P3"/>
      <text:p text:style-name="P3">Game Play </text:p>
      <text:p text:style-name="P3"/>
      <text:p text:style-name="P3">Now you will be playing as Ahsoka hung over from the night before, walk out of the bedroom and you will see your clothes are different, your wearing sweat pants and an a shirt, once exiting the room you will see soldier stumbling around the halls, one soldier is passed out on the ground outside Typhon's room, go forward and then go to to the bridge, follow the signs, there you willl see Typhon and Company. <text:s/>Enter the bridge to begin the next mission. </text:p>
      <text:p text:style-name="P3"/>
      <text:p text:style-name="P3">LEVEL 10 – The Good In You (Scipio) </text:p>
      <text:p text:style-name="P3"/>
      <text:p text:style-name="P3">CUTSCENE</text:p>
      <text:p text:style-name="P3"/>
      <text:p text:style-name="P3">(Ahsoka walks into the bridge and is handed a mug of coffee, and then she sits down next to Typhon and breaks out a blunt and some weed)</text:p>
      <text:p text:style-name="P3"/>
      <text:p text:style-name="P3">Ahsoka: last night was fun</text:p>
      <text:p text:style-name="P3">Typhon: i'd like to do it again tonight</text:p>
      <text:p text:style-name="P3">(they both laugh) </text:p>
      <text:p text:style-name="P3">Ahsoka: blunt?</text:p>
      <text:p text:style-name="P3">Typhon: read my mind </text:p>
      <text:p text:style-name="P3">(she begins to roll it up)</text:p>
      <text:p text:style-name="P3">Houston: you two seem to be in good spirits </text:p>
      <text:p text:style-name="P3">Clovis: someone got lucky last night</text:p>
      <text:p text:style-name="P3">Typhon: thats enough everyone, we have a war to fight</text:p>
      <text:p text:style-name="P3">Renner: and since we waisted away yesterday we need to plan for this meeting with Vader </text:p>
      <text:p text:style-name="P3">Ahsoka: I have one question, </text:p>
      <text:p text:style-name="P3">Typhon: I wish only to see Ahsoka at peace </text:p>
      <text:p text:style-name="P3">Houston: and what of us</text:p>
      <text:p text:style-name="P3">Bontari: we will be here by your side Spartacus</text:p>
      <text:p text:style-name="P3">Typhon: (nods) I am only allowed to take two others at my side </text:p>
      <text:p text:style-name="P3">Ahsoka: I would go </text:p>
      <text:p text:style-name="P3">Typhon: anyone else</text:p>
      <text:p text:style-name="P3">Renner: yeah, me too </text:p>
      <text:p text:style-name="P3">Typhon: everyone else should stay with the ship, </text:p>
      <text:p text:style-name="P3">Crixus: I am not to join you </text:p>
      <text:p text:style-name="P3"><text:soft-page-break/>Typhon: if Vader fails to keep his promise then I would have you live </text:p>
      <text:p text:style-name="P3">Crixus: you are right not to trust the Empire</text:p>
      <text:p text:style-name="P3">Typhon: it is what has kept us alive </text:p>
      <text:p text:style-name="P3">Crixus: were will this meeting happen </text:p>
      <text:p text:style-name="P3">Ahsoka: Scipio, the ice planet, a system with a few frozen moons but nothing more </text:p>
      <text:p text:style-name="P3">Typhon: land our troops on one of these moons, to keep them close</text:p>
      <text:p text:style-name="P3">Ahsoka: Cylipso, it's a moon nearing warmer months, it's the best location </text:p>
      <text:p text:style-name="P3">Crixus: i'll land the troops at this ice moon, you come back alive</text:p>
      <text:p text:style-name="P3">Typhon: Ahsoka, Renner come with me </text:p>
      <text:p text:style-name="P3">Renner: were not smoking </text:p>
      <text:p text:style-name="P3">Typhon: (sighs) Ahsoka </text:p>
      <text:p text:style-name="P3">Ahsoka: copy that (she fires it up) </text:p>
      <text:p text:style-name="P3">Bontari: oo let me get a hit</text:p>
      <text:p text:style-name="P3">Houston: yeah me too</text:p>
      <text:p text:style-name="P3">Clovis: hey what about me</text:p>
      <text:p text:style-name="P3">(Ahsoka puts her head in her hands and sighs)</text:p>
      <text:p text:style-name="P3">Typhon: everyone will get a hit not to worry </text:p>
      <text:p text:style-name="P3"/>
      <text:p text:style-name="P3">(the scene fades out and we then go to Crassus' ship and see his troops getting ready, Crassus and Caesar are in their armor)</text:p>
      <text:p text:style-name="P3"/>
      <text:p text:style-name="P3">Crassus: all is prepared </text:p>
      <text:p text:style-name="P3">Caesar: are you sure of this, the rebels will surely not fall for this </text:p>
      <text:p text:style-name="P3">Crassus: they think the will of Vader is honorable, if I were in his shoes I would not move entire fucking army </text:p>
      <text:p text:style-name="P3">Caesar: you think the rebels have a plot </text:p>
      <text:p text:style-name="P3">Crassus: there are several moons around this planet any of them could yet hold rebel base </text:p>
      <text:p text:style-name="P3">Caesar: a thought to consider </text:p>
      <text:p text:style-name="P3">Crassus: hold position until I give command, I would not loose countless lives in futile attempt </text:p>
      <text:p text:style-name="P3">Caesar: Imperitor, (he leaves)</text:p>
      <text:p text:style-name="P3"/>
      <text:p text:style-name="P3">(Crassus walks into the hangar and joins Vader)</text:p>
      <text:p text:style-name="P3"/>
      <text:p text:style-name="P3">Crassus: everything prepared</text:p>
      <text:p text:style-name="P3">Vader: they move at my command</text:p>
      <text:p text:style-name="P3">Crassus: may I advise warning, do you not think Spartacus would have fortified position </text:p>
      <text:p text:style-name="P3">Vader: and if they do we shall crush them</text:p>
      <text:p text:style-name="P3">Crassus: Spartacus cannot be taken down by brute force</text:p>
      <text:p text:style-name="P3">Vader: I stand in command of this campaign, it will move as I have planned</text:p>
      <text:p text:style-name="P3">Crassus: very well </text:p>
      <text:p text:style-name="P3">Vader: Marcus, I would would have you at my side in this short meeting </text:p>
      <text:p text:style-name="P3">Crassus: you honor me, as for the other </text:p>
      <text:p text:style-name="P3">Vader: Cassinius has stood loyal, he requested his presence </text:p>
      <text:p text:style-name="P3">Crassus: you will betray Spartacus' word</text:p>
      <text:p text:style-name="P3">Vader: we must destroy them Marcus, all of them </text:p>
      <text:p text:style-name="P3">Crassus: even one you considered friend </text:p>
      <text:p text:style-name="P3">Vader: she....chose her own fate </text:p>
      <text:p text:style-name="P3">Crassus: summon me when it is time to go</text:p>
      <text:p text:style-name="P3">Vader: it will be sooner than later </text:p>
      <text:p text:style-name="P3"><text:soft-page-break/>Crassus: it will be done, my lord (he exits)</text:p>
      <text:p text:style-name="P3">Vader: (looks out into the stars) Ahsoka.....</text:p>
      <text:p text:style-name="P3"/>
      <text:p text:style-name="P3">Game Play </text:p>
      <text:p text:style-name="P3"/>
      <text:p text:style-name="P3">You are placed in a drop ship headed for Scipio, you will have two others by your side, Typhon and Renner, with these two you have good allies around you so you wont have to worry about the surrounding area. <text:s/>Once the drop ship lands you will be in on a snow plain, outside the main city of Scipio, your mission is to get to the city and meet the Imperials that are waiting for you, so just move forward through the snow and keep pushing toward the city in the distance. <text:s/>The team will not talk as much in this mission, in fear that there are spies around, so keep moving and you will start to see movement in the distance, this is none other than a snow monster or a Wampa, these guys are tough to take down, yet you can kill them in one hit if times well, (it's not hard to time this, the enemies are slow). <text:s/>There will two more but your team will help if your having trouble, once the Wampa family is iced, move forward towards the city. <text:s/>Soon you will reach the city gates, they will be open, since this city is abandoned, walk into the city and you will see a path that leads straight, follow it and it will curve left and one you clear this path there will be courtyard in the middle, with a gate at the back, Vader, Crassus and Cassinius are waiting there, you cannot shoot them, even with a sniper, it will do no damage. <text:s/>Renner will run to the side and get a defensive position, walk forward to the imperials and the cutscene will start. <text:s/></text:p>
      <text:p text:style-name="P3"/>
      <text:p text:style-name="P3">CUTSCENE</text:p>
      <text:p text:style-name="P3"/>
      <text:p text:style-name="P3">(Ahsoka and Typhon walk up to the Imperials, both of them look pissed, and the imperials are not happy either then Vader breaks the scilence)</text:p>
      <text:p text:style-name="P3"/>
      <text:p text:style-name="P3">Vader: Spartacus</text:p>
      <text:p text:style-name="P3">Typhon: Vader</text:p>
      <text:p text:style-name="P3">Vader: you requested meeting</text:p>
      <text:p text:style-name="P3">Typhon: not for me, (steps aside)</text:p>
      <text:p text:style-name="P3">Ahsoka: (Steps up) Lord Vader </text:p>
      <text:p text:style-name="P3">Vader: Ahsoka Tano, the Jedi Assassin </text:p>
      <text:p text:style-name="P3">Ahsoka: cut the shit, ok I know who you are.....Anakin</text:p>
      <text:p text:style-name="P3">Vader: (is shocked) how...do you know</text:p>
      <text:p text:style-name="P3">Ahsoka: Obi-wan told me</text:p>
      <text:p text:style-name="P3">Vader: the master again betrays the pupil </text:p>
      <text:p text:style-name="P3">Ahsoka: why.. why did you you kill them?</text:p>
      <text:p text:style-name="P3">Vader: and you didn't kill, for the Rebublic</text:p>
      <text:p text:style-name="P3">Ahsoka: we had a mission, I regret taking lives, yet it was necessary to end the war</text:p>
      <text:p text:style-name="P3">Vader: and now you fight me</text:p>
      <text:p text:style-name="P3">Ahsoka: come with me, I know there yet good in you, this is not you</text:p>
      <text:p text:style-name="P3">Vader: the dark side, has given me more power than I ever imagined </text:p>
      <text:p text:style-name="P3">Ahsoka: at what cost, you've become the very thing we fought to destroy,</text:p>
      <text:p text:style-name="P3">Vader: your youth clouds your judgement my young Padiwan</text:p>
      <text:p text:style-name="P3">Ahsoka: much has changed in your absence, I stand a Jedi Knight, title given to me by Master Plo. <text:s/></text:p>
      <text:p text:style-name="P3">Vader: he said no such words</text:p>
      <text:p text:style-name="P3">Ahsoka: L.T. Gave me the message</text:p>
      <text:p text:style-name="P3">Vader: L.T. No wonder I recognized you Lawrence </text:p>
      <text:p text:style-name="P3">Typhon: General Skywalker </text:p>
      <text:p text:style-name="P3"><text:soft-page-break/>Vader: seems everyone knows</text:p>
      <text:p text:style-name="P3">Ahsoka: only us, please I beg of you, do not fall down this path</text:p>
      <text:p text:style-name="P3">Vader: it is too late for me </text:p>
      <text:p text:style-name="P3">Ahsoka: it does not have to be </text:p>
      <text:p text:style-name="P3">Vader: my loyalty lies with the emperor, and the Sith </text:p>
      <text:p text:style-name="P3">Ahsoka: what about Padme', what would she think of you </text:p>
      <text:p text:style-name="P3">Vader: do not say her fucking name!</text:p>
      <text:p text:style-name="P3">Ahsoka: I knew her, she would have wanted better </text:p>
      <text:p text:style-name="P3">Vader: she would have wanted me to gain my full potential, as I have gained with the Dark Side </text:p>
      <text:p text:style-name="P3">Ahsoka: that's bullshit and you know it</text:p>
      <text:p text:style-name="P3">Vader: this meeting is over, there is nothing more you can say to me....Snips </text:p>
      <text:p text:style-name="P3">Ahsoka: (smirks) so be it, then we shall meet on the battlefield</text:p>
      <text:p text:style-name="P3">Vader: you wouldn't stand a chance </text:p>
      <text:p text:style-name="P3">(Ahsoka scoffs, then she turns around and walks away)</text:p>
      <text:p text:style-name="P3">Vader: Go ahead, turn away from me as you did the Jedi Order</text:p>
      <text:p text:style-name="P3">(Ahsoka turns around and Typhon steps up)</text:p>
      <text:p text:style-name="P3">Typhon: we turn from nothing, one day soon I will have your life</text:p>
      <text:p text:style-name="P3">(Vader and Typhon stare each other down for a minute) </text:p>
      <text:p text:style-name="P3">Ahsoka: (to Typhon) c'mon lets go </text:p>
      <text:p text:style-name="P3">Typhon: right, (backs up) </text:p>
      <text:p text:style-name="P3">(as the Ahsoka and Typhon walk away Vader stops them) </text:p>
      <text:p text:style-name="P3">Vader: your faith clouds your vision, already I have my troops in position and you didn't even know</text:p>
      <text:p text:style-name="P3">Typhon: I knew you would, that's why I had my own back up </text:p>
      <text:p text:style-name="P3">(Typhon puts his hand up and Renner fires a shot at the imperials, it hits Cassinius in the leg and Vader draws his weapon, Ahsoka draws one saber and the two fight as Typhon fires at Crassus and the incoming stormtroopers. <text:s/>Ahsoka blocks two of Vader's attacks and then she ducks under one, after that she punches Vader in the chest twice before hitting the hilt of her saber against Vader's helmet. <text:s/>Vader backs up and the rebels retreat and then Crassus comes to Vader's aid and lifts him up then we see a republic gunship flying, overlooking the imperials, it is commanded by the rebels. <text:s/>Vader looks up and clenches his fist and Crassus yells out)</text:p>
      <text:p text:style-name="P3"/>
      <text:p text:style-name="P3">Crassus: grrrrr! TANO!!!!!</text:p>
      <text:p text:style-name="P3">(Ahsoka blows a kiss at Crassus and then flips him the middle finger, then the gunship flys off and the rebels escape the system....for now) </text:p>
      <text:p text:style-name="P3"/>
      <text:p text:style-name="P3">Mission one complete </text:p>
      <text:p text:style-name="P3"/>
      <text:p text:style-name="P3">Game Play </text:p>
      <text:p text:style-name="P3"/>
      <text:p text:style-name="P3">You are placed in the shuttle, there is not much to do here, Renner and Typhon are the only ones on this shuttle, so to go to the next mission go visit Typhon flying the ship, Renner has supplies and a funny anecdote. Head to the back of the ship and go to Renner who is sitting on a crate of ammo and is cleaning his rifle, once you walk up to him he will begin to talk</text:p>
      <text:p text:style-name="P3"/>
      <text:p text:style-name="P3">Mini-scene</text:p>
      <text:p text:style-name="P3"/>
      <text:p text:style-name="P3">Renner: those imperial fucks, we should have never trusted them </text:p>
      <text:p text:style-name="P3">Ahsoka: Typhon never did, he had a plan </text:p>
      <text:p text:style-name="P3">Renner: and if the empire chases us we have a small moon to defend, are we prepared for a siege like <text:soft-page-break/>this?</text:p>
      <text:p text:style-name="P3">Ahsoka: I believe we are, yet it seems that this may be the beginning of the end </text:p>
      <text:p text:style-name="P3">Renner: what do you mean</text:p>
      <text:p text:style-name="P3">Ahsoka: Nevermind </text:p>
      <text:p text:style-name="P3">Renner: I know it seems lost but, we have to stand strong </text:p>
      <text:p text:style-name="P3">Ahsoka: it's the thought, that I have to do what needs to be done, im not sure how I can...Kill Vader </text:p>
      <text:p text:style-name="P3">Renner: having second thoughts now?</text:p>
      <text:p text:style-name="P3">Ahsoka: no, just a feeling </text:p>
      <text:p text:style-name="P3">(Message comes in)</text:p>
      <text:p text:style-name="P3">Ahsoka: I better see what L.T. wants </text:p>
      <text:p text:style-name="P3">Renner: see ya's</text:p>
      <text:p text:style-name="P3"/>
      <text:p text:style-name="P3">Game Play</text:p>
      <text:p text:style-name="P3"/>
      <text:p text:style-name="P3">You are given control once again and now you will have one objective, visit Typhon in the cockpit and then you will begin the next mission</text:p>
      <text:p text:style-name="P3"/>
      <text:p text:style-name="P3">Mini-scene </text:p>
      <text:p text:style-name="P3"/>
      <text:p text:style-name="P3">(Ahsoka enters the cockpit only to see two imperial transports with a message ringing)</text:p>
      <text:p text:style-name="P3"/>
      <text:p text:style-name="P3">Typhon: We've got company </text:p>
      <text:p text:style-name="P3">Ahsoka: two transports, we cannot evade them </text:p>
      <text:p text:style-name="P3">Typhon: no, we cannot </text:p>
      <text:p text:style-name="P3">Ahsoka: you got a plan? </text:p>
      <text:p text:style-name="P3">Typhon: (nods his head) get Renner, have him pilot </text:p>
      <text:p text:style-name="P3">Ahsoka: and us </text:p>
      <text:p text:style-name="P3">Typhon: grab your gear, two transports, two of us</text:p>
      <text:p text:style-name="P3">Ahsoka: you do not think them packed with troopers</text:p>
      <text:p text:style-name="P3">Typhon: This is not the work of Crassus, It seems to be just simple distraction </text:p>
      <text:p text:style-name="P3">Ahsoka: ok, ill contact you when I breach the hull</text:p>
      <text:p text:style-name="P3">(Renner walks in)</text:p>
      <text:p text:style-name="P3">Renner: whats the word? (looks out at the transports) Fuck!</text:p>
      <text:p text:style-name="P3">Ahsoka: we need you to pilot the ship, once we exit make for the middle of them </text:p>
      <text:p text:style-name="P3">Renner: exit? Your taking them on?</text:p>
      <text:p text:style-name="P3">Typhon: we're taking one each, if we do not return, fly as fast as you can to Cylipso </text:p>
      <text:p text:style-name="P3">Renner: very well, good luck you two </text:p>
      <text:p text:style-name="P3"/>
      <text:p text:style-name="P3">Mission 2 – seizing the Raptor</text:p>
      <text:p text:style-name="P3"/>
      <text:p text:style-name="P3">Game Play</text:p>
      <text:p text:style-name="P3"/>
      <text:p text:style-name="P3">You are now placed on the outside of the shuttle, you are holding on to the hull waiting for your chance to jump on the transport. <text:s/>Renner will floor it and the transports will follow suit, Typhon will be letting you know when to jump so just wait for his command. <text:s/>Once you see the transports, Typhon will say “Now” and then press the button shown and Ahsoka will jump off the shuttle and then stab one of her sabers into the hull of the transport near the engines, she will cut a hole and drop in before the air lock seals off the hole. <text:s/>Now you are in, Ahsoka will call Typhon saying “Im in what about you?” two seconds will pass and Typhon will respond “I over shot, im in the engine room” Ahsoka will say “ same <text:soft-page-break/>with me, looks like it's up hill from here” Walk forward as the conversation continues. <text:s/>Typhon will then say, “keep radio silence until we knock out the communications, send a signal when you do that” Ahsoka will say “ copy that” and the conversation will end. <text:s/>Now you will be in the engines of the ship move forward and up the ramp in front of you and continue to follow this path until you reach a door, open this door and you will be greeted by Stormtroopers, but they are not wearing armor and are dicking off, so you will have no problem ambushing these enemies, and clearing the area without anyone noticing (if they do you fail the mission and will have to restart). <text:s/>Once this room is cleared move to the next room to see a kitchen, people are getting food and making jokes, on the wall next to you will be a weapon called the FLASH BANG. <text:s/>This is a tool that can blind your enemies for some time, so grab one and then gentley roll one into the mess hall and as soon as it goes of run through the hall to the other door and none of the troopers will see you, its deception at it's finest. <text:s/>Now that you are in a room called the great hall, Ahsoka will lock the door behind her, and now you can move forward then a mini scene will insue </text:p>
      <text:p text:style-name="P3"/>
      <text:p text:style-name="P3">Mini-scene</text:p>
      <text:p text:style-name="P3"/>
      <text:p text:style-name="P3">(Ahsoka sees a classy bar with fancy drinks, she grabs a cup and some ice, then as she fills the cup with <text:s/>brandy, the doors on the next floor swing open and Cassinius walks out with his guards to see Ahsoka lounging and drinking)</text:p>
      <text:p text:style-name="P3"/>
      <text:p text:style-name="P3">Ahsoka: I hope you don't mind, but I opened your Brandy </text:p>
      <text:p text:style-name="P3">Cassinius: that was a gift to me from Lord Vader!</text:p>
      <text:p text:style-name="P3">Ahsoka: then I must say, Skyguy's taste in liquor is as bad as yours </text:p>
      <text:p text:style-name="P3">Cassinius: (growls) KILL HER!!</text:p>
      <text:p text:style-name="P3">(Ahsoka tosses the glass at Cassinius, it hits him in the face and she dives over the couch and the Troopers open fire)</text:p>
      <text:p text:style-name="P3"/>
      <text:p text:style-name="P3">Game Play</text:p>
      <text:p text:style-name="P3"/>
      <text:p text:style-name="P3">You are placed behind a couch tipped over to provide cover, pull out a gun and begin to pick off the enemies on the higher floor. <text:s/>Cassinius will not be among these troops, but once you have killed all the troops on the next floor, if you jump up to the next leve you can make it and go through the doors that Cassinius exited. <text:s/>Once you go through these doors you will see Cassinius at the end of the hall the screen will flash to him and he will point in Ahsoka's direction and five troopers will run at her, once you regain control, run at these troopers and once you see a button on your screen press it and Ahsoka will slide slashing two of the troopers legs, they both hit the ground, Ahsoka will then turn around and throw one of her sabers and it will sever the remaining troopers heads and then once she gets the saber back, she will kill the two on the ground, and then stand up looking like a badass (they dont need to try). <text:s/>Then head for the end of the hall and go through the door, Cassinius will be decked out in armor, <text:s/>go up to him to start a mini scene</text:p>
      <text:p text:style-name="P3"/>
      <text:p text:style-name="P3">Mini-scene </text:p>
      <text:p text:style-name="P3"/>
      <text:p text:style-name="P3">(Ahsoka draws her sabers and turns them on, Cassinius puts on a helmet with a red ploom and turns on a Red Lightsaber)</text:p>
      <text:p text:style-name="P3"/>
      <text:p text:style-name="P3">Cassinius: I got this from Lobo, maybe I will succeed where he failed </text:p>
      <text:p text:style-name="P3">Ahsoka: lets see if you can back up your talk</text:p>
      <text:p text:style-name="P3"/>
      <text:p text:style-name="P3"><text:soft-page-break/>BOSS BATTLE – Tiberius Drusus Cassinius </text:p>
      <text:p text:style-name="P3"><text:tab/>Difficulty – 4/10</text:p>
      <text:p text:style-name="P3"><text:tab/>Weapons – Lightsaber </text:p>
      <text:p text:style-name="P3"/>
      <text:p text:style-name="P3">Now you will get the chance to finally fight Cassinius, the officer who has been hunting you since Nuceria. <text:s/>Cassinius is not hard at all you will clearly see how over his head he is when he trys to start on the offensive, he will charge at you and try to slash at you but you can easily dodge these initial attacks and have at him with a few basic attacks to get him to lose some of his ground, once he backs off you have the chance to use any force power to subdue him. <text:s/>Depending on the power used he will be stunned for some time and this will be your chance to lay in your best attacks, you can do this for a few moments, then he will get up and push you away to begin his next assault. <text:s/>At this point he will be at about 60%, yeah this guy is not that strong, however he will use weird blocking tactics in order to confuse you, he will continue to block until you dont attack then he will try to hit you. <text:s/>Once this happens press the button shown and this will cause Ahsoka to counter Cassinius attack and throw him to the ground, causing him to be stunned once again. <text:s/>Attack him while he is down and you should get him to about 20% health remaining. <text:s/>This will be the point that cassinius will go all out, he will do what ever he can to try and defeat you but he will leave open some weak points that you can exploit and take car of the rest of his health, once you get him to the last of his health, you will then witness a cutscene</text:p>
      <text:p text:style-name="P3"/>
      <text:p text:style-name="P3">CUTSCENE</text:p>
      <text:p text:style-name="P3"/>
      <text:p text:style-name="P3">(Ahsoka and Cassinius are fighting, and soon Ahsoka gets the better of Cassinius. <text:s/>She disarms him and then kicks him to the ground, she is pointing her saber at his neck as he is backing upon the ground.)</text:p>
      <text:p text:style-name="P3"/>
      <text:p text:style-name="P3">Ahsoka: you have been beaten </text:p>
      <text:p text:style-name="P3">Cassinius: so be it, what are your terms of surrender</text:p>
      <text:p text:style-name="P3">Ahsoka: there are none I would trust an imperial to hold</text:p>
      <text:p text:style-name="P3">Cassinius: then what, you want pardons? I cannot give those not for you two rebel shits </text:p>
      <text:p text:style-name="P3">Ahsoka: I do not wish for that, I want only your head</text:p>
      <text:p text:style-name="P3">Cassinius: the Jedi cannot take life, it is against their code</text:p>
      <text:p text:style-name="P3">Ahsoka: they will forgive me </text:p>
      <text:p text:style-name="P3">(Ahsoka then slashes off Cassinius head with her sabers and we see her pilot a tie fighter out of the transport and head for the moon of Cylipso, we see her flying in the Tie)</text:p>
      <text:p text:style-name="P3"/>
      <text:p text:style-name="P3">Ahsoka: damn, how do they stand that noise </text:p>
      <text:p text:style-name="P3">(she gets a message on her com-link)</text:p>
      <text:p text:style-name="P3">Ahsoka: Tano here </text:p>
      <text:p text:style-name="P3">Typhon: happy to see you made it, Renner is alread on the surface,</text:p>
      <text:p text:style-name="P3">Ahsoka: nice, im in a tie fighter,</text:p>
      <text:p text:style-name="P3">Typhon: me too, check your 3 </text:p>
      <text:p text:style-name="P3">(she looks to the side to see Typhon wave to her)</text:p>
      <text:p text:style-name="P3">Ahsoka: see you when we get on the ground</text:p>
      <text:p text:style-name="P3"/>
      <text:p text:style-name="P3">(the two fighters head for the planet and the screen goes black) </text:p>
      <text:p text:style-name="P3"/>
      <text:p text:style-name="P3">LEVEL 10 COMPLETE </text:p>
      <text:p text:style-name="P3"/>
      <text:p text:style-name="P3">Game play</text:p>
      <text:p text:style-name="P3"><text:soft-page-break/></text:p>
      <text:p text:style-name="P3">You are placed at a camp sight, there are hundreds of tents but it is the dead of winter and many are struggling for warmth. <text:s/>As you begin to walk around you can see Typhon by his Tie fighter near you, as you walk over to him you see more of the situation that your in, the camp as wooden walls with guards atop the small walls, this fort will not hold off in a long siege. <text:s/>That being said, go over to Typhon and once you reach the platform a cutscene insues </text:p>
      <text:p text:style-name="P3"/>
      <text:p text:style-name="P3">CUTSCENE</text:p>
      <text:p text:style-name="P3"/>
      <text:p text:style-name="P3">(Ahsoka walks up to Typhon, they greet each other and then they begin to walk to the general's tent, as they enter the rebel leaders are happy to see them even though they are very cold.)</text:p>
      <text:p text:style-name="P3"/>
      <text:p text:style-name="P3">Typhon: how fair the men</text:p>
      <text:p text:style-name="P3">Crixus: many of them freeze yet still burn with the passion to kill imperials </text:p>
      <text:p text:style-name="P3">Ahsoka: I thought the winter months gone from this place </text:p>
      <text:p text:style-name="P3">Bontari: we still have about three </text:p>
      <text:p text:style-name="P3">Renner: and the minute we got here, there was little resources that we could harvest</text:p>
      <text:p text:style-name="P3">Clovis: many have suffered from this decision</text:p>
      <text:p text:style-name="P3">Typhon: what would you have us do?</text:p>
      <text:p text:style-name="P3">Clovis: I would have leave this place and fight our enemies</text:p>
      <text:p text:style-name="P3">Crixus: I am of a like mind </text:p>
      <text:p text:style-name="P3">Typhon: If we were to face Crassus and Vader in open battle there is no chance of victory </text:p>
      <text:p text:style-name="P3">Ahsoka: if we fortify this position, we may have a chance</text:p>
      <text:p text:style-name="P3">Houston: and how will we do that, there is little on this planet that is useful to us, </text:p>
      <text:p text:style-name="P3">Ahsoka: there is a bunker not two kilometers from here </text:p>
      <text:p text:style-name="P3">Kalmowicz: (enters tent) sorry im late </text:p>
      <text:p text:style-name="P3">Typhon: no worries, we speak of our plans </text:p>
      <text:p text:style-name="P3">Kalmowicz: you spoke of a bunker, I can have men scout the area </text:p>
      <text:p text:style-name="P3">Ahsoka: see it done and report in </text:p>
      <text:p text:style-name="P3">Kalmowicz: will do (he exits) </text:p>
      <text:p text:style-name="P3">Ahsoka: everyone know what to do?</text:p>
      <text:p text:style-name="P3">(everyone nods)</text:p>
      <text:p text:style-name="P3">Typhon: keep moral up and see it done (hits the table and people file out)</text:p>
      <text:p text:style-name="P3"/>
      <text:p text:style-name="P3">(Ahsoka and Typhon hang back)</text:p>
      <text:p text:style-name="P3"/>
      <text:p text:style-name="P3">Ahsoka: what are your thoughts </text:p>
      <text:p text:style-name="P3">Typhon: this moon, it's too close to the imperial fleet, we should not stay here </text:p>
      <text:p text:style-name="P3">Ahsoka: if Vader and Crassus have their fleets here we will not escape </text:p>
      <text:p text:style-name="P3">Typhon: you believe we can hold them here</text:p>
      <text:p text:style-name="P3">Ahsoka: for a time yes, but not forever, you should make preparations to leave </text:p>
      <text:p text:style-name="P3">Typhon: it will take some time</text:p>
      <text:p text:style-name="P3">Ahsoka: we should be quick about it</text:p>
      <text:p text:style-name="P3">Typhon: right </text:p>
      <text:p text:style-name="P3"/>
      <text:p text:style-name="P3">Game Play <text:line-break/></text:p>
      <text:p text:style-name="P3">You will be placed outside the officer's tent when you regain control, you will have a few options before moving into the next mission so I suggest getting all the upgrades you can before moving to any <text:soft-page-break/>part of this next one because it will be rough, not just for you but for me, so after getting all the upgrades you can, you will see the rebels huddling around fires looking to be warm, you can go up to them and give them a blanket (this should be done), after that you can visit your follow comrades you can interact with Tofore for the first time so go up to him and a mini scene starts</text:p>
      <text:p text:style-name="P3"/>
      <text:p text:style-name="P3">Mini-scene </text:p>
      <text:p text:style-name="P3"/>
      <text:p text:style-name="P3">(Ahsoka sees Tofore the Tusken freezing from this climate and she goes up to him lights a fire with her sabers and gives him a blanket)</text:p>
      <text:p text:style-name="P3"/>
      <text:p text:style-name="P3">Tofore: much obliged </text:p>
      <text:p text:style-name="P3">Ahsoka: your not used to this weather </text:p>
      <text:p text:style-name="P3">Tofore: talk about being on the other side of the galaxy</text:p>
      <text:p text:style-name="P3">Ahsoka: can you fight</text:p>
      <text:p text:style-name="P3">Tofore: I can always fight for you, you saved my life</text:p>
      <text:p text:style-name="P3">Ahsoka: stay strong, we will get through this </text:p>
      <text:p text:style-name="P3">(Tofore nods) </text:p>
      <text:p text:style-name="P3"/>
      <text:p text:style-name="P3">Game Play </text:p>
      <text:p text:style-name="P3"/>
      <text:p text:style-name="P3">once you back in control, head for the general's tent for the beginning of the end</text:p>
      <text:p text:style-name="P3"/>
      <text:p text:style-name="P3"/>
      <text:p text:style-name="P3">LEVEL 11 – End Of An Era (Cylipso) – Siege of Cylipso </text:p>
      <text:p text:style-name="P3"/>
      <text:p text:style-name="P3">CUTSCENE </text:p>
      <text:p text:style-name="P3"/>
      <text:p text:style-name="P3">(Ahsoka walks into the tent to see the generals all looking concerned)</text:p>
      <text:p text:style-name="P3"/>
      <text:p text:style-name="P3">Ahsoka: whats happening </text:p>
      <text:p text:style-name="P3">Typhon: it's been three hours, we have no word from Kalmowicz </text:p>
      <text:p text:style-name="P3">Ahsoka: we have to find him </text:p>
      <text:p text:style-name="P3">Typhon: men, grab your gear were going to get Troy</text:p>
      <text:p text:style-name="P3"/>
      <text:p text:style-name="P3">(we see the rebels and then marching to a hill over looking the bunker, it's a large giant bunker with fences surrounding the complex the Empire have tanks shooting at the bunker)</text:p>
      <text:p text:style-name="P3"/>
      <text:p text:style-name="P3">Ahsoka: shit, Imperials </text:p>
      <text:p text:style-name="P3">Typhon: let us show them our fury </text:p>
      <text:p text:style-name="P3">(the rebels scream and run down the hill to take on the imperial troopers)</text:p>
      <text:p text:style-name="P3"/>
      <text:p text:style-name="P3">Mission 1 – Rescue Kalmowicz </text:p>
      <text:p text:style-name="P3"/>
      <text:p text:style-name="P3">Game Play </text:p>
      <text:p text:style-name="P3"/>
      <text:p text:style-name="P3">You will be given control as you are running down the hill you will soon collide with troopers and they will have the shields, so once you barrel into them they will drop their guard and you can slaughter them, use your basic attacks and counter moves to make these troopers your bitch and then once the footsoldiers are not an issue you can move on to the tanks, yes that's right tanks. <text:s/>There are three of <text:soft-page-break/>them here and so you must disarm them, so first, kill the troopers near the tanks treads and then jump on the hull of the machine, once there a trooper will poke his head out and you must kill him and then a button will flash, press it and Ahsoka will toss a flashbang into the tank. <text:s/>Once it goes off the troopers will climb out and get picked of be the rebel forces, one down two to go. <text:s/>The previous tank will be taken by your men, so you will have to do the same for the next one kill the peeper and then press a button and Bang the troopers are easy pickings. <text:s/>Two down, now this next tank is bigger than the last two so, it cant be taken by one. <text:s/>Typhon will automaticly run to your side and say that you two must “take that thing out” Ahsoka will say “copy that” and then run. <text:s/>Typhon will keep pace and once you get to your side, kill the soldiers near it and jump on to the hull, Typhon will be there once the button is shown, press it and both Ahsoka and Typhon will hurl flashbangs into the tank, then they will both jump off. <text:s/>Kill the remaining troopers surrounding the area and they you will hear Typhon call your name, run back to the largest tank and you will see Typhon on the hull, he will say “get in” and then just jump on it and you will automaticly enter the tank as a gunner. <text:s/>After taking out a majority of the troopers in the area a mini-scene will start </text:p>
      <text:p text:style-name="P3"/>
      <text:p text:style-name="P3">Mini-scene</text:p>
      <text:p text:style-name="P3"/>
      <text:p text:style-name="P3">(the Rebels move the tanks closer to the bunker, then we see Kalmowicz come out and see the tanks and Ahsoka manning the gun)</text:p>
      <text:p text:style-name="P3"/>
      <text:p text:style-name="P3">Kalmowicz: damn am I glad to see you, </text:p>
      <text:p text:style-name="P3">Ahsoka: were here to rescue you, join with Renner, he's in the tank behind us</text:p>
      <text:p text:style-name="P3">Kalmowicz: nah, I want to go in your tank you have the blunt</text:p>
      <text:p text:style-name="P3">Typhon: (to Ahsoka) how does he always know?</text:p>
      <text:p text:style-name="P3">Ahsoka: (to Typhon) the weed is so dank I bet you Vader can smell it </text:p>
      <text:p text:style-name="P3">Kalmowicz: (hops into the tank as his men get near and on the other tanks) I want the machine gun</text:p>
      <text:p text:style-name="P3">Ahsoka: I'll cover the other side (she moves to the other side of the tank and pulls out an AR-47)</text:p>
      <text:p text:style-name="P3"/>
      <text:p text:style-name="P3">Game Play </text:p>
      <text:p text:style-name="P3"/>
      <text:p text:style-name="P3">Now as you gain control, Target and kill any trooper you see. <text:s/>You wil have full ammo in your weapon so you have full authority to destroy. You will see smoke rising out of your tank as this battle is happening, this is the blunt, it is passed you and it heals you everytime. <text:s/>Now the tanks will move to destroy the retreating imperials, kill as many as you can, Kalmowicz will be shooting off the gun yelling “get some!” so just keep shooting utill the tanks stop and you hear Crixus yell “run you fucking cowards!” then the screen goes black and a cutscene starts</text:p>
      <text:p text:style-name="P3"/>
      <text:p text:style-name="P3">Mission 1 complete </text:p>
      <text:p text:style-name="P3"/>
      <text:p text:style-name="P3">CUTSCENE</text:p>
      <text:p text:style-name="P3"/>
      <text:p text:style-name="P3">(we are taken at a landed Star destroyer and we see Vader and his officers, a shuttle arrives baring the mark of Crassus, and the man himself steps out with Caesar, there are snow troopers every where and there are many machines of war)</text:p>
      <text:p text:style-name="P3"/>
      <text:p text:style-name="P3">Vader: Momius, your men failed to take the rebel bunker now they could be any where </text:p>
      <text:p text:style-name="P3">Momius: apologies sir, we ran into....her again</text:p>
      <text:p text:style-name="P3">Crassus: then you should all listen to my plan </text:p>
      <text:p text:style-name="P3">Vader: you again speak of plans Marcus</text:p>
      <text:p text:style-name="P3"><text:soft-page-break/>Crassus: Tano is the key to the rebellion, I wish I had seen it earlier </text:p>
      <text:p text:style-name="P3">Vader: But Spartacus</text:p>
      <text:p text:style-name="P3">Caesar: is only alive because of the Jedi </text:p>
      <text:p text:style-name="P3">Crassus: if Tano falls, the rebellion will be in disarry</text:p>
      <text:p text:style-name="P3">Vader: you are certain of this?</text:p>
      <text:p text:style-name="P3">Crassus: it's like Typhon accomplished during the clone wars, kill the leaders and end the war </text:p>
      <text:p text:style-name="P3">Momius: killing her will not be easy</text:p>
      <text:p text:style-name="P3">Caesar: how hard could it be </text:p>
      <text:p text:style-name="P3">Momius: I have seen that Jedi slice troopers in two, and take out tanks by herself she is...</text:p>
      <text:p text:style-name="P3">Vader: say it Momius</text:p>
      <text:p text:style-name="P3">Momius: sir, she's the greatest warrior I have ever seen, perhaps the greatest in the galaxy</text:p>
      <text:p text:style-name="P3">Vader: a bold title</text:p>
      <text:p text:style-name="P3">Crassus: yet it stands the truth, she defeated Cassinius, Titus, Starkiller, Grievous, even Savage Oppress </text:p>
      <text:p text:style-name="P3">Vader: I witnessed many more </text:p>
      <text:p text:style-name="P3">Caesar: she is the life blood of the Rebellion </text:p>
      <text:p text:style-name="P3">Vader: thus begins our new target </text:p>
      <text:p text:style-name="P3">Crassus: yes, I concur </text:p>
      <text:p text:style-name="P3"/>
      <text:p text:style-name="P3">(we go then go back to Ben and Aaron and we see them talking)</text:p>
      <text:p text:style-name="P3"/>
      <text:p text:style-name="P3">Ben: this battle, it was brutal</text:p>
      <text:p text:style-name="P3">Aaron: the worst, so far from civilization enemies on all sides im surprised I survived </text:p>
      <text:p text:style-name="P3">Ben: what of Tano?</text:p>
      <text:p text:style-name="P3">Aaron: (tears up) no, she (he starts to cry) </text:p>
      <text:p text:style-name="P3">Ben: apologies, I do not mean to upset</text:p>
      <text:p text:style-name="P3">Aaron: it's quite alright, you must know the truth</text:p>
      <text:p text:style-name="P3">Ben: what happened there</text:p>
      <text:p text:style-name="P3">Aaron: the end......of an era</text:p>
      <text:p text:style-name="P3"/>
      <text:p text:style-name="P3">Game Play </text:p>
      <text:p text:style-name="P3"/>
      <text:p text:style-name="P3">You are placed in the rebel camp having a number of options, but mostly the mission is the one thing that is possible right now, yet there is a few things that can be done before the next mission is to be accessed. <text:s/>First you should replenish your ammo and make sure if you didn't get the upgrades before, get them now as the battles get more difficult from here on out, at least in this chapter. <text:s/>Once you are fully stocked up then you can walk around offering help to the soldiers and aiding the wounded. <text:s/>Once you have nothing else to do, find the general's tent and start the next mission</text:p>
      <text:p text:style-name="P3"/>
      <text:p text:style-name="P3">Mission 2 – fall of the 501<text:span text:style-name="T4">st</text:span> </text:p>
      <text:p text:style-name="P3"/>
      <text:p text:style-name="P3">(Ahsoka enters the tent to see Typhon, he is the only one there)</text:p>
      <text:p text:style-name="P3"/>
      <text:p text:style-name="P3">Ahsoka: hey</text:p>
      <text:p text:style-name="P3">Typhon: hey, im just looking over the plans </text:p>
      <text:p text:style-name="P3">Ahsoka: whats the word?</text:p>
      <text:p text:style-name="P3">Typhon: Vader is here, as is Crassus we have to withstand their armies </text:p>
      <text:p text:style-name="P3">Ahsoka: you mean Vader's army as well, the 501<text:span text:style-name="T4">st</text:span> </text:p>
      <text:p text:style-name="P3">Typhon: yes, the undefeated legion </text:p>
      <text:p text:style-name="P3">Ahsoka: I have heard tales of those men, they killed Aayla Secura and Ki-Ada-Mundi</text:p>
      <text:p text:style-name="P3"><text:soft-page-break/>Typhon: I heard of that as well, they can be defeated, we must use inspired tactic</text:p>
      <text:p text:style-name="P3">Ahsoka: if they march tonight we can ambush them </text:p>
      <text:p text:style-name="P3">Typhon: what did you have in mind?</text:p>
      <text:p text:style-name="P3"/>
      <text:p text:style-name="P3">(the scene then switches to see a legion of soldiers carrying a standard of Vader's fist, they have stormtrooper armor with blue paint on them, all have dark sabers. <text:s/>They march to a valley and they are at the bottom in the dead of night then we see fires light up and then we see six giant flaming balls come rolling down the hill and the troopers are scared shitless then come the howling rebel army and they engage the troopers)</text:p>
      <text:p text:style-name="P3"/>
      <text:p text:style-name="P3">Game Play</text:p>
      <text:p text:style-name="P3"/>
      <text:p text:style-name="P3">You are placed running down the hill and once you see a trooper get close, you will see a button, press it and Ahsoka will duck from an attack and kill the closest trooper, once you have full control your mission here is simple, you have to defeat the 501<text:span text:style-name="T4">st</text:span>. <text:s/>Start by killing any trooper that is close to you and then just keep fighting. <text:s/>The troopers will be trying to defend their standard as you will see, so this is your next target, you need to capture the standard, so push forward and the rebels by your side will make short work of the troopers who are out of formation, once you get near the standard, you will see Momius, he is dressed in Fives' old clone armor and he carrys a dark saber as well. <text:s/>So you will have the chance to fight Momius for a little before his troopers surround him and you will see him retreat with the standard. <text:s/>Now just continue your fighting and you will soon find yourself in the midst of a victory as the troopers are not having much success against the rebel army, the rebels have a lot of stabing weapons and the troopers are having trouble in close range combat, then you will see that a normal trooper is carrying the standard and trying to escape the battle field, he will be targeted and then you will have to intercept him as he tries to leave, this will not be hard, the soldier is runing slowly. <text:s/>Get to this trooper and kill them, they will die from one strike, and sieze the standard, once you hold this item, return to the fight and continue defeating troopers until they begin to fall back, they will yell out “FALL BACK!” and then as the 501<text:span text:style-name="T4">st</text:span> is retreating the generals will push forward and this is your cue to rack up the kill count, once they start running away then the battle ends and we see a mini-scene</text:p>
      <text:p text:style-name="P3"/>
      <text:p text:style-name="P3">Mini-scene</text:p>
      <text:p text:style-name="P3"/>
      <text:p text:style-name="P3">(we see the rebels kicking the shit out of the troopers and then they retreat without their standard and we see Vader over looking the battlefield disapponted)</text:p>
      <text:p text:style-name="P3"/>
      <text:p text:style-name="P3">Aaron's voice: the 501<text:span text:style-name="T4">st</text:span> , undefeated until that day, Vader would not let this insult pass</text:p>
      <text:p text:style-name="P3"/>
      <text:p text:style-name="P3">(we see Aaron and Ben sitting down)</text:p>
      <text:p text:style-name="P3"/>
      <text:p text:style-name="P3">Ben: what's a standard? </text:p>
      <text:p text:style-name="P3">Aaron: a legionary flag, the symbol of Imperial power, Tano had a place for Vader's fist</text:p>
      <text:p text:style-name="P3">Ben: where?</text:p>
      <text:p text:style-name="P3">Aaron: ya know that statue of the emperor in the capital?</text:p>
      <text:p text:style-name="P3">Ben: the one that was destroyed</text:p>
      <text:p text:style-name="P3">Aaron: in it's ass</text:p>
      <text:p text:style-name="P3">Ben: (laughs) sounds like them </text:p>
      <text:p text:style-name="P3">Aaron: yet, we would never get to use it, the way we wanted to </text:p>
      <text:p text:style-name="P3">Ben: what happened to it </text:p>
      <text:p text:style-name="P3">Aaron: it's here (he goes to his closet and pulls out the 501<text:span text:style-name="T4">st</text:span> legionary standard, a replica of Vader's fist) </text:p>
      <text:p text:style-name="P3"><text:soft-page-break/>Ben: you kept it, </text:p>
      <text:p text:style-name="P3">Aaron: I wanted to fulfill Tano's wish, I was never able to</text:p>
      <text:p text:style-name="P3">Ben: what happened next?</text:p>
      <text:p text:style-name="P3">Aaron: we froze, we starved, while Vader and Crassus plotted their next move</text:p>
      <text:p text:style-name="P3"/>
      <text:p text:style-name="P3">Game Play </text:p>
      <text:p text:style-name="P3"/>
      <text:p text:style-name="P3">You are placed as Ahsoka in the rebel camp and you will have some tasks to do before going to the next mission the rebels are looking worse from the last time you saw them, so walk around and comfort the soldiers, some of them will talk and Ahsoka will give them a reassuring comment and then move on. <text:s/>Then the next step is to find the reason no generals are present, you will <text:s/>hear coughing and as you near the back of the camp the coughing gets louder, then you se smoke coming out of a tent, enter the tent to start a mini-scene</text:p>
      <text:p text:style-name="P3"/>
      <text:p text:style-name="P3">(Ahsoka enters the tent, it's hotboxed, inside is Kalmowicz, Houston, Renner and Clovis)</text:p>
      <text:p text:style-name="P3"/>
      <text:p text:style-name="P3">Ahsoka: whats going on here?</text:p>
      <text:p text:style-name="P3">Renner: taking the edge off, care to join us </text:p>
      <text:p text:style-name="P3">Ahsoka: where's Typhon</text:p>
      <text:p text:style-name="P3">Kalmowicz: I thought he was with you </text:p>
      <text:p text:style-name="P3">Ahsoka: he is not</text:p>
      <text:p text:style-name="P3">Houston: still want a hit? (going to hand her the blunt) </text:p>
      <text:p text:style-name="P3">(Ahsoka takes the blunt, smells the smoke and passes it back)</text:p>
      <text:p text:style-name="P3">Ahsoka: Snicklefritz </text:p>
      <text:p text:style-name="P3">Clovis: what?</text:p>
      <text:p text:style-name="P3">Ahsoka: the weed's shit</text:p>
      <text:p text:style-name="P3">Kalmowicz: yeah we had to smoke like seven blunts </text:p>
      <text:p text:style-name="P3">Ahsoka: return to the battle tent when your done</text:p>
      <text:p text:style-name="P3">(she exits)</text:p>
      <text:p text:style-name="P3"/>
      <text:p text:style-name="P3">Game Play</text:p>
      <text:p text:style-name="P3"/>
      <text:p text:style-name="P3">You will have a slight contact high but no worries, all the stoners will be ready to take battle by the time you return. <text:s/>The next thing to do is to go on the next mission in the general's tent</text:p>
      <text:p text:style-name="P3"/>
      <text:p text:style-name="P3">Mission 3 – Mors Inevitabilis </text:p>
      <text:p text:style-name="P3"/>
      <text:p text:style-name="P3">(Ahsoka enters the tent to see all the generals except her Typhon and Crixus stoned as fuck and making stupid jokes about weed)</text:p>
      <text:p text:style-name="P3"/>
      <text:p text:style-name="P3">Ahsoka: whats the news</text:p>
      <text:p text:style-name="P3">Typhon: Crassus has landed his troops on the moon, it's only a matter of time before their legions close upon us</text:p>
      <text:p text:style-name="P3">Crixus: let them come, and see our armies true strength </text:p>
      <text:p text:style-name="P3">Renner: half of us are freezing to death, the other half dying from hunger</text:p>
      <text:p text:style-name="P3">Houston: none of us are ready for a fight</text:p>
      <text:p text:style-name="P3">Crixus: thats because your high</text:p>
      <text:p text:style-name="P3">Ahsoka: if Crassus is on this moon then he would have to set up a camp</text:p>
      <text:p text:style-name="P3">Clovis: if he has just arrived the guard will be light </text:p>
      <text:p text:style-name="P3"><text:soft-page-break/>Crixus: where is the honor in killing a man in his sleep</text:p>
      <text:p text:style-name="P3">Typhon: I care little of honor, if we speak of Crassus' life</text:p>
      <text:p text:style-name="P3">Ahsoka: if we attack the camp, we would have to do it silently </text:p>
      <text:p text:style-name="P3">Crixus: agreed, stoners, sorry, you need to sit this one out </text:p>
      <text:p text:style-name="P3">Houston: what?!, are you serious, Spartacus...</text:p>
      <text:p text:style-name="P3">Typhon: Im inclined to agree, yet Renner will join us, he is needed </text:p>
      <text:p text:style-name="P3">Ahsoka: ill grab the gear, who else do you need?</text:p>
      <text:p text:style-name="P3">Typhon: summon Tofore and Decius </text:p>
      <text:p text:style-name="P3">Ahsoka: copy that</text:p>
      <text:p text:style-name="P3"/>
      <text:p text:style-name="P3">(we then see the rebels wearing snow cammo outfits, this group includes Typhon, Ahsoka, Crixus, Renner, Tofore, Decius, Misa and another rebel named Specter Trotten, a swave criminal)</text:p>
      <text:p text:style-name="P3"/>
      <text:p text:style-name="P3">Typhon: (addresses the rebels) we march upon Crassus camp, to end the man's life, we shall return when the task is complete</text:p>
      <text:p text:style-name="P3"/>
      <text:p text:style-name="P3">(the rebels give the srtike force their best and they leave the camp, then we see the rebel force moving through the snow and then as per usual the rebels begin making jokes)</text:p>
      <text:p text:style-name="P3"/>
      <text:p text:style-name="P3">Renner: hey Tofore, how ya doin buddy </text:p>
      <text:p text:style-name="P3">Tofore: well, I freezing my nuts off Landow</text:p>
      <text:p text:style-name="P3">Renner: you should try this space brownie I made they're a-ma-zing</text:p>
      <text:p text:style-name="P3">(Tofore takes the brownie and eats it)</text:p>
      <text:p text:style-name="P3">Ahsoka: cut the chatter boys, we need to be silent</text:p>
      <text:p text:style-name="P3">Renner: were all done, (to Tofore) enjoy (pats him on the shoulder) </text:p>
      <text:p text:style-name="P3"/>
      <text:p text:style-name="P3">(the rebels get to ridge that overlooked the Imperial's camp armed with walkers, tanks, weapons and thousands of soldiers, then a blizzard begins to rise, and this masks the rebels' movments, we then see the front of the imperial camp and then we see snow troopers playing games, then they see two fires in the distance)</text:p>
      <text:p text:style-name="P3"/>
      <text:p text:style-name="P3">Trooper: Carry torch forward!</text:p>
      <text:p text:style-name="P3">We see nothing, then we see an arrow on fire hit the trooper in the neck killing him, then Ahsoka and Typhon come up behind the other troopers and kill them all, once the guards are killed the mission will begin</text:p>
      <text:p text:style-name="P3"/>
      <text:p text:style-name="P3">Game Play </text:p>
      <text:p text:style-name="P3"/>
      <text:p text:style-name="P3">You are given controll yet you have to follow the rest of your team to the area of the map that is the tent of Marcus Crassus, it's the biggest tent in the enitre camp. <text:s/>This camp is set up like a Roman camp so there are two roads but the rebel group will stick to the shadows in order to not get spotted by the guards. <text:s/>Next you will have to use the blizzard to move to Crassus' tent and <text:s/>this can be done by just following the rebels, they will wind around the soldiers barracks to make sure there is not chance of getting caught, however there will be a point in time where you will have to move people periodiclly past a guard post, so once this happens, it will be started as Typhon runs from behind one cabin to another and a trooper sees something, he follows into the same spot Typhon is and Typhon grabs the trooper and strangles him then says (good night). <text:s/>Then you will send people one by one and this will be done by waiting for Typhon's word and then you pressing button shown, then once all the rebels are past the gap, you will then go and re join your troops, then move forward and you will soon reach the <text:soft-page-break/>side of the largest tent in the camp, it has Crassus' seal on it. <text:s/>The rebels enter the tent and a mini scene starts </text:p>
      <text:p text:style-name="P3"/>
      <text:p text:style-name="P3">mini-scene</text:p>
      <text:p text:style-name="P3"/>
      <text:p text:style-name="P3">(the rebels enter the tent to find nothing but two bodies, crucified, it's Roxin and Stanis, they have the word MORS INEVITABILIS carved into their chests)</text:p>
      <text:p text:style-name="P3"/>
      <text:p text:style-name="P3">Crixus: (shocked) what is carved in his flesh</text:p>
      <text:p text:style-name="P3">Typhon: Death....is unavoidable </text:p>
      <text:p text:style-name="P3">Ahsoka: we must cut them down</text:p>
      <text:p text:style-name="P3">Renner: we havent the time </text:p>
      <text:p text:style-name="P3"/>
      <text:p text:style-name="P3">(we see the rebels exit the tent and move to escape but they are stopped by a ghostly figure and two trooper platoons)</text:p>
      <text:p text:style-name="P3"/>
      <text:p text:style-name="P3">Figure: halt you rebel fucks</text:p>
      <text:p text:style-name="P3">Crixus: who the hell are you</text:p>
      <text:p text:style-name="P3">Figure: (steps forward) I am Darth Kallous, sith inquisitor </text:p>
      <text:p text:style-name="P3">Ahsoka: out of our way, you can die tomorrow</text:p>
      <text:p text:style-name="P3">Kallous: I think not, His Highness ordered me to bring him your head</text:p>
      <text:p text:style-name="P3">Ahsoka: (draws her sabers) how bout I send him yours </text:p>
      <text:p text:style-name="P3"/>
      <text:p text:style-name="P3">BOSS BATTLE – Darth Kallous </text:p>
      <text:p text:style-name="P3"><text:tab/>Difficulty – 6/10</text:p>
      <text:p text:style-name="P3"><text:tab/>Weapons – Lightsaber</text:p>
      <text:p text:style-name="P3"/>
      <text:p text:style-name="P3">Now your men will take on the trooper platoons while you get to take on the bastard from that game Knights of the Old Republic. <text:s/>His guy will float around and have a red lightsaber that has an extended handle and a long blade, so he will have the range, yet you will have the skill to take him on. <text:s/>First he will move to you and prepare for an attack, block and you will clash with him, press the button shown repeatedly to win the clash and head but him back, then he will fire lightning at you, so roll away from the first strike and use lightning of your own to hit him. <text:s/>At this point he will be down to about 85% health, then he will throw his saber around and it will spin around after you for a bit as your avoiding the blade. <text:s/>Once it gets back to him you can go on the offensive, start by moving forward and attcking him with basic attacks, he will block most of them but the few hit you will get in will cause him to try and attack. <text:s/>When he does this you will be able to counter his attack and do more damage on his health. <text:s/>Kallous will be at about 75% at this moment and he will try and use his lightning attacks more so now, while throwing his saber at you, you can use force powers to push him back and make him regain his position. <text:s/>Once he does this run up as he is moving forward and you will be able to press the X button and drop kick his ass back knocking off more of his health. <text:s/>He will be at about 70% now, at this point he will scream loudly and it will have you stunned for a moment, then he will run up to attack you, if your fast enough you can catch this attack on the first try but it wont be likely, so he will hit you and send you back a bit, then continue the battle as it was going, he will then float up and try to burn you with the lightning, roll out of the way and use force push to get him on the ground, then go to town and do some damage on your enemy. <text:s/>He will then be at about 60%, he will then screech again, only this time when he goes for his next attack, wait for a button to show up when this happens press it and Ahsoka will dodge Kallous' attack and then elbow him in the face, Kallous will back up and then the X button will be shown, press it and Ahsoka will drop kick Kallous. <text:s/>At 50% Kallous will then have his <text:soft-page-break/>mask fall off, you will see his face for the first time, he has pail skin four eyes, a mouth like a reaper in <text:span text:style-name="T2">Blade II</text:span>, and he roars when you see him. <text:s/>At this point his attacks will be more quick and deadly, with this point he will then continue to lunge at you trying to get the final blow on this battle, so just dodge his heavy attacks and lay in a few normal attacks to keep him on his toes. <text:s/>He will block a lot of them, but the hope is that you get one hit and it leads to the rest, once you have battled the angry Kallous for a bit his health will be down to 40%, and at this point he will stay on the ground and try to win tha battle one on one. <text:s/>This is a huge mistake, on his part, once he runs at you again, he will get shot by the other rebels that have killed his personal guard by now, he will lose a bit of health every time he takes a hit from your allies. <text:s/>By the time he gets to you he will be at about 35% and you will then clash with him, then press the button shown to win the battle and then you will take out about 10% of your enemy's health with every strike you make and once you get about four good hits on him the battle will end and cutscene will start </text:p>
      <text:p text:style-name="P3"/>
      <text:p text:style-name="P3">CUTSCENE </text:p>
      <text:p text:style-name="P3"/>
      <text:p text:style-name="P3">(Ahsoka is in battle with Darth Kallous and then the rebels are also attacking Kallous and then we see Decius runs up and then Kallous pushes Ahsoka away and stabs Decius killing him)</text:p>
      <text:p text:style-name="P3"/>
      <text:p text:style-name="P3">Crixus: Decius!!!</text:p>
      <text:p text:style-name="P3">Kallous: simple fuck</text:p>
      <text:p text:style-name="P3"/>
      <text:p text:style-name="P3">(Crixus screams and then runs and tackles Kallous only to be thrown off soon, Ahsoka then runs up and spins and slashes Kallous across the body. He falls to his knees and Ahsoka stabs him again in the body and then Crixus stabs a knife into Kallous' shoulder. <text:s/>Ahsoka finishes the sith inquisitor off by slicing his head off and kicking over his dead body.) </text:p>
      <text:p text:style-name="P3"/>
      <text:p text:style-name="P3">Ahsoka: (runs up to the fallen comrade) Decius,</text:p>
      <text:p text:style-name="P3">Decius: go!, before they regain fucking sense</text:p>
      <text:p text:style-name="P3">(the rebels run and Decius dies in the snow)</text:p>
      <text:p text:style-name="P3"/>
      <text:p text:style-name="P3">Mission 3 complete </text:p>
      <text:p text:style-name="P3"/>
      <text:p text:style-name="P3">Game Play </text:p>
      <text:p text:style-name="P3"/>
      <text:p text:style-name="P3">You are again placed in the rebel camp, as you can see the people are more bummed than usual, as a fan favorite, Decius, was killed in the last mission, so if you want to get some supplies, stop by the armory, if you want to see Typhon yelling at Kalmowicz then head for the tent in the back of the camp, the one that looks smokey, enter the tent and witness the sparks flying</text:p>
      <text:p text:style-name="P3"/>
      <text:p text:style-name="P3">CUTSCENE</text:p>
      <text:p text:style-name="P3"/>
      <text:p text:style-name="P3">(Typhon and Kalmowicz are arguing, Ahsoka walks into the tent)</text:p>
      <text:p text:style-name="P3"/>
      <text:p text:style-name="P3">Typhon: we lost a man this night!</text:p>
      <text:p text:style-name="P3">Kalmowicz: no worries, we can get another man </text:p>
      <text:p text:style-name="P3">Typhon: Decius was a loyal man, he bled for this cause</text:p>
      <text:p text:style-name="P3">Kalmowicz: and now he has died for it, a thing we shall all meet</text:p>
      <text:p text:style-name="P3">Ahsoka: some sooner than others </text:p>
      <text:p text:style-name="P3">Kalmowicz: what?</text:p>
      <text:p text:style-name="P3"><text:soft-page-break/>Ahsoka: nothing</text:p>
      <text:p text:style-name="P3">Kalmowicz: no, what were you saying</text:p>
      <text:p text:style-name="P3">Ahsoka: i'm saying we come up with a plan, I don't think Vader is happy about us, well killing off his legion</text:p>
      <text:p text:style-name="P3">Typhon: Ahsoka is right, there is yet a plan needed </text:p>
      <text:p text:style-name="P3">Kalmowicz: no one can win with you two love birds, you are always on the same fucking page</text:p>
      <text:p text:style-name="P3">Ahsoka: and thats a problem how? </text:p>
      <text:p text:style-name="P3">Kalmowicz: Spartacus does not have a mind of his own</text:p>
      <text:p text:style-name="P3">Typhon: my mind is linked with her's, whatever she says, it is as if I had said it </text:p>
      <text:p text:style-name="P3">Kalmowicz: who's really in charge of this rebellion, thats what I want to know (he leaves) </text:p>
      <text:p text:style-name="P3">Ahsoka: (yells out) ALL OF US!!</text:p>
      <text:p text:style-name="P3">Typhon: (sighs) what am I to do</text:p>
      <text:p text:style-name="P3">Ahsoka: well, we could start with a plan to evade Crassus</text:p>
      <text:p text:style-name="P3">Typhon: right....we've done most of everything </text:p>
      <text:p text:style-name="P3">Ahsoka: there is still a plot to be hatched</text:p>
      <text:p text:style-name="P3">Typhon: break words and see them embraced </text:p>
      <text:p text:style-name="P3">Ahsoka: Vader and Crassus have their legions on the north portion of the moon</text:p>
      <text:p text:style-name="P3">Typhon: our forces gather at the south side, </text:p>
      <text:p text:style-name="P3">Ahsoka: it would take days for Vader and Crassus to march their armies down, we could use that time to secure transports off this rock</text:p>
      <text:p text:style-name="P3">Typhon: it would have to be at night lest we arouse suspision</text:p>
      <text:p text:style-name="P3">Ahsoka: there is one catch, </text:p>
      <text:p text:style-name="P3">Typhon: what do you mean, </text:p>
      <text:p text:style-name="P3">Ahsoka: information best told to the others</text:p>
      <text:p text:style-name="P3"/>
      <text:p text:style-name="P3">(we then go to the general's tent and we see everyone a little bummed)</text:p>
      <text:p text:style-name="P3"/>
      <text:p text:style-name="P3">Ahsoka: Vader's army will take about a week to get here, Crassus, maybe a few hours behind</text:p>
      <text:p text:style-name="P3">Typhon: what stand their numbers</text:p>
      <text:p text:style-name="P3">Ahsoka: Vader's legion is heavily depleated, he would only have a few hundred </text:p>
      <text:p text:style-name="P3">Houston: and Crassus</text:p>
      <text:p text:style-name="P3">Ahsoka: upwards of 9000</text:p>
      <text:p text:style-name="P3">Renner: so how do we survive this?</text:p>
      <text:p text:style-name="P3">Ahsoka: we pack transports for the next three days send them off to another system</text:p>
      <text:p text:style-name="P3">Crixus: we have too many to complete this task, </text:p>
      <text:p text:style-name="P3">Ahsoka: yeah, your right, someone has to stay back and hold off the imperial army, while the others escape</text:p>
      <text:p text:style-name="P3">Houston: so how do we decide who lives and who dies </text:p>
      <text:p text:style-name="P3">Ahsoka: I have already made the decision, I will stay </text:p>
      <text:p text:style-name="P3">Everyone: WHAT!?</text:p>
      <text:p text:style-name="P3">Typhon: there has to be another way</text:p>
      <text:p text:style-name="P3">Ahsoka: trust me, if their was, I would do it, but there is no other way </text:p>
      <text:p text:style-name="P3">Houston: I do not follow</text:p>
      <text:p text:style-name="P3">Ahsoka: Crassus sent Kallous after me, he's targeting me, we should use this opportunity to get Spartacus out of here </text:p>
      <text:p text:style-name="P3">Typhon: no, I will hold Crassus, you should join the others </text:p>
      <text:p text:style-name="P3">Ahsoka: any other time, yet I cannot let you sacrifice your life for mine</text:p>
      <text:p text:style-name="P3">Typhon: (to other rebels) leave us </text:p>
      <text:p text:style-name="P3">(everyone exits)</text:p>
      <text:p text:style-name="P3"><text:soft-page-break/>Ahsoka: (goes up to Typhon) I would not wish to tear heart from chest, yet you know what I must do </text:p>
      <text:p text:style-name="P3">Typhon: you would take on everyone so that I may live </text:p>
      <text:p text:style-name="P3">Ahsoka: it's more than that, we mean more than that </text:p>
      <text:p text:style-name="P3">Typhon: what is your meaning</text:p>
      <text:p text:style-name="P3">Ahsoka: we have done the impossible, we have defeated Lobo and all the Imperials who followed him, we fought off the CIS for five years, we challenged the idea that a slave should be benieth his master because he was told to do so!, <text:s/>you opened my eyes to my potential Spartacus, do not ask me now to close them</text:p>
      <text:p text:style-name="P3">Typhon: I know, I....I</text:p>
      <text:p text:style-name="P3">Ahsoka: do not speak, I know your feelings, </text:p>
      <text:p text:style-name="P3">(she goes to leave but Typhon grabs her arm, she turns around) </text:p>
      <text:p text:style-name="P3">Typhon: (goes up and kisses her) if this is to be our last night, I would have it be such a night, worthy of rememberance </text:p>
      <text:p text:style-name="P3"/>
      <text:p text:style-name="P3">(Ahsoka smiles and the two kiss each other, then the screen fades and you know what happens here no need to mention it......this is over the cutscene fades into morning and we see the rebels being sent off)</text:p>
      <text:p text:style-name="P3"/>
      <text:p text:style-name="P3">Ahsoka: (to Typhon) I will miss you </text:p>
      <text:p text:style-name="P3">Typhon: and I you (he hold each others hands) </text:p>
      <text:p text:style-name="P3">Houston: Spartacus, were ready</text:p>
      <text:p text:style-name="P3">Typhon: (who is tearing up) good bye....my love (he begins to walk away)</text:p>
      <text:p text:style-name="P3">Ahsoka: (who is crying too) Lawrence </text:p>
      <text:p text:style-name="P3">(Typhon turns around and Ahsoka tosses him her Yellow Lightsaber) </text:p>
      <text:p text:style-name="P3">Ahsoka: it's yours </text:p>
      <text:p text:style-name="P3"/>
      <text:p text:style-name="P3">(Typhon nods and then he boards the transport and the three take off, then Ahsoka turns around to see about 1500 soldiers standing behind her) </text:p>
      <text:p text:style-name="P3"/>
      <text:p text:style-name="P3">Ahsoka: the transports left....</text:p>
      <text:p text:style-name="P3">(Tofore steps forward) </text:p>
      <text:p text:style-name="P3">Tofore: we follow you Tano, in life and in death </text:p>
      <text:p text:style-name="P3">Ahsoka: is that true guys?</text:p>
      <text:p text:style-name="P3">Army: (all kneel) WE FOLLOW YOU!</text:p>
      <text:p text:style-name="P3">Ahsoka: (looks around) ok, I don't know about you, but I did not survive the worst this galaxy's had to offer just to die a faceless slave in the middle of nowhere!</text:p>
      <text:p text:style-name="P3">(Army cheers)</text:p>
      <text:p text:style-name="P3">Ahsoka: I implore you all, WE SHALL SEE VADER'S BLOOD UPON FUCKING SNOW!!</text:p>
      <text:p text:style-name="P3">(Army cheers even louder)</text:p>
      <text:p text:style-name="P3">Ahsoka: OR OUR OWN, IN GLORIOUS DEATH! </text:p>
      <text:p text:style-name="P3">(the rebel army loves this and then Ahsoka walks down and is tossed a metal round shield, Ahsoka places the shield on her left arm, she then leads the army north) </text:p>
      <text:p text:style-name="P3"/>
      <text:p text:style-name="P3">(we then see Crassus and Vader moving figures on a battle map)</text:p>
      <text:p text:style-name="P3"/>
      <text:p text:style-name="P3">Caesar: Spartacus divides his forces</text:p>
      <text:p text:style-name="P3">Crassus: the larger number moved south, numbers wieghted by women and children </text:p>
      <text:p text:style-name="P3">Vader: and the other </text:p>
      <text:p text:style-name="P3">Crassus: north</text:p>
      <text:p text:style-name="P3">Caesar: (shocked) toward us?!</text:p>
      <text:p text:style-name="P3"><text:soft-page-break/>Publius: what action would you have us take</text:p>
      <text:p text:style-name="P3">Caesar: there is but one, the system must be defended </text:p>
      <text:p text:style-name="P3">Publius: we have Momius and his legion between us and the rebels, slowing them down to allow us to set upon larger force</text:p>
      <text:p text:style-name="P3">Caesar: a single legion, that would give Spartacus breifest pause</text:p>
      <text:p text:style-name="P3">Crassus: Spartacus was not seen with the troops moving north, his pet Jedi leads them </text:p>
      <text:p text:style-name="P3">Caesar: Tano, a warrior of greater skill and deadlier passion </text:p>
      <text:p text:style-name="P3">Publius: not that it matters we should still press for Spartacus</text:p>
      <text:p text:style-name="P3">Caesar: WE CANNOT LEAVE THE SYSTEM UNDEFENDED!</text:p>
      <text:p text:style-name="P3">Publius: we must press advantage!</text:p>
      <text:p text:style-name="P3">Caesar: (to Crassus) follow the advice of your boy and we ourselves may fall and with it everything we have fought for! </text:p>
      <text:p text:style-name="P3">Crassus: leave us, Vader and I will Set plan to motion</text:p>
      <text:p text:style-name="P3"/>
      <text:p text:style-name="P3">Game Play</text:p>
      <text:p text:style-name="P3"/>
      <text:p text:style-name="P3">You will be placed in the middle of a field, with the army around you marching, so just keep pace and get to the front of the group and this will have you witness the next task for you and the army, you will soon see a man in the distance, they will be running to you, and as soon as they get close you see who it is. <text:s/>Its Bontari, he stayed, Ahsoka will say “glad to see you with us bro” Bontari will join the ranks and respond “give the Empire hell till im dead, count me in” as you continue to move up the hills you will then see a valley, covered in mud and ice from the melting snow, Ahsoka will say “hold” and the army will stop, she will then ask for volenteers for scouts, you will go with Bontari and Tofore. <text:s/>Next move down the hill in front of you and get to a point of level ground, then Tofore will point out a scout, and shoot him with his sniper rifle, now you have to get to this scout who is at the far side of the field, once you get to him, you will find that it is a stormtrooper, and this will start a mini-scene</text:p>
      <text:p text:style-name="P3"/>
      <text:p text:style-name="P3">Mini-scene</text:p>
      <text:p text:style-name="P3"/>
      <text:p text:style-name="P3">Ahsoka: search him</text:p>
      <text:p text:style-name="P3">(Tofore finds pictures of the army marching)</text:p>
      <text:p text:style-name="P3">Tofore: he's been tracking us</text:p>
      <text:p text:style-name="P3">Bontari: we could be falling into a trap</text:p>
      <text:p text:style-name="P3">Ahsoka: if they do, they will fall into ours</text:p>
      <text:p text:style-name="P3">Tofore: we should return to the army</text:p>
      <text:p text:style-name="P3">Ahsoka: set up camp on the west ridge, in the trees</text:p>
      <text:p text:style-name="P3">Bontari: copy that, what of the empire? </text:p>
      <text:p text:style-name="P3">Ahsoka: they will come this way, and we will greet them, with fire and death </text:p>
      <text:p text:style-name="P3"/>
      <text:p text:style-name="P3">Game Play </text:p>
      <text:p text:style-name="P3"/>
      <text:p text:style-name="P3">the game will save and you will be placed in the forest camp you have set up for you, the next mission is not accessed in the camp rather at the tree line, this will be one of the last battles you may fight as Ahsoka so make sure you have had as much fun as possible with the time you have remaining, so get stoned or what ever, all the things you do will lose their effect when you access the mission. <text:s/>So once you have had all the fun you can head to the tree line and start the last mission of this chapter. <text:s/></text:p>
      <text:p text:style-name="P3"/>
      <text:p text:style-name="P3">Mission 4 – The Saddest Day </text:p>
      <text:p text:style-name="P3"/>
      <text:p text:style-name="P3"><text:soft-page-break/>CUTSCENE</text:p>
      <text:p text:style-name="P3"/>
      <text:p text:style-name="P3">(Ahsoka is watching the 501<text:span text:style-name="T4">st</text:span> marching, she is watching from the tree line and holding her army at the same position, once the imperial troopers have reached a certain point, Ahsoka will give a signal and four rebels will light torches and set them to the ground, four lines of fire will head right for the imperials and it sets a few a flame but mostly blocks the escape of their enemy then Ahsoka yells “CHARGE!” and the rebel army engages the 501<text:span text:style-name="T4">st</text:span> . <text:s/></text:p>
      <text:p text:style-name="P3"/>
      <text:p text:style-name="P3">Game Play </text:p>
      <text:p text:style-name="P3"/>
      <text:p text:style-name="P3">You are given control as you are running down the hill, you will be armed with a shield that can block blasters and your green lightsaber, so run into the battle and go for it, you will be taken on by two troopers, press the button shown and you will kill both with one strike, then just kill the next troopers you see, these enemies will fall to you with reletive ease, but you will have to watch all around you because there are enemies everywhere, after killing the first wave around you, there is more to be done, move foreward to find Tofore fighting, go up to him and assist him with the enemies around him and you will tell him to follow, now you will have to get to Bontari who is on top of a hill fighting off many enemies, once you see the squad surrounding Bontari, you can do what ever to get them to look at you, I would use like saber throw or a grenade, but once you do this, you and Tofore will have to kill the remaining troopers to save Bontari from a gruesome fate. <text:s/>Once this is done you will catch sight of an officer in Roman armor on a horse, this is Momius, your next task is to take out their leader, so you will see a spear in a body next to you, press the button shown to “pick up” and then you will have the spear, then aim the spear near Momius' steed and you will hit the horse causing Momius to fall of and then draw a sword and fight the rebels around him. <text:s/>Now you will have to push through the troopers to get to Momius and this will not be hard but it will not be as easy. <text:s/>So start by just moving forward towards Momius, killing any enemy that gets in your way, once you get close to him the game will instantly start a fight</text:p>
      <text:p text:style-name="P3"/>
      <text:p text:style-name="P3">MINI-BOSS – Captian Momius </text:p>
      <text:p text:style-name="P3"><text:tab/>Weapons – Blaster Pistols, Dark Saber </text:p>
      <text:p text:style-name="P3"><text:tab/>Difficulty – 4/10 </text:p>
      <text:p text:style-name="P3">The fight will start with Momius trying to swipe at you with his sword, just move back and you will dodge all the attacks here, once he is about to attack you can either block and counter by hitting him with the shield or you can just attack him and it will begin a clash so in this case press the button shown repeatedly and you will win. <text:s/>This will deliver a great deal of damage on him, he will be at about 65% after your initial attack, then he will try yo evade most of your attacks and roll and shoot with his pistold, just block to make sure you dont get hit with the blaster shots, then once he gets up you will see a button flash, press it and Ahsoka will run up and drop kick Momius to the ground, he will lose about 20% health from that attack, leaving him with about 45%. <text:s/>He will then charge you again, this time you can eveade his attack and press the block button to whack him with your shield. <text:s/>This will knock off about 20% of his health and this will leave him with little to no health remaining around 25%. <text:s/>now he will charge at you once again, only this time, the button shown is the button to evade, press this button and Ahsoka will roll out of the way Momius will thrust his saber, missing, then you will see another button, press it and Ahsoka will hack off Momius' arm. <text:s/>This will end the battle and a mini-scene will start. </text:p>
      <text:p text:style-name="P3"/>
      <text:p text:style-name="P3">Mini-scene</text:p>
      <text:p text:style-name="P3"/>
      <text:p text:style-name="P3">(we see Momius on his knees and then he gets kicked in the back by Ahsoka, she stands over his body, <text:soft-page-break/>and as Momius trys to get up Ahsoka stabs him in the neck killing him. <text:s/>When he dies, Ahsoka strips a medal off his armor and hold it up for the entire army to see)</text:p>
      <text:p text:style-name="P3"/>
      <text:p text:style-name="P3">Ahsoka: MOMIUS, HAS FALLEN!</text:p>
      <text:p text:style-name="P3">(All rebels cheer) </text:p>
      <text:p text:style-name="P3">Tofore: we stand as fucking gods </text:p>
      <text:p text:style-name="P3">Bontari: as you once told us</text:p>
      <text:p text:style-name="P3"/>
      <text:p text:style-name="P3">(Ahsoka is looking over the battlefield marveling over the victory, she cheers, as do all the rebels and then all anyone hears is horns, Ahsoka turns around and there stands the entire army of Marcus Crassus and the remainder of the 501<text:span text:style-name="T4">st</text:span> . Crassus and Publius are on horseback, Vader is on foot) <text:s/></text:p>
      <text:p text:style-name="P3"/>
      <text:p text:style-name="P3">Crassus: are the men prepared </text:p>
      <text:p text:style-name="P3">Publius: they are imperitor </text:p>
      <text:p text:style-name="P3">Vader: where is Caesar</text:p>
      <text:p text:style-name="P3">Caesar: (walks on the battlefield) I wished to charge upon foot, </text:p>
      <text:p text:style-name="P3">Crassus: not a wise choice</text:p>
      <text:p text:style-name="P3">Caesar: if that Jedi is down there, I will need my mind focused</text:p>
      <text:p text:style-name="P3">Crassus: very well, let us end this and continue our pursuit of Spartacus </text:p>
      <text:p text:style-name="P3"/>
      <text:p text:style-name="P3">(we go back to the rebels)</text:p>
      <text:p text:style-name="P3"/>
      <text:p text:style-name="P3">Tofore: they will over run us</text:p>
      <text:p text:style-name="P3">Ahsoka: no they wont, retreat back to the tree line, </text:p>
      <text:p text:style-name="P3">Tofore: got it (he takes a squad with him) </text:p>
      <text:p text:style-name="P3">Bontari: till the end?</text:p>
      <text:p text:style-name="P3">Ahsoka: we will not die this day, (to all the rebels) RAISE YOUR ARMS, AND FALL UPON THEM ALL</text:p>
      <text:p text:style-name="P3"/>
      <text:p text:style-name="P3">(we go to the Empire)</text:p>
      <text:p text:style-name="P3"/>
      <text:p text:style-name="P3">Crassus: sound horn (they blow the horns) first battalion advance!</text:p>
      <text:p text:style-name="P3"/>
      <text:p text:style-name="P3">(we go back to the rebels)</text:p>
      <text:p text:style-name="P3"/>
      <text:p text:style-name="P3">Ahsoka: Send em to the fucking afterlife! </text:p>
      <text:p text:style-name="P3"/>
      <text:p text:style-name="P3">Game Play </text:p>
      <text:p text:style-name="P3"/>
      <text:p text:style-name="P3">now this battle will get a whole lot harder since you will now be facing Crassus' troops, these guys have shields and sabers, so make sure you are careful when taking on a large group of these troopers, since they fight like romans. <text:s/>Just kill any trooper that comes close to you, and use your shield to block any on coming attacks, soon you will get a message from the rebels at the tree line, so hurry to that spot only to see the rebel position is overrun by Crassus' troops, so just make sure you do get shot while trying to save Tofore. <text:s/>Once you get away from the tree line you will lose sight of Tofore, you will find him soon, you will see the rebel army is movin back from the oncoming wall of imperial shields, use grenades to break their lines and charge to give the rebels the same idea, this will give the imperial army a bit of a fight for the time being. <text:s/>Once you have killed a good many of these troopers in this part, you will see Bontari and he will say that “Caesar is here” Ahsoka will then say “i got him”. <text:s/>This <text:soft-page-break/>will begin the next part of the mission, find and kill Caesar, so you will then see a man on foot in Imperial armor similar to Lobo fighting Tofore, this man is your target. <text:s/>So now fight to this man and then you will see Caesar kick Tofore down and kill him, thats the last straw, once you get close to Caesar, a mini-scene starts. <text:s/></text:p>
      <text:p text:style-name="P3"/>
      <text:p text:style-name="P3">Mini-scene</text:p>
      <text:p text:style-name="P3"/>
      <text:p text:style-name="P3">(Ahsoka kills a trooper near her and then points her saber at Caesar)</text:p>
      <text:p text:style-name="P3"/>
      <text:p text:style-name="P3">Ahsoka: CAESAR!</text:p>
      <text:p text:style-name="P3"/>
      <text:p text:style-name="P3">(Caesar screams and the two fight each other for a small amount of time, then there is an explosion, Ahsoka jumps back up only to see Caesar surrounded by guards, she turns around and then sees Darth Vader walk up and turn on his lightsaber,)</text:p>
      <text:p text:style-name="P3"/>
      <text:p text:style-name="P3">Vader: at last we meet on the battlefield Ahsoka</text:p>
      <text:p text:style-name="P3">Ahsoka: this will be your last day Darth</text:p>
      <text:p text:style-name="P3"/>
      <text:p text:style-name="P3">(Ahsoka looks over her shoulder and see Caesar step into the circle made for them by the troopers, Ahsoka backs up and gets both enemies in front of her)</text:p>
      <text:p text:style-name="P3"/>
      <text:p text:style-name="P3">Ahsoka: alright assholes, lets dance</text:p>
      <text:p text:style-name="P3"/>
      <text:p text:style-name="P3"/>
      <text:p text:style-name="P3">BOSS BATTLE – Darth Vader &amp; Gaius Julius Caesar </text:p>
      <text:p text:style-name="P3"><text:tab/>Difficulty – Vader: 7/10 | Caesar: 6/10</text:p>
      <text:p text:style-name="P3"><text:tab/>Weapons – Vader: Lightsaber, Force Powers | Caesar: Darksaber </text:p>
      <text:p text:style-name="P3"/>
      <text:p text:style-name="P3">This battle is mostly the hardest battle of the entire game, you will have to fight two enemies at once and both of them are very difficult to defeat, the only bright side to the battle is that Caesar will have a smaller health bar than Vader, so you know who to take out first. <text:s/>The battle will begin with Caesar moving forward and at first you can counter Caesar and take out a bit of his health about 5%, and then Vader will be right there to try and hit you, press the next button shown to dodge Vader and kick him away casuing minimal damgae. <text:s/>Now it's your turn to go on offense, attack the closest enemy does not matter who, but make sure if your attacking Caesar, to be aware that Vader can use his powers to hold you up and you have to get out of this by using force push, so that will solve that issue. <text:s/>As it stands Caesar is at about 95% and Vader at 98%, so now to do damage on both enemies you need to just attack one and right when the guy your attacking winds up, evade out of the way and attack the other one, with basic attacks you should be able to take down their lifebars a bit. <text:s/>You will need to deliver a barrage of attacks in each sequence, once you get their healths down to a certain point, it's about 75% for Caesar and about 80% for Vader, (this is on average where they will be at this point). <text:s/>Where a small scene starts</text:p>
      <text:p text:style-name="P3"/>
      <text:p text:style-name="P3">Mini-scene</text:p>
      <text:p text:style-name="P3"/>
      <text:p text:style-name="P3">(Ahsoka is fighting both enemies and then she blocks Caesar and then she kicks him away and uses Force lightning on Vader who narrowly blocks this attack. <text:s/>Ahsoka smirks and then returns to the battle)</text:p>
      <text:p text:style-name="P3"/>
      <text:p text:style-name="P3"><text:soft-page-break/>Game Play </text:p>
      <text:p text:style-name="P3"/>
      <text:p text:style-name="P3">Once you regain control the two enemies will come at you one by one so just evade and then attack them as they try to turn around to see where you are. <text:s/>Then Vader will start to throw his lightsaber around the arena, causing you to have to dodge it and avoid getting killed by Caesar. <text:s/>This will cause you to keep your eyes open for any swinging red blade of death that come near you, however, Vader is vulnerable when he tosses his only weapon around the battlefield. <text:s/>So when he does this try to attack Vader to get a few shots on him before his weapon gets back to him. <text:s/>After attacking Vader and Caesar during this part of the battle, this will get both their healths down to about 60% for Caesar and 65% for Vader, this will make both enemies very upset that you are holding your own, so Caesar will send two troopers to attack you, kill them both with ease and then Vader and Caesar will return to the circle and then Vader will begin to charge around the arena floating around and dive bombing to try and attack you. <text:s/>Caesar is just moving around the battle zone so when Vader is doing this attack Caesar and get him to back off for a moment and send in two troopers, once this happens Vader will come down and you will have to fight Vader and two flunkies, so take out the troopers first, remember these troopers are Crassus' men so then will be armed accordingly. <text:s/>Once you kill off the troopers, Caesar will rejoin the battle and you will then engage Vader and Caesar, their health bars will stand at 65% for Vader and 55% for Caesar. Caesar will then retreat again and two troopers will step up, use this chance to fight off Vader as the troopers have swords drawn and will not use their rifles. <text:s/>As you are attacking Vader you will see that he will block a lot of your attacks, so the only way you can hit him will be with your counter attacks, so wait for him to try and attack. <text:s/>Once he does a normal strike, block and then you will see a button flash on the screen, press it and you will go into slow motion combat, and just press the buttons shown to complete an attack that will have Ahsoka block Vader's attack and then deliver three jabs to Vader's chest and then smacking his helmet with the hilt of her saber. <text:s/>Vader will back off and send two troopers of his own, so now there will be four troopers in your way, so wait for one to attack and press the button shown to instant kill two of them. <text:s/>Use basic attacks to kill the last two, then Vader sporting 60% health and Caesar with 55% will come from the crowd and return to the fight. <text:s/>The two of them have not been fighting as a team, but at this point they will start using team work to try and flank you, so you will see Caesar try to get around you so time your actions. <text:s/>As Caesar is moving to the left roll to the same spot and deliver a stike on Caesar as he is not block when moving. <text:s/>Caesar will be knocked back for a bit and this will give you time to attack Vader, he will be just as hard to hit so you will need to be quick with your attacks so you do not get flanked by Caesar, who will get back up in about 60 seconds. <text:s/>Caesar is now half dead and is taking a majority of the beating during this battle, so he will back off until Vader is at the same amout of health so this gives you the chance to attack Vader one on one. <text:s/>Vader will move forward (he only walks) then he will charge at you so roll out of the way and you will see a button flash, press it and Ahsoka will evade Vader and slash him as he is passing her. <text:s/>This will bring Vader down to about 55% and he will still be fighting alone, Vader will try to use his force powers if you are to far from him, so to combat this use either push or lightning to stop him from choking you. <text:s/>Lightning will stun Vader for a small amount of time giving you a chance to attack him and get his health down to about 50% after a barrage of attacks, this could take a few turns to do as Vader will be quick to get up in most cases. <text:s/>Once you have both enemies at 50% Caesar will rejoin the battle, this will have two enemies at half strength, so make use of your items if you haven't done so already and heal yourself with what ever you can. <text:s/>Vader and Caesar will then move forward at the same time use force lightning again and this will hit both of them, stunning both of them, now just attack them both until they get up, this will not do as much damage as you want but it will give you time to attack or heal yourself. <text:s/>Once they regain their footing they will move forward again, so this time head for one of them, head for Vader first and start to attack him then you will see the block button flash on your screen, press it and Ahsoka will block Caesar's attack and then punch him in the face, press the next button shown and you will kick Vader away, giving you time to attack Caesar, so you <text:soft-page-break/>will have a chance to attack Caesar for a bit here and then Vader will be behind you so you will have to return to fighting him. <text:s/>This part of the battle will be prety difficult since you need to be on your guard for most of it, so once you are back to fighting Vader, Caesar will again try to attack you and you will need to counter them to do any form of damage during this part of the battle. <text:s/>As you are constantly trying to keep the two enemies away from you, you have a risk of losing some health to this part of the fight, so if this happens just roll out of the way and use items or your powers to heal yourself. <text:s/>Once you are ready to fight again, use force Lightning to stun them both and then attack them both as much as possible, after countering them and using this stun tactic, you will be able to get both of their healths to drop below 40%, once this happens the two imperials will try a different tactic the will both back up and then charge together, to evade this, press the evade button and Ahsoka will slide under their attacks and then while they both have their backs turned, Ahsoka will hurl her shield at Caesar, knocking off about 10% health, causing him to be stunned for a bit. <text:s/>Now attack Vader while he is turning around, you will not have a shield for the remainder of this battle though so this will have you change your strategy when fighting these guys. <text:s/>Attack Vader with basic attacks, Caesar will not get up until Vader is at 30%, this will help later in the battle, so just use any attacks possible to keep Vader from hitting you with anything. <text:s/>Vader will try to float around the arena and use his powers on you again but use the same powers as last time to thwart these plans to kill you. <text:s/>If you use lightning, it will stun him for a bit, giving you time to attack him and take his health down to about 30%. <text:s/>this will trigger Caesar to re-enter the fight and with both of them really hurt their attacks will speed up and become more powerful if they hit you, so do your best to avoid the attacks from Vader. <text:s/>So you now have to return to the strategy of letting them get on either side of you and you counter them to knock out their health. <text:s/>After several counter attacks, both of your enemies healths will be at about 20%. this will start a mini scene </text:p>
      <text:p text:style-name="P3"/>
      <text:p text:style-name="P3">Mini-scene </text:p>
      <text:p text:style-name="P3"/>
      <text:p text:style-name="P3">(Ahsoka is fighting both Vader and Caesar, Ahsoka ducks and punches Caesar, then pushes him away, she then attacks Vader. <text:s/>During this fight, Vader starts swinging and he clips Ahsoka, giving her a small cut on her face, she checks herself and then gets into a battle stance) </text:p>
      <text:p text:style-name="P3"/>
      <text:p text:style-name="P3">Game Play </text:p>
      <text:p text:style-name="P3"/>
      <text:p text:style-name="P3">You no longer have to deal with Caesar in this battle so focus your efforts on defeating Darth Vader. <text:s/>So he will start to walk towards you with about 20% health, so move on the offensive and attack him you will instantly clash. <text:s/>Press the button shown as usual and you will win, delivering 5% damage to Vader in the process. <text:s/>Now that Vader is backing up, this is your chance to press forward and attack vader with everything you have left, and this barrage of attacks will eventually get Vader's health down to about 10%. <text:s/>with Vader near dead he will then stand strong, once you start running forward to engage him a cutscence will start that will end the battle </text:p>
      <text:p text:style-name="P3"/>
      <text:p text:style-name="P3">CUTSCENE </text:p>
      <text:p text:style-name="P3"/>
      <text:p text:style-name="P3">(Ahsoka runs at Vader and the two are fighting one another niether gaining an edge, then Caesar returns into the arena and Ahsoka catches eye of him, she then kicks Vader away, and fights Caesar for a little until she looks over her shoulder again to see Vader advancing. <text:s/>Ahsoka then delivers an elbow to the neck of Vader as he is charging, causing him to fall back. <text:s/>Ahsoka then attacks Caesar, the two battle for a bit until they get tangled up with one-another. <text:s/>Ahsoka breaks this by headbutting Caesar, he falls to the ground, stunned and shocked, Ahsoka then exhales, as she is about to strike Caesar down, we see a red blade stab through Ahsoka's body, she is at first shocked herself, she begins to beings to bleed and blood is running from her mouth. The picture then shows Vader ripping out his saber, then Ahsoka <text:soft-page-break/>grabing her wound in pain, falling to the ground and her saber turns off. <text:s/>She then goes to grab it but then Vader kicks her weapon away.)</text:p>
      <text:p text:style-name="P3"/>
      <text:p text:style-name="P3">Vader: I would not have you so easily from this world Gaius</text:p>
      <text:p text:style-name="P3">Caesar: I do not need your sympathy, (Vader helps him up)</text:p>
      <text:p text:style-name="P3"/>
      <text:p text:style-name="P3">(Crassus marches over to this part of the battlefield)</text:p>
      <text:p text:style-name="P3"/>
      <text:p text:style-name="P3">Crassus: hold!, (points at Ahsoka, who is on her knees bent over the ground holding her wound) this is the Jedi that would seek the fall of the Empire</text:p>
      <text:p text:style-name="P3">Caesar: (points at Ahsoka) this fucking woman!</text:p>
      <text:p text:style-name="P3"/>
      <text:p text:style-name="P3">(the imperials are standing over Ahsoka as she struggles to cling to life)</text:p>
      <text:p text:style-name="P3"/>
      <text:p text:style-name="P3">Publius: she yet lives, I would see her crucified!</text:p>
      <text:p text:style-name="P3">Crassus: no, I would use this opportunity to send message to Spartacus, (kneels on the ground) so that he may know the depths of his failure, and what fate we shall see him too as well, (looks around) execute her </text:p>
      <text:p text:style-name="P3"/>
      <text:p text:style-name="P3">(Ahsoka is struggling to stay alive but Caesar props her up and then she just looks out onto the sky, a tear is streaking down her face, she is on her knees upright and then we see Vader wind up his blade. <text:s/>We then see a slow motion of Vader swinging and then we see the blade get close Ahsoka close her eyes and then we see a shot from a far away cliff and you see Vader finish the swing, cutting her body and Ahsoka's body go limp. Bontari is shown witnessing this and then he gets escorted down the hill by Storm troopers)</text:p>
      <text:p text:style-name="P3"/>
      <text:p text:style-name="P3">the scene then ends</text:p>
      <text:p text:style-name="P3"/>
      <text:p text:style-name="P3">LEVEL 11 COMPLETE </text:p>
      <text:p text:style-name="P3"/>
      <text:p text:style-name="P3">Game Play</text:p>
      <text:p text:style-name="P3"/>
      <text:p text:style-name="P3">Your are given control as Typhon, and this will be the way it is for the remainder for this game as our favorite heorin has fallen in battle, you are placed in Typhon's office and you will see that no one is there, you are alone. <text:s/>Exit this room to see that the rebel troops are keeping everything in order, so the next thing you can do is go to the barracks and hang with the men, as there is little to do with out your comapion by your side, <text:s/>as you walk down the halls you are greeted by your men, and then a soldier tells you that there is a message, now you will have to go the bridge and this is at the top floor so go there and ou will see the remaining leaders Renner, Houston and Crixus. <text:s/>Kalmowicz and Trotten are in the back of the room talking and smoking. <text:s/>As you enter the room a mini-scene starts</text:p>
      <text:p text:style-name="P3"/>
      <text:p text:style-name="P3">Mini-scene</text:p>
      <text:p text:style-name="P3"/>
      <text:p text:style-name="P3">(Typhon walks in)</text:p>
      <text:p text:style-name="P3"/>
      <text:p text:style-name="P3">Typhon: give report</text:p>
      <text:p text:style-name="P3">Crixus: still no word from the troops on Cylipso, word is they have fallen </text:p>
      <text:p text:style-name="P3">Typhon: where did you come by this information</text:p>
      <text:p text:style-name="P3">Renner: the message </text:p>
      <text:p text:style-name="P3"><text:soft-page-break/></text:p>
      <text:p text:style-name="P3">(he plays it)</text:p>
      <text:p text:style-name="P3"/>
      <text:p text:style-name="P3">Crassus: Spartacus, friends, I contact you to speak of a tragedy. <text:s/>Your Jedi, Ahsoka Tano has fallen in glorious battle, as all soldiers wish for, yet do not turn wrath upon me, it was Vader who delivered final blow. <text:s/>I trust you will do good with this new information. </text:p>
      <text:p text:style-name="P3"/>
      <text:p text:style-name="P3">(message ends) </text:p>
      <text:p text:style-name="P3"/>
      <text:p text:style-name="P3">Houston: Crassus sold out Vader </text:p>
      <text:p text:style-name="P3">Typhon: seems like it, </text:p>
      <text:p text:style-name="P3">Crixus: to fuck with them, we must stand strong</text:p>
      <text:p text:style-name="P3">Typhon: a difficult thing, absent heart beating in chest </text:p>
      <text:p text:style-name="P3">Renner: we have all lost Sparty, even friends, family, lovers all of them taken from us </text:p>
      <text:p text:style-name="P3">Crixus: take Vader's life, and let us become one again </text:p>
      <text:p text:style-name="P3">Typhon: I would think upon the subject </text:p>
      <text:p text:style-name="P3">Crixus: Lawrence</text:p>
      <text:p text:style-name="P3">Typhon: that man is dead, my name, is Spartacus </text:p>
      <text:p text:style-name="P3"/>
      <text:p text:style-name="P3">(he leaves the room) </text:p>
      <text:p text:style-name="P3"/>
      <text:p text:style-name="P3">Game Play </text:p>
      <text:p text:style-name="P3"/>
      <text:p text:style-name="P3">you will start back outside the door to the bridge and then you next plan is to think about the next move, head for the barracks which is two floors down, so once you reach the third floor, follow the signs. <text:s/>Once your in the barracks you will see Aaron hanging out with soldiers once you go up to him you will start a mini-scene</text:p>
      <text:p text:style-name="P3"/>
      <text:p text:style-name="P3">Mini-scene</text:p>
      <text:p text:style-name="P3"/>
      <text:p text:style-name="P3">Typhon: I would have words with Aaron</text:p>
      <text:p text:style-name="P3">(the other soldiers nod and leave they pat both Aaron and Typhon on the back as they leave)</text:p>
      <text:p text:style-name="P3">Aaron: whats this about </text:p>
      <text:p text:style-name="P3">Typhon: I would have your council, </text:p>
      <text:p text:style-name="P3">Aaron: why me?</text:p>
      <text:p text:style-name="P3">Typhon: well, you owe me a debt, one I would see paid presently </text:p>
      <text:p text:style-name="P3">Aaron: what would you have me do?</text:p>
      <text:p text:style-name="P3">Typhon: we have received word from an imperial message.....Ahsoka Tano is dead</text:p>
      <text:p text:style-name="P3">Aaron: (begins to tear up) I am sorry for your loss</text:p>
      <text:p text:style-name="P3">Typhon: I can barely eat, I havent been drinking, I</text:p>
      <text:p text:style-name="P3">Aaron: you lost someone close to you, everyone feels this pain </text:p>
      <text:p text:style-name="P3">Typhon: no one should feel this way, the others persuade me towards thoughts of blood</text:p>
      <text:p text:style-name="P3">Aaron: as would I, the cowards must pay </text:p>
      <text:p text:style-name="P3">Typhon: it was Vader who delivered final blow</text:p>
      <text:p text:style-name="P3">Aaron: do you wish him dead?</text:p>
      <text:p text:style-name="P3">Typhon: Lawrence Typhon would not, </text:p>
      <text:p text:style-name="P3">Aaron: that is not who you are anymore, Typhon has been gone for some time, you are Spartacus, like the hero of old, you can win this fight, you can defeat Darth Vader </text:p>
      <text:p text:style-name="P3">Typhon: to battle then, I would truly honor Ahsoka (holds the lightsaber in his hand) the proper way </text:p>
      <text:p text:style-name="P3"><text:soft-page-break/>Aaron: to do that you have to become one with the force, you must train </text:p>
      <text:p text:style-name="P3">Typhon: absent a jedi, that is hardly a concern, I must honor the dead, with Vader's blood</text:p>
      <text:p text:style-name="P3"/>
      <text:p text:style-name="P3">Scene ends</text:p>
      <text:p text:style-name="P3"/>
      <text:p text:style-name="P3">NOTE: Typhon will now be labeled as Spartacus, any time you see that name, that is Typhon, he's using the name everyone else gave him. <text:s/>You will now play the remainder of the game as SPARTACUS, you have as weapons a yellow lightsaber, an A81 assault rifle, two pistols, a shotgun and 4 grenades. <text:s/>You will have no more use of force powers, just a move called “Wrath of the Gods” this is something that can be used only in Boss Fights, any time you face a main enemy you will have the chance to see this skill. (in this mode you will have a meter that inidcates when you can use the various powers that are given to you, since this can only be used in battles to fill your meter you need to spill the enemy's blood). <text:s/>Your normal attacks are slower but a bit stronger, every stormtrooper you kill with one hit, always severing a limb or their head. <text:s/>As one story ends, another must begin.............................................</text:p>
      <text:p text:style-name="P3"/>
      <text:p text:style-name="P3">Game Play</text:p>
      <text:p text:style-name="P3"/>
      <text:p text:style-name="P3">Now you will have the chance to walk around outside the barracks, you have a few things you can do, you have an office with unlimited booze and weed, you can enjoy the entire ship as Spartacus at this point. <text:s/>Once you have enjoyed all the great places of the star crusier, head for the bridge to begin the next mission and the first mission of the second half </text:p>
      <text:p text:style-name="P3"/>
      <text:p text:style-name="P3"/>
      <text:p text:style-name="P3">LEVEL 12 – Love Lost (Space) – Seizing the Commodore</text:p>
      <text:p text:style-name="P3"/>
      <text:p text:style-name="P3">CUTSCENE </text:p>
      <text:p text:style-name="P3"/>
      <text:p text:style-name="P3">(Spartacus walks onto the bridge and he meets the remainder of the generals)</text:p>
      <text:p text:style-name="P3"/>
      <text:p text:style-name="P3">Spartacus: generals </text:p>
      <text:p text:style-name="P3">Renner: Spartacus, your thoughts?</text:p>
      <text:p text:style-name="P3">Spartacus: we are for battle, </text:p>
      <text:p text:style-name="P3">Crixus: Vader?</text:p>
      <text:p text:style-name="P3">Spartacus: I would have his life </text:p>
      <text:p text:style-name="P3">Houston: terrific fucking news, whats stands our next move </text:p>
      <text:p text:style-name="P3">Spartacus: Vader has taken the remainder of his army to the third moon of Couriscant, which gives us five days to mount an attack</text:p>
      <text:p text:style-name="P3">Crixus: our ship will not reach the moon</text:p>
      <text:p text:style-name="P3">Spartacus: no, yet the Commodore will</text:p>
      <text:p text:style-name="P3">Houston: the Commodore?</text:p>
      <text:p text:style-name="P3">Renner: it's a star destroyer</text:p>
      <text:p text:style-name="P3">Spartacus: it's scheduled to arrive at the moon in four days</text:p>
      <text:p text:style-name="P3">Crixus: you mean to intercept it </text:p>
      <text:p text:style-name="P3">Renner: One question, what the hell's Aaron doing here </text:p>
      <text:p text:style-name="P3">Aaron: Spartacus asked me to be here</text:p>
      <text:p text:style-name="P3">Renner: (to Spartacus) would she have been ok with this?</text:p>
      <text:p text:style-name="P3">Spartacus: she would, if she was yet of this world</text:p>
      <text:p text:style-name="P3">Renner: Apologies, I do not wish to bring up </text:p>
      <text:p text:style-name="P3"><text:soft-page-break/>Spartacus: (interrups) it's quite alright, I need you by my side in the coming days </text:p>
      <text:p text:style-name="P3">Renner: I would be no where else</text:p>
      <text:p text:style-name="P3">Spartacus: the plan goes as follows, the Commodore will arrive near our ship tomorrow, at that point we can use the shuttles we have captured to board the imperial crusier</text:p>
      <text:p text:style-name="P3">Crixus: after we board them </text:p>
      <text:p text:style-name="P3">Spartacus: we kill them all </text:p>
      <text:p text:style-name="P3">Renner: sounds fucking good</text:p>
      <text:p text:style-name="P3">Spartacus: I would have need for all of you in this fight </text:p>
      <text:p text:style-name="P3">Crixus: you can count on us </text:p>
      <text:p text:style-name="P3">Houston: who will stay with the ship?</text:p>
      <text:p text:style-name="P3">Aaron: i'll stay</text:p>
      <text:p text:style-name="P3">Renner: you?!</text:p>
      <text:p text:style-name="P3">Crixus: your a fucking Imperial, </text:p>
      <text:p text:style-name="P3">Spartacus: I yet question your loyalty, you'll stay with us, Crixus tell Kalmowicz whats going on, once we have the Commodre we can have him meet us </text:p>
      <text:p text:style-name="P3">Houston: sounds good </text:p>
      <text:p text:style-name="P3">Spartacus: everyone know whats going on?</text:p>
      <text:p text:style-name="P3">(everyone nods)</text:p>
      <text:p text:style-name="P3">Spartacus: see it done </text:p>
      <text:p text:style-name="P3"/>
      <text:p text:style-name="P3">(the rebel generals leave the room and then we see a few shuttles headed for space each general is in there own shuttle, soon we see a star destroyer in the distance)</text:p>
      <text:p text:style-name="P3"/>
      <text:p text:style-name="P3">Spartacus: there she is boys, the Commodore</text:p>
      <text:p text:style-name="P3">Renner: fat ass lady if I ever saw one</text:p>
      <text:p text:style-name="P3">Crixus: and you do love them curves</text:p>
      <text:p text:style-name="P3">(everyone laughs)</text:p>
      <text:p text:style-name="P3">Spartacus: (laughs as well) cut the chatter boys, were closing in on our target, sound off</text:p>
      <text:p text:style-name="P3">Renner: Hydra ok</text:p>
      <text:p text:style-name="P3">Houston: Chimera ok </text:p>
      <text:p text:style-name="P3">Crixus: Dragon ok</text:p>
      <text:p text:style-name="P3">Spartacus: Kraken ok, alright once we get close deploy your men and we shall latch on to the hull</text:p>
      <text:p text:style-name="P3"/>
      <text:p text:style-name="P3">(once the shuttles get close to the Commodore, a green light comes on in every shuttle, all the rebels including the generals flying the ships jump out the back and land on the Commodore, they activate foot magnets and they begin to walk to the fron of the ship, Spartacus turns on his lightsaber and cuts a hole in the hull of the star destroyer, all the rebels pile in to this hole or the one Crixus made, once all the rebels are inside the hole will close and the mission will begin</text:p>
      <text:p text:style-name="P3"/>
      <text:p text:style-name="P3">Game Play</text:p>
      <text:p text:style-name="P3"/>
      <text:p text:style-name="P3">You will start at the front of the ship and you will be confronted by a wave of stormtroopers, kill them all with your lightsaber, all your basic attacks will kil these troopers with one hit, and it will always dismember a limb. <text:s/>Once you clean up their welcome wagon, head forward and you will see that all of the rebels will follow you, this will become somewhat more difficult as you will have a the way to go and you will have to be the best commander you can to get your men home alive, so as you move out of the first room you will enter into a cargo hold with several patrolling troopers around the area, you and Crixus will scout ahead, when this triggers, try to stealth kill all the troopers you see, the first one is around the crates in front of you but you have to head down stairs to find him. <text:s/>Then you will be in a <text:soft-page-break/>maze of boxes and weapons, there will be another trooper soon to follow but as soon as he gets close Crixus kills him and you two will then move past an open hall with two troopers on either side. <text:s/>Once past this point Crixus will go to the left and you the right, so now that you have come up behind the trooper in the hallway, stealth kill him and Crixus will do the same for the trooper before him. <text:s/>After these two men are dead the rebels will move up and the next door will be free to enter. <text:s/>The next room is one that is similar to Cassinius ship, it has a kitchen with troopers at ease, so draw your assault rifle and gun down the entire mess hall, as your men will do this too, you may have to kill a few that shoot at you but for the most part this part is about killing unsuspeting troopers. <text:s/>The next room is again similar to Cassinius' ship only this has a huge portrat of Vader and Tarken on the wall in front of you with two grand staircases that go upstairs. <text:s/>There is a bar with high priced liquor and cigarettes still lit in the ashtray, head up the stair cases and you will meet a few troopers who will open fire, you can defeat them with a gun or your saber (the lightsaber is a one hit kill weapon to troopers), after they have all been killed you will enter the giant double doors in front of you only to see a corridor that leades to many different rooms, head for the door at the far end as this will be the commader's office, so the rebel army will then clear out every room in this hallway and as soon as you get to the end of the hall your men are waiting for you to open the door. <text:s/>Move forward and you will go through the doors and see the man in charge</text:p>
      <text:p text:style-name="P3"/>
      <text:p text:style-name="P3">CUTSCENE</text:p>
      <text:p text:style-name="P3"/>
      <text:p text:style-name="P3">(Spartcus points a pistol to the back of the commader's head)</text:p>
      <text:p text:style-name="P3"/>
      <text:p text:style-name="P3">Spartacus: the ship is ours, Imperial </text:p>
      <text:p text:style-name="P3">Commader: well played gentlemen, I did not think you rebels had it in you</text:p>
      <text:p text:style-name="P3">(the commader spins around in his chair and we see that it is Moff Tarken)</text:p>
      <text:p text:style-name="P3">Tarken: and I would ask that you stand down, since you are not taking this ship</text:p>
      <text:p text:style-name="P3">Crixus: oh I would beg to differ....Asshole</text:p>
      <text:p text:style-name="P3">Tarken: (stands up, he is pissed) goddamn it, im not an ASSHOLE!</text:p>
      <text:p text:style-name="P3">(he runs at the rebels only to be knocked out with one punch, by Spartacus)</text:p>
      <text:p text:style-name="P3">Renner: pussy, </text:p>
      <text:p text:style-name="P3">Houston: lets kill him</text:p>
      <text:p text:style-name="P3">Spartacus: we must learn what he knows, take him, and tell the rest of the army to meet us here, </text:p>
      <text:p text:style-name="P3">Crixus: (into com-link) Kalmo, it's time</text:p>
      <text:p text:style-name="P3">Kalmowicz: Copy that, ill be there in a minute </text:p>
      <text:p text:style-name="P3">Crixus: Kalmowicz is on the way </text:p>
      <text:p text:style-name="P3">Renner: nobody hold their breath</text:p>
      <text:p text:style-name="P3">Houston: yeah if you dont, he'll smell the pot on your breath Renner</text:p>
      <text:p text:style-name="P3">Renner: (throws something at Houston) dickhead, I could have pulled it off</text:p>
      <text:p text:style-name="P3">Spartacus: Renner, let me look at your eyes </text:p>
      <text:p text:style-name="P3">Renner: Sparty c'mon </text:p>
      <text:p text:style-name="P3">Spartacus: Renner....</text:p>
      <text:p text:style-name="P3">(Renner sighs and walks over to Spartacus, Renner's eyes are bloodshot, and his breath smells of blunts, like he hotboxed the shuttle before the jump) </text:p>
      <text:p text:style-name="P3">Spartacus: I going to ask you again, are you high? </text:p>
      <text:p text:style-name="P3">Renner: ok, a few of the men on my shuttle pulled out a blunt, I took a few rips to take the edge off and I think it helped </text:p>
      <text:p text:style-name="P3">Spartacus: you must be careful, I cannot have you ripped when were in battle</text:p>
      <text:p text:style-name="P3">Renner: It wont happen again man</text:p>
      <text:p text:style-name="P3">Spartacus: carry on, secure the ship, ill handle Tarken </text:p>
      <text:p text:style-name="P3"><text:soft-page-break/></text:p>
      <text:p text:style-name="P3">(we then see Tarken tied to a chair and Spartacus is sitting in front of him)</text:p>
      <text:p text:style-name="P3"/>
      <text:p text:style-name="P3">Tarken: your waisting your time rebel shit</text:p>
      <text:p text:style-name="P3">Spartacus: it is your time that is being wasted, where is Vader</text:p>
      <text:p text:style-name="P3">Tarken: heywood,</text:p>
      <text:p text:style-name="P3">Spartacus: what?</text:p>
      <text:p text:style-name="P3">Tarken: Heywood jablowme</text:p>
      <text:p text:style-name="P3">(Spartacus punches Tarken in the face)</text:p>
      <text:p text:style-name="P3">Spartacus: I will ask again, <text:span text:style-name="T2">where</text:span> is Vader</text:p>
      <text:p text:style-name="P3">Tarken: perhaps your jedi would be more successful</text:p>
      <text:p text:style-name="P3">(Spartacus turns around and fires a blaster shot into Tarken's leg)</text:p>
      <text:p text:style-name="P3">Tarken: ow! You fucking bastard</text:p>
      <text:p text:style-name="P3">Spartacus: (grabs Tarken by his shirt) where is Vader!?</text:p>
      <text:p text:style-name="P3">Tarken: with Vincent </text:p>
      <text:p text:style-name="P3">Spartacus: really?</text:p>
      <text:p text:style-name="P3">Tarken: Vincent, Van-go fuck yourself</text:p>
      <text:p text:style-name="P3">Spartacus: very well, </text:p>
      <text:p text:style-name="P3"/>
      <text:p text:style-name="P3">(Spartacus draws his saber and puts it to Tarken's neck)</text:p>
      <text:p text:style-name="P3"/>
      <text:p text:style-name="P3">Spartacus: this is her weapon, I would stain the ground with your blood</text:p>
      <text:p text:style-name="P3">Tarken: (Sweating) look, take it easy, </text:p>
      <text:p text:style-name="P3">Spartacus: tell me now!</text:p>
      <text:p text:style-name="P3">Tarken: moon 4, the couriscant moon base this ship was scheduled to dock there </text:p>
      <text:p text:style-name="P3">Spartacus: was that so hard, (to the guards) dump him off at the nearest system </text:p>
      <text:p text:style-name="P3"/>
      <text:p text:style-name="P3">(the guards nods, and Spartacus leaves the room)</text:p>
      <text:p text:style-name="P3"/>
      <text:p text:style-name="P3">Spartacus: be sure he does not die</text:p>
      <text:p text:style-name="P3">Rebel: would he do the same for us?</text:p>
      <text:p text:style-name="P3">Spartacus: (hands soldier a piece of paper) carve this into his flesh </text:p>
      <text:p text:style-name="P3">Rebel: ill see it done (looks at the paper and nods) </text:p>
      <text:p text:style-name="P3"/>
      <text:p text:style-name="P3">(Renner walks up) </text:p>
      <text:p text:style-name="P3"/>
      <text:p text:style-name="P3">Renner: what was that about</text:p>
      <text:p text:style-name="P3">Spartacus: im having us send Tarken off with a gift </text:p>
      <text:p text:style-name="P3">Renner: that'll stick it in his Moff...(makes a face and holds thumbs up)</text:p>
      <text:p text:style-name="P3">Spartacus: (laughs) that was good, </text:p>
      <text:p text:style-name="P3">Renner: yeah, I thought you'd like that, now what</text:p>
      <text:p text:style-name="P3">Spartacus: we have three days, then we shall set course for moon 3 </text:p>
      <text:p text:style-name="P3">Renner: three? I thought Tarken said four?</text:p>
      <text:p text:style-name="P3">Spartacus: it's a trap, one given out of desparation, the reason he no longer remains with us </text:p>
      <text:p text:style-name="P3">Renner: you knew where the base was all along, you didn't need Tarken to tell you</text:p>
      <text:p text:style-name="P3">Spartacus: I needed him to lie, and in doing so he reviled much more than he thinks</text:p>
      <text:p text:style-name="P3">Renner: the fucking force dude, it's something else </text:p>
      <text:p text:style-name="P3">Spartacus: grab your gear this battle will be a long one </text:p>
      <text:p text:style-name="P3">Renner: copy that </text:p>
      <text:p text:style-name="P3"><text:soft-page-break/></text:p>
      <text:p text:style-name="P3">(we are taken back to the imperials and Crassus' ship that is now flying through the stars)</text:p>
      <text:p text:style-name="P3"/>
      <text:p text:style-name="P3">Crassus: what news do you bring</text:p>
      <text:p text:style-name="P3">Officer: the rebel we have captured is not speaking, even after pursuasive methods</text:p>
      <text:p text:style-name="P3">Crassus: what stands his name</text:p>
      <text:p text:style-name="P3">Officer: he has yet to give it </text:p>
      <text:p text:style-name="P3">Crassus: summon Caesar he will know what to do </text:p>
      <text:p text:style-name="P3">Officer: imperitor (smacks his chest like a Roman and leaves) </text:p>
      <text:p text:style-name="P3"/>
      <text:p text:style-name="P3">(we then see Crassus walking down the halls of his ship and he meets with Caesar and they enter a prison cell network and they walk down a corridor and inside the cell is Bontari, he looks like he got the shit kicked out of him, but he's still awake)</text:p>
      <text:p text:style-name="P3"/>
      <text:p text:style-name="P3">Crassus: what is your name rebel </text:p>
      <text:p text:style-name="P3">Bontari: shove it up your ass rich boy </text:p>
      <text:p text:style-name="P3">Caesar: foul mouthed one is he </text:p>
      <text:p text:style-name="P3">Crassus: take him </text:p>
      <text:p text:style-name="P3">(Caesar gabs bontari and they take him to a different room they chain him up to the ceiling and they get two praetorians guards in)</text:p>
      <text:p text:style-name="P3"/>
      <text:p text:style-name="P3">Bontari: do your worst you fucking cunts </text:p>
      <text:p text:style-name="P3">Crassus: oh we plan to, (looks at the the prisoner) wait</text:p>
      <text:p text:style-name="P3">(the praetorian stops his action)</text:p>
      <text:p text:style-name="P3">Crassus: your name is Lux Bontari, son of Senator Bontari of the Separatist alliance, you were regant of Onderon and now a rebel accomplice</text:p>
      <text:p text:style-name="P3">Bontari: you think my name makes difference,</text:p>
      <text:p text:style-name="P3">Crassus: no but your body will, Crucify him and broadcast it to show what happenes if you do not break proper word</text:p>
      <text:p text:style-name="P3">(The Praetorians grab Bontari and bring him to the main hangar, they prop wood on the ground and they throw Bontari on the wood, you see everything here and it is super brutal they put him upright and we see Bontari struggling to stay alive and the Imperials are proud of this sight)</text:p>
      <text:p text:style-name="P3"/>
      <text:p text:style-name="P3">Caesar: what will this prove</text:p>
      <text:p text:style-name="P3">Crassus: it will strike fear in those systems hindering on rebellion </text:p>
      <text:p text:style-name="P3">Caesar: and this will keep them in line</text:p>
      <text:p text:style-name="P3">Crassus: there are two ways to bend people to your will, love and fear, we havent the time for love, it is only with fear that we can hold the galaxy together long enough during this time of war </text:p>
      <text:p text:style-name="P3">Caesar: we must return to the war, who knows what Spartacus is planning now</text:p>
      <text:p text:style-name="P3">Crassus: send word to our scouts, I would know of the rebel's move </text:p>
      <text:p text:style-name="P3">Caesar: imperitor, (he leaves the room) </text:p>
      <text:p text:style-name="P3"/>
      <text:p text:style-name="P3">LEVEL 12 COMPLETE </text:p>
      <text:p text:style-name="P3"/>
      <text:p text:style-name="P3">Game Play</text:p>
      <text:p text:style-name="P3"/>
      <text:p text:style-name="P3">You are place in the star destroyer and the rebels have taken over the ship at this point, once you are able to walk around, move for the bridge of the ship which will be harder to find since it is not in the same place as the rebel's ship. <text:s/>So move to the left and access the elevators, head to the highest floor <text:soft-page-break/>possible. <text:s/>Once you get there, you will see a small hall way headed up to doors which say “bridge”, enter the doors and this will start a mini-scene</text:p>
      <text:p text:style-name="P3"/>
      <text:p text:style-name="P3">Mini-scene</text:p>
      <text:p text:style-name="P3"/>
      <text:p text:style-name="P3">(Spartacus enters the bridge to see the other rebels around the room trying to collect documents and find new information about their enemy, Spartacus moves over to Renner who is shifting through papers)</text:p>
      <text:p text:style-name="P3"/>
      <text:p text:style-name="P3">Spartacus: what have you found</text:p>
      <text:p text:style-name="P3">Renner: nothing in this pile, but check this out (grabs a paper from another pile) </text:p>
      <text:p text:style-name="P3">Spartacus: (looks at it) it looks like plans to build machine limbs </text:p>
      <text:p text:style-name="P3"/>
      <text:p text:style-name="P3">(we see the robot arms and legs and they look similar to another charicter) </text:p>
      <text:p text:style-name="P3"/>
      <text:p text:style-name="P3">Renner: these disigns on the armor, does that look familiar? (shows the CIS symbol) </text:p>
      <text:p text:style-name="P3">Spartacus: these parts came from the Seps, there trying to build an army </text:p>
      <text:p text:style-name="P3">Crixus: (runs into the room) no, just one robot</text:p>
      <text:p text:style-name="P3"/>
      <text:p text:style-name="P3">(they all go to the machine room and we see IG-88 on a table not activated)</text:p>
      <text:p text:style-name="P3"/>
      <text:p text:style-name="P3">Spartacus: (reads on droid) IG-88 assassin droid, first of kind, made by Tarken</text:p>
      <text:p text:style-name="P3">Crixus: what is this new enemy</text:p>
      <text:p text:style-name="P3">Renner: he's a droid, nothing more </text:p>
      <text:p text:style-name="P3">Spartacus: we must be cautious, do not activate this, dump it with Tarken </text:p>
      <text:p text:style-name="P3">Renner: we could use this guy in our army </text:p>
      <text:p text:style-name="P3">Spartacus: he may have alterior plans, it has a mind of it's own </text:p>
      <text:p text:style-name="P3">Crixus: we'll throw his ass off the ship </text:p>
      <text:p text:style-name="P3"/>
      <text:p text:style-name="P3">(the three leave the room) </text:p>
      <text:p text:style-name="P3"/>
      <text:p text:style-name="P3">Renner: why would Tarken make an assasssin droid</text:p>
      <text:p text:style-name="P3">Spartacus: isn't it obvious, he wants droids to do his work in killing me </text:p>
      <text:p text:style-name="P3">Crixus: they would rob you short of honor</text:p>
      <text:p text:style-name="P3">Spartacus: the empire knows not of honor, even in death </text:p>
      <text:p text:style-name="P3">Renner: what now, we have Tarken in a cell and a killing machine below us</text:p>
      <text:p text:style-name="P3">Spartacus: destory it, </text:p>
      <text:p text:style-name="P3">Crixus: what?</text:p>
      <text:p text:style-name="P3">Spartacus: destroy the droid and let us be done with this</text:p>
      <text:p text:style-name="P3">Renner: are you sure we cannot use it?</text:p>
      <text:p text:style-name="P3">Spartacus: that thing, is a droid, it will never follow a human master </text:p>
      <text:p text:style-name="P3">Crixus: ill dump the shit with Tarken</text:p>
      <text:p text:style-name="P3"/>
      <text:p text:style-name="P3">Game Play</text:p>
      <text:p text:style-name="P3"/>
      <text:p text:style-name="P3">You are placed outside of the machine room and you will have seen a lot so far, you captured Tarken, stopped the programming of IG-88 and there is only one thing left to do before you can get to the next mission, head for the barracks which are on the third floor (like your ship) head to the elevators and follow the signs once you reach the correct floor, once in the barracks you will see rebels dressing in <text:soft-page-break/>trooper armor, there is another door here that says “officer's only” enter this door (to the right of th barracks and you will enter a training room, with guns on the table and a joint that is still burning, walk more into this room and a cutscene </text:p>
      <text:p text:style-name="P3"/>
      <text:p text:style-name="P3">CUTSCENE </text:p>
      <text:p text:style-name="P3"/>
      <text:p text:style-name="P3">(Spartacus is entering the room but then we hear footsteps, Spartacus quickly turns arouns and draws his lightsaber, he cuts a gun in half and he points the yellow blade to a man wearing clone commando armor, the man backs up)</text:p>
      <text:p text:style-name="P3"/>
      <text:p text:style-name="P3">Clone: state you business, slave </text:p>
      <text:p text:style-name="P3">Spartacus: that is no way to speak to a veteran</text:p>
      <text:p text:style-name="P3">Clone: what?</text:p>
      <text:p text:style-name="P3">Spartacus: (holsters his weapon) Captain Lawrence S. Typhon, commander of spec ops division, 4<text:span text:style-name="T4">th</text:span> battalion republic army </text:p>
      <text:p text:style-name="P3">Clone: Captain Gregor, Delta Squad leader, 1<text:span text:style-name="T4">st</text:span> battalion </text:p>
      <text:p text:style-name="P3"/>
      <text:p text:style-name="P3">(they both salute each other and put away their guns)</text:p>
      <text:p text:style-name="P3"/>
      <text:p text:style-name="P3">Spartacus: why are you here Gregor</text:p>
      <text:p text:style-name="P3">Gregor: I was....(pauses) the war ended with the fall of the Jedi, not something we thought would happen</text:p>
      <text:p text:style-name="P3">Spartacus: how many Jedi have you killed?</text:p>
      <text:p text:style-name="P3">Gregor: seven, you?</text:p>
      <text:p text:style-name="P3">Spartacus: none...you don't know who I am do you </text:p>
      <text:p text:style-name="P3">Gregor: a war hero</text:p>
      <text:p text:style-name="P3">Spartacus: I am Spartacus, leader of the rebels </text:p>
      <text:p text:style-name="P3">Gregor: I have heard of your name, and the things you and your rabble have completed, you search for Vader</text:p>
      <text:p text:style-name="P3">Spartacus: tell me where I can find him, </text:p>
      <text:p text:style-name="P3">Gregor: this ship is going his way, were scheduled to land on the moon base of Couriscant in a few days, Vader will be there </text:p>
      <text:p text:style-name="P3">Spartacus: why would you tell me this </text:p>
      <text:p text:style-name="P3">Gregor: because, I, I'm not sure I just feel like I should help you</text:p>
      <text:p text:style-name="P3">Spartacus: your a clone, loyal to the emperor</text:p>
      <text:p text:style-name="P3">Gregor: true, yet I had a surgery perfromed, ever since I heard about that shit with Fives </text:p>
      <text:p text:style-name="P3">Spartacus: the brain chips....</text:p>
      <text:p text:style-name="P3">Gregor: so, yeah, (taps his helmet) dont have one </text:p>
      <text:p text:style-name="P3">Spartacus: and you killed Jedi just the same?</text:p>
      <text:p text:style-name="P3">Gregor: I lied, I though you were an imperial so I threw out a number, </text:p>
      <text:p text:style-name="P3">Sparacus: so how many </text:p>
      <text:p text:style-name="P3">Gregor: zero, however, I....killed Delta Squad </text:p>
      <text:p text:style-name="P3">Spartacus: you are a traitor</text:p>
      <text:p text:style-name="P3">Gregor: I was sent to work for Tarken after the inccedent, </text:p>
      <text:p text:style-name="P3">Spartacus: tell of it </text:p>
      <text:p text:style-name="P3">Gregor: we were being sent to hunt this sep leader, part of the banking clan, he was doing deals with the numoidian Nute Gunray, to supply the Droid army with funds, we entered the war zone and there was three jedi commanders present, Tiplee or Tiplar which ever one was alive, I couldn't tell the difference, James Katarn, and Koth were there as well. <text:s/>Those led us into battle that day, we had the <text:soft-page-break/>seps on the run, then Tiplee led us into a cave network, just her and delta, </text:p>
      <text:p text:style-name="P3">Spartacus: then what happened </text:p>
      <text:p text:style-name="P3">Gregor: (sighs) we fought our way through, but I was separated from the rest when we were in the thick of the fight, I contacted them, there was no answer. <text:s/>Then in came the order the Emperor which his terrifying voice (imitates emperors voice) Exicute order 66, (normal speaking) that was it, I doubled back only to see the most horrific sight I had ever seen in my life, Delta Squad was....taking turns on the jedi, I could not bear to see such a sight. <text:s/>My men raped and brutalized a Jedi commander, </text:p>
      <text:p text:style-name="P3">Spartacus: the reason you killed them </text:p>
      <text:p text:style-name="P3">Gregor: yes, I gunned them all down, you couldn't recgonize them, then I, had to </text:p>
      <text:p text:style-name="P3">Spartacus: you, put her out of her misery </text:p>
      <text:p text:style-name="P3">Gregor: she asked me to free her, grabed my knife even (he starts to weep)</text:p>
      <text:p text:style-name="P3">Spartacus: hold tears, you are stronger than any other in your place </text:p>
      <text:p text:style-name="P3">Gregor: so I put her down and fleed the scene, I was captured by Praetorians a week later for killing my men, since their wounds were from my gun</text:p>
      <text:p text:style-name="P3">Spartacus: then you were forced to work for Tarken</text:p>
      <text:p text:style-name="P3">Gregor: thats right, I was to train his army and his personal assassin, I think he took that idea from you </text:p>
      <text:p text:style-name="P3">Spartacus: the droid</text:p>
      <text:p text:style-name="P3">Gregor: IG-88, that thing is dangerous, it can think and process things like we can, that kind of power can take over the galaxy</text:p>
      <text:p text:style-name="P3">Spartacus: Gregor, do you wish to be free,</text:p>
      <text:p text:style-name="P3">Gregor: more than anything else</text:p>
      <text:p text:style-name="P3">Spartacus: then produce your hands, and have it be so</text:p>
      <text:p text:style-name="P3">(Gregor shows Spartacus his hands and Spartacus cuts off the clone gauntlets with his saber, they fall off)</text:p>
      <text:p text:style-name="P3">Spartacus: you are a free man, removed from shackels, rise again as one</text:p>
      <text:p text:style-name="P3">Gregor: thank you, I will not let you down </text:p>
      <text:p text:style-name="P3">Spartacus: come, there is yet planning </text:p>
      <text:p text:style-name="P3"/>
      <text:p text:style-name="P3">Game Play</text:p>
      <text:p text:style-name="P3"/>
      <text:p text:style-name="P3">one word, WOW, Gregor is back and he is one of the rebels now, so now that you have the next Rodrigo Rivera (we will always miss him) he will follow you around the ship, now you will have to go to the machine room where you were previously, so go to that room to see a cutscene</text:p>
      <text:p text:style-name="P3"/>
      <text:p text:style-name="P3">CUTSCENE</text:p>
      <text:p text:style-name="P3">(Renner is smoking a blunt in the machine room and he has no one to burn with so he goes up to the table and presses a button on IG-88, he turns around to hit his blunt and then we see a red laser shoot the blunt in half. <text:s/>Renner, spits out the remainder and looks at IG-88,)</text:p>
      <text:p text:style-name="P3"/>
      <text:p text:style-name="P3">Renner: come here (motions with his hand) </text:p>
      <text:p text:style-name="P3">(IG-88 goes right up to him so the two are face to face)</text:p>
      <text:p text:style-name="P3">Renner: what the hell was that about?</text:p>
      <text:p text:style-name="P3">IG-88: what?, come at me bro, whats up?</text:p>
      <text:p text:style-name="P3">Renner: that was primo shit right there you owe me a blunt</text:p>
      <text:p text:style-name="P3">IG-88: how bout you suck it Landow </text:p>
      <text:p text:style-name="P3">Renner: how do you know my name</text:p>
      <text:p text:style-name="P3">IG-88: (looks around) dude, it's on your jacket, R. Landow who else are you going to be </text:p>
      <text:p text:style-name="P3">Renner: hmm. (backs up) good point, smoke?</text:p>
      <text:p text:style-name="P3">IG-88: eh...(shrugs his shoulders)</text:p>
      <text:p text:style-name="P3"><text:soft-page-break/></text:p>
      <text:p text:style-name="P3">(The next thing we see is these two passing a blunt, and once IG-88 takes a hit his yellow eye turns red, and the smoke billows out the top of his head.)</text:p>
      <text:p text:style-name="P3"/>
      <text:p text:style-name="P3">IG-88: that some good shit </text:p>
      <text:p text:style-name="P3">Renner: what did I tell you buddy, wait so you have a plan to take over the galaxy (hits the blunt and passes it)</text:p>
      <text:p text:style-name="P3">IG-88: (takes a hit) pretty fucking cool huh?</text:p>
      <text:p text:style-name="P3">Renner: Sparty and I have been trying to defeat the empire for years (grabs the blunt and hits it)</text:p>
      <text:p text:style-name="P3">IG-88: dude, my plan is perfect, all I have to do is get into the deathstar, then im home trees </text:p>
      <text:p text:style-name="P3">Renner: dude, it's home free</text:p>
      <text:p text:style-name="P3">IG-88: shit, (takes a hit) what was I just talking about </text:p>
      <text:p text:style-name="P3"/>
      <text:p text:style-name="P3">(they both burst out laughing)</text:p>
      <text:p text:style-name="P3"/>
      <text:p text:style-name="P3">Renner: thats sweet man no way, </text:p>
      <text:p text:style-name="P3">IG-88: im not joking man, im going to fuck the empire over big time </text:p>
      <text:p text:style-name="P3">Renner: what was your original program</text:p>
      <text:p text:style-name="P3">IG-88: to kill your leader, yet if this is how he allows you to live, I couldn't take him down</text:p>
      <text:p text:style-name="P3">Renner: ill smoke to that </text:p>
      <text:p text:style-name="P3"/>
      <text:p text:style-name="P3">(Spartacus and Gregor enter the room to see Renner smoking with IG-88)</text:p>
      <text:p text:style-name="P3"/>
      <text:p text:style-name="P3">Spartacus: Renner stand back </text:p>
      <text:p text:style-name="P3">(IG-88 draws Renner's pistol, grabs him and puts the gun to his head)</text:p>
      <text:p text:style-name="P3">IG-88: back off or I will shoot</text:p>
      <text:p text:style-name="P3">Renner: your not gonna shoot me </text:p>
      <text:p text:style-name="P3">(IG-88 lets him go)</text:p>
      <text:p text:style-name="P3">IG-88: dude, it's all about Brovado, huh, Machismo, gotta give me a chance man</text:p>
      <text:p text:style-name="P3">Renner: oh, ok sorry bud lets take that from the top</text:p>
      <text:p text:style-name="P3">Spartacus: what</text:p>
      <text:p text:style-name="P3">Gregor: let me ice this clanker (points his gun at IG-88)</text:p>
      <text:p text:style-name="P3">Spartacus: hold, your not enemies</text:p>
      <text:p text:style-name="P3">Renner: no this guys gotta...</text:p>
      <text:p text:style-name="P3">IG-88: all in do time my friends, but first I must thank you for releasing me from my master</text:p>
      <text:p text:style-name="P3">Spartacus: what do you want droid</text:p>
      <text:p text:style-name="P3">IG-88: I have a name ya know</text:p>
      <text:p text:style-name="P3">Renner: Whats this clone doing here</text:p>
      <text:p text:style-name="P3">Spartacus: this is Gregor he's an ally</text:p>
      <text:p text:style-name="P3">Renner: This is IG-88 he's an ally</text:p>
      <text:p text:style-name="P3">Spartacus: Gregor, lower your weapon</text:p>
      <text:p text:style-name="P3">(Gregor lowers his gun)</text:p>
      <text:p text:style-name="P3">IG-88: look I know you have Tarken in custody, let me take him off your hands </text:p>
      <text:p text:style-name="P3">Spartacus: will you kill him </text:p>
      <text:p text:style-name="P3">IG-88: no, ill just rough him up</text:p>
      <text:p text:style-name="P3">Renner: he's had enough already, this guy (points to Spartacus) shot him in the leg</text:p>
      <text:p text:style-name="P3">IG-88: nice, well we're coming on a planet soon, drop him off and i'll do the rest </text:p>
      <text:p text:style-name="P3">Spartacus: we will not tell you where we're going </text:p>
      <text:p text:style-name="P3">IG-88: I know, just wherever you go stick it to the empire</text:p>
      <text:p text:style-name="P3"><text:soft-page-break/>Spartacus: don't need to ask for that (walks away and Gregor follows)</text:p>
      <text:p text:style-name="P3">Renner: (goes to follow the rebels) Hey, IG, don't forget about me when you take over the world alright</text:p>
      <text:p text:style-name="P3">IG-88: when I do, were gonna roast a fatty bud, </text:p>
      <text:p text:style-name="P3"/>
      <text:p text:style-name="P3">(Renner leaves the room and we go to the rebels walking down the hall)</text:p>
      <text:p text:style-name="P3"/>
      <text:p text:style-name="P3">Spartacus: Renner, your close to the droid, make sure he does what he says </text:p>
      <text:p text:style-name="P3">Renner: copy that </text:p>
      <text:p text:style-name="P3">Spartacus: Gregor, come with me I have a plan</text:p>
      <text:p text:style-name="P3"/>
      <text:p text:style-name="P3">Scene ends</text:p>
      <text:p text:style-name="P3"/>
      <text:p text:style-name="P3">Game Play</text:p>
      <text:p text:style-name="P3"/>
      <text:p text:style-name="P3">you will regain control and you will have Gregor following you, now you have to move for the barracks and this next part will be fun. <text:s/>So head for the barracks on the third floor and once you enter you will see your soldiers dressing up in stormtrooper armor. <text:s/>Walk up to them and this will begin the next mission in which you will gain your stripes </text:p>
      <text:p text:style-name="P3"/>
      <text:p text:style-name="P3">LEVEL 13 – Spartacus' Vengeance (Moon 3) – Assault on Moon 3 </text:p>
      <text:p text:style-name="P3"/>
      <text:p text:style-name="P3">CUTSCENE</text:p>
      <text:p text:style-name="P3"/>
      <text:p text:style-name="P3">(Spartacus enters the room with Gregor, the rest of the rebel leaders are there already in their uniforms and Spartacus gets tossed one)</text:p>
      <text:p text:style-name="P3"/>
      <text:p text:style-name="P3">Houston: who's got the kick ass armor </text:p>
      <text:p text:style-name="P3">Spartacus: this is Gregor, he's with us </text:p>
      <text:p text:style-name="P3">Gregor: I long for Imperial blood, and to shit on the Emperor's face </text:p>
      <text:p text:style-name="P3">Crixus: he's definitely with us </text:p>
      <text:p text:style-name="P3">Renner: I saw off the IG-88 and Tarken the bitch</text:p>
      <text:p text:style-name="P3">Kalmowicz: this plan is gonna be a tough one, whats the roster of the Commodore </text:p>
      <text:p text:style-name="P3">Clovis: (reads a paper) it says that there was 400 on the ship no more than that </text:p>
      <text:p text:style-name="P3">Spartacus: We're ready for this, Vader won't know what hit him</text:p>
      <text:p text:style-name="P3">Crixus: whats the full plan </text:p>
      <text:p text:style-name="P3">Spartacus: this (steps up in front of the rest of the group) I know you may wonder what we are doing, we are for the capital, and a moon base</text:p>
      <text:p text:style-name="P3">Trotten: who's on this base</text:p>
      <text:p text:style-name="P3">Spartacus: Vader and the Remainder of the 501<text:span text:style-name="T4">st</text:span> </text:p>
      <text:p text:style-name="P3">Crixus: and were gonna kill them all</text:p>
      <text:p text:style-name="P3">Spartacus: Vader is mine </text:p>
      <text:p text:style-name="P3">Trotten: sounds good</text:p>
      <text:p text:style-name="P3">Spartacus: once we arrive, Gregor will march first with the rest of our strike force behind him, once we get into the gates and well into the base thats when we will attack, we will start by cutting off their communications then we will destroy their escape. <text:s/></text:p>
      <text:p text:style-name="P3">Renner: then Vader </text:p>
      <text:p text:style-name="P3">Spartacus: if any of you see Vader, do not engage him, I'll handle him</text:p>
      <text:p text:style-name="P3">Crixus: everyone know what their doing?</text:p>
      <text:p text:style-name="P3">(All the rebels nod)</text:p>
      <text:p text:style-name="P3"><text:soft-page-break/>Spartacus: alright, lets see it done</text:p>
      <text:p text:style-name="P3"/>
      <text:p text:style-name="P3">Game Play </text:p>
      <text:p text:style-name="P3"/>
      <text:p text:style-name="P3">You are now placed in a TIE Interceptor guarding the shuttles, this mission will be a tough one, since you will have few supporting fighters entering hostile airspace, once you flying for some time, you will get a message asking for identity of your convoy, there will be no answer from the rebels and theirfore you will hear the imperial say “Scramble fucking fighters”. <text:s/>Now you will see a few TIE fighters come up in front of you, speed up and take on these fighters, use your missiles to knock out the first wave quickly, once they are dead you will be able to fly uncontested for a bit, then more fighters will come for you. <text:s/>Now these fighters will go to attack the shuttles, and these shuttle will be able to take out a few of the fighters but you will have to do the heavy lifting, once you kill most of them, more allied fighters will come to your aid, they will destroy the last of your enemies. <text:s/>Once this happens you will hear the imperial transmission say “I guess it's up to us” then you will see a giant Imperial Shuttle, with two TIE fighters on either side. <text:s/>Your target will be this shuttle, so aim for that and chase it around as your allies will take out the fighters surrounding the shuttle. <text:s/>You will have to chase it for some time shooting many misiles at this ship to take it down, once it goes up in flames, the other fighter will still be shooting at your shuttles and so you have another mission. <text:s/>Take them out and then this will complete the mission. <text:s/><text:line-break/></text:p>
      <text:p text:style-name="P3">(the next thing we see is the star destroyer reaching the moon base and we see it land and Gregor lead all the men out of the ship and then an officer greets the men)</text:p>
      <text:p text:style-name="P3"/>
      <text:p text:style-name="P3">Officer: who's in charge here</text:p>
      <text:p text:style-name="P3">Gregor: I am, </text:p>
      <text:p text:style-name="P3">Officer: where is Tarken</text:p>
      <text:p text:style-name="P3">Gregor: dead, we were set upon by Spartacus and his shits, these men are all that survive</text:p>
      <text:p text:style-name="P3">Officer: lead the men to the barracks, and give Lord Vader your report</text:p>
      <text:p text:style-name="P3">Gregor: lead the way </text:p>
      <text:p text:style-name="P3"/>
      <text:p text:style-name="P3">(we see the rebels in disguise march to the barracks and see the rest of the 501<text:span text:style-name="T4">st</text:span> resting and hanging out )</text:p>
      <text:p text:style-name="P3"/>
      <text:p text:style-name="P3">Trooper: so, you met Spartacus' Rebels </text:p>
      <text:p text:style-name="P3">Spartacus: (still in charicter) he was formitable, yet we escaped with out lives, </text:p>
      <text:p text:style-name="P3">Trooper: that's for sure, </text:p>
      <text:p text:style-name="P3">Trooper 2: you missed it we iced this Jedi and their army it was glorious, I think they gutted her</text:p>
      <text:p text:style-name="P3"/>
      <text:p text:style-name="P3">(Spartacus, then rips off his helmet) </text:p>
      <text:p text:style-name="P3"/>
      <text:p text:style-name="P3">Spartacus: hold your tounge Imperial </text:p>
      <text:p text:style-name="P3">Trooper: Holy shit!!</text:p>
      <text:p text:style-name="P3">(Crixus rips off his helmet and cuts the trooper's head off and the rest of the rebels kill the troopers in the barracks, Spartacus get out of the trooper armor and he is in his normal clothes, she draws his saber)</text:p>
      <text:p text:style-name="P3"><text:line-break/>Spartacus: kill them all</text:p>
      <text:p text:style-name="P3"/>
      <text:p text:style-name="P3">(all the rebels cheer)</text:p>
      <text:p text:style-name="P3"><text:soft-page-break/></text:p>
      <text:p text:style-name="P3">Game Play </text:p>
      <text:p text:style-name="P3"/>
      <text:p text:style-name="P3">Well here we are Moon 3 barracks, exit this building and take on the troopers that come near you, all these enemies will be killed with one hit so they will be easy to deal with. <text:s/>Once you kill the first wave move forward and head for the open area, all your soldiers will pull their own weight and you will be joined by Crixus and Renner, so you will have strong allies by your side. <text:s/>Once you have begun to defeat all the troopers in the court yard, you will see that your men will point out a large building at the edge of the base and say that this is the power plant, head for that and two troopers will be guarding the gates, kill them with your rifle and you can have them down before you get to the gate. <text:s/>Once there press the button shown to destroy the gate and throw it open, as your soldiers are ripping through the area head for the doors and kick to bust them open, and you will then deal with a small group of about 10 troopers in the enterance room. <text:s/>Kill them all with any move you want all will kill them in one strike, once they are all dead, you will see a highlighted part of the wall, go up to it and it is a power grid, shoot it and the power for the base will be down and theirfore no communications. <text:s/></text:p>
      <text:p text:style-name="P3"/>
      <text:p text:style-name="P3">Mini-scene</text:p>
      <text:p text:style-name="P3"/>
      <text:p text:style-name="P3">(Vader and Gregor are in a strategy room and the lights turn off)</text:p>
      <text:p text:style-name="P3"/>
      <text:p text:style-name="P3">Vader: the rebels are here</text:p>
      <text:p text:style-name="P3">Gregor: they followed me, shit!</text:p>
      <text:p text:style-name="P3">Vader: ill take them myself, cover me </text:p>
      <text:p text:style-name="P3">(he exits the room)</text:p>
      <text:p text:style-name="P3"/>
      <text:p text:style-name="P3">Game play</text:p>
      <text:p text:style-name="P3"/>
      <text:p text:style-name="P3">We are taken back to the battle and you have a new task, get to the hangar ans destroy the remaining fighters, so head out of the power plant and you will be met by a squad of troopers, you and your men will be able to take them out no problem, and this will be nice to get some help from your men in the mean. <text:s/>Once these troopers are dead, move forward and to the right, you will see a large square structure with a garage type door, head for this building and the door will open from the ground up. <text:s/>Troopers will storm out, switch to your rifle and pick as many off before they get close, once they do you can cut them down with your saber. <text:s/>Once the welcome party is killed, move into the hangar and you will see spots on the fighters and ships, go up to as many as you can and press the button shown to set charges on the ships, once you have placed bombs on like five or six of the fighters, you will be told to clear the area. <text:s/>Leave the hangar and then Renner will yell “Fire in the hole” and every fighter and shuttle in the hangar is destroyed. <text:s/>Now they base is in ruins, smoke and fire, once this happens another mini-scene will start</text:p>
      <text:p text:style-name="P3"/>
      <text:p text:style-name="P3">Mini-scene</text:p>
      <text:p text:style-name="P3"/>
      <text:p text:style-name="P3">(Vader and Gregor exit their tower and see that the rebels are winning)</text:p>
      <text:p text:style-name="P3"/>
      <text:p text:style-name="P3">Vader: into the tower, let them come to us</text:p>
      <text:p text:style-name="P3">Gregor: I can take em</text:p>
      <text:p text:style-name="P3">Vader: no, we yet hold the advantage </text:p>
      <text:p text:style-name="P3"/>
      <text:p text:style-name="P3">Game Play</text:p>
      <text:p text:style-name="P3"><text:soft-page-break/></text:p>
      <text:p text:style-name="P3">Now you will see a large tower in front of you, head for this building and you will see the doors of this tower have Imperial symbols all over it. <text:s/>Enter the doors by kicking them open and you enter the foyer of Vader's tower, a few troopers will meet you and fire at you as you and the rebels run into the tower. <text:s/>Kill the nearest enemies to you and yor men will take care of the rest, as the first room is cleared you have the chance to go up the stairs in front of you and there will be a few doors to choose from, your men will go into their respective doors. <text:s/>You and Renner will take the doors in front of you and it will be a long hall way covered with beautiful paintings and artifacts from the Clone Wars, as your moving down the halls, troopers will be there to shoot at you. <text:s/>Switch to your gun and shoot the troopers that confront you in the hallway they will be dead without any real trouble. <text:s/>Once this hall is cleared you must enter the doors in front of you once you kick open these doors there will be a great room with a platform in the middle, Vader is standing on the platrom with Gregor and this platform will rise up and head for the top floor Spartacus will yell out and then the rest of the rebels will join Spartacus and Renner, once this happens you will see a causeway that leads up to the highest floor, this will be your chance to get to the top, Spartacus will tell his men “Call your rides, i'm taking him alone” Crixus will say “we will come and get you when your done with him” once this is mentioned run up the causeway and it will lead you to a hatch that you can open, once this is opened this will start a mini scene</text:p>
      <text:p text:style-name="P3"/>
      <text:p text:style-name="P3">Mini-scene</text:p>
      <text:p text:style-name="P3"/>
      <text:p text:style-name="P3">(Spartacus climbs onto the top of this tower, you can see the Captial planet in the distance, Vader and Gregor are on the opposite side of our hero)</text:p>
      <text:p text:style-name="P3"/>
      <text:p text:style-name="P3">Vader: valient effort, yet you are out numbered, Gregor, Kill him</text:p>
      <text:p text:style-name="P3">Gregor: (points his gun at Vader) afraid I can't do that sir </text:p>
      <text:p text:style-name="P3">Vader: what did you say </text:p>
      <text:p text:style-name="P3">Gregor: I'm with him</text:p>
      <text:p text:style-name="P3">Vader: you, fucking traitor, you turned on your own men! (he force chokes Gregor holding him up)</text:p>
      <text:p text:style-name="P3">Spartacus: let him go Anakin!</text:p>
      <text:p text:style-name="P3">(Vader is still in his mindset not letting go)</text:p>
      <text:p text:style-name="P3">Spartacus: Let...Him...GO!</text:p>
      <text:p text:style-name="P3">(Vader drops Gregor)</text:p>
      <text:p text:style-name="P3">Vader: how dare you say that name </text:p>
      <text:p text:style-name="P3">Spartacus: you have taken someone from me I would return the favor (Takes off his jacket, he is wearing a black A shirt, he then grabs his saber)</text:p>
      <text:p text:style-name="P3">Vader: you wish to see your death</text:p>
      <text:p text:style-name="P3">Spartacus: it is you who will fall this day (turns on his yellow lightsaber) </text:p>
      <text:p text:style-name="P3">Vader: very well (turns on his saber)</text:p>
      <text:p text:style-name="P3"/>
      <text:p text:style-name="P3">BOSS BATTLE – Darth Vader </text:p>
      <text:p text:style-name="P3"><text:tab/>Difficulty – 7/10</text:p>
      <text:p text:style-name="P3"><text:tab/>Weapons – Lightsaber, Force Powers </text:p>
      <text:p text:style-name="P3"/>
      <text:p text:style-name="P3">Walk up to Vader and attack him to start the fight, you will clash blades and you will have to press the first button shown to dodge Vader's attack and kick him away. <text:s/>Then Vader will try and use his power to attack you, this will be your first instance to use the best move in the game “WRATH OF THE GODS” this move is only used in boss battles and this can counter any attack the enemy will lay on you, so once he uses force choke (this will be the most common power he will use) press the button used to Trigger force powers and the screen will have a red tint and everything will be in slow motion and you <text:soft-page-break/>will be in real time and fast as hell, just press the attack buttons and you will just lay down a hand full of hits on Vader knocking down his health to about 80%. <text:s/>once this happens a mini scene will start</text:p>
      <text:p text:style-name="P3"/>
      <text:p text:style-name="P3">Mini-scene </text:p>
      <text:p text:style-name="P3"/>
      <text:p text:style-name="P3">Vader: the force, it is srong with you</text:p>
      <text:p text:style-name="P3">Spartacus: yeah will im gonna force my foot in your ass</text:p>
      <text:p text:style-name="P3">(the two clash and it seems to be even, then Spartacus begins to push Vader back, Vader is shocked, then Vader pushes Spartacus away and the battle will continue)</text:p>
      <text:p text:style-name="P3"/>
      <text:p text:style-name="P3">Game Play </text:p>
      <text:p text:style-name="P3"/>
      <text:p text:style-name="P3">With Vader at 80% he will charge towards you and try to slash you on impact, evade out of thew line of fire and you will see a button flash as he passes you, press it and you will hit Vader as he is passing you. <text:s/>Vader will then force choke you, and hold you in the air, for this pull out your hand gun and fire at Vader about five times he will have to drop you to block the shots, this will get you back on the ground, then as Vader is regaining his ground attack him with a few basic shots with your lightsaber to get the most damage this will get him down to about 75%, once this happens you will see the L2 button flash on your screen, your power is fully charged and it will be ready for use so either you can use the move now or later, wait for the moment, he can block this and you will have to wait for it to charge again. <text:s/>Now that this move is ready for use, wait for the right moment and this will be right after he attacks, block his attacks and then use a counter move to get Vader off guard, once his is there use the attack and unleash several strikes on this fuck taking his health down to about 65%. <text:s/>Once Vader reaches this point he will start to use force lightning constantly to try and knock you to the ground, this can be either evaded or it can be blocked with your saber, if you choose to block it, you will be pushed back and Vader will then quickly move forward and slash at you with one strike, dodge this attack and press the button shown and you will strike Vader taking out 5% of his health. <text:s/>With Vader at 60% his attacks will become faster as any enemy has in the past and just when you get to this point Wrath of th Gods will be charged and ready for use. <text:s/>This time however your attack is more likely to miss as Vader is really speeding up with his attacks and his movement, so in order to time this correctly, you must wait for Vader to attack and then counter him and then use Wrath of the Gods, this will allow you to knock his health down to about 50% and this will start a mini scene</text:p>
      <text:p text:style-name="P3"/>
      <text:p text:style-name="P3">Mini-scene</text:p>
      <text:p text:style-name="P3">(Vader and Spartacus are fighting and it seems to be even)</text:p>
      <text:p text:style-name="P3"/>
      <text:p text:style-name="P3">Vader: Your strength fails you, rebel </text:p>
      <text:p text:style-name="P3">Spartacus: you will see justice for your crimes </text:p>
      <text:p text:style-name="P3">Vader: she chose her fate</text:p>
      <text:p text:style-name="P3">Spartacus: as you did yours, when you took her life </text:p>
      <text:p text:style-name="P3"/>
      <text:p text:style-name="P3">(Spartacus goes on the offensive and he swings his saber and Vader dodges that attack but Spartacus kicks him back and points his saber forward)</text:p>
      <text:p text:style-name="P3"/>
      <text:p text:style-name="P3">Spartacus: this was her sword, recognize it?</text:p>
      <text:p text:style-name="P3">Vader: did she give that to you (laughs)</text:p>
      <text:p text:style-name="P3"/>
      <text:p text:style-name="P3">(Spartacus screams and charges at Vader)</text:p>
      <text:p text:style-name="P3"/>
      <text:p text:style-name="P3"><text:soft-page-break/>Game Play </text:p>
      <text:p text:style-name="P3"/>
      <text:p text:style-name="P3">Vader will be at 50% and he will not be happy with you for getting this far, as soon as the mini-scene ends you will have your special move ready to go so use it, you will hit him 100% of the time in this sequence, so once activated just button mash and you will knock off 10% of his health taking Vader to about 40%. <text:s/>Vader will then jump up and float in the air and charge down at you, roll out of the way and you will see that Vader will still be airborne, pull out your assault rifle and fire all the shots you can at Vader, he will block a lot of the shots, but you will hit him with a few, your Rifle will not lose any ammo in this battle (your fucking Spartacus, you don't reload). <text:s/>So once your able to hit Vader with enough shots he will kneel on the ground, but any basic attack will be blocked for the most part so switch to the lightsaber and attack Vader with any attack and watch the blockade at work. <text:s/>After consistantly attacking for a bit you Wrath of the Gods power will be charged and then Vader will go up back in the air and return to his attacks from the sky. <text:s/>With your power charged, switch to the assault rifle and shoot him back down to the ground, once Vader is kneeling on the ground activate your power and attack Vader with everything you have and every attack you land will connect with your enemy taking hit down to 30% health. <text:s/>Vader will then return to the air and then quickly slam to the ground, so jump up to dodge this attack, but Vader will then force choke you and hold you in the air, pull out your pistol and stop this move. <text:s/>Once you get back on the ground switch back to your lightsaber and you will then clash with Vader, press the button shown and you will win, hit him with a few more attacks, that he will block. <text:s/>Vader will back up and be ready to charge you so roll out of the way and just wait for the next chance you get for a clash because this will be the only time you can attack him successfully. <text:s/>So once your power is ready to go, try and get close to Vader, he will be backing up but just keep moving forward and attack and this will start a clash, win any way you can and then activate Wrath of the Gods and you will get Vader with all your strong attacks knocking out another 10% of his health. <text:s/>Vader will be at 20% and he will not be easy to take out now, he will return to the air and fire off Lightning, block this attack and you will be able to aim the lightning back at him destorying the box on his chest, Vader will fall to the ground breathing heavily his health being knocked down another 10%. <text:s/>Walk up to him and he will try to attack you with his lightsaber, press the button shown and you will knock the weapon out of his hands, and cut off the hand holding it, press the next button shown and Vader will lift his hand up and Spartacus will cut off that hand and kick Vader to the ground, this will take out the rest of his health and this will start a cutscene</text:p>
      <text:p text:style-name="P3"/>
      <text:p text:style-name="P3">CUTSCENE</text:p>
      <text:p text:style-name="P3">(Vader is on the ground and Spartacus raises his lightsaber ready to strike, we then see this through Vader's eyes. <text:s/>We see Spartacus standing over him, eyes red with rage, showing the scene from the last game when Anakin saw his future. <text:s/>We then see Spartacus ready to strike the final blow.)</text:p>
      <text:p text:style-name="P3"/>
      <text:p text:style-name="P3">Spartacus: Say goodnight, Skywalker </text:p>
      <text:p text:style-name="P3">Vader: fuck</text:p>
      <text:p text:style-name="P3"/>
      <text:p text:style-name="P3">(Right as Spartacus goes in for the kill he stops and turns around to block a sniper shot, We then see the sniper, it's Crassus. <text:s/>Crassus then throws down his gun and draws his Dark Saber and runs at Spartacus, the two clash sabers and fight each other for a short time, Caesar and Publius go and grab Vader carrying him to safety. <text:s/>Troopers begin to get to the tower and shoot at Spartacus, then a shuttle flys up behind Spartacus and he then runs and jumps to safety. <text:s/>Crassus watches as Spartacus escapes the moon and then Crassus retreats with his men, and Spartacus leaves the planet in victory.)</text:p>
      <text:p text:style-name="P3"/>
      <text:p text:style-name="P3">(we go to the shuttle carrying the rebels)</text:p>
      <text:p text:style-name="P3"/>
      <text:p text:style-name="P3"><text:soft-page-break/>Spartacus: how'd the mission go</text:p>
      <text:p text:style-name="P3">Crixus: we drew this as success </text:p>
      <text:p text:style-name="P3">Renner: (over message) we all good in here, were on your side</text:p>
      <text:p text:style-name="P3">Spartacus: Crassus was there, he halted me from finishing task</text:p>
      <text:p text:style-name="P3">Crixus: you proved that you would do what was needed, we will follow you Spartacus</text:p>
      <text:p text:style-name="P3"/>
      <text:p text:style-name="P3">(Spartacus nods and then we see the three shuttles go into hyper space)</text:p>
      <text:p text:style-name="P3"/>
      <text:p text:style-name="P3"/>
      <text:p text:style-name="P3">LEVEL 13 COMPLETE </text:p>
      <text:p text:style-name="P3"/>
      <text:p text:style-name="P3">(We then go to the Crassus' ship and we see him looking at a map of the galaxy, Caesar enters the room)</text:p>
      <text:p text:style-name="P3"/>
      <text:p text:style-name="P3">Caesar: Imperitor </text:p>
      <text:p text:style-name="P3">Crassus: Gaius, </text:p>
      <text:p text:style-name="P3">Caesar: his highness summons you</text:p>
      <text:p text:style-name="P3">Crassus: (stands up) shall we</text:p>
      <text:p text:style-name="P3"/>
      <text:p text:style-name="P3">(the two walk down the hall and they meet the Emperor sitting on his throne in Crassus' ship)</text:p>
      <text:p text:style-name="P3"/>
      <text:p text:style-name="P3">Emperor: Marcus Crassus</text:p>
      <text:p text:style-name="P3">Crassus: My lord, you called for me</text:p>
      <text:p text:style-name="P3">Emperor: as you know, Lord Vader has met some injuries, </text:p>
      <text:p text:style-name="P3">Crassus: I did all I could to save him</text:p>
      <text:p text:style-name="P3">Emperor: he would be dead if it was not for you, </text:p>
      <text:p text:style-name="P3">Crassus: what do you ask of me</text:p>
      <text:p text:style-name="P3">Emperor: full command of the war against the rebels is now yours </text:p>
      <text:p text:style-name="P3">Crassus: I accept your generous offer, I will see Spartacus and his rebels benieth heal </text:p>
      <text:p text:style-name="P3">Emperor: good, Imperitor, take with me my new Inquisitor </text:p>
      <text:p text:style-name="P3">(The Inquisitor (Spurius) walks out)</text:p>
      <text:p text:style-name="P3">Crassus: Spurius, long time no see </text:p>
      <text:p text:style-name="P3">Inquisitor: you shall refer to me by my title Crassus, I did not earn it to be called a bastard </text:p>
      <text:p text:style-name="P3">Caesar: but you are one </text:p>
      <text:p text:style-name="P3">Emperor: SILENCE! </text:p>
      <text:p text:style-name="P3"/>
      <text:p text:style-name="P3">(everyone shuts up) </text:p>
      <text:p text:style-name="P3"/>
      <text:p text:style-name="P3">Emperor: now, Imperitor Crassus will lead the charge, Inquisitor, </text:p>
      <text:p text:style-name="P3">(Spurius looks up)</text:p>
      <text:p text:style-name="P3">Emperor: you will aid Crassus in whatever he needs</text:p>
      <text:p text:style-name="P3">Inquisitor: yes my lord </text:p>
      <text:p text:style-name="P3">Crassus: I but serve the glory of the Empire </text:p>
      <text:p text:style-name="P3">Emperor: go, and end this war </text:p>
      <text:p text:style-name="P3"/>
      <text:p text:style-name="P3">(Crassus and Caesar leave the room followed by the Inquisitor)</text:p>
      <text:p text:style-name="P3"/>
      <text:p text:style-name="P3">Inquisitor: Imperitor Crassus</text:p>
      <text:p text:style-name="P3">Crassus: (turns around) your still here </text:p>
      <text:p text:style-name="P3"><text:soft-page-break/>Inquisitor: I have been tracking a group of rebels, </text:p>
      <text:p text:style-name="P3">Caesar: we have been fighting Spartacus and the Jedi Assassin</text:p>
      <text:p text:style-name="P3">Inquisitor: word is you killed one of them </text:p>
      <text:p text:style-name="P3">Crassus: Vader delivered final blow, </text:p>
      <text:p text:style-name="P3">Inquisitor: I need help removing my rebels from concern </text:p>
      <text:p text:style-name="P3">(Crassus looks at Caesar) </text:p>
      <text:p text:style-name="P3">Crassus: very well, Caesar, take a detachment of troops and reinforce Spurius </text:p>
      <text:p text:style-name="P3">Caesar: Imperitor, Spurius, we move for your ship </text:p>
      <text:p text:style-name="P3"/>
      <text:p text:style-name="P3">(we then go back to the rebels and they are looking over plans for their next attack)</text:p>
      <text:p text:style-name="P3"/>
      <text:p text:style-name="P3">Spartacus: any new ideas</text:p>
      <text:p text:style-name="P3">Crixus: usually, we would have something lined up</text:p>
      <text:p text:style-name="P3">(Renner runs into the room)</text:p>
      <text:p text:style-name="P3">Renner: guys I got it, the next big thing</text:p>
      <text:p text:style-name="P3">Crixus: what is upon mind</text:p>
      <text:p text:style-name="P3">Renner: Lazarus (looks pleased) </text:p>
      <text:p text:style-name="P3">(everyone looks around puzzled)</text:p>
      <text:p text:style-name="P3">Houston: what is that</text:p>
      <text:p text:style-name="P3">Renner: Lazarus is a liquid drug, shot into your blood stream it can create super soldiers</text:p>
      <text:p text:style-name="P3">Spartacus: who holds this item</text:p>
      <text:p text:style-name="P3">Renner: the Sith, on Mustafar, if we can get our hands on it, we could halt the Sith's plans</text:p>
      <text:p text:style-name="P3">Crixus: what else can this drug be used for </text:p>
      <text:p text:style-name="P3">Houston: (looks up information) it says that Lazarus was delveloped by Kaminoan scientists, to breed stronger soldiers and to revive clone troopers when they had died </text:p>
      <text:p text:style-name="P3">Spartacus: It resurrects people</text:p>
      <text:p text:style-name="P3">Houston: however it was banned after one year when the drug had horrific side effects</text:p>
      <text:p text:style-name="P3">Crixus: like what </text:p>
      <text:p text:style-name="P3">Houston: anger, agression, rage, and insanity </text:p>
      <text:p text:style-name="P3">Spartacus: the reason the Sith want it </text:p>
      <text:p text:style-name="P3">Kalmowicz: can it be used, without the side effects</text:p>
      <text:p text:style-name="P3">Houston: no, the scientists who created it said it was an abomination </text:p>
      <text:p text:style-name="P3">Spartacus: then we must get it before the Sith do, and destroy it </text:p>
      <text:p text:style-name="P3">Kalmowicz: ill summon the army </text:p>
      <text:p text:style-name="P3"/>
      <text:p text:style-name="P3">Game Play</text:p>
      <text:p text:style-name="P3"/>
      <text:p text:style-name="P3">You are now placed in your office, you can get any items you need here before your mission. <text:s/>Once you have all the supplies you need to complete this next task, head to the bridge to access the next misson there is not much to do so head up stairs and get that drug. <text:s/></text:p>
      <text:p text:style-name="P3"/>
      <text:p text:style-name="P3">LEVEL 14 – Mustafar (One By One) – Failure of Mustafar </text:p>
      <text:p text:style-name="P3"/>
      <text:p text:style-name="P3">CUTSCENE</text:p>
      <text:p text:style-name="P3"/>
      <text:p text:style-name="P3">(we see the rebels landing on the docks of Mustafar and there is no one there it looks empty)</text:p>
      <text:p text:style-name="P3"/>
      <text:p text:style-name="P3">Spartacus: (exits his shuttle) keeps eyes open, and be on your guard</text:p>
      <text:p text:style-name="P3">(he draws his assault rifle and the level starts)</text:p>
      <text:p text:style-name="P3"><text:soft-page-break/></text:p>
      <text:p text:style-name="P3">Game Play</text:p>
      <text:p text:style-name="P3"/>
      <text:p text:style-name="P3">You will be placed at the docks of the volcanic planet, so move forward into the doors in front of you and your men will follow suit. <text:s/>In your party you will have Crixus, Renner and Kalmowicz so you have some top guards, once you enter the doors you will see many dead bodies of stormtroopers, rotting corpses of old separatist leaders, in this enterence room, you can see a door in front of you that does not open, so move to the left and follow the path and you will see a battle droid barely clinging to life, Crixus goes up to him and kills the droid. <text:s/>Move forward and the door here will not open, Renner will step up and say “i got this” he will plant a charge near the door and then he will yell “Fire in the hole”. <text:s/>Run back to cover and Renner will blow up the door, a few Stormtroopers will be there and they will be dazed from the blast, shoot down all three troopers here and clear the control room. <text:s/>Once hin here you will find one cat walk leading to the other side of the factory destroyed and in the lava, the other is raised and not able to reach. <text:s/>Go up to the controls and press the button shown and the other catwalk will lower giving you access to the rest of the complex. <text:s/>Go to the other side and you will be met by a battle droid, kill him easily and have your men follow you through the next door, inside this small room <text:s/>there will be cameras everywhere, you will remain in this room to the door in front of you opens and you will see a few troopers there to meet you, kill them all, they will mostly be taken out by your allies. <text:s/>Move forward and you will see two paths one leading straight and the other leading down to a lower level, your men will choose the straight path so take the lower one and you will see that you are undernieth everyone else, here there will be a control pannel, press the button shown to take down the locks on all the doors leading into the control room, once thats done you will have to head back up stairs to rejoin your men, get up to the floor above you and your men will be in combat with a few troopers, once you get to your allies, finish off the rest of the enemies and move up the nearest ramp, you will see a a door at the bottom of a ramp down will be another door, five troopers will exit the door. <text:s/>Take on the two that step up with dark sabers, you will be able to use all the moves Ahsoka could and a few more, so once you attack the two troopers it will go into slow motion and you will see buttons to press. <text:s/>Follow the directions and you will block one attack and punch the trooper behind you, then kill the guy in front of you and then you will see that your guys will be brutally stabbing the trooper whom you punched. <text:s/>With the path cleared you will be able to enter the door and see a destroyed control room with bodies everywhere, you see all the bodies of the Separatist leaders scattered around the room, you will be able to look around the room and see all the dead, and pick out a few of the leaders. <text:s/>Then as you near a room with a long table with chairs, you will then see Watt Tambor's body cut to shreds and bloddied. <text:s/>Spartacus will then say “looks like someone did the job for us”, then there will be a silence and then Spartacus will say “ oh yeah, im the only one”. <text:s/>The door at the end of this hall will lead back to the first control room, turn around and return to the previous room a cut scene will then start </text:p>
      <text:p text:style-name="P3"/>
      <text:p text:style-name="P3">CUTSCENE </text:p>
      <text:p text:style-name="P3"/>
      <text:p text:style-name="P3">Renner: there's nothing here </text:p>
      <text:p text:style-name="P3">Spartacus: look around, there might be a trace of this drug </text:p>
      <text:p text:style-name="P3">(the rebels begin to look around the area and Spartacus walks to the control pad)</text:p>
      <text:p text:style-name="P3"/>
      <text:p text:style-name="P3">Spartacus: camera feeds </text:p>
      <text:p text:style-name="P3"/>
      <text:p text:style-name="P3">(he sees Anakin Butchering all the sepratist leaders, then he goes to the next scene which is Obi-Wan fighting Anakin)</text:p>
      <text:p text:style-name="P3"/>
      <text:p text:style-name="P3"><text:soft-page-break/>Renner: what did you find?</text:p>
      <text:p text:style-name="P3">Spartacus: cameras, im looking for the culprits of this disaster </text:p>
      <text:p text:style-name="P3"/>
      <text:p text:style-name="P3">(they both watch the fight, then he switchs the feed to the 501<text:span text:style-name="T4">st</text:span> shooting up the place and Captian Rex shooting Gizor Delso in the back of the head, the switch the feed again to see Kanan and Ezra killing stromtroopers and destroying crates labeled LAZARUS, then Spartacus sees Ezra stealing one vial and taking it with him)</text:p>
      <text:p text:style-name="P3"/>
      <text:p text:style-name="P3">Renner: the fucking boy </text:p>
      <text:p text:style-name="P3">Spartacus: he has no idea what he's dealing with</text:p>
      <text:p text:style-name="P3">Renner: you know these sloppy little cunts </text:p>
      <text:p text:style-name="P3">Spartacus: Ahsoka introduced me to them, they're another rebel cell</text:p>
      <text:p text:style-name="P3">Renner: their arrogent and reckless, having two take on an army </text:p>
      <text:p text:style-name="P3">Crixus: what did you find</text:p>
      <text:p text:style-name="P3">Spartacus: other rebels destoryed what we came for, </text:p>
      <text:p text:style-name="P3">Houston: I guess we have to get it from them </text:p>
      <text:p text:style-name="P3">Spartacus: I guess so </text:p>
      <text:p text:style-name="P3"/>
      <text:p text:style-name="P3">(we then hear someone yell and then Misa runs up and shoots the assailent, all the generals turn around and see who is there it is Nute Gunray, and he is trying to crawl away)</text:p>
      <text:p text:style-name="P3"/>
      <text:p text:style-name="P3">(Spartacus bolts over and begins to strangle Gunray, Crixus and Renner grab him and get him off of Gunray)</text:p>
      <text:p text:style-name="P3"/>
      <text:p text:style-name="P3">Crixus: have you lost mind </text:p>
      <text:p text:style-name="P3">Spartacus: apologies,(breathes heavily) my hands were not my own, they were that of a man who no longer exists</text:p>
      <text:p text:style-name="P3">Renner: who's the Numoidian </text:p>
      <text:p text:style-name="P3">Spartacus: Nute Gunray, the Viceroy of the Trade Federation, I thought you dead</text:p>
      <text:p text:style-name="P3">Gunray: this world is full of suprises, as is the Lazarus </text:p>
      <text:p text:style-name="P3">Crixus: (points his saber at Gunray) step any closer and i'll sieze your life </text:p>
      <text:p text:style-name="P3">Gunray: you and I have a comon enemy, you hate the Empire, I hate the Empire </text:p>
      <text:p text:style-name="P3">Spartacus: yet I hate you, and everything you have done to me, and my family </text:p>
      <text:p text:style-name="P3">Gunray: the Jedi was not your family</text:p>
      <text:p text:style-name="P3">Houston: watch it shit-nozzel, thats his woman your talking about </text:p>
      <text:p text:style-name="P3">Spartacus: who injected you </text:p>
      <text:p text:style-name="P3">Gunray: that's for me to know </text:p>
      <text:p text:style-name="P3">Spartacus: you will tell me or i'll have my men rip it out of you,</text:p>
      <text:p text:style-name="P3"/>
      <text:p text:style-name="P3">(Gunray looks at Spartacus' men and then see that they look mean as shit)</text:p>
      <text:p text:style-name="P3"/>
      <text:p text:style-name="P3">Gunray: ok fine, i'll talk</text:p>
      <text:p text:style-name="P3"/>
      <text:p text:style-name="P3">(the rebels strap Gunray to a chair)</text:p>
      <text:p text:style-name="P3"/>
      <text:p text:style-name="P3">Renner: any witty remarks and we take a body part</text:p>
      <text:p text:style-name="P3">Crixus: starting with your cock (11) (points his saber to Gunray's groin)</text:p>
      <text:p text:style-name="P3">Spartacus: who was here first</text:p>
      <text:p text:style-name="P3">Gunray: we were, sent by General Grievous </text:p>
      <text:p text:style-name="P3"><text:soft-page-break/>Crixus: and?.....</text:p>
      <text:p text:style-name="P3">Gunray: Vader came in and killed everyone, he was a man, he was </text:p>
      <text:p text:style-name="P3">Spartacus: Anakin </text:p>
      <text:p text:style-name="P3">Gunray: you know</text:p>
      <text:p text:style-name="P3">Crixus: he defeated that fuck in single combat </text:p>
      <text:p text:style-name="P3">Gunray: you were taught well</text:p>
      <text:p text:style-name="P3">Spartacus: who stole the Lazarus, Nute </text:p>
      <text:p text:style-name="P3">Gunray: it was these kids, two of them, took on the garrison stationed here </text:p>
      <text:p text:style-name="P3">Renner: were did they go?</text:p>
      <text:p text:style-name="P3">Gunray: I do not know </text:p>
      <text:p text:style-name="P3">Spartacus: strike one </text:p>
      <text:p text:style-name="P3">Gunray: I swear it </text:p>
      <text:p text:style-name="P3">Crixus: strike two </text:p>
      <text:p text:style-name="P3">Renner: you know what strike three is </text:p>
      <text:p text:style-name="P3">Gunray: ok, they went east, they were being tracked </text:p>
      <text:p text:style-name="P3">Spartacus: by who </text:p>
      <text:p text:style-name="P3">Gunray: (sweating) the Inquisitor, Spurius </text:p>
      <text:p text:style-name="P3">Renner: who the fuck is Spurius </text:p>
      <text:p text:style-name="P3">Houston: well, he's clearly a bastard </text:p>
      <text:p text:style-name="P3">(everyone laughs except Gunray and Spartacus, Spartacus smirks)</text:p>
      <text:p text:style-name="P3">Spartacus: and if you are mistaken?</text:p>
      <text:p text:style-name="P3">Gunray: you have a lightsaber to my cock (12), why would I lie </text:p>
      <text:p text:style-name="P3">Houston: what do you think?</text:p>
      <text:p text:style-name="P3">Spartacus: set course to the east, Crixus, deal with this rat </text:p>
      <text:p text:style-name="P3"/>
      <text:p text:style-name="P3">(Spartacus walks away)</text:p>
      <text:p text:style-name="P3"/>
      <text:p text:style-name="P3">Crixus: remove his cock (13)</text:p>
      <text:p text:style-name="P3"/>
      <text:p text:style-name="P3">(Gunray is then grabed and we dont see what happens, then we go to the rebels walking back to their ship and they find plans for new battle droids and a file titled Grievous, Spartacus opens the file and finds that the folder is empty, he then finds a file on Lazarus and takes it with him)</text:p>
      <text:p text:style-name="P3"/>
      <text:p text:style-name="P3">Game Play</text:p>
      <text:p text:style-name="P3"/>
      <text:p text:style-name="P3">Now that you have everything you need, you will then hear an alarm go off and a volcano in the distance will explode and destroy a research station far from you, it's like a lava tsunami. <text:s/>Spartacus will then yell “back to the ship!” and you will then need to run like hell and take the door to the right and it will lead to the the platform where your shuttle is. Get inside and lift off as soon as all your men are aboard, this will be confermed when Houston says “all clear” get the hell out of there and this may not be as easy as it sounds as the wave of lava is getting really close use all your ship's speed to try an escape the wall of fire. <text:s/>Once you have been flying for a minute you see that the wall of fire is coming too fast, now you will have a new plan climb as high as you can (like go higher in the air, it's a pilot term) and try to get above the lava tsunami. <text:s/>This will not be that difficult yet this next part will be a little more weird, so as the lava tsunami passes the rebels, the lava dies down and becomes a lava vortex, Renner then says “what the shit!” this will turn into a cutscene</text:p>
      <text:p text:style-name="P3"/>
      <text:p text:style-name="P3">CUTSCENE</text:p>
      <text:p text:style-name="P3"/>
      <text:p text:style-name="P3"><text:soft-page-break/>(the rebels are then confronted by another ship and an EMP wall surrounds the area to encomapss the whole lava whirlpool, the rebels will see a figure wearing a sith coat go on top of the enemy ship, Sparatcus will do the same, we then see Spartacus draw his lightsaber and the enemy draws a lightsaber)</text:p>
      <text:p text:style-name="P3"/>
      <text:p text:style-name="P3">Spartacus: show yourself!</text:p>
      <text:p text:style-name="P3">(the figure takes off their hood, it's a creature, the same race as Kit Fisto, yet this guy is dead white, with bright red eyes, this thing looks undead and it roars at Spartacus, it's mouth splits open at the chin and it has a bloody mouth with a long tounge and sharp ass teeth)</text:p>
      <text:p text:style-name="P3"/>
      <text:p text:style-name="P3">Spartacus: Stand down!</text:p>
      <text:p text:style-name="P3">Creature: (roars) </text:p>
      <text:p text:style-name="P3">Spartacus: I will not ask again!</text:p>
      <text:p text:style-name="P3">(the creature jumps on the rebels ship and then turns on it's red lightsaber)</text:p>
      <text:p text:style-name="P3">Spartacus: so be it </text:p>
      <text:p text:style-name="P3"/>
      <text:p text:style-name="P3">BOSS BATTLE – Sith Monster <text:s/></text:p>
      <text:p text:style-name="P3"><text:tab/>Difficulty – 5/10</text:p>
      <text:p text:style-name="P3"><text:tab/>Weapons – Lightsaber</text:p>
      <text:p text:style-name="P3"/>
      <text:p text:style-name="P3">This enemy is wild and creepy as fuck, so don't let their apperence scare you, start by attacking this beast and you will get a few good shots on this enemy at first but this will not be the easiest fight of them all, the arena is small and your enemy will not like to play by the rules so once you begin to get blocked from his attacks he will try to counter you, this is a first, so dodge his attack and then you will see a button flash, press it and you will kick the monster to the ground and then slash him twice before he gets up. <text:s/>His health will be at about 90% here and this is only the beginning, your enemy will then jump in the air and then Renner will move the shuttle, the figure will float in the air, trigger Wrath of the Gods, Spartacus will then kneel to the ground and shoot up into the air, now as the meter is triggered you will have the ability to fly, so move forward and you will bolt towards your enemy and then just attack and you will have an old fashion saber fight with this monster, he will block but you will get in enough hits before your meter runs out, when this happens Spartacus will float down back to the closest shuttle no matter the distance. <text:s/>Your enemy will be at 85% health after this sequence and then you will see your enemy land on the same shuttle as you, it will then attack you agressivly so much so that you will be able to roll out of the way and then slash his side, stunning him for a short time, use this time to attack him. Once he gets up he will use a force power to try and choke you, switch to your pistol and shoot the son of a bitch and you wil be freed from this grip, then go on the offensive, when you switch back to your saber, and then attack him with all you have to get a good combo to get the enemy's health down to about 80%, Wrath of the Gods will be ready and your enemy will take to the skys, do the same by triggering the Wrath, you will immidiately head for this guy in the air and attack him with a slew of rampage moves, if every move is a hit it will do 10% damage, but most of the time it will only do 5%. <text:s/>in this case it will bring him down to about 75% and your power will run out and you will then fall down to the closet shuttle and your enemy will then jump down and you will see that the lava vortex is still raging, and then the sith will bring his arms in and the whirl pool will increase in speed and the arena will get smaller. <text:s/>Renner will make an adjustment, yet the siths ship will be getting close to the EMP wall, so continue the fight and you will see that soon your enemies shuttle will be destoryed and then, your enemy will look away, attack him here and you will gat a good number of hits on him taking his health down to 70%, He will then take to the air and, then send lightning at you from his hands, block with your saber and you will then have the ability to use your power, active the wrath and fly up and greet your opponent, this time he will be a bit more <text:soft-page-break/>aggressive and this will play to your advantage, let him attack, block it and he will move back, go at him and attack, your attacks will be fast as shit during this sequence and you will dole out 10% damage. <text:s/>This will leave your enemy at 60% health and he will be pissed. <text:s/>The monster will roar at you and then it will fly in the air, it will use it's powers to create a transparent platform over the middle of the vortex, jump to the middle and as you jump a mini-scene will start </text:p>
      <text:p text:style-name="P3"/>
      <text:p text:style-name="P3">Mini-scene</text:p>
      <text:p text:style-name="P3"/>
      <text:p text:style-name="P3">(Spartacus and the creature will both land on the platform and Renner will fly the shuttle out of the EMP wall and the creature's ship will hit the wall and fall into the lava vortex, the Mustafar music will play, like the one from the movie, and Spartacus will break the silence)</text:p>
      <text:p text:style-name="P3"/>
      <text:p text:style-name="P3">Spartacus: what the hell are you!</text:p>
      <text:p text:style-name="P3">Monster: (hissing) Lazarussss</text:p>
      <text:p text:style-name="P3">(the monster roars and then Spartacus screams and the two clash lightsabers)</text:p>
      <text:p text:style-name="P3"/>
      <text:p text:style-name="P3">Game Play</text:p>
      <text:p text:style-name="P3"/>
      <text:p text:style-name="P3">Now you have the chance to fight the monster without the risk of your ride home being destroyed, now attack your enemy and you will hit him with every move knocking down his health to 55% in the first seconds. <text:s/>The monster will then try to attack you, it will attack quicker than normal so just block his attacks and you will be able to counter him as soon as you see a button flash on your screen press it and Spartacus will dodge an attack and kick the monster in the groin and then headbutt the monster knocking him to the ground run over to the monster and attack him this will get his health to the halfway point and this is where the battle will get interesting, the monster will shoot lightning at you and it will hit you and it will increase your Wrath meter to full. Activate Wrath of the Gods and <text:s/>Then it will fire lightning at you again and all it will do is make you stronger, giving your power unlimited use, now you will be able to fly for the remainder for the battle, so float up and and dive bomb towards the platform and you will break it into pieces, then the monster will fly as well and you will be in full sky battle mode. <text:s/>Your power Wrath of the Gods is unlimited (thanks to the monster) so every attack will be stronger and faster, your enemy will be no match for you at this point, so just rush to him and lay out a few quick attacks to get him off guard and then his health will drop to about 45% then as the monster will try to attack you will see a button, press it and then you will dodge the monster's attacks and then you will hit the enemy with your saber three more times getting his health to 35%. <text:s/>Then the monster will be stunned and you will have the ability to finish off the son of a bitch, once you do this a Cutscene will start </text:p>
      <text:p text:style-name="P3"/>
      <text:p text:style-name="P3">CUTSCENE</text:p>
      <text:p text:style-name="P3"/>
      <text:p text:style-name="P3">(Spartacus is fighting the monster and then Spartacus cuts off the monster's arm, dropping the enemy's weapon, the monster's arm grows back and then Spartacus grabs the monster's neck)</text:p>
      <text:p text:style-name="P3"/>
      <text:p text:style-name="P3">Spartacus: you chose to die this way, </text:p>
      <text:p text:style-name="P3"/>
      <text:p text:style-name="P3">(Spartacus then throws the monster into the Lava vortex and the monster dies, the lava whirlpool immidiately stops and Spartacs flys away)</text:p>
      <text:p text:style-name="P3"/>
      <text:p text:style-name="P3">(we then see Spartacus float and land in near the shuttle landed on a mountain top) </text:p>
      <text:p text:style-name="P3"/>
      <text:p text:style-name="P3"><text:soft-page-break/>Renner: there's Superman </text:p>
      <text:p text:style-name="P3">Spartacus: I would leave this place </text:p>
      <text:p text:style-name="P3">Crixus: what was that fucking thing</text:p>
      <text:p text:style-name="P3">Spartacus: Lazarus, clearly gone wrong </text:p>
      <text:p text:style-name="P3"/>
      <text:p text:style-name="P3">Scene ends </text:p>
      <text:p text:style-name="P3"/>
      <text:p text:style-name="P3">LEVEL 14 COMPLETE </text:p>
      <text:p text:style-name="P3"/>
      <text:p text:style-name="P3">Game play </text:p>
      <text:p text:style-name="P3"/>
      <text:p text:style-name="P3">you will be placed in the rebel ship and you will have a choice to access the mission, restock on ammo, training the soldiers, visiting friends, you can do this in any order yet I suggest doing the mission last because there is an important thing to discover before the mission should be played so start out by going to the armory and getting replenished on health and ammo and even buy the upgrades for your Wrath meter, so buy as many as you can. <text:s/>Then head for your office to meet the generals before the mission, so once you get there a mini scene will start </text:p>
      <text:p text:style-name="P3"/>
      <text:p text:style-name="P3">Mini-scene </text:p>
      <text:p text:style-name="P3"/>
      <text:p text:style-name="P3">(Spartacus enters the office to see Renner and Crixus looking at the Lazarus file)</text:p>
      <text:p text:style-name="P3"/>
      <text:p text:style-name="P3">Spartacus: what did you find?</text:p>
      <text:p text:style-name="P3">Crixus: there's a lot of information here</text:p>
      <text:p text:style-name="P3">Renner: a lot about the test subjects, says there was not one that did not become a raging monster</text:p>
      <text:p text:style-name="P3">Spartacus: why would the rebels take the drug, not knowing the consequence</text:p>
      <text:p text:style-name="P3">Crixus: isn't it fucking obvious</text:p>
      <text:p text:style-name="P3">Renner: their reckless, young, not to mention damn right bantha-brained</text:p>
      <text:p text:style-name="P3">Spartacus: they are allies, </text:p>
      <text:p text:style-name="P3">Renner: well then they will have no problem listening to your orders </text:p>
      <text:p text:style-name="P3">Crixus: which would be to destory the vile they stole</text:p>
      <text:p text:style-name="P3">Spartacus: gather the leaders, meet me at the bridge </text:p>
      <text:p text:style-name="P3">Renner: what's the plan </text:p>
      <text:p text:style-name="P3">Spartacus: were going to get our vile</text:p>
      <text:p text:style-name="P3"/>
      <text:p text:style-name="P3">Scene ends <text:line-break/></text:p>
      <text:p text:style-name="P3">Game play</text:p>
      <text:p text:style-name="P3"/>
      <text:p text:style-name="P3">Now you will be placed in your office, exit the room and you will have a few options you can train soldiers or you can go to the mission so you can choose what to do, once you have trained as much as your heart desires then access the mission and you will see the next mission and the glory it will bring</text:p>
      <text:p text:style-name="P3"/>
      <text:p text:style-name="P3"/>
      <text:p text:style-name="P3">LEVEL 15 – Back to Basics (Outer Rims) – Routing the Inquisitor </text:p>
      <text:p text:style-name="P3"/>
      <text:p text:style-name="P3">(We go right to the Rebels on the bridge reading imperial files on the rebel cell)</text:p>
      <text:p text:style-name="P3"/>
      <text:p text:style-name="P3">Renner: look at this Spartacus </text:p>
      <text:p text:style-name="P3"><text:soft-page-break/>Spartacus: what do you got </text:p>
      <text:p text:style-name="P3">Renner: there kids, one of em is a Jedi, the other his padiwan </text:p>
      <text:p text:style-name="P3">Spartacus: I did not think Ezra capable of the training </text:p>
      <text:p text:style-name="P3">Crixus: not many are, </text:p>
      <text:p text:style-name="P3">Houston: so what are we going to do, attack our allies</text:p>
      <text:p text:style-name="P3">Crixus: we shall ask them nicely first</text:p>
      <text:p text:style-name="P3">Kalmowicz: then I grab one and beat it out of them (bumps Crixus) huh?</text:p>
      <text:p text:style-name="P3">Crixus: exactly </text:p>
      <text:p text:style-name="P3">Spartacus: we cannot act as out enemies would </text:p>
      <text:p text:style-name="P3">Kalmowicz: just an idea </text:p>
      <text:p text:style-name="P3">Spartacus: let us hope it does not come to that</text:p>
      <text:p text:style-name="P3"/>
      <text:p text:style-name="P3">(we then go to the Imperials ship with Crassus and Caesar)</text:p>
      <text:p text:style-name="P3"/>
      <text:p text:style-name="P3">Crassus: summon Spurius I would have his report </text:p>
      <text:p text:style-name="P3">Caesar: Imperitor</text:p>
      <text:p text:style-name="P3"/>
      <text:p text:style-name="P3">(Caesar walks into another room and see that there is no one there, just a note)</text:p>
      <text:p text:style-name="P3"/>
      <text:p text:style-name="P3">Caesar: what the hell?</text:p>
      <text:p text:style-name="P3"/>
      <text:p text:style-name="P3">(Caesar reads the note)</text:p>
      <text:p text:style-name="P3"/>
      <text:p text:style-name="P3">Caesar: son of a bitch </text:p>
      <text:p text:style-name="P3"/>
      <text:p text:style-name="P3">(Caesar walks back to Crassus' office)</text:p>
      <text:p text:style-name="P3"/>
      <text:p text:style-name="P3">Caesar: I found this </text:p>
      <text:p text:style-name="P3">(hands Crassus the note)</text:p>
      <text:p text:style-name="P3"/>
      <text:p text:style-name="P3">Crassus: (reads) dear fellow troopers I have gone to pursue the rebels and do your job for you and after I return you will have the pleasure of sucking my cock (14), regards, The Inquisitor </text:p>
      <text:p text:style-name="P3">Caesar: that fucking idiot, he will give up position </text:p>
      <text:p text:style-name="P3">Crassus: gather the men to formation, Spurius will not force my hand </text:p>
      <text:p text:style-name="P3">Caesar: Imperitor </text:p>
      <text:p text:style-name="P3"/>
      <text:p text:style-name="P3">(we then go to the rebels and we see them trying to locate the other rebel cell)</text:p>
      <text:p text:style-name="P3"/>
      <text:p text:style-name="P3">Spartacus: what is the quickest route</text:p>
      <text:p text:style-name="P3">Crixus: if we fly in separate ships, send a small number of men</text:p>
      <text:p text:style-name="P3">Spartacus: Crixus, Houston, Renner, at my side Kalmowicz, you take Gregor and Misa in another set of ships</text:p>
      <text:p text:style-name="P3">Kalmowicz: copy that (to Misa and Gregor) lets go!</text:p>
      <text:p text:style-name="P3">(the three leave the room)</text:p>
      <text:p text:style-name="P3">Spartacus: alright, lets get that vile</text:p>
      <text:p text:style-name="P3"/>
      <text:p text:style-name="P3">(all the rebels board into their ships, Spartacus will get into a Naboo Starfighter, yeah he still has one of these, then you will have a fleet of your allies in this fight you will have Houston (A-wing), Renner (TIE Interceptor), Crixus (V-wing), Kalmowicz and Misa (shuttle) and Gregor in his own ship (a V-<text:soft-page-break/>wing). <text:s/>The rebels will fly into space and we see then flying as the mission starts)</text:p>
      <text:p text:style-name="P3"/>
      <text:p text:style-name="P3">Mission 1 – finding bastards </text:p>
      <text:p text:style-name="P3"/>
      <text:p text:style-name="P3">Game play </text:p>
      <text:p text:style-name="P3"/>
      <text:p text:style-name="P3">You and your fleet will be flying and then you will hear Renner say “ties incoming” then you and your allies will have to deal with a wave of fighters, all bearing the mark of the eagle. <text:s/>These fighters will not be hard to deal this yet it will be really annoying as the fighters in the first wave seem to be endless, but they will end and you will have some free flying then you will be confronted by more fighters thesw will then target the shuttle, so defend this target and do the best you can as your fighting off the ties, after killing off a good many of them, the fighters will recall their ships and soon the rebels will be confronted by another difficult task, an asteroid field. <text:s/>This will not be easy as you will have to navigate through the rocks and deal with a few remaining fighters that dont get destroyed from the rocks. <text:s/>As you are moving forward you will notice that there is a giant rock in front of you and it also has a crater inside, as you fly over this rock a mini-scene will start. <text:s/></text:p>
      <text:p text:style-name="P3"/>
      <text:p text:style-name="P3">Mini-scene</text:p>
      <text:p text:style-name="P3"/>
      <text:p text:style-name="P3">(as the rebels are flying, the giant space worm from the Empire Strikes Back pops out of the hole looking for a fight)</text:p>
      <text:p text:style-name="P3"/>
      <text:p text:style-name="P3">Renner: what the hell is that this </text:p>
      <text:p text:style-name="P3">Spartacus: doesn't matter, take it out </text:p>
      <text:p text:style-name="P3">Crixus: firing missiles, fox 2</text:p>
      <text:p text:style-name="P3"/>
      <text:p text:style-name="P3">(Crixus fires missiles at the monster it does some damage but the monster is still alive)</text:p>
      <text:p text:style-name="P3"/>
      <text:p text:style-name="P3">Spartacus: everyone on me, lets light this bad boy up</text:p>
      <text:p text:style-name="P3"/>
      <text:p text:style-name="P3">Game Play </text:p>
      <text:p text:style-name="P3"/>
      <text:p text:style-name="P3">Mini-Boss – Space Worm</text:p>
      <text:p text:style-name="P3"><text:tab/>Difficulty – 4/10</text:p>
      <text:p text:style-name="P3"><text:tab/>Weapons – Mass, Jaws, Teeth</text:p>
      <text:p text:style-name="P3"/>
      <text:p text:style-name="P3">This enemy will be one of the only bosses that you will not fight on foot, and you will have your allies in ships around you, once you are able to fight off this monster fire missiles at him to do some early damage and knock his health down 5%. <text:s/>with the enemy starting at 95%, he will try to swing around the crater to try and hit your ships as your trying to get into position, as the monster is swinging his neck around the crater, you will have to fly up and down to make sure you dont get hit by the attacks, it can take away your starfighter's sheilds so quickly. <text:s/>Once the monster stops flailing around fire off as many missiles at the monster as you can before your enemy will start trying to knock you out of the sky. <text:s/>Your enemy will have about 85% health after your last missile bombardment and this will be the system for taking out this monster but beware he will try to bite you if you get too close. <text:s/>This will be a different attack that your enemy will only use in close range so it's good to keep your distance, that will be your trick. <text:s/>Just fire more missiles at him to take out another 10% of it's health, bringin it down to 75%. <text:s/>The monster will then send out flying bugs and you will have to take them out before you can go back to fighting the giant worm, these flying bugs will latch on to your ship and suck on your hull till <text:soft-page-break/>your shields drop. <text:s/>If they get on your ship just roll and the bugs will fly off and you can kill them off with your lasers, no need to use missiles unless they remain pesky little fucks. <text:s/>Once most of them are killed you will be able to attack the worm again, so if you fired all your missiles wait till you recharge and then fire at the worm knocking him down to 65%. <text:s/>After this point the monster will run back into it's hole, your ship will go after the beast and you will be chasing the monster through a system of caves, soon you will see the tail and then you can open fire. <text:s/>Using any weapon on the ship will do damage to your enemy, so just keep firing at this enemy until you get his health down to about 50% then the creature will lead you into the middle of the asteroid and it will be a giant chamber. <text:s/>So now you will have to continue the previous routine without your allies. <text:s/>So just fire off missiles when you get a chance and you will drop the monster to 40% health. <text:s/>When this happens there will be more little flying monsters that will fly around you, so take them out and then return to fighting the worm. <text:s/>Your attacks will have to be well placed as the monster is looking to defend itself now it is weak, so wait for it to roar at you and then fire off the next set of missiles to knock down it's health to 30%. <text:s/>once you get the monster to this point, you will be able to use a special weapon called a “nuke” this weapon will kill any enemy with 40% or lower health. <text:s/>So you will get the command to “fire nuke” and you will and the missile will stick into the monster and then a timer will start. <text:s/>With 5 minutes on the clock, you have to escape from the inner chamber, this will be more than enough time to do so, so once you exit the caves in the asteroid, the whole thing will blow up ending the battle. <text:s/></text:p>
      <text:p text:style-name="P3"/>
      <text:p text:style-name="P3"/>
      <text:p text:style-name="P3">Mission 1 complete </text:p>
      <text:p text:style-name="P3"/>
      <text:p text:style-name="P3">CUTSCENE</text:p>
      <text:p text:style-name="P3"/>
      <text:p text:style-name="P3">(The rebel ships move from the asteroid belt and they soon reach a Victory class Imperial frigate with the imperial symbol on the wings)</text:p>
      <text:p text:style-name="P3"/>
      <text:p text:style-name="P3">Spartacus: closing in on the rebels signal, it's coming from that imperial ship</text:p>
      <text:p text:style-name="P3">Crixus: of course, those amaturs were captured </text:p>
      <text:p text:style-name="P3">Renner: I guess it's up to us to rescue them</text:p>
      <text:p text:style-name="P3">Spartacus: on me, destory this imperial ship</text:p>
      <text:p text:style-name="P3"/>
      <text:p text:style-name="P3">(the rebel ships land in the imperial hanger and once they exit the ships they start to kill all the guards around them, until the area is clear.)</text:p>
      <text:p text:style-name="P3"/>
      <text:p text:style-name="P3">Spartacus: Gregor, with me</text:p>
      <text:p text:style-name="P3">Gregor: right away</text:p>
      <text:p text:style-name="P3">Spartacus: Renner, take Crixus and find those boxes</text:p>
      <text:p text:style-name="P3">Renner: consider it done</text:p>
      <text:p text:style-name="P3">Kalmowicz: I'll protect the ship, we need a quick exit</text:p>
      <text:p text:style-name="P3">Spartacus: Houston, Misa, Aid Kalmowicz</text:p>
      <text:p text:style-name="P3">Houston: you got it</text:p>
      <text:p text:style-name="P3">Spartacus: alright men, in and out </text:p>
      <text:p text:style-name="P3"/>
      <text:p text:style-name="P3">Mission 2 – the dangerous game</text:p>
      <text:p text:style-name="P3"/>
      <text:p text:style-name="P3">Game Play</text:p>
      <text:p text:style-name="P3"/>
      <text:p text:style-name="P3">You are given control in the Imperial hangar and you are given one way to go, forward so move and <text:soft-page-break/>Gregor will follow you, once you exit the hangar through the door in front of you, trooperas will meet you there, but these men are not Crassus' troopers so they will not have shields and swords. <text:s/>Kill them will normal attacks and you will get help from Gregor as well, once these troopers are dead, move down the corridor and you will see two ways to go the left and the right, Gregor will take the left. <text:s/>Move to the right and follow the corridors here, any trooper you come across, kill them, you will have to fight squads of about 3-5 every time so keep your guard up once you clear out the corridor, there will be a few rooms you can enter, three door on each side, the first right door is a bathroom, the next one is a bed and a sink, it's a cell. <text:s/>The thirds door on the right is a storage closet where you can get ammo and extra health. <text:s/>The left sid doors contain different things too, the first door is a supply room, here you can get the E-11 mark 2, the Crassus gun, and ammo for this rifle, the next door is an office with a picture of the Inquisitor on the desk and there are pitcures of him on the wall shaking hands with Jaylon Striker and Kaleb Cassius. <text:s/>The third room is another storage room with health and ammo. <text:s/>The large door at the end of this hall will lead you to an open room with troopers shooting at someone, not you. <text:s/>Ambush them to find that Gregor will meet you here, once you have your ally with you this mission will continue by heading to the right and following the halls to an elevator, this will take you to the lower lever of the ship. <text:s/>Once the elevator doors open you will see troopers coming for you, take them out and clear a path through any other troopers that are present here. <text:s/>Once this room is cleared you will hear people running and troopers moving away from you, follow these soldiers, killing any that notice you, Gregor will do the same. <text:s/>Once you reach the end of the hall way, two troopers will be talking about their leader capturing a rebel, then kill the two troopers and enter the door only to see Crixus and Renner looking through the files. <text:s/></text:p>
      <text:p text:style-name="P3"/>
      <text:p text:style-name="P3">Mini-scene </text:p>
      <text:p text:style-name="P3"/>
      <text:p text:style-name="P3">Renner: long time no see</text:p>
      <text:p text:style-name="P3">Spartacus: any luck?</text:p>
      <text:p text:style-name="P3">Renner: not yet, those imperial fucks must not have em yet </text:p>
      <text:p text:style-name="P3">Crixus: then the leader may </text:p>
      <text:p text:style-name="P3">Spartacus i'll find the imperial in charge </text:p>
      <text:p text:style-name="P3">Gregor: I shall go with you, </text:p>
      <text:p text:style-name="P3">Spartacus: no, stay with Renner and Crixus and help them, I can deal with a simple imperial officer</text:p>
      <text:p text:style-name="P3">Renner: meet us back at the hangar when your done</text:p>
      <text:p text:style-name="P3">(Spartacus nods)</text:p>
      <text:p text:style-name="P3"/>
      <text:p text:style-name="P3">Game Play </text:p>
      <text:p text:style-name="P3"/>
      <text:p text:style-name="P3">your gain control facing the way to go so follow the hall way forward until you get to a fork which goes straight and then left, go straight and you will reach another elevator, this will take you one more floor down and this will lead you to a hall with troopers patroling. <text:s/>Kill all of them in your path then you will follow the hall to a point in which you see three doors, the one in front of you is locked and the one to the left is locked as well, leaving one option, the one to the right, so enter this to find Ezra hanging by his arms from the ceiling, go up to him and press the button shown to untie him, he will say “Spartacus, is that you?” Spartacus will respond “im here, where is Kanan?” Ezra will say “i dont know, we were ambushed by the Inquisitor” Spartacus will then say “where is this Inquisitor”. <text:s/>Ezra will say “ lower level” and then pass out, Gregor will come behind you and take Ezra to your allies, now you will see a key on the ground, pick it up and use it on the door that it works for, (not the main door). <text:s/>Once you open this door you will find a crate that says LAZARUS, open it up to find that it is empty, the only thing inside is another key, use this new key on the main door and it will open. <text:s/>Head down the ramps and you will then reach a circular platfrom with a figure looking down at a Twi'lek on <text:soft-page-break/>the ground, a cut scene starts </text:p>
      <text:p text:style-name="P3"/>
      <text:p text:style-name="P3">CUTSCENE</text:p>
      <text:p text:style-name="P3"/>
      <text:p text:style-name="P3">(Spartacus walks over to the Inquisitor, Spurius is interrogating the prisoner)</text:p>
      <text:p text:style-name="P3"/>
      <text:p text:style-name="P3">Inquisitor: you will tell me everything you know, you rebel shit</text:p>
      <text:p text:style-name="P3">Hera: go to hell imperial!</text:p>
      <text:p text:style-name="P3">Inquisitor: so be it (raises his lightsaber)</text:p>
      <text:p text:style-name="P3">Spartacus: HEY!!!</text:p>
      <text:p text:style-name="P3">(The Inquisitor turns around)</text:p>
      <text:p text:style-name="P3">Spartacus: why don't you challenge someone your own strength</text:p>
      <text:p text:style-name="P3">Inquisitor: close fucking mouth slave, i'll deal with you in a second </text:p>
      <text:p text:style-name="P3">(Spartacus draws his pistol and shoots the Inquisitor in the back, the Inquisitor turns around)</text:p>
      <text:p text:style-name="P3">Spartacus: you make one step closer to her, and I'll spatter your brains all over the fucking ground</text:p>
      <text:p text:style-name="P3">Inquisitor: you wish to die today, I will ease your passing</text:p>
      <text:p text:style-name="P3"/>
      <text:p text:style-name="P3">(he turns on both sides of his saber and the blades start to spin, Spartacus is not phased at all, he just turns on his lightsaber while he is giving his enemy the death stare, he slashes the Inquisitor's weapon in half giving him the use of only one saber)</text:p>
      <text:p text:style-name="P3"/>
      <text:p text:style-name="P3">Inquisitor: you will pay for that mother fucker </text:p>
      <text:p text:style-name="P3"/>
      <text:p text:style-name="P3">(Spartacus charges at the Inquisitor to begin the battle)</text:p>
      <text:p text:style-name="P3"/>
      <text:p text:style-name="P3">BOSS BATTLE – Inquisitor Spurius </text:p>
      <text:p text:style-name="P3"><text:tab/>Difficulty – 5/10</text:p>
      <text:p text:style-name="P3"><text:tab/>Weapons – Lightsaber, Force Powers </text:p>
      <text:p text:style-name="P3"/>
      <text:p text:style-name="P3">This battle will feature the cast of REBELS starring main enemy of the first season, dont you love this game. <text:s/>The Inquisitor will start by walking up to you and then you will clash with him, press the button shown and you will win and knock out 10% of his health right off the bat. <text:s/>Then this will make you enemy back up, go on the offensive and lay out a few basic attacks and you will land a good amount of them, this will put your enemy at 85%. <text:s/>the Inquisitor will try to push you with the force, the first time he does this you will fly back, to stop this attack activate “Wrath of the Gods”, once you do this Spartacus will block the force powers of the Inquisitor and you will have a chance to attack him some more to take his health down to about 75%. <text:s/>Then a mini scene will start </text:p>
      <text:p text:style-name="P3"/>
      <text:p text:style-name="P3">Mini-scene </text:p>
      <text:p text:style-name="P3"/>
      <text:p text:style-name="P3">(Spartacus and the Inquisitor are fighting and they clash)</text:p>
      <text:p text:style-name="P3"/>
      <text:p text:style-name="P3">Inquisitor: that's it, give in to your anger </text:p>
      <text:p text:style-name="P3">Spartacus: (smirks) I am no Jedi</text:p>
      <text:p text:style-name="P3"/>
      <text:p text:style-name="P3">(Spartacus then breaks out of the clash and punches the Inquisitor in the face making the Inquisitor bleed, The Inquisitor backs up and wipes his mouth and sees the blood he smiles and then returns to the fight)</text:p>
      <text:p text:style-name="P3"/>
      <text:p text:style-name="P3"><text:soft-page-break/>Game Play </text:p>
      <text:p text:style-name="P3"/>
      <text:p text:style-name="P3">The Inquisitor will charge at you and then initiate another clash, press the button shown to beat him an knock off another 10% of his health, taking him down to abut 65%. <text:s/>at this point the Inquisitor will bring in stormtroopers to back him up, but these enemies will be no match for you, kill them all while avoiding the attacks from the Inquisitor, if he hits you it will be the only time he can get the better of you. <text:s/>Once his flunkies are dealt with, go back and attack your main enemy with normal attacks and you will take out about 5% of his health before he backs up and trys to harness his force powers, he will charge his attack for a few seconds. <text:s/>Activate Wrath of the Gods and when you see a button flash on your screen, press it and you will block the Inquisitor's attack, leaving him defenseless. <text:s/>Attack him with all you have and you will take down about 10% of his health, leaving him with about 50%. <text:s/>The Inquisitor will then start you use more of his force powers to try and stop you. <text:s/>He will throw his saber at you, press the button shown to duck if his saber gets near you, he will use force lightning against you, but once he does this move, block and try and direct the lightning back at him like you did to Vader. <text:s/>Doing this will stun the Inquisitor giving you some time to attack him, once you get a flurry of attacks on his stunned body, his health will fal to about 40%, then he will start to really try to attack you, all you can do at this time is block his attacks. <text:s/>However you will have a chance to attack him when Wrath of the Gods is ready, so when ever that time comes, activate your power and you will use your super speed to attack him with fast attacks that he cannot defend against. <text:s/>These attacks will drop his health to 30%, with this the Inquisitor will then use his lightning attack again and you will have to direct the stream of electricity back to your enemy stunning him for some time. <text:s/>Attack him with basic attacks and you will have his health down to about 20%. <text:s/>The Inquisitor will then stand up and clash with you almost immideately, apparently this idiot has not learned his lesson, press the button shown to win the clash and you will win and then knock him to the ground, this will give you time to attack him and bring his health down to about 10%. <text:s/>At this point the Inquisitor will rise again and charge up his power, your Wrath of the Gods meter will not yet be fully charged, so run up to him and he will have to use his attack early and you will be pushed back not sustaining any damage. <text:s/>Now your enemy will use a lightning attack, so block this attack and direct the lightning towards him to stun the Inquisitor, then run up to him and lay all the attacks you can it will be enough to finish the battle. <text:s/>Once your enemy's health drops to 0% a cutscene will start. <text:s/></text:p>
      <text:p text:style-name="P3"/>
      <text:p text:style-name="P3">CUTSCENE </text:p>
      <text:p text:style-name="P3"/>
      <text:p text:style-name="P3">(Spartacus begins to get the better of the Inquisitor, then Spartacus kicks the Inquisitor down to the ground, Spartacus disarms the Inquisitor and then points his lightsaber at the Inquisitor's neck)</text:p>
      <text:p text:style-name="P3"/>
      <text:p text:style-name="P3">Spartacus: you have been bested</text:p>
      <text:p text:style-name="P3">Inquisitor: (scared) who, who are you?</text:p>
      <text:p text:style-name="P3">Spartacus: the first of my kind, founder of the galaxy's rebellion</text:p>
      <text:p text:style-name="P3">Inquisitor: WHO ARE YOU!?</text:p>
      <text:p text:style-name="P3"/>
      <text:p text:style-name="P3">(two stormtroopers get behind Spartacus, he then kills both troopers with one strike and then looks at the Inquisitor with a face of anger) </text:p>
      <text:p text:style-name="P3"/>
      <text:p text:style-name="P3">Spartacus: I AM SPARTACUS!!!!</text:p>
      <text:p text:style-name="P3"/>
      <text:p text:style-name="P3">(Spartacus the points his lightsaber at the Inquisitor's neck once again and just as he is about to strike a voice yells “DON'T!”, Spartacus turns around and sees that Hera is looking at him and she shakes her head, Spartacus lowers his weapon and the Inquisitor runs out of the room, defeated)</text:p>
      <text:p text:style-name="P3"><text:soft-page-break/></text:p>
      <text:p text:style-name="P3">Spartacus: (walks up to Hera) why did you not let end that monster's life</text:p>
      <text:p text:style-name="P3">Hera: it was not yours to take, he has not wronged you like he has us</text:p>
      <text:p text:style-name="P3">Spartacus: would you rather deal with Crassus </text:p>
      <text:p text:style-name="P3">Hera: I meant not to insult, I am happy you came to our aid</text:p>
      <text:p text:style-name="P3">Spartacus: let us leave this place, </text:p>
      <text:p text:style-name="P3"/>
      <text:p text:style-name="P3">(Hera and Spartacus run to the Hangar to find Kanan and Ezra waiting with the rest of Spartacus' men)</text:p>
      <text:p text:style-name="P3"/>
      <text:p text:style-name="P3">Kanan: Hera (runs to hug her) are you alright?</text:p>
      <text:p text:style-name="P3">Hera: I am, thanks to Spartacus</text:p>
      <text:p text:style-name="P3">Kanan: I owe you brother</text:p>
      <text:p text:style-name="P3">Spartacus: anything for a fellow freedom fighter </text:p>
      <text:p text:style-name="P3"/>
      <text:p text:style-name="P3">(they do the Spartacus handshake) </text:p>
      <text:p text:style-name="P3"/>
      <text:p text:style-name="P3">Renner: lets get the fuck off this ship guys</text:p>
      <text:p text:style-name="P3">Spartacus: lets meet back at my base</text:p>
      <text:p text:style-name="P3">Hera: copy that (to com-link) pull the ship around, were leaving </text:p>
      <text:p text:style-name="P3"/>
      <text:p text:style-name="P3">(the rebels then leave the scene and we then go to Spartacus fleet and we see a rebel transport fly in and dock at Spartacus main ship, then we go inside the ship to see all Hera, Ezra and Kanan walking in to greet Spartacus and his men)</text:p>
      <text:p text:style-name="P3"/>
      <text:p text:style-name="P3">Kanan: so what is it you fellas wanted </text:p>
      <text:p text:style-name="P3">Crixus: the Lazarus vile, where is it </text:p>
      <text:p text:style-name="P3">Kanan: it's not with us </text:p>
      <text:p text:style-name="P3">Ezra: we used it </text:p>
      <text:p text:style-name="P3">Kanan: hey, what are you doing</text:p>
      <text:p text:style-name="P3">Ezra: your not going to tell him?</text:p>
      <text:p text:style-name="P3">Spartacus: tell me what?</text:p>
      <text:p text:style-name="P3">Kanan: when we got to Mustafar we destoryed every vile there was, we only took one and we wanted to use it on a test subject but there was not one else but the separatists and....</text:p>
      <text:p text:style-name="P3">Spartacus: and?</text:p>
      <text:p text:style-name="P3">Kanan: im not sure how to tell you this </text:p>
      <text:p text:style-name="P3">Hera: just show him Kanan</text:p>
      <text:p text:style-name="P3">Kanan: (to Spartacus) come with me </text:p>
      <text:p text:style-name="P3"/>
      <text:p text:style-name="P3">(Kanan leads Spartacus onto the rebel transport to a hall way with a door at the end)</text:p>
      <text:p text:style-name="P3"/>
      <text:p text:style-name="P3">Spartacus: what is this?</text:p>
      <text:p text:style-name="P3">Kanan: something I should have told you a while ago </text:p>
      <text:p text:style-name="P3"/>
      <text:p text:style-name="P3">(the door opens and a figure walks out, we then see Spartacus tear up and say “ it cannot be”, the figure is AHSOKA TANO, only she looks like she does in the show REBELS, she is older looking has different clothes has two sleeves and she looks at Spartacus and smiles. <text:s/>They both run to each other and kiss in a romantic frenzy, the back up into the room and the door closes behind them, Kanan moves to the door and then <text:s/>we see a hand on his shoulder, it's Renner)</text:p>
      <text:p text:style-name="P3"/>
      <text:p text:style-name="P3"><text:soft-page-break/>Renner: dont think about it man, they havent seen each other in months, it's gonna be a few hours </text:p>
      <text:p text:style-name="P3">Kanan: the Jedi are not supposed to love </text:p>
      <text:p text:style-name="P3">Renner: have you ever seen anyone so happy together</text:p>
      <text:p text:style-name="P3">Kanan: hmm, I guess your right</text:p>
      <text:p text:style-name="P3"/>
      <text:p text:style-name="P3">(the two walk away from the door) </text:p>
      <text:p text:style-name="P3"/>
      <text:p text:style-name="P3">(we then see Crassus' ship, and we see the man himself in his office, an officer approaches him)</text:p>
      <text:p text:style-name="P3"/>
      <text:p text:style-name="P3">Officer: imperitor, the Inquisitor has been found </text:p>
      <text:p text:style-name="P3">Crassus: and his form, does he return victorious</text:p>
      <text:p text:style-name="P3">Officer: I would hardly call his apperence victorious sir, he was routed by Spartacus</text:p>
      <text:p text:style-name="P3">Crassus: I would see him then, tell him I have summoned him, and bring Caesar as well </text:p>
      <text:p text:style-name="P3">Officer: yes Imperitor</text:p>
      <text:p text:style-name="P3"/>
      <text:p text:style-name="P3">(Crassus walks into a grest room to see the Inquisitor have a blanket wrapped around him, drinking tea, with his feet in hot water)</text:p>
      <text:p text:style-name="P3"/>
      <text:p text:style-name="P3">Crassus: I believe you had something to say to me Spurius </text:p>
      <text:p text:style-name="P3">Inquisitor: I underestimated the rebels</text:p>
      <text:p text:style-name="P3">Crassus: and the letter</text:p>
      <text:p text:style-name="P3">Inquisitor: it was in poor taste, Apologies (pauses)</text:p>
      <text:p text:style-name="P3">Crassus: Apologies what?</text:p>
      <text:p text:style-name="P3">Inquisitor: apologies, (sighs) Imperitor</text:p>
      <text:p text:style-name="P3">Crassus: rest for now, when you gain your strength, hunt down the children, leave Spartacus to men</text:p>
      <text:p text:style-name="P3"/>
      <text:p text:style-name="P3">(he leaves the room, Crassus then walks down the corridor and is met by Caesar)</text:p>
      <text:p text:style-name="P3"/>
      <text:p text:style-name="P3">Caesar: did Spurius fail</text:p>
      <text:p text:style-name="P3">Crassus: as expected, he was routed by Spartacus</text:p>
      <text:p text:style-name="P3">Caesar: when will the sith learn?</text:p>
      <text:p text:style-name="P3">Crassus: let us hope they never do, I prefer them to be dimwitted</text:p>
      <text:p text:style-name="P3">Caesar: and what of Spartacus, and the bastard </text:p>
      <text:p text:style-name="P3">Crassus: let Spurius lick his wounds, he will be gone from our presence soon enough </text:p>
      <text:p text:style-name="P3">Caesar: that shit fuck almost ruined our element of surprise </text:p>
      <text:p text:style-name="P3">Crassus: it looks like we have to revert to the next plan,</text:p>
      <text:p text:style-name="P3">Caesar: you want to prepare the prototype?</text:p>
      <text:p text:style-name="P3">Crassus: If not now then when, we need to bring Spartacus to his end</text:p>
      <text:p text:style-name="P3">Caesar: i'll inform the scientists</text:p>
      <text:p text:style-name="P3"/>
      <text:p text:style-name="P3">(Crassus walks away) </text:p>
      <text:p text:style-name="P3"/>
      <text:p text:style-name="P3">(we then see Spartacus laying in a bed on his back resting his head on is hands, then we see Ahsoka crawl up next to him, chest down, and she puts her head on the top of her hands, yeah there both naked, big whoop you cant see anything.)</text:p>
      <text:p text:style-name="P3"/>
      <text:p text:style-name="P3">Spartacus: I have missed you </text:p>
      <text:p text:style-name="P3">Ahsoka: as I have missed you, i'm sorry for not telling you </text:p>
      <text:p text:style-name="P3">Spartacus: you did what you did to protect me, and yourself </text:p>
      <text:p text:style-name="P3"><text:soft-page-break/>Ahsoka: im sure you wish to know how I live </text:p>
      <text:p text:style-name="P3">Spartacus: the Lazarus </text:p>
      <text:p text:style-name="P3">Ahsoka: yeah, it's been a living nightmare, I cannot sleep absent dreams of my time on Cylipso</text:p>
      <text:p text:style-name="P3">Spartacus: tell of it </text:p>
      <text:p text:style-name="P3">Ahsoka: (takes a deep breath) the days after you left were filled with blood and victory, we defeated Momius and his legions, yet Crassus swept victory from us, the battle turned to their favor, I was in battle with the traitor Caesar, I had him, he was on the ground. <text:s/>Before I could finish him off, Vader, he pierced my back with his weapon, </text:p>
      <text:p text:style-name="P3">Spartacus: a cheap shot</text:p>
      <text:p text:style-name="P3">Ahsoka: Vader, he couldn't finish the job, he didnt cut my head off, just my neck, I lived, and I was saved by Kanan and Hera </text:p>
      <text:p text:style-name="P3">Spartacus: I owe them my gratitude </text:p>
      <text:p text:style-name="P3">Ahsoka: wait one moment, were not done yet </text:p>
      <text:p text:style-name="P3"/>
      <text:p text:style-name="P3">(they both laugh and then we go to the bridge of Spartacus' ship, Ahsoka and Spartacus enter at the same time and all the rebels are cheering the return of Ahsoka)</text:p>
      <text:p text:style-name="P3"/>
      <text:p text:style-name="P3">Ahsoka: alright guys, im happy to be back, whats the mission </text:p>
      <text:p text:style-name="P3">Spartacus: Crassus has not been seen in weeks, I expect an attack</text:p>
      <text:p text:style-name="P3">Ahsoka: yeah, let's set up cells in the nearest systems, use them as scouts </text:p>
      <text:p text:style-name="P3">Spartacus: Renner set Misa and Kalmowicz to task </text:p>
      <text:p text:style-name="P3">Renner: you heard em, Kalmo lets go</text:p>
      <text:p text:style-name="P3">Kalmowicz: wait, you cant just walk back in here after months and just command us like that </text:p>
      <text:p text:style-name="P3">Ahsoka: pshh, fuck you Kalmowicz </text:p>
      <text:p text:style-name="P3">Spartacus: Troy, she's a General </text:p>
      <text:p text:style-name="P3">Kalmowicz: so am I and I say I stay here </text:p>
      <text:p text:style-name="P3">Ahsoka: dude, I have a few ideas that may really work </text:p>
      <text:p text:style-name="P3">Kalmowicz: your old news Tano</text:p>
      <text:p text:style-name="P3"/>
      <text:p text:style-name="P3">(Ahsoka runs up and grabs Kalmowicz and lifts him up with one arm)</text:p>
      <text:p text:style-name="P3"/>
      <text:p text:style-name="P3">Ahsoka: one more word out of you and i'll smash your fucking teeth in!</text:p>
      <text:p text:style-name="P3"/>
      <text:p text:style-name="P3">(Ahsoka then drops Kalmowicz and hits the ground slightly siezing, Spartacus holds her in his arms, she grabs a blunt out of his pocket and lights it up)</text:p>
      <text:p text:style-name="P3"/>
      <text:p text:style-name="P3">Ahsoka: the Lazarus has side effects, apologies for my reactions </text:p>
      <text:p text:style-name="P3">Kalmowicz: easy lady Lazarus</text:p>
      <text:p text:style-name="P3"/>
      <text:p text:style-name="P3">(Spartacus punches Kalmowicz in the face, knocking him to the ground)</text:p>
      <text:p text:style-name="P3"/>
      <text:p text:style-name="P3">Spartacus: take a walk, NOW!</text:p>
      <text:p text:style-name="P3"/>
      <text:p text:style-name="P3">(Kalmowicz leaves the room) </text:p>
      <text:p text:style-name="P3"/>
      <text:p text:style-name="P3">Renner: what a dick</text:p>
      <text:p text:style-name="P3">Ahsoka: no worries, it's going to be hard getting back into the swing of this</text:p>
      <text:p text:style-name="P3">Spartacus: you will be fine</text:p>
      <text:p text:style-name="P3"/>
      <text:p text:style-name="P3"><text:soft-page-break/>(Kanan and Ezra enter the room)</text:p>
      <text:p text:style-name="P3"/>
      <text:p text:style-name="P3">Kanan: hope were not interrupting your rebel talk we have to take off soon </text:p>
      <text:p text:style-name="P3">Spartacus: be on your way, and stay far from us </text:p>
      <text:p text:style-name="P3">Kanan: we will leave when our entire team is accounted for </text:p>
      <text:p text:style-name="P3">Ahsoka: you want me to go with you</text:p>
      <text:p text:style-name="P3">Kanan: what can these men offer you besides death </text:p>
      <text:p text:style-name="P3">Spratacus: I can offer something you know nothing about, love </text:p>
      <text:p text:style-name="P3">Ahsoka: cant knock him on that </text:p>
      <text:p text:style-name="P3">Kanan: your safer with us Ahsoka, we need you more than they do</text:p>
      <text:p text:style-name="P3">Renner: you didn't see what Lazarus does to people, Spartacus fought that monster</text:p>
      <text:p text:style-name="P3">Ezra: we would not have made you do this if there was another way</text:p>
      <text:p text:style-name="P3">Ahsoka: there is always another way, I want to stay here and so I will, thats why we are fighting</text:p>
      <text:p text:style-name="P3">Spartacus: there will be no more on this subject </text:p>
      <text:p text:style-name="P3">Kanan: I know your upset but you have to understand where im coming from </text:p>
      <text:p text:style-name="P3">Renner: sounds like your in love with her </text:p>
      <text:p text:style-name="P3">Kanan: LOVE!?, dude im fucking Hera </text:p>
      <text:p text:style-name="P3"/>
      <text:p text:style-name="P3">(everyone stops talking and is silent)</text:p>
      <text:p text:style-name="P3"/>
      <text:p text:style-name="P3">Renner: wait, really?</text:p>
      <text:p text:style-name="P3">Kanan (sighs) yeah, I know it's against the Jedi code but...</text:p>
      <text:p text:style-name="P3">Ahsoka: dude, does it look like I follow the code, V...Anakin did not follow the code </text:p>
      <text:p text:style-name="P3">Kanan: does that make it right </text:p>
      <text:p text:style-name="P3">Ahsoka: who said anything about right and wrong, we do not choose love, it claims each person as it does, I cannot control that kind of power </text:p>
      <text:p text:style-name="P3">Ezra: so you've broken your vows </text:p>
      <text:p text:style-name="P3">Ahsoka: Vows? What am I here </text:p>
      <text:p text:style-name="P3">Spartacus: I think our hearts are speaking for our minds </text:p>
      <text:p text:style-name="P3">Ahsoka: for real </text:p>
      <text:p text:style-name="P3">Kanan: I will let you think on the subject </text:p>
      <text:p text:style-name="P3">Renner: let the two be together man, let it fucking go </text:p>
      <text:p text:style-name="P3">Ezra: stay out of this Landow </text:p>
      <text:p text:style-name="P3">Rennner: (goes at Ezra, but is stopped by Ahsoka) fucking shit!</text:p>
      <text:p text:style-name="P3">Spartacus: Renner, calm yourself</text:p>
      <text:p text:style-name="P3">Ahsoka: I would have words with Spartacus, (looks around) in private!</text:p>
      <text:p text:style-name="P3"/>
      <text:p text:style-name="P3">(everyone saunters out of the room) </text:p>
      <text:p text:style-name="P3"/>
      <text:p text:style-name="P3">Ahsoka: look, you know my feelings on this, but those kids out there, they're not ready </text:p>
      <text:p text:style-name="P3">Spartacus: if they were set upon by Crassus, they would die, you would at least give them a chance to survive</text:p>
      <text:p text:style-name="P3">Ahsoka: allow me to train them, and I will make sure they can survive without me, then I will return to fight with you and end Crassus life </text:p>
      <text:p text:style-name="P3">Spartacus: I cannot complain with that move, it will warm heart to know you yet draw breath, </text:p>
      <text:p text:style-name="P3">Ahsoka: i'll call everyday, </text:p>
      <text:p text:style-name="P3">Spartacus: an I will always answer</text:p>
      <text:p text:style-name="P3"/>
      <text:p text:style-name="P3">(they hug each other then we see Spartacus seeing off Kanan, Ezra, Hera and Ahsoka)</text:p>
      <text:p text:style-name="P3"><text:soft-page-break/></text:p>
      <text:p text:style-name="P3">Spartacus: you have all the supplies you need?</text:p>
      <text:p text:style-name="P3">Hera: we do, thank you again for your assistance </text:p>
      <text:p text:style-name="P3">Spartacus: were on the same team, </text:p>
      <text:p text:style-name="P3">Ahsoka: you got that right </text:p>
      <text:p text:style-name="P3"/>
      <text:p text:style-name="P3">(they do a handshake, the one from the first game)</text:p>
      <text:p text:style-name="P3"/>
      <text:p text:style-name="P3">Ezra: Spartacus, one day we will meet again </text:p>
      <text:p text:style-name="P3">Spartacus: we can only hope my friend, </text:p>
      <text:p text:style-name="P3">Ahsoka: (walks up to Spartacus) good bye, again</text:p>
      <text:p text:style-name="P3">Spartacus: we really have to stop doing this to each other</text:p>
      <text:p text:style-name="P3">Ahsoka: I will come back, I promise </text:p>
      <text:p text:style-name="P3">Spartacus: I love you </text:p>
      <text:p text:style-name="P3">Ahsoka: I love you too </text:p>
      <text:p text:style-name="P3"/>
      <text:p text:style-name="P3">(they kiss in front of everyone then Ahsoka walks away as she is holding Spartacus' hand and they let go right at the end, Ahsoka and the other rebels get into their ship and they fly away and into hyperspace) </text:p>
      <text:p text:style-name="P3"/>
      <text:p text:style-name="P3"/>
      <text:p text:style-name="P3">Renner: (puts his hand on Spartacus' shoulder) hey man don't worry, she can take care of herself</text:p>
      <text:p text:style-name="P3">Spartacus: you know that's not my concern </text:p>
      <text:p text:style-name="P3">Renner: hey, but you got to admit, that Hera's one fine piece of ass </text:p>
      <text:p text:style-name="P3">Spartacus: (laughs) really dude (Walks away)</text:p>
      <text:p text:style-name="P3">Renner: what im a guy right?</text:p>
      <text:p text:style-name="P3">Spartacus: (turns around) lets get to the bridge, there is still a war to fight</text:p>
      <text:p text:style-name="P3"/>
      <text:p text:style-name="P3">Scene ends </text:p>
      <text:p text:style-name="P3"/>
      <text:p text:style-name="P3">LEVEL 15 COMPLETE </text:p>
      <text:p text:style-name="P3"/>
      <text:p text:style-name="P3">Game Play </text:p>
      <text:p text:style-name="P3"/>
      <text:p text:style-name="P3">You are placed in your office, I know you wish you would be playing as Ahsoka but your not, we will have to wait until later for that. <text:s/>Now you have a choice of what you can do next, the main mission is at the bridge, you can resupply at the armory, and get any upgrades that you may need. <text:s/>Head for the barracks to see the soldiers playing card games and smoking, there is nothing you can do here, but it is on the way to the bridge, and it is always funny to see the shit these soldiers get into. <text:s/>Once you are done watching soldiers being idiots head up to the next level and visit the bridge and gain accessto the next mission</text:p>
      <text:p text:style-name="P3"/>
      <text:p text:style-name="P3">LEVEL 16 – Enter Crassus (Yavin 4) – Finding the Wealth </text:p>
      <text:p text:style-name="P3"/>
      <text:p text:style-name="P3">CUTSCENE </text:p>
      <text:p text:style-name="P3"/>
      <text:p text:style-name="P3">(Spartacus enters the bridge and he is greeted by Renner and Crixus)</text:p>
      <text:p text:style-name="P3"/>
      <text:p text:style-name="P3">Renner: whats the plan boys?</text:p>
      <text:p text:style-name="P3"><text:soft-page-break/>Spartacus: hold on (takes out a small transmitter, he places it on the table and a small hologram Ahsoka joins the rebels)</text:p>
      <text:p text:style-name="P3">Ahsoka: Tano here </text:p>
      <text:p text:style-name="P3">Spartacus: we are discussing the next plan </text:p>
      <text:p text:style-name="P3">Ahsoka: lets hear it </text:p>
      <text:p text:style-name="P3">Renner: the Lazarus files dictate a large number of crates were bought by Marcus Crassus and stashed on the fourth moon of Yavin</text:p>
      <text:p text:style-name="P3">Ahsoka: the forest moon</text:p>
      <text:p text:style-name="P3">Houston: what does Crassus want with the Lazarus </text:p>
      <text:p text:style-name="P3">Crixus: i'd rather not wait to find out </text:p>
      <text:p text:style-name="P3">Renner: according to our intel, Crassus will be overseeing the delivery of the crates, this could be our chance to ambush the bastard</text:p>
      <text:p text:style-name="P3">Spartacus: how many men are watching this shipment </text:p>
      <text:p text:style-name="P3">Renner: Crixus?</text:p>
      <text:p text:style-name="P3">Crixus: we counted two victory class frigates, a division of tie fighters and three imperial shuttles</text:p>
      <text:p text:style-name="P3">Spartacus: do we have the ships to assault this convoy</text:p>
      <text:p text:style-name="P3">Houston: i'll check with the navy (he leaves the room)</text:p>
      <text:p text:style-name="P3">Ahsoka: you should use the convoy to gain clearence to the planet's surface, that way you could kill Crassus</text:p>
      <text:p text:style-name="P3">Renner: and what of the Lazarus?</text:p>
      <text:p text:style-name="P3">Ahsoka: destroy it, it is too dangerous for anyone to use</text:p>
      <text:p text:style-name="P3">Spartacus: does everyone know the plan </text:p>
      <text:p text:style-name="P3">Renner: Questions?</text:p>
      <text:p text:style-name="P3"/>
      <text:p text:style-name="P3">(no one says anything)</text:p>
      <text:p text:style-name="P3"/>
      <text:p text:style-name="P3">Ahsoka: see it done, Tano out (her transmission ends) </text:p>
      <text:p text:style-name="P3"/>
      <text:p text:style-name="P3">(we then see the rebels getting in their respective ships and take off in persuit of the cargo, we then see the imperial convoy moving two giant supply ships, the rebels will fly in behind them)</text:p>
      <text:p text:style-name="P3"/>
      <text:p text:style-name="P3">Imperial Pilot: enemies on our six, lets fuck em up </text:p>
      <text:p text:style-name="P3"/>
      <text:p text:style-name="P3">(the ties turn around and head for the rebel ships)</text:p>
      <text:p text:style-name="P3"/>
      <text:p text:style-name="P3">Game Play </text:p>
      <text:p text:style-name="P3"/>
      <text:p text:style-name="P3">You will gain control as the Naboo Starfighter and you will be tasked with destorying the fleet of tie fighters that have been sent against you. <text:s/>Start out by firing your lasers at the first fighters that come after you and you will take a few out with your initial volley, with this your men will begin to engage the enemy fighters, once this happens you will get a chance to attack the victory class frigates. <text:s/>These ships have tough armor and will not go down easily, so fire off as many missiles as possible each time you pass by the frigate which you targeted. <text:s/>You will have to deal with the ties no matter the point in the battle there's a whole division out there, so focus on the frigates and soon after firing enough rockets at the frigate it will go down in flames, one down, one to go. <text:s/>Once this happens the first of the three shuttles will show up and try and stop you from destroying the other frigate, so destory the imperial shuttle and then after it's taken down go after the other frigate and take this thing down. <text:s/>At this time the ties will be a little more pesky than before as they are sending in Interceptors, which are faster than normal ties, so make sure you are careful because you have used the interceptor's missiles <text:soft-page-break/>before and they can do some damage. <text:s/>So take out a few more ties as you make a round to attack the frigate. <text:s/>After a few volleys of missiles the other frigate will go down and you will then be confronted by two imperial shuttles, they will both fire missiles at you and you will have to dodge them by dong a barrel roll, and then fire off a few missiles of your own. <text:s/>After the first attack, just shoot up the imperial shuttles until they both explode and when this happens you are cleared to go for the junker ships which are covered in crates with red letters on them that read LAZARUS. <text:s/>You will then hear radio chatter from your men, Renner will say “the ties are on the run, what next?” Spartacus responds “were boarding the junkers” Crixus will then say “im on your side, lets take em down” Crixus' fighter will fly next to yours and you will head for the closest junker fly to the left side to see an open hangar fly in and land your ship. <text:s/>Once you exit, draw any weapon you have to take out the troopers and pilots here in the hangar, Crixus will run around cutting down the troopers you dont kill, once the hangar is cleared out, head up the ramp and to the door. <text:s/>Once it opens you will be met by more stormtroopers these men will be Crassus' men so they will draw their swords and prop up their shields, this will slow you and Crixus down but not for long. <text:s/>Engage the troopers and make <text:s/>sure you dont get knocked down by their shields, once you are done with the welcome party move into the corridor and you will find an elevator at the end of the hall, go to the elevator and enter the doors, it will take you to the top floor and then once the doors open you will walk out and then the troopers in this room will turn around and then you will instantly go into slow motion, press the button shown to throw your saber and Spartacus will throw his lightsaber and it will kill all the troopers in the room. <text:s/>With your enemies dead you will then have one door in front of you the door to the bridge, go up to the door and Crixus will plant charges on the door, he will yell out “clear!” and the door will blow up. <text:s/>Enter the room and kill all the soldiers in here, you will see there is an officer that comes out once the troopers are killed and this will begin a cutscene </text:p>
      <text:p text:style-name="P3"/>
      <text:p text:style-name="P3">CUTSCENE</text:p>
      <text:p text:style-name="P3"/>
      <text:p text:style-name="P3">(Spartacus and Crixus both walk up to the officer and the officer falls into a chair)</text:p>
      <text:p text:style-name="P3"/>
      <text:p text:style-name="P3">Officer: what is it you want, take the fucking cargo</text:p>
      <text:p text:style-name="P3">Spartacus: and what if we want your life?</text:p>
      <text:p text:style-name="P3">Officer: I have the ear of Crassus, I could deliver message </text:p>
      <text:p text:style-name="P3">Crixus: send him this </text:p>
      <text:p text:style-name="P3"/>
      <text:p text:style-name="P3">(Crixus slashes off the officer's head with one strike)</text:p>
      <text:p text:style-name="P3"/>
      <text:p text:style-name="P3">Spartacus: take control of the junker, see it to Yavin</text:p>
      <text:p text:style-name="P3">Crixus: what will you do?</text:p>
      <text:p text:style-name="P3">Spartacus: take the other junker </text:p>
      <text:p text:style-name="P3"/>
      <text:p text:style-name="P3">Game Play </text:p>
      <text:p text:style-name="P3"/>
      <text:p text:style-name="P3">Now you will be placed in the junker's hangar, jum into your ship and fly for the other junker that is under attack from your men at this point. <text:s/>So just fly around to the other side of the ship and enter the hangar, once you enter you will see that this ship is in a lot worse shape than the other one, so land and exit your ship and move up the ramp and into the door. <text:s/>Crassus' troopers will attack you just as they did in the other ship, this time you will not have Crixus there to back you up, still these enemies should not be any issue as any basic attack will take them down. <text:s/>Once these men are destroyed move to the elevator at the end of the hall, then the elevator will take you to the top floor and you will be met by the same enemies and you will have to clear out the room here before entering the bridge, once the soldiers <text:soft-page-break/>here are taken care of, move into the bridge and once you enter there will be no one there to resist your take over, you will see the officer dead on his chair, go to the front of the controls on the bridge and press the button shown to activate the auto pilot, then this will start another cutscene</text:p>
      <text:p text:style-name="P3"/>
      <text:p text:style-name="P3">CUTSCENE</text:p>
      <text:p text:style-name="P3"/>
      <text:p text:style-name="P3">(the two junkers maintain their paths and they then are both ready to land on the Yavin moon)</text:p>
      <text:p text:style-name="P3"/>
      <text:p text:style-name="P3">Spartacus: alright men, we will go over the plan once we get to the surface</text:p>
      <text:p text:style-name="P3">Crixus: copy that, see you there </text:p>
      <text:p text:style-name="P3"/>
      <text:p text:style-name="P3">(the rebels reach the moon of Yavin, its a giant forest and there are many ancient temple remains here already, the rebels land the Junkers and then are greeted by natives of the planet)</text:p>
      <text:p text:style-name="P3"/>
      <text:p text:style-name="P3">Native: greetings friend, you must be the mercinaries Crassus sent </text:p>
      <text:p text:style-name="P3">Spartacus: that's us </text:p>
      <text:p text:style-name="P3">Native: good, i'll take the shipment to the Hangar, im sure you wish to meet Crassus himself</text:p>
      <text:p text:style-name="P3">Crixus: we are tired, we need a moment before we meet the man</text:p>
      <text:p text:style-name="P3">Native: take your time </text:p>
      <text:p text:style-name="P3"/>
      <text:p text:style-name="P3">(the native walks away)</text:p>
      <text:p text:style-name="P3"/>
      <text:p text:style-name="P3">Crixus: Spartacus, you have to sneak out of here, get to Crassus before we have to meet him, he will have Caesar, they will know our faces</text:p>
      <text:p text:style-name="P3">Spartacus: then I must be quick</text:p>
      <text:p text:style-name="P3"/>
      <text:p text:style-name="P3">(Spartacus moves behind the junkers, then Crixus steps forward)</text:p>
      <text:p text:style-name="P3"/>
      <text:p text:style-name="P3">Crixus: I will send my messengers with you </text:p>
      <text:p text:style-name="P3"/>
      <text:p text:style-name="P3">(he motions two men to go with the native)</text:p>
      <text:p text:style-name="P3"/>
      <text:p text:style-name="P3">Native: Crassus will be pleased to hear of it </text:p>
      <text:p text:style-name="P3"/>
      <text:p text:style-name="P3">(they head off and then we see Spartacus look at his arm and there is a GPS tracker, he looks up and then moves)</text:p>
      <text:p text:style-name="P3"/>
      <text:p text:style-name="P3">Game Play </text:p>
      <text:p text:style-name="P3"/>
      <text:p text:style-name="P3">Now you will be given control in the Yavin 4 forest, so you will have a tracker to point you in the direction of Crassus, but you will also have Ahsoka spotting for you in the woods. <text:s/>So move forward and try not to make too much noise as the forest is crawling with troopers, you will get to a mountain as soon as you have walked for a few clicks. <text:s/>Once over this mountain Ahsoka will tell you to halt, and you will see the imperial speeder with your men going over a bridge guarded by five men and a tank with an eagle on the body. <text:s/>When Ahsoka gives the word, you can begin to move. <text:s/>Start off by killing the troopers with a sniper rifle, well placed head shots will kill them in one shot, doing this will cause the tank to panic once all his support is dead, so the gunner will pop his head out of the tank. <text:s/>Once this happens shoot the gunner and the tanks will then go haywire and fall off the bridge into the water and then explode,(Ahsoka will congratulate you for that kill) now you will have a clear path across the <text:soft-page-break/>bridge. <text:s/>Once across head for the fountain looking thing near right off to the right once you get off the bridge, once here you will see that the imperials are every where (As pointed out by your spotter), but for some reason not where you are. <text:s/>Ahsoka will point you in the direction of a safe path all the way to the right and you will be able to sneak past the troopers in the first section. <text:s/>Head up the hill and you will soon get to a steap point in the climb, this part is safe since there are no troopers present. <text:s/>Once at the top of the hill, you will see a giant hangar and you will see your men being led by the native and a giant door closing behind them, this area is heavily guarded by Crassus' men so you will need to be an your guard. Ahsoka will then say “you need to create a distraction so you can sneak in, look for a sniper and take him out that should move the guards away from the door”. <text:s/>First look to the left and you will see a pyramid, at the top is a sniper, take him out first, once this is done a hand full of troopers will investigate the dead body, this is your chance to move for the hangar, so go forward and you will reach the clearing where you will find ten tanks lined up ready for battle. <text:s/>Hide behind the tanks and you will soon see the enitre guard focre move to see a dead sniper, Ahsoka will then tell you to move quickly near the hangar doors. <text:s/>Once there you will a button will flash on the screen, press it and the doors will open and Spartacus will enter.</text:p>
      <text:p text:style-name="P3"/>
      <text:p text:style-name="P3">(the screen goes black and then you see Spartacus enter the giant Hangar that the rebels use in Episode four)</text:p>
      <text:p text:style-name="P3"/>
      <text:p text:style-name="P3">Game Play </text:p>
      <text:p text:style-name="P3"/>
      <text:p text:style-name="P3">Move forward and you will see ties on lifts being worked on by slaves, the slaves wont say shit they know who you are and at times will help you fight. <text:s/>So move through the hangar and once you get to the wall there will be a door that opens and it becomes an elevator, this leads you up to a floor overlooking a training chamber, it is encased in glass and there is no one fighting inside, there is a separate viewing room on the opposite side of the room and you will see people taking inside. <text:s/>Follow the hall and you will enter another room the has a platform that leads down a floor, this will take you to a door that will lead to the arena you were just over looking, move to the side nearest to the viewing platform and a cutscene will start</text:p>
      <text:p text:style-name="P3"/>
      <text:p text:style-name="P3">CUTSCENE </text:p>
      <text:p text:style-name="P3"/>
      <text:p text:style-name="P3">(Spartacus walks up and see that his men are being shot by Crassus and Caesar)</text:p>
      <text:p text:style-name="P3"/>
      <text:p text:style-name="P3">Spartacus: seems to me your out of plans </text:p>
      <text:p text:style-name="P3">Crassus: (looks down to see Spartacus) ah, you came to join us, such a shame, your men had fabulous story</text:p>
      <text:p text:style-name="P3">Caesar: we painted the ground with their brains </text:p>
      <text:p text:style-name="P3">Spartacus: now you have to deal with me</text:p>
      <text:p text:style-name="P3">Crassus: you mistake intent, I am not to face you</text:p>
      <text:p text:style-name="P3">Spartacus: then bring out your lacky Caesar, i'm sure he would give a good show</text:p>
      <text:p text:style-name="P3">Caesar: in your dreams slave</text:p>
      <text:p text:style-name="P3">Crassus: this situation was made special for you, I wanted to give you a sense of nostalga before I kill you </text:p>
      <text:p text:style-name="P3">Spartacus: I wouldn't count on my death</text:p>
      <text:p text:style-name="P3">Crassus: (laughs) well then, without further hinderance I would like to introduce to you my latest scheme </text:p>
      <text:p text:style-name="P3"/>
      <text:p text:style-name="P3">(two metal doors in front of Spartacus slowly open)</text:p>
      <text:p text:style-name="P3"><text:soft-page-break/></text:p>
      <text:p text:style-name="P3">Crassus: your used to introductions, or at least she was </text:p>
      <text:p text:style-name="P3"/>
      <text:p text:style-name="P3">(Spartacus gives Crassus the death stare and then looks to see his opponent)</text:p>
      <text:p text:style-name="P3"/>
      <text:p text:style-name="P3">Crassus: slayer of countless Jedi, Victor at the battle of Sarrish, and your greatest rival, I give you GENERAL GRIEVOUS!</text:p>
      <text:p text:style-name="P3"/>
      <text:p text:style-name="P3">(a figure walks out of the doors, decked in black armor in all places except the head that remained the same, Grievous' armor has imperial symbols on it and we see that his arms look stronger)</text:p>
      <text:p text:style-name="P3"/>
      <text:p text:style-name="P3">Grievous: long time no see Captain </text:p>
      <text:p text:style-name="P3">Spartacus: Grievous, what the hell are you doing here </text:p>
      <text:p text:style-name="P3">Grievous: Crassus brought me back, and made me a deal I couldn't pass up </text:p>
      <text:p text:style-name="P3"/>
      <text:p text:style-name="P3">(Grievous separates his arms and then draws four lightsabers, they are all red, Spartacus draws his lightsaber and points it at Grievous, Grievous laughs and begins to swing his lightsabers around)</text:p>
      <text:p text:style-name="P3"/>
      <text:p text:style-name="P3">Grievous: (laughs) this time, you die!</text:p>
      <text:p text:style-name="P3"/>
      <text:p text:style-name="P3">BOSS BATTLE – General Grievous 2.0</text:p>
      <text:p text:style-name="P3"><text:tab/>Difficulty – 7/10 </text:p>
      <text:p text:style-name="P3"><text:tab/>Weapons – Lightsabers (x4), Blaster pistol, lightning cannon, flamethrower, ice blaster, <text:tab/><text:tab/><text:tab/><text:tab/> <text:s text:c="6"/>Grenades</text:p>
      <text:p text:style-name="P3"/>
      <text:p text:style-name="P3">This is a battle we have waited two games for, Spartacus vs Grievous, and this time there will be no quarter given and no mercy shown....lets fucking go! <text:s/>First you will hear the classic Grievous music begin to play and then the general will march to you exactly how he did against Obi-Wan and Ahsoka, to dodge this attack wait for him to get close and then you will see a button flash on your screen, press it and you will block Grievous' attack, then having Spartacus slash him and kick Grievous away. <text:s/>His health will then be positioned at 100%. <text:s/>Now he will be moving around the arena trying to swipe at you with all four of his arms, you will have to just attack him with your basic attacks to start off then after getting blocked a bunch he will attack you and you will have to block his advance. <text:s/>When his attacks seem to get repetative you will be able to counter his attacks so time your block and you will be able to break his attack and then you will be able to lay in a few basic attacks before he regains his senses. <text:s/>After this move your enemy will be down to 95% health, and he will pull out a few more tricks, Grievous will draw a pistol and start shooting at you, you can deflect his shots but his own fire wont hurt him if it hits him he will laugh and continue firing. <text:s/>Once he stops shooting he will draw four lightsabers again and go on the offensive yet again, this time evade out of the way and you can hit him in the back causing him to drop to his knee, this gives you a change to attack him and after a volley of attacks Grievous will get up and if your close to him he will throw you across the room. <text:s/>His health is now at 90% and he will then scream and then run at you swinging his blades in a helecopter formation, and with this attack all you can do is block or eveade the blades of death. <text:s/>Once he stops going agro, you will have a chance to attack him but he will block most of anything you throw his way and then you remember, you have a super power, and it should be charged by this point. <text:s/>However wait a moment, Grievous will attack you bide the time you can activate it and use the power, so make sure you activate where you cannot get hit because it will not work, activate your power and you will gain the super speed and strength, use this power to attack Grievous without him having the speed to block you, once your power wears off you will have hit Grievous enough to take his health down to about <text:soft-page-break/>80%. <text:s/>At this point Grievous will start to fire off his flamethrower, this weapon has some range but just roll out of the way to evade this attack, Grievous will then halt his flame attack and try and strike you with his sabers, attack him and you will clash with him. <text:s/>Press the button shown and you will win the clash and hit him a few times, this will do minimal damage but it will give you a chance to attack him with Wrath of the Gods, so after you attacked him he will regain his ground and attack you again, so this time block his advance. <text:s/>Once you have the chance to counter his attack, do so and activate your power and then attack Grievous with all your might, this will knock his health down to 70%. <text:s/>After this point Grievous will back up and start thowing grenades around the arena, they will beep a few times and then they will blow up, so just avoid these bombs and you should be fine. <text:s/>After the volley of bombs Grievous will again square up and prepare for your attack, so now you can switch up your attacks and try an new approach, this time wait for him to attack you and then counter him knock him back, then roll and hit him in the back and he will drop to one knee. <text:s/>Attack him until he gets back on his feet and you will get his health to about 65%. <text:s/>Grievous will jump back and start to fire off blaster shots again, block these but be aware that he will switch to his flamethrower quickly to catch you off guard, this can be evaded by rolling out of the way and hitting him in the back once again once you get close to him, this will allow you to attack him while he is stunned taking Grievous' health to the 50% mark, once this point is reached, it will start a mini scene </text:p>
      <text:p text:style-name="P3"/>
      <text:p text:style-name="P3">Mini-scene</text:p>
      <text:p text:style-name="P3"/>
      <text:p text:style-name="P3">(Spartacus and Grievous are fighting and then see Crassus and Caesar)</text:p>
      <text:p text:style-name="P3"/>
      <text:p text:style-name="P3">Caesar: the rebel yet lives, this is unexpected </text:p>
      <text:p text:style-name="P3">Crassus: no matter, were done here, Gaius order the men to begin our exit </text:p>
      <text:p text:style-name="P3">Caesar: what stands your plan Marcus?</text:p>
      <text:p text:style-name="P3">Crassus: Grievous is done, this plan has failed, blow the temple and lets leave the system</text:p>
      <text:p text:style-name="P3">Caesar: and what of the General?</text:p>
      <text:p text:style-name="P3">Crassus: fuck him</text:p>
      <text:p text:style-name="P3">Caesar: Imperitor, (he goes to leave, but see's that Crassus is not) </text:p>
      <text:p text:style-name="P3">Crassus: I will be there in a moment, I wish to see the end of this battle </text:p>
      <text:p text:style-name="P3"/>
      <text:p text:style-name="P3">(we then go back to the battle between Spartacus and Grievous)</text:p>
      <text:p text:style-name="P3"/>
      <text:p text:style-name="P3">Spartacus: Crassus will betray you, he is using our differences to his advantage </text:p>
      <text:p text:style-name="P3">Grievous: you are my enemy, and you must die!</text:p>
      <text:p text:style-name="P3"/>
      <text:p text:style-name="P3">(the two clash lightsabers)</text:p>
      <text:p text:style-name="P3"/>
      <text:p text:style-name="P3">Spartacus: you are not <text:span text:style-name="T2">my</text:span> enemy General!</text:p>
      <text:p text:style-name="P3">Grievous: quit your idle talk, let us finish this</text:p>
      <text:p text:style-name="P3">Spartacus: as you wish </text:p>
      <text:p text:style-name="P3"/>
      <text:p text:style-name="P3">(the two break out of the clash and they back up)</text:p>
      <text:p text:style-name="P3"/>
      <text:p text:style-name="P3">Game Play</text:p>
      <text:p text:style-name="P3"/>
      <text:p text:style-name="P3">Now you will have to fight Grievous with 50% health and he has only shown you a few of his moves, so now he will bring out a new one, he will put his hand forward and he will fire an ice beam out of his hand anything the beam touches will be encased in ice, so get out of the way. <text:s/>Once this attack ends, <text:soft-page-break/>Grievous will attack you with his ground attacks, but he will thrown in a kick or two to his attacks this time around. <text:s/>Once you have a chance to counter him, press the button shown and you will have him stunned for some time, but now you will only get a few hits and then Grievous will get up and throw you away. <text:s/>This means you will have to attack Grievous with your power, that will be the only way you will be able to harm him now, so once your power meter is fully charged, then attack Grievous and force him to block your attacks, he will then feed into your plans and he will strike and you will clash with Grievous, press the button shown repeatedly and you will get Grievous off guard, activate Wrath of the Gods and attack Grievous with all your might, and speed, this will knock his health down to 40% but this will not make the fight any easier. <text:s/>After your Wrath meter ends, Grievous will jump back and put his hand forward, then he will shoot lightning out of his hand and the stream will create an explosion where ever it hits. <text:s/>Evade this attack, rolling out of the way is the best, once you are in a safer place wait for Grievous to fire off his lightning beam, if your in front of it you will see the block buttton flash, press it and you wil block Grievous' attack and send it right back to him, stunning him for some time, go up to Grievous and do what ever attack you can before he throws you away from him. <text:s/>This attack will now be more in frequent, but you know what to do in the situations that he uses this attack, so once Grievous is no longer attacking, go up and try and make him block and move back to gain some leverage on him, watch out because Grievous is able to do the same thing. <text:s/>For the remainder of the battle you will have to almost play the waiting game until your power is fully charged, once that time comes you will be able to attack Grievous, so wait for the right moment to engage a clash or if Grievous uses his lightning attack again you can deflect the weapon back at him, causing him to go to the ground, this will give you a chance to activate your power and then attack Grievous and you will have the strength to knock his health down to 30%. <text:s/>Grievous will then scream in rage, and then switch to his ice beam, after a few seconds he will switch to his flamethrower, roll out of the way to evade these attacks. <text:s/>Then Grievous will switch to his pistol, and he will fire off shots at you, block these with your lightsaber, Grievous will then change to his sabers again and attack you in the traditional way, this time you will have to block his attacks while trying to lose no ground of your own, soon after holding your ground for some time your Wrath of the Gods meter will be charged and then go for a clash with Grievous. <text:s/>You know the routine here win the clash by pressing the button shown repeatedly and then activate your power and watch the blood fly, you will have a chance to attack Grievous and you will get him down to 20% but at this point the strategy will change. <text:s/>Grievous will then throw grenades around the ring and this will be a tough one for you because he can throw four at a time, this guy never runs out too. <text:s/>So this will cause for you to tap into the next stage of your power, you have super speed and super strength, the ability to fly, the ability to block force powers, and now the ability to use force push, so wait for your Wrath meter to be full, during this time Grievous will be exchanging his grenades will some blaster fire but he is backing up at every point, so once your meter is full, and Grievous begins to throw grenades again, activate you power and press the button shown on your screen repeatedly and once the attack is ready Spartacus will push all the grenades back at Grievous and he will go to the ground with 15% health remaining. <text:s/>Go up and attack Grievous but you will only be able to get afew hits on him before he regains his senses, doing minimal damage. <text:s/>Grievous will be at 14% health at this point and once he gets up he will draw his sabers and attack you, you may need to block this advance because your enemy will be coming for you and his attacks will be really fast. <text:s/>So block this round of attacks and then Grievous will jump back and begin to throw grenades, switching to a gun will not help, Grievous will block any blaster fire with a lightsaber spinning around his head, however you can get some damage on him by throwing grenades of your own at him this will stun him and destroy all of his mines, go up to him and attack himbut you will only be able to get 2% damage so Grievous will be at 12% health. <text:s/>At this point your Wrath meter should be filled to the max so once you gat an chance you will have an opertunity to use a two of the different powers depending on your enemy's attack. <text:s/>This means if you win a clash you will be granted speed and strength or if Grievous is throwing grenades you can throw his weapons back at him. <text:s/><text:soft-page-break/>Whatever the power granted use Wrath of the Gods on Grievous and his health will be taken down to about 7%. <text:s/>Grievous will then sit back and fire lightning beams from his hands, so then deflect the beams back at him and he will be stunned for a moment, by the time you get to him there will be no time to attack. <text:s/>Switch to a gun and fore off a few shots at the stunned Grievous and you will be able to do some damage knocking his health down to 5%. <text:s/>At this point Grievous will be all but defeated, yet this will be a fight to the death, so Grievous will charge to you, but you will see a button flash on the screen press it and you will toss Grievous to the ground and this will have him weakened and you will then have a chance to attack him with basic attacks to end the battle and start a Cutscene </text:p>
      <text:p text:style-name="P3"/>
      <text:p text:style-name="P3">CUTSCENE </text:p>
      <text:p text:style-name="P3"/>
      <text:p text:style-name="P3">(Grievous and Spartacus are fighting and we see Crassus watching laughing with Officers)</text:p>
      <text:p text:style-name="P3"/>
      <text:p text:style-name="P3">Spartacus: you grow weaker General, </text:p>
      <text:p text:style-name="P3"/>
      <text:p text:style-name="P3">(Grievous growls and then runs at Spartacus only to be deflected and thrown to the ground, he quickly gets up)</text:p>
      <text:p text:style-name="P3"/>
      <text:p text:style-name="P3">Spartacus: they wish you dead, I would not have it so </text:p>
      <text:p text:style-name="P3"/>
      <text:p text:style-name="P3">(Grievous runs up and clashes with Spartacus, however Spartacus grabs Grievous and holds him close)</text:p>
      <text:p text:style-name="P3"/>
      <text:p text:style-name="P3">Spartacus: join me brother, and we shall see the house of Crassus fall</text:p>
      <text:p text:style-name="P3"/>
      <text:p text:style-name="P3">(Grievous looks at Spartacus, he slightly laughs and then throws Spartacus to the other side of the room away from Crassus viewing platform, Grievous turns around and looks up at Crassus, he sees Crassus shaking his head and saying “disapointment”) </text:p>
      <text:p text:style-name="P3"/>
      <text:p text:style-name="P3">Grievous: (turns around) Spartacus</text:p>
      <text:p text:style-name="P3"/>
      <text:p text:style-name="P3">(Spartacus looks at Grievous and Grievous taps his arm, Spartacus nods and he runs at Grievous, at the last second Grievous ducks and Spartacus steps on his arm and Grievous flings him up into the air, Spartacus reaches the hight of the viewing platform and cocks back his arm to stab through the glass and theirfore through Crassus' head. <text:s/>As Spartacus stabs the glass Crassus places an officer before him and the officer is stabbed through the head, blood is everywhere, then Spartacus loads up for another strike and the temple starts to explode and it flings Spartacus into the viewing station but away from Crassus, Spartacus will get up and see the imperials escaping, Spartacus will rise and then he will go to the edge of the viewing station and put his hand out, Grievous will jump and grab Spartacus' hand and they will both be in the viewing station)</text:p>
      <text:p text:style-name="P3"/>
      <text:p text:style-name="P3">Grievous: follow me, I know the way out </text:p>
      <text:p text:style-name="P3"/>
      <text:p text:style-name="P3">Game Play </text:p>
      <text:p text:style-name="P3"/>
      <text:p text:style-name="P3">Now you will be tasked with following Grievous out of the exploding temple, this will much more challenging than your journey in, so move forward and follow Grievous and of course you will be confronted by Stormtroopers. <text:s/>Here you will get to see Grievous in action not trying to kill you, he will make short work of the troopers who step up first, you will have to take out any stragglers, they will be easy to handle. <text:s/>Once this wave of soldiers is killed, Grievous will halt and another explosion will go <text:soft-page-break/>off closing off two of the paths out, Grievous will then say “looks like were taking the long way, then he will walk over to the right and open a hatch on the floor, and yell out “down here”. <text:s/>Head for the hatch and you will go into a system of tunnels, follow the tunnel and it will lead you to a larger anti-chamber, drop out of the tunnel and Grievous will follow suit. <text:s/>He will then take point once again and head for the open arch at the top of the stairs to your right, head up the steps and you will enter another network of tunnels, this will be tricky because it can be a maze so keep Grievous close by. <text:s/>Grievous will take a left at the first junction and then he will follow the path up and to the right, in this room there will be digging materials and dead bodies, Grievous will have words for this moment saying “these slaves worked day and night on these tunnels, I never understood the reason”, Spartacus will respond “Crassus does not value the lives of these men and women, we teach him the error of those ways”. <text:s/>Grievous will walk up another ramp and say “im afraid you have already done that”, as you exit the subterrainian tunnels you will come up out into a grassy courtyard in the back of the temple. <text:s/>Here you will be confronted by Crassus' Troopers, these men can be slightly more difficult but you can do combo moves with Grievous to instantly kill an few of the soldiers. <text:s/>Get close to Grievous and press the button shown at a certain time during the fight and Spartacus will draw his rifle and fire it at Grievous helicoppter blade lightsaber and it will kill a good many of the troopers. <text:s/>Once the rest of them are taken care of, you will be able to escape the courtyard and head into the woods behind the temple, to do this you must get over the wall behind you, you will use Grievous to help you get over the wall, but Spartacus will wait for Grievous to grab his hand and vault over the wall and the temple will explode as you and Grievous are running away into the woods. <text:s/>Once you run away from the temple for a bit a miniscene will start </text:p>
      <text:p text:style-name="P3"/>
      <text:p text:style-name="P3">Mini-scene</text:p>
      <text:p text:style-name="P3"/>
      <text:p text:style-name="P3">(Grievous turns around and looks at the temple in flames and ruins from the bombs)</text:p>
      <text:p text:style-name="P3"/>
      <text:p text:style-name="P3">Grievous: what a shame, it was a great monument </text:p>
      <text:p text:style-name="P3">Spartacus: Crassus cares little for the relics of the old world </text:p>
      <text:p text:style-name="P3"/>
      <text:p text:style-name="P3">(Spartacus gets a call)</text:p>
      <text:p text:style-name="P3"/>
      <text:p text:style-name="P3">Spartacus: Kraken here</text:p>
      <text:p text:style-name="P3">Ahsoka: everything good there, I heard explosions</text:p>
      <text:p text:style-name="P3">Spartacus: were all good at this end </text:p>
      <text:p text:style-name="P3">Ahsoka: i'll lead you out of there, you go company </text:p>
      <text:p text:style-name="P3">Spartacus: I was attacked by General Grievous, Crassus brought him back to life</text:p>
      <text:p text:style-name="P3">Ahsoka: what the hell, did you kill him?</text:p>
      <text:p text:style-name="P3">Spartacus: he's keen on joining our cause, I was giving the decision to you</text:p>
      <text:p text:style-name="P3">Ahsoka: even though I'm not present</text:p>
      <text:p text:style-name="P3">Spartacus: you are still part of this, you always will be </text:p>
      <text:p text:style-name="P3">Ahsoka: meet me at the Siff Nebula, we can meet there to discuss our next move </text:p>
      <text:p text:style-name="P3">Spartacus: copy that, Kraken out </text:p>
      <text:p text:style-name="P3"/>
      <text:p text:style-name="P3">Game Play </text:p>
      <text:p text:style-name="P3"/>
      <text:p text:style-name="P3">Now you will have to get to the extraction point that is marked as a waypoint on your radar, so move to that location, as you are moving through the forest, you will come up to an old temple road and Grievous will then say “get down”. <text:s/>Duck and you will see two trucks roll by packed with enemy troopers, wait for the trucks to pass and after they do head across the road and you again be hidden <text:soft-page-break/>from on-coming enemies. <text:s/>As you move forward you will see another abandoned temple, however Ahsoka will point out that the temple is “crawling with troopers” so that means theres only one way through, silently. <text:s/>Start by moving up to the first column of the road into this structure, then hide behind this column and target the closest trooper, then Grievous will take him out, then other trooper guarding the enterence will run over to the dead trooper, then switch to your sniper rifle and shoot the trooper in the head. <text:s/>Once these men are dead, head over to the temple enterence and Grievous will meet you there, move into the temple and draw your saber, and Grievous will draw one of his, since the temple is dark you will use these weapons as your guide. <text:s/>The temple is a fucking maze so you will have to rely on your spotter to guide you through, Ahsoka will point out any enemies searching the temple, so move forward and Ahsoka will guide you into a larger chamber and then up the steps in front of you and once at the top you will see a button flash on your screen to “open” to door nearest to you. <text:s/>Once in this room Ahsoka wil point out torches at near the door you just entered so Grievous will light the torches with his flamethrower, then he will hand you one of the torches and you will then use these as additional light as you go through the temple. <text:s/>As you are heading down the hall, Ahsoka will tell you that there is a fork in the road up ahead, with two people and two paths. <text:s/>Once you get to the fork, Grievous will ask “right path or left?” Spartacus will respond “ill take the left, meet me at the end of your hall” Grievous will then say “see you on the other side”. <text:s/>Grievous will head down the right path so head down the left path and this will lead you down a spiral rampway that will lead to another giant room this will be covered in pitch. <text:s/>There will be a command to “drop” so press the button shown and Spartacus will drop his torch and the room will light up and you will see the horror of this room. <text:s/>There will be skeletons everywhere and the room is covered in blood, there are sacrificial tables with skeletons on them with knives in their chests, like an Aztec burial site. <text:s/>There is a door at the other side of the room, go up to it and you will have to command to open it, so press the button shown and the doors will open leading you into another hallway that leads straight, follow this hallway using your weapon as a light, and you will reach a rampway up. <text:s/>This ramp will lead to a bright light, the exit of the temple, as you are heading up this ramp you will see many blood stains in this area, the bodies were tossed down here before being brutally sacrificed, the old world is so brutal. <text:s/>Once you are out of this temple of doom you will see Grievous exiting on his side of the temple, he will greet you and then you will have a straight shot to the LZ and this will be an old Republic gunship, with Rebel symbols on it. <text:s/>Enter the gunship and this will end the mission</text:p>
      <text:p text:style-name="P3"/>
      <text:p text:style-name="P3">CUTSCENE </text:p>
      <text:p text:style-name="P3"/>
      <text:p text:style-name="P3">(we see Spartacus' main ship reach the Siff Nebula, a red cloud in the middle of space, then they locate a rebel transport and a hybrid shuttle/fighter. <text:s/>Spartacus messages the other rebels)</text:p>
      <text:p text:style-name="P3"/>
      <text:p text:style-name="P3">Spartacus: good to see you </text:p>
      <text:p text:style-name="P3">Ahsoka: you too, we'll come aboard your ship</text:p>
      <text:p text:style-name="P3"/>
      <text:p text:style-name="P3">(we then see Kanan, Ezra, Hera and Ahsoka walk onto the bridge of Spartacus' ship, and the generals present are Spartacus, Crixus, Renner, Houston and Grievous is also there)</text:p>
      <text:p text:style-name="P3"/>
      <text:p text:style-name="P3">Spartacus: thank you for making time for this meeting </text:p>
      <text:p text:style-name="P3">Ahsoka: we will always have time for you, however I have a few questions </text:p>
      <text:p text:style-name="P3">Spartacus: ask away</text:p>
      <text:p text:style-name="P3">Ahsoka: is that really Grievous?</text:p>
      <text:p text:style-name="P3">Spartacus: it is, I cannot read the man, perhaps you could</text:p>
      <text:p text:style-name="P3">Ahsoka: Grievous!, (Grievous looks up) Step forward</text:p>
      <text:p text:style-name="P3"/>
      <text:p text:style-name="P3"><text:soft-page-break/>(Grievous steps up to Ahsoka)</text:p>
      <text:p text:style-name="P3"/>
      <text:p text:style-name="P3">Ahsoka: kneel</text:p>
      <text:p text:style-name="P3"/>
      <text:p text:style-name="P3">(Grievous obeys the command, then Ahsoka puts her hand on his head and searches his feelings, she closes her eyes)</text:p>
      <text:p text:style-name="P3"/>
      <text:p text:style-name="P3">Ezra: what is she doing </text:p>
      <text:p text:style-name="P3">Renner: shut the fuck up </text:p>
      <text:p text:style-name="P3"/>
      <text:p text:style-name="P3">(Ahsoka opens her eyes and then takes her hand off Grievous' head)</text:p>
      <text:p text:style-name="P3"/>
      <text:p text:style-name="P3">Ahsoka: his mind is in tact, yet he does not seem interested in harming us,</text:p>
      <text:p text:style-name="P3">Spartacus: then it is settled then, Welcome to the Rebels, General</text:p>
      <text:p text:style-name="P3">Grievous: I am honored to join</text:p>
      <text:p text:style-name="P3">Ahsoka: (pulls Grievous aside) make any attempt to harm them and i'll put a sword in your back</text:p>
      <text:p text:style-name="P3">Spartacus: now on to business</text:p>
      <text:p text:style-name="P3">Renner: with what, we have no leads, last time there was a plan</text:p>
      <text:p text:style-name="P3">Grievous: I think I can help</text:p>
      <text:p text:style-name="P3">Kanan: I think we can handle this ourselves General, </text:p>
      <text:p text:style-name="P3">Grievous: do you have detailed files on the vaults of Marcus Crassus</text:p>
      <text:p text:style-name="P3">Ahsoka: wait, excuse me, you have what?</text:p>
      <text:p text:style-name="P3">Grievous: the location, the security, the locks, and the wealth of Crassus' vaults</text:p>
      <text:p text:style-name="P3">Spartacus: where are they</text:p>
      <text:p text:style-name="P3">Grievous: on Couriscant, on a remote island in the slums </text:p>
      <text:p text:style-name="P3">Houston: son of a bitch</text:p>
      <text:p text:style-name="P3">Ezra: whats wrong with that</text:p>
      <text:p text:style-name="P3">Houston: kid, ive been to the capital as a rebel, it was piss and Reggie was killed </text:p>
      <text:p text:style-name="P3">Ahsoka: getting into the capital undetected is not going to be possible, we had an angle last time around</text:p>
      <text:p text:style-name="P3">Spartacus: Our faces are posted everywhere, we would be walking into a trap</text:p>
      <text:p text:style-name="P3">Ezra: maybe not, I have an idea</text:p>
      <text:p text:style-name="P3">Renner: look kid I know your trying to help, but this is the capital here, not some small system</text:p>
      <text:p text:style-name="P3">Kanan: I hate to agree with this guy but he's right, it's too dangerous </text:p>
      <text:p text:style-name="P3">Renner: buuuut...if we captured trooper armor we could try and sneak in that way</text:p>
      <text:p text:style-name="P3">Kanan: that's fucking suicide </text:p>
      <text:p text:style-name="P3">Ahsoka: dude, trust me on this, that has never deturred us from trying </text:p>
      <text:p text:style-name="P3">Houston: it's true, thats like my saying </text:p>
      <text:p text:style-name="P3">Ahsoka: so there still is a question of all the non humans </text:p>
      <text:p text:style-name="P3">Spartacus: there stand many of us that will not fit the trooper build </text:p>
      <text:p text:style-name="P3">Grievous: including me, and I am branded Fugitivus</text:p>
      <text:p text:style-name="P3">Crixus: fuck it, lets bull rush the vaults </text:p>
      <text:p text:style-name="P3">Spartacus: a full scale attack on the capital, how would we accomplish such a feat</text:p>
      <text:p text:style-name="P3">Crixus: the vaults are in a remote location and they are walled off to the outside world </text:p>
      <text:p text:style-name="P3">Ahsoka: wait, Crixus how did you know that </text:p>
      <text:p text:style-name="P3">Crixus: I, I do not know, it's like i've been there before</text:p>
      <text:p text:style-name="P3">Renner: maybe you should pick this guy's brain </text:p>
      <text:p text:style-name="P3">Ahsoka: (to Renner) he is not ready </text:p>
      <text:p text:style-name="P3">Crixus: we have a chance to strike at the Crassus' most coveted resource, his gold </text:p>
      <text:p text:style-name="P3">Spartacus: then it's settled, Kanan, you and your team will close on the left side, Renner, you Crixus <text:soft-page-break/>and Houston take the right side</text:p>
      <text:p text:style-name="P3">Kanan: where will you be </text:p>
      <text:p text:style-name="P3">Ahsoka: with me, on the front lines </text:p>
      <text:p text:style-name="P3">Spartacus: with the bulk of our forces, this will stretch them thin at the back end</text:p>
      <text:p text:style-name="P3">Hera: and if your wrong, what if this is just a huge trap</text:p>
      <text:p text:style-name="P3">Grievous: it's difficult to say, Crassus is known for this type of trechery </text:p>
      <text:p text:style-name="P3">Ahsoka: well then I guess the expendibles are going in </text:p>
      <text:p text:style-name="P3"/>
      <text:p text:style-name="P3">(She motions her hand and Spartacus, Crixus, Houston, Renner, and Kalmowicz who enters the room and goes to that side of the room)</text:p>
      <text:p text:style-name="P3"/>
      <text:p text:style-name="P3">Ahsoka: anyone else</text:p>
      <text:p text:style-name="P3"/>
      <text:p text:style-name="P3">(Grievous and Gregor go to their side)</text:p>
      <text:p text:style-name="P3"/>
      <text:p text:style-name="P3">Kanan: fuck it </text:p>
      <text:p text:style-name="P3"/>
      <text:p text:style-name="P3">(Kanan, Hera and Ezra move to that side of the room)</text:p>
      <text:p text:style-name="P3"/>
      <text:p text:style-name="P3">Ahsoka: ok guys, this is how were going to do this, </text:p>
      <text:p text:style-name="P3"/>
      <text:p text:style-name="P3">(the scene then shifts to Crassus and Caesar looking over the files on Lazarus)</text:p>
      <text:p text:style-name="P3"/>
      <text:p text:style-name="P3">Crassus: Gaius, look at this, something called the Lazarus Experiments</text:p>
      <text:p text:style-name="P3">Caesar: what does that entale?</text:p>
      <text:p text:style-name="P3">Crassus: this drug was created by the dark lord, Darth Gaius Plageius</text:p>
      <text:p text:style-name="P3">Caesar: so the rumors of him learning how to cheat death, this was it</text:p>
      <text:p text:style-name="P3">Crassus: this is what the Emperor was after, shall we deliver the news </text:p>
      <text:p text:style-name="P3">Caesar: hearing all these vials destroyed, won't that upset him</text:p>
      <text:p text:style-name="P3">Crassus: I will give him a price, one I know he will accept </text:p>
      <text:p text:style-name="P3"/>
      <text:p text:style-name="P3">(Crassus and Caesar move to visit the Emperor and they see Vader there in his stead)</text:p>
      <text:p text:style-name="P3"/>
      <text:p text:style-name="P3">Crassus: lord Vader, (kneels) </text:p>
      <text:p text:style-name="P3">Vader: rise my friend, what brings you two here </text:p>
      <text:p text:style-name="P3">Caesar: we deliver message to the emperor, </text:p>
      <text:p text:style-name="P3">Vader: leave it with me, I will relay message </text:p>
      <text:p text:style-name="P3">Crassus: inform his highness that the Lazarus vials are all destroyed, and he need not worry of the magic of Gaius Plageius</text:p>
      <text:p text:style-name="P3">Vader: Plageius, where do you know of that name</text:p>
      <text:p text:style-name="P3">Crassus: meet my terms and knowledge is yours </text:p>
      <text:p text:style-name="P3">Vader: what do you ask for</text:p>
      <text:p text:style-name="P3">Crassus: it has come to my attention that Spurius has a former Jedi as his slave, one Luminara Unduli </text:p>
      <text:p text:style-name="P3">Vader: (pauses) that is correct </text:p>
      <text:p text:style-name="P3">Crassus: I would make purchase, to renew wounded mind </text:p>
      <text:p text:style-name="P3">Caesar: what is your angle Crassus</text:p>
      <text:p text:style-name="P3">Crassus: wait for it, (to Vader) your response </text:p>
      <text:p text:style-name="P3">Vader: done, Spurius will be ordered to hand her over to you</text:p>
      <text:p text:style-name="P3">Crassus: very well, Gaius Plageius never found a way to cheat death, he invented it, with the drug <text:soft-page-break/>called Lazarus, while there has been word that three vials have been used before all were destroyed, one was used on a prisoner, he was overtaken by the drug and escaped his bounds, we do not know of his whereabouts, the second was Nute Gunray of the Trade Federation, the third vial is yet missing </text:p>
      <text:p text:style-name="P3">Vader: and you think it was used by the rebels </text:p>
      <text:p text:style-name="P3">Crassus: if it was, we would have seen a dead man walking </text:p>
      <text:p text:style-name="P3">Vader: or a dead woman </text:p>
      <text:p text:style-name="P3">Caesar: what is your meaning Vader</text:p>
      <text:p text:style-name="P3">Crassus: in due time Gaius, come, there is still a war to be fought </text:p>
      <text:p text:style-name="P3"/>
      <text:p text:style-name="P3">scene ends </text:p>
      <text:p text:style-name="P3"/>
      <text:p text:style-name="P3">LEVEL 16 COMPLETE </text:p>
      <text:p text:style-name="P3"/>
      <text:p text:style-name="P3">Game Play</text:p>
      <text:p text:style-name="P3"/>
      <text:p text:style-name="P3">You will be placed as Spartacus in the Rebels ship, spicifically in Spartacus' office, exit this room and you will be greeted by soldiers, they will be moving around the ship as it is flying through the stars, you will have a few things to do before you can access the mission, first ou can visit the armory and get everything you will need for the next mission, after visiting this room, head for the barracks to meet your men, Renner and Houston, you will see them trying to get a game of cards going with the soldiers. <text:s/>Walk up to them to start a mini-scene</text:p>
      <text:p text:style-name="P3"/>
      <text:p text:style-name="P3">Mini-scene</text:p>
      <text:p text:style-name="P3"/>
      <text:p text:style-name="P3">Spartacus: we are closing in on our destination</text:p>
      <text:p text:style-name="P3">Renner: I know, I was wondering where Hera was, </text:p>
      <text:p text:style-name="P3">Spartacus: you wont stop will you</text:p>
      <text:p text:style-name="P3">Houston: until she's in his bed, even if she's with Jarris </text:p>
      <text:p text:style-name="P3">Spartacus: I would have you meet me on the bridge </text:p>
      <text:p text:style-name="P3">Renner: what of Tano </text:p>
      <text:p text:style-name="P3">Spartacus: she will be with us </text:p>
      <text:p text:style-name="P3">Houston: it's been tough without her by your side </text:p>
      <text:p text:style-name="P3">Spartacus: a thing I know too well</text:p>
      <text:p text:style-name="P3">Renner: We'll be on the bridge man, c'mon Mike </text:p>
      <text:p text:style-name="P3"/>
      <text:p text:style-name="P3">Scene ends </text:p>
      <text:p text:style-name="P3"/>
      <text:p text:style-name="P3">Game Play </text:p>
      <text:p text:style-name="P3"/>
      <text:p text:style-name="P3">Now you will have to find the rest of your crew, then next place to go is the training room, once you get to this room you will find Kanan and Ezra fighting and Ahsoka watching them battle, as you enter the room another mini-scene starts </text:p>
      <text:p text:style-name="P3"/>
      <text:p text:style-name="P3">Mini-scene</text:p>
      <text:p text:style-name="P3"/>
      <text:p text:style-name="P3">(Spartacus goes up to Ahsoka and they hug)</text:p>
      <text:p text:style-name="P3"/>
      <text:p text:style-name="P3">Ahsoka: whats up buddy</text:p>
      <text:p text:style-name="P3">Spartacus: nothing much, seeing how this is going</text:p>
      <text:p text:style-name="P3"><text:soft-page-break/>Ahsoka: it's really clear how much better we are </text:p>
      <text:p text:style-name="P3">Spartacus: not many hold title of Gladiator</text:p>
      <text:p text:style-name="P3">Ahsoka: and they weren't trained by you</text:p>
      <text:p text:style-name="P3"/>
      <text:p text:style-name="P3">(they both smile at each other, then Kanan and Ezra halt their training)</text:p>
      <text:p text:style-name="P3"/>
      <text:p text:style-name="P3">Kanan: apologies, I did not know you were here </text:p>
      <text:p text:style-name="P3">Spartacus: no need, you are needed on the bridge </text:p>
      <text:p text:style-name="P3">Ezra: I'd love to see you fight </text:p>
      <text:p text:style-name="P3">Ahsoka: maybe some other time, when Crassus doesn't want our heads </text:p>
      <text:p text:style-name="P3">Kanan: alright, i'll meet you on the bridge</text:p>
      <text:p text:style-name="P3">Spartacus: Ahsoka, I would share a moment </text:p>
      <text:p text:style-name="P3"/>
      <text:p text:style-name="P3">(they leave the room)</text:p>
      <text:p text:style-name="P3"/>
      <text:p text:style-name="P3">Spartacus: what do you make of them?</text:p>
      <text:p text:style-name="P3">Ahsoka: they hold no love for the Empire, Kanan Jarris is a jedi and he's teaching the kid </text:p>
      <text:p text:style-name="P3">Spartacus: and your teachings?</text:p>
      <text:p text:style-name="P3">Ahsoka: falling on deaf ears</text:p>
      <text:p text:style-name="P3">Spartacus: they still need a great deal of training </text:p>
      <text:p text:style-name="P3">Ahsoka: I know, they are not ready for the trials, if it was up to me, I would leave them two out of the mission </text:p>
      <text:p text:style-name="P3">Spartacus: they hold vital part </text:p>
      <text:p text:style-name="P3">Ahsoka: it is just an opinion </text:p>
      <text:p text:style-name="P3">Spartacus: one I shall forever value </text:p>
      <text:p text:style-name="P3">Ahsoka: I know, yet these rebels are wild, they just steal shit, they don't fight any real battles </text:p>
      <text:p text:style-name="P3">Spartacus: you miss being with us </text:p>
      <text:p text:style-name="P3">Ahsoka: honestly, I miss being with you</text:p>
      <text:p text:style-name="P3">Spartacus: we will reunite, in this life or the next </text:p>
      <text:p text:style-name="P3">Ahsoka: I like the sound of that</text:p>
      <text:p text:style-name="P3"/>
      <text:p text:style-name="P3">Scene ends</text:p>
      <text:p text:style-name="P3"/>
      <text:p text:style-name="P3">Game Play </text:p>
      <text:p text:style-name="P3"/>
      <text:p text:style-name="P3">Now you will have Ahsoka by your side and now you can visit the bridge to start the next mission, here you will meet the rest of the generals</text:p>
      <text:p text:style-name="P3"/>
      <text:p text:style-name="P3">LEVEL 17 – Riches (Couriscant) – Robbing the Vaults </text:p>
      <text:p text:style-name="P3"/>
      <text:p text:style-name="P3">CUTSCENE </text:p>
      <text:p text:style-name="P3"/>
      <text:p text:style-name="P3">(Ahsoka and Spartacus enter the roomand they see all the Generals ready to go)</text:p>
      <text:p text:style-name="P3"/>
      <text:p text:style-name="P3">Spartacus: alright, the vaults are on the north side of the planet, near the slum district</text:p>
      <text:p text:style-name="P3">Gregor: any chance we can visit the Sandbar?</text:p>
      <text:p text:style-name="P3">Ahsoka: I don't think were (pointing to Spartacus and herself) allowed back in that place </text:p>
      <text:p text:style-name="P3">Gregor: apologies, because of the bounty </text:p>
      <text:p text:style-name="P3">Spartacus: no, because the last time we were there, we were thrown out </text:p>
      <text:p text:style-name="P3"><text:soft-page-break/></text:p>
      <text:p text:style-name="P3">(everyone laughs)</text:p>
      <text:p text:style-name="P3"/>
      <text:p text:style-name="P3">Renner: what's that story </text:p>
      <text:p text:style-name="P3">Ahsoka: not as bad as the strip club story </text:p>
      <text:p text:style-name="P3">Houston: im not touching that one </text:p>
      <text:p text:style-name="P3">Spartacus: save the jokes for later you two,</text:p>
      <text:p text:style-name="P3">Ahsoka: now to the matter at hand, word is Crassus has moved the bulk of his treasure to a remote island vault, called Sphactaria </text:p>
      <text:p text:style-name="P3">Spartacus: this island is guarded by Crassus' best men, including the emperor's personal guards</text:p>
      <text:p text:style-name="P3">Crixus: praetorian guards</text:p>
      <text:p text:style-name="P3">Ahsoka: so we have to be ready for whatever happens</text:p>
      <text:p text:style-name="P3">Kanan: what's your plan?</text:p>
      <text:p text:style-name="P3">Ahsoka: well as mentioned before, we will attack the island on all sides, by the time we are in and out, the imperials will not have any time to reinforce their troops and the vaults will be ours, then we rob the shit out of them </text:p>
      <text:p text:style-name="P3">Ezra: then we give the riches to the poor</text:p>
      <text:p text:style-name="P3">Crixus: no, we use the wealth to fund our own army, </text:p>
      <text:p text:style-name="P3">Kanan: are you guys fucking serious </text:p>
      <text:p text:style-name="P3">Spartacus: I don't tell you how to run your rebellion, don't tell me how to run mine </text:p>
      <text:p text:style-name="P3">Kanan: Ahsoka?</text:p>
      <text:p text:style-name="P3">Ahsoka: don't look at me, (moves to Spartacus, he puts his arm around her) im with him </text:p>
      <text:p text:style-name="P3">Grievous: as am I </text:p>
      <text:p text:style-name="P3">Ahsoka: hold on there general, how do I know you won't stab us in the back </text:p>
      <text:p text:style-name="P3">Grievous: how bout I raise my army, </text:p>
      <text:p text:style-name="P3">Renner: army?</text:p>
      <text:p text:style-name="P3">Grievous: I have the ears of all the battle droids remaining from the war, if they saw me yet living, they would give me their loyalty </text:p>
      <text:p text:style-name="P3">Ahsoka: would they follow Spartacus?</text:p>
      <text:p text:style-name="P3">Grievous: I give you my word</text:p>
      <text:p text:style-name="P3">Ahsoka: what do you think?</text:p>
      <text:p text:style-name="P3">Spartacus: gather your men General</text:p>
      <text:p text:style-name="P3">Grievous: i'll be back before you know it</text:p>
      <text:p text:style-name="P3"/>
      <text:p text:style-name="P3">(Grievous leaves the room)</text:p>
      <text:p text:style-name="P3"/>
      <text:p text:style-name="P3">Spartacus: Gregor, tail him </text:p>
      <text:p text:style-name="P3">Gregor: right away sir (he leaves the room)</text:p>
      <text:p text:style-name="P3">Ahsoka: I knew you didn't trust him</text:p>
      <text:p text:style-name="P3">Spartacus: (laughs) do you blame me? </text:p>
      <text:p text:style-name="P3">Ahsoka: (laughs) not really, the guy's a fucking sleezeball </text:p>
      <text:p text:style-name="P3">Spartacus: everyone, we will not wait for the general, we are for Sphactaria, and we will have Crassus' wealth</text:p>
      <text:p text:style-name="P3"/>
      <text:p text:style-name="P3">(Everyone in the room but Kanan, Ezra and Hera cheer)</text:p>
      <text:p text:style-name="P3"/>
      <text:p text:style-name="P3">Ahsoka: everyone know what they're doing</text:p>
      <text:p text:style-name="P3"/>
      <text:p text:style-name="P3">(everyone nods)</text:p>
      <text:p text:style-name="P3"><text:soft-page-break/></text:p>
      <text:p text:style-name="P3">Spartacus: (smacks the table) see it done </text:p>
      <text:p text:style-name="P3"/>
      <text:p text:style-name="P3">(everyone leaves to the hangar, we see everyone get into their ships, Ahsoka gets into a Green painted A wing, Spartacus his Naboo Starfighter, and the rebels get into their respective ships and they all fly for Couriscant, we see the ships flying for the planet and then we see an imperial blockade move to intercept the rebel fleet)</text:p>
      <text:p text:style-name="P3"/>
      <text:p text:style-name="P3">Ahsoka: damn it, they spotted us </text:p>
      <text:p text:style-name="P3">Spartacus: try and get around them </text:p>
      <text:p text:style-name="P3"/>
      <text:p text:style-name="P3">(we see the rebels fighting tie fighters and we see a few fighters die. <text:s/>The rebels are having trouble dealing with the star destroyer attacking them)</text:p>
      <text:p text:style-name="P3"/>
      <text:p text:style-name="P3">Ahsoka: L.T., you know what we got to do </text:p>
      <text:p text:style-name="P3">Spartacus: yeah, meet me on th destroyer's hangar side</text:p>
      <text:p text:style-name="P3">Ahsoka: copy that </text:p>
      <text:p text:style-name="P3"/>
      <text:p text:style-name="P3">(we see Ahsoka and Spartacus head for the Star destoryer's hangar and they break through, and enter the hangar, then they both jump out and kill the nearest troopers)</text:p>
      <text:p text:style-name="P3"/>
      <text:p text:style-name="P3">Game Play <text:s/></text:p>
      <text:p text:style-name="P3"/>
      <text:p text:style-name="P3">You will be given control as Spartacus and you will be surrounded by enemies, so kill everyone that is close to you, Ahsoka will kill any trooper close to her so dont worry about her in battle, once the hangar is clear, move up the ramp in front of you and enter the door and there will be a long hall way that has a number of doors and hallways, stormtroopers will be running around the halls so Ahsoka will switch to an AR-47, switch to your guns and you can kill these troopers in the small corridors. <text:s/>There will be a few doors to enter, two of the doors are locked and you will need to find the keys, so enter the only unlocked door and and head down the ramp, this will lead to a cell block section. <text:s/>All these cells are filled with prisoners as shown on the list in the front of the room, press the button on the consol and all the cell blocks will open, this will begin a mini-scene</text:p>
      <text:p text:style-name="P3"/>
      <text:p text:style-name="P3">Mini-scene</text:p>
      <text:p text:style-name="P3"/>
      <text:p text:style-name="P3">(Ahsoka and Spartacus greet the prisoners coming out of their cells)</text:p>
      <text:p text:style-name="P3"/>
      <text:p text:style-name="P3">Ahsoka: you are free now, </text:p>
      <text:p text:style-name="P3">Spartacus: do with you lives what you wish</text:p>
      <text:p text:style-name="P3">Prisoner: you are Spartacus?</text:p>
      <text:p text:style-name="P3">Spartacus: I am</text:p>
      <text:p text:style-name="P3">Prisoner: it is an honor to meet you </text:p>
      <text:p text:style-name="P3">Ahsoka: we are here to free you from the bonds of the Empire </text:p>
      <text:p text:style-name="P3">Prisoner: we wish to join you and your army </text:p>
      <text:p text:style-name="P3">Spartacus: do you know where the armory is?</text:p>
      <text:p text:style-name="P3">Prisoner: no but my friend does</text:p>
      <text:p text:style-name="P3"/>
      <text:p text:style-name="P3">(the prisoner looks around and finds his buddy, its Akbar)</text:p>
      <text:p text:style-name="P3"/>
      <text:p text:style-name="P3"><text:soft-page-break/>Ahsoka: Captain Akbar!</text:p>
      <text:p text:style-name="P3">Akbar: Ahsoka, Captain, how they hell are you</text:p>
      <text:p text:style-name="P3">Spartacus: we are well Captain, how stands your resolve</text:p>
      <text:p text:style-name="P3">Akbar: me and my men were held up at Mon Calla for at least a year, before they sent in their inquisitors</text:p>
      <text:p text:style-name="P3">Ahsoka: join us, and we can make a difference </text:p>
      <text:p text:style-name="P3">Akbar: I would love to, we do not have any weapons,</text:p>
      <text:p text:style-name="P3"/>
      <text:p text:style-name="P3">(Spartacus hands Akbar a hand gun)</text:p>
      <text:p text:style-name="P3"/>
      <text:p text:style-name="P3">Spartacus: you know where the armory lies?</text:p>
      <text:p text:style-name="P3">Akbar: I do, i'll lead the way </text:p>
      <text:p text:style-name="P3"/>
      <text:p text:style-name="P3">Game Play</text:p>
      <text:p text:style-name="P3"/>
      <text:p text:style-name="P3">You take control leading Akbar and hundreds of other rebels running through the halls of the prison, troopers will try and ambuch you but the prisoners will rip them to pieces, then you will come upon another set of ramps that lead up into the the floor above you, this will open one of the doors that is next to the original set of doors. <text:s/>This will open up and there will be guns galore, every prisoner will get a weapon and you will even have a chance to restock on ammo or your own, so once this room is cleared out there will be one issue, the main door is still locked. <text:s/>Ahsoka will go up to the door, put her hand on it and say “stand back” Ahsoka will then draw her weapon and ram it into the door, she will hold it there for a few seconds, then rip out her lightsaber and then she will harness a power, and she will use force powers to push the door open and into a few pieces. <text:s/>The soldiers in this room will be disoriented and at this time they will be easy killings for any of the men you have and you yourself, so kill any troopers in this room and you will see that there is an elevator that leads to the bridge, instead, since you have a mass of rebels in the ship, take the stair case to your left and you will be headed up to the top floor where you will meet a few troopers, but you will be greeted by Praetorian guards, this will be your first encounter with these men, they will always come in twos so this time you will only have to deal with one, this time. <text:s/>Once you are attacked by them, the guards will try to use their spears' range to get to you, and gun fire will not harm them, so your only choice is to get up close and personal with your enemies. <text:s/>Start off by attacking them and they will try to attack and this will lead to a clash, pressing the button repeatedly will have you win the clash and knock your opponent on to the ground, this will give you the chance to kill the first guard, and by this time Ahsoka will have killed the guard she was fighting, <text:s/>after this point the rebels should have cleared out all the troopers in the room, if not kill the remaining troopers to start a mini-scene</text:p>
      <text:p text:style-name="P3"/>
      <text:p text:style-name="P3">Mini-scene</text:p>
      <text:p text:style-name="P3"/>
      <text:p text:style-name="P3">(Ahsoka and Spartacus have taken control of the bridge and they are moving the star destroyer out of the way of the rebel fleet)</text:p>
      <text:p text:style-name="P3"/>
      <text:p text:style-name="P3">Ahsoka: the star destroyer is taken down, your all clear everyone</text:p>
      <text:p text:style-name="P3"/>
      <text:p text:style-name="P3">(Ahsoka then backs up, puts her hand on her head and then she grabs her right arm, Spartacus goes to help her but she moves away)</text:p>
      <text:p text:style-name="P3"/>
      <text:p text:style-name="P3">Spartacus: what did you see </text:p>
      <text:p text:style-name="P3">Ahsoka: a disturbence in the force, I saw Domina Unduli she was a slave to the Inquisitor, then I saw <text:soft-page-break/>her being sold to Crassus</text:p>
      <text:p text:style-name="P3">Spartacus: keep eye upon visions, they may lead us to Crassus, (looks at Ahsoka grabing her arm) are you alright</text:p>
      <text:p text:style-name="P3">Ahsoka: it's nothing, you have a blunt</text:p>
      <text:p text:style-name="P3">Spartacus: yeah, (pulls it out) I was saving it for the victory</text:p>
      <text:p text:style-name="P3">Ahsoka: (her hands are shaking) please,</text:p>
      <text:p text:style-name="P3">Spartacus: calm yourself</text:p>
      <text:p text:style-name="P3"/>
      <text:p text:style-name="P3">(Spartacus lights it up and passes it, Ahsoka takes the blunt takes a deep hit and then she is all calm again, she again grips her right arm)</text:p>
      <text:p text:style-name="P3"/>
      <text:p text:style-name="P3">Spartacus: what is wrong with your arm?</text:p>
      <text:p text:style-name="P3">Ahsoka: it's nothing, im serious </text:p>
      <text:p text:style-name="P3"/>
      <text:p text:style-name="P3">(Spartacus rolls down the sleeve on her right arm to revile that the arm is all white, like the Lazarus monster, her hand also has white streaks on it)</text:p>
      <text:p text:style-name="P3"/>
      <text:p text:style-name="P3">Spartacus: what the hell is this</text:p>
      <text:p text:style-name="P3">Ahsoka: remember how I told you about the Lazarus drug, </text:p>
      <text:p text:style-name="P3">Spartacus: your alive because of it, </text:p>
      <text:p text:style-name="P3">Ahsoka: more than that, it has given me enhanced skills, yet at a terrible price, any time a body comes in contact with the drug, it will begin to take over your body, once section at a time </text:p>
      <text:p text:style-name="P3">Spartacus: and your arm, the effects of the drug</text:p>
      <text:p text:style-name="P3">Ahsoka: I am sorry I did not tell you, the bud helps to slow the process, halts it for some time,yet the drug will soon grow a resistance to the plant </text:p>
      <text:p text:style-name="P3">Spartacus: I will find a cure, I promise you</text:p>
      <text:p text:style-name="P3">Ahsoka: there is no cure, the drug was created to sustain life after it had gone to the spirit world, this drug has made me something else</text:p>
      <text:p text:style-name="P3">Spartacus: you are still the same woman I love, nothing will ever change that</text:p>
      <text:p text:style-name="P3">Ahsoka: thank you, c'mon, lets go take Crassus for all he's got</text:p>
      <text:p text:style-name="P3">Spartacus: sounds like a plan </text:p>
      <text:p text:style-name="P3"/>
      <text:p text:style-name="P3">(we see the rebels flying to the capital, and then we see a large group of rebel ships closing in on a small island, that is walled like a city, the rebels land the Star destoryer right at the front of the gates, the other ships go on the sides) </text:p>
      <text:p text:style-name="P3"/>
      <text:p text:style-name="P3">Ahsoka: (stands before the rebel soldiers) my brothers, we are staring into the face of evil, behind this gate lies the treasure vaults of Marcus Crassus himself, let us relieve him of it </text:p>
      <text:p text:style-name="P3"/>
      <text:p text:style-name="P3">(rebels laugh)</text:p>
      <text:p text:style-name="P3"/>
      <text:p text:style-name="P3">Ahsoka: and in the act, prove to that sorry shit-bag, that WE ARE!!!</text:p>
      <text:p text:style-name="P3"/>
      <text:p text:style-name="P3">Rebels: MOTHERFUCKING GODS!!!</text:p>
      <text:p text:style-name="P3"/>
      <text:p text:style-name="P3">(the Star Destoryer opens the ramps onto land and the rebels run out, Ahsoka and Spartacus follow their soldiers and they draw their lightsabers and the battle begins</text:p>
      <text:p text:style-name="P3"/>
      <text:p text:style-name="P3">Game Play </text:p>
      <text:p text:style-name="P3"><text:soft-page-break/></text:p>
      <text:p text:style-name="P3">You will be attacked by troopers, in pill boxes and ground troopers as well, as Spartacus you will be able to kill most of the ground troops but the pill boxes are different. <text:s/>These will need some of your special care to knock these puppies down, so start off by finding the guys with rocket launchers, there will be a few, and this will cause for them to hand over their weapon to you and you can aim down the sights and destory one of the pill boxes, the other is on the left side of the beach head, so make your way over to the other side, use a rocket to destroy the other. <text:s/>With both pill boxes gone, there will be only ground troops to deal with and they will be scattered near the walls of this island, run up to the wall and Ahsoka will follow you, you will see the command to “scale walls”. <text:s/>Press the button shown and you will throw a grappleing hook to the top of the walls, as will Ahsoka, then just move up the rope and soon you and your partner will be on top of the walls of the island fort. <text:s/>Two troopers will try to take you out, kill the closet one to you and Ahsoka will do the same, once you are clear to roam around the ramparts, you will be able to see a large building in the back of this courtyard, so head down to the stair cases to the right of your location, get to the main gates and open them, this will be done by a command. <text:s/>Once the gates open your men will pour into the complex killing everyone they see, this will be somewhat of a massacre, so walk through to the back of the court yard and you will see this giant building with a vault door, that reads in Latin, PECUNIAE MARCII, have the bombers blow off the door and you will see the riches of Marcus Crassus, gold everywhere, once you enter the vaults you will see that this building has more to it than just one room, Spartacus and Ahsoka will press on into the building, here you will see the relecs of Marcus Crassus, jewels, gold, weapons from sith lords (you see count dooku's lightsaber in a case), as you are walking through you will be attacked by more stormtroopers, they will stand out in the treasure heaps, so they wont be hard to take down. <text:s/>If your enemies are farther away yo can switch to your guns to shorten the distance, once you clear this room out, there will be a faint sound coming from the next room over, so open the next door that opens like an ancient temple door, and it will lead you into a darker lit room with few torches and then as you move forward you begin to hear screams from the distance, keep going forward and you will come to a room with the same lighting situation only this room is just a winding staircase, this leads down, down down. <text:s/>Once at the bottom of this staircase the screaming become more loud and distinct, you will notice that all the noise is coming from the door in front of you that says CAVE!, HOSTILIUS MONSTRUS. <text:s/>Once you get up to the door the noise will stop and Ahsoka will translate the writing on above the door as “ beware, aggressive monster”, Spartacus will respond “ I dont like the sound of that”. <text:s/>Enter the door and witness the horrors of war. <text:s/></text:p>
      <text:p text:style-name="P3"/>
      <text:p text:style-name="P3">Mini-scene</text:p>
      <text:p text:style-name="P3"/>
      <text:p text:style-name="P3">(Spartacus and Ahsoka enter the room to see Luminara Unduli being pumped full of Lazarus, and we begin to see her change into a monster looking just like the last one you fought, and then she will break her bonds and then draw a double bladed red lightsaber)</text:p>
      <text:p text:style-name="P3"/>
      <text:p text:style-name="P3">Ahsoka: Domina Unduli, you have to fight this </text:p>
      <text:p text:style-name="P3">Lazarus Luminara: (roars at Ahsoka) nothing.....can stop this..... now</text:p>
      <text:p text:style-name="P3">Spartacus: so be it (draws his lightsaber)</text:p>
      <text:p text:style-name="P3"/>
      <text:p text:style-name="P3">BOSS BATTLE – Luminara Unduli (Lazarus Enhanced)</text:p>
      <text:p text:style-name="P3"><text:tab/>Difficulty – 6/10</text:p>
      <text:p text:style-name="P3"><text:tab/>Weapons – lightsaber, force powers, Lazarus powers</text:p>
      <text:p text:style-name="P3"/>
      <text:p text:style-name="P3">Luminara will first attack you and clash with you, Ahsoka will then attack Unduli and get her away from you. <text:s/>This will start your enemy's health bar and it will be placed at 100%, to begin this fight, you <text:soft-page-break/>will have an ally with you the entire time, so you will not have to fight this monster on your own. <text:s/>After the first unsuccessful clash, Unduli will then use force lightning to attack both of the good guys, this can be eveaded or blocked, either one Ahsoka will do a variation of this block and get out of the way of the attack, at first when you attack Luminara she will block all of your attacks except maybe one, this will not do much damage at all, you will have to wait foryour power to be charged up. <text:s/>Unduli will throw her saber at you, and it will spin like a helicoppter blade, this can be dodged or blocked depending on your timing. <text:s/>Once your Wrath meter is fully charged you can attack Unduli with this power, you will have a new power when you activate wrath of the gods this time, you and Ahsoka will stand side by side and put your hands forward and shoot off the largest lightning attack the world has ever seen, this will stun Luminara, giving you time to attack the enemy while Ahsoka is as well, after a few good strikes Luminara will rise and push our heroes away. <text:s/>This will knock her health to about 80%, since you have the two best fighters in the galaxy, this battle will be not as hard as the last encounter with Lazarus. <text:s/>Ahsoka will be ready for any attack so dont worry about her in battle, she will take minimal damage and sometime none at all, so now you will have to play the waiting game with Luminara until your power is fully charged. <text:s/>So wait for your enemy to attack you in the mean time to initiate clashes that way Ahsoka can attack them while they are in battle with you, this may not do much damage but it will show the advantages of having an ally in battle. <text:s/>After your Wrath meter is fully charged, then you will have a chance to use another power from your list of skills, you will use your speed and strength attack against Luminara, this will give you the chance to get the better of your opponent, and after your onslaught Luminara will be at about 70%, then Ahsoka will run at Luminara and attack her as well getting your enemy down to 65% health. <text:s/>After this a mini-scene will start </text:p>
      <text:p text:style-name="P3"/>
      <text:p text:style-name="P3">Mini-scene</text:p>
      <text:p text:style-name="P3"/>
      <text:p text:style-name="P3">(Luminara will then sprout bug wings and her mouth will split open do the reaper thing and then she will start to fire off acid from her mouth)</text:p>
      <text:p text:style-name="P3"/>
      <text:p text:style-name="P3">Spartacus: Ahsoka, watch that acid breath</text:p>
      <text:p text:style-name="P3">Ahsoka: switch to guns, keep your distance </text:p>
      <text:p text:style-name="P3">Spartacus: copy that</text:p>
      <text:p text:style-name="P3"/>
      <text:p text:style-name="P3">Game Play</text:p>
      <text:p text:style-name="P3"/>
      <text:p text:style-name="P3">This will change the game a bit since your enemy now can fly and has ranged attacks, so start by switching you your assault rifle and firing at the monster as Ahsoka is doing this as well. <text:s/>This will do some damage but for the most part this will be about holding the monster off until you Wrath meter is full. <text:s/>Luminara will throw her double bladed saber around the arena and you will have to evade this while fighting off this horrible creature. <text:s/>Once you have taken down 5% of the enemy's health you will have your meter filled and you will have the chance to attack your enemy with your best attacks. <text:s/>Activate Wrath of the Gods and you will fly up into the air and you will have your saber drawn already so then attack your enemy with everything you can before the meter dies out and this will do about 10% damage to your enemy. <text:s/>At this point they will be at 50% and at this point they will pull out more attacks, they will go to the ground but a few tendrels with spikes on them protrude from Luminara's back and then these tenticles will try to attack both you and Ahsoka, switch back to your lightsaber if you have not already, then you will be able block and destory these tenticles. <text:s/>Once you have cut down a few of the tendrals, Luminara will go to the ground and try to attack you in a more traditional manner, however she can go back to the air any time she wants to. <text:s/>This next part will mostly be about getting a clash with your enemy and having Ahsoka attack them while they are occupyed. <text:s/>Once you clash with your enemy, Ahsoka will attack them and have them stunned for a few moments, this will give you an <text:soft-page-break/>chance to attack the monster, and with Ahsoka's help you will knock Luminara's health to about 45%. <text:s/>Then Luminara will fly back up and then raise her hands into the sky, then the ground will sprout undead soldiers, and this will make the fight a little more difficult. <text:s/>At this point Ahsoka wil say “i got the soldiers focus on Luminara”, this will be code for don't attack the soldiers, Ahsoka will have them taken care of, so once this happens it will be like you're one on one with the Lazarus monster. <text:s/>Luminara will then sprout the tenticles again and try to attack you with them, this will cause for you to have to fight with a lightsaber until the tendrels are gone, however by this point your Wrath meter should be full and you can activate it, you will fly up and attack Luminara in the air, this will catch the monster off guard and you will have a good chance to knock off another 5% of your enemy's health. <text:s/>By the time your power runs out Luminara will be at 40%, and back on the ground, the undead soldiers are all dead so you will have your ally back in the mix. <text:s/>Luminara will jump back and fire off her acid breath so you will have to roll out of the way to avoid this attack, if it hits you it will drain your health for some time. <text:s/>Then Ahsoka will get into a clash with Luminara, so attack your enemy and this will stun them for another moment and you will have a chance to attack them on the ground, and with Ahsoka's help you will drop your enemy to 35% health. <text:s/>Then Luminara will fly into the air again, then sprout tenticles and fire off acid all over the arena, so you will have to avoid this attack while dodgeing the other attacks from this enemy. <text:s/>Then Luminara will again raise her hands and undead soldiers will rise from the ground, and this will begin another pesky attack. <text:s/>Ahsoka will handle the soldiers on the ground while you shoot at Luminara from the ground, attack Luminara's wings and this will be the best plan of action for the time being. <text:s/>Two points will be targeted on the tops of Luminara's wings, these will be the places to target and shoot down, so fire off your rifle at the these highlighted points and once you fire at the wings for a bit they will flame up and burn off causing 2.5% damaged each. <text:s/>Once both wings are gone you will have Luminara at 30% health, this enemy will not have the ability to fly again. <text:s/>The monster will finally draw their lightsaber again and try and throw it at you and your ally, press the button shown and Spartacus will duck and cut the lightsaber in two, and Luminara will only have one lightsaber now. <text:s/>This is where the fight will get interesting, because you will be fighting Luminara on the ground for the remainder of the fight, attack Luminara and you will initiate a clash, this will give Ahsoka the chance to attack Luminara, and stun her for a moment. <text:s/>Attack Luminara and Ahsoka will do so as well, this will drop your enemy's health to about 25%, then this will have Luminara use force powers against you and Ahsoka, this will not be hard to dodge, yet you will have to wait for your Wrath meter to become full, before you can attack Luminara again. <text:s/>Wait for this point to happen and then once you are able to use your power, engage the enemy with your attack and you will be super fast and strong once again and you will ba able to attack Luminara until they are down to about 15% health. <text:s/>Then Ahsoka will attack Luminara and deal out 5% damage to knock them back to about 10%, this final part of the battle will have your enemy trying to attack you with sparadic saber attacks, and this will be combined with qucker movement, so be careful, sicne your enemy is still pretty stong. <text:s/>Once Luminara is done running around and striking at you, the monster will back up and harness a power similar to Spurius attack, the monster will launch the attack but Ahsoka will block it with no problem and send the monster to the back wall taking down some health, Ahsoka will then say “lets move!” and this will be code for kick the living shit out of this enemy. <text:s/>With Lazarus Luminara at about 8% health, just lay in any attack you can and Ahsoka will do the same to end the battle and start a cutscene </text:p>
      <text:p text:style-name="P3"/>
      <text:p text:style-name="P3">CUTSCENE </text:p>
      <text:p text:style-name="P3"/>
      <text:p text:style-name="P3">(Ahsoka and Spartacus defeat the monster and soon Luminara goes to the ground and then she spits up blood and is trying to communicate with our heroes)</text:p>
      <text:p text:style-name="P3"/>
      <text:p text:style-name="P3">Spartacus: what does she say </text:p>
      <text:p text:style-name="P3"><text:soft-page-break/></text:p>
      <text:p text:style-name="P3">(Ahsoka goes close to Luminara, we see them mouth something to Ahsoka)</text:p>
      <text:p text:style-name="P3"/>
      <text:p text:style-name="P3">Ahsoka: she asks that we free her</text:p>
      <text:p text:style-name="P3">Spartacus: how can we, the drug has taken control of her body</text:p>
      <text:p text:style-name="P3">Ahsoka: (looks down and see's Luminara cluthcing a knife) what?</text:p>
      <text:p text:style-name="P3">Luminara: F...Free me (places the knife in Ahsoka's hand)</text:p>
      <text:p text:style-name="P3"/>
      <text:p text:style-name="P3">(Ahsoka kneels down, puts her hand on Luminara's head and then drives the knife into her body, killing her and saving her from the monster form, then all we hear is clapping, then we see a man walk out from the darkness, it's Inquisitor Spurius)</text:p>
      <text:p text:style-name="P3"/>
      <text:p text:style-name="P3">Inquisitor: well done there chaps, I did not think you had it in you</text:p>
      <text:p text:style-name="P3">Spartacus: you!</text:p>
      <text:p text:style-name="P3">Ahsoka: you know this ass hat?</text:p>
      <text:p text:style-name="P3">Inquisitor: I am THE Inquisitor, and you have just thwarted my glorious plan, this trap was set for Crassus, not for you two shits</text:p>
      <text:p text:style-name="P3">Spartacus: why don't you come over here and finish this?</text:p>
      <text:p text:style-name="P3">Inquisitor: in due time, I wanted to see the resiliency of a jedi under Lazarus, </text:p>
      <text:p text:style-name="P3">Ahsoka: your so full of shit, you killed living being for a damn science project!</text:p>
      <text:p text:style-name="P3">Inquisitor: not just any project, the Lazarus Experiments</text:p>
      <text:p text:style-name="P3">Spartacus: we will stop you, </text:p>
      <text:p text:style-name="P3">Inquisitor: (laughs) i'd like to see you try</text:p>
      <text:p text:style-name="P3">Spartacus: (to Ahsoka) I guess I gave him a concussion</text:p>
      <text:p text:style-name="P3">Ahsoka: cuz he definatly doesn't remember that ass whoopin</text:p>
      <text:p text:style-name="P3"/>
      <text:p text:style-name="P3">(they high five)</text:p>
      <text:p text:style-name="P3"/>
      <text:p text:style-name="P3">Inquisitor: SILENCE!, now I have pressing matters to attend, say the end of Ghost squadron, (laughs) tootles </text:p>
      <text:p text:style-name="P3"/>
      <text:p text:style-name="P3">(he exits the room by jumping through the ceiling)</text:p>
      <text:p text:style-name="P3"/>
      <text:p text:style-name="P3">Ahsoka: what a wuss </text:p>
      <text:p text:style-name="P3">Spartacus: lets move, we have to warn the others</text:p>
      <text:p text:style-name="P3"/>
      <text:p text:style-name="P3">(we see Spartacus and Ahsoka exit the vaults and they see the rebels hauling crates of gold into the ships, and we see the entirety of Ghost squad taking their cut)</text:p>
      <text:p text:style-name="P3"/>
      <text:p text:style-name="P3">Kanan: Spartacus, your mission was a complete success</text:p>
      <text:p text:style-name="P3">Spartacus: hardley, we found what they were hiding in the basement </text:p>
      <text:p text:style-name="P3">Hera: what did you find</text:p>
      <text:p text:style-name="P3">Ahsoka: it was Domina Unduli, she was infected with the Lazarus</text:p>
      <text:p text:style-name="P3">Ezra: we saw her not four months ago</text:p>
      <text:p text:style-name="P3">Kanan: fucking empire, they would do anything to get under our skin</text:p>
      <text:p text:style-name="P3">Ahsoka: see to it that it does not effect you, if you give into your anger, he wins </text:p>
      <text:p text:style-name="P3">Spartacus: that is not all, Spurius was behind all of this</text:p>
      <text:p text:style-name="P3">Ezra: the Inquisitor?</text:p>
      <text:p text:style-name="P3">Ahsoka: yeah, and until he is defeated I do not feel any of you are safe</text:p>
      <text:p text:style-name="P3"><text:soft-page-break/>Kanan: I know what you mean</text:p>
      <text:p text:style-name="P3"/>
      <text:p text:style-name="P3">(Crixus walks up)</text:p>
      <text:p text:style-name="P3"/>
      <text:p text:style-name="P3">Crixux: Spartacus, all the chests have been loaded</text:p>
      <text:p text:style-name="P3">Spartacus: good, await me on the ship tell the men to prepare to take off </text:p>
      <text:p text:style-name="P3">Crixus: roger that</text:p>
      <text:p text:style-name="P3"/>
      <text:p text:style-name="P3">(he walks away) </text:p>
      <text:p text:style-name="P3"/>
      <text:p text:style-name="P3">Kanan: I guess this is good bye</text:p>
      <text:p text:style-name="P3">Spartacus: I guess, yet I would have one request </text:p>
      <text:p text:style-name="P3">Kanan: you want her (points to Ahsoka) to stay with you </text:p>
      <text:p text:style-name="P3">Spartacus: of course, that would be my only request </text:p>
      <text:p text:style-name="P3">Kanan: it is up to her, </text:p>
      <text:p text:style-name="P3">Spartacus: Ahsoka, what say you, do you want to continue here with us?</text:p>
      <text:p text:style-name="P3">Ahsoka: that is something a wanted to talk to you about, in private </text:p>
      <text:p text:style-name="P3"/>
      <text:p text:style-name="P3">(the two go off and speak in a room where no one else is)</text:p>
      <text:p text:style-name="P3"/>
      <text:p text:style-name="P3">Ahsoka: you understand the dilema here, </text:p>
      <text:p text:style-name="P3">Spartacus: these rebels are not ready to take on the storm, you have experience in that field</text:p>
      <text:p text:style-name="P3">Ahsoka: you have lasted well without my guidence, yet I would assist these rebels until they are ready to handle the pressure themselves</text:p>
      <text:p text:style-name="P3">Spartacus: then you will return to me and my men</text:p>
      <text:p text:style-name="P3">Ahsoka: yes, I promise, I will return, no matter where you are</text:p>
      <text:p text:style-name="P3">Spartacus: I will await your arrival, until then I will call every time I am able</text:p>
      <text:p text:style-name="P3">Ahsoka: I know you will, </text:p>
      <text:p text:style-name="P3"/>
      <text:p text:style-name="P3">(she goes to walk away)</text:p>
      <text:p text:style-name="P3"/>
      <text:p text:style-name="P3">Spartacus: Ahsoka, </text:p>
      <text:p text:style-name="P3"/>
      <text:p text:style-name="P3">(She turns around)</text:p>
      <text:p text:style-name="P3"/>
      <text:p text:style-name="P3">Spartacus: take Captain Akbar, and half the prisoners from the star destroyer, they can be a starting point </text:p>
      <text:p text:style-name="P3">Ahsoka: thank you, I will return, </text:p>
      <text:p text:style-name="P3"/>
      <text:p text:style-name="P3">(she walks off and rounds up the people that are going with her, then she joins the rebels from Ghost Squad and they fly off in a series of ships into the distance)</text:p>
      <text:p text:style-name="P3"/>
      <text:p text:style-name="P3">Renner: (walks up) You ready Spartacus?</text:p>
      <text:p text:style-name="P3">Spartacus: yeah, we must move quickly</text:p>
      <text:p text:style-name="P3"/>
      <text:p text:style-name="P3">(we see the rebels get into their ships and then go off in opposite directions) </text:p>
      <text:p text:style-name="P3"/>
      <text:p text:style-name="P3">LEVEL 17 COMPLETE </text:p>
      <text:p text:style-name="P3"/>
      <text:p text:style-name="P3"><text:soft-page-break/>(we then go to Crassus ship and we can see the man looking a little tense)</text:p>
      <text:p text:style-name="P3"/>
      <text:p text:style-name="P3">Crassus: what news from Sphactaria, my vaults</text:p>
      <text:p text:style-name="P3">Officer: sir reports indicate that the vaults on Sphactaria have been raided and cleaned out by the rebels</text:p>
      <text:p text:style-name="P3">Crassus: it' just gold Vibius, what of my purchase from the Bastard </text:p>
      <text:p text:style-name="P3">Vibius: sir The Inquisitor has not responded to any of your messages, </text:p>
      <text:p text:style-name="P3">Inquisitor: beacause I wish to see you in person</text:p>
      <text:p text:style-name="P3"/>
      <text:p text:style-name="P3">(Crassus and Vibius turn around to see The Inquisitor)</text:p>
      <text:p text:style-name="P3"/>
      <text:p text:style-name="P3">Crassus: where is my fucking slave</text:p>
      <text:p text:style-name="P3">Inquisitor: I had other plans, she is dead, a casualty of the Lazarus Experiments</text:p>
      <text:p text:style-name="P3">Vibius: what have you done Spurius, that magic is dangerous</text:p>
      <text:p text:style-name="P3">Crassus: I paid a small fortune to you, in exchange for that woman's life and you piss upon fucking deal</text:p>
      <text:p text:style-name="P3">Inquisitor: let's say I learned a few tricks</text:p>
      <text:p text:style-name="P3">Crassus: (stands up) you fool!, do you understand what you have done!, you will pay for this, I will designate fortune to your death in darkness of night!, and if you thought Lazarus was a poor death, just wait till you see my newest recruit!</text:p>
      <text:p text:style-name="P3"/>
      <text:p text:style-name="P3">(a large man walks out from behind Crassus, he is fully armored in Dark Trooper armor, and it is carrying a rifle and a large shield with an eagle on it)</text:p>
      <text:p text:style-name="P3"/>
      <text:p text:style-name="P3">Crassus: remove helmet </text:p>
      <text:p text:style-name="P3"/>
      <text:p text:style-name="P3">(the creature removes it's helmet and the man is a Trandosian)</text:p>
      <text:p text:style-name="P3"/>
      <text:p text:style-name="P3">Crassus: this is Baraka Azari, the finest of the Trandosian assassins</text:p>
      <text:p text:style-name="P3">Baraka: those rebels will not stand a chance, (points at the Inquisitor) who is this ass hat?</text:p>
      <text:p text:style-name="P3">Inquisitor: (becomes angry) you will fail Marcus, just like you did upon Yavin</text:p>
      <text:p text:style-name="P3">Crassus: just like YOU did in space against the rebel himself, what did they call it, a crushing defeat</text:p>
      <text:p text:style-name="P3"/>
      <text:p text:style-name="P3">(Vibius and Baraka laugh) </text:p>
      <text:p text:style-name="P3"/>
      <text:p text:style-name="P3">Crassus: slip up again Bastard, and I will have Baraka here, take your manly loins and remove them from fucking ass! </text:p>
      <text:p text:style-name="P3">Inquisitor: good bye Crassus</text:p>
      <text:p text:style-name="P3"/>
      <text:p text:style-name="P3">(he leaves the room)</text:p>
      <text:p text:style-name="P3"/>
      <text:p text:style-name="P3">Vibius: what now, </text:p>
      <text:p text:style-name="P3">Crassus: Azari, head for the last know location of the rebels, that should tell of their next location</text:p>
      <text:p text:style-name="P3">Baraka: by your command </text:p>
      <text:p text:style-name="P3"/>
      <text:p text:style-name="P3">(He leaves the room)</text:p>
      <text:p text:style-name="P3"/>
      <text:p text:style-name="P3">Game Play</text:p>
      <text:p text:style-name="P3"/>
      <text:p text:style-name="P3">You will be placed as Spartacus in the rebels ship, you will not have Ahsoka with you for the remainder of the game so that was fun while it lasted. <text:s/>Chin up everyone, you have not seen the last of Ahsoka <text:soft-page-break/>Tano, she will return, but until that point there is new plan to be hatched, so head to the bridge to see the next set of plans, this plan will be reviled as all do, in the heat of arguments among the rebels so go to the bridge and get to the next level</text:p>
      <text:p text:style-name="P3"/>
      <text:p text:style-name="P3">LEVEL 18 – Better Days (Naboo) – Return to Naboo </text:p>
      <text:p text:style-name="P3"/>
      <text:p text:style-name="P3">(Spartacus walks in and puts a a small circular object on the table, a hologram of Ahsoka shows up)</text:p>
      <text:p text:style-name="P3"/>
      <text:p text:style-name="P3">Spartacus: You there Ahsoka?</text:p>
      <text:p text:style-name="P3">Ahsoka: (via transmission) yeah I read you, lets do this </text:p>
      <text:p text:style-name="P3"/>
      <text:p text:style-name="P3">(Spartacus walks up to the rebels)</text:p>
      <text:p text:style-name="P3"/>
      <text:p text:style-name="P3">Spartacus: gentlemen, as you know the rebel cell called Ghost squadron is leaving us for good, this means that we will be on our own once again</text:p>
      <text:p text:style-name="P3">Crixus: why would we need them, they do not believe in our cause </text:p>
      <text:p text:style-name="P3">Renner: dude, they were alright</text:p>
      <text:p text:style-name="P3">Houston: thats because you thought Hera was hot </text:p>
      <text:p text:style-name="P3">Renner: what do you mean thought, I still think that</text:p>
      <text:p text:style-name="P3"/>
      <text:p text:style-name="P3">(we see the conversation from Ahsoka's end and we see the other rebels listening to Spartacus' men bicker, Ahsoka laughs at the jokes while the other rebels are silent, we then go back to Spartacus)</text:p>
      <text:p text:style-name="P3"/>
      <text:p text:style-name="P3">Spartacus: no matter, we need to look to our next plan of action, </text:p>
      <text:p text:style-name="P3">Crixus: we relieved Crassus of his gold, yet I suggest putting it to good use</text:p>
      <text:p text:style-name="P3">Renner: we should purchase sell swords, </text:p>
      <text:p text:style-name="P3">Houston: mercinaries, they would charge up the ass and then sit on that ass and smoke weed </text:p>
      <text:p text:style-name="P3">Renner: mike, thats what we do</text:p>
      <text:p text:style-name="P3">Houston: (pauses) oh yeah, </text:p>
      <text:p text:style-name="P3"/>
      <text:p text:style-name="P3">(everyone, including Ahsoka, laughs at that joke) </text:p>
      <text:p text:style-name="P3"/>
      <text:p text:style-name="P3">Spartacus: where would we find these men </text:p>
      <text:p text:style-name="P3">Renner: lets think about this, who would be loyal to us </text:p>
      <text:p text:style-name="P3">Crixus: none, unless coin presented in hand </text:p>
      <text:p text:style-name="P3">Ahsoka: is any system going to harbor us, it's not likely that you all will be safe</text:p>
      <text:p text:style-name="P3">Spartacus: I have but one suggestion</text:p>
      <text:p text:style-name="P3">Houston: lay it on us</text:p>
      <text:p text:style-name="P3">Spartacus: we could go to Naboo, and weigh coin in the hand of the nobles to offer aid and soldiers</text:p>
      <text:p text:style-name="P3">Ahsoka: are you sure they wont turn you in, they did it last time </text:p>
      <text:p text:style-name="P3">Crixus: that was one royal fuck up</text:p>
      <text:p text:style-name="P3">Renner: look there are other systems that have shown loyalty, what of Ryloth or Kyros </text:p>
      <text:p text:style-name="P3">Houston: (looks through records) Ryloth is under imperial control, and Kyros is neutral, they have few soldiers to give </text:p>
      <text:p text:style-name="P3">Ahsoka: I do not wish to invole my people</text:p>
      <text:p text:style-name="P3">Spartacus: nor I, what of the other systems</text:p>
      <text:p text:style-name="P3">Renner: there are few who would aid us, were not the most loved in the galaxy</text:p>
      <text:p text:style-name="P3">Ahsoka: I can contact a few people, maybe they can help</text:p>
      <text:p text:style-name="P3"/>
      <text:p text:style-name="P3"><text:soft-page-break/>(Grievous walks in the doors with Gregor)</text:p>
      <text:p text:style-name="P3"/>
      <text:p text:style-name="P3">Grievous: gentlemen, </text:p>
      <text:p text:style-name="P3">Spartacus: Grievous, where is your army,</text:p>
      <text:p text:style-name="P3">Grievous: come to the hangar, see for yourself </text:p>
      <text:p text:style-name="P3"/>
      <text:p text:style-name="P3">(the generals go to the Hangar and Spartacus carrys his transmitter so Ahsoka can see as well, our heroes witness about 5000 super battle droids, 4 magna-guards, and three Commando Droids all different colors one blue, one yellow, one red, two magna-guards step up and guard Grievous)</text:p>
      <text:p text:style-name="P3"/>
      <text:p text:style-name="P3">Grievous: impressed?</text:p>
      <text:p text:style-name="P3">Spartacus: are they loyal to the cause</text:p>
      <text:p text:style-name="P3">Grievous: make speech and see it done</text:p>
      <text:p text:style-name="P3"/>
      <text:p text:style-name="P3">(Spartacus steps up on a set of boxes)</text:p>
      <text:p text:style-name="P3"/>
      <text:p text:style-name="P3">Spartacus: soldiers</text:p>
      <text:p text:style-name="P3"/>
      <text:p text:style-name="P3">(all the droids attend with encouragement from Grievous)</text:p>
      <text:p text:style-name="P3"/>
      <text:p text:style-name="P3">Spartacus: I know none of you trust me, I know I haven't given you any reason to, yet I am no longer you enemy. <text:s/>The Empire has taken much from all of us, when times are hard upon us all, we must band together, regardless of differences we may have had in the past</text:p>
      <text:p text:style-name="P3">Grievous: we must ally ourseleves to win this conflict</text:p>
      <text:p text:style-name="P3">Spartacus: and in return you will all be paid for your services </text:p>
      <text:p text:style-name="P3">Commando Droid: Grievous, you trust this flesh bag </text:p>
      <text:p text:style-name="P3">Grievous: he saved my life, I owe him something</text:p>
      <text:p text:style-name="P3">Commando: we follow you Spartacus</text:p>
      <text:p text:style-name="P3">Spartacus: soldiers we are for Naboo, we shall take another city</text:p>
      <text:p text:style-name="P3">Gergor: which is upon mind </text:p>
      <text:p text:style-name="P3">Spartacus: one which we can defend if set upon </text:p>
      <text:p text:style-name="P3">Crixus: we could start by setting up in the forests</text:p>
      <text:p text:style-name="P3">Spartacus: a plan well thought, Grievous, You, Crixus and I will be the first to go to the planet and gain a foothold in the woods, your men know the land, as do I </text:p>
      <text:p text:style-name="P3">Grievous: Roger Roger</text:p>
      <text:p text:style-name="P3">Spartacus: Renner, you take Houston and Kalmowicz and begin preparing to land our army</text:p>
      <text:p text:style-name="P3">Ahsoka: be careful, I sense a plot from Crassus</text:p>
      <text:p text:style-name="P3">Spartacus: if you have any information, send me a message <text:line-break/>Ahsoka will do, Ahsoka out </text:p>
      <text:p text:style-name="P3"/>
      <text:p text:style-name="P3">(the transmission ends) </text:p>
      <text:p text:style-name="P3"/>
      <text:p text:style-name="P3">Spartacus: alright men, see to your jobs </text:p>
      <text:p text:style-name="P3"/>
      <text:p text:style-name="P3">(all the rebels do what they are commanded and Spartacus leads Grievous to their ships, they get in their respective fighters, the Droids load up in a trade federation shuttle (yeah the big ones) and several rebel pilots supply air support for the troops)</text:p>
      <text:p text:style-name="P3"/>
      <text:p text:style-name="P3">Grievous: you think they will detect us </text:p>
      <text:p text:style-name="P3"><text:soft-page-break/>Spartacus: only one way to find out </text:p>
      <text:p text:style-name="P3">Gregor: we got company </text:p>
      <text:p text:style-name="P3"/>
      <text:p text:style-name="P3">(the rebels see a fleet of fighters led by a victory class frigate, with the Imperial symbol on it (yeah it's Spurius' ship))</text:p>
      <text:p text:style-name="P3"/>
      <text:p text:style-name="P3">Spartacus: support fighters on me, lets ice this bastard </text:p>
      <text:p text:style-name="P3">Gregor: what of Grievous?</text:p>
      <text:p text:style-name="P3">Spartacus: General, see your men to the surface</text:p>
      <text:p text:style-name="P3">Grievous: roger, roger</text:p>
      <text:p text:style-name="P3"/>
      <text:p text:style-name="P3">(we see Grievous move to the planet as the rebel fighters engage the imperials)</text:p>
      <text:p text:style-name="P3"/>
      <text:p text:style-name="P3">Game Play</text:p>
      <text:p text:style-name="P3"/>
      <text:p text:style-name="P3">Now you will be placed in the middle of a space battle between your forces and that of the Inquisitor, this may be a little similar to most of the space fights but this one will feature a bit of difference. <text:s/>Start out by taking out the fighters closest to you as Gregor and your allies will do the same, Crixus and Gregor will be at your side through this battle so they will cover you if it is needed. <text:s/>Once the first wave of fighters is taken out, we will see a large shuttle emerge from the frigate, this will be a red shuttle with the Inquisitor's face on it (can you believe this guy), this will be your next target, attack the fighters defending this shuttle, once the support fighters are down, you can go on to attack the shuttle with a barrage of rockets and lasers. <text:s/>Once the shuttle has been beaten up by your fighters it will retreat back into the ship and then out will plop something even more alarming, the imperials will then send these narrow fighters at you, that if you touch them they explode. <text:s/>Spartacus will then say “they're heat seekers!”, Crixus will then add “keep fucking distance, lest you become a casualty”. <text:s/>After the diolauge is over, attack these missiles and destory them before they hit any of your ships, once you have shot down a few of the missiles, you will then need to fly towards the planet as the imperials will be in retreat, then you will see a whole new list of enemies, Crixus will say “incoming fighters, check outr six”, Gregor will then say “they look like sep fighters”. <text:s/>Then you will have to take on a group of vulture droids painted black with the imperial symbol on them, Spartacus will talk while your are shooting at your enemies, he will say “Grievous, are these your men?”, Grievous will respond, “i have no navy, these men were sent by someone else”. <text:s/>With this in mind take out the remainder of the vulture droids and you will then see a V wing enter the picture, this will be piloted by the Trandosian Assassin hired by Crassus, you will see him and he will fire off at you and then this will begin a new battle </text:p>
      <text:p text:style-name="P3"/>
      <text:p text:style-name="P3">MINI-BOSS – Azari's V wing </text:p>
      <text:p text:style-name="P3"><text:tab/>Difficulty – 4/10</text:p>
      <text:p text:style-name="P3"><text:tab/>Weapons – Laser cannons, bombs, missiles</text:p>
      <text:p text:style-name="P3"/>
      <text:p text:style-name="P3">Start by firing at this fighter, you will do some initial damage to the hull but this ship you are fighting has some sturdy armor so your lasers will not do as much damage as you want. <text:s/>This calls for you to use your missiles against this slower fighter, so as soon as you get a lock, fire your missiles and this will slow his ship down even more. <text:s/>The V wing will then fire heat seeking missiles of their own, so you will have to fly around dodging the missiles and the other fighters around you in space, after evading these missiles, thr V wing will be standing idle, this will give you a chance to attack your enemy taking down the ships health, with will not be listed, so it is up to you to just hammer away at your enemy until the ship goes down. <text:s/>This will not happen quickly, you will need to fire off at least a <text:soft-page-break/>volley of ten missiles, and additional laser shots to take out this enhanced fighter, if you are below your enemy the V wing will fire out bombs to catch you off guard, and these bombs can really do some damage. <text:s/>As soon as you fire enough missiles at the V wing, you will see one of the wings catch flames and explode, this will have the V wing sputtering down to the surface, once this enemy is taken care of you will start a Cutscene </text:p>
      <text:p text:style-name="P3"/>
      <text:p text:style-name="P3">CUTSCENE</text:p>
      <text:p text:style-name="P3"/>
      <text:p text:style-name="P3">(Spartacus takes out the rouge V wing)</text:p>
      <text:p text:style-name="P3"/>
      <text:p text:style-name="P3">Crixus: what was that thing?</text:p>
      <text:p text:style-name="P3">Spartacus: im not sure, but I doubt we've seen the last of it, we must move to the surface</text:p>
      <text:p text:style-name="P3">Crixus: copy that </text:p>
      <text:p text:style-name="P3"/>
      <text:p text:style-name="P3">(we see the two fighters reach the planet and land in the woods with the remainder of the rebel army, present are Spartacus, Crixus, Renner, Houston, Kalmowicz, Gregor and Grievous)</text:p>
      <text:p text:style-name="P3"/>
      <text:p text:style-name="P3">Spartacus: we must set up our shelter, in case of poor climate</text:p>
      <text:p text:style-name="P3">Crixus: we will search the woods for food</text:p>
      <text:p text:style-name="P3"/>
      <text:p text:style-name="P3">(he leaves with a group of rebels)</text:p>
      <text:p text:style-name="P3"/>
      <text:p text:style-name="P3">Gregor: are you sure of this, </text:p>
      <text:p text:style-name="P3">Spartacus: we need to stike our enemies no matter the cost</text:p>
      <text:p text:style-name="P3">Houston: though the cost may be one of our lives </text:p>
      <text:p text:style-name="P3">Spartacus: we all have made sacrifices, in this hour we must look to our allies for hope and comfort</text:p>
      <text:p text:style-name="P3">Renner: I know you miss her man,</text:p>
      <text:p text:style-name="P3">Spartacus: is it that obvious?</text:p>
      <text:p text:style-name="P3"/>
      <text:p text:style-name="P3">(the two laugh)</text:p>
      <text:p text:style-name="P3"/>
      <text:p text:style-name="P3">Grievous: my men yern for blood</text:p>
      <text:p text:style-name="P3">Spartacus: and they shall have it,</text:p>
      <text:p text:style-name="P3">Houston: and the rivers will be flowing with the blood of imperials </text:p>
      <text:p text:style-name="P3">Commando: I like were his head's at </text:p>
      <text:p text:style-name="P3">Houston: straight up man, (they high five)</text:p>
      <text:p text:style-name="P3">Spartacus: your commandos would be better suited with names </text:p>
      <text:p text:style-name="P3">Grievous: that is there decision</text:p>
      <text:p text:style-name="P3">Spartacus: later, we must plan for now</text:p>
      <text:p text:style-name="P3"/>
      <text:p text:style-name="P3">(we then go to Crassus' ship and we see him and Caesar waiting for a message)</text:p>
      <text:p text:style-name="P3"/>
      <text:p text:style-name="P3">Caesar: he stretches appointed time </text:p>
      <text:p text:style-name="P3">Crassus: Azari is never the punctual one, he will contact us</text:p>
      <text:p text:style-name="P3">Caesar: he may have fallen </text:p>
      <text:p text:style-name="P3"/>
      <text:p text:style-name="P3">(phone rings)</text:p>
      <text:p text:style-name="P3"/>
      <text:p text:style-name="P3">Caesar: Crassus' office</text:p>
      <text:p text:style-name="P3"><text:soft-page-break/>Baraka: I have made contact with the rebels, they shot down my fighter, im stranded </text:p>
      <text:p text:style-name="P3">Crassus: we will extract you </text:p>
      <text:p text:style-name="P3">Baraka: no, I will deal with the rebels, the Inquisitor set his forces outside the system, he almost gave away our possition</text:p>
      <text:p text:style-name="P3">Caesar: impudent little shit, I would have words with him </text:p>
      <text:p text:style-name="P3">Crassus: where is Spurius now</text:p>
      <text:p text:style-name="P3">Baraka: he said he was set to battle the rebels from Ghost Squad </text:p>
      <text:p text:style-name="P3">Crassus: I will find that man, you focus on the rebels, we do not yet know their intentions</text:p>
      <text:p text:style-name="P3">Baraka: I will discover them, imperitor</text:p>
      <text:p text:style-name="P3"/>
      <text:p text:style-name="P3">(scene ends)</text:p>
      <text:p text:style-name="P3"/>
      <text:p text:style-name="P3">Game Play</text:p>
      <text:p text:style-name="P3"/>
      <text:p text:style-name="P3">Now you will be placed in the camp with the rest of the rebels, you can do a number of things before accessing the next mission, so you go to the armory to stock up on ammo, visit Renner to buy health upgrades and power upgrades, or you can visit Crixus and see what food he was able to acquire, he is at the edge of the camp, near the fire pits, roasting a pig. <text:s/>Go up to him and Spartacus will begin to speak with him</text:p>
      <text:p text:style-name="P3"/>
      <text:p text:style-name="P3">Mini-scene</text:p>
      <text:p text:style-name="P3"/>
      <text:p text:style-name="P3">Spartacus: how goes the hunt</text:p>
      <text:p text:style-name="P3">Crixus: we located a boar, he's on the spit, yet there is little we can forage</text:p>
      <text:p text:style-name="P3">Spartacus: I will set task to assist you with this hunt</text:p>
      <text:p text:style-name="P3">Crixus: we need a city Spartacus, not a forest camp</text:p>
      <text:p text:style-name="P3">Spartacus: I thing I know too well</text:p>
      <text:p text:style-name="P3"/>
      <text:p text:style-name="P3">Game Play</text:p>
      <text:p text:style-name="P3"/>
      <text:p text:style-name="P3">Now you will have to get to the main tent which, oddly enough, is at the center of the camp (not much strategy there). <text:s/>Head to the middle of the camp and you will see the main tent guarded by Magna-guards Grievous is clearly inside, enter the tent and you will see Grievous and Gregor looking over a map, go up to them to start a mini-scene</text:p>
      <text:p text:style-name="P3"/>
      <text:p text:style-name="P3">Mission 2 – Concrete Jungle</text:p>
      <text:p text:style-name="P3"/>
      <text:p text:style-name="P3">mini-scene</text:p>
      <text:p text:style-name="P3"/>
      <text:p text:style-name="P3">(Spartacus goes up to Gregor and Grievous)</text:p>
      <text:p text:style-name="P3"/>
      <text:p text:style-name="P3">Gregor: Spartacus, look at this, Grievous found old tunnels that lead right into the capital city</text:p>
      <text:p text:style-name="P3">Grievous: used during the last battle during the war, </text:p>
      <text:p text:style-name="P3">Spartacus: the reason the droids got the best of our forces early on</text:p>
      <text:p text:style-name="P3">Grievous: I can send my men into the tunnels, yet they need a guide</text:p>
      <text:p text:style-name="P3">Spartacus: I know the captial of Theed very well, I will lead a strike force </text:p>
      <text:p text:style-name="P3">Gregor: I will join you</text:p>
      <text:p text:style-name="P3">Spartacus: you both would be useful</text:p>
      <text:p text:style-name="P3">Grievous, you wish me to go, </text:p>
      <text:p text:style-name="P3"><text:soft-page-break/>Spartacus: they are your men, I but give you a chance to yet lead them</text:p>
      <text:p text:style-name="P3">Grievous: very well, gather the generals</text:p>
      <text:p text:style-name="P3"/>
      <text:p text:style-name="P3">(all the leaders arrive at the tent)</text:p>
      <text:p text:style-name="P3"/>
      <text:p text:style-name="P3">Spartacus: men, you say we need a city, we are going to take Theed from the empire</text:p>
      <text:p text:style-name="P3">Houston: are you sure we have the men</text:p>
      <text:p text:style-name="P3">Spartacus: Grievous and Gregor have located tunnels benieth the city, they can lead us right below the walls and into the palace with no issue</text:p>
      <text:p text:style-name="P3">Crixus: a plan well considered, yet what of that fighter, we have not taken them down</text:p>
      <text:p text:style-name="P3">Spartacus: I yet sense the presence of evil, if there is any newcomer among us, search him</text:p>
      <text:p text:style-name="P3">Kalmowicz: you got it Spartacus, </text:p>
      <text:p text:style-name="P3"/>
      <text:p text:style-name="P3">Game Play</text:p>
      <text:p text:style-name="P3"/>
      <text:p text:style-name="P3">You will then be placed at a point in the camp where the ground has been dug up and this path leads to a tunnel, and this tunnel looks really old with torches and narrow hallways. <text:s/>Start by drawing your lightsaber for additional light, since you will of course take point, and this will have many pros and cons as well so be on your guard. <text:s/>The first junction you come to will have a fork, one path left the other to the right, Grievous will then say “we can divide our forces” Spartacus will then add “ Grievous, you take Gregor and head to the right, Crixus and I will go to the left” Grievous will respond “Roger Roger” and then the troops will split up and you will head down the left path and this will head down a floor or so. <text:s/>Once you reach the end of this tunnel there will be a path that leads to the left, take this path and you will then come across an ancient anti-chamber, with pyramids and skeletons all over the place, there will be evident blood stains all over the ground, and the most will be on this alter at the top of one of the pyramids, the blood here looks fresh. <text:s/>Once you get to the top near this alter you will see a knife still lodged into the stone, behind this alter is a large door that looks to be to heavy to open, then once you turn around to walk down the steps a mini-scene will start </text:p>
      <text:p text:style-name="P3"/>
      <text:p text:style-name="P3">Mini-scene</text:p>
      <text:p text:style-name="P3"/>
      <text:p text:style-name="P3">(Crixus and Spartacus begin to rejoin their troops but then Spartacus' path is blocked by fire, and then the doors behind him slowly open, Spartacus draws his lightsaber, and then the doors open all the way, out walks an Aztec warrior, he is carrying a sword club and a spear, wearing a Jaguar pelt, and he is clearly undead as his face is mostly rotten flesh, the warrior grabs the knife out of the alter and stares down Spartacus)</text:p>
      <text:p text:style-name="P3"/>
      <text:p text:style-name="P3">Spartacus: what is this new devilry </text:p>
      <text:p text:style-name="P3">Warrior: (roars) </text:p>
      <text:p text:style-name="P3">Spartacus: stand aside monster, or fall from this world</text:p>
      <text:p text:style-name="P3"/>
      <text:p text:style-name="P3">(Warrior laughs and pulls out a human heart from his belt, he crushes it in his hand and drinks the blood, Spartacus stares down this monster and then the fight will begin) </text:p>
      <text:p text:style-name="P3"/>
      <text:p text:style-name="P3">MINI-BOSS – Undead Aztec </text:p>
      <text:p text:style-name="P3"><text:tab/>Difficulty – 5/10</text:p>
      <text:p text:style-name="Standard"><text:span text:style-name="T5"><text:tab/>Weapons – Spear, </text:span>Macuahuitl (Sword Club), Obsidian Knife</text:p>
      <text:p text:style-name="Standard"/>
      <text:p text:style-name="Standard">This enemy is just plain scary, he will look like an undead Jaguar Warrior and this guy wants to do <text:soft-page-break/>nothing but drink your blood and take your heart, freakin wierdo man. <text:s/>Anywho, this enemy will charge at you first with his spear, press the button shown to dodge this attack and slash the enemy as you are rolling out of the way this will begin the decline of his health, he will be at 90% at this moment. <text:s/>Then the Aztec will begin to raise skeleton hands from the ground so run around the ring and you will see the dead hands sprouting up to try and take you to hell, just run to avoid this attack, once he stops you can go up to try and attack him but he will block most of your attacks even though he has wooden based weapons. <text:s/>Once your enemy is backed up he will try to attack but at this point, you can see a button flash on your screen press it and you will go into a clash with your enemy, press the button shown repeatedly and you will win stunning him for a moment. <text:s/>This will give you the chance to attack him and this will bring his health down to 80%. <text:s/>now your enemy will be pissed and he will pull back and hurl his spear at you, press the button shown to cut the spear in half or dodge this attack by rolling out of the way, then the Aztec will draw his sword club. <text:s/>Then this is where your enemy will begin spinning around and then he will go all around the ring trying to hit you, roll constantly to avade this attack and soon your enemy will become dizzy and then you will have a chance to lay down some serious attacks, after your barrage you will drop his health down to 70%. <text:s/>Once your enemy gets up he will try to attack you with large swings that will have him spin around, this will give you a chance to attack him as he is trying to set his feet allowing you a few good shots at him. <text:s/>The Aztec will then back up again and try to attack you again, so run at him and you will clash once again, follow the same routine and you will win, allowing time for you to attack your enemy taking his health down to about 55%. <text:s/>At this point the Aztec warrior will then spin around again and then he will become dizzy and halt his attack, strike at him to take down another 5% putting him at 50%. <text:s/>Then the Aztec will draw his knife and will have two weapons instead of one, this will prove some complication, as he can attack you while you clash as he can shank you if you get close. <text:s/>To combat this attack, you will now have the use of Wrath of the Gods, so once you can use, do so and Spartacus will block any attack the Aztec trys to land and as soon as you attack him, your enemy will be stunned and you can go to town, taking his health down to 35%. <text:s/>The Aztec will then roar and start throwing shards of Obsidian at you, ripping them out of his club to do so, rendering his previous weapon useless. <text:s/>Now he will only have his knife, this will make the fight easier as his range has dipped, and you can back up and shoot him ore continue to use your lightsaber. <text:s/>Now all of your attacks will hurt him, and he will not be that hard to take down, once you get him to about 25% he will speed up his attacks. <text:s/>This will be the last difficult part of the battle as he will just be fast and dodge your attacks, so what to do? <text:s/>When your Wrath meter is full, activate your power and your enemy will slow down and you will speed up and attack him with all your power, you will drop his health down to 5% after this volley. <text:s/>Then all you need to do is attack the enemy with two or three strikes, and the battle will end with a mini-scene</text:p>
      <text:p text:style-name="Standard"/>
      <text:p text:style-name="Standard">Mini-scene</text:p>
      <text:p text:style-name="Standard"/>
      <text:p text:style-name="Standard">(Spartacus is fighting the undead Aztec, once the Aztec loses his footing, Spartacus rams his lightsaber into the warrior's gut, the Aztec roars, and then Spartacus, sticks his hand under the undead warrior's rib cage and then Spartacus rips out his enemy's heart. <text:s/>The Aztec grabs his chest and hits the ground, we see his body shrivil up and Spartacus crushes the heart as the Aztec did before the fight, then the Aztec dies and the fire dies down, a door at the back of the room will open)</text:p>
      <text:p text:style-name="Standard"/>
      <text:p text:style-name="Standard">Crixus: what the fuck was that thing</text:p>
      <text:p text:style-name="Standard">Spartacus: not sure, maybe a relec of the old world, an ancient civilization of Naboo</text:p>
      <text:p text:style-name="Standard">Crixus: a savage people</text:p>
      <text:p text:style-name="Standard">Spartacus: they are dead now, we must move before more rise in their place </text:p>
      <text:p text:style-name="Standard"/>
      <text:p text:style-name="Standard">(the rebels continue through the door and they follow a tunnel that leads up to the light of the sky, they <text:soft-page-break/>are in the city of Theed and we see Grievous helping his men out of another hole)</text:p>
      <text:p text:style-name="Standard"/>
      <text:p text:style-name="Standard">Grievous: Spartacus, you made it</text:p>
      <text:p text:style-name="Standard">Spartacus: it was a rough road, we come upon an ancient curse </text:p>
      <text:p text:style-name="Standard">Grievous: the ancient people of Naboo were a violent people, partook in human sacrifice</text:p>
      <text:p text:style-name="Standard">Crixus: and now their chief among them </text:p>
      <text:p text:style-name="Standard">Spartacus: set camp, I would not have us fall to distraction</text:p>
      <text:p text:style-name="Standard">Grievous: you heard the man, lets move soldiers </text:p>
      <text:p text:style-name="Standard"/>
      <text:p text:style-name="Standard">(the rebels begin to disperse throughout the streets, then Spartacus and Crixus come upon an imperial blockade)</text:p>
      <text:p text:style-name="Standard"/>
      <text:p text:style-name="Standard">Spartacus: how many stand guard</text:p>
      <text:p text:style-name="Standard">Crixus: (looks from behind a wall) five or six of em </text:p>
      <text:p text:style-name="Standard">Grievous: let us spill their blood upon fucking ground </text:p>
      <text:p text:style-name="Standard">Crixus: im beginning to like this guy </text:p>
      <text:p text:style-name="Standard"/>
      <text:p text:style-name="Standard">(the rebels jump out and engage the imperial troopers) </text:p>
      <text:p text:style-name="Standard"/>
      <text:p text:style-name="Standard">Game Play</text:p>
      <text:p text:style-name="Standard"/>
      <text:p text:style-name="Standard">You will gain control when the droids are attacking the blockade set up by the Empire, now you will have the chance to join the fight and take on the enemies present. <text:s/>First two troopers will step up to you and Crixus, and you will easily take out one of them as Crixus does the same, then you will see the droids and Grievous take out the remainder of the troopers in the area. <text:s/>Once the soldiers are dead, Gregor and Crixus will open the gate that the troopers guarded and the rest of the droids will pour into the city streets. <text:s/>Once you are beginning to clear the enemies from the streets, you will come upon the royal palace, this will be heavily guarded. <text:s/>Then the rest of the army, led by Renner, Houston, and Kalmowicz will charge in to reinforce your soldiers, then the rebel army will be at full strength against the imperial army guarding the palace. <text:s/>This will be some what familiar since you have been to this planet a few times and fought in these very streets, but this time you will be pulling off the big invasion that was not done in the past. <text:s/>Once you get through the gates, you will enter the courtyard, and this place will be filled with enemy troopers and two Praetorian guards. <text:s/>You will then have to fight off these guards so they cant kill off your army, so move forward and attack the first red guard you see, and the other will soon come to his comrade's aid. <text:s/>Once you are fighting both of them you will be able to instant kill one of them as they are attacking you, then you will have to fight off the other, so wait for him to attack you and then you will have a chance to clash with him, press the button shown repeatedly and you will win the clash an kill the Praetorian guard in the process. <text:s/>With both of them dead, head for the front of the pack and take on any trooper that gets in your way, then you will soon reach the gates of the palace, and you will see Grievous' men using a battering ram on the door, go up to the droids and press the button shown and Spartacus will assist the droids battering down the door, after three strikes the door will fall down and then throw a grenade into the door to ensure any guards are killed instantly. <text:s/>Once that is done, enter the palace to see about ten dead troopers in the lobby, and a few shooting from the stairs and the floor above, switch to your rifle and fire away at the troopers on the stairs and the second floor. <text:s/>Once those men are defeated, head up to the next floor and you will be followed by Grievous and Crixus, then you will come up to a large set of doors and they will be locked, they can be opened in a little. <text:s/>So head to the door at the end of the second floor and this door will open with two troopers heading out and they will be instantly gunned down by the rebels. <text:s/>Enter this door and you will head down a hall with troopers strifing and shooting from the pillars in the room, head forward still <text:soft-page-break/>having your rifle drawn and attack the troopers in this hall way. <text:s/>Your men will do a lot of the work for you, and soon the hallway will be cleared of troopers and you can head up the stairs at the end of the hall, and then once you get up the stairs the hallway will hook to the right and you will walkin into more troopers hiding and shooting. <text:s/>Grievous will then yell “stand back” then he will toss a flashbang into the hall, rendering most of the troopers useless, then move in and gun down the remainder of the men in this room and head to the end of the hall, only to find a small room at the other side of the farthest door. <text:s/>Inside this room is a small treasure chest, go up to it and open the chest and you will get a key, this key is small and will only open normal doors. <text:s/>So head back to the main room, and head to opposite side and your key will unlock the door here not the big ones. <text:s/>So enter this room and the hallway will move down and eventually head into a large room with two Dark Troopers and two platoons of regular troopers (platoons in ten). <text:s/>So fire off at these enemies, yet you will have to draw your lightsaber to fight off the dark troopers since they have Dark Sabers (coincidence? I think not) so attack the first Dark Trooper you see and they will move around faster than normal troopers as you have known and they will use their jet pack to jump away from you if they are getting their ass kicked. <text:s/>Once they jump away, you will have to hunt them down, and after one or two strikes they will fall to the ground dead, and you will have to repeat this method to take out the other one that stands in your way. <text:s/>After this room is cleared head to the end of the room and you will reach another room that is a dark hallway lit up with torches, as you are moving down the hall keep your lightsaber drawn to add extra light in a really dark hallway. <text:s/>Once you get to the end you will find another locked door, damn it!, now you will have to find another key in this dark shitty hall. <text:s/>So you have a few options but the best one is to turn around and you will see your allies behind you, go up to Grievous and press the button shown and Spartacus will ask “General, you got a flare?” Grievous will respond “yeah, hold on” Grievous will then put away one lightsaber and pop off a flare and toss one behind you and then he will get another and throw it in front of you. <text:s/>Then once you see more in this room you will find two doors in the middle of the room, so you have four generals present and two doors so Grievous will say “Spartacus, right?” Spartacus will then say “sounds like a plan, Crixus take Gregor and head to the left”. <text:s/>Crixus will say “if were not back in ten minutes enter the door” Spartacus will say “copy that” then you will enter the door on the right only to see an office with a chair turned around, Grievous will walk up to the chair and say “look at this” he will turn the chair around and you will see a skeleton in place of a man, since there is nothing to do, head to the other room to find two undead Aztec warriors fighting Gregor and Crixus. <text:s/>Attack these enemies and then you will be able to use combination moves for the first time since Ahsoka left the team, get close to Grievous and you will see a button flash, press it and Spartacus will call to Grievous and he will shoot at him, then Grievous will spin around with his sabers and deflect every shot at the enemies pushing them back, then Crixus will finish off one of them then you will have to kill off the other one with two strikes, then a door will open reviling another treasure chest containing a key, get this and use it on the door at the end of the hall in the previous room enter the door and you will see a large key, take it and head back to the main room, go up to the main doors and open them, your men will not join you by your request, Renner will say “if you need us just call” Spartacus will respond “will do” then enter the double doors. <text:s/>You will head up a long staircase and then you will see a man having oil dumped down his throat by a Trandosian, the Trandosian will be yelling “where are the rebels!” the man in the throne will not be able to speak, so walk up to the people and a mini-scene will begin</text:p>
      <text:p text:style-name="Standard"/>
      <text:p text:style-name="Standard">(Spartacus draws his lightsaber)</text:p>
      <text:p text:style-name="Standard"/>
      <text:p text:style-name="Standard">Spartacus: HEY!!, let him go!</text:p>
      <text:p text:style-name="Standard">Baraka: well, well, well, it looks like I have found the shits I seek</text:p>
      <text:p text:style-name="Standard">Spartacus: your quarrel is with me Trandosian, not with this man</text:p>
      <text:p text:style-name="Standard">Baraka: Lt. Sykes was never loyal to the empire, I would see him pay for his actions</text:p>
      <text:p text:style-name="Standard"><text:soft-page-break/></text:p>
      <text:p text:style-name="Standard">(Spartacus draws his pistol and shoots at Baraka, and the Trandosian runs away, then Spartacus goes up to Lt. Sykes, and he helps him throw up the oil helping him survive)</text:p>
      <text:p text:style-name="Standard"/>
      <text:p text:style-name="Standard">Spartacus: Lieutenant, are you alright?</text:p>
      <text:p text:style-name="Standard">Sykes: I am, thanks to you Spartacus, your face, I know you</text:p>
      <text:p text:style-name="Standard">Spartacus: save your strength, where is the Trandosian</text:p>
      <text:p text:style-name="Standard">Sykes: he's heading to escape the city, you must hurry</text:p>
      <text:p text:style-name="Standard"/>
      <text:p text:style-name="Standard">(Crixus and Grievous enter the room)</text:p>
      <text:p text:style-name="Standard"/>
      <text:p text:style-name="Standard">Spartacus: see to him, ill get the Assassin </text:p>
      <text:p text:style-name="Standard">Crixus: fuck him up </text:p>
      <text:p text:style-name="Standard">Grievous: and take some names </text:p>
      <text:p text:style-name="Standard"/>
      <text:p text:style-name="Standard">Game Play</text:p>
      <text:p text:style-name="Standard"/>
      <text:p text:style-name="Standard">Follow the Trandosian to the left and through the hallways, you will see him bolting around the corners shooting a sub machine gun at you as you try to stop him, then you will head down a set of steps then you will see the Trandosian will run down another set of steps and he will be tackled by Renner, once you reach Renner a mini-scene will start </text:p>
      <text:p text:style-name="Standard"/>
      <text:p text:style-name="Standard">Mini-scene</text:p>
      <text:p text:style-name="Standard"/>
      <text:p text:style-name="Standard">(Renner tackles Baraka and hits him in the face)</text:p>
      <text:p text:style-name="Standard"/>
      <text:p text:style-name="Standard">Renner: (hitting Baraka in the face) Trandosian fuck!</text:p>
      <text:p text:style-name="Standard"/>
      <text:p text:style-name="Standard">(Baraka throws Renner off of him and draws two knives)</text:p>
      <text:p text:style-name="Standard"/>
      <text:p text:style-name="Standard">Baraka: c'mon fuckers </text:p>
      <text:p text:style-name="Standard"/>
      <text:p text:style-name="Standard">BOSS BATTLE – Baraka Azari</text:p>
      <text:p text:style-name="Standard"><text:tab/>Difficulty – 6/10</text:p>
      <text:p text:style-name="Standard"><text:tab/>Weapons – Bowey knives, Trandosian SMG, Grenades, cloaking device</text:p>
      <text:p text:style-name="Standard"/>
      <text:p text:style-name="Standard">This battle will be a little difficult yet you will have Renner with you to assist and he will be carrying an assault rifle so he will be somewhat effective, so Azari will start by trying to attack you with his long knives but this can be blocked by your lightsaber or eveaded. <text:s/>So after Azari attacks you a few times and you have blocked these attacks you can attack him and start a clash, press the button shown repeatedly and you will win stunning Azari allowing Renner to get shots on him and for you to strike him a few times with your saber knocking his health down to 90%. <text:s/>once Azari rises from one knee, he will start to throw grenades at you, this will make you dodge this attack and this will not be that hard to eveade, dont worry about Renner in this fight he can take care of himself. <text:s/>Once Azari stops his Grenade attack depending on your distance away from him he will either draw his knives again or pull out his SMG and fire at you and Renner. <text:s/>So if you are close to him you will be able to get a clash going and win with reletive ease, if you are far away, Renner will be shooting at him while you will have to block most of the Trandosian's attacks. <text:s/>If you are far away, move closer and Azari will draw his knives again allowing you to begin the clash and take control of the fight, once you are able to stun <text:soft-page-break/>him attack him and Renner will too this will drop his health to 80%. <text:s/>Now the battle will get a little harder, your normal attacks will not longer suffice, you must use your powers to take him down, so by now your Wrath meter should be close to full, so you will have to play the waiting game for a portion of this battle. <text:s/>And during this time Azari is trying to slash you up with his knives, so as soon as you can use Wrath of the Gods, attack Azari and you will begin a clash, press the button shown repeatedly and you will win and stun your enemy. <text:s/>Activate your power and you will have the chance to attack this fucker with all the speed and strength you have, this will knock down his health to about 70%. <text:s/>Once your meter runs out you will have to deal with this guy throwing grenades and shooting ato you from afar, Renner can shoot at him but Azari is really fast, so Renner will have a tough time landing shots. <text:s/>Then Azari will stop firing off his gun and throwing grenades and switch back to his knives, then you will have a chance to clash with him but this time once you win he will not be stunned he will only back up for a few moments and then press on with his attack. <text:s/>This will cause you to find out how to do additional damage to your enemy, use Wrath of the Gods, so wait for your meter to fill up and once you get the chance to use it wait a moment. <text:s/>Initiate a clash with Azari and win, then activate your power and your attacks will be too fast for him to block, so by the time your meter runs out you will have taken his health down to 60%. <text:s/>At this point you will have Azari repeating his usual moves throwing Grenades and trying to shoot you with his SMG, and you can eveade these moves with blocks or rolling out of the way. <text:s/>Then you will have a chance to attack him when he and Renner are battling as your ally is pulling his weight, then attack Azari's back and you will drop him to the ground, allowing you to attack him and drop his health down to 55%. <text:s/>Then Azari will jump back and fire off Grenades and Throw three Knives at you, yet he will keep his two main weapons, so wait for Renner and Azari to lock up and then attack the Trandosian, causing him to fall to the ground, then attack Azari causing his health to drop down to 50%. <text:s/>Once this happens Azari will cloak himself (what a prick, that's not fair), then you will have to look around to see his cloaked figure moving around trying to slash you as he passes. <text:s/>By this time your Wrath meter will be full so activate it as soon as you can then you will see a red figure running around, this is your target, run up to it and Spartacus will grab Azari and then you will have to press the strike button to constantly hit Azari in the face as you are holding him by the neck. <text:s/>Once your meter diminishes, Spartacus will drop Azari and his health will be at about 40%. <text:s/>Then Renner will start to try and attack Azari on his own and he will get knocked out by a cloaked Azari, leaving you and him to fight this out alone. <text:s/>As you are evading his attacks, you will be waiting for the meter to fill up, however, you can use grenades to halt his advances as he will be hard to see yet still visible. <text:s/>Once your Wrath meter is full, activate the power and Spartacus will repeat the same tactic to take down Azari's health to about 30%. <text:s/>then Azari will no longer be cloaked, and he will draw his knives once again, then he will clash with you, press the button shown repeatedly and you will win, allowing you to attack Azari, knocking his health down again to 25%, then this will cause your enemy to panic and begin to avoid your attacks, this causes for Grenades to stun him, once this is done attack him with a few good strikes before he gains his footing putting him at 20% health for the battle. <text:s/>Then Azari will re cloak himself making you use your powers to attack him, once your Wrath meter is full, activate your power and you will be able to grab Azari and punch him a few times, rendering his cloaking device useless. <text:s/>Azari'as health will be a 10% now and he will be beaten down and weak at this point, so attack him with all the might you have left and after seven good hits the battle will end starting a cutscene </text:p>
      <text:p text:style-name="Standard"/>
      <text:p text:style-name="Standard">CUTSCENE</text:p>
      <text:p text:style-name="Standard"/>
      <text:p text:style-name="Standard">(Spartacus gets the better of Azari, throwing him to the ground and points his saber to Azari's neck)</text:p>
      <text:p text:style-name="Standard"/>
      <text:p text:style-name="Standard">Spartacus: who sent you </text:p>
      <text:p text:style-name="Standard">Baraka: eat shit, rebel fuck</text:p>
      <text:p text:style-name="Standard"><text:soft-page-break/>Renner: a foul mouth this one has</text:p>
      <text:p text:style-name="Standard">Spartacus: I would see it opened </text:p>
      <text:p text:style-name="Standard">Renner: whats the plan Spartacus</text:p>
      <text:p text:style-name="Standard">Spartacus: kill him</text:p>
      <text:p text:style-name="Standard"/>
      <text:p text:style-name="Standard">(Renner shoots Azari in the head killing him, then the two exit the doors at the top of the room and the rebel army cheers for Spartacus and Renner, as the rebels have taken the city as well as killed Baraka Azari)</text:p>
      <text:p text:style-name="Standard"/>
      <text:p text:style-name="Standard">Crixus: well done brother, you took out the man sent to kill us </text:p>
      <text:p text:style-name="Standard">Houston: but who would send such a horrible creature to do it</text:p>
      <text:p text:style-name="Standard">Spartacus: Crassus, he will move mountains to see me fall</text:p>
      <text:p text:style-name="Standard">Grievous: then we should do the same </text:p>
      <text:p text:style-name="Standard">Spartacus: we will hold here for some time, then we shall leave this place <text:line-break/>Renner: were not going to stay for a bit, I kinda liked this thing we had going in Nam</text:p>
      <text:p text:style-name="Standard">Spartacus: that was Me and Ahsoka doing all the work while you guys kicked back and smoked weed </text:p>
      <text:p text:style-name="Standard">Renner: yeah, I liked that set up</text:p>
      <text:p text:style-name="Standard">Crixus: the weed has clouded your judgement Landow</text:p>
      <text:p text:style-name="Standard">Renner: I didn't see you complaining when your were balls deep in a bottle of rum </text:p>
      <text:p text:style-name="Standard">Crixus: oh yeah, thats right (they bump fists)</text:p>
      <text:p text:style-name="Standard">Spartacus: Renner, bring Houston and Kalmowicz, I would have their report </text:p>
      <text:p text:style-name="Standard">Renner: got it buddy, Crixus, lets go </text:p>
      <text:p text:style-name="Standard"/>
      <text:p text:style-name="Standard">(they leave the area)</text:p>
      <text:p text:style-name="Standard"/>
      <text:p text:style-name="Standard">Grievous: fan of the smoke that one</text:p>
      <text:p text:style-name="Standard">Spartacus: can't blame him, have you partook?</text:p>
      <text:p text:style-name="Standard">Grievous: I haven't the time for petty indulgences </text:p>
      <text:p text:style-name="Standard">Spartacus: one day, I shall convince you</text:p>
      <text:p text:style-name="Standard">Grievous: good luck Captain</text:p>
      <text:p text:style-name="Standard">Spartacus: gather your commanders, I require them for a moment </text:p>
      <text:p text:style-name="Standard">Grievous: towards what purpose</text:p>
      <text:p text:style-name="Standard">Spartacus: I wish to reward them for a job well done, my men are celebrating </text:p>
      <text:p text:style-name="Standard">Grievous: my men are not those for drunkin persuits</text:p>
      <text:p text:style-name="Standard">Spartacus: nor I, absent Ahsoka's presence </text:p>
      <text:p text:style-name="Standard">Grievous: you love her, don't you</text:p>
      <text:p text:style-name="Standard">Spartacus: of course I do </text:p>
      <text:p text:style-name="Standard">Grievous: I knew it, some how, I always did </text:p>
      <text:p text:style-name="Standard">Spartacus: I think this is the longest conversation we have had without pointing swords at one-another </text:p>
      <text:p text:style-name="Standard">Grievous: (laughs) that is definatly the case</text:p>
      <text:p text:style-name="Standard">Spartacus: come, let us celebrate victory the proper way </text:p>
      <text:p text:style-name="Standard">Grievous: with drink </text:p>
      <text:p text:style-name="Standard"/>
      <text:p text:style-name="Standard">(they both laugh and Spartacus puts his arm around Grievous, then the next thing we see is the rebel army drinking and playing drinking games, we see Spartacus and Grievous as pong partners against Kayla and Clovis, the game is tied, each team has two cups left)</text:p>
      <text:p text:style-name="Standard"/>
      <text:p text:style-name="Standard">Clovis: dont fucking miss </text:p>
      <text:p text:style-name="Standard"/>
      <text:p text:style-name="Standard"><text:soft-page-break/>(Grievous misses) </text:p>
      <text:p text:style-name="Standard"/>
      <text:p text:style-name="Standard">Grievous: fucking cunt!</text:p>
      <text:p text:style-name="Standard">Kayla: dont mess with us </text:p>
      <text:p text:style-name="Standard"/>
      <text:p text:style-name="Standard">(Kayla hits her shot then Clovis hits his)</text:p>
      <text:p text:style-name="Standard"/>
      <text:p text:style-name="Standard">Grievous: are they always this good </text:p>
      <text:p text:style-name="Standard">Spartacus: yeah, there the real deal, I only beat them once </text:p>
      <text:p text:style-name="Standard">Grievous: let me guess with your woman </text:p>
      <text:p text:style-name="Standard">Kayla: she claimed that she could hold her liquor, then she blacked out </text:p>
      <text:p text:style-name="Standard">Clovis: did you fuck that night?</text:p>
      <text:p text:style-name="Standard">Spartacus: I dont remember man, I just woke up naked next to her </text:p>
      <text:p text:style-name="Standard"/>
      <text:p text:style-name="Standard">(they all laugh)</text:p>
      <text:p text:style-name="Standard"/>
      <text:p text:style-name="Standard">Kayla: that's a true story there </text:p>
      <text:p text:style-name="Standard">Grievous: sounds like it </text:p>
      <text:p text:style-name="Standard"/>
      <text:p text:style-name="Standard">(we then see a droid commander with Gregor, they have their arms around one-another, and their singing a drinking song that is way over the top)</text:p>
      <text:p text:style-name="Standard"/>
      <text:p text:style-name="Standard">Droid: drink to the stars, saying fuck all the bars </text:p>
      <text:p text:style-name="Standard">Gregor: lift cup to the air, cunts join if you dare </text:p>
      <text:p text:style-name="Standard">Droid: and at nights end, we stand here and say </text:p>
      <text:p text:style-name="Standard">Both: i'll drink, fuck and rage to the end of my day!</text:p>
      <text:p text:style-name="Standard"/>
      <text:p text:style-name="Standard">(Everyone cheers)</text:p>
      <text:p text:style-name="Standard"/>
      <text:p text:style-name="Standard">Grievous: you sure know how to throw a party</text:p>
      <text:p text:style-name="Standard">Spartacus: it seems to be a specialty</text:p>
      <text:p text:style-name="Standard">Kayla: how have we not done this before </text:p>
      <text:p text:style-name="Standard">Clovis: cuz I need to break the bud out mane!</text:p>
      <text:p text:style-name="Standard"/>
      <text:p text:style-name="Standard">(the night continues with large blunts shared by the rebels, and more wine and liquor, then the scene fades and we go to the Imperial ship with Crassus and Publius working on the bridge, Caesar runs into the room)</text:p>
      <text:p text:style-name="Standard"/>
      <text:p text:style-name="Standard">Caesar: Imperitor, Publius </text:p>
      <text:p text:style-name="Standard">Publius: Gaius, what news do you bring </text:p>
      <text:p text:style-name="Standard">Caesar: Azari has fallen, at the hands of Spartacus </text:p>
      <text:p text:style-name="Standard">Crassus: damn, (sighs) well, another scount lost, now we must look to engage the rebels ourseleves </text:p>
      <text:p text:style-name="Standard">Publius: what stands the plan</text:p>
      <text:p text:style-name="Standard">Crassus: Caesar, head for the naboo system and drive the rebels out, </text:p>
      <text:p text:style-name="Standard">Publius: I shall go with him</text:p>
      <text:p text:style-name="Standard">Crassus: good, Publius will accompany you on this mission, do not let them escape</text:p>
      <text:p text:style-name="Standard">Caesar: Imperitor, Publius lets move </text:p>
      <text:p text:style-name="Standard"/>
      <text:p text:style-name="Standard">(the two move out of the room and Crassus sits down and overlooks a map of the Galaxy and highlights <text:soft-page-break/>Naboo)</text:p>
      <text:p text:style-name="Standard"/>
      <text:p text:style-name="Standard">Crassus: new day, a new plan</text:p>
      <text:p text:style-name="Standard"/>
      <text:p text:style-name="Standard">(an imperial Officer enters the room)</text:p>
      <text:p text:style-name="Standard"/>
      <text:p text:style-name="Standard">Officer: Imperitor, the Emperor wishes for your report </text:p>
      <text:p text:style-name="Standard">Crassus: inform him that I have located the rebels and have sent men to deal with them </text:p>
      <text:p text:style-name="Standard">Officer: he will pleased to hear it</text:p>
      <text:p text:style-name="Standard">Crassus: linger a moment I would have your council </text:p>
      <text:p text:style-name="Standard">Officer: I stand only a captian, I have now skills in Servile conflict </text:p>
      <text:p text:style-name="Standard">Crassus: the rebels are stationed in this system, on Naboo, they have the captial city under their control, I have set Caesar and Publius to task</text:p>
      <text:p text:style-name="Standard">Officer: if I may add Imperitor</text:p>
      <text:p text:style-name="Standard">Crassus: of course </text:p>
      <text:p text:style-name="Standard">Officer: why send your men to do a job that I know you would be able to complete alone </text:p>
      <text:p text:style-name="Standard">Crassus: what's your name boy</text:p>
      <text:p text:style-name="Standard">Officer: Catullus sir</text:p>
      <text:p text:style-name="Standard">Crassus: Catullus, I have faith in my son and Gaius, as you should have faith in my decisions </text:p>
      <text:p text:style-name="Standard">Catullus: apologies Imperitor </text:p>
      <text:p text:style-name="Standard">Crassus: relay my message to the Emperor, and return to your post when finished </text:p>
      <text:p text:style-name="Standard">Catullus: Imperitor </text:p>
      <text:p text:style-name="Standard"/>
      <text:p text:style-name="Standard">(he leaves the room)</text:p>
      <text:p text:style-name="Standard"/>
      <text:p text:style-name="Standard">LEVEL 18 COMPLETE </text:p>
      <text:p text:style-name="Standard"/>
      <text:p text:style-name="Standard">Game Play </text:p>
      <text:p text:style-name="Standard"/>
      <text:p text:style-name="Standard">You will be placed in the courtyard right in front of the palace, the city will look like shit after the rebels have pilaged the entire city, head to the gates and you will see them open hen head forward and you will see a rebel soldier holding a rope with five prisoners tied to it, he will tug the rope and the prisoners will follow, keep moving forward and you will see the rebels killing the aristocrats by hanging them from the walls of the city (Crixus is heading this), then you will see Renner smoking playing cards with a number of rebels, he will say “Spartacus” as you pass by then you will see two rebels separating a male aristocrat from his wife, they are laughing as this is happening, and then the male tries to run and then one of the soldiers shoots him in the head and they take the woman away (savages). <text:s/>Keep moving through the streets and then you will see Grievous talking with Lt. Sykes, go up to them and you will begin a mini-scene</text:p>
      <text:p text:style-name="Standard"/>
      <text:p text:style-name="Standard">Mini-scene</text:p>
      <text:p text:style-name="Standard"/>
      <text:p text:style-name="Standard">Grievous: these Imperials will not harm you any more Lieutenant</text:p>
      <text:p text:style-name="Standard">Sykes: you slaughter my people, and you want my fucking gratitude!</text:p>
      <text:p text:style-name="Standard">Spartacus: I saved your life, twice I think, </text:p>
      <text:p text:style-name="Standard">Sykes: leave this place, your rebels stink with blood and death </text:p>
      <text:p text:style-name="Standard">Grievous: (laughs) he's got a point there </text:p>
      <text:p text:style-name="Standard">Spartacus: we will not burden you for much longer Lieutenant </text:p>
      <text:p text:style-name="Standard">Sykes: good riddance</text:p>
      <text:p text:style-name="Standard"><text:soft-page-break/></text:p>
      <text:p text:style-name="Standard">(he walks away)</text:p>
      <text:p text:style-name="Standard"/>
      <text:p text:style-name="Standard">Grievous: whats the plan now?</text:p>
      <text:p text:style-name="Standard">Spartacus: first I think wee need to put new symbols on your armor </text:p>
      <text:p text:style-name="Standard">Grievous: what did you have in mind</text:p>
      <text:p text:style-name="Standard">Spartacus: the mark of the Seps </text:p>
      <text:p text:style-name="Standard">Grievous: not a bad idea, i'll set my men to task </text:p>
      <text:p text:style-name="Standard">Spartacus: good, then tell them to pack up, we need to leave as soon as we can </text:p>
      <text:p text:style-name="Standard"/>
      <text:p text:style-name="Standard">(then we hear an alarm going off and Renner runs to Spartacus and Grievous)</text:p>
      <text:p text:style-name="Standard"/>
      <text:p text:style-name="Standard">Renner: (huffing and puffing) Imperials, coming!</text:p>
      <text:p text:style-name="Standard">Spartacus: what mark do they bear </text:p>
      <text:p text:style-name="Standard">Renner: fearsome eagle upon crest </text:p>
      <text:p text:style-name="Standard">Grievous: Crassus</text:p>
      <text:p text:style-name="Standard">Spartacus: gather you men General, we shall hold them off </text:p>
      <text:p text:style-name="Standard">Grievous: roger, roger</text:p>
      <text:p text:style-name="Standard">Spartacus: Renner, get everyone out of here fast </text:p>
      <text:p text:style-name="Standard">Renner: you got it</text:p>
      <text:p text:style-name="Standard"/>
      <text:p text:style-name="Standard">(he books it and then we see the droids line up on the walls of the city awaiting the imperial army)</text:p>
      <text:p text:style-name="Standard"/>
      <text:p text:style-name="Standard">Spartacus: on my command, open fire</text:p>
      <text:p text:style-name="Standard">Grievous: I've got a bad feeling about this</text:p>
      <text:p text:style-name="Standard">Spartacus: took someone long enough</text:p>
      <text:p text:style-name="Standard"/>
      <text:p text:style-name="Standard">(the both laugh and then we see a line of Crassus troops and ATST walkers enter the fold)</text:p>
      <text:p text:style-name="Standard"/>
      <text:p text:style-name="Standard">Spartacus: FIRE!</text:p>
      <text:p text:style-name="Standard"/>
      <text:p text:style-name="Standard">Game play </text:p>
      <text:p text:style-name="Standard"/>
      <text:p text:style-name="Standard">you will be placed atop the walls and you will have your gun drawn, begin by shooting at any trooper that your can target, and after a few shots they will drop their shield and then shoot them some more and the troopers will fall to the ground. <text:s/>Grievous will be moving from side to side commanding his men, you will just have to point and shoot, then you will hear a voice say “first transport is away”, the droids will be cheering while they are shooting, but soon the ATST's will reach firing range and they will begin to decimate the Droids. <text:s/>Grievous will then say “Spartacus!, I need you on the 50 cal!”. <text:s/>Spartacus will then respond “im on it”, run to the left and you will see a large mounted machine gun, jump on it and you will have the ability to send the walkers back to hell, this gun will destroy the walkers with a few shots. <text:s/>After the walkers are taken down, the droids will have a new found confidence, but then in comes a new enemy the AT-AT walker, the fucking behemoth, Grievous will then say “what now?!” Spartacus will then yell “FALL BACK!” and the droids will move off the wall just before the AT-AT will destroy one of the walls (yeah the one you were on). <text:s/>Then you will hear that the second Transport has left and all is left is for you to get on the last one, head for the palace and you will see Renner rushing people onto the transport and Crixus will run behind you with a small group of men. <text:s/>Then you will have to fight off Crassus' men as the rest of the rebels escape on the transports, once all the rebels have boarded the ship, Renner will yell out “Spartacus c'mon!”, run like hell to the <text:soft-page-break/>transport and board the ship this will start another mini-scene</text:p>
      <text:p text:style-name="Standard"/>
      <text:p text:style-name="Standard">Mini-scene</text:p>
      <text:p text:style-name="Standard"/>
      <text:p text:style-name="Standard">(the transport ships off and they all reach the main rebel crusier, then the Rebels ship heads into Hyperspace and they escape the Imperials, then we see Caesar and Publius walk up and see the rebel ship leave the system)</text:p>
      <text:p text:style-name="Standard"/>
      <text:p text:style-name="Standard">Caesar: they escape us again</text:p>
      <text:p text:style-name="Standard">Publius: not for long, we will get them again</text:p>
      <text:p text:style-name="Standard">Caesar: inform your father that were going to follow the rebels, where ever they may land </text:p>
      <text:p text:style-name="Standard">Publius: will do</text:p>
      <text:p text:style-name="Standard"/>
      <text:p text:style-name="Standard">(Publius walks away with two troopers by his side)</text:p>
      <text:p text:style-name="Standard"/>
      <text:p text:style-name="Standard">Caesar: were is the warden of this city </text:p>
      <text:p text:style-name="Standard">Trooper: Lt. Sykes is no where to be found</text:p>
      <text:p text:style-name="Standard">Caesar: he must know we have come for his head,</text:p>
      <text:p text:style-name="Standard">Trooper: we will search high and low sir </text:p>
      <text:p text:style-name="Standard">Caesar: report in if you find anything </text:p>
      <text:p text:style-name="Standard">Trooper: yes sir</text:p>
      <text:p text:style-name="Standard"/>
      <text:p text:style-name="Standard">(the scene fades into black)</text:p>
      <text:p text:style-name="Standard"/>
      <text:p text:style-name="Standard">Game Play </text:p>
      <text:p text:style-name="Standard"/>
      <text:p text:style-name="Standard">You will be placed back in Spartacus' office, so head out of the door and back up to the bridge, here you will find that only Gregor is present walking up to him will trigger a scene </text:p>
      <text:p text:style-name="Standard"/>
      <text:p text:style-name="Standard">mini-scene</text:p>
      <text:p text:style-name="Standard"/>
      <text:p text:style-name="Standard">Spartacus: how stand the men</text:p>
      <text:p text:style-name="Standard">Gregor: we narrowly escaped Crassus' advance, we need to plan our next move</text:p>
      <text:p text:style-name="Standard">Spartacus: remain here, I will gather the men </text:p>
      <text:p text:style-name="Standard"/>
      <text:p text:style-name="Standard">Game Play</text:p>
      <text:p text:style-name="Standard"/>
      <text:p text:style-name="Standard">Now head out of the bridge and move down the elevator to the barracks, here you will find Aaron with a few soldiers he will greet you and say that “Renner is in the lounge with Crixus and Clovis” Spartacus will thank him and that will tell you were to travel next, head down one floor and go to the lounge, this room has a massive TV with a gaming system, Renner and Clovis are playing a football video game walk up to them to start another mini-scene</text:p>
      <text:p text:style-name="Standard"/>
      <text:p text:style-name="Standard">Mini-scene</text:p>
      <text:p text:style-name="Standard"/>
      <text:p text:style-name="Standard">Renner: almost there </text:p>
      <text:p text:style-name="Standard">Clovis: no, </text:p>
      <text:p text:style-name="Standard">Renner: Touchdown!!</text:p>
      <text:p text:style-name="Standard">Clovis: fuck!</text:p>
      <text:p text:style-name="Standard"><text:soft-page-break/>Spartacus: I require both of you for a moment </text:p>
      <text:p text:style-name="Standard">Crixus: (walks in from the bathroom) what is the plan</text:p>
      <text:p text:style-name="Standard">Spartacus: we need to find a new planet to rest out men </text:p>
      <text:p text:style-name="Standard">Crixus: I yet think we gave up Naboo too quickly, we should have stood our ground</text:p>
      <text:p text:style-name="Standard">Spartacus: I wish to do so, yet I would have us prepared for that kind of a fight</text:p>
      <text:p text:style-name="Standard">Renner: ok game over buddy, good game</text:p>
      <text:p text:style-name="Standard"/>
      <text:p text:style-name="Standard">(Clovis and Renner shake hands) </text:p>
      <text:p text:style-name="Standard"/>
      <text:p text:style-name="Standard">Clovis: i'll get you next time </text:p>
      <text:p text:style-name="Standard">Spartacus: guys...</text:p>
      <text:p text:style-name="Standard">Renner: we heard you Sparty, we on our way now, </text:p>
      <text:p text:style-name="Standard"/>
      <text:p text:style-name="Standard">(the three men leave the room)</text:p>
      <text:p text:style-name="Standard"/>
      <text:p text:style-name="Standard">Game Play </text:p>
      <text:p text:style-name="Standard"><text:line-break/>Now you have to head back to your office for a small time to speak with some informants (yeah it's who you think it is) so head to the office and enter the door, go to the back of the room and you will see a large transmission machine, go up to it and another scene starts</text:p>
      <text:p text:style-name="Standard"/>
      <text:p text:style-name="Standard">Mini-scene</text:p>
      <text:p text:style-name="Standard"/>
      <text:p text:style-name="Standard">(Spartacus presses a few buttons and Ahsoka shows up in the Transmission)</text:p>
      <text:p text:style-name="Standard"/>
      <text:p text:style-name="Standard">Ahsoka: Tano here</text:p>
      <text:p text:style-name="Standard">Spartacus: hello love</text:p>
      <text:p text:style-name="Standard">Ahsoka: whats up man, how've you been?</text:p>
      <text:p text:style-name="Standard">Spartacus: we were just forced out of Naboo, </text:p>
      <text:p text:style-name="Standard">Ahsoka: again?</text:p>
      <text:p text:style-name="Standard">Spartacus: again</text:p>
      <text:p text:style-name="Standard">Ahsoka: how was Sykes?</text:p>
      <text:p text:style-name="Standard">Spartacus: not as pleased to see me as last time </text:p>
      <text:p text:style-name="Standard">Ahsoka: no worries, he's not the one we need to worry about</text:p>
      <text:p text:style-name="Standard">Spartacus: how's ghost squad</text:p>
      <text:p text:style-name="Standard">Ahsoka: same old kids, they really don't partake in the little things </text:p>
      <text:p text:style-name="Standard">Spartacus: as my men do too frequently</text:p>
      <text:p text:style-name="Standard">Ahsoka: I had Ezra hit a blunt, he coughed like a sick boy </text:p>
      <text:p text:style-name="Standard">Spartacus: (laughs) not many are well versed in those feats</text:p>
      <text:p text:style-name="Standard">Ahsoka: a thing well known </text:p>
      <text:p text:style-name="Standard">Spartacus: yet, I cannot bear you absent from my presence</text:p>
      <text:p text:style-name="Standard">Ahsoka: we will see each other soon, I have a feeling </text:p>
      <text:p text:style-name="Standard">Spartacus: im sure of that, I have to go, </text:p>
      <text:p text:style-name="Standard">Ahsoka: I know, I do to, i'll tell Akbar you called, he thinks your the man </text:p>
      <text:p text:style-name="Standard">Spartacus: he is a good soldier, and a worth ally to our cause </text:p>
      <text:p text:style-name="Standard">Ahsoka: I'll call tomorrow</text:p>
      <text:p text:style-name="Standard">Spartacus: and I will always answer </text:p>
      <text:p text:style-name="Standard">Ahsoka: (laughs) love it, see ya buddy </text:p>
      <text:p text:style-name="Standard">Spartacus: good bye, Kraken out </text:p>
      <text:p text:style-name="Standard"><text:soft-page-break/></text:p>
      <text:p text:style-name="Standard">(transmission ends)</text:p>
      <text:p text:style-name="Standard"/>
      <text:p text:style-name="Standard">Game Play</text:p>
      <text:p text:style-name="Standard"/>
      <text:p text:style-name="Standard">Exit your office and head back up to the bridge for the next plan this one will be a another difficult level to bear but history must continue to take it's toll if the rebels are to win, so enter the elevator, head to the top floor and enter the doors to the bridge, all the generals will be present here walk up to them to begin the next level</text:p>
      <text:p text:style-name="Standard"/>
      <text:p text:style-name="Standard"/>
      <text:p text:style-name="Standard">LEVEL 19 – Battlefield Blues (Carlac) – Battle for Carlac</text:p>
      <text:p text:style-name="Standard"/>
      <text:p text:style-name="Standard">CUTSCENE </text:p>
      <text:p text:style-name="Standard"/>
      <text:p text:style-name="Standard">(we finally go back to Ben and Aaron speaking with one-another)</text:p>
      <text:p text:style-name="Standard"/>
      <text:p text:style-name="Standard">Ben: your story, it's so vivid</text:p>
      <text:p text:style-name="Standard">Aaron: to tell these events after so many years, it is a large burden to be lifted from shoulders </text:p>
      <text:p text:style-name="Standard">Ben: after the fall of Naboo, where did the rebel army move to next?</text:p>
      <text:p text:style-name="Standard">Aaron: Carlac, we heard of Mandalore's hatred for the empire, so they gave us a place to stay, little did we know, Crassus payed off the Mandalorians, and had us set up to fall upon the moon</text:p>
      <text:p text:style-name="Standard">Ben: you lost someone didn't you</text:p>
      <text:p text:style-name="Standard">Aaron: an honorable man, he fell in battle as all men should </text:p>
      <text:p text:style-name="Standard"/>
      <text:p text:style-name="Standard">(We go back to the rebels and we see Spartacus enter the bridge, all the generals are present, Spartacus opens his transmitter to allow Ahsoka to see the plans take shape)</text:p>
      <text:p text:style-name="Standard"/>
      <text:p text:style-name="Standard">Spartacus: gentlemen, Ahsoka, we have a few options of what we can do from here </text:p>
      <text:p text:style-name="Standard">Renner: lets hear em </text:p>
      <text:p text:style-name="Standard">Spartacus: since our last battle Crassus seems to be hot on our trail </text:p>
      <text:p text:style-name="Standard">Ahsoka: and you guys need to regroup for another attack, I can send aid to you </text:p>
      <text:p text:style-name="Standard">Spartacus: gratitude, if we are to find a place to stay, the planet must have no loyalty to the Empire</text:p>
      <text:p text:style-name="Standard">Crixus: what of Mandalore, they have dispised the Empire since the fall of the Arena</text:p>
      <text:p text:style-name="Standard">Renner: yeah but we took that down, you really think they will harbor us?</text:p>
      <text:p text:style-name="Standard">Crixus: it's worth a try </text:p>
      <text:p text:style-name="Standard">Grievous: and if we are walking into a trap</text:p>
      <text:p text:style-name="Standard">Spartacus: they we will stand and fight <text:s text:c="2"/></text:p>
      <text:p text:style-name="Standard">Crixus: bout fucking time </text:p>
      <text:p text:style-name="Standard">Houston: that does not look to be the logical choice</text:p>
      <text:p text:style-name="Standard">Ahsoka: sometimes we have to throw reason out the window to try and win </text:p>
      <text:p text:style-name="Standard">Spartacus: Ahsoka send a message to the Mandalorians, see if they can harbor our forces</text:p>
      <text:p text:style-name="Standard">Ahsoka: you got it, it will take some time for their response</text:p>
      <text:p text:style-name="Standard">Crixus: tell them that I wish to see them again </text:p>
      <text:p text:style-name="Standard">Ahsoka: ok, I'll contact them now, Tano out </text:p>
      <text:p text:style-name="Standard"/>
      <text:p text:style-name="Standard">(hologram closes down)</text:p>
      <text:p text:style-name="Standard"/>
      <text:p text:style-name="Standard">Spartacus: now we wait for the response, make for that direction </text:p>
      <text:p text:style-name="Standard"><text:soft-page-break/>Houston: i'll tell the pilots,</text:p>
      <text:p text:style-name="Standard"/>
      <text:p text:style-name="Standard">(he leaves the room) </text:p>
      <text:p text:style-name="Standard"/>
      <text:p text:style-name="Standard">Kalmowicz: sooooo, Blunt?</text:p>
      <text:p text:style-name="Standard">Spartacus: Yeah, (hands him a cigar) break it down </text:p>
      <text:p text:style-name="Standard">Renner: I think we need to take a break for a little </text:p>
      <text:p text:style-name="Standard">Crixus: I would wait for Tano's response see if we have cause for celebration</text:p>
      <text:p text:style-name="Standard">Gregor: where are we on that </text:p>
      <text:p text:style-name="Standard">Spartacus: (licking blunt) she will answer when she does </text:p>
      <text:p text:style-name="Standard"/>
      <text:p text:style-name="Standard">(Houston comes back in)</text:p>
      <text:p text:style-name="Standard"/>
      <text:p text:style-name="Standard">Houston: course set for Mandalore </text:p>
      <text:p text:style-name="Standard">Spartacus: sit down, were lighting up </text:p>
      <text:p text:style-name="Standard">Houston: shit yeah man </text:p>
      <text:p text:style-name="Standard"/>
      <text:p text:style-name="Standard">(Spartacus finishes the blunt and he lights it, then passes it to Kalmowicz)</text:p>
      <text:p text:style-name="Standard"/>
      <text:p text:style-name="Standard">Kalmowicz: (takes a hit) good blunt</text:p>
      <text:p text:style-name="Standard">Spartacus: thanks </text:p>
      <text:p text:style-name="Standard">Renner: (gets passed the blunt) let me be the judge of that </text:p>
      <text:p text:style-name="Standard"/>
      <text:p text:style-name="Standard">(he hits it and coughs up a storm, Kalmowicz laughs)</text:p>
      <text:p text:style-name="Standard"/>
      <text:p text:style-name="Standard">Kalmowicz: what do you think</text:p>
      <text:p text:style-name="Standard">Renner: (choking) yeah, that's a pearl </text:p>
      <text:p text:style-name="Standard"/>
      <text:p text:style-name="Standard">(message comes in)</text:p>
      <text:p text:style-name="Standard"/>
      <text:p text:style-name="Standard">Ahsoka: Come in guys</text:p>
      <text:p text:style-name="Standard">Spartacus: what stands the word</text:p>
      <text:p text:style-name="Standard">Ahsoka: the Mandalorians say you can stay there for a little, yet there is a catch</text:p>
      <text:p text:style-name="Standard">Crixus: what</text:p>
      <text:p text:style-name="Standard">Ahsoka: you will have to land the troops on Carlac, the former Death Watch moon</text:p>
      <text:p text:style-name="Standard">Spartacus: well, thats better news than I expected</text:p>
      <text:p text:style-name="Standard">Ahsoka: be careful man, I sense a plot to destroy us, there seems to be trechery a foot </text:p>
      <text:p text:style-name="Standard">Spartacus: we shall keep eyes open to any false loyalty </text:p>
      <text:p text:style-name="Standard">Ahsoka: copy that, the reinforcements are on their way to your location </text:p>
      <text:p text:style-name="Standard">Spartacus: thank you again</text:p>
      <text:p text:style-name="Standard">Ahsoka: you would do the same for me </text:p>
      <text:p text:style-name="Standard">Spartacus: i'll let you know when they arrive, Kraken out </text:p>
      <text:p text:style-name="Standard"/>
      <text:p text:style-name="Standard">(transmission ends)</text:p>
      <text:p text:style-name="Standard"/>
      <text:p text:style-name="Standard">Spartacus: you heard the Queen </text:p>
      <text:p text:style-name="Standard">Renner: dude, thats such a good nickname</text:p>
      <text:p text:style-name="Standard">Grievous: yeah, I like that one </text:p>
      <text:p text:style-name="Standard">Spartacus: Crixus see if you can contact any allies you had on Mandalore, inform them their champion <text:soft-page-break/>yet lives </text:p>
      <text:p text:style-name="Standard">Crixus: it will be done</text:p>
      <text:p text:style-name="Standard"/>
      <text:p text:style-name="Standard">(he exits the room) </text:p>
      <text:p text:style-name="Standard"/>
      <text:p text:style-name="Standard">Spartacus: set course for Mandalore </text:p>
      <text:p text:style-name="Standard"/>
      <text:p text:style-name="Standard">(the scene shifts to Crassus' ship and we go to the halls of the ship and see Caesar and Publius walking down this hall) </text:p>
      <text:p text:style-name="Standard"/>
      <text:p text:style-name="Standard">Caesar: fucking rebels, now we are back to square one </text:p>
      <text:p text:style-name="Standard">Publius: opertunity will present itself, and their lives will be ours </text:p>
      <text:p text:style-name="Standard">Caesar: spoken like your father </text:p>
      <text:p text:style-name="Standard">Publius: the apple is not far from tree </text:p>
      <text:p text:style-name="Standard"/>
      <text:p text:style-name="Standard">(the two stop walking)</text:p>
      <text:p text:style-name="Standard"/>
      <text:p text:style-name="Standard">Caesar: yet, he does not have our taste in wine (pulls out a jug)</text:p>
      <text:p text:style-name="Standard">Publius: where did you get that </text:p>
      <text:p text:style-name="Standard">Caesar: from the Naboo, I confiscated it from Sykes </text:p>
      <text:p text:style-name="Standard">Publius: i'll get cups</text:p>
      <text:p text:style-name="Standard"/>
      <text:p text:style-name="Standard">(the next thing we see is Caesar and Publius lounging, drinking wine with whores all over them, Crassus walks into the room)</text:p>
      <text:p text:style-name="Standard"/>
      <text:p text:style-name="Standard">Crassus: Caesar, I take it Naboo is back under Imperial control </text:p>
      <text:p text:style-name="Standard">Caesar: (stands up) It is Imperitor</text:p>
      <text:p text:style-name="Standard">Crassus: take seat, I wish to join you (they both sit down)</text:p>
      <text:p text:style-name="Standard">Publius: (pours a cup of wine) wine for you father</text:p>
      <text:p text:style-name="Standard">Crassus: gratitude (takes cup and then takes a sip) my informants have told me that the rebels plan to land in the Mandalore system</text:p>
      <text:p text:style-name="Standard">Caesar: they are sure of this</text:p>
      <text:p text:style-name="Standard">Crassus: the slave Crixus contacted men from his past, the men he called all remain in my pocket </text:p>
      <text:p text:style-name="Standard">Publius: the time is now to attack (he motions his hand and the whores leave the room) </text:p>
      <text:p text:style-name="Standard">Caesar: what is the plan </text:p>
      <text:p text:style-name="Standard">Crassus: we shall meet the rebels upon the planet of Carlac, this will give them quite a surprise</text:p>
      <text:p text:style-name="Standard">Publius: (lifts his cup) to victory then</text:p>
      <text:p text:style-name="Standard"/>
      <text:p text:style-name="Standard">(they all lift cups)</text:p>
      <text:p text:style-name="Standard"/>
      <text:p text:style-name="Standard">Crassus: to victory </text:p>
      <text:p text:style-name="Standard"/>
      <text:p text:style-name="Standard">(they toast their cups and they all pound their wine)</text:p>
      <text:p text:style-name="Standard"/>
      <text:p text:style-name="Standard">Crassus: come, there is yet planning to be done</text:p>
      <text:p text:style-name="Standard">Caesar: your informant, who is this man </text:p>
      <text:p text:style-name="Standard">Crassus: an old friend who owes me for his position, the governor of the system, Sphodrius </text:p>
      <text:p text:style-name="Standard">Publius: you mean Ryan Sphodrius, that cut throat</text:p>
      <text:p text:style-name="Standard">Crassus: I have never had cause to enjoy the man's company yet he has given vital information towards <text:soft-page-break/>our victory</text:p>
      <text:p text:style-name="Standard">Caesar: let us hope he is not a fucking liar</text:p>
      <text:p text:style-name="Standard">Crassus: if he is, we shall crucify him </text:p>
      <text:p text:style-name="Standard">Publius: very well</text:p>
      <text:p text:style-name="Standard"/>
      <text:p text:style-name="Standard">(scene ends) </text:p>
      <text:p text:style-name="Standard"/>
      <text:p text:style-name="Standard">Game Play</text:p>
      <text:p text:style-name="Standard"/>
      <text:p text:style-name="Standard">You will be placed in your office, yet you will hear Renner tell you over the com-link “ Spartacus, we have landed on Mandalore, Ashoka's troops have arrived here as well, they wish to see you” Spartacus will then say “im on my way” so head down to the bottom floor of the ship and you will see the hangar doors open with a ramp leading down to the docks of Mandalore, on the docks you will see Akbar waiting for you at the bottom of the ramp, walk up to him and this will start a mini-scene</text:p>
      <text:p text:style-name="Standard"/>
      <text:p text:style-name="Standard">Mini-scene</text:p>
      <text:p text:style-name="Standard"/>
      <text:p text:style-name="Standard">Akbar: Spartacus </text:p>
      <text:p text:style-name="Standard">Spartacus: Admeral </text:p>
      <text:p text:style-name="Standard"/>
      <text:p text:style-name="Standard">(they do the Spartacus handshake)</text:p>
      <text:p text:style-name="Standard"/>
      <text:p text:style-name="Standard">Akbar: Ahsoka told us of your need for troops, she sends you the best and her best</text:p>
      <text:p text:style-name="Standard">Spartacus: thank you Admeral, your help is most welcome</text:p>
      <text:p text:style-name="Standard"/>
      <text:p text:style-name="Standard">Game Play</text:p>
      <text:p text:style-name="Standard"/>
      <text:p text:style-name="Standard">Now move forward and you will see Crixus and he will say to you “the governor is waiting for us”, then Spartacus will say “lead the way” then you will have to follow Crixus through the streets of Mandalore, here you will see the damage to the city that has not been fixed since the Clone Wars, so head through the streets as people will try to sell you useless items like cigarettes and liquor, some people will sell ammo and of course there will be prostitutes looking for a quick pay day, if they Approach you, Spartacus will say “ im taken ladies”, so keep following Crixus until you reach a large building then Crixus will say “here it is, the Governor's mansion”. <text:s/>Then Akbar will say “mansion?, this looks like a castle” Spartacus will then say “let us see how he has gained his wealth”, go up the stairs of this building and once you enter the giant doors at the top you will recognize this building as the same building that Darth Maul killed Pre Vizla, you will see a man sitting on the throne at the end of the room, head up to this man and another scene will start </text:p>
      <text:p text:style-name="Standard"/>
      <text:p text:style-name="Standard">CUTSCENE </text:p>
      <text:p text:style-name="Standard"/>
      <text:p text:style-name="Standard">(the man in the chair leaves his throne and hugs Crixus)</text:p>
      <text:p text:style-name="Standard"/>
      <text:p text:style-name="Standard">Man: Mirmillo, long time no see old firend </text:p>
      <text:p text:style-name="Standard">Crixus: Ryan, this is Spartacus, the great freedom fighter</text:p>
      <text:p text:style-name="Standard">Spartacus: you must be the governor</text:p>
      <text:p text:style-name="Standard">Man: the name's Ryan Sphodrius, at your service</text:p>
      <text:p text:style-name="Standard">Spartacus: our men need shelter, you said you have a place for them </text:p>
      <text:p text:style-name="Standard">Sphodrius: (to Crixus) all business this guy</text:p>
      <text:p text:style-name="Standard"><text:soft-page-break/>Crixus: thats him alright</text:p>
      <text:p text:style-name="Standard">Sphodrius: yes as I have said the Empire is not allowed in my system, and I have space for you on one of the moons, use it for as long as you want </text:p>
      <text:p text:style-name="Standard">Spartacus: how do I know this is a legitimate offer</text:p>
      <text:p text:style-name="Standard">Sphodrius: a friend to Crixus is a friend to me</text:p>
      <text:p text:style-name="Standard">Crixus: what did I tell you, his loyalty is un matched </text:p>
      <text:p text:style-name="Standard">Spartacus: gratitude for your assistance</text:p>
      <text:p text:style-name="Standard">Sphodrius: feel free to use the market for your men, If you would excuse me I have some matters to attend to </text:p>
      <text:p text:style-name="Standard">Spartacus: until next time </text:p>
      <text:p text:style-name="Standard"/>
      <text:p text:style-name="Standard">(the rebels leave the palace, then Sphodrius head to another room and presses three buttons and a hologram of Crassus shows up)</text:p>
      <text:p text:style-name="Standard"/>
      <text:p text:style-name="Standard">Crassus: have they made contact</text:p>
      <text:p text:style-name="Standard">Sphodrius: they have Crassus, all is going to your plan </text:p>
      <text:p text:style-name="Standard">Crassus: I will send Caesar to ensure the plan follows through, Im sure you will accomidate him </text:p>
      <text:p text:style-name="Standard">Sphodrius: your making me betray my friends </text:p>
      <text:p text:style-name="Standard">Crassus: let us not forget who gave your position as governor Sphodrius, or has mind sliped of the massive amounts of coin that has been weighted in palm</text:p>
      <text:p text:style-name="Standard">Sphodrius: it has not, </text:p>
      <text:p text:style-name="Standard">Crassus: good, make preparation </text:p>
      <text:p text:style-name="Standard"/>
      <text:p text:style-name="Standard">(hologram closes)</text:p>
      <text:p text:style-name="Standard"/>
      <text:p text:style-name="Standard">Sphodrius: fuck! (slams the table)</text:p>
      <text:p text:style-name="Standard"/>
      <text:p text:style-name="Standard">(we then go to the rebels landing on Carlac, they are setting up camp in the same Valley as Death Watch had in the past, we then see Spartacus, Renner and Grievous head to a village, the same village death watch had harrassed when you were here during the war)</text:p>
      <text:p text:style-name="Standard"/>
      <text:p text:style-name="Standard">Spartacus: open the gates</text:p>
      <text:p text:style-name="Standard"/>
      <text:p text:style-name="Standard">(Grievous cuts open the locks and Renner opens the gates)</text:p>
      <text:p text:style-name="Standard"/>
      <text:p text:style-name="Standard">Grievous: what is this place </text:p>
      <text:p text:style-name="Standard">Renner: a native village, but where are the locals?</text:p>
      <text:p text:style-name="Standard">Spartacus: the Empire must have sold them into slavery </text:p>
      <text:p text:style-name="Standard">Renner: fucking savages, we will see them free </text:p>
      <text:p text:style-name="Standard"/>
      <text:p text:style-name="Standard">(Houston runs to the rebels) </text:p>
      <text:p text:style-name="Standard"/>
      <text:p text:style-name="Standard">Houston: guys, big fucking problem</text:p>
      <text:p text:style-name="Standard">Spartacus: what has happened </text:p>
      <text:p text:style-name="Standard">Houston: the Empire, I saw them on the Radar there here on Mandalore</text:p>
      <text:p text:style-name="Standard">Renner: fuck me sideways </text:p>
      <text:p text:style-name="Standard">Grievous: Sphodrius has fucked us </text:p>
      <text:p text:style-name="Standard">Spartacus: summon Crixus, he will have answers for us </text:p>
      <text:p text:style-name="Standard"/>
      <text:p text:style-name="Standard"><text:soft-page-break/>(they rebels return to the tents, and they see Crixus slaming a table and cursing)</text:p>
      <text:p text:style-name="Standard"/>
      <text:p text:style-name="Standard">Crixus: fucking cocksucker (15)</text:p>
      <text:p text:style-name="Standard">Spartacus: Crixus, I would have words</text:p>
      <text:p text:style-name="Standard">Crixus: if it is to talk of Sphodrius, I already know his trechary </text:p>
      <text:p text:style-name="Standard">Grievous: he is league with Crassus</text:p>
      <text:p text:style-name="Standard">Renner: looks like it </text:p>
      <text:p text:style-name="Standard">Crixus: I have made a grave error, one that may cost us our lives </text:p>
      <text:p text:style-name="Standard">Houston: we cannot fight Crassus men here </text:p>
      <text:p text:style-name="Standard">Spartacus: no, we cannot </text:p>
      <text:p text:style-name="Standard">Renner: there must be something we can do </text:p>
      <text:p text:style-name="Standard">Spartacus: Crixus, take troops to the capital city and begin to challenge the Imperials at the docks</text:p>
      <text:p text:style-name="Standard">Crixus: will do</text:p>
      <text:p text:style-name="Standard">Renner: what about the rest of the army</text:p>
      <text:p text:style-name="Standard">Spartacus: we must prove to the Empire that we are able to stand and fight</text:p>
      <text:p text:style-name="Standard">Grievous: I will gather my men (he leaves the tent) <text:line-break/>Houston: I will aid Crixus</text:p>
      <text:p text:style-name="Standard">Crixus: it would be most welcome </text:p>
      <text:p text:style-name="Standard"/>
      <text:p text:style-name="Standard">(they leave the tent)</text:p>
      <text:p text:style-name="Standard"/>
      <text:p text:style-name="Standard">Renner: whats the plan Spartacus?</text:p>
      <text:p text:style-name="Standard">Spartacus: I need to seek her council </text:p>
      <text:p text:style-name="Standard">Renner: alright let's do it </text:p>
      <text:p text:style-name="Standard"/>
      <text:p text:style-name="Standard">(the two walk to another tent with a hologram machine, Spartacus presses one button and Ahsoka shows up as a hologram)</text:p>
      <text:p text:style-name="Standard"/>
      <text:p text:style-name="Standard">Ahsoka: Tano here</text:p>
      <text:p text:style-name="Standard">Spartacus: we've got a problem </text:p>
      <text:p text:style-name="Standard">Ahsoka: talk to me</text:p>
      <text:p text:style-name="Standard">Renner: Sphodrius fucked us big time, he strong cocked (16) us </text:p>
      <text:p text:style-name="Standard">Ahsoka: (shocked) shit, I knew I should not have contacted them </text:p>
      <text:p text:style-name="Standard">Spartacus: this is not your fault, you could not predict Sphodrius' trechery</text:p>
      <text:p text:style-name="Standard">Ahsoka: don't you worry, i'll be there when I can, i'll get you out of this jam</text:p>
      <text:p text:style-name="Standard">Renner: how are you going to do that?</text:p>
      <text:p text:style-name="Standard">Ahsoka: watch me, i've got a few tricks up my sleeve </text:p>
      <text:p text:style-name="Standard">Renner: tricks up both sleeves</text:p>
      <text:p text:style-name="Standard">Sparatcus: we haven't the time for jokes, Ahsoka, how soon can you be here </text:p>
      <text:p text:style-name="Standard">Ahsoka: give me 24 hours, I can be there then</text:p>
      <text:p text:style-name="Standard">Spartacus: please hurry love</text:p>
      <text:p text:style-name="Standard">Ahsoka: will do buddy, Tano out </text:p>
      <text:p text:style-name="Standard"/>
      <text:p text:style-name="Standard">(hologram ends) </text:p>
      <text:p text:style-name="Standard"/>
      <text:p text:style-name="Standard">Renner: now that you have your girlfriend coming to the rescue, what now</text:p>
      <text:p text:style-name="Standard">Spartacus: now we hold off the Empire, on Mandalore and Carlac </text:p>
      <text:p text:style-name="Standard"/>
      <text:p text:style-name="Standard">Game Play </text:p>
      <text:p text:style-name="Standard"><text:soft-page-break/></text:p>
      <text:p text:style-name="Standard">You will be placed in the Carlac camp, here you will have a few options before you have to begin the fighting, replenish your ammo, get all health upgrades that you can, and then you can visit your men and keep them calm through the coming storm, <text:s/>head over to a collection of tents to see the soldiers grabbing their guns, and you see Aaron shaking walk up to him to start a mini-scene</text:p>
      <text:p text:style-name="Standard"/>
      <text:p text:style-name="Standard">Mini-scene</text:p>
      <text:p text:style-name="Standard"/>
      <text:p text:style-name="Standard">Spartacus: Aaron, hold your fears</text:p>
      <text:p text:style-name="Standard">Aaron: it is quite hard for that, everywhere we turn the Empire seems to follow us </text:p>
      <text:p text:style-name="Standard">Spartacus: we will see them from this world, and their legions will follow</text:p>
      <text:p text:style-name="Standard">Aaron: you have aid coming to help us</text:p>
      <text:p text:style-name="Standard">Spartacus: the best I can manage </text:p>
      <text:p text:style-name="Standard">Aaron: who is helping us?</text:p>
      <text:p text:style-name="Standard">Spartacus: information best kept from you, I'm sure you can understand</text:p>
      <text:p text:style-name="Standard">Aaron: yeah, I know, your trust in me has shaken in these years</text:p>
      <text:p text:style-name="Standard">Spartacus: you are still like my family, I will always try and protect you, even if you will not do the same </text:p>
      <text:p text:style-name="Standard">Aaron: thank you, I promise to return the favor</text:p>
      <text:p text:style-name="Standard">Spartacus: you can begin by grabbing your gear, and preparing for battle </text:p>
      <text:p text:style-name="Standard">Aaron: (grabs a few things) i'll meet you upon field of battle, and destroy the Empire </text:p>
      <text:p text:style-name="Standard"/>
      <text:p text:style-name="Standard">Game Play</text:p>
      <text:p text:style-name="Standard"/>
      <text:p text:style-name="Standard">Now you have comforted the troops, head for the main general's tent and once you enter this will start a mission, one that is pretty fun so enjoy some of the last missions of this game </text:p>
      <text:p text:style-name="Standard"/>
      <text:p text:style-name="Standard">Mission 1 – welcome wagon</text:p>
      <text:p text:style-name="Standard"/>
      <text:p text:style-name="Standard">CUTSCENE</text:p>
      <text:p text:style-name="Standard"/>
      <text:p text:style-name="Standard">(Spartacus enters the tent to see Grievous, Renner, Kalmowicz, Tara and Saydee all loading guns in this tent)</text:p>
      <text:p text:style-name="Standard"/>
      <text:p text:style-name="Standard">Renner: Spartacus, Crixus has not contacted us, he must be in some shit</text:p>
      <text:p text:style-name="Standard">Spartacus: olny carry what ammo you can, I would not have us over-encumbered</text:p>
      <text:p text:style-name="Standard">Tara: you say Tano is coming for us</text:p>
      <text:p text:style-name="Standard">Spartacus: she is</text:p>
      <text:p text:style-name="Standard">Kalmowicz: good shit, now the Imperials can see Lady Lazarus at work</text:p>
      <text:p text:style-name="Standard">Renner: Kalmo, we already decided, her nickname is the Queen </text:p>
      <text:p text:style-name="Standard">Saydee: I like Kalmo's version more, it has quite a ring to it </text:p>
      <text:p text:style-name="Standard">Spartacus: we can decide about what to call Ahsoka later, gather your weapons</text:p>
      <text:p text:style-name="Standard"/>
      <text:p text:style-name="Standard">(the rebel leaders pile into a shuttle and they fly to the docks, they see Crixus and Houston in the thick of battle against Crassus' troops)</text:p>
      <text:p text:style-name="Standard"/>
      <text:p text:style-name="Standard">Crixus: here comes the King </text:p>
      <text:p text:style-name="Standard">Houston: bout fucking time </text:p>
      <text:p text:style-name="Standard"/>
      <text:p text:style-name="Standard"><text:soft-page-break/>Game Play</text:p>
      <text:p text:style-name="Standard"/>
      <text:p text:style-name="Standard">The shuttle will land and the door will open, you will already have your lightsaber drawn so move forward and engage the enemies present. <text:s/>Your first task is to rescue Crixus and Houston who are pinned down by imperial troops, so as soon as you begin to push forward, Grievous and Renner will take to your side and they will kill any soldier that gets through yout blade alive, once you get close to your allies, two dark troopers will fly in, Grievous will take one of them, you take the other. <text:s/>Renner will shoot at them from a distance, as your trying to best them is sword combat, (this is not that hard to do), once your enemy is dead, the trooper Grievous is fighting will run to you, Renner will shoot his jetpack and the trooper will fly around the area and as the jetpack explodes the trooper will die from the blast, Renner will then say “blast off!”. <text:s/>Move forward and soon after killing five of Crassus' troopers, you will reach Houston near a pile of boxes, Houston will say “ i'm fine, go for Crixus!”. <text:s/>Now you will have to push further into the thick of the fighting to rescuse Crixus from certain death, Grievous will follow you to help Crixus, once you get to the edge of the docks you will see Crixus in battle with three stormtroopers, he kills them all but then an officer enters the picture, it is Gaius Julius Caesar and he is pissed. <text:s/>Move up to the two and you will hear Caesar yell out “CRIXUS!”, pointing his sword at him, the two will begin to fight each other and you will have to go in to rescue your ally, yet you will be confronted by three troopers, Grievous will help deal with the guards, then once you are able to reach Crixus and Caesar, you will see them fighting, and a mini-scene will start. <text:s/></text:p>
      <text:p text:style-name="Standard"/>
      <text:p text:style-name="Standard">Mini-scene</text:p>
      <text:p text:style-name="Standard"/>
      <text:p text:style-name="Standard">(Crixus and Caesar are clashing sabers and then out of nowhere, Caesar pulls out a hand gun and shoots Crixus in the chest, he goes down, then Caesar slashes Crixus twice before stabbing him in the chest, Crixus will be bleeding out, the Spartacus runs him clashes sabers with Caesar and then head buts him knocking Caesar away, Grievous picks up Crixus, who is dying, and runs to safety, Spartacus is about to kill Caesar but there are too many troopers marching into the battle, Spartacus turns around and then runs to the shuttle, the rebel troops escape the docks as Caesar and his amy is marching, he has his soldier hold their fire as the rebels move to Carlac)</text:p>
      <text:p text:style-name="Standard"/>
      <text:p text:style-name="Standard">Caesar: shit, now we have to chase these rabid dogs</text:p>
      <text:p text:style-name="Standard">Trooper: what of the governor?</text:p>
      <text:p text:style-name="Standard">Caesar: let us see what his intentions are </text:p>
      <text:p text:style-name="Standard"/>
      <text:p text:style-name="Standard">(Caesar walks to the palace with his men then the scene ends) </text:p>
      <text:p text:style-name="Standard"/>
      <text:p text:style-name="Standard">Game Play </text:p>
      <text:p text:style-name="Standard"/>
      <text:p text:style-name="Standard">You will be placed back at the Carlac camp, with blood all over the ground the the rebel troops scrambling and running around preparing for an attack. <text:s/>Head to the medic tent, that is where ou will find Crixus fighting for his life, you will see Misa telling people what to do, wrapping a dressing on Crixus' wound, enter the tent and a mini-scene will start</text:p>
      <text:p text:style-name="Standard"/>
      <text:p text:style-name="Standard">Mini-scene</text:p>
      <text:p text:style-name="Standard"/>
      <text:p text:style-name="Standard">(Crixus is dying on the table while Misa and Renner are doing all that they can)</text:p>
      <text:p text:style-name="Standard"/>
      <text:p text:style-name="Standard">Spartacus: how is he holding up?</text:p>
      <text:p text:style-name="Standard">Misa: not well, he's losing a lot of blood</text:p>
      <text:p text:style-name="Standard"><text:soft-page-break/>Renner: put pressure on his wound</text:p>
      <text:p text:style-name="Standard"/>
      <text:p text:style-name="Standard">(Spartacus presses down on Crixus' wound while Misa pumps Crixus full of morphine)</text:p>
      <text:p text:style-name="Standard"/>
      <text:p text:style-name="Standard">Renner: we're losing him</text:p>
      <text:p text:style-name="Standard">Misa: get me the adrenaline needle</text:p>
      <text:p text:style-name="Standard"/>
      <text:p text:style-name="Standard">(Renner runs over with a large syringe)</text:p>
      <text:p text:style-name="Standard"/>
      <text:p text:style-name="Standard">Misa: here it goes </text:p>
      <text:p text:style-name="Standard"/>
      <text:p text:style-name="Standard">(Misa sticks Crixus with the Adrenaline and he is awake for a few more seconds then his hand goes limp and Crixus' eyes close, Misa tries to revive him through CPR yet it has no use, Crixus Mirmillo is dead)</text:p>
      <text:p text:style-name="Standard"/>
      <text:p text:style-name="Standard">Renner: fuck!</text:p>
      <text:p text:style-name="Standard">Misa: there's nothing more I can do</text:p>
      <text:p text:style-name="Standard">Spartacus: have him Cremated, as any soldier would</text:p>
      <text:p text:style-name="Standard"/>
      <text:p text:style-name="Standard">(Spartacus leaves the tent with Crixus' blood still staining his hands, Grievous walks up to him)</text:p>
      <text:p text:style-name="Standard"/>
      <text:p text:style-name="Standard">Grievous: Crixus?</text:p>
      <text:p text:style-name="Standard">Spartacus: (shakes his head) we were too late </text:p>
      <text:p text:style-name="Standard">Grievous: I will have that dog Caesar's life upon a day </text:p>
      <text:p text:style-name="Standard">Spartacus: the Empire does not care who they take from us, even closet friends</text:p>
      <text:p text:style-name="Standard">Grievous: we shall have vengeance, I promise you,</text:p>
      <text:p text:style-name="Standard">Spartacus: we have to put such feelings aside no matter how strong they are, we must prepare to defend this position</text:p>
      <text:p text:style-name="Standard">Grievous: I will gather the Generals</text:p>
      <text:p text:style-name="Standard"/>
      <text:p text:style-name="Standard">Game Play</text:p>
      <text:p text:style-name="Standard"/>
      <text:p text:style-name="Standard">Now you will have to head to the General's tent to breif your men on the next phase of the mission, as the first step was not as successful as it had been planned, so head to the General's tent and you will see the rebels waiting for your command</text:p>
      <text:p text:style-name="Standard"/>
      <text:p text:style-name="Standard">CUTSCENE </text:p>
      <text:p text:style-name="Standard"/>
      <text:p text:style-name="Standard">(Spartacus enters the tent, all the rebel leaders are bummed, now that Crixus is gone Akbar has taken his place)</text:p>
      <text:p text:style-name="Standard"/>
      <text:p text:style-name="Standard">Renner: it's not fucking fair man </text:p>
      <text:p text:style-name="Standard">Spartacus: war hardly is (he sits down)</text:p>
      <text:p text:style-name="Standard">Kalmowicz: what now, how do we prepare for the Imperial army</text:p>
      <text:p text:style-name="Standard">Houston: with Crixus gone we are out another warrior</text:p>
      <text:p text:style-name="Standard">Akbar: he was a good man, he will not be forgotten</text:p>
      <text:p text:style-name="Standard">Spartacus: we must honor his life, it would be the only way to cope with the loss</text:p>
      <text:p text:style-name="Standard">Grievous: what stands your plan</text:p>
      <text:p text:style-name="Standard">Spartacus: we set up a base in the mountains, and we fight a guerrilla war until Ahsoka arrives</text:p>
      <text:p text:style-name="Standard"><text:soft-page-break/>Houston: sounds like we can do that</text:p>
      <text:p text:style-name="Standard">Renner: how long do you think we can last </text:p>
      <text:p text:style-name="Standard">Spartacus: as long as we can without Ahsoka's help</text:p>
      <text:p text:style-name="Standard">Akbar: if that is all we can do</text:p>
      <text:p text:style-name="Standard">Spartacus: there one more thing I would ask of you all </text:p>
      <text:p text:style-name="Standard">Grievous: anything </text:p>
      <text:p text:style-name="Standard">Spartacus: if any of you catch sight of the traitor Caesar, that man is mine </text:p>
      <text:p text:style-name="Standard">Houston: I can't make that promise he has harmed all of us, Crixus was my firend too</text:p>
      <text:p text:style-name="Standard">Renner: fuck off Mike, we all loved Crixus, he was a good man, if Spartacus wants Caesar, then we will give him the fuck</text:p>
      <text:p text:style-name="Standard"/>
      <text:p text:style-name="Standard">(we then switch the scene to the Imperials marching into the palace with Sphodrius on the throne)</text:p>
      <text:p text:style-name="Standard"/>
      <text:p text:style-name="Standard">Caesar: Ryan Sphodrius </text:p>
      <text:p text:style-name="Standard">Sphodirus: Gaius Julius Caesar, seems Crassus sent his lackys to do his work </text:p>
      <text:p text:style-name="Standard">Caesar: I stand the word and will of Marcus Crassus, you will show me the same respect </text:p>
      <text:p text:style-name="Standard">Sphodrius: and what of the rebels</text:p>
      <text:p text:style-name="Standard">Caesar: I killed that fuck Crixus, soon I will have Spartacus at the end of my sword</text:p>
      <text:p text:style-name="Standard">Sphodrius: Crixus stood my friend for many years, I ordered him to be spared </text:p>
      <text:p text:style-name="Standard">Caesar: ordered?, you are in no position to be commanding my men Sphodrius, they move at the will of Marcus Crassus alone, and he gave me strict orders to kill every last one of those rebel shits </text:p>
      <text:p text:style-name="Standard">Sphodirus: this is still my system, even with the title you bear, I am still in power</text:p>
      <text:p text:style-name="Standard">Caesar: (laughs) not for long Governor, (to troopers) make sure he does not leave your sights </text:p>
      <text:p text:style-name="Standard">Trooper: yes Caesar</text:p>
      <text:p text:style-name="Standard"/>
      <text:p text:style-name="Standard">(Caesar walks away from the throne and two stormtroopers guard Sphodrius, Caesar walks out into the market and we see the whole city is crawling with Crassus' troops, then we see Publius walk up to Caesar)</text:p>
      <text:p text:style-name="Standard"/>
      <text:p text:style-name="Standard">Publius: how stands the governor?</text:p>
      <text:p text:style-name="Standard">Caesar: he was put in his place, </text:p>
      <text:p text:style-name="Standard">Publius: I heard of your victory over the rebels, quite a feat my firend</text:p>
      <text:p text:style-name="Standard">Caesar: I killed the rebel leader Crixus, one more we can mark off our list </text:p>
      <text:p text:style-name="Standard">Publius: my father would be glad to hear of such news</text:p>
      <text:p text:style-name="Standard">Caesar: come, let us hold off on that for cups of wine, </text:p>
      <text:p text:style-name="Standard">Publius: and whores upon our cocks (17)</text:p>
      <text:p text:style-name="Standard"/>
      <text:p text:style-name="Standard">(they laugh and Caesar puts his arm around Publius and they walk to the brothel) </text:p>
      <text:p text:style-name="Standard"/>
      <text:p text:style-name="Standard">Game Play </text:p>
      <text:p text:style-name="Standard"/>
      <text:p text:style-name="Standard">you will be placed in the Rebel camp, and there will be no one running around, but you will see people building wooden walls around the camp, head to the front of the gates that are being built go up to the gates to see Renner pulling a rope, that is lifting planks of wood to a higher level, as you walk up to Renner another mini-scene will start</text:p>
      <text:p text:style-name="Standard"/>
      <text:p text:style-name="Standard">Mini-scene</text:p>
      <text:p text:style-name="Standard"/>
      <text:p text:style-name="Standard">Spartacus: how stand our defenses </text:p>
      <text:p text:style-name="Standard"><text:soft-page-break/>Renner: pretty good, we haven't had a lot of time to prepare, </text:p>
      <text:p text:style-name="Standard">Spartacus: has Ahsoka arrived yet</text:p>
      <text:p text:style-name="Standard">Renner: she hasn't made contact yet, she'd probably call you first </text:p>
      <text:p text:style-name="Standard">Spartacus: I will keep checking, </text:p>
      <text:p text:style-name="Standard">Renner: ya know, this seems to be a recurring thing, us running away from the jaws of defeat only to by bull rushed by Crassus and his goons </text:p>
      <text:p text:style-name="Standard">Spartacus: what is your meaning</text:p>
      <text:p text:style-name="Standard">Renner: maybe our army has an Imperial on the inside and we didn't even know it </text:p>
      <text:p text:style-name="Standard">Spartacus: an interesting thought </text:p>
      <text:p text:style-name="Standard">Renner: I may be wrong, but it is a little fishy, don't cha think </text:p>
      <text:p text:style-name="Standard">Spartacus: Hmmm, keep ears and eyes open for signs of trechary </text:p>
      <text:p text:style-name="Standard">Renner: you got it, but first let me finish this wall </text:p>
      <text:p text:style-name="Standard"/>
      <text:p text:style-name="Standard">Game Play </text:p>
      <text:p text:style-name="Standard"/>
      <text:p text:style-name="Standard">Head over back from the walls to the other tents, first visit the armory to replenish your ammo, go to the medic tent to replenish your health, if you havent got the health upgrades for this area, get them now, After this you can go to the next mission which will be a real battle again so prepare for the worst yet also be ready for a good fight, head over to the General's tent and you will meet Grievous there, he is putting his hands on Houston's shoulders who is distraught.</text:p>
      <text:p text:style-name="Standard"/>
      <text:p text:style-name="Standard">Mini-scene</text:p>
      <text:p text:style-name="Standard"/>
      <text:p text:style-name="Standard">Spartacus: what troubles thought?</text:p>
      <text:p text:style-name="Standard">Grievous: he is broken up over Crixus' death</text:p>
      <text:p text:style-name="Standard">Houston: (sniffles) he was an Honorable man, I, I loved him </text:p>
      <text:p text:style-name="Standard">Spartacus: we have all lost those we have loved, I yet wait for the love of my life </text:p>
      <text:p text:style-name="Standard">Grievous: who has yet to show their face </text:p>
      <text:p text:style-name="Standard">Spartacus: she will come, tend to your wounded heart, </text:p>
      <text:p text:style-name="Standard">Houston: Caesar will pay for this!</text:p>
      <text:p text:style-name="Standard">Spartacus: that's the attitude I require</text:p>
      <text:p text:style-name="Standard"/>
      <text:p text:style-name="Standard">(he leaves the tent and Tara runs up to him)</text:p>
      <text:p text:style-name="Standard"/>
      <text:p text:style-name="Standard">Tara: the Imperials, they're on their way </text:p>
      <text:p text:style-name="Standard">Spartacus: get Renner to prepare for an attack, I have a plan </text:p>
      <text:p text:style-name="Standard">Tara: are you trying to pull something </text:p>
      <text:p text:style-name="Standard">Spartacus: i'm trying to stall them till Ahsoka arrives, and Renner wants to bang Hera Syndulla</text:p>
      <text:p text:style-name="Standard">Tara: ok, (laughs) copy that </text:p>
      <text:p text:style-name="Standard"/>
      <text:p text:style-name="Standard">(Spartacus gets Houston and Grievous)</text:p>
      <text:p text:style-name="Standard"/>
      <text:p text:style-name="Standard">Spartacus: you want to honor Crixus?</text:p>
      <text:p text:style-name="Standard">Houston: more than ever </text:p>
      <text:p text:style-name="Standard">Spartacus: follow me, we're going to flank them</text:p>
      <text:p text:style-name="Standard">Grievous: i'll take the left flank, you two take the right, we can survive this fight </text:p>
      <text:p text:style-name="Standard"/>
      <text:p text:style-name="Standard">(the rebels take their positions, Spartacus, Houston and a squad of Droids take the right flank and Grievous takes another droid squad and waits at the left flank, the Imperials begin their march <text:soft-page-break/>commanded by Caesar on Horse-back, as the troopers begin to close on the rebel camp Renner has the rebels fire from the walls, this causes the Imperial troops to charge, allowing them to be surrounded, then the rebels on the flanks will come out and engage the imperial troopers)</text:p>
      <text:p text:style-name="Standard"/>
      <text:p text:style-name="Standard">Game Play </text:p>
      <text:p text:style-name="Standard"/>
      <text:p text:style-name="Standard">You will be given control, you will see that your ally Houston is blood-drunk looking to kill all in his path, so begin this battle by pushing to the left to reunite with Grievous and his forces, this will prove some complication as the Imperials will prop up their shields and try to surround you and Houston, push to the left and you will break their lines as there are looking In both directions as they are fighting the rebel army, once you push to Grievous, you will see him take out two troopers and then command his men to “push forward” then once you reach him you will be able to perfrom combo moves with him go up to him and press the button shown and you will shoot at Grievous as he deflects all the shots back at the troopers killing about 10 of them with this move. <text:s/>Once you have killed a good number of Imperial troopers, you will have the two squads of droids push forward and begin to scare the stormtroopers into attempting to retreat and you will hear Caesar yell out “hold ground you worthless shits!” this will be a common saying for the enemy commander as your men are decimating the Imperial lines with this inspired tactic. <text:s/>Once you have pushed into the thick of the Imperial lines you will catch sight of a man on a horse, Caesar, go for this man and you will be joined by Grievous in the attempt to push towards Caesar and certain victory, Caesar will spot you as you are killing any trooper that comes into your path and he will charge at you, wait for the right moment and you will see a button flash on your screen, press it and Spartacus will roll under the Horse's legs slashing open the Horse's belly with a strike from his lightsaber. <text:s/>Caesar will fall of the Horse and be flung into a group of Troopers, he will be pissed as he gets up, two troopers will step up and Grievous will kill one of them leaving the other to be handled by you, once these men are dead, you will see the Imperials having issues with enemies on both sides and their forces will begin to be bottled up into a circle, Renner will command armies out of the gates and begin to help you surround the enemy forces, this will cause the Imperials to form their special move know as the TESTUDO, this move will have them create a shield wall that nothing can get through, as soon as they do this Houson will get a rocket launcher and climb to the top of the wooden walls, keep trying to break the shield wall until you see a Rocket fly by your head. <text:s/>Once this happens the Imperials will be in full retreat yet as they are retreating your men will be killing the running troopers as you will be as well, Caesar will be nowhere to be found, once you chase the Imperial troops past a certain point, a mini-scene will start </text:p>
      <text:p text:style-name="Standard"/>
      <text:p text:style-name="Standard">Mini-scene</text:p>
      <text:p text:style-name="Standard"/>
      <text:p text:style-name="Standard">(the rebels are pushing back the Imperial army and just as victory seems certain, the rebels look into the distance and see where the Imperials are retreating to, a line of four AT-AT walkers headed right for the rebel encampment, you will then see Caesar on another Horse, commanding the men forward and the Imperials turn around and put their guns forward and their shield up. <text:s/>Spartacus looks on and sees what is happening and orders the men into a formation of some kind, then the second round of the battle will begin)</text:p>
      <text:p text:style-name="Standard"/>
      <text:p text:style-name="Standard">Game Play </text:p>
      <text:p text:style-name="Standard"/>
      <text:p text:style-name="Standard">The Imperial troopers will then begin their march as Caesar yells out “ADVANCE!” and the troopers will then begin to march at a more fast pace, once they begin to get close, you can begin to fire your rifle at the oncoming troopers, a few shots will knock down their shields and then a few more will kill them, switch back to your lightsaber and you will be able to kill your enemies a lot more quickly than <text:soft-page-break/>your guns can. <text:s/>One your in the thick of the fighting you will soon see that the giant walkers are getrting close to your men and shooting at the rebels causing large numbers of casualties on your side, then you will have a new task, you will have to take down the large walker near you. <text:s/>To complete this task, you will have to get under the first walker (it's close to you) find the highlight point at the underbelly of the walker, shoot this hatch and a door on the bottom will open, causing a trooper to fall out, this next part will be a little more difficult you will have to get a grenade into the hull of this badboy, so to do this you will have to climb on the legs, so get to the nearest leg and you will be able to climb up onto it and shimmy over to the side that is undernieth the walker's belly, hold the grenade button and you will see a trajectory of where the grenade will go, so aim for the open hatch and throw, Spartacus will jump off the leg automatically and the AT-AT's head will explode and the walker will hit the ground, after this point there are three more walkers to deal with, but at this point the rebels are retreating into the camp and Houston will yell “Spartacus!, we must move now!” then you will have to kill the troopers closest to you, and you will have to retreat into the base, run like hell back to the wooden walls and Renner and other rebels will shoot at the oncoming Imperial troopers, giving your men time to get into the safety of the walls, for now, once the doors are closed the AT-AT walkers will begin to move on your location once you reach the top of the walls to see the next plan a mini-scene will begin </text:p>
      <text:p text:style-name="Standard"/>
      <text:p text:style-name="Standard">Mini-scene</text:p>
      <text:p text:style-name="Standard"/>
      <text:p text:style-name="Standard">(Spartacus is on the walls overlooking the walkers headed their way)</text:p>
      <text:p text:style-name="Standard"/>
      <text:p text:style-name="Standard">Renner: what now Spartacus</text:p>
      <text:p text:style-name="Standard">Spartacus: (waits for a moment) there here</text:p>
      <text:p text:style-name="Standard">Renner: what?</text:p>
      <text:p text:style-name="Standard">Spartacus: she has arrived</text:p>
      <text:p text:style-name="Standard"/>
      <text:p text:style-name="Standard">(we then see a fleet of five early looking snowspeeders fly over the rebel base, and one will come behind the rest with a cable hanging down, Spartacus will grab the cable and he will swing and land on the top of the speeder, the back cockpit will open and Spartacus will jump in and close the hood, he will then say “get me close, I have a plan”)</text:p>
      <text:p text:style-name="Standard"/>
      <text:p text:style-name="Standard">Game Play</text:p>
      <text:p text:style-name="Standard"/>
      <text:p text:style-name="Standard">Now you will be the gunner and cable man for Ahsoka's snowspeeder (who else would go out of their way to pick you up) so wait till you get close to the legs of the closest walker and then when you have a clear shot, fire the cable at the leg of the walker, then all you will have to do is sit back and watch Ahsoka round the walker three times and take the fucker down. <text:s/>Once this happens Ahsoka will say “on to the next one” Spartacus will respond “get me close to it” now you will have to wait for the speeder to reach the next walker, you will not have to worry about anything but being accurate with your cables, once you get close to the next walker, fire off your cable and let Ahsoka do the rest. <text:s/>Once this walker is down, there will be only one left for you to deal with, yet this walker is a better shot than the rest, this walker will shoot down the speeder next to you and Ahsoka will eveade the fire so you will not be able to get a clear shot at the legs, so Ahsoka will make a round and you will see a man on a horse behind this walker, Ahsoka will fire shots at this man (it''s Caesar) and the horse will run away and off the battlefield, then once you are behind the last walker, fire off your cable and Spartacus will say “tow cable away” Ahsoka will then say “copy that, making the pass” she will fly around the walker three times and he walker will hit the ground and the enemy armor will be defeated. <text:s/>After this the mission will be a success and the Imperial army will retreat to their ships and exit the moon, marking <text:soft-page-break/>the day as a victory for the rebels. <text:s/>The speeder will turn around and head back to the base and as you get past the wooden walls the screen will go black and it will transition into a cutscene </text:p>
      <text:p text:style-name="Standard"/>
      <text:p text:style-name="Standard">CUTSCENE </text:p>
      <text:p text:style-name="Standard"/>
      <text:p text:style-name="Standard">The remaining speeders land in the rebel base, Ahsoka and Spartacus exit one of them and Hera and Kanan exit another, we see other rebel pilots exit the speeders and greet the other rebel Generals)</text:p>
      <text:p text:style-name="Standard"/>
      <text:p text:style-name="Standard">Spartacus: you came, when you were most needed</text:p>
      <text:p text:style-name="Standard">Ahsoka: as you have done so many times</text:p>
      <text:p text:style-name="Standard">Hera: we had to pay you back for our run-in with Spurius</text:p>
      <text:p text:style-name="Standard">Kanan: so now were even Spartacus</text:p>
      <text:p text:style-name="Standard">Spartacus: the battle is not over, there is more we may need from you </text:p>
      <text:p text:style-name="Standard">Renner: the Imperials are held up on Mandalore, we intend to take it from them </text:p>
      <text:p text:style-name="Standard">Kanan: you already won Carlac, why press your luck against these guys</text:p>
      <text:p text:style-name="Standard">Spartacus: Caesar is among them,</text:p>
      <text:p text:style-name="Standard">Ahsoka: I knew that was him upon horse </text:p>
      <text:p text:style-name="Standard">Spartacus: I would not leave this system until I know he has fallen</text:p>
      <text:p text:style-name="Standard">Ahsoka: same with me</text:p>
      <text:p text:style-name="Standard">Kanan: (sighs) ok how do you want to do this, we would have to invade the planet from space </text:p>
      <text:p text:style-name="Standard">Hera: a difficult feat with a lack of fighters </text:p>
      <text:p text:style-name="Standard">Spartacus: let us discuss this in the General's tent </text:p>
      <text:p text:style-name="Standard"/>
      <text:p text:style-name="Standard">(the rebel leaders go into the general's tent and they look at a map of the capital building)</text:p>
      <text:p text:style-name="Standard"/>
      <text:p text:style-name="Standard">Renner: here is the governor's palace, this is where the Imperials are held up</text:p>
      <text:p text:style-name="Standard">Houston: there are the docks, the place we lost Crixus and the best place to begin our attack </text:p>
      <text:p text:style-name="Standard">Kanan: what of the Imperial sentries, how many men do they yet hold</text:p>
      <text:p text:style-name="Standard">Spartacus: our sources say half a batallion</text:p>
      <text:p text:style-name="Standard">Ahsoka: and these are Crassus' troopers, these guys have tough armor and broad shields</text:p>
      <text:p text:style-name="Standard">Hera: how do you intend on entering the capital, there are no ways to sneak in</text:p>
      <text:p text:style-name="Standard">Spartacus: we're not sneaking in, were going to assault the city and take down Caesar and the governor </text:p>
      <text:p text:style-name="Standard">Houston: he fucked us big time </text:p>
      <text:p text:style-name="Standard">Renner: now it is time to return favor</text:p>
      <text:p text:style-name="Standard">Hera: what of the people, you cannot allow them to be caugh in the cross fire </text:p>
      <text:p text:style-name="Standard">Spartacus: no, we cannot </text:p>
      <text:p text:style-name="Standard">Ahsoka: we will direct our attacks on military targets, to ensure the civilians are far from the fighting </text:p>
      <text:p text:style-name="Standard">Renner: we must move quickly, we want to catch them off guard </text:p>
      <text:p text:style-name="Standard">Houston: granted Crassus hasn't blockaded the planet </text:p>
      <text:p text:style-name="Standard">Spartacus: and if he has, we shall break through it </text:p>
      <text:p text:style-name="Standard"/>
      <text:p text:style-name="Standard">(we then see the rebel army preparing for an attack on the planet, Akbar is readying the troops for this battle, Spartacus walks up to him) </text:p>
      <text:p text:style-name="Standard"/>
      <text:p text:style-name="Standard">Spartacus: how fair the men </text:p>
      <text:p text:style-name="Standard">Akbar: they are ready, for the great battle ahead of them</text:p>
      <text:p text:style-name="Standard">Spartacus: we are not remaining on this rock</text:p>
      <text:p text:style-name="Standard">Akbar: I am sorry I missed the meeting, being a leader is new to me</text:p>
      <text:p text:style-name="Standard">Spartacus: that is why I have come, we move for Mandalore, and the siezure of the system </text:p>
      <text:p text:style-name="Standard"><text:soft-page-break/>Akbar: the men will be ready </text:p>
      <text:p text:style-name="Standard">Spartacus: I would ask more of you </text:p>
      <text:p text:style-name="Standard">Akbar: name it </text:p>
      <text:p text:style-name="Standard">Spartacus: when this battle is over, return with Ghost Squadron, they need your help more than we do</text:p>
      <text:p text:style-name="Standard">Akbar: after today, it seems you need all the help you can get </text:p>
      <text:p text:style-name="Standard">Spartacus: it is not for me</text:p>
      <text:p text:style-name="Standard">Akbar: for her....</text:p>
      <text:p text:style-name="Standard">Spartacus: you have thoughts</text:p>
      <text:p text:style-name="Standard">Akbar: I fought with you both on Mon Calla, she cares for you, I can tell</text:p>
      <text:p text:style-name="Standard">Spartacus: as I for her, yet I wish to see her live</text:p>
      <text:p text:style-name="Standard">Akbar: I will help her, in whatever way that I can, yet we must win this battle first </text:p>
      <text:p text:style-name="Standard"/>
      <text:p text:style-name="Standard">Game Play</text:p>
      <text:p text:style-name="Standard"/>
      <text:p text:style-name="Standard">You will be placed in the middle of the camp, to get to the next part of the mission you will have to meet Ahsoka by a fleet of shuttles near the front of the base, before you go there you can replenish your health and ammo and even pick up some premo nug if you wish, (you get it from....yep you guessed it Renner the stoner) so go to the watchtower and climb to the top, you will see Renner there, smoking a blunt, Hera and Kanan are on this tower as well so walk up to the group and this will start a mini-scene</text:p>
      <text:p text:style-name="Standard"/>
      <text:p text:style-name="Standard">Mini-scene</text:p>
      <text:p text:style-name="Standard"/>
      <text:p text:style-name="Standard">(Spartacus goes up to the group)</text:p>
      <text:p text:style-name="Standard"/>
      <text:p text:style-name="Standard">Spartacus: mind if I get a hit </text:p>
      <text:p text:style-name="Standard">Renner: (passes Spartacus the blunt) by all means, im trying to convince these two to join</text:p>
      <text:p text:style-name="Standard">Kanan: was never into dope</text:p>
      <text:p text:style-name="Standard">Hera: I think it just clouds the judgement</text:p>
      <text:p text:style-name="Standard">Spartacus: (takes hit) you should not judge until you have tried it for yourself</text:p>
      <text:p text:style-name="Standard">Hera: fuck it (grabs the blunt and takes a rip, she coughs)</text:p>
      <text:p text:style-name="Standard">Renner: (laughs) it's good shit, you'll feel that one </text:p>
      <text:p text:style-name="Standard">Spartacus: we have a battle to fight, prepare yourselves </text:p>
      <text:p text:style-name="Standard">Renner: got it (puts out blunt) i'll save it for later </text:p>
      <text:p text:style-name="Standard"/>
      <text:p text:style-name="Standard">Game Play </text:p>
      <text:p text:style-name="Standard"/>
      <text:p text:style-name="Standard">now head over to the front of the base and meet Ahsoka this will begin the last part of this level</text:p>
      <text:p text:style-name="Standard"/>
      <text:p text:style-name="Standard">CUTSCENE</text:p>
      <text:p text:style-name="Standard"/>
      <text:p text:style-name="Standard">(Spartacus walks up to Ahsoka, they hug each other)</text:p>
      <text:p text:style-name="Standard"/>
      <text:p text:style-name="Standard">Ahsoka: whats the word</text:p>
      <text:p text:style-name="Standard">Spartacus: we are for the capital, to take back Mandalore </text:p>
      <text:p text:style-name="Standard">Ahsoka: im with you on this, </text:p>
      <text:p text:style-name="Standard">Spartacus: we will need a way into the system without having to lay siege to the planet </text:p>
      <text:p text:style-name="Standard">Ahsoka: I have an idea, we can send one of these shuttles into the port and infiltrate the planet that way, while we distract the enemies, the rest of our army can escape the system </text:p>
      <text:p text:style-name="Standard">Spartacus: that's not a bad idea, how would we tell the others </text:p>
      <text:p text:style-name="Standard"><text:soft-page-break/>Ahsoka: message them on the way, if we're going to pull this off we need to do it fast </text:p>
      <text:p text:style-name="Standard">Spartacus: it's about Caesar isn't it?</text:p>
      <text:p text:style-name="Standard">Ahsoka: i'd be lying if I said it wasn't </text:p>
      <text:p text:style-name="Standard">Spartacus: by this day's end, you will have his life </text:p>
      <text:p text:style-name="Standard"/>
      <text:p text:style-name="Standard">(the next thing we see is a merchant shuttle landing on the docks of Mandalore, two Stormtroopers approach the shuttle, as the door open Ahsoka and Spartacus jump out and kill them both)</text:p>
      <text:p text:style-name="Standard"/>
      <text:p text:style-name="Standard">Game Play </text:p>
      <text:p text:style-name="Standard"/>
      <text:p text:style-name="Standard">Now you have taken these enemies by surpirse there is no way they could have prepared for this attack, so start out by taking out the nearest troopers and Ahsoka will do the same, there will only be about 10 enemies at the docks, so once they are all taken out, head forward and into the forum of the city here you will see Caesar and he will scream at his men “kill the fucking rebels!” and then he will run into the governor's palace. <text:s/>Your mission will be to chase Caesar and take that bastard out, so once you enter the forum you will be surrounded by Crassus' men and they will prop their shields up and try to create a wall in a futile attempt to protect their commander. <text:s/>Throw a grenade and this will break the line of the troopers allowing you the chance to kill any that ar not ready for your attack, once you kill a good number of the troopers you will see these men begin to retreat, so switch to your rifle and mow down the troopers that try to run away. <text:s/>Once these men are dead head for the governor's palace, and two Praetorian guards will step up and guard the door, two guards which means one each, this will be more funny than hard, because you will see how both heroes make short work of the most skilled fighters the imperials have to offer. <text:s/>Once you engage your guard, he will try ans stab you press the button shown and you will slash him across his body and then press the next button and you and Ahsoka will trade spots killing both guards with one strike from each. <text:s/>Once the guards are dead, you will be able to enter the governor's palace, so enter the doors, once inside you will see that the throne room is empty except for governor Sphodrius who is sweating in his chair, walk up to him and a mini-scene will start. <text:s/></text:p>
      <text:p text:style-name="Standard"/>
      <text:p text:style-name="Standard">Mini-scene</text:p>
      <text:p text:style-name="Standard"/>
      <text:p text:style-name="Standard">(Spartacus and Ahsoka walk up the steps and stand right in front of Sphodrius)</text:p>
      <text:p text:style-name="Standard"/>
      <text:p text:style-name="Standard">Sphodrius: please, you have to understand, he blackmailed me I had no choice</text:p>
      <text:p text:style-name="Standard">Ahsoka: there is always a choice, you made the wrong one </text:p>
      <text:p text:style-name="Standard">Spartacus: where is Caesar!</text:p>
      <text:p text:style-name="Standard">Sphodrius: he's on the top floor, I do not know what he's doing </text:p>
      <text:p text:style-name="Standard">Ahsoka: what should we do with him?</text:p>
      <text:p text:style-name="Standard">Spartacus: let his suffer, knowing he cost Crixus his life </text:p>
      <text:p text:style-name="Standard"/>
      <text:p text:style-name="Standard">(they both leave the room and rush up the stairs, we then see Sphodrius put a pistol to his head and all we hear as Ahsoka and Spartacus climb the stairs is a shot go off and a thud)</text:p>
      <text:p text:style-name="Standard"/>
      <text:p text:style-name="Standard">Spartacus: take the left side we can cut him off that way </text:p>
      <text:p text:style-name="Standard">Ahsoka: copy that, if it's not too much</text:p>
      <text:p text:style-name="Standard">Spartacus: name it </text:p>
      <text:p text:style-name="Standard">Ahsoka: I wish to deliver the final blow </text:p>
      <text:p text:style-name="Standard">Spartacus: I will make it so </text:p>
      <text:p text:style-name="Standard">Ahsoka: thank you </text:p>
      <text:p text:style-name="Standard"/>
      <text:p text:style-name="Standard"><text:soft-page-break/>(they kiss and they go separate ways, Spartacus reaches the top floor first and see's Caeasar pissing on a slave)</text:p>
      <text:p text:style-name="Standard"/>
      <text:p text:style-name="Standard">Caesar: how does it taste (laughs)</text:p>
      <text:p text:style-name="Standard">Spartacus: hold your tounge Imperial </text:p>
      <text:p text:style-name="Standard">Caesar: (turns around) Spartacus!, I was wondering when you would show your face </text:p>
      <text:p text:style-name="Standard">Spartacus: the time has come for you to fall </text:p>
      <text:p text:style-name="Standard">Caesar: well then, let's see what challege your rebellion truly presents </text:p>
      <text:p text:style-name="Standard"/>
      <text:p text:style-name="Standard">(Spartacus screams and charges at Caesar)</text:p>
      <text:p text:style-name="Standard"/>
      <text:p text:style-name="Standard">BOSS BATTLE – Gaius Julius Caesar</text:p>
      <text:p text:style-name="Standard"><text:tab/>Difficulty – 7/10</text:p>
      <text:p text:style-name="Standard"><text:tab/>Weapons – Dark Saber, blaster pistol, grenades </text:p>
      <text:p text:style-name="Standard"/>
      <text:p text:style-name="Standard">Now you will have the chance to fight Caesar and take out any anger that has developed during this time, so this will be a prime chance to kill this fucker. <text:s/>Caesar will begin the fight by throwing a grenade in your direction, roll out of the way to dodge this attack and then Caesar will draw his darksaber and charge at you, this will instantly begin a clash. <text:s/>Press the button shown repeatedly and you will win and Caesar will back up this will give you the chance to attack him and take down 10% of his health. <text:s/>Now with Caesar at 90% he will jump back and shoot at you with his pistol and try to shoot you from a far, these shots can be blocked with no issue, then Caesar will draw his saber again and then he will go into defensive mode, and any attack you lay on him he will block, if you get a hit on him it will not do any damage since he is a strong warrior and he will not be hurt by common attacks unless he is stunned, so you know what you have to do, wait till your Wrath meter fills up and then unleash hell on Caesar. <text:s/>Once you get the chance to use your power activate it and you will have super speed and strength to get the best of Caesar and you will do another 10% damage on his health, this will knock Caesar back, now he will be at 80%. <text:s/>Then he will throw a few grenades your way and then begin to shoot at you from a distance, just evade the grenades and block all the laser shots, and Caesar will go back to saber combat, he will return back to his defensive stance, but at this time he will blow a long whistle and two Crassus' Troopers will appear and try and get you away from Caesar, kill these two men with instant kill exicutions and this will leave Caesar alone once again, at this time he will attack you, so attack him and you will go into a clash. <text:s/>Press the button shown repeatedly and you will win, thiw will give you a chance to attack Caesar without the use of your power causing him to lose another 10% of his health, with Caesar at 70% now, he will jump back again and blow his whistle and two more troopers will come to his aid, but while you are fighting these troopers he will be throwing grenades and shooting at you. <text:s/>While this can be a little annoying, you will easily take out his lackies, and then Caesar will again go on the defensive, by now your Wrath meter will be filled and now you can attack him once again, activate your power and you will use your speed to attack him and take out another 10% of his health knocking him to 60%. <text:s/>At this time Caesar will begin to run from you, so you will have to chase him through the halls while he is leaving grenades in his path, waiting for you to run into them, he will also shoot at you in an attempt to escape, you will not fail the mission if you lose sight of him, since there is nowhere he can go, so follow him to the end of the hall and he will enter a circular room with a glass dome roof with a door behind him (this comes into play later). <text:s/>Now he will draw his saber again and he will run at you, clash with him and follow the same routine to win the clash and attack him, but this time you will only have time to lay 5% damage on him since he is stunned for a shorter time. <text:s/>With Caesar at 55% he will blow his whistle and four troopers will come to his aid, the troopers will prop their shields up and march towards you, so throw a grenade of your own and you will have the troopers drop their shields, allowing you to kill of three of them while they are on the <text:soft-page-break/>ground, the last one will not be a hard enemy to kill, without his buddies backing him up. <text:s/>Once these men are dead, Caesar will then fire off his gun at you but this time his shots will come at a faster rate, and they will be harder to block, but it will still be an attack that can be deflected. <text:s/>Now the battle will be a little more difficult because when you clash with Caesar now he will use the same move he used on Crixus and try to shoot you in the gut, so to avoid this attack activate your power, once you do this time it will see like nothing happens but when you clash with Caesar he will try to shoot you and Spartacus will block his shot with his hand and head-butt Caesar knocking him back. <text:s/>Now will be your chance to attack him, this time you will do 10% damage, and Caesar will be past the half way point with 45% health remaining. <text:s/>Caesar will then back up and chuck grenades at you, and he will do this until he can hit you, but if he does not he will throw 10 before switching to his whistle, when he blows this two Dark Troopers will jump through the glass dome and draw their sabers, now this will be a little more difficult. <text:s/>Wait for one trooper to attack and you can press the button shown and you will instant kill both troopers just by pressing the buttons the game shows you, once these troopers are dead, Caesar will draw his darksaber again and try to attack you, <text:s/>you will have to evade and block his attack until your meter is charged, once charged, activate your power and clash with Caesar. <text:s/>Press the button shown repeatedly, and when Caesar is about to lose he will shoot and Spartacus will again block the shot with his hand and this time Spartacus will punch Caesar in the face, knocking him back, giving you the chance to attack him while he is down. <text:s/>Once you finish your attack and Caesar gets back up you will have knocked his health down to 35%, at this time Caesar will back up and shoot at you with his blaster, and this time as you deflect the shots back at him he will lose life as the shots hit him causing 2% damage. <text:s/>With Caesar at 33% he will then blow his whistle and this time two Crassus' troopers will show up behind you and one Dark Trooper will come in through the ceiling, so now you will have to deal with the troopers and Caesar shooting at you as well. <text:s/>Once you finish off the troopers and kill the Dark trooper, your Wrath meter should be filled by now, bu Caesar will still be backed up and will jump away from you when you get close, so activate your power and wait till he throws a grenade which will happen as soon as you would like it to, press and hold the button shown and you will use your powers to push the grenade back at him and he will be hit by the explosion. <text:s/>This will take down 3% of his health and leave him stunned for a period of time, run up and attack him, these attack will take down another 5% of his health before he gets back up and jumps away from you, marking his health at 25%. <text:s/>Now he will blow his whistle one more time and in this instance two Praetorian Guards come to his aid, this will be the hardest enemies that he will bring in, so wait for one of them to attack you and you can instant kill one of them, the other you will have to take out with all your attacks and tricks. <text:s/>Once the Praetorians are dead, Caesar will again try to throw grenades at you and this time he will throw a grenade then fire off a few rounds of his pistol, and he will continue this method for a bit, by the time he draws his darksaber, try to avoid his attacks until your Wrath meter is full, once it is ready, activate it and attack Caesar, you will instantly clash with him and Caesar will again try to shoot you, but Spartacus will block the shot with his hand again (how does he do it?!) and then with the same hand upper-cut Caesar in the jaw knocking him to the ground. <text:s/>Attack Caesar while he is stunned this will knock down another 5% of his health, putting him at 20%, at this point Caesar will not call for aid as he did last time, he will return to defensive mode and you will be able to just attack him, he will block most of your attacks, yet you will be able to get a few hits on him and every hit will do 2% damage, so after you get about two or three hits on him he will jump back, and begin to shoot at you with his pistol, with his health at 16%, deflecting his shots will put him down to about 14%, then your meter will be filled earlier than usual, just as Caesar throws a grenade so activate your power and then press and hold the button shown and you will push the grenade back at him, this time it will do 4% damage, leaving Caesar stunned on the ground with 10% health left. <text:s/>With your enemy stunned attack him whil he is down and you will finish off the rest of his health, as you will still be in Wrath of the Gods mode, so once you attack him with four of five good hits you will take out the rest of his health and a cutscene will start </text:p>
      <text:p text:style-name="Standard"><text:soft-page-break/></text:p>
      <text:p text:style-name="Standard">CUTSCENE </text:p>
      <text:p text:style-name="Standard"/>
      <text:p text:style-name="Standard">(Spartacus and Caesar are fighting and soon they both jump back and Caesar draws his gun)</text:p>
      <text:p text:style-name="Standard"/>
      <text:p text:style-name="Standard">Caesar: (laughs) well fought, for a rebel shit </text:p>
      <text:p text:style-name="Standard">Spartacus: this fight is not over </text:p>
      <text:p text:style-name="Standard">Caesar: oh, yes it is, (points his pistol at Spartacus) time for you to die </text:p>
      <text:p text:style-name="Standard"/>
      <text:p text:style-name="Standard">(we then see someone walk up behind Caesar from the door and yell out “GAIUS CAESAR!”, Caesar will turn around and see that it is Ahsoka Tano)</text:p>
      <text:p text:style-name="Standard"/>
      <text:p text:style-name="Standard">Ahsoka: remember me?</text:p>
      <text:p text:style-name="Standard"/>
      <text:p text:style-name="Standard">(Ahsoka uses her powers to pull the gun out of Caesar's hand and she grabs it and shoots his in the heart, Caesar is shocked and then Spartacus kicks the back of Caesar's knees to knock him on the ground)</text:p>
      <text:p text:style-name="Standard"/>
      <text:p text:style-name="Standard">Caesar: you!, your supposed to be dead! (coughs up blood)</text:p>
      <text:p text:style-name="Standard">Ahsoka: Vader missed, now, Time for YOU to die</text:p>
      <text:p text:style-name="Standard"/>
      <text:p text:style-name="Standard">(Ahsoka draws her lightsaber and lops Caesar's head clean off and then she kicks his body onto the ground, Spartacus walks up to Ahsoka)</text:p>
      <text:p text:style-name="Standard"/>
      <text:p text:style-name="Standard">Spartacus: ok, that....was AWESOME!</text:p>
      <text:p text:style-name="Standard">Ahsoka: did you think so? He was like (mocking Caesar) “time for you to die” and I was like time for YOU to die</text:p>
      <text:p text:style-name="Standard">Spartacus: I loved your enterence, you yelled out his name and he was stunned, he didn't know what to do </text:p>
      <text:p text:style-name="Standard">Ahsoka: (laugh) that was so poetic, it was like it was meant to be</text:p>
      <text:p text:style-name="Standard">Spartacus: Caesar is dead, now we can leave this place</text:p>
      <text:p text:style-name="Standard"/>
      <text:p text:style-name="Standard">(we then see Ahsoka and Spartacus leaving the palace and they meet the rebel army who has made sure the city was safe)</text:p>
      <text:p text:style-name="Standard"/>
      <text:p text:style-name="Standard">Renner: nice going you two, I take it that Caesar is dead </text:p>
      <text:p text:style-name="Standard">Ahsoka: you guessed right buddy</text:p>
      <text:p text:style-name="Standard">Spartacus: you should have seen it Ahsoka was such a badass back there </text:p>
      <text:p text:style-name="Standard">Renner: doesn't surprise me at all, what did you do?</text:p>
      <text:p text:style-name="Standard">Ahsoka: well Caesar was getting his ass kicked by Spartacus, and then he drew his gun like a coward and I came in there, yelled out his name and he was stunned </text:p>
      <text:p text:style-name="Standard">Spartacus: then she took the pistol from his hand and shot him in the heart, then </text:p>
      <text:p text:style-name="Standard">Ahsoka: I cut his fucking head off </text:p>
      <text:p text:style-name="Standard">Renner: shit yeah, maybe that will show that cocknose (18) Crassus who he's fucking with</text:p>
      <text:p text:style-name="Standard">Houston: (walks over) did you kill him?</text:p>
      <text:p text:style-name="Standard">Ahsoka: it is done, Crixus is avenged</text:p>
      <text:p text:style-name="Standard">Houston: he would have been proud, I wish I had been the one to take the guy down</text:p>
      <text:p text:style-name="Standard">Ahsoka: well there's always Crassus </text:p>
      <text:p text:style-name="Standard">Spartacus: I called dibs on him </text:p>
      <text:p text:style-name="Standard"><text:soft-page-break/></text:p>
      <text:p text:style-name="Standard">(everyone laughs)</text:p>
      <text:p text:style-name="Standard"/>
      <text:p text:style-name="Standard">Ahsoka: well guys, I have to get going, i've got some young reckless rebels to train</text:p>
      <text:p text:style-name="Standard">Spartacus: gratitude for your assistance </text:p>
      <text:p text:style-name="Standard">Ahsoka: any time man </text:p>
      <text:p text:style-name="Standard"/>
      <text:p text:style-name="Standard">(they hug and then Ahsoka walks back to the shuttle with Kanan and Hera waiting for her, she boards the shuttle and it takes off and leaves the system)</text:p>
      <text:p text:style-name="Standard"/>
      <text:p text:style-name="Standard">Grievous: (walks over to the group) shall we leave this place </text:p>
      <text:p text:style-name="Standard">Spartacus: we shall, gather the men, we should go as soon as we can </text:p>
      <text:p text:style-name="Standard">Grievous: roger, roger (he walks away) </text:p>
      <text:p text:style-name="Standard">Houston: damn, what a day </text:p>
      <text:p text:style-name="Standard">Spartacus: it is not over yet, we have yet to deal with the beast himself</text:p>
      <text:p text:style-name="Standard">Renner: we will defeat Crassus, we have you Spartacus</text:p>
      <text:p text:style-name="Standard">Spartacus: I admire your confidence, yet we will need some new recruits if we are to win this war</text:p>
      <text:p text:style-name="Standard">Houston: i'll get Kalmo on that,</text:p>
      <text:p text:style-name="Standard"/>
      <text:p text:style-name="Standard">(Houston walks away)</text:p>
      <text:p text:style-name="Standard"/>
      <text:p text:style-name="Standard">Renner: seems to me he's on to the next one </text:p>
      <text:p text:style-name="Standard">Spartacus: (laughs) let us leave this place </text:p>
      <text:p text:style-name="Standard"/>
      <text:p text:style-name="Standard">Scene ends </text:p>
      <text:p text:style-name="Standard"/>
      <text:p text:style-name="Standard">LEVEL 19 COMPLETE </text:p>
      <text:p text:style-name="Standard"/>
      <text:p text:style-name="Standard">Game Play</text:p>
      <text:p text:style-name="Standard"/>
      <text:p text:style-name="Standard">You will be placed in your office after a battle well fought with a few things to do before you should move on the next level. <text:s/>First you will want to replenish your ammo and health, the last health upgrades are available to you right now and a new item called “sword of the gods” this item will double your Wrath meter, so make sure this is the first item you get when you have the chance, after getting all your supplies, head to the bridge to begin the next mission </text:p>
      <text:p text:style-name="Standard"/>
      <text:p text:style-name="Standard">LEVEL 20 – Florrum (Publius Crassus) – The Death of Publius Crassus</text:p>
      <text:p text:style-name="Standard"/>
      <text:p text:style-name="Standard">CUTSCENE </text:p>
      <text:p text:style-name="Standard"/>
      <text:p text:style-name="Standard">(we go to the Imperials and Crassus' ship, we see Vibius looking over papers and Crassus sipping wine from a cup doing the same, Publius enters the room)</text:p>
      <text:p text:style-name="Standard"/>
      <text:p text:style-name="Standard">Publius: father, I come with news of Mandalore </text:p>
      <text:p text:style-name="Standard">Crassus: I already know of the defeat, and that Gaius has fallen </text:p>
      <text:p text:style-name="Standard">Publius: then the rumors are true then</text:p>
      <text:p text:style-name="Standard">Crassus: it appears so</text:p>
      <text:p text:style-name="Standard">Publius: what now</text:p>
      <text:p text:style-name="Standard">Crassus: (to Vibius) leave us </text:p>
      <text:p text:style-name="Standard"><text:soft-page-break/></text:p>
      <text:p text:style-name="Standard">(Vibius leaves the room)</text:p>
      <text:p text:style-name="Standard"/>
      <text:p text:style-name="Standard">Crassus: with the death of Gaius our plans have taken a turn for the worse</text:p>
      <text:p text:style-name="Standard">Publius: how far?</text:p>
      <text:p text:style-name="Standard">Crassus: that man was to be the next emperor, now he stands the latest casualty of this war</text:p>
      <text:p text:style-name="Standard">Publius: there must be something we can do </text:p>
      <text:p text:style-name="Standard">Crassus: victory or defeat, this will be my last war </text:p>
      <text:p text:style-name="Standard">Publius: due to the death of Caesar</text:p>
      <text:p text:style-name="Standard">Crassus: This conflict has claimed many lives, I would see it to an and at soonest opportunity</text:p>
      <text:p text:style-name="Standard">Publius: very well, I am for Florrum, the Emperor has charged me with taking on the void left by Classicus</text:p>
      <text:p text:style-name="Standard">Crassus: deal with those pirate shits and return home to continue our battle, I will plan for a new day </text:p>
      <text:p text:style-name="Standard"/>
      <text:p text:style-name="Standard">(Publius leaves the room, then we are taken to the rebel ship and we see Spartacus enter the bridge and of course, you guessed it the other Generals are smoking blunts)</text:p>
      <text:p text:style-name="Standard"/>
      <text:p text:style-name="Standard">Spartacus: I would hear the report, if you are sober enough</text:p>
      <text:p text:style-name="Standard">Renner: i'm out of ideas, after the Lazarus thing I think we should stay away from my plans </text:p>
      <text:p text:style-name="Standard">Aaron: (runs into the room) guys I have some big news </text:p>
      <text:p text:style-name="Standard">Houston: can it rookie, the men are talking </text:p>
      <text:p text:style-name="Standard">Spartacus: wait, what news do you bring </text:p>
      <text:p text:style-name="Standard">Aaron: word is that Crassus is going to be on Florrum, over looking the last phases of the construction of their command center</text:p>
      <text:p text:style-name="Standard">Renner: are you sure kid, the last time you mentioned this place it was of the man Classicus and his demise</text:p>
      <text:p text:style-name="Standard">Aaron: Crassus has replaced him, if we act quickly we can remove Crassus from our concern in one moment</text:p>
      <text:p text:style-name="Standard">Grievous: Spartacus?</text:p>
      <text:p text:style-name="Standard"/>
      <text:p text:style-name="Standard">(Spartacus looks around at the men, to see they seem indifferent)</text:p>
      <text:p text:style-name="Standard"/>
      <text:p text:style-name="Standard">Spartacus: we shall put it to a vote, all in favor </text:p>
      <text:p text:style-name="Standard">Renner: im in, if we can get the bastard, Im all for it </text:p>
      <text:p text:style-name="Standard">Houston: why not</text:p>
      <text:p text:style-name="Standard">Grievous: if I have the chance to kill imperials im always down</text:p>
      <text:p text:style-name="Standard">Kalmowicz: shit yeah im in </text:p>
      <text:p text:style-name="Standard">Spartacus: it is settled then, (to Houston) tell the pilots to set course for Florrum, </text:p>
      <text:p text:style-name="Standard">Grievous: the pirate shit hole </text:p>
      <text:p text:style-name="Standard"/>
      <text:p text:style-name="Standard">(everyone laughs)</text:p>
      <text:p text:style-name="Standard"/>
      <text:p text:style-name="Standard">Spartacus: hopefully we wont have to deal with any pirates </text:p>
      <text:p text:style-name="Standard"/>
      <text:p text:style-name="Standard">(then we see the rebels arrive at Florrum and just as they arrive, two Imperial cruisers are landing on the planet's surface, we are taken to the hangar with all the rebel soldiers)</text:p>
      <text:p text:style-name="Standard"/>
      <text:p text:style-name="Standard">Spartacus: soldiers, we are heading into Florrum airspace, word is that Marcus Crassus himself is overseeing the final construction of his base on the planet, giving us a chance to take his life, I ask for <text:soft-page-break/>volenteers to come with me onto the planet's surface and ending Crassus' life, if you wish to join us step forward</text:p>
      <text:p text:style-name="Standard"/>
      <text:p text:style-name="Standard">(Tara, Saydee, Gregor, Clovis and Kofius step up) </text:p>
      <text:p text:style-name="Standard"/>
      <text:p text:style-name="Standard">Kofius: what stands your plan Spartacus</text:p>
      <text:p text:style-name="Standard">Spartcus: we take a few gunships and we land on the out skirts, keeping the element of surprise </text:p>
      <text:p text:style-name="Standard">Kofius: I sure hope that shit Publius is there, what I would to to see his head removed from fucking body</text:p>
      <text:p text:style-name="Standard">Spartacus: you will have vengeance, as we all have </text:p>
      <text:p text:style-name="Standard">Kofius: I look forward to it </text:p>
      <text:p text:style-name="Standard"/>
      <text:p text:style-name="Standard">(we see the three gunships being prepared, Spartacus, Renner, and Clovis as Kraken squad, Houston, Kalmowicz, Gregor and Tara as Chimera; Saydee, Kofius and Grievous as Hydra, the gunships leave the rebel ship and they head for space, we see one of the Imperial Cruisers move into orbit, and send out a few squads of fighters)</text:p>
      <text:p text:style-name="Standard"/>
      <text:p text:style-name="Standard">Kalmowicz: they're sending ties </text:p>
      <text:p text:style-name="Standard">Spartacus: try to evaded them, use your rockets and the side lasers, we cannot let them escape</text:p>
      <text:p text:style-name="Standard"/>
      <text:p text:style-name="Standard">Game Play</text:p>
      <text:p text:style-name="Standard"/>
      <text:p text:style-name="Standard">Now you will be given control, but you wil not be flying the gunship, you will be in the back of the gunship with a laser turret at your disposal. <text:s/>Now you will have fighters flying around you ast they try you take you down, so any time you see an enemy show up in front of you, shoot at it and you will take it down after a few hits (usually 2 or 3 should do it). <text:s/>Once you are finished off with the first wave, you will change spots and this time you will be flying the gunship, and in this sequence the star destroyer will be headed right for you and your soldiers, so at this point there is only one course of action, take out this fucking ship, so fly as close as you can, and you will see an opening on the left side with ties heading out of this void, fly to this point and enter the hangar of the star destroyer, once you land the gunship, jump out and take on the imperial pilots that are around you, they only have pistols so they will not be hard to kill, no matter the amount of them. Once the room is cleared, head up the ramp at the back of the room and this door here will lead to a corridor with two stormtroopers, their backs ar turned until you enter and then Renner will make short work of these guys killing them both. <text:s/>Noext you will see again at the end of the hall is an elevator, but the power on this lift is gone (how efficient), so you will need to turn on the power for this sector before you go any further. <text:s/>You will see a door to your right, go through it and you will follow a ramp the spirals down into the depths of the star destroyer, once at the bottom of this ramp, you will see that the whole area is dark without any lights, so draw your lightsaber and use this as your torch for some portion of the way, Renner will pop a flare and Clovis will stay close to heel. <text:s/>This room is stacked with boxes and other supplies, but there will be a room at the end of this hall that says “Generator Room” Clovis will then say “i don't like the sound of that” Renner will then say “how bad can it be?”. <text:s/>Enter the room and witness how bad it can be, the room has a catwalk overlooking pure darkness, one slip and your dead, the room is foggy and it has TV's everywhere, there is minimal lighting as well as moving platforms as you head forward on the catwalks. <text:s/>So once you come to the first platform, jump onto it and then quickly jump off to the next catwalk the platform will bounce twice and then drop, Renner and clovis will wait for this platform to come back in a few seconds and repeat this method to get over the first gap. <text:s/>Once that is done all the TV screens will turn on and the Emperor's face will show up, you will hear his maniacal laughter and then his face will go back and forth getting closer to the front of the screen as if he is inside the TV. <text:s/><text:soft-page-break/>Now as you get a warm rememberance of old games, follow the cat walks down another ramp, and you will enter a round tunnel of sheet metal (how it's staying up I have know idea), go through this tunnel and at the end of the tunnel you will see a large metal box that says “GENERATOR – DO NOT TOUCH”. <text:s/>Reach this generator and go up to it, you will see an action to “turn on” so press the button shown and Spartacus will turn on the Generator and a few more lights will turn on but nothing that will help you here, so the you will see a moving platfrom to your left, it will be big enough for three men, so get to the platform before it leaves for a few seconds. <text:s/>Once on this platform, it will take you back to the beginning of the room (thank fuck) and then you can exit this creepy ass room and witness the stroage room with more lights and you can see what is in here, there are boxes that say Xyclon B with a skull and bones on them. <text:s/>Renner will then say “dude, what the fuck is that” Spartacus will respond “that substance is a foreign toxin, it is not from this galaxy” Clovis will then add “can we please get the fuck out of here” head up the ramps and you will get to the elevator that can lead you to the bridge. <text:s/>So enter the elevator doors and go up to the top floor, here the elevator music will be the same the imperial march theme but it sounds like elevator music so it has a playful tune. <text:s/>Once the doors open you will go into a corridor and you will see two stormtroopers in red armor shoot at you, use your lightsaber and you will take these guys out with two strikes instead of one, (these guys are a little tougher to kill). <text:s/>Once these troopers are dead, head to the end of the hall and you will enter two doors, this is the bridge and you will witness an imperial officer over looking the view, there is no one else in this room. <text:s/>Walk forward and the officer will turn around and draw a handgun, and begin to fire at you, Renner will shoot him three times and take out the officer, then go up to the controls and press the button shown, Spartacus will press a sequence of buttons and then a countdown will start. <text:s/>Head into the elevator and back to the hangar, pile into the gunship and leave the star destroyer, as you leave a mini-scene will start </text:p>
      <text:p text:style-name="Standard"/>
      <text:p text:style-name="Standard">Mini-scene</text:p>
      <text:p text:style-name="Standard"/>
      <text:p text:style-name="Standard">(as the rebels leave the star destroyer, the cruiser will explode and the rebel gunships will be cleared to reach the planet's surface)</text:p>
      <text:p text:style-name="Standard"/>
      <text:p text:style-name="Standard">Clovis: anytime you want to turn the power on in those things keep me out of it</text:p>
      <text:p text:style-name="Standard">Renner: I will admit that was pretty creepy, the TV's were the worst</text:p>
      <text:p text:style-name="Standard">Spartacus: set course for the outskirts, we need to remain under the radar</text:p>
      <text:p text:style-name="Standard">Grievous: (through com-link) roger roger</text:p>
      <text:p text:style-name="Standard">Spartacus: I wonder</text:p>
      <text:p text:style-name="Standard">Renner: Spartacus?</text:p>
      <text:p text:style-name="Standard">Spartacus: why have that room be the only way to turn on the power</text:p>
      <text:p text:style-name="Standard">Clovis: the Empire is really fucked, I dont question them anymore</text:p>
      <text:p text:style-name="Standard">Renner: heard that</text:p>
      <text:p text:style-name="Standard"/>
      <text:p text:style-name="Standard">(we see the rebel gunships land on the planet on a hill over looking the fortress being built, Spartacus is looking through binoculars and he sees that Publius Crassus leave the imperial shuttle that had just landed and he is followed by two Praetorian guards)</text:p>
      <text:p text:style-name="Standard"/>
      <text:p text:style-name="Standard">Spartacus: Aaron gave us false intel</text:p>
      <text:p text:style-name="Standard">Renner: what the fuck</text:p>
      <text:p text:style-name="Standard">Grievous: I knew it was too good to be true</text:p>
      <text:p text:style-name="Standard">Kofius: (takes binoculars) that's the son of Marcus Crassus, Publius</text:p>
      <text:p text:style-name="Standard">Houston: so he was right, he just said Crassus, perhaps he moved before listening all the way </text:p>
      <text:p text:style-name="Standard">Kalmowicz: yeah right, this might be a trap, how do you want to proceed</text:p>
      <text:p text:style-name="Standard"><text:soft-page-break/>Spartacus: we must use inspired tactic, perhaps we can capture Crassus' son</text:p>
      <text:p text:style-name="Standard">Kalmowicz: in exchange for what?</text:p>
      <text:p text:style-name="Standard">Spartacus: weapons, supplies</text:p>
      <text:p text:style-name="Standard">Houston: you really think Crassus would bend to our demands</text:p>
      <text:p text:style-name="Standard">Spartacus: if we held his son, he would move mountains to get him back </text:p>
      <text:p text:style-name="Standard">Kofius: we would let him live, after what he did to my people!</text:p>
      <text:p text:style-name="Standard">Spartacus: you may take his life on the battlefield, not if we hold him as prisoner </text:p>
      <text:p text:style-name="Standard">Kofius: you are wrong in this Spartacus, he deserves to die!</text:p>
      <text:p text:style-name="Standard">Spartacus: that may be true, yet we cannot become like out enemies with acts of cruelty to prisoners</text:p>
      <text:p text:style-name="Standard">Renner: how could we do this?</text:p>
      <text:p text:style-name="Standard">Spartacus: Kalmowicz, get two soldiers here I would have them do something for me</text:p>
      <text:p text:style-name="Standard"/>
      <text:p text:style-name="Standard">Game Play</text:p>
      <text:p text:style-name="Standard"/>
      <text:p text:style-name="Standard">You will now have the chance to run around the camp for a little before you will have to head to the Kalmowicz's tent to see the next part of the mission, this will be a long cutscene so bear with it, so head to the waypoint on your radar when you are ready</text:p>
      <text:p text:style-name="Standard"/>
      <text:p text:style-name="Standard">CUTSCENE </text:p>
      <text:p text:style-name="Standard"/>
      <text:p text:style-name="Standard">(the rebels get two random human soldiers into the red trooper armor and give them forged ID papers, the soldiers have their helmets off)</text:p>
      <text:p text:style-name="Standard"/>
      <text:p text:style-name="Standard">Spartacus: enter into the Imperial's camp, tell Publius that our leader wishes to join him in the hunt for Spartacus</text:p>
      <text:p text:style-name="Standard">Soldier: and what if he checks with this supposed officer </text:p>
      <text:p text:style-name="Standard">Spartacus: tell him you work for Tarken</text:p>
      <text:p text:style-name="Standard">Soldier 2: Crassus hates Tarken, </text:p>
      <text:p text:style-name="Standard">Spartacus: Tarken's men are on Florrum, I have made sure there will be no chance for your cover to be blown</text:p>
      <text:p text:style-name="Standard">Soldier: very well, we are with you Spartacus </text:p>
      <text:p text:style-name="Standard">Spartacus: what are your names </text:p>
      <text:p text:style-name="Standard">Soldier: Aikos </text:p>
      <text:p text:style-name="Standard">Soldier 2: Slavus </text:p>
      <text:p text:style-name="Standard">Spartacus: no longer (points to Aikos) you are Lucius Tiber (points to Slavus) you are Gaius Marius</text:p>
      <text:p text:style-name="Standard">Aikos: got it, were will you be, </text:p>
      <text:p text:style-name="Standard">Spartacus: waiting at this tent lead Publius here and I will pose as Tarken the rest of my men to pose as his men </text:p>
      <text:p text:style-name="Standard">Slavus: we will not fail you, Aikos come </text:p>
      <text:p text:style-name="Standard"/>
      <text:p text:style-name="Standard">(the two soldiers put their helmets on and leave the tent</text:p>
      <text:p text:style-name="Standard"/>
      <text:p text:style-name="Standard">Renner: now what?</text:p>
      <text:p text:style-name="Standard">Spartacus: get into trooper armor, for those that can, everyone else take hiding positions, be prepared to attack when given the signal</text:p>
      <text:p text:style-name="Standard">Kofius: copy that, Renner lets do it </text:p>
      <text:p text:style-name="Standard"/>
      <text:p text:style-name="Standard">(Kofius and Renner find a good hiding place, we then go to the two disguised rebels as red stormtroopers and they enter Publius' camp)</text:p>
      <text:p text:style-name="Standard"><text:soft-page-break/></text:p>
      <text:p text:style-name="Standard">Stormtrooper: halt, what is your business inside Crassus' fortress </text:p>
      <text:p text:style-name="Standard">Aikos: we come bearing a message from Governor Moff Tarken</text:p>
      <text:p text:style-name="Standard">Stormtrooper: strange, I did not think him gaining such office</text:p>
      <text:p text:style-name="Standard">Slavus: well, not yet, but we all know he's going to win</text:p>
      <text:p text:style-name="Standard">Stormtrooper: (laughs) just don't jinx it you two, what stands your message </text:p>
      <text:p text:style-name="Standard">Aikos: Governor Tarken wishes to mend ties between him and your Imperitor </text:p>
      <text:p text:style-name="Standard">Stormtrooper: the two have been at odds, it's good news to see Tarken coming with tail between his legs</text:p>
      <text:p text:style-name="Standard">Slavus: watch it buddy, that's our boss your talking about, he out ranks all of us, it would not be wise to insult him </text:p>
      <text:p text:style-name="Standard">Stormtrooper: spoken like a true trooper, Crassus is not here, yet his son is I will lead you to him </text:p>
      <text:p text:style-name="Standard"/>
      <text:p text:style-name="Standard">(the trooper leads the rebels into the camp and to the tent of Publius Crassus)</text:p>
      <text:p text:style-name="Standard"/>
      <text:p text:style-name="Standard">Stormtrooper: these men have a message for you sir</text:p>
      <text:p text:style-name="Standard">Publius: well then state it (to trooper) leave us </text:p>
      <text:p text:style-name="Standard"/>
      <text:p text:style-name="Standard">(the trooper leaves the tent)</text:p>
      <text:p text:style-name="Standard"/>
      <text:p text:style-name="Standard">Publius: so tell me, what is this message</text:p>
      <text:p text:style-name="Standard">Aikos: governor Tarken wishes to mend the wounded ties with your father, he requests that there be a meeting between the two parties </text:p>
      <text:p text:style-name="Standard">Publius: remove your helmets </text:p>
      <text:p text:style-name="Standard"/>
      <text:p text:style-name="Standard">(the rebels do so)</text:p>
      <text:p text:style-name="Standard"/>
      <text:p text:style-name="Standard">Publius: new recruits are we</text:p>
      <text:p text:style-name="Standard">Slavus: yes sir, yet we are loyal to our leader as anyone would</text:p>
      <text:p text:style-name="Standard">Publius: and your names </text:p>
      <text:p text:style-name="Standard">Slavus: Gaius, Gaius Marius </text:p>
      <text:p text:style-name="Standard">Aikos: Lucius, sir Lucius Tiber </text:p>
      <text:p text:style-name="Standard">Publius: well then, Marius, Tiber why does Tarken wish this </text:p>
      <text:p text:style-name="Standard">Slavus: he has not given us many details, we but follow orders</text:p>
      <text:p text:style-name="Standard">Publius: no wonder, you seem like Tarken's dogs</text:p>
      <text:p text:style-name="Standard">Aikos: apologies sir, we meant no disrespect,</text:p>
      <text:p text:style-name="Standard">Publius: none required I only bust your cocks (19)</text:p>
      <text:p text:style-name="Standard">Slavus: a good sport you are sir</text:p>
      <text:p text:style-name="Standard">Publius: I will discuss this with my father, until then see yourselves to wine and food</text:p>
      <text:p text:style-name="Standard">Aikos: gratitude </text:p>
      <text:p text:style-name="Standard"/>
      <text:p text:style-name="Standard">(they put their helmets on and leave the tent, Publius goes to a large transmitter and calls Crassus)</text:p>
      <text:p text:style-name="Standard"/>
      <text:p text:style-name="Standard">Publius: father </text:p>
      <text:p text:style-name="Standard">Crassus: (hologram) what is it my son</text:p>
      <text:p text:style-name="Standard">Publius: Tarken's men have approached me and wished to meet with you</text:p>
      <text:p text:style-name="Standard">Crassus: what cause would tarken have to meet with me </text:p>
      <text:p text:style-name="Standard">Publius: his men said that it was to mend ties between sides, I assume to defeat the rebels</text:p>
      <text:p text:style-name="Standard">Crassus: more of Vader's men wish to wrest glory from deserved hands, </text:p>
      <text:p text:style-name="Standard"><text:soft-page-break/>Publius: what stands the plan father, shall I accept or refuse</text:p>
      <text:p text:style-name="Standard">Crassus: perhaps I should contact their leader in a day before decision is made </text:p>
      <text:p text:style-name="Standard">Publius: father in one day his men will be gone, and the chance of an alliance will fall, we must use this as a chance to overwhelm the rebels</text:p>
      <text:p text:style-name="Standard">Crassus: (sighs) report back when you have made contact, yet give no cause to show weakness, prove to him that he needs our help</text:p>
      <text:p text:style-name="Standard">Publius: I shall stand as you do, when dealing with lesser peers </text:p>
      <text:p text:style-name="Standard">Crassus: that's my boy </text:p>
      <text:p text:style-name="Standard"/>
      <text:p text:style-name="Standard">(Publius closes the transmission and walks outside the tent to see the two rebel troopers)</text:p>
      <text:p text:style-name="Standard"/>
      <text:p text:style-name="Standard">Publius: you two</text:p>
      <text:p text:style-name="Standard">Slavus: yes sir</text:p>
      <text:p text:style-name="Standard">Publius: report back to your governor that our sides will meet</text:p>
      <text:p text:style-name="Standard">Aikos: very well, we shall give you the location of our meeting place, when we report back to our master </text:p>
      <text:p text:style-name="Standard">Publius: (nods) go then, and see if we have cause to celebrate </text:p>
      <text:p text:style-name="Standard"/>
      <text:p text:style-name="Standard">(the rebel troopers leave the camp and we see them reach Spartacus' camp, and they are approached by the rebel Generals)</text:p>
      <text:p text:style-name="Standard"/>
      <text:p text:style-name="Standard">Spartacus: what stands their word</text:p>
      <text:p text:style-name="Standard">Aikos: they wish to meet with Tarken</text:p>
      <text:p text:style-name="Standard">Grievous: perfect, now is the time for our plans </text:p>
      <text:p text:style-name="Standard">Clovis how do you plan on doing this, will they meet us here </text:p>
      <text:p text:style-name="Standard">Slavus: we told them we would inform them of a meeting place </text:p>
      <text:p text:style-name="Standard">Renner: (from behind rock) can I come out now?</text:p>
      <text:p text:style-name="Standard">Spartacus: Renner, your all clear </text:p>
      <text:p text:style-name="Standard"/>
      <text:p text:style-name="Standard">(he walks out from behind the rock with Kofius)</text:p>
      <text:p text:style-name="Standard"/>
      <text:p text:style-name="Standard">Kofius: where will this meeting happen</text:p>
      <text:p text:style-name="Standard">Spartacus: at an isolated location, intend on Crassus taking a personal guard with him </text:p>
      <text:p text:style-name="Standard">Renner: so we must be ready for that </text:p>
      <text:p text:style-name="Standard">Spartacus: Aikos, Slavus, tell Publius that the meeting shall happen in the seventh quadrent, tell him to send his father with a personal guard </text:p>
      <text:p text:style-name="Standard">Slavus: will do Spartacus, Aikos come</text:p>
      <text:p text:style-name="Standard"/>
      <text:p text:style-name="Standard">(they move into another tent)</text:p>
      <text:p text:style-name="Standard"/>
      <text:p text:style-name="Standard">Houston: now we have to build a fake camp</text:p>
      <text:p text:style-name="Standard">Spartacus: Grievous, grab the officer's uniform, </text:p>
      <text:p text:style-name="Standard">Grievous: playing that fuck-boy Tarken are we </text:p>
      <text:p text:style-name="Standard">Spartacus: of course, we must make this a perfect attempt, or see it fall to ruin</text:p>
      <text:p text:style-name="Standard">Grievous: (nods) and if we fail?</text:p>
      <text:p text:style-name="Standard">Spartacus: we will not </text:p>
      <text:p text:style-name="Standard"/>
      <text:p text:style-name="Standard">(Slavus and Aikos return) </text:p>
      <text:p text:style-name="Standard"/>
      <text:p text:style-name="Standard"><text:soft-page-break/>Aikos: we will meet them in three hours </text:p>
      <text:p text:style-name="Standard">Spartacus: alright men, we have work to do lets move </text:p>
      <text:p text:style-name="Standard"/>
      <text:p text:style-name="Standard">(the rebels move frantically and we see them set up another camp and dress in Stormtrooper armor, Spartacus is wearing a red cape with his officer's uniform)</text:p>
      <text:p text:style-name="Standard"/>
      <text:p text:style-name="Standard">Grievous: we shall attack when you give the signal</text:p>
      <text:p text:style-name="Standard">Spartacus: as soon as Crassus enters the tent, spring your trap </text:p>
      <text:p text:style-name="Standard">Renner: copy that man, lets stick it to these fuckers </text:p>
      <text:p text:style-name="Standard">Kofius: I hope Publius has the nerve to show his face </text:p>
      <text:p text:style-name="Standard">Spartacus: you will have your vengeance, as I have said</text:p>
      <text:p text:style-name="Standard">Aikos: (runs over) they are coming</text:p>
      <text:p text:style-name="Standard">Spartacus: everyone! Positions!</text:p>
      <text:p text:style-name="Standard"/>
      <text:p text:style-name="Standard">(all the rebels run to their places, all the humans have trooper armor on and Slavus and Aikos position themselves at the front of the leader's tent, Publius arrives with ten troopers, all have Crassus' armour and weapons)</text:p>
      <text:p text:style-name="Standard"/>
      <text:p text:style-name="Standard">Publius: (to Slavus) inform your master that we have arrived </text:p>
      <text:p text:style-name="Standard"/>
      <text:p text:style-name="Standard">(Slavus runs into the main tent, Publius looks around and sees the rebels in trooper armor)</text:p>
      <text:p text:style-name="Standard"/>
      <text:p text:style-name="Standard">Publius: (to his guard) if any give you trouble, kill them </text:p>
      <text:p text:style-name="Standard"/>
      <text:p text:style-name="Standard">(Slavus exits the tent)</text:p>
      <text:p text:style-name="Standard"/>
      <text:p text:style-name="Standard">Publius: let us meet this governor to be </text:p>
      <text:p text:style-name="Standard">Slavus: he stands most eager to greet you (goes back to his post)</text:p>
      <text:p text:style-name="Standard"/>
      <text:p text:style-name="Standard">(publius enters the tent alone and sees a man with an imperial officer's uniform wearing a red cape)</text:p>
      <text:p text:style-name="Standard"/>
      <text:p text:style-name="Standard">Publius: Governor Tarken, I regret my Father cannot join us today </text:p>
      <text:p text:style-name="Standard">Spartacus: the regret is mine (turns around, and Publius is scared shitless) I had hoped to embrace the Imperitor, yet he produces a shadow of the name Crassus</text:p>
      <text:p text:style-name="Standard"/>
      <text:p text:style-name="Standard">(Publius runs out of the tent to see his men being killed or captured by rebels, he attempts to leave on a speeder bike but Spartacus grabs him by the back of his armor and rips him to the ground, then points his saber to Publius' neck)</text:p>
      <text:p text:style-name="Standard"/>
      <text:p text:style-name="Standard">Spartacus: have the boy bound and ready to move </text:p>
      <text:p text:style-name="Standard">Kofius: we are not to kill him here, </text:p>
      <text:p text:style-name="Standard">Spartacus: we shall have his life, when he can honor those who have fallen</text:p>
      <text:p text:style-name="Standard"/>
      <text:p text:style-name="Standard">(Spartacus knocks out Publius and then the next thing we see is Spartacus and company marching Imperial soldiers in chains, led by Publius in chains, they are on the rebel's ship outside Florrum and the rebel soldiers are jeering the imperials and throwing rocks at them)</text:p>
      <text:p text:style-name="Standard"/>
      <text:p text:style-name="Standard">Spartacus: hold your fire!</text:p>
      <text:p text:style-name="Standard"/>
      <text:p text:style-name="Standard"><text:soft-page-break/>(all the rebels quiet down) </text:p>
      <text:p text:style-name="Standard"/>
      <text:p text:style-name="Standard">Spartacus: I would not have the boy's men fall to errant wrath</text:p>
      <text:p text:style-name="Standard">Rebel: What is to be done with them!</text:p>
      <text:p text:style-name="Standard">Spartacus: I would have them used in sport, so that we may honor those we have lost,</text:p>
      <text:p text:style-name="Standard">Houston: our plan is to have them fight for our amusement, as so many of them did to Crixus and Ahsoka!</text:p>
      <text:p text:style-name="Standard"/>
      <text:p text:style-name="Standard">(all the rebels cheer and throw rotten cabbage and tomatos at the imperials, we even see someone throwing shit, we then see the rebels landing on one of the Florrum moons, this moon is also a desert moon, with sunken pits, we see the rebels turning one of these pits into a Greek style theater with steap steps and hundreds of seats, we then go to the General's tent with Spartacus, Renner, Kalmowicz, Houston, Grievous, Gregor, Clovis and Kofius)</text:p>
      <text:p text:style-name="Standard"/>
      <text:p text:style-name="Standard">Houston: games?</text:p>
      <text:p text:style-name="Standard">Renner: like what we witnessed in the Mandalore arena?</text:p>
      <text:p text:style-name="Standard">Spartacus: the same </text:p>
      <text:p text:style-name="Standard">Renner: I like it, show those bastards the fault of their ways </text:p>
      <text:p text:style-name="Standard">Grievous: how many of us will fight</text:p>
      <text:p text:style-name="Standard">Spartacus: all those who wish to</text:p>
      <text:p text:style-name="Standard">Renner: i'm in</text:p>
      <text:p text:style-name="Standard">Houston: as am I</text:p>
      <text:p text:style-name="Standard">Grievous: this is gonna be fun</text:p>
      <text:p text:style-name="Standard">Spartacus: with it we shall honor all those not with us </text:p>
      <text:p text:style-name="Standard">Voice: and those who are with us still </text:p>
      <text:p text:style-name="Standard"/>
      <text:p text:style-name="Standard">(the rebels turn around to see Ahsoka)</text:p>
      <text:p text:style-name="Standard"/>
      <text:p text:style-name="Standard">Spartacus: Ahsoka (they walk to each other and hug)</text:p>
      <text:p text:style-name="Standard">Ahsoka: I wouldn't miss this for the world,</text:p>
      <text:p text:style-name="Standard">Houston: it will be fun to see a real Gladiator in action</text:p>
      <text:p text:style-name="Standard">Ahsoka: a chance to fight for the roar of the crowd, that is a calling to all of my kind </text:p>
      <text:p text:style-name="Standard">Spartacus: all is left to decide who is to fight first </text:p>
      <text:p text:style-name="Standard">Grievous: is that really a question?</text:p>
      <text:p text:style-name="Standard"/>
      <text:p text:style-name="Standard">(everyone looks at Spartacus)</text:p>
      <text:p text:style-name="Standard"/>
      <text:p text:style-name="Standard">Spartacus: well then I guess i'm going first </text:p>
      <text:p text:style-name="Standard">Ahsoka: followed by me </text:p>
      <text:p text:style-name="Standard">Renner: then me </text:p>
      <text:p text:style-name="Standard">Grievous: ill go after Houston</text:p>
      <text:p text:style-name="Standard">Houston: im after Renner</text:p>
      <text:p text:style-name="Standard">Gregor: me and Kalmo can do a two on two</text:p>
      <text:p text:style-name="Standard">Kalmowicz: I like the sound of that </text:p>
      <text:p text:style-name="Standard">Spartacus: and that leaves Kofius to face Publius Crassus </text:p>
      <text:p text:style-name="Standard">Kofius: (eyes light up) gratitude Spartacus </text:p>
      <text:p text:style-name="Standard">Spartacus: do not thank me, just end the boy's life </text:p>
      <text:p text:style-name="Standard">Kofius: that will not be a problem</text:p>
      <text:p text:style-name="Standard"/>
      <text:p text:style-name="Standard"><text:soft-page-break/>Game Play</text:p>
      <text:p text:style-name="Standard"/>
      <text:p text:style-name="Standard">You will now be placed on this new camp with a few things to do before you should go on to play the next part of this level, so first you will notice that you will have a companion by your side, Ahsoka will follow you everywhere you go (isn't she sweet), so if you fire up a blunt you will pass it amongst the two of you, so make your way to Clovis and Kayla's tent at the south point of the camp, you will see them hanging out on a couch smoking go up to them and you will begin a short scene </text:p>
      <text:p text:style-name="Standard"/>
      <text:p text:style-name="Standard">Mini-scene</text:p>
      <text:p text:style-name="Standard"/>
      <text:p text:style-name="Standard">Clovis: oh, if it isn't the love birds come for another round of pong </text:p>
      <text:p text:style-name="Standard">Ahsoka: the last time we played Clovis, we beat you </text:p>
      <text:p text:style-name="Standard">Kayla: yeah and you were pretty waisted </text:p>
      <text:p text:style-name="Standard">Ahsoka: (shrugs shoulders) so?</text:p>
      <text:p text:style-name="Standard">Kayla: so if you want a rematch you need but ask</text:p>
      <text:p text:style-name="Standard">Spartacus: maybe another time, I have come to inform you of the games tonight, I wanted to see if you wanted to fight </text:p>
      <text:p text:style-name="Standard">Clovis: I would rather watch in the stands with my woman (he kisses Kayla) </text:p>
      <text:p text:style-name="Standard">Spartacus: be sure to get a front row seat, me and Ahsoka, were going to put on a show</text:p>
      <text:p text:style-name="Standard">Kayla: you fight together?</text:p>
      <text:p text:style-name="Standard">Ahsoka: no, that would be unfair </text:p>
      <text:p text:style-name="Standard">Spartacus: (laughs) it totally would </text:p>
      <text:p text:style-name="Standard"/>
      <text:p text:style-name="Standard">(they bump fists) <text:line-break/></text:p>
      <text:p text:style-name="Standard">Clovis: see you two tonight then, with the showers of blood</text:p>
      <text:p text:style-name="Standard">Ahsoka: make sure to bring your rain coat </text:p>
      <text:p text:style-name="Standard"/>
      <text:p text:style-name="Standard">(Spartacus and Ahsoka leave the tent)</text:p>
      <text:p text:style-name="Standard"/>
      <text:p text:style-name="Standard">Game Play </text:p>
      <text:p text:style-name="Standard"/>
      <text:p text:style-name="Standard">Now you can head over to the place where there is an theater being built and here you will see the magnitude of this construction, it is really a great sight to witness, to begin the next part of the level head to the middle of the arena and you will start another scene</text:p>
      <text:p text:style-name="Standard"/>
      <text:p text:style-name="Standard">CUTSCENE</text:p>
      <text:p text:style-name="Standard"/>
      <text:p text:style-name="Standard">(Ahsoka and Spartacus go to the middle of the sands)</text:p>
      <text:p text:style-name="Standard"/>
      <text:p text:style-name="Standard">Ahsoka: (kneels down and grabs a handful of sand and lets it out of her hand) it's like something out of a dream</text:p>
      <text:p text:style-name="Standard">Spartacus: im happy you got my message in time</text:p>
      <text:p text:style-name="Standard">Ahsoka: I knew you would want me here, and so I was able to get away</text:p>
      <text:p text:style-name="Standard">Spartacus: how do our young rebels fair</text:p>
      <text:p text:style-name="Standard">Ahsoka: Kanan defeated Spurius, and Ezra, he's becoming quite the student </text:p>
      <text:p text:style-name="Standard">Spartacus: he's still obsessed with me?</text:p>
      <text:p text:style-name="Standard">Ahsoka: your all he talks about, the Legend of Spartacus, he has me tell him every night, it's like a bedtime story to him</text:p>
      <text:p text:style-name="Standard"><text:soft-page-break/>Spartacus: then my tales and travels shall live on forever</text:p>
      <text:p text:style-name="Standard">Ahsoka: as it was always intended</text:p>
      <text:p text:style-name="Standard">Spartacus: we shall have a night to remember, </text:p>
      <text:p text:style-name="Standard">Ahsoka: well then, lets get this event started </text:p>
      <text:p text:style-name="Standard"/>
      <text:p text:style-name="Standard">(nightfall comes and the rebels light torches and set up lighting for every one to see the event the seats are all full when this event is ready then we see the fighters step up and stand before the other rebels and they are cheering, soon the chant is SPARTACUS!, SPARTACUS!, SPARTACUS! Then Spartacus raises his arms into the air and crowd errupts in cheers)</text:p>
      <text:p text:style-name="Standard"/>
      <text:p text:style-name="Standard">Spartacus: we gather here, to honor those who have fought in this same place in front of a crowd, as Gladiators, a title they have never desired </text:p>
      <text:p text:style-name="Standard">Ahsoka: (steps up) the Empire (points to the prisoners) forced such upon me, and tonight we shall return favor</text:p>
      <text:p text:style-name="Standard">Spartacus: and also, we shall honor the dead, WITH IMPERIAL BLOOD!</text:p>
      <text:p text:style-name="Standard"/>
      <text:p text:style-name="Standard">(the rebel crowd errupts in cheers)</text:p>
      <text:p text:style-name="Standard"/>
      <text:p text:style-name="Standard">Spartacus: send in the Imperials</text:p>
      <text:p text:style-name="Standard"/>
      <text:p text:style-name="Standard">(two stormtroopers enter the arena and steel swords are tossed at their feet)</text:p>
      <text:p text:style-name="Standard"/>
      <text:p text:style-name="Standard">Spartacus: (gets tossed two steel swords from Ahsoka) come, let us see how strong you are without legions to back you up, as they did against Crixus</text:p>
      <text:p text:style-name="Standard"/>
      <text:p text:style-name="Standard">(the other fighters clear the arena and the troopers grab the weapons and go to attack beginning the battle)</text:p>
      <text:p text:style-name="Standard"/>
      <text:p text:style-name="Standard">Game Play </text:p>
      <text:p text:style-name="Standard"/>
      <text:p text:style-name="Standard">you will be given contol and the Imperial troopers will be moving towards you, so they will attack you and you will see a button flash, press it and Spartacus will kill an Imperial with one strike and the crowd will go wild, then you will only have to deal with one trooper, every time you hit him the crowd will cheer. <text:s/>The trooper will be easy to take out but you can take your time since there is no way he will kill you, so dance around and use low powered attacks to extend the battle. <text:s/>Soon the trooper will run at you and the press the button that flashes and Spartacus will punch the trooper in the face slash his legs and then ram the both swords into the top of the trooper's head when he is on his knees and the crowd will go crazy </text:p>
      <text:p text:style-name="Standard"/>
      <text:p text:style-name="Standard">mini-scene</text:p>
      <text:p text:style-name="Standard"/>
      <text:p text:style-name="Standard">(the troopers are destroyed and the rebels have loved it)</text:p>
      <text:p text:style-name="Standard"/>
      <text:p text:style-name="Standard">Spartacus: I would have more blood, to honor everyone here, Ahsoka, take position </text:p>
      <text:p text:style-name="Standard">Ahsoka: (steps out into the arena grabbing Spartacus' Swords) two imperials seem no match, SEND THREE, so that I may honor all those we have lost properly </text:p>
      <text:p text:style-name="Standard"/>
      <text:p text:style-name="Standard">(she raises her swords and yells out, and the crowd cheers super loud)</text:p>
      <text:p text:style-name="Standard"/>
      <text:p text:style-name="Standard"><text:soft-page-break/>Game Play</text:p>
      <text:p text:style-name="Standard"/>
      <text:p text:style-name="Standard">Yes, you will be playing as Ahsoka here and you will face three troopers with swords, this battle will be really fun as you will be able to see all of the attacks Ahsoka can do now that she has some new found powers. <text:s/>Begin the fight by moving up and attacking all the troopers at once you will be able to do this by just attacking and your enemies will not know what to do, however you will see a new move that you have never seen before when you cycle throught your force powers, a move called Force Stun, use this move and Ahsoka will stun the nearest enemy and then just mash the attack button and Ahsoka's attack will get faster with every strike and eventually you will knock off their head with your elbow and the crowd goes wild. <text:s/>One down two to go, then you can see new moves Ahsoka has learned in her absence these moves are called the EXICUTIONS, this is done by pressing the two buttons at once that will flash on the screen, press them once you get close to a trooper and Ahsoka will slash the trooper's legs and then while this trooper is in mid air, Ahsoka will lop his head off. <text:s/>With one trooper remaining he will try to run, so run after him and use force stun on him to halt him in his tracks than press the two buttons shown and Ahsoka will vault over him and cut his head clean off ending this battle </text:p>
      <text:p text:style-name="Standard"/>
      <text:p text:style-name="Standard">mini-scene</text:p>
      <text:p text:style-name="Standard"/>
      <text:p text:style-name="Standard">(Ahsoka raises her weapons into the air and the Crowd is extatic)</text:p>
      <text:p text:style-name="Standard"/>
      <text:p text:style-name="Standard">Ahsoka: who's next on the list</text:p>
      <text:p text:style-name="Standard">Renner: (walks into the arena) I guess it's my turn </text:p>
      <text:p text:style-name="Standard">Ahsoka: (hands Renner one of the swords) make it count buddy </text:p>
      <text:p text:style-name="Standard"/>
      <text:p text:style-name="Standard">(Renner walks in and one trooper with a sword walks into the arena)</text:p>
      <text:p text:style-name="Standard"/>
      <text:p text:style-name="Standard">Game Play</text:p>
      <text:p text:style-name="Standard"/>
      <text:p text:style-name="Standard">now you will be playing as Renner, and you will be facing one trooper instead of three or two, so begin this fight by attacking the trooper and blocking any of their futile attempts. <text:s/>Renner is clearly not the swordsman that Spartacus and Ahsoka are yet you will be able to get the better of your opponent in no time if you wish to. <text:s/>So once you have hit the trooper a few times he will go to the ground, at this point you have two options, you can kill the trooper here or you can have the crowd kill him. <text:s/>Is suggest the ladder, so go up to the downed trooper, and you will see the action to “pick up” press the button shown and Renner will lift the trooper over his head and then press the button again and Renner will toss the trooper into the stands and you will see the utter brutality of this move, the rebels will stab the trooper with knives they will punch him and really brutalize this enemy, once the trooper is thrown back into the arena he will be all but dead. <text:s/>Go up to the trooper and stike him once and his life will end, finishing this battle</text:p>
      <text:p text:style-name="Standard"/>
      <text:p text:style-name="Standard">mini-scene</text:p>
      <text:p text:style-name="Standard"/>
      <text:p text:style-name="Standard">(Renner will toss the sword to Houston and then another trooper will be thrown out from the cells)</text:p>
      <text:p text:style-name="Standard"/>
      <text:p text:style-name="Standard">Houston: had I been there when Crixus was taken from us, I would send you all to hell!</text:p>
      <text:p text:style-name="Standard"/>
      <text:p text:style-name="Standard">(Houston slashes the trooper before the trooper has time ti get his weapon and the crowd loves this, Houston brutalizes the trooper so much so that you cannot recognize him, then Houston regains his senses and then raises his hands and the crowd cheers, then Houston hands of one sword to Grievous, <text:soft-page-break/>the Ahsoka tosses Grievous the other sword)</text:p>
      <text:p text:style-name="Standard"/>
      <text:p text:style-name="Standard">Grievous: im two swords short </text:p>
      <text:p text:style-name="Standard">Ahsoka: (laughs) Spartacus?</text:p>
      <text:p text:style-name="Standard">Spartacus: (tosses two swords at Grievous, and Grievous catches them with his other arms) honor you lost comrads brother </text:p>
      <text:p text:style-name="Standard">Grievous: to battle </text:p>
      <text:p text:style-name="Standard"/>
      <text:p text:style-name="Standard">(one trooper is presented with a spear)</text:p>
      <text:p text:style-name="Standard"/>
      <text:p text:style-name="Standard">Game Play</text:p>
      <text:p text:style-name="Standard"/>
      <text:p text:style-name="Standard">You will take control as General Grievous, and this guy can use all the weapons and moves he used against you, thus you will be able to embarrass your opponent here, and you can really brutalize him as well so it will be pretty gruesome, so start out by waiting for the trooper to move forward and I would start by trying to block the spear attacks. <text:s/>The trooper here will fight like a less skilled Praetorian guard so fight him accordingly, once your enemy thrusts his weapon, press the button shown and Grievous will throw two swords at the trooper and Grab the trooper with the free arms, then mash the attack button and Grievous will slash the trooper as many times with his swords then when the trooper is all but dead Grievous will drop the trooper and then switch weapons two what ever you want, use the flamethrower and cook this fucker and once your enemy has been killed this battle will end </text:p>
      <text:p text:style-name="Standard"/>
      <text:p text:style-name="Standard">mini-scene</text:p>
      <text:p text:style-name="Standard"/>
      <text:p text:style-name="Standard">(the crowd will roar at the sight of the latest victory and then we will see the Gregor and Kalmowicz kicking the shit out of two stormtroopers and Kalmowicz throws an axe at one of the imperials and Gregor is punching the other in the face and then we see that all the imperials are dead and the bodies are being piled in front of Publius, he is horrified, then two rebels grab Publius and then they toss a sword at his feet then Kofius walks out with a sword and points it at Publius)</text:p>
      <text:p text:style-name="Standard"/>
      <text:p text:style-name="Standard">Kofius: you son of a bitch</text:p>
      <text:p text:style-name="Standard">Publius: I do not know you, slave </text:p>
      <text:p text:style-name="Standard">Kofius: I know you Imperial, you rounded up my family and murdered them </text:p>
      <text:p text:style-name="Standard">Publius: I was never involved with your people</text:p>
      <text:p text:style-name="Standard">Kofius: don't give me that shit Publius, Kashyyyk, IMPERIALISM</text:p>
      <text:p text:style-name="Standard">Publius: (laughs) Senator Kofius, </text:p>
      <text:p text:style-name="Standard"/>
      <text:p text:style-name="Standard">(Kofius screams and the battle begins)</text:p>
      <text:p text:style-name="Standard"/>
      <text:p text:style-name="Standard">MINI BOSS – Publius Licinius Crassus</text:p>
      <text:p text:style-name="Standard"><text:tab/>Difficulty – 5/10</text:p>
      <text:p text:style-name="Standard"><text:tab/>Weapons – Sword</text:p>
      <text:p text:style-name="Standard"/>
      <text:p text:style-name="Standard">In this battle you will be playing as Kofius and you will use all of your rage to take down the son of Marcus Crassus, first Publius will move back so step forward and go on the offensive and Publius will block all the attacks you lay on him but your enemy's health will not be that large since this fight will not last that long anyways. <text:s/>Once you have attacked him with basic attacks consistantly, you will clash with Publius, you will tower over him so just press the button shown repeatedly and you will win and be able to attack him with a few attacks taking down 20% of his health right off the bat. <text:s/>With Publius <text:soft-page-break/>at 80% he will lock up with you he will taunt you by saying “your son squeeled like a woman when I nailed him to the cross” then press the button shown and Kofius will punch Publius and knock him to the ground taking away another 10% health. <text:s/>Then once he gets up he will try to attack you, just block these attacks and you will get the chance to counter his attacks like you did before, this will have Kofius slashing Publius across the chest causing him to bleed, then press the next button that flashes and Kofius will kick Publius to the ground this will be another 20% that is taken off his health. <text:s/>Now with your enemy's health down to 50%, he will try to stay on the defensive and he will not go for the attack so you will have to press forward and attack him but Publius will only take one hit after blocking a majority of your attacks. <text:s/>At this point you will only be doing minimal damage, until he attacks you, then if you are constantly attacking as you should, this will activate a clash. <text:s/>Press the button shown repeatedly and you will win, giving you a change to attack him in bunches, this will get his health to about 40% after this attack, now Publius will revert back to defensive mode and this will have you repeating the process. <text:s/>This time however Publius will try to attack you quicker than normal, he will not go down without a fight, good for you, once he swings at you, buttons will flash on the screen and pressing the right ones will have Kofius block Publius' attacks and then Kofius will punch Publius and then throw him on the ground, taking away 10% of his health dropping him to 30%. <text:s/>then Publius will fall to hi knees and this will give you the chance to finish him off, follow the sequence of buttons and you will block your opponent's attack and then you will punch him down and point a sword to his neck ending the battle before his health bar drops. <text:s/></text:p>
      <text:p text:style-name="Standard"/>
      <text:p text:style-name="Standard">CUTSCENE</text:p>
      <text:p text:style-name="Standard"/>
      <text:p text:style-name="Standard">(Kofius continues his battle with Publius, and we see Spartacus and Ahsoka sitting in the front row next to Clovis and Kayla)</text:p>
      <text:p text:style-name="Standard"/>
      <text:p text:style-name="Standard">Spartacus: seems like my figther is going to win </text:p>
      <text:p text:style-name="Standard">Clovis: oh, ya fucking think so?</text:p>
      <text:p text:style-name="Standard"/>
      <text:p text:style-name="Standard">(they laugh, then a Aikos walks up to them)</text:p>
      <text:p text:style-name="Standard"/>
      <text:p text:style-name="Standard">Aikos: Spartacus, we have received message </text:p>
      <text:p text:style-name="Standard">Spartacus: from who?</text:p>
      <text:p text:style-name="Standard">Aikos: (whipsers) Crassus</text:p>
      <text:p text:style-name="Standard">Ahsoka: is it who I think it is </text:p>
      <text:p text:style-name="Standard">Spartacus: it is, Crassus </text:p>
      <text:p text:style-name="Standard">Clovis: shit, the fuck does he want </text:p>
      <text:p text:style-name="Standard">Kayla: probably his fucking son</text:p>
      <text:p text:style-name="Standard"/>
      <text:p text:style-name="Standard">(We then see Kofius kick Publius to the ground and point his sword to Publius' neck)</text:p>
      <text:p text:style-name="Standard"/>
      <text:p text:style-name="Standard">Kofius: I would see you dead, fucking shit </text:p>
      <text:p text:style-name="Standard">Publius: I will see your family in the afterlife </text:p>
      <text:p text:style-name="Standard">Kofius: not where you're going</text:p>
      <text:p text:style-name="Standard"/>
      <text:p text:style-name="Standard">(Kofius raises his weapon to cut off Publius' head, then Spartacus stands up and stops the event)</text:p>
      <text:p text:style-name="Standard"/>
      <text:p text:style-name="Standard">Spartacus: Kofius!, stay your hand!</text:p>
      <text:p text:style-name="Standard">Kofius: What the fuck it this!</text:p>
      <text:p text:style-name="Standard">Spartacus: Crassus sends message, most likey regarding he son </text:p>
      <text:p text:style-name="Standard"><text:soft-page-break/>Kofius: to hell with Crassus and his fucking demands!</text:p>
      <text:p text:style-name="Standard">Ahsoka: he may have prisoners of ours, he could be making a trade</text:p>
      <text:p text:style-name="Standard">Renner: you would really trust that guy?</text:p>
      <text:p text:style-name="Standard">Spartacus: we may have to</text:p>
      <text:p text:style-name="Standard">Renner: I hope your not making a poor call here </text:p>
      <text:p text:style-name="Standard">Spartacus: we agree on this</text:p>
      <text:p text:style-name="Standard"/>
      <text:p text:style-name="Standard">(Ahsoka and Spartacus go to the main transmitter and witness the message from Crassus)</text:p>
      <text:p text:style-name="Standard"/>
      <text:p text:style-name="Standard">Crassus: Spartacus, this war has cost many lives, yet you hold my son's life in your hands, in exchange for his life I will return to you 500 of your men captured in various battles</text:p>
      <text:p text:style-name="Standard">Ahsoka: another meeting and another chance to take our lives </text:p>
      <text:p text:style-name="Standard">Crassus: (message continues) I will send my officer Claudius Vibius to retreve my son, you men then returned to you, make this decision at your time, I only wish to see my son alive </text:p>
      <text:p text:style-name="Standard">Spartacus: what are your thoughts </text:p>
      <text:p text:style-name="Standard">Ahsoka: I think he's bluffing, Crassus doesn't take prisoners, he crucifies them </text:p>
      <text:p text:style-name="Standard">Spartacus: we would need proof of Publius' life </text:p>
      <text:p text:style-name="Standard">Ahsoka: well then you better stop Kofius before he kills that kid</text:p>
      <text:p text:style-name="Standard"/>
      <text:p text:style-name="Standard">(Spartacus runs out of the tent and once he gets to the theater, he sees Kofius about to finish his swing)</text:p>
      <text:p text:style-name="Standard"/>
      <text:p text:style-name="Standard">Spartacus: HOLD!!</text:p>
      <text:p text:style-name="Standard">Kofius: what the fuck now!</text:p>
      <text:p text:style-name="Standard">Spartacus: (stands before everyone) Crassus has offered trade, his son's life for 500 of our soldiers, I would ask that we agree to this</text:p>
      <text:p text:style-name="Standard">Kofius: you have gone soft Spartacus!, I will take this fucker's life!</text:p>
      <text:p text:style-name="Standard">Spartacus: hold your sword Kofius!<text:line-break/>Kofius: fuck you!</text:p>
      <text:p text:style-name="Standard">Spartacus: I will not ask again!</text:p>
      <text:p text:style-name="Standard"/>
      <text:p text:style-name="Standard">(Kofius lowers his sword and storms away, keeping his steel weapon, Spartacus and Renner grab Publius and get him ready to move, then we see Spartacus and Renner leading Publius to an imperial officer with two horses)</text:p>
      <text:p text:style-name="Standard"/>
      <text:p text:style-name="Standard">Spartacus: (calls out) you are Vibius</text:p>
      <text:p text:style-name="Standard">Vibius: I am </text:p>
      <text:p text:style-name="Standard">Spartacus: come, take the son of Crassus </text:p>
      <text:p text:style-name="Standard"/>
      <text:p text:style-name="Standard">(Vibius walks uo to Publius and he begins to help Publius to the horses, then as the two parties are about to leave we see a hooded man run out of the crowd and push everyone away, then stab a steel sword into Publius' gut, Publius bleeds out and dies, the man lifts off his hood and reviles himself to be Kofius, Ahsoka grabs Vibius and puts her lightsaber to his neck)</text:p>
      <text:p text:style-name="Standard"/>
      <text:p text:style-name="Standard">Vibius: what have you done you crazy fuck!</text:p>
      <text:p text:style-name="Standard">Kofius: I have balanced fucking scale </text:p>
      <text:p text:style-name="Standard"/>
      <text:p text:style-name="Standard">(Spartacus grabs Kofius)</text:p>
      <text:p text:style-name="Standard"/>
      <text:p text:style-name="Standard">Spartacus: 500 will die for this offense </text:p>
      <text:p text:style-name="Standard"><text:soft-page-break/>Kofius: who gives a shit </text:p>
      <text:p text:style-name="Standard">Ahsoka: what of Vibius</text:p>
      <text:p text:style-name="Standard"/>
      <text:p text:style-name="Standard">(Vibius shakes his head)</text:p>
      <text:p text:style-name="Standard"/>
      <text:p text:style-name="Standard">Spartacus: send him home with the body</text:p>
      <text:p text:style-name="Standard">Kofius: not before I piss upon it </text:p>
      <text:p text:style-name="Standard">Spartacus: (points his lightsaber at Kofius) you will do no such thing</text:p>
      <text:p text:style-name="Standard">Kofius: the great Spartacus, fighting for a fucking imperial </text:p>
      <text:p text:style-name="Standard">Spartacus: you disobeyed my command Kofius</text:p>
      <text:p text:style-name="Standard">Kofius: command?, you are not a fucking god</text:p>
      <text:p text:style-name="Standard">Ahsoka: (lets Vibius go) hey, he saved your life bud<text:line-break/>Kofius: and now I will end his (he draws a red lightsaber)</text:p>
      <text:p text:style-name="Standard"/>
      <text:p text:style-name="Standard">(the rebels surround Spartacus and Kofius, they point their lightsabers at each other)</text:p>
      <text:p text:style-name="Standard"/>
      <text:p text:style-name="Standard">Spartacus: what trechery is this</text:p>
      <text:p text:style-name="Standard">Kofius: you've been looking all over for the man who has given locations to your enemy, I stand the mole</text:p>
      <text:p text:style-name="Standard">Spartacus: after I saved your people</text:p>
      <text:p text:style-name="Standard">Kofius: saved is a reletive word, living a life of piss and shit is not free </text:p>
      <text:p text:style-name="Standard">Spartacus: you have betrayed me</text:p>
      <text:p text:style-name="Standard">Kofius: don't look so surprised, I cost quite the hefty price</text:p>
      <text:p text:style-name="Standard"/>
      <text:p text:style-name="Standard">BOSS BATTLE – Quintus Lucius Kofius </text:p>
      <text:p text:style-name="Standard"><text:tab/> Difficulty – 7/10</text:p>
      <text:p text:style-name="Standard"><text:tab/>Weapons – Lightsaber</text:p>
      <text:p text:style-name="Standard"/>
      <text:p text:style-name="Standard">Now you will have to battle a former Wookie rebel who turned out to be a turncoat instead, shit. <text:s/>Begin this fight by first dodging Kofius' charge, if not missed Kofius will knock you to the ground and begin to punch you, to get him off press the button shown repeatedly and eventually Spartacus unches Kofius off and this will get the battle started, with Kofius at 100%. <text:s/>Start by heading on the offensive and you will be able to hit Kofius as much as you want but he will laugh and try to throw you across the arena, this can be dodged by evading out of the way, then striking his back, this will drop Kofius to his knees. <text:s/>This will give you the chance to attack your enemy while he is down, but your attacks will only do about 5% damage before Kofius gets up again and knocks you away from him. <text:s/>The biggest thing that will be an advantage your enemy has is his size, this guy can take a beating so unless he is stunned, he will not take any damage from you, no matter the weapon. <text:s/>Once he charges at you again you will have the chance to dodge this move in a new way, this time when he charges you will see a button flash, press it and Spartacus will jump over Kofius and slash him as Kofius is charging under him. <text:s/>This will stun Kofius and give you a chance to strike him, but you will only be aboe to knock off another 5% health, leaving him with 90% health. <text:s/>At this point Kofius will start to slam the ground causing shockwaves in the ground, jump over these shock waves to avoid this attack, because theywill put you on your ass and Kofius will try to jump on you and crush you under his feet. <text:s/>Once he stops having his temper tantrum, you will be able to attack him again, but you will have to stun him before you will be able to hit him. So now you will have to use your power in order to stun your enemy and this will be hard since one attack from this power will drain your Wrath meter halfway, so you can only use it twice before you will have to wait for the meter to fill up again. <text:s/>So when Kofius goes to charge at you activate your power and you will be able to just stand there and Spartacus will automaticly toss Kofius <text:soft-page-break/>over his head and have the enemy fall to the ground stunning him for some time, this will give you the chance to be a little creative, yet I suggest waiting to use Wrath of the Gods again since you will only do 5% additional damage to the stunned Kofius, so hold off on using the power again and this time you will take out another 5% to Kofius' health putting him at 85%. <text:s/>Next in this battle Kofius will roar at you and then he will start to swing his claws at you, at this point, activate your power again, and you will be able to block his attacks and attack him with your speed power, at the end of this attack Kofius will be out 5% health and he will be stunned, so you can attack him taking away another 5% of his health while he is on the ground putting his health at 75%. <text:s/>a mini scene will start once Kofius' health is at this point</text:p>
      <text:p text:style-name="Standard"/>
      <text:p text:style-name="Standard">Mini-scene</text:p>
      <text:p text:style-name="Standard"/>
      <text:p text:style-name="Standard">(Spartacus and Kofius stare each other down as the other rebels are watching jeering Kofius with such lines as “gut the fucking traitor!” and “Wookie cunt!”, the Spartacus breaks the silence)</text:p>
      <text:p text:style-name="Standard"/>
      <text:p text:style-name="Standard">Spartacus: why, why would you betray us </text:p>
      <text:p text:style-name="Standard">Kofius: it was easy really, you were wrapped up in this war but you failed to see the truth in the peoples of this galaxy, coin will always drive their hearts</text:p>
      <text:p text:style-name="Standard">Spartacus: not the good ones, which you are clearly not</text:p>
      <text:p text:style-name="Standard">Kofius: cut the shit Spartacus, I had no love for Crassus, and vengeance was my end, Crassus just paid me to give him information which it did! </text:p>
      <text:p text:style-name="Standard"/>
      <text:p text:style-name="Standard">(Kofius swings his lightsaber and Spartacus blocks this attack and they clash)</text:p>
      <text:p text:style-name="Standard"/>
      <text:p text:style-name="Standard">Game Play</text:p>
      <text:p text:style-name="Standard"/>
      <text:p text:style-name="Standard">you will begin this part still locked in place so this time just do the usual thing here and win this will only knock Kofius back not applying any damage but he will be ready for another attack, he will attempt to jump at you, this will be evaded by pressing the button shown when the time is right and you will strike him in mid air. <text:s/>This will leave him on the ground for a few seconds giving you time to attack him, by the time Kofius gets back up you will have dropped his health to 70%. <text:s/>Kofius will back up and then he will roar at you, this guy is not a very good sport, then he will throw his weapon at you, roll out of the way and he will have to run to the other side of the ring to get it, this will give you a prime opportunity to attack him. <text:s/>He will be faster than he looks so you will have to catch up to him before he catches his weapon, at this moment this will not be possible, it will with your powers activated though, so you will have to wait for the right moment, unless half your meter is filled then you can attack him since you will have the speed to out run Kofius. <text:s/>If you were able to attack him you will get his health lower, but lets assume you do not, so Kofius will then grab his weapon before you can use any attack and he will then try to slash you instead of go into his charging mode. <text:s/>Once you attack him enough he will back up and this time you will have the ability of activate your Wrath meter, when he throws his weapon at you, you will now have the speed to hit him and when you do you will knock him against the rebels around you and they will hold him in place, giving you a chance to attack him and this will knock his health down to 65%. <text:s/>Kofius will break free of the people around him and he will gather his weapon and roar at you once again, then he will try to lunge at you and this will give you a chance to attack him by dodging this attack and attacking him as you have always done, this will take another 5% of his health. <text:s/>With his health at a solid 60% the rebels around him will begin to throw rocks at him and he will easily get distracted from the constant shit being thrown his way, this will give you an chance to shoot at him to fix his sights on you, then he will charge again and then press the button shown to slash him as Kofius misses, this will have him on the ground, attack him to take away <text:soft-page-break/>another 5% of his health leaving him with 55%. <text:s/>Now he will be mad but not change any of his tactics he will try all of his short list of moves on you, all of them will be very easily blocked or countered so this will be an easy task to get his health down to 50% and this will start a change in the battle </text:p>
      <text:p text:style-name="Standard"/>
      <text:p text:style-name="Standard">Mini-scene</text:p>
      <text:p text:style-name="Standard"/>
      <text:p text:style-name="Standard">(Kofius backs up and distances himself)</text:p>
      <text:p text:style-name="Standard"/>
      <text:p text:style-name="Standard">Kofius: you wish to battle, (takes out a syringe) Lets see how you deal with the new Lazarus, compliments of the Imperitor</text:p>
      <text:p text:style-name="Standard"/>
      <text:p text:style-name="Standard">(Kofius injects himself with a bright white liquid, and his instantly goes on all fours and his furr instantly turns white, he grows into a wolf monster with red eyes, large hands with razor claws and he has a brand of an eagle in his back, Spartacus picks up the red lightsaber, (now you are holding two sabers), A random soldier takes a spear from the games and stabs Kofius in the ankles, then Kofius grabs the soldier and eats him, like grabs him and bites a dude in half. <text:s/>Spartacus takes on the monster as the rebel crowd quickly runs away, Renner, Ahsoka, and Kalmowicz stay by your side, they are here to help)</text:p>
      <text:p text:style-name="Standard"/>
      <text:p text:style-name="Standard">Game Play </text:p>
      <text:p text:style-name="Standard"/>
      <text:p text:style-name="Standard">Now you will have to fight a monster, but this time you will have your allies with you so you will have the chance to use them in this battle so that will be a nice addition, start by trying to avoid his giant claws and try to get to his ankles, that is the monster's weak point, but he will be hard to distract unless you use your buddies. <text:s/>So target the enemy and your allies will shoot at the monster causing it to head away from you, this will give you the chance to attack his ankles and after a few good strikes your enemy will drop to one knee. <text:s/>Once here you follow the sequence of buttons to climb onto his back and dodge his hands, at the end Spartacus will climb onto the monster's head and a button will flash, press it over and over again and you will be slashing the monster's head until you take off another 5%. <text:s/>Once he throws you off the monster will be at 45% health, and he will roar at the heroes as he is prone to do, then he will slam the ground causing shockwaves that can be jumped over, then he will try to grab you, this is a move that hurts a long, if he gets you, he will toss you in his mouth and chew on you then throw you to the dirt. <text:s/>So as he is trying to grab you to perform this attack, you allies will be shooting at the monster, so target a certain point on the monster, his face and tell them to fire, this will stun the monster, enough time to attack him and take away another 5% health dropping your enemy to 40%. <text:s/>Now you will have to brace yourself, because he will will jump twice, so you will have to jump quickly to avoid this version of his attacks, feel free to use you power at any time during this battle, it will help you if you need a quick boost of any kind, youwill not be able to fly however, it would be useless anyway. <text:s/>So once your enemy has halted for a moment and then resumed to attack you get you buddies to hit the monster in the face, anything else could result in the monster just turning to them which is not an option. <text:s/>If you let your wrath meter fill 100%, you will be able to use a new ablility, the “Sword of the Gods” you can only use this move if you have the new meter filled up so once you get to this point, wait till you have your enemy stunned before trying to use this power. <text:s/>So stun him, thenonce you are ready to attack him activate your power and you will get a two handed sword, this sword is large with purple metal and it has greek letters on the blade, use this weapon and it will do a lot more damage than the lightsabers, and you will get his health down to 30%. <text:s/>You will have the sword for a bit more so you can smack your enemy in the face before you lose it for a while, if you hit the crature he will fly back and he will take a minute to get up and return to the fight. <text:s/>Once he does you will have to follow the same routine you have so far, have your team shoot at his face to distract him, then attack his ankles <text:soft-page-break/>and you will be able to take away another 5% putting his health at 25%. <text:s/>once Kofius is at the quarter point he will slam the ground three times, jump over the shock waves, then he will try to grab you, that will be about all the attacks theis monster will do before you can attack him again, this will be done when your enemy lunges at you and you strike him in mid air. <text:s/>When he is on the ground, attack his ankles to take away another 5% of his health, putting him at 20%. <text:s/>at this point your enemy will throw your allies out of the ring and he will raise fire around him and you, then you will be tossed a new weapon, this is called the “Light Rifle” this weapon is a bolt action rifle that can blind opponent's close range and kill them in one strike long range. <text:s/>So you will be able to combine this weapon with your powers and this will end the battle in a quicker fashon, so fire the light rifle at his face and this will blind the monster for a short period of time, attack his ankles and you will take out another 5% from his health and by this point your enemy will be at 15% and your Wrath mete should be filled 100% so you can try the epic combination, so load the light rifle and fire a light bullet (thes are so hard to find) at his face blinding him for a time, then activate your power and hit him in the ankles and then you will have the chance to attack him here with a giant sword, this will take out 10% of his health leaving him with 5% and the monster now will fall and be all but dead, so take yout lightsabers and just hammer away at the monster's face this will take out the rest of your enemy's health</text:p>
      <text:p text:style-name="Standard"/>
      <text:p text:style-name="Standard">CUTSCENE</text:p>
      <text:p text:style-name="Standard"/>
      <text:p text:style-name="Standard">(Spartacus is about to kill the monster and then it dies back down to Kofius' origanal body only white furr and he is bloodied)</text:p>
      <text:p text:style-name="Standard"/>
      <text:p text:style-name="Standard">Spartacus: has your trechery helping you now?</text:p>
      <text:p text:style-name="Standard">Kofius: (laughs, then coughs up blood) not really, no</text:p>
      <text:p text:style-name="Standard">Spartacus: die, knowing each moment that you betrayed your allies, for the promise of coin</text:p>
      <text:p text:style-name="Standard"/>
      <text:p text:style-name="Standard">(Spartacus stabs his lightsaber into Kofius back and this kills him finally, Spartacus then goes to the rebels and sees they are just fine)</text:p>
      <text:p text:style-name="Standard"/>
      <text:p text:style-name="Standard">Spartacus: is everyone alright?</text:p>
      <text:p text:style-name="Standard">Renner: physically, yeah, but mentally, that was a lot to take in</text:p>
      <text:p text:style-name="Standard">Ahsoka: that drug, it acted faster than normal, Crassus may have found a way to weaponize Lazarus</text:p>
      <text:p text:style-name="Standard">Renner: that is not the best news in the galaxay</text:p>
      <text:p text:style-name="Standard">Kalmowicz: If Lazarus can turn someone like Kofius into that, if must be destroyed </text:p>
      <text:p text:style-name="Standard">Ahsoka: I will look into this Lazarus weapon, but that will mean that I have to depart for some time </text:p>
      <text:p text:style-name="Standard">Spartacus: we are sure to leave the system </text:p>
      <text:p text:style-name="Standard">Ahsoka: I know, I'll get the Ghosts to help me out and i'll send you all the information I can find</text:p>
      <text:p text:style-name="Standard">Spartacus: how much longer,</text:p>
      <text:p text:style-name="Standard">Ahsoka: this will be my last mission with them, then I will be here, to battle Crassus again</text:p>
      <text:p text:style-name="Standard">Spartacus: do hurry</text:p>
      <text:p text:style-name="Standard"/>
      <text:p text:style-name="Standard">(they hug and Ahsoka leaves in her Green A-wing and then Spartacus returns to the rebel camp and we then see the rebels leave the system a bit after we see Ahsoka leave)</text:p>
      <text:p text:style-name="Standard"/>
      <text:p text:style-name="Standard">(we then see Crassus mourning his son's death, and there are many high ranking imperial officials at this funeral, and we see Kaleb Cassius, Vader, Vibius, The Emperor, Tarken and a few more senators and soldiers)</text:p>
      <text:p text:style-name="Standard"/>
      <text:p text:style-name="Standard">Crassus: (looking over the body, Vibius walks next to him) Vibius, prepare the men for march, <text:soft-page-break/>tomorrow we will press towards Spartacus, and see that rebel to his fucking end</text:p>
      <text:p text:style-name="Standard">Vibius: Imperitor (he leaves the room)</text:p>
      <text:p text:style-name="Standard"/>
      <text:p text:style-name="Standard">(this is the last of this event that we see, after this you return to the game)</text:p>
      <text:p text:style-name="Standard"/>
      <text:p text:style-name="Standard"/>
      <text:p text:style-name="Standard">LEVEL 20 COMPLETE</text:p>
      <text:p text:style-name="Standard"/>
      <text:p text:style-name="Standard"/>
      <text:p text:style-name="Standard">Game Play</text:p>
      <text:p text:style-name="Standard"/>
      <text:p text:style-name="Standard">You will start back in your office, you will see the autosave working, good things there, and you will have no known plans at this moment. <text:s/>That is soon to change as you will get a message from the bridge that they need you for something, so you will need to go there for the mission, but refill on all supplies before you leave health, ammo and whatever. <text:s/>Then you will want to go to the next mission which will be another that is difficut yet fun, so enjoy the last few points in this journey. <text:s/>Once you get to the bridge at the top floor, enter the doors and you will see everyone who is left as leaders in the rebel squad, inside are Renner, Houston, Kalmowicz, Grievous, and Gregor. <text:s/></text:p>
      <text:p text:style-name="Standard"/>
      <text:p text:style-name="Standard"/>
      <text:p text:style-name="Standard">LEVEL 21 – Alderan (Answers) – Suspisions of Alderan </text:p>
      <text:p text:style-name="Standard"/>
      <text:p text:style-name="Standard"/>
      <text:p text:style-name="Standard">CUTSCENE </text:p>
      <text:p text:style-name="Standard"/>
      <text:p text:style-name="Standard">(we go back to Aaron and Ben they are still talking about this story, Ben is writing everything down)</text:p>
      <text:p text:style-name="Standard"/>
      <text:p text:style-name="Standard">Aaron: after we left Florrum, since the intel I had was poor, there was little we could do after that </text:p>
      <text:p text:style-name="Standard">Ben: if you need a break I can come back, </text:p>
      <text:p text:style-name="Standard">Aaron: no, this story is almost finished</text:p>
      <text:p text:style-name="Standard">Ben: what happenes next?</text:p>
      <text:p text:style-name="Standard">Aaron: remember Alderan, the Planet that was destroyed</text:p>
      <text:p text:style-name="Standard">Ben: my mother lived there</text:p>
      <text:p text:style-name="Standard">Aaron: Spartacus visited that planet one last time, knowing that it maybe his last days in this galaxy</text:p>
      <text:p text:style-name="Standard">Ben: did he know, he was about to die?</text:p>
      <text:p text:style-name="Standard">Aaron: sometimes, we do know when our time is coming, at least he knew the manner and the time yet he wanted to decide the place</text:p>
      <text:p text:style-name="Standard">Ben: for what</text:p>
      <text:p text:style-name="Standard">Aaron: his final battle </text:p>
      <text:p text:style-name="Standard"/>
      <text:p text:style-name="Standard">(we then go to the rebel's ship and we see Spartacus smoking with the other generals, Grievous is coughing from the blunts)</text:p>
      <text:p text:style-name="Standard"/>
      <text:p text:style-name="Standard">Spartacus: with Ahsoka looking into the Lazarus weapon, we have no wild cards </text:p>
      <text:p text:style-name="Standard">Renner: we still have the kush (hits a blunt)</text:p>
      <text:p text:style-name="Standard">Spartacus: kush, wont feed or clothe our people </text:p>
      <text:p text:style-name="Standard">Kalmowicz: so you say were looking for answers</text:p>
      <text:p text:style-name="Standard">Houston: at first we have to have questions </text:p>
      <text:p text:style-name="Standard">Spartacus: the only questions I have is regarding Crassus</text:p>
      <text:p text:style-name="Standard"><text:soft-page-break/>Renner: who can answer that for us, as I have said, plans have generated our rebellion</text:p>
      <text:p text:style-name="Standard">Grievous: we can always enlist the help of the senate</text:p>
      <text:p text:style-name="Standard">Spartacus: there are few who know we exist, others wish us dead </text:p>
      <text:p text:style-name="Standard">Grievous: what of Organa, does he not deal with the senate</text:p>
      <text:p text:style-name="Standard">Spartacus: he does, yet I do not think him to go anywhere close to Crassus</text:p>
      <text:p text:style-name="Standard">Renner: it's worth a shot, Crassus is a sneaky fuck, he seems to always be at our backs </text:p>
      <text:p text:style-name="Standard">Houston: with Kofius out of the picture it would seem they have no more spies</text:p>
      <text:p text:style-name="Standard"/>
      <text:p text:style-name="Standard">(Aaron walks in)</text:p>
      <text:p text:style-name="Standard"/>
      <text:p text:style-name="Standard">Aaron: what stands the next plan fellow rebels</text:p>
      <text:p text:style-name="Standard">Renner: speak of the fucking devil</text:p>
      <text:p text:style-name="Standard">Spartacus: we move for Alderan, try and get the men ready to move</text:p>
      <text:p text:style-name="Standard">Aaron: I am not to plan with you</text:p>
      <text:p text:style-name="Standard">Renner: you, how do you say, can't be trusted</text:p>
      <text:p text:style-name="Standard">Grievous: leaving the planning to the men, boy</text:p>
      <text:p text:style-name="Standard">Houston: you will get your chance </text:p>
      <text:p text:style-name="Standard">Spartacus: gather the men</text:p>
      <text:p text:style-name="Standard"/>
      <text:p text:style-name="Standard">(Aaron leaves the room)</text:p>
      <text:p text:style-name="Standard"/>
      <text:p text:style-name="Standard">Renner: do any of you think, that kid is a mole</text:p>
      <text:p text:style-name="Standard">Houston: after the Publius situation I haven't trusted him</text:p>
      <text:p text:style-name="Standard">Grievous: he is an imperial at heart </text:p>
      <text:p text:style-name="Standard">Spartacus: perhaps, yet I will have final test for him</text:p>
      <text:p text:style-name="Standard">Renner: if the test fails, you must end his life and be done with it </text:p>
      <text:p text:style-name="Standard">Spartacus: to my own error, he knows our next move, Gregor, follow him</text:p>
      <text:p text:style-name="Standard">Gregor: yes sir</text:p>
      <text:p text:style-name="Standard"/>
      <text:p text:style-name="Standard">(he exits the room following Aaron)</text:p>
      <text:p text:style-name="Standard"/>
      <text:p text:style-name="Standard">Grievous: so, if this Alderan plan works, I cannot come with you</text:p>
      <text:p text:style-name="Standard">Spartacus: why not?</text:p>
      <text:p text:style-name="Standard">Grievous: well, Organa and his men will have me killed </text:p>
      <text:p text:style-name="Standard">Spartacus: not if he knows your with us </text:p>
      <text:p text:style-name="Standard">Renner: I think we should bear on the safe side for a bit, ya know after my glorious fuck up</text:p>
      <text:p text:style-name="Standard">Houston: i'll stay as well, we need as much leadership on board as possible</text:p>
      <text:p text:style-name="Standard">Renner: well I guess that puts me on the ground </text:p>
      <text:p text:style-name="Standard">Spartacus: I'll send a message his way, anyone else have anything more</text:p>
      <text:p text:style-name="Standard"/>
      <text:p text:style-name="Standard">(no one says anything)</text:p>
      <text:p text:style-name="Standard"/>
      <text:p text:style-name="Standard">Spartacus: ok, Grievous with me, guys just dont go crazy. I'll return with news of next plan</text:p>
      <text:p text:style-name="Standard"/>
      <text:p text:style-name="Standard">(Spartacus and Grievous leave the room)</text:p>
      <text:p text:style-name="Standard"/>
      <text:p text:style-name="Standard">Game Play</text:p>
      <text:p text:style-name="Standard"/>
      <text:p text:style-name="Standard">Now you will be given control with Grievous at your side, as your are walking Grievous and Spartacus <text:soft-page-break/>will be talking for a little starting with Grievous saying “when's the last time you saw the good senator?”, walk to the elevator, Spartacus will respond “it's been some time, our two parties have never been the best of friends” choose the fourth floor for the communications room. <text:s/>Walk out of the elevator and head to the left, you will pass a sieres of doors the fourth one on the right is thewhil you are walking Grievous will say “the Jedi or the Senate”, Spartacus will then respond “well, both except for one” Grievous will stop talking by the time you get to the right room, enter the doors to see a giant machine with many rebels working the smaller booths, walk to the large machine and once you go up to it a mini-scene will start </text:p>
      <text:p text:style-name="Standard"/>
      <text:p text:style-name="Standard">mini-scene</text:p>
      <text:p text:style-name="Standard"/>
      <text:p text:style-name="Standard">(Spartacus will press three buttons on the machine and then he will take out a small transmitter attached to his belt, the holds it up and Ahsoka appears)</text:p>
      <text:p text:style-name="Standard"/>
      <text:p text:style-name="Standard">Ahsoka: gentlemen, </text:p>
      <text:p text:style-name="Standard">Spartacus: what stands the news on your front</text:p>
      <text:p text:style-name="Standard">Ahsoka: not much, I found out that Crassus wanted to weaponize Lazarus, so he would use it in some revenge plot against the Inquisitor Spurius, after the bastard's death, Crassus had no use for the weapons</text:p>
      <text:p text:style-name="Standard">Spartacus: any idea where the weapons are now?</text:p>
      <text:p text:style-name="Standard">Ahsoka: not at the moment, but I'm looking into that now</text:p>
      <text:p text:style-name="Standard">Spartacus: thank you</text:p>
      <text:p text:style-name="Standard">Ahsoka: no problem, I see your contacting Organa,</text:p>
      <text:p text:style-name="Standard">Spartacus: hopefully he answers</text:p>
      <text:p text:style-name="Standard"/>
      <text:p text:style-name="Standard">(Organa appears on the giant transmission machine)</text:p>
      <text:p text:style-name="Standard"/>
      <text:p text:style-name="Standard">Organa: what have we hear, our heroes returning from combat </text:p>
      <text:p text:style-name="Standard">Spartacus: Senator Organa</text:p>
      <text:p text:style-name="Standard">Organa: I no longer stand as such, I retired from politics </text:p>
      <text:p text:style-name="Standard">Ahsoka: was this your choice?</text:p>
      <text:p text:style-name="Standard">Organa: partly, yet the Imperial Senate is not as forgiving as the Republic</text:p>
      <text:p text:style-name="Standard">Spartacus: still, I wish to know of any dealings you have with senators </text:p>
      <text:p text:style-name="Standard">Ahsoka: there is one we are interested in </text:p>
      <text:p text:style-name="Standard">Organa: I know who you speak of meet me at the same place and I will try to help you, all that I can </text:p>
      <text:p text:style-name="Standard">Spartacus: we shall be there </text:p>
      <text:p text:style-name="Standard">Organa: you two only, come alone </text:p>
      <text:p text:style-name="Standard"/>
      <text:p text:style-name="Standard">(transmission ends)</text:p>
      <text:p text:style-name="Standard"/>
      <text:p text:style-name="Standard">Grievous: damn, I always wanted to see Alderan </text:p>
      <text:p text:style-name="Standard">Spartacus: it's not going anywhere, it's not like the Emprire can destroy planets</text:p>
      <text:p text:style-name="Standard">Ahsoka: I guess it's me and you this time </text:p>
      <text:p text:style-name="Standard">Spartacus: i'll meet you there, be sure that the kids wont get tracked,</text:p>
      <text:p text:style-name="Standard">Ahsoka: Akbar and I have a ship with the troops you gave me, I left the Ghosts</text:p>
      <text:p text:style-name="Standard">Spartacus: one day closer </text:p>
      <text:p text:style-name="Standard">Ahsoka: I will see you soon</text:p>
      <text:p text:style-name="Standard">Spartacus: good bye love</text:p>
      <text:p text:style-name="Standard">Ahsoka: good bye</text:p>
      <text:p text:style-name="Standard"><text:soft-page-break/></text:p>
      <text:p text:style-name="Standard">(the small transmission ends)</text:p>
      <text:p text:style-name="Standard"/>
      <text:p text:style-name="Standard">Game Play </text:p>
      <text:p text:style-name="Standard"/>
      <text:p text:style-name="Standard">Now you have to break the news to everyone they will be in the so called break room, this room is on the floor below you, it's connected to the barracks, so head to the barracks and then ou will see a room right next to it, this is the same room with the TV and the drinking games, so enter this room and go up to the rest of the rebels sitting on the couch</text:p>
      <text:p text:style-name="Standard"/>
      <text:p text:style-name="Standard">Mini-scene</text:p>
      <text:p text:style-name="Standard"/>
      <text:p text:style-name="Standard">Spartacus: gents, we have a plan </text:p>
      <text:p text:style-name="Standard">Renner: whats the news</text:p>
      <text:p text:style-name="Standard">Spartacus: Organa is going to help us, yet there is a demand</text:p>
      <text:p text:style-name="Standard">Houston: what</text:p>
      <text:p text:style-name="Standard">Spartacus: only I am allowed to go</text:p>
      <text:p text:style-name="Standard">Grievous: Organa made that quite clear</text:p>
      <text:p text:style-name="Standard">Renner: really, damn </text:p>
      <text:p text:style-name="Standard">Houston: no worries we will watch the ship until you return </text:p>
      <text:p text:style-name="Standard">Spartacus: Grievous, keep them in line, </text:p>
      <text:p text:style-name="Standard"/>
      <text:p text:style-name="Standard">(Grievous nods, Spartacus nods as well and whispers Thanks, then he leaves the room)</text:p>
      <text:p text:style-name="Standard"/>
      <text:p text:style-name="Standard">Game play</text:p>
      <text:p text:style-name="Standard"/>
      <text:p text:style-name="Standard">now you have to head down to the bottom floor and get to your ship in the hangar, if you noticed in that last scene Grievous was in on your scheme, so he is being tested, we will see if he holds up, so head to the hangar and you will have a choice of fighters but you have to choose one that can travel long distances, so you stumble upon a prototype fighter called the X fighter, this can with stand the pressures of Hyperspace. <text:s/>So use this new weapon and you will be able to take off and fly into space, just fly off and you will then have the ability to make your move so press the button shown and you will fly off into the stars. <text:s/>Once this happens you will be flying through the a light tunnel and you will see all kinds of things around you, like other ships traveling above and below you, and then you will have to follow a tunnel that winds so follow the tunnel and you will reach your destination after a few more tunnels (3). <text:s/>You will atuomatically exit hyperspace and you will see a blue planet in the distance, once you get close you will hear a recording of an imperial shuttle, saying they picked up a fighter on their scanners, shit. <text:s/>Now youw will have to deal with this first before landing on the planet, so you will see a target placed for you, and this will be the one you want to kill. <text:s/>So go after the shuttle, fire as many missiles as you can at it and it will be destroyed after a few shots, then you will get another transmission that says “shuttle lost, scramble fucking fighters”, and you will soon see more enemies trying to shoot you down. <text:s/>Take out as many of these fighters as you can, and once you destroy about 10 they will send more at you, then you will see missiles fly past you and destroy a few fighters before you, here's the cavalry, one ally to be exact, and this will help for the most part. <text:s/>Once the next wave is gone head towards the planet, once you fly for a bit a cutscene will start </text:p>
      <text:p text:style-name="Standard"/>
      <text:p text:style-name="Standard">(both ships land on the Alderan docks, Spartacus and Ahsoka greet each other and they kiss, then they are greeted by Senator Organa)</text:p>
      <text:p text:style-name="Standard"/>
      <text:p text:style-name="Standard"><text:soft-page-break/>Organa: my rebels, what brings you to my home</text:p>
      <text:p text:style-name="Standard">Spartacus: the war unfortunatly </text:p>
      <text:p text:style-name="Standard">Ahsoka: we need your help with Crassus</text:p>
      <text:p text:style-name="Standard">Organa: come inside, lest the Imperials see us</text:p>
      <text:p text:style-name="Standard"/>
      <text:p text:style-name="Standard">(they enter his house)</text:p>
      <text:p text:style-name="Standard"/>
      <text:p text:style-name="Standard">Organa: Crassus is here</text:p>
      <text:p text:style-name="Standard">Ahsoka: what?!</text:p>
      <text:p text:style-name="Standard">Organa: keep quiet, he arrived a few days ago looking for terms in the senate</text:p>
      <text:p text:style-name="Standard">Spartacus: damn it, he must have known we would come here </text:p>
      <text:p text:style-name="Standard">Ahsoka: what do we do now</text:p>
      <text:p text:style-name="Standard">Organa: well, I could stall him so you can escape, yet</text:p>
      <text:p text:style-name="Standard">Ahsoka: yet....</text:p>
      <text:p text:style-name="Standard">Organa: you could kill him, here and now</text:p>
      <text:p text:style-name="Standard">Spartacus: you would lead a man to his death</text:p>
      <text:p text:style-name="Standard">Organa: a man?, no, yet Marcus Crassus yes, he is a monster, worthy of an inglorious death</text:p>
      <text:p text:style-name="Standard">Ahsoka: where did this come from </text:p>
      <text:p text:style-name="Standard">Spartacus: whatever it is, it will work, when are you to meet him</text:p>
      <text:p text:style-name="Standard">Organa: tomorrow afternoon, if I can poison the fuck it would be my honor</text:p>
      <text:p text:style-name="Standard">Ahsoka: I want him to see his killers</text:p>
      <text:p text:style-name="Standard">Spartacus: and he will, Ahsoka I would plan strategy</text:p>
      <text:p text:style-name="Standard">Ahsoka: we leave you to your planing senator</text:p>
      <text:p text:style-name="Standard"/>
      <text:p text:style-name="Standard">(Ahsoka and Spartacus leave the room and go to a guest room provided for them, Ahsoka immediately breaks out a bag a weed and Spartacus throws her a blunt, she catches it and begins the process)</text:p>
      <text:p text:style-name="Standard"/>
      <text:p text:style-name="Standard">Ahsoka: what do you think, Organa walking us into a trap</text:p>
      <text:p text:style-name="Standard">Spartacus: I would seem that way </text:p>
      <text:p text:style-name="Standard">Ahsoka: but he has never given us reason to distrust him in the past</text:p>
      <text:p text:style-name="Standard">Spartacus: Kofius fell to the promise of coin, he too stood a senator</text:p>
      <text:p text:style-name="Standard">Ahsoka: shit, what now?</text:p>
      <text:p text:style-name="Standard">Spartacus: we attend this plan of Organa's, yet we will have a move of our own</text:p>
      <text:p text:style-name="Standard">Ahsoka: (fires up blunt) so whats your move</text:p>
      <text:p text:style-name="Standard">Spartacus: remember Aura Sing</text:p>
      <text:p text:style-name="Standard">Ahsoka: Not her, the fucking bounty hunter </text:p>
      <text:p text:style-name="Standard">Spartacus: we have to make sure she is not released, she would kill Organa if coin weighed in palm</text:p>
      <text:p text:style-name="Standard">Ahsoka: she was in the dungeon last time we were here </text:p>
      <text:p text:style-name="Standard">Spartacus: lets finish this (holds up blunt) and get going </text:p>
      <text:p text:style-name="Standard"/>
      <text:p text:style-name="Standard">(we see them smoke the blunt and Spartacus roaches it and they leave the room, it is hot-boxed so smoke is rushing out of the windows in the room)</text:p>
      <text:p text:style-name="Standard"/>
      <text:p text:style-name="Standard">Game Play</text:p>
      <text:p text:style-name="Standard"/>
      <text:p text:style-name="Standard">Move to the right and around the circular complex, you will soon reach an side with elevators that lead to all levels of the house, head to the bottom floor and you will soon reach a cell block level wth guards everywhere, you will reach a check point and you will be able to walk through no problem. <text:s/>Then you will reach an area that is titled “SOLITARY CELLS”, enter the doors and you will then start a scene</text:p>
      <text:p text:style-name="Standard"><text:soft-page-break/></text:p>
      <text:p text:style-name="Standard">CUTSCENE </text:p>
      <text:p text:style-name="Standard"/>
      <text:p text:style-name="Standard">(Spartacus and Ahsoka walk in to see Crassus letting Aura Sing go and the two parties lock eyes)</text:p>
      <text:p text:style-name="Standard"/>
      <text:p text:style-name="Standard">Crassus: well!, I did not expect to see you two shits in my house, much less one, I thought Vader put to grass </text:p>
      <text:p text:style-name="Standard">Ahsoka: he missed, something I wont do </text:p>
      <text:p text:style-name="Standard"/>
      <text:p text:style-name="Standard">(Ahsoka runs at Crassus and the fight for a minute and the fight seems balanced, then Spartacus is shooting at Aura Sing and then Sing throws a smoke grenade and Ahsoka backflips and gets right next to Spartacus outside the smoke cloud. <text:s/>When the cloud clears, Crassus and Aura Sing are gone)</text:p>
      <text:p text:style-name="Standard"/>
      <text:p text:style-name="Standard"/>
      <text:p text:style-name="Standard">Ahsoka: shit!, what we have feared has come to pass</text:p>
      <text:p text:style-name="Standard">Spartacus: not only does Crassus have an assassin, he knows of your existance</text:p>
      <text:p text:style-name="Standard">Ahsoka: he will surely tell Vader, </text:p>
      <text:p text:style-name="Standard">Spartacus: no, he will not</text:p>
      <text:p text:style-name="Standard"/>
      <text:p text:style-name="Standard">Game Play </text:p>
      <text:p text:style-name="Standard"/>
      <text:p text:style-name="Standard">You will have to turn around and head out of the detention blocks and into the main hall, so go to the elevators and once you get to the main floor you will see Crassus and Aura Sing running away into another section of the complex, head for the other side of the room and once you enter this set of doors, of course this room is a storage room, with towers of boxes and a maze atmosphere, shit. <text:s/>Ahsoka will draw an AR-47 and say “ switch to guns, be sure to find constant cover” Spartacus will say “ copy that” so switch to any gun you want but use the assault rifle to get the best chance to hit your enemies. <text:s/>Make your way forward, slowly and soon you will see a flash of red light in the distance, take cover, even Ahsoka will yell out those same words, so find cover quickly and you will see a long red laser pass by you, a sniper round. <text:s/>So after the shot, move forward again and you will come to a area where the boxes are short and all over the ground, so anytime Ahsoka calls out “Cover, Take Cover, Find Cover” or anything like that, follow her instructions, these will save your life in this portion of the maze, once you get to the end of this path you will see a machine firing sniper rounds, destroy the auto turret and follow the path to the right, you will reach another turn after walking for a bit, so head left and you will be in a similar situation, an Auto turret shooting at you and you have to find cover, but this time you know what to do, so shoot thr turret when it is not firing at you and you can destroy it before you get to the end, with this next turret destroyed, move forward and then to the left to follow this path, at this path with boxes of every size, the camera will pan over to the other side and there Aura Sing will be, loading her gun, she will be the mini boss for the remainder of this mission.</text:p>
      <text:p text:style-name="Standard"/>
      <text:p text:style-name="Standard">MINI-BOSS – Aura Sing Rd. 1</text:p>
      <text:p text:style-name="Standard"><text:tab/>Difficulty – 3/10</text:p>
      <text:p text:style-name="Standard"><text:tab/>Weapons – Sniper Rifle, Bowey Knives, Grenades</text:p>
      <text:p text:style-name="Standard"/>
      <text:p text:style-name="Standard">In this fight you will have to follow the same strategy as you have with the auto turrets, but this time your target will be moving, but you will have your ally shooting as well, and this battle is easier with Ahsoka's help. <text:s/>So start out by moving from cover to cover, and right after Sing takes her shot, stand up or aim from cover and fire away, you will have Ahsoka shooting at what ever you do, but for good measure you can target Sing and have Ahsoka fire at her that way. <text:s/>What ever your chosen strategy, <text:soft-page-break/>make your way to the end of this section and with all the gunfire needed to reach her, Sing's health will be down to 80%. <text:s/>Attack Aura Sing and Ahsoka will as well and Sing's health will be down to 65%. <text:s/>then Sing will teleport to the end of the next hall which is next turn you come to, a right, this hall is a longer one yet you will have to do the same thing to get to Sing at the end of the hall. <text:s/>Sing will start throwing grenades when you start to get close to here in this section, so when she throws these move out of the way, these will destroy the boxes, so this is something to mention. <text:s/>Once you reach the end of this hall Sing will not have lost much health so after you and Ahsoka kick the shit out of her at the end of this hall her health will be dropped to 50%. <text:s/>Then Sing will teleport to the end of another hall, this one longer than all the others, so this will be the hardest part of the fight and this is not that difficult, just make sure you keep an eye on which weapon Aura Sing is using, so you can avoid the attacks accordingly. This time when you and Ahsoka shoot Sing, you will take away her health, and by the time you reach Aura Sing at the end of this hall, your enemy's health will be at 25%, and with no where to run Sing will draw two big knives and start swinging, switch to hand to hand combat and take out the remander of Sing's health with your lightsaber and the battle will end in a shortly. <text:s/></text:p>
      <text:p text:style-name="Standard"/>
      <text:p text:style-name="Standard">CUTSCENE </text:p>
      <text:p text:style-name="Standard"/>
      <text:p text:style-name="Standard">(Ahsoka and Spartacus disarm Aura Sing and they both have their sabers to Sing's neck)</text:p>
      <text:p text:style-name="Standard"/>
      <text:p text:style-name="Standard">Ahsoka: hold it right there, </text:p>
      <text:p text:style-name="Standard">Sing: you can't kill me, you never had it in you,</text:p>
      <text:p text:style-name="Standard">Spartacus: don't let her get to you</text:p>
      <text:p text:style-name="Standard">Ahsoka: im good, (to Sing) Where is Crassus!?</text:p>
      <text:p text:style-name="Standard">Sing: (laughs) like i'd fucking tell you</text:p>
      <text:p text:style-name="Standard">Spartacus: you will tell us</text:p>
      <text:p text:style-name="Standard">Sing: fuck you</text:p>
      <text:p text:style-name="Standard">Ahsoka: i've heard enough</text:p>
      <text:p text:style-name="Standard"/>
      <text:p text:style-name="Standard">(we then see Spartacus and Ahsoka dragging Aura Sing into Organa's office)</text:p>
      <text:p text:style-name="Standard"/>
      <text:p text:style-name="Standard">Organa: what are you doing this time </text:p>
      <text:p text:style-name="Standard">Spartacus: Crassus let her go</text:p>
      <text:p text:style-name="Standard">Organa: (stands up) is this true </text:p>
      <text:p text:style-name="Standard"/>
      <text:p text:style-name="Standard">(Organa walks over to the rebels)</text:p>
      <text:p text:style-name="Standard"/>
      <text:p text:style-name="Standard">Organa: after treating you well, this is how you repay me</text:p>
      <text:p text:style-name="Standard">Sing: you left me to rot in a cell, no wonder I sold out you and your friends</text:p>
      <text:p text:style-name="Standard">Ahsoka: what the fuck is she talking about</text:p>
      <text:p text:style-name="Standard">Sing: the Empire is on their way, and they will bring more than just a false transmission of Crassus,</text:p>
      <text:p text:style-name="Standard">Spartacus: I saw the man himself</text:p>
      <text:p text:style-name="Standard">Sing: he was an apperition, your pet bitch was fighting the air</text:p>
      <text:p text:style-name="Standard"/>
      <text:p text:style-name="Standard">(Ahsoka punches Sing in the face)</text:p>
      <text:p text:style-name="Standard"/>
      <text:p text:style-name="Standard">Ahsoka: what did I say about that name!</text:p>
      <text:p text:style-name="Standard">Spartacus: hit her again</text:p>
      <text:p text:style-name="Standard"/>
      <text:p text:style-name="Standard">(Ahsoka hits Sing again)</text:p>
      <text:p text:style-name="Standard"><text:soft-page-break/></text:p>
      <text:p text:style-name="Standard">Spartacus: speak the truth Bounty Hunter</text:p>
      <text:p text:style-name="Standard">Sing: (spits blood) Crassus is not here, I only used a transmitter to trick you, </text:p>
      <text:p text:style-name="Standard">Spartacus: (to Ahsoka) he does not know of your existance</text:p>
      <text:p text:style-name="Standard">Ahsoka: we still hold the advantage </text:p>
      <text:p text:style-name="Standard">Organa: guards! Return the bounty hunter to her cell, and you two</text:p>
      <text:p text:style-name="Standard">Ahsoka: yeah?</text:p>
      <text:p text:style-name="Standard">Organa: (takes a deep breath) stay out of sight</text:p>
      <text:p text:style-name="Standard">Spartacus: (puts hand on Ahsoka's shoulder) come with me</text:p>
      <text:p text:style-name="Standard"/>
      <text:p text:style-name="Standard">(they leave the room) </text:p>
      <text:p text:style-name="Standard"/>
      <text:p text:style-name="Standard">Ahsoka: we have to stay out of sight </text:p>
      <text:p text:style-name="Standard">Spartacus: lets get to our room, I have a plan if they send in Imperial troopers</text:p>
      <text:p text:style-name="Standard"/>
      <text:p text:style-name="Standard">(the two run into their room and Spartacus puts a sign on the door that says “do not disturb”)</text:p>
      <text:p text:style-name="Standard"/>
      <text:p text:style-name="Standard">Spartacus: that should buy us some more time</text:p>
      <text:p text:style-name="Standard">Ahsoka: ok, we're on our honeymoon, and this place was listed as a B and B</text:p>
      <text:p text:style-name="Standard">Spartacus: good, i'll forge the papers</text:p>
      <text:p text:style-name="Standard"/>
      <text:p text:style-name="Standard">(the rebels get to work and we an Imperial shuttle land in on the docks, Crassus exits with a personal guard)</text:p>
      <text:p text:style-name="Standard"/>
      <text:p text:style-name="Standard">Crassus: tell Organa I have arrived, he should be here </text:p>
      <text:p text:style-name="Standard">Vibius: yes Imperitor </text:p>
      <text:p text:style-name="Standard"/>
      <text:p text:style-name="Standard">(Organa walks out onto the docks)</text:p>
      <text:p text:style-name="Standard"/>
      <text:p text:style-name="Standard">Organa: Imperitor Crassus, what brings you to my home</text:p>
      <text:p text:style-name="Standard">Crassus: I was contacted by an agent that said you were harboring rebels in your “home”</text:p>
      <text:p text:style-name="Standard">Organa: I do not know of what you speak, I have a few people visiting from abroad is that illegal</text:p>
      <text:p text:style-name="Standard">Crassus: if you are holding rebels you will be crucified, (to his troops) search the area if there are more than two extras, kill them</text:p>
      <text:p text:style-name="Standard">Stormtrooper: right away sir </text:p>
      <text:p text:style-name="Standard"/>
      <text:p text:style-name="Standard">(a squad of troopers roll through the whole complex checking everyone's ID and their reasons for being there, then troopers walk up to the rebel's room and knock, We see Ahsoka and Spartacus freeze for a moment and then Spartacus says “show time” Ahsoka nods and jumps into the bed then Spartacus puts water in his hair and on his face and then answers the door)</text:p>
      <text:p text:style-name="Standard"/>
      <text:p text:style-name="Standard">Spartacus: yes </text:p>
      <text:p text:style-name="Standard">Stormtrooper: by order of Imperitor Crassus, we have the authority to search your room</text:p>
      <text:p text:style-name="Standard">Spartacus: sir do you not see the sign, im on my Honeymoon and my betrothed is wishing for my company, if you know what I mean (winks at the trooper)</text:p>
      <text:p text:style-name="Standard">Stormtrooper: what?</text:p>
      <text:p text:style-name="Standard">Spartacus: the intimate way (gives the trooper a few coins)</text:p>
      <text:p text:style-name="Standard">Stormtrooper: don't be too loud </text:p>
      <text:p text:style-name="Standard">Spartacus: gratitude</text:p>
      <text:p text:style-name="Standard"><text:soft-page-break/></text:p>
      <text:p text:style-name="Standard">(trooper closes the door)</text:p>
      <text:p text:style-name="Standard"/>
      <text:p text:style-name="Standard">Spartacus: piece of shit</text:p>
      <text:p text:style-name="Standard">Ahsoka: (in bed) we clear?</text:p>
      <text:p text:style-name="Standard">Spartacus: yeah you can get out now</text:p>
      <text:p text:style-name="Standard">Ahsoka: or you could come here </text:p>
      <text:p text:style-name="Standard">Spartacus: (laughs) I did set it up for this</text:p>
      <text:p text:style-name="Standard">Ahsoka: (laughs) im sure you don't mind</text:p>
      <text:p text:style-name="Standard">Spartacus: (sits on the bed) what do you think</text:p>
      <text:p text:style-name="Standard"/>
      <text:p text:style-name="Standard">(they kiss and the next thing we see is two troopers look at the door and walk away due to the sign on the door, then we see Crassus walk into Organa's office)</text:p>
      <text:p text:style-name="Standard"/>
      <text:p text:style-name="Standard">Organa: you have come what you came for,</text:p>
      <text:p text:style-name="Standard">Crassus: hardly, I had a prisoner of yours tell me two rebels were here, saying that there was one that had been killed </text:p>
      <text:p text:style-name="Standard">Organa: the delusions of a prisoner</text:p>
      <text:p text:style-name="Standard">Crassus: a title they no longer hold, release Aura Sing, she will lead me to the rebels </text:p>
      <text:p text:style-name="Standard">Organa: I will not allow it </text:p>
      <text:p text:style-name="Standard">Crassus: perhaps the Empire would like to know what you have been doing in your spare time, conspiring with Kenobi and Yoda</text:p>
      <text:p text:style-name="Standard">Organa: you have no proof</text:p>
      <text:p text:style-name="Standard">Crassus: one thing I will always have is evidence, I have the means and wealth to gain them</text:p>
      <text:p text:style-name="Standard">Organa: all the money in the world will not halt your end Crassus</text:p>
      <text:p text:style-name="Standard">Crassus: (laughs) there is no more you can say Senator, I will leave a garrison in my absence, Aura Sing shall stand in command of the troopers, if you have a problem, voice them to her </text:p>
      <text:p text:style-name="Standard">Organa: you cannot turn my home over to a fucking bounty hunter</text:p>
      <text:p text:style-name="Standard">Crassus: It is already done, good bye senator</text:p>
      <text:p text:style-name="Standard"/>
      <text:p text:style-name="Standard">(Crassus leaves the room and he leaves Organa's house)</text:p>
      <text:p text:style-name="Standard"/>
      <text:p text:style-name="Standard">Game Play </text:p>
      <text:p text:style-name="Standard"/>
      <text:p text:style-name="Standard">You will gain control in the room, Ahsoka will be by your side, so exit the room and two troopers will attack you, kill them both and then you will see two more troopers confront you. <text:s/>Kill these two enemies and then you will run around the complex here killing all the troopers that attack you here, one they are all dead, a door will open with two troopers running outside this door, head over to that sode of the room and Ahsoka will kill both troopers, enter this door and you will see two more troopers in this room, kill one and Ahsoka will take out the other one. <text:s/>Once the room is cleared, press the button shown on your screen to unlock all the doors in the complex and this will then unlock the next area in this house, so head to the north side of the room and you will enter the main portion of Organa's house, this place will have a good number of troopers here so you will have to kill them all before you will be able to reach Organa's office. <text:s/>So kill all the troopers who are here in this area and then you will see two troopers exit another door, so head for this door and you will be faced by the same troopers, kill them and enter the door, here you will see Organa, he is sitting at his desk, he will say “the Empire has left a garrison in my house, leaving Aura Sing in charge”. <text:s/>Ahsoka will then say “leave her to us, we will free your planet” so exit this room and head for the room to the east and you will reach the docks, you will see Aura Sing with imperial troopers at her side see of a shuttle, walk up to her, the shuttle will <text:soft-page-break/>leave and then a mini-scene starts</text:p>
      <text:p text:style-name="Standard"/>
      <text:p text:style-name="Standard">Mini-scene</text:p>
      <text:p text:style-name="Standard"/>
      <text:p text:style-name="Standard">Ahsoka: Aura Sing!</text:p>
      <text:p text:style-name="Standard"/>
      <text:p text:style-name="Standard">(the troopers with her try and shoot at the rebels by they deflect the fire and kill all the troopers here)</text:p>
      <text:p text:style-name="Standard"/>
      <text:p text:style-name="Standard">Sing: you two just don't know when to quit do you?</text:p>
      <text:p text:style-name="Standard">Ahsoka: you blame us</text:p>
      <text:p text:style-name="Standard">Sing: it just means I will have to kill you both</text:p>
      <text:p text:style-name="Standard">Spartacus: hold tounge bounty hunter, we are hunting Crassus, not you</text:p>
      <text:p text:style-name="Standard">Sing: Marcus Crassus has paid me a small fortune to deliver your two heads </text:p>
      <text:p text:style-name="Standard">Ahsoka: I think it's your head, he will be seeing</text:p>
      <text:p text:style-name="Standard">Spartacus: you cannot win this fight</text:p>
      <text:p text:style-name="Standard">Sing: well, come at me </text:p>
      <text:p text:style-name="Standard"/>
      <text:p text:style-name="Standard">BOSS BATTLE – Aura Sing Rd. 2</text:p>
      <text:p text:style-name="Standard"><text:tab/>Difficulty – 5/10</text:p>
      <text:p text:style-name="Standard"><text:tab/>Weapons – Blaster Pistols, Bowey Knives, Grenades, Sniper Rifle</text:p>
      <text:p text:style-name="Standard"/>
      <text:p text:style-name="Standard">this battle will take place on the docks of Organa's house and Aura Sing will have imperial guards by her side, so she will send them in first before walking into the battle herself. <text:s/>So first take care of as many stormtroopers as youc can before having to face Sing, since she wil be a little more keen on fighting hand to hand in this fight, so Sing will begin her attacks be drawing her large knives and swinging at you and your ally. <text:s/>So you will be able to just attack her with basic attacks for this portion of the fight, Ahsoka will be able to take some pressure off you in this fight, the reason it is still not as difficult as the past few battles. <text:s/>So start by just attacking Sing, they will not block as much as the last opponents, and you will be able to knock out 10% of her health pretty quickly with all the help you have. <text:s/>Standing at 90%, Aura Sing will then draw two pistols and fire at you and your ally, so deflect this fire and some of the shots back at Sing, this will not do much damage yet you see a button flash on the screen, press and then you will see Ahsoka shoot force lightning at Sing, stunning her, run up and attack Aura Sing, every time you see a button flash on your screen you and Ahsoka will do a co-op attack. <text:s/>After this barrage of attacks Aura Sing's health will be down to 75%. <text:s/>At this point Sing will begin to throw grenades around the platform, just run out of the way to avoid this attack, Ahsoka will be deflecting any attacks Sing will throw at her, so as soon as Sing goes back to shooting her pistols, move up and deflect and then use the Co-op attack, this time Ahsoka will shoot her lightning attack at Spartacus lightsaber he will deflect this at Aura Sing, stunning her. <text:s/>Run up to Sing and attack your enemy, by the time Sing gets back up, their health will be at the 50% mark. <text:s/>Then Sing will go back to fighting you with her knives, so revert back to normal attacks to fight, in this sequence Sing will drop grenades where she stands, and then she will jump back and the grenades will go off, so if Sing jumps, move out of the way. <text:s/>You will be able to take away 10% of Sing's health during this part of the fight and as soon as Sing's health reaches the 40% mark, she will jump back and begin to fire off her pistols again. <text:s/>Return to your other strategy and you will be able to stun Aura Sing, yet this time she will toss grenades to try and stop you, so move quickly and attack Aura Sing here and with Ahsoka's help you will get Aura Sing's health to 25%. <text:s/>with your enemy at the quarter point they will try and use their smoke grenades, they will toss one and you will see a red laser sight move around through the smoke, roll out of the way and move forward, remember you have a power that has been saved up, you can use the Sword of the Gods, and in this instance it will do a lot of damage, so active your power and you <text:soft-page-break/>will gain the sword, in one strike you will end the battle, so get a good aim and swing, this will take the rest of Sing's health away and this will end the fight. <text:s/></text:p>
      <text:p text:style-name="Standard"/>
      <text:p text:style-name="Standard">Mini-scene</text:p>
      <text:p text:style-name="Standard"/>
      <text:p text:style-name="Standard">(Spartacus and Ahsoka are fighting Aura Sing, Sing throws a smoke grenade and then she runs and jumps off the platform, we do not know where she goes)</text:p>
      <text:p text:style-name="Standard"/>
      <text:p text:style-name="Standard">Ahsoka: (into Com-Link) Senator Organa, it's Aura Sing, she escaped</text:p>
      <text:p text:style-name="Standard">Organa: shit, come to my office, we will figure this out </text:p>
      <text:p text:style-name="Standard">Spartacus were on our way <text:line-break/><text:line-break/>Game Play </text:p>
      <text:p text:style-name="Standard"/>
      <text:p text:style-name="Standard">Head back inside the complex and head to the left, you will reach Organa's office</text:p>
      <text:p text:style-name="Standard"/>
      <text:p text:style-name="Standard">CUTSCENE </text:p>
      <text:p text:style-name="Standard"/>
      <text:p text:style-name="Standard">Ahsoka: ok Bail, what the hell is going on here</text:p>
      <text:p text:style-name="Standard">Spartacus: we want the truth Organa</text:p>
      <text:p text:style-name="Standard">Organa: I'm not sure, now of all reasons the Empire is sending troops to my system, </text:p>
      <text:p text:style-name="Standard">Ahsoka: do they know about the princess </text:p>
      <text:p text:style-name="Standard">Organa: heavans no, I have told no one</text:p>
      <text:p text:style-name="Standard">Spartacus: no matter the case she must be kept safe</text:p>
      <text:p text:style-name="Standard">Organa: she is too young to be thrown into this war</text:p>
      <text:p text:style-name="Standard">Ahsoka: Crassus has already done that </text:p>
      <text:p text:style-name="Standard">Spartacus: we will hold off the Imperial troops but you have to get to somewhere safe </text:p>
      <text:p text:style-name="Standard">Organa: ok, I need to gather my family </text:p>
      <text:p text:style-name="Standard">Ahsoka: get them the hell out of here, (to guards) make sure he gets to his ship, if he does not radio me or Spartacus</text:p>
      <text:p text:style-name="Standard">Guard: you got it</text:p>
      <text:p text:style-name="Standard">Spartacus: we will guard the doors</text:p>
      <text:p text:style-name="Standard"/>
      <text:p text:style-name="Standard">(we then see Aura Sing marching up to the doors with more Stormtroopers, this time they are Crassus' men and they are surrounding Sing, so this will be a task)</text:p>
      <text:p text:style-name="Standard"/>
      <text:p text:style-name="Standard">Sing: break open the doors, I will have the rebel's life and see myself from this fucking rock</text:p>
      <text:p text:style-name="Standard">Trooper: Domina Sing, what if the rebels have fortifyed position </text:p>
      <text:p text:style-name="Standard">Sing: then bomb it </text:p>
      <text:p text:style-name="Standard"/>
      <text:p text:style-name="Standard">(we go to the inside where Ahsoka and Spartacus are positioned on the second floor with assault rifles)</text:p>
      <text:p text:style-name="Standard"/>
      <text:p text:style-name="Standard">Spartacus: when they come, they will most likely create distraction, </text:p>
      <text:p text:style-name="Standard">Ahsoka: Sing will go for Organa, he must be defended</text:p>
      <text:p text:style-name="Standard"/>
      <text:p text:style-name="Standard">Game Play </text:p>
      <text:p text:style-name="Standard"/>
      <text:p text:style-name="Standard">When you are given control you will have your weapon drawn over looking the main entrence, the doors will explode and the troopers will be shooting straight, open fire and kill as many as you can <text:soft-page-break/>from the high ground, there will be concrete baracades for cover, but you need to make sure no troopers get through the to the next door, (which is right under you) so once the normal troopers are all dead, thres about 14 of them, then Crassus Troopers will walk in with their shields, so now you have two options, continue to shoot from the second floor or jump down and fight the troopers head on, Ahsoka will do what ever you do so they wont jump down unless you do. <text:s/>Whatever option you take it, you will have to fight about 15 more Crassus Troopers. <text:s/>Once you have defeated them all, if you did not finish the fight on the first floor, jump down and you see no sign of Aura Sing, so run outside the doors to the platform and you will see that Sing is not here either, Ahsoka will then say “where the hell did she go?” Spartacus then responds “let's search the rest of the complex”. <text:s/>So head back inside and you will hear gunfire coming from the doors you were defending, so go through these doors and you will witness more troopers, kill any that stand in your path and you will see that Organa's guards have been killed, so enter the door at the end of this hall and you will see that Organa is being held up by stormtroopers, the minute you enter the room, thr troopers will turn around and they will attack you and they will forget about the prisoner they were just arresting, some troopers. <text:s/>When these soldiers are dead, Organa will say “ hurry, Sing, she's taken the princess”, then Ahsoka will say “where is she?” Organa will then say “farthest platform to the left” Spartacus will then say “Ahsoka, are you sure you wish to battle Sing on your own?” Ahsoka will then respond “im sure, you know I can do it”. <text:s/></text:p>
      <text:p text:style-name="Standard"/>
      <text:p text:style-name="Standard">Mini-scene</text:p>
      <text:p text:style-name="Standard"/>
      <text:p text:style-name="Standard">(Spartacus grabs Organa, and then he has a few guards help defend the senator, Ahsoka goes through the door on the left side alone)</text:p>
      <text:p text:style-name="Standard"/>
      <text:p text:style-name="Standard">Game Play</text:p>
      <text:p text:style-name="Standard"/>
      <text:p text:style-name="Standard">You will be given control as Ahsoka, (fuck yes), now you will be able to use some of your new attacks in battle and witness how strong Tano has become in the long absence that they have had from the Rebel army. <text:s/>Begin by taking out the two troopers in front of you, press the two buttons shown on the screen and Ahsoka will peform exicutions that will kill both troopers in move, after these troopers are taken out more will show up and shoot at you, block their shots and it will kill them if you deflect the shots back at the troopers. <text:s/>Once you clear this room enter the door at the end of the hall and you will see Aura Sing with a small child, no more than 10 years old, run out onto the platfrom and you will begin a mini-scene</text:p>
      <text:p text:style-name="Standard"/>
      <text:p text:style-name="Standard">Mini-scene</text:p>
      <text:p text:style-name="Standard"/>
      <text:p text:style-name="Standard">(Ahsoka runs onto the platform and points her saber at Aura Sing)</text:p>
      <text:p text:style-name="Standard"/>
      <text:p text:style-name="Standard">Ahsoka: let her go</text:p>
      <text:p text:style-name="Standard">Sing: well, I knew you couldn't resist one more fight, </text:p>
      <text:p text:style-name="Standard">Ahsoka: now you listen to me bounty bitch, this fight is between you and me, so let her the fuck go!</text:p>
      <text:p text:style-name="Standard"/>
      <text:p text:style-name="Standard">(Aura Sing lets go of Leia and Leia runs behind Ahsoka)</text:p>
      <text:p text:style-name="Standard"/>
      <text:p text:style-name="Standard">Ahsoka: find your father, i'll handle her </text:p>
      <text:p text:style-name="Standard">Sing: Handle me, how will you handle me?</text:p>
      <text:p text:style-name="Standard">Ahsoka: (eyes begin to turn red) you'll see </text:p>
      <text:p text:style-name="Standard">Sing: (laughs) Lazarus will not save you this time </text:p>
      <text:p text:style-name="Standard"/>
      <text:p text:style-name="Standard"><text:soft-page-break/>BOSS BATTLE – Aura Sing (Final Round)</text:p>
      <text:p text:style-name="Standard"><text:tab/>Difficulty – 7/10</text:p>
      <text:p text:style-name="Standard"><text:tab/>Weapons – Automatic Pistols, Frag and Smoke Grenades, Sniper Rifle, Steel Bowey Knives, </text:p>
      <text:p text:style-name="Standard"/>
      <text:p text:style-name="Standard">Sing will begin this fight by drawing her knives and trying to attack you in hand to hand combat, start by blocking her attacks and then using force stun, you can hold her in place as you begin to show her your powers, after the barrage of five strikes, Ahsoka will knock Sing to the ground, run up to your enemy and peform and exicution, while it wont kill Sing, it will take of an extra 5% of her health leaving her with 85% health. <text:s/>Then Sing will jump back and begin to fire off her pistols at you, now this will be similar to a different Aura Sing fight, but nonetheless you will have to dodge or deflect these shots, Sing will also throw grenades at you as you try to evade her laser fire. <text:s/>Once Sing stops shooting you will have to get close to her to attack her again, so run up to her and use your powers to stun Sing and then lay down your attack and you will drop Sing's health to 70%. <text:s/>As you can clearly see Ahsoka is so much of a better fighter than Aura Sing, and you will have a chance to prove it once again now, Sing will start throwing grenades around the platform, then after throwing a few frags at you, Sing will a smoke grenade and then you will see a red laser sight throught the smoke, now you will have to use your powers to push Sing back and this will knock Sing to the ground, giving you the chance to attack Aura Sing while she is down. <text:s/>After this attack Sing's health will be down to 60% and then they will pull out their Knives again and go back to trying to hack away at you, these attacks can be easily blocked and you can stun your opponent easily with your powers. <text:s/>So once you get the chance to stun Sing and lay out your attack, and after the six or so strikes you will have Sing on the ground once again, perform an Exicution and again it will not kill Sing, her Health will stand at 45%. <text:s/>At this point a mini-scene will start </text:p>
      <text:p text:style-name="Standard"/>
      <text:p text:style-name="Standard">Mini-scene</text:p>
      <text:p text:style-name="Standard"/>
      <text:p text:style-name="Standard">(Ahsoka and Aura Sing are staring each other down)</text:p>
      <text:p text:style-name="Standard"/>
      <text:p text:style-name="Standard">Sing: im surprised you lasted this long </text:p>
      <text:p text:style-name="Standard">Ahsoka: you'll find im full of surprises</text:p>
      <text:p text:style-name="Standard"/>
      <text:p text:style-name="Standard">(Sing fires off her pistols at Ahsoka and Ahsoka blocks them all, then Ahsoka kicks Sing and Aura Sing does a back flip and lands on her feet)</text:p>
      <text:p text:style-name="Standard"/>
      <text:p text:style-name="Standard">Sing: you can't beat me Jedi, you haven't the skill</text:p>
      <text:p text:style-name="Standard"/>
      <text:p text:style-name="Standard">(Ahsoka becomes a little angry and goes at Sing)</text:p>
      <text:p text:style-name="Standard"/>
      <text:p text:style-name="Standard">Game Play</text:p>
      <text:p text:style-name="Standard"/>
      <text:p text:style-name="Standard">You will be given control with your enemy more than half dead and they were talking mad shit before you were allowed to fight so let this fuck have it. <text:s/>Sing will begin to shoot at you with the automatic pistols and this will again be mixed with grenades which can be an problem if you get caught in the crossfire. <text:s/>Soon Sing will throw a smoke grenade and draw her Sniper rifle, use force push and Sing will be on the ground, so slash the shit out of your enemy and Sing will have 30% health after this attack. <text:s/>At this point Sing will move back and open fire with her pistols for a little and then she will draw her knives, and try to attack you head on once again, and this time you can clash with Sing, doing this will have you follow the same routine, as usual and then once Sing is on the ground, attack he and you will drop your enemy's health to 20%. <text:s/>Sing will race back on her feet and then she will scream at <text:soft-page-break/>you “DIE” and then she will run at you with her knives and then you will clash with Sing again, win this and you will have a chance to attack Sing once again and knock her health down to 10%. <text:s/>now you will get to see the exicutions at their finest, stun Sing and then attack her with everything you have and as soon as you see the two buttons on your screen, press them and Ahsoka will stab her lightsaber into Sing's gut and then kicks Sing away, Aura Sing falls to the ground and Ahsoka steps up and slices her head off ending the battle. <text:s/></text:p>
      <text:p text:style-name="Standard"/>
      <text:p text:style-name="Standard">CUTSCENE </text:p>
      <text:p text:style-name="Standard"/>
      <text:p text:style-name="Standard">(Ahsoka walks away from the headless body of Aura Sing, then she turns around and kicks Sing's body to the ground)</text:p>
      <text:p text:style-name="Standard"/>
      <text:p text:style-name="Standard">Ahsoka: eat shit bounty hunter!</text:p>
      <text:p text:style-name="Standard"/>
      <text:p text:style-name="Standard">(she spits on the ground, and then walks back into the main complex)</text:p>
      <text:p text:style-name="Standard"/>
      <text:p text:style-name="Standard">Spartacus: is it done?</text:p>
      <text:p text:style-name="Standard">Ahsoka: yeah, she's dead </text:p>
      <text:p text:style-name="Standard">Organa: You, You WHAT!?</text:p>
      <text:p text:style-name="Standard">Spartacus: she took Sing's life, as was commnaded </text:p>
      <text:p text:style-name="Standard">Organa: the Jedi are not allowed to take lives in vengeance</text:p>
      <text:p text:style-name="Standard">Ahsoka: do you see a Jedi order, do you see Yoda around here?</text:p>
      <text:p text:style-name="Standard">Organa: you took an oath!</text:p>
      <text:p text:style-name="Standard">Ahsoka: they fucking excommunicated me!, Spartacus was the only one who had faith in me, I don't tell you how to do your job, don't tell me how to do mine!</text:p>
      <text:p text:style-name="Standard">Organa: Obi-Wan would disapprove </text:p>
      <text:p text:style-name="Standard">Spartacus: mind your words Organa, you speak without thought </text:p>
      <text:p text:style-name="Standard">Organa: see yourselves from my fucking house, lest you kill everyone here </text:p>
      <text:p text:style-name="Standard">Ahsoka: (to Spartacus) c'mon, let's go</text:p>
      <text:p text:style-name="Standard"/>
      <text:p text:style-name="Standard">(they begin to leave)</text:p>
      <text:p text:style-name="Standard"/>
      <text:p text:style-name="Standard">Organa: The path your going on, it's leads to the darkness </text:p>
      <text:p text:style-name="Standard">Ahsoka: (turns around) son of a bitch!</text:p>
      <text:p text:style-name="Standard"/>
      <text:p text:style-name="Standard">(she runs at Organa but Spartacus holds her back)</text:p>
      <text:p text:style-name="Standard"/>
      <text:p text:style-name="Standard">Spartacus: (holding Ahsoka back) still yourself love </text:p>
      <text:p text:style-name="Standard">Ahsoka: (takes a deep breath) sorry, I lost control</text:p>
      <text:p text:style-name="Standard"/>
      <text:p text:style-name="Standard">(he hugs her)</text:p>
      <text:p text:style-name="Standard"/>
      <text:p text:style-name="Standard">Spartacus: you are going to be alright</text:p>
      <text:p text:style-name="Standard">Organa: seems it's happening faster than we thought</text:p>
      <text:p text:style-name="Standard">Spartacus: Organa!, hold yout tounge</text:p>
      <text:p text:style-name="Standard">Ahsoka: you have no idea, how hard it has been for me </text:p>
      <text:p text:style-name="Standard">Organa: I speak without thought, you have saved my life countless times, now you have saved my daughter's life, name your request and see it granted </text:p>
      <text:p text:style-name="Standard"/>
      <text:p text:style-name="Standard"><text:soft-page-break/>(Ahsoka is still in Spartacus' arms, they look at each other)</text:p>
      <text:p text:style-name="Standard"/>
      <text:p text:style-name="Standard">Spartacus: tell her nothing, she already knows who we are, leave it at that</text:p>
      <text:p text:style-name="Standard">Ahsoka: when she is ready, tell her the truth </text:p>
      <text:p text:style-name="Standard">Organa: I will, thank you again my friends</text:p>
      <text:p text:style-name="Standard">Ahsoka: you got it Bail, we shall leave you now</text:p>
      <text:p text:style-name="Standard"/>
      <text:p text:style-name="Standard">(the rebels leave the complex, it is a mess after the Imperial Invasion, then Spartacus and Ahsoka get to the platform where they see their respective fighters)</text:p>
      <text:p text:style-name="Standard"/>
      <text:p text:style-name="Standard">Spartacus: can you rejoin us?</text:p>
      <text:p text:style-name="Standard">Ahsoka: not yet, I still want to know more about this Lazarus stuff, so we can stop it together </text:p>
      <text:p text:style-name="Standard">Spartacus: I will be there, when you find the answers you seek </text:p>
      <text:p text:style-name="Standard"/>
      <text:p text:style-name="Standard">(they kiss and then Ahsoka leaves the platform before Spartacus, then Spartacus leaves the platform and heads back to his ship)</text:p>
      <text:p text:style-name="Standard"/>
      <text:p text:style-name="Standard">LEVEL 21 COMPLETE <text:s/></text:p>
      <text:p text:style-name="Standard"/>
      <text:p text:style-name="Standard">(we then go to Crassus' ship, we see Crassus at his desk and Vibius walks in)</text:p>
      <text:p text:style-name="Standard"/>
      <text:p text:style-name="Standard">Vibius: sir, Aura Sing has been killed in battle</text:p>
      <text:p text:style-name="Standard">Crassus: as was expected, a relief I did not send additional troops</text:p>
      <text:p text:style-name="Standard">Vibius: yet Alderan should be investigated, for rebellion</text:p>
      <text:p text:style-name="Standard">Crassus: that is not my conflict, that is the work of Lord Vader, not Marcus Crassus</text:p>
      <text:p text:style-name="Standard">Vibius: then what is our plan</text:p>
      <text:p text:style-name="Standard">Crassus: to find and kill Spartacus,</text:p>
      <text:p text:style-name="Standard">Vibius: we do not know where he went, there is no way to track them, since Fett disappeared</text:p>
      <text:p text:style-name="Standard">Crassus: I dismissed the Bounty Hunter, he no longer works for me </text:p>
      <text:p text:style-name="Standard">Vibius: that may not have been a wise decision</text:p>
      <text:p text:style-name="Standard">Crassus: (stands up) Vibius, gather the men, there is yet a way to track Spartacus</text:p>
      <text:p text:style-name="Standard"/>
      <text:p text:style-name="Standard">(we then go back to the rebel's ship and we see Spartacus in the common room with Renner and Houston and Clovis, Clovis and Houston are playing a football video game)</text:p>
      <text:p text:style-name="Standard"/>
      <text:p text:style-name="Standard">Clovis: first down!</text:p>
      <text:p text:style-name="Standard">Houston: you haven't scored yet</text:p>
      <text:p text:style-name="Standard"/>
      <text:p text:style-name="Standard">(we go to Renner and Spartacus, in the same room) </text:p>
      <text:p text:style-name="Standard"/>
      <text:p text:style-name="Standard">Spartacus: what stands the best system to land upon?</text:p>
      <text:p text:style-name="Standard">Renner: I have looked into most of the systems, Kiros is the best, it's damn near deserted </text:p>
      <text:p text:style-name="Standard">Spartacus: I made promise, not to involve Ahsoka's people in the war</text:p>
      <text:p text:style-name="Standard">Renner: at this point I don't think we have a choice</text:p>
      <text:p text:style-name="Standard">Spartacus: (sighs) if there is no other place, </text:p>
      <text:p text:style-name="Standard">Renner: I'll keep my eyes open, but every planet is riddled with Crassus' spies</text:p>
      <text:p text:style-name="Standard">Spartacus: what of Kiros</text:p>
      <text:p text:style-name="Standard">Renner: nothing, no sign of the locals, let alone Imperials</text:p>
      <text:p text:style-name="Standard">Spartacus: set a course, ill inform the men</text:p>
      <text:p text:style-name="Standard"><text:soft-page-break/>Renner: any news when, ya know she'll come back</text:p>
      <text:p text:style-name="Standard">Spartacus: it will not be long, a few more weeks and we shall be reunited </text:p>
      <text:p text:style-name="Standard">Renner: oh, I was talking about Hera</text:p>
      <text:p text:style-name="Standard"/>
      <text:p text:style-name="Standard">(they both laugh)</text:p>
      <text:p text:style-name="Standard"/>
      <text:p text:style-name="Standard">Clovis: Renner: are you really still trying to bang that one chick</text:p>
      <text:p text:style-name="Standard">Renner: is water still wet, do Banthas still shit in the desert, your damn right Im about it </text:p>
      <text:p text:style-name="Standard">Spartacus: i'll give the information to the men, until that time, summon the generals, have them meet me on the bridge</text:p>
      <text:p text:style-name="Standard">Houston: you got it boss</text:p>
      <text:p text:style-name="Standard"/>
      <text:p text:style-name="Standard">Game Play </text:p>
      <text:p text:style-name="Standard"/>
      <text:p text:style-name="Standard">You will be given control in the common room so head to the barracks, and on your way there you will hear someone say the name Crassus, follow the voice and you will see Aaron trying to contact someone, walk up to him and this will start a mini-scene</text:p>
      <text:p text:style-name="Standard"/>
      <text:p text:style-name="Standard">Spartacus: what the hell is going on here </text:p>
      <text:p text:style-name="Standard">Aaron: (quickly turns around) nothing sir, all good</text:p>
      <text:p text:style-name="Standard">Spartacus: (points) whats in your hand?</text:p>
      <text:p text:style-name="Standard">Aaron: a transmitter, what's wrong with that</text:p>
      <text:p text:style-name="Standard">Spartacus: nothing, I only have issue with the man you were contacting </text:p>
      <text:p text:style-name="Standard">Aaron: (looks down) shit </text:p>
      <text:p text:style-name="Standard"/>
      <text:p text:style-name="Standard">(the next thing we see is Aaron sitting down surrounded by the rest of the generals)</text:p>
      <text:p text:style-name="Standard"/>
      <text:p text:style-name="Standard">Grievous: fucking traitor!</text:p>
      <text:p text:style-name="Standard">Spartacus: what stands your plea</text:p>
      <text:p text:style-name="Standard">Aaron: I am not traitor, I love this rebellion</text:p>
      <text:p text:style-name="Standard">Renner: your transmitter says otherwise, I looked into it, he has been feeding information to Crassus, since we picked him up on Tatooine</text:p>
      <text:p text:style-name="Standard">Spartacus: is this true</text:p>
      <text:p text:style-name="Standard">Aaron: Spartacus...</text:p>
      <text:p text:style-name="Standard">Clovis: answer the fucking question </text:p>
      <text:p text:style-name="Standard">Aaron: yes, I had been giving Crassus information on our where abouts, where we would be, what time</text:p>
      <text:p text:style-name="Standard">Houston: you fucking cunt, YOU GAVE THEM CRIXUS!!</text:p>
      <text:p text:style-name="Standard">Aaron: he was not to die, the governor decreed it </text:p>
      <text:p text:style-name="Standard">Grievous: what should we do now</text:p>
      <text:p text:style-name="Standard">Gregor: ice the fucking shit (draws his gun)</text:p>
      <text:p text:style-name="Standard">Spartacus: hold, </text:p>
      <text:p text:style-name="Standard">Aaron: I only did it to save your lives </text:p>
      <text:p text:style-name="Standard">Spartacus: now, you have me regreting saving your's, sieze him</text:p>
      <text:p text:style-name="Standard"/>
      <text:p text:style-name="Standard">(Renner and Grievous grab Aaron)</text:p>
      <text:p text:style-name="Standard"/>
      <text:p text:style-name="Standard">Spartacus: send him back to the Empire, and make sure they can tell he was removed, brand him</text:p>
      <text:p text:style-name="Standard"/>
      <text:p text:style-name="Standard">(Renner and Grievous hold Aaron and Gregor walks over with a hot iron with the word TRAITOR, <text:soft-page-break/>they burn this brand onto Aaron's arm, then Aaron is thrown into a holding cell)</text:p>
      <text:p text:style-name="Standard"/>
      <text:p text:style-name="Standard">Spartacus: Ahsoka was right, about the boy</text:p>
      <text:p text:style-name="Standard">Grievous: we could not have known,</text:p>
      <text:p text:style-name="Standard">Spartacus: my money was on you</text:p>
      <text:p text:style-name="Standard">Grievous: not a bad bet, yet my wish is to see Crassus fall, with your help</text:p>
      <text:p text:style-name="Standard">Spartacus: you have assisted us much Grievous, if only we joined forces sooner, we could have prevented the empire</text:p>
      <text:p text:style-name="Standard">Grievous: one can never tell the future until we live through it, then all we talk about is the past</text:p>
      <text:p text:style-name="Standard">Renner: (walks over) we just received word that Crassus is heading for Kiros, what stands the plan</text:p>
      <text:p text:style-name="Standard">Spartacus: (pauses) continue our course, we shall finally end this war one way or another </text:p>
      <text:p text:style-name="Standard">Renner: (nods) you got it (he leaves the room)</text:p>
      <text:p text:style-name="Standard">Spartacus: we shall face Crassus' army, in open battle </text:p>
      <text:p text:style-name="Standard">Greivous: we shall crush the imperials,</text:p>
      <text:p text:style-name="Standard">Spartacus: we have a ton of planning to do</text:p>
      <text:p text:style-name="Standard"/>
      <text:p text:style-name="Standard">(they leave for the bridge and there we see all the generals standing around)</text:p>
      <text:p text:style-name="Standard"/>
      <text:p text:style-name="Standard">Spartacus: generals, we are for Kiros, Crassus will meet us there</text:p>
      <text:p text:style-name="Standard">Gregor: then we should plot a new course</text:p>
      <text:p text:style-name="Standard">Spartacus: that is what Crassus expects, we shall do the unthinkable</text:p>
      <text:p text:style-name="Standard">Houston: like march to our deaths</text:p>
      <text:p text:style-name="Standard">Spartacus: no, I would have us defeat Crassus, in a place that he does not know,</text:p>
      <text:p text:style-name="Standard">Renner: but we do, at least Spartacus does</text:p>
      <text:p text:style-name="Standard">Gregor: as do I, I was stationed here for a while </text:p>
      <text:p text:style-name="Standard">Grievous: we have located Crassus' ship near a canyon, and a river</text:p>
      <text:p text:style-name="Standard">Spartacus: we shall station our troops across the river, forcing Crassus to march a longer distance to face us </text:p>
      <text:p text:style-name="Standard">Kalmowicz: what of the river, we need to find a way to cross it </text:p>
      <text:p text:style-name="Standard">Spartacus: we shall make Crassus, figure that out </text:p>
      <text:p text:style-name="Standard"/>
      <text:p text:style-name="Standard">(Grievous laughs)</text:p>
      <text:p text:style-name="Standard"/>
      <text:p text:style-name="Standard">Renner: So I guess this is it, if we win Crassus is destroyed</text:p>
      <text:p text:style-name="Standard">Houston: and if we do not?</text:p>
      <text:p text:style-name="Standard">Spartacus: then we will die a glorious death</text:p>
      <text:p text:style-name="Standard">Gregor: I long to welcome that outcome</text:p>
      <text:p text:style-name="Standard"/>
      <text:p text:style-name="Standard">LEVEL 22 – Kiros (Last Request) – The Final Battle </text:p>
      <text:p text:style-name="Standard"/>
      <text:p text:style-name="Standard">Game Play </text:p>
      <text:p text:style-name="Standard"/>
      <text:p text:style-name="Standard">You will now be placed in the bridge, and you will hear a voice say “we have arrived at Kiros, prepare to land”. <text:s/>Your next task will be to get to the hangar, but before you go visit Aaron in the cell blocks on the same floor as the hangar (bottom floor) and once inside the cell blocks you will see Aaron in the first cell. </text:p>
      <text:p text:style-name="Standard"/>
      <text:p text:style-name="Standard">Mini-scene</text:p>
      <text:p text:style-name="Standard"/>
      <text:p text:style-name="Standard">Spartacus: you seem at peace</text:p>
      <text:p text:style-name="Standard">Aaron: I, I failed you, there is nothing more to live for</text:p>
      <text:p text:style-name="Standard">Spartacus: I beg to differ, do you still wish to honor us </text:p>
      <text:p text:style-name="Standard">Aaron: more than anything</text:p>
      <text:p text:style-name="Standard">Spartacus: I am to make an announcement later, be there to witness it </text:p>
      <text:p text:style-name="Standard"><text:soft-page-break/>Aaron: how I am stuck in a cell</text:p>
      <text:p text:style-name="Standard">Spartacus: I have ordered your release</text:p>
      <text:p text:style-name="Standard"/>
      <text:p text:style-name="Standard">(two guards walk in and let Aaron go)</text:p>
      <text:p text:style-name="Standard"/>
      <text:p text:style-name="Standard">Aaron: thank you</text:p>
      <text:p text:style-name="Standard">Spartacus: if you return to Crassus, be sure to fight tomorrow </text:p>
      <text:p text:style-name="Standard">Aaron: it had never crossed mind</text:p>
      <text:p text:style-name="Standard"/>
      <text:p text:style-name="Standard">Game Play</text:p>
      <text:p text:style-name="Standard"/>
      <text:p text:style-name="Standard">Head back out the door you came and head to the hangar then you will see all the soldiers getting ready to land, with all the civilians that have been saved walk up to this crowd and another cutscene will begin</text:p>
      <text:p text:style-name="Standard"/>
      <text:p text:style-name="Standard">CUTSCENE</text:p>
      <text:p text:style-name="Standard"/>
      <text:p text:style-name="Standard">Spartacus: my warriors, attend your ears </text:p>
      <text:p text:style-name="Standard"/>
      <text:p text:style-name="Standard">(everyone looks at Spartacus)</text:p>
      <text:p text:style-name="Standard"/>
      <text:p text:style-name="Standard">Spartacus: we are about to face the legions of Marcus Crassus, in open battle </text:p>
      <text:p text:style-name="Standard"/>
      <text:p text:style-name="Standard">(the crowd murmurs)</text:p>
      <text:p text:style-name="Standard"/>
      <text:p text:style-name="Standard">Spartacus: yet I would have only the soldiers to come to the surface with me, </text:p>
      <text:p text:style-name="Standard">Civilian: you will be back </text:p>
      <text:p text:style-name="Standard">Spartacus: and if I do not return, if we fall, I would have you far from this place, take what transports we have and send off to different systems proclaiming what we have done, so that more systems may rebel against the Empire</text:p>
      <text:p text:style-name="Standard"/>
      <text:p text:style-name="Standard">(the civilians then begin to file into transports, then Aaron comes up to Spartacus)</text:p>
      <text:p text:style-name="Standard"/>
      <text:p text:style-name="Standard">Spartacus: Aaron, leave this place, never return, the last request I have is that you spread my deeds across the galaxy</text:p>
      <text:p text:style-name="Standard">Aaron: I will see it done</text:p>
      <text:p text:style-name="Standard"/>
      <text:p text:style-name="Standard">(Aaron and Spartacus shake eachothers hands and Aaron gets onto a transport, then one civilian comes up to Spartacus, a former slave in Jabba's palace)</text:p>
      <text:p text:style-name="Standard"/>
      <text:p text:style-name="Standard">Rebel: you have given hope to those who have none, (kisses his hand) thank you Spartacus</text:p>
      <text:p text:style-name="Standard"/>
      <text:p text:style-name="Standard">(then a line of rebels come up to Spartacus and thank him once this is over the civilians and a few soldiers enter the transports and these ships fly off in all different directions, then we go back inside the hangar)</text:p>
      <text:p text:style-name="Standard"/>
      <text:p text:style-name="Standard">Spartacus: my soldiers, we must give our brothers and sisters the time they need, our lives will not be taken so easily</text:p>
      <text:p text:style-name="Standard">Renner: we are with you, till the end, no matter how bitter it is </text:p>
      <text:p text:style-name="Standard"><text:soft-page-break/>Grievous: you showed me the light of rebellion, and showed me the face of a new friend</text:p>
      <text:p text:style-name="Standard">Houston: ive been here from the start, won't make sense to back out now</text:p>
      <text:p text:style-name="Standard">Kalmowicz: I may not like it, but you saved me, now I will return favor</text:p>
      <text:p text:style-name="Standard">Gregor: same with me, there is only one way to honor those we have loved and lost </text:p>
      <text:p text:style-name="Standard">Spartacus: very well, yet we will need more than just a short tactic </text:p>
      <text:p text:style-name="Standard">Renner: Soldiers are you with us </text:p>
      <text:p text:style-name="Standard">All soldiers: we're with you SIR!</text:p>
      <text:p text:style-name="Standard">Spartacus: land the starship, it's going to get messy </text:p>
      <text:p text:style-name="Standard"/>
      <text:p text:style-name="Standard">(the rebel ship lands on the other side of the river across from the Imperial camp, the Imperials are set up and ready to march)</text:p>
      <text:p text:style-name="Standard"/>
      <text:p text:style-name="Standard">Spartacus: set up a small camp on the top of that ridge, that should give us a vantange point</text:p>
      <text:p text:style-name="Standard">Grievous: roger, roger</text:p>
      <text:p text:style-name="Standard"/>
      <text:p text:style-name="Standard">(he heads up the hill with a few soldiers)</text:p>
      <text:p text:style-name="Standard"/>
      <text:p text:style-name="Standard">(Spartacus then heads over to the river only to see Imperial troopers running around preparing for battle, the Imperials then sound off a horn and their army begins to march, Spartacus runs to the soldiers)</text:p>
      <text:p text:style-name="Standard"/>
      <text:p text:style-name="Standard">Spartacus: the imperials have commenced their attack</text:p>
      <text:p text:style-name="Standard">Renner: what symbol do they bear </text:p>
      <text:p text:style-name="Standard">Spartacus: the eagle </text:p>
      <text:p text:style-name="Standard">Houston: Crassus</text:p>
      <text:p text:style-name="Standard">Spartacus prepare the men, </text:p>
      <text:p text:style-name="Standard"/>
      <text:p text:style-name="Standard">(then the sky becomes dark and night is upon us and we then see the two armies marching then the Imperials halt and plant their shileds in the ground, a single man on horseback heads over to the Rebel army)</text:p>
      <text:p text:style-name="Standard"/>
      <text:p text:style-name="Standard">Spartacus: sniper</text:p>
      <text:p text:style-name="Standard"/>
      <text:p text:style-name="Standard">(someone tosses him a rifle, and Spartacus shoots the ground right in front of the Imperial, it's Vibius)</text:p>
      <text:p text:style-name="Standard"/>
      <text:p text:style-name="Standard">Vibus: I seek no quarrel, only to dleiver a message from Imperitor Crassus</text:p>
      <text:p text:style-name="Standard">Spartacus: (loads the rifle) break your words then</text:p>
      <text:p text:style-name="Standard"/>
      <text:p text:style-name="Standard">(the next thing we see is Crassus over looking both armies and he has a small personal guard with him, Spartacus walks up this hill with Renner, Grievous, Houston, Kalmowicz and Gregor)</text:p>
      <text:p text:style-name="Standard"/>
      <text:p text:style-name="Standard">Crassus: have you ever seen such a thing, so many hearts beating towards a single purpose, the end of the war</text:p>
      <text:p text:style-name="Standard">Spartacus: why have you called me here Crassus</text:p>
      <text:p text:style-name="Standard">Crassus: same reason you came, curiosity....</text:p>
      <text:p text:style-name="Standard">Spartacus: and, have you been satisfied</text:p>
      <text:p text:style-name="Standard">Crassus: we have faced each other for many months, yet have only broken so few words towards one another </text:p>
      <text:p text:style-name="Standard">Spartacus: there are none, you can say, that will make difference </text:p>
      <text:p text:style-name="Standard"><text:soft-page-break/>Crassus: a thing well known, yet I would still have them</text:p>
      <text:p text:style-name="Standard"/>
      <text:p text:style-name="Standard">(Crassus gives his darksaber to Vibius and Spartacus gives his lightsaber to Renner)</text:p>
      <text:p text:style-name="Standard"/>
      <text:p text:style-name="Standard">Crassus: (to his men) leave us </text:p>
      <text:p text:style-name="Standard">Vibius: with this fucking rebel</text:p>
      <text:p text:style-name="Standard">Crassus: fall to command!</text:p>
      <text:p text:style-name="Standard"/>
      <text:p text:style-name="Standard">(Vibius bows and he and the Imperials leave the hill, the rebels do as well leaving Spartacus and Crassus alone over looking both armies, Spartacus stands right next to Crassus)</text:p>
      <text:p text:style-name="Standard"/>
      <text:p text:style-name="Standard">Crassus: it is known is it not that you cannot win this conflict </text:p>
      <text:p text:style-name="Standard">Spartacus: a sentement shared, by all the Imperials I killed</text:p>
      <text:p text:style-name="Standard">Crassus: My son among them</text:p>
      <text:p text:style-name="Standard">Spartacus: forgive me Imperitor, yet I do not shed tear over the death of an enemy soldier</text:p>
      <text:p text:style-name="Standard">Crassus: Crixus died upon field of battle, an honor denyed my son!</text:p>
      <text:p text:style-name="Standard">Spartacus: I was not as I commanded, yet Kofius proved to hostile, and he alone claimed vengeance, his insurrection has been dealt with, and your son returned to you</text:p>
      <text:p text:style-name="Standard">Crassus: war is tragedy, I understand you lost your woman and...</text:p>
      <text:p text:style-name="Standard">Spartacus: (interrupts) do not think to put your loss on equal footing, Ahsoka was innocent and she was stabbed in the back by Vader, a man she once considered a friend</text:p>
      <text:p text:style-name="Standard">Crassus: you sure let him have it </text:p>
      <text:p text:style-name="Standard">Spartacus: I should have lead him to his death</text:p>
      <text:p text:style-name="Standard">Crassus: yet you would lead others to their deaths,</text:p>
      <text:p text:style-name="Standard">Spartacus: whatever happens to my people, we decide how it ends not you, not the Empire, fixing their eyes on destorying freedom</text:p>
      <text:p text:style-name="Standard">Crassus: death in glorious battle hmm?</text:p>
      <text:p text:style-name="Standard">Spartacus: better to die by sword, the by the whips of a master</text:p>
      <text:p text:style-name="Standard">Crassus: yet will it balm festering would? <text:s/>If Spartacus heralds miracle and defeats the mighty Crassus and his legions, you know they'll just send another in my place and then another and then another </text:p>
      <text:p text:style-name="Standard">Spartacus: then I shall kill them too</text:p>
      <text:p text:style-name="Standard">Crassus: (smiles) yet what is the point of this fight, for Love I feel we both lost that, for honor, for justice?</text:p>
      <text:p text:style-name="Standard">Spartacus: (looks at Crassus) there is no justice, not in this life </text:p>
      <text:p text:style-name="Standard">Crassus: Alas, something we agree upon</text:p>
      <text:p text:style-name="Standard"/>
      <text:p text:style-name="Standard">(Crassus extends his hand, Spartacus then looks down and Spartacus and Crassus do the Gladiator hand shake)</text:p>
      <text:p text:style-name="Standard"/>
      <text:p text:style-name="Standard">Spartacus: by this time tomorrow, I will kill you</text:p>
      <text:p text:style-name="Standard">Crassus: no, you're going to try</text:p>
      <text:p text:style-name="Standard">Spartacus: (puts hand on Crassus' shoulder) it is all a free man can do</text:p>
      <text:p text:style-name="Standard"/>
      <text:p text:style-name="Standard">(Crassus nods and Spartacus begins to walk away)</text:p>
      <text:p text:style-name="Standard"/>
      <text:p text:style-name="Standard">Crassus: Spartacus</text:p>
      <text:p text:style-name="Standard"/>
      <text:p text:style-name="Standard">(Spartacus turns around)</text:p>
      <text:p text:style-name="Standard"/>
      <text:p text:style-name="Standard"><text:soft-page-break/>Crassus: (pulls lightsaber out of his boot) this was her sword, she would have wanted you to have it </text:p>
      <text:p text:style-name="Standard"/>
      <text:p text:style-name="Standard">(Spartacus walks over, grabs the weapon and turns it on, he then turns it off, and puts it on his belt, he nods to Crassus and Spartacus heads down the hill)</text:p>
      <text:p text:style-name="Standard"/>
      <text:p text:style-name="Standard">LEVEL 22 COMPLETE</text:p>
      <text:p text:style-name="Standard"/>
      <text:p text:style-name="Standard">Game Play</text:p>
      <text:p text:style-name="Standard"/>
      <text:p text:style-name="Standard">You will be placed in the rebel camp of Kiros and there is little you can do besides head to the next mission but I just want to take this time to say that it has been a very fun ride and I know you had fun as well, so just look around at what you were able to accomplish and you will have to move on to the next task and that is to defeat Crassus. <text:s/>So head to the hill of your camp and then enter the largest tent and you will see maps on the table of the surrounding area, then you see Renner in the tent already looking at these maps on the table, walk up to him to begin the final mission and the end of the war. <text:s/></text:p>
      <text:p text:style-name="Standard"/>
      <text:p text:style-name="Standard">LEVEL 23 – Kiros (Victory) – The Final Battle </text:p>
      <text:p text:style-name="Standard"/>
      <text:p text:style-name="Standard">CUTSCENE</text:p>
      <text:p text:style-name="Standard"/>
      <text:p text:style-name="Standard">(Spartacus sits down with Renner at the table)</text:p>
      <text:p text:style-name="Standard"/>
      <text:p text:style-name="Standard">Spartacus: you have any thoughts</text:p>
      <text:p text:style-name="Standard">Renner: we are all but out of ideas</text:p>
      <text:p text:style-name="Standard">Spartacus: you do not think we can defeat Crassus</text:p>
      <text:p text:style-name="Standard">Renner: I always lose betting against you, yet the odds, they're not in our favor</text:p>
      <text:p text:style-name="Standard">Spartacus: no, they are not</text:p>
      <text:p text:style-name="Standard">Renner: I would offer to smoke but I have turned away from dope</text:p>
      <text:p text:style-name="Standard">Spartacus: a thing I have noticed </text:p>
      <text:p text:style-name="Standard">Renner: if we survive this, if we achieve victory, I going to tell Hera how I feel, no matter the cost</text:p>
      <text:p text:style-name="Standard">Spartacus: victory, a word so simple, yet so complex</text:p>
      <text:p text:style-name="Standard">Renner: what do you mean</text:p>
      <text:p text:style-name="Standard">Spartacus: I discussed with Ahsoka many a time about what it would mean to have victory, I though the answer lay in the Imperials slain</text:p>
      <text:p text:style-name="Standard">Renner: a thought you no longer hold</text:p>
      <text:p text:style-name="Standard">Spartacus: no, it is not Crassus' death nor our deaths but the life of Tara, of Clovis and Kayla, all the slaves, they are all Ahsoka, and I would see them free </text:p>
      <text:p text:style-name="Standard">Renner: a cause we all can embrace</text:p>
      <text:p text:style-name="Standard">Spartacus: you must do more than embrace, you must lead </text:p>
      <text:p text:style-name="Standard">Renner: I'm a footsoldier Spartacus, I have not the experience to command </text:p>
      <text:p text:style-name="Standard">Spartacus: I know what I have asked you, yet now is the most crucial time </text:p>
      <text:p text:style-name="Standard">Renner: (sighs) what would you have me do</text:p>
      <text:p text:style-name="Standard">Spartacus: the impossible, </text:p>
      <text:p text:style-name="Standard"/>
      <text:p text:style-name="Standard">(Renner laughs and then night becomes day and we see both armies ready for march, Crassus and Vibius are on horse back, Note: these are the last two horses left in Crassus' Army, where did they all go, died in this war)</text:p>
      <text:p text:style-name="Standard"/>
      <text:p text:style-name="Standard">Crassus: do the men stand ready</text:p>
      <text:p text:style-name="Standard"><text:soft-page-break/>Vibius: they do Imperitor</text:p>
      <text:p text:style-name="Standard">Crassus: Vibius, Gratitude, for loyal service</text:p>
      <text:p text:style-name="Standard">Vibius: the honor was all mine Sir</text:p>
      <text:p text:style-name="Standard"/>
      <text:p text:style-name="Standard">(then we go to the rebel army and we see Spartacus with two lightsabers, both of them Ahsoka's old weapons, the soldiers greet him as he walks to the front line)</text:p>
      <text:p text:style-name="Standard"/>
      <text:p text:style-name="Standard">Grievous: they stand as an ocean</text:p>
      <text:p text:style-name="Standard">Houston: just like when Crixus was taken from us</text:p>
      <text:p text:style-name="Standard">Spartacus: we will stop their waves</text:p>
      <text:p text:style-name="Standard"/>
      <text:p text:style-name="Standard">(Spartacus then walks in front of the rebel army)</text:p>
      <text:p text:style-name="Standard"/>
      <text:p text:style-name="Standard">Spartacus: soon, Crassus will give command, and we will face his army in open battle, a lifetime ago, when I stood before some of you before facing Lobo, I said before regarding your fear, yet I do not see that any longer, The empire seeks to cast their shadow over every man, every woman and every child in this galaxy, we shall show them the errors of their ways, and we shall prove that anyone who wishes to place their foot upon the throat of liberty, Shall fall!, TO THE CRY OF FREEDOM!!</text:p>
      <text:p text:style-name="Standard"/>
      <text:p text:style-name="Standard">(the entire rebel army cheers and screams violently after this speech, their hollering so lound that the Imperials can hear them)</text:p>
      <text:p text:style-name="Standard"/>
      <text:p text:style-name="Standard">Crassus: let their cries not discourage you from your task, I would make example against all those who challenge the Empire, fire mortar guns!</text:p>
      <text:p text:style-name="Standard"/>
      <text:p text:style-name="Standard">(The empire fire off their mortars and the rebels see this)</text:p>
      <text:p text:style-name="Standard"/>
      <text:p text:style-name="Standard">Spartacus: FORWARD!</text:p>
      <text:p text:style-name="Standard"/>
      <text:p text:style-name="Standard">(the rebel army charges)</text:p>
      <text:p text:style-name="Standard"/>
      <text:p text:style-name="Standard">Crassus: sound horn and advance, and see rebellion distant memory</text:p>
      <text:p text:style-name="Standard"/>
      <text:p text:style-name="Standard">(the imperial horns sound off and the Imperial troopers begin to march)</text:p>
      <text:p text:style-name="Standard"/>
      <text:p text:style-name="Standard">(then as soon as the rebels reach a certain point of the battlefield, Spartacus halts)</text:p>
      <text:p text:style-name="Standard"/>
      <text:p text:style-name="Standard">Spartacus: TAKE POSITION! </text:p>
      <text:p text:style-name="Standard"/>
      <text:p text:style-name="Standard">(the rebels hold their position and find cover behind the few rocks on the battlefield, the Imperials are still marching forward)</text:p>
      <text:p text:style-name="Standard"/>
      <text:p text:style-name="Standard">Spartacus: hold</text:p>
      <text:p text:style-name="Standard"/>
      <text:p text:style-name="Standard">(the Imperials get closer) </text:p>
      <text:p text:style-name="Standard"/>
      <text:p text:style-name="Standard">Spartacus: hold....</text:p>
      <text:p text:style-name="Standard"/>
      <text:p text:style-name="Standard">(the imperial army is within striking distance)</text:p>
      <text:p text:style-name="Standard"><text:soft-page-break/></text:p>
      <text:p text:style-name="Standard">Spartacus: HOLD!</text:p>
      <text:p text:style-name="Standard"/>
      <text:p text:style-name="Standard">(we hear someone yell “charge and Crassus' trooper run at the rebels yet the first few lines fall into a pit of spikes, built by the rebels, miles long)</text:p>
      <text:p text:style-name="Standard"/>
      <text:p text:style-name="Standard">Spartacus: open fire!</text:p>
      <text:p text:style-name="Standard"/>
      <text:p text:style-name="Standard">(the rebels begin to shoot at the troopers who are lost in the moment)</text:p>
      <text:p text:style-name="Standard"/>
      <text:p text:style-name="Standard">Vibius: the savage yet proves resourceful</text:p>
      <text:p text:style-name="Standard">Crassus: he but delays his fate by grains of sand, order the men to form testudo</text:p>
      <text:p text:style-name="Standard"/>
      <text:p text:style-name="Standard">(another horn sounds off and the imperials build their shileds in this formation)</text:p>
      <text:p text:style-name="Standard"/>
      <text:p text:style-name="Standard">Grievous: they form as we planned </text:p>
      <text:p text:style-name="Standard">Spartacus: now let us show them something they will not see, NOW!</text:p>
      <text:p text:style-name="Standard"/>
      <text:p text:style-name="Standard">(all the rebels lift giant wooden boards from the ground, buried underground, and then they lift the boards up and let them fall on the imperial's shields, then once all the boards are down, Spartacus runs on this board and then jumps off raising one saber in the air and then the battle shall finally begin)</text:p>
      <text:p text:style-name="Standard"/>
      <text:p text:style-name="Standard">Game Play</text:p>
      <text:p text:style-name="Standard"/>
      <text:p text:style-name="Standard">When you are given control you will be surrounded by Impeiral troopers so since you can kill them easily with lightsabers use the two sabers you have and kill as many as you can during this initial fight, the rebel army will be shooting at the imperials and running over the boards to get closer, Crassus' troopers will draw their sabers at this point of the battle, quicker than normal and then you will have to deal with these shielded enemies. <text:s/>Once this wave is dead, head forward and you will see Grievous fighting troopers putting in work same with Houston and Gregor, in this battle you can use all the exicutions Ahsoka can to kill troopers at a quicker rate than normal so you do not get surrounded. <text:s/>Once you have killed a great number of their soldiers a mini-scene will start</text:p>
      <text:p text:style-name="Standard"/>
      <text:p text:style-name="Standard">mini-scene</text:p>
      <text:p text:style-name="Standard"/>
      <text:p text:style-name="Standard">(we then go to Crassus)</text:p>
      <text:p text:style-name="Standard"/>
      <text:p text:style-name="Standard">Crassus: fire the mortar guns </text:p>
      <text:p text:style-name="Standard">Vibius: you would rain death upon our own men</text:p>
      <text:p text:style-name="Standard">Crassus: I would end this fucking war</text:p>
      <text:p text:style-name="Standard"/>
      <text:p text:style-name="Standard">Game Play</text:p>
      <text:p text:style-name="Standard"/>
      <text:p text:style-name="Standard">Shit, now you will have to watch for the mortar guns shooting at both you, your army and the imperial army, so continue to push forward and then you will have to roll out of the way to avoid the mortat launcher attacks, then you will witness something as you are fighting, you will lose sight of Houston and Grievous, then you will see Grievous in front of you get hit with the shrapnal of a mortar and then his entire body is on fire, she strikes down two troopers as you are fighting to him and then he screams out “FUCK YOUR MOTHERS!” two troopers stab him in the shoulders killing him. <text:s/>Grievous has <text:soft-page-break/>fallen, now head forward killing any trooper that stand in your way, then you will see Houston fighting and you will hear Spartacus say while your fighting “Houston, mind your flank, do not let them close upon us” then Houston will be all over the place. <text:s/>Then you will have to fight off some more troopers then you will see another scene</text:p>
      <text:p text:style-name="Standard"/>
      <text:p text:style-name="Standard">Mini-scene</text:p>
      <text:p text:style-name="Standard"/>
      <text:p text:style-name="Standard">(we go to the imperials)</text:p>
      <text:p text:style-name="Standard"/>
      <text:p text:style-name="Standard">Officer: the slaves fall to supperior tactics and armor</text:p>
      <text:p text:style-name="Standard">Vibius: as do troopers under our command </text:p>
      <text:p text:style-name="Standard">Crassus: and unfortunate loss, yet one I would accept if it brings Spartacus to his end </text:p>
      <text:p text:style-name="Standard"/>
      <text:p text:style-name="Standard">(then we hear some one yell “BEHIND US” then Crassus turns around to see rebels running in behind them then the mortar cannon are taken over by Renner and the rebels here, Rennr is carrying Spartacus' old darksaber and he is killing everyone in sight)</text:p>
      <text:p text:style-name="Standard"/>
      <text:p text:style-name="Standard">Crassus: Catullus take command of rear position, do not let them fall to confusion</text:p>
      <text:p text:style-name="Standard"/>
      <text:p text:style-name="Standard">(the other officer, named Catullus, rides away)</text:p>
      <text:p text:style-name="Standard"/>
      <text:p text:style-name="Standard">Vibius: we must withdraw!</text:p>
      <text:p text:style-name="Standard">Crassus: NO! That is what he expects!, sound horn and advance </text:p>
      <text:p text:style-name="Standard"/>
      <text:p text:style-name="Standard">(Crassus whips his horse the army marches forward)</text:p>
      <text:p text:style-name="Standard"/>
      <text:p text:style-name="Standard">Game Play </text:p>
      <text:p text:style-name="Standard"/>
      <text:p text:style-name="Standard">You will now have to deal with the oncomming troopers, but you will not have to worry about mortar launchers anymore so just focus on killing your troopers, then you will see a counter reach the top of your screen, yes you have to kill 100 troopers again, like the last final battle. <text:s/>This will be a little easier than the last time doing this because you can exicute your enemies and kill them quickly and without much strain. <text:s/>So as you are fighting to reach your quota, you will see a man on horse back killing rebels, move in the direction of this man as this is Crassus, so once you reach 50 on the kill counter, you will reach Crassus and another mini-scene will start. <text:s/></text:p>
      <text:p text:style-name="Standard"/>
      <text:p text:style-name="Standard">Mini-scene</text:p>
      <text:p text:style-name="Standard"/>
      <text:p text:style-name="Standard">(Spartacus and Crassus catch sight of each other)</text:p>
      <text:p text:style-name="Standard"/>
      <text:p text:style-name="Standard">Crassus: SPARTACUS!!</text:p>
      <text:p text:style-name="Standard"/>
      <text:p text:style-name="Standard">(Spartacu and Crassus stare eachother down for a little and then they charge at one-another, Spartacus jumps off a pile of bodies and slashes Crassus. <text:s/>Crassus falls off his horse, He gets up and Troopers surround him)</text:p>
      <text:p text:style-name="Standard"/>
      <text:p text:style-name="Standard">Spartacus: CRASSUS!!</text:p>
      <text:p text:style-name="Standard"/>
      <text:p text:style-name="Standard">(then Houston and Gregor will join the fight and assist Spartacus)</text:p>
      <text:p text:style-name="Standard"><text:soft-page-break/></text:p>
      <text:p text:style-name="Standard">Houston: what a day, with so many Imperials to kill</text:p>
      <text:p text:style-name="Standard">Spartacus: there is only one life I would take, draw attention upon field, and I shall claim it</text:p>
      <text:p text:style-name="Standard"/>
      <text:p text:style-name="Standard">Game Play</text:p>
      <text:p text:style-name="Standard">Now you will have to kill another 50 troopers before moving onto the next step of this battle, so push forward and you will see a hill in the distance, the same hill Spartacus and Crassus met at, this will be your target, so kill everyone around you and once you reach the final troopers in your counter, then kill the two Dark Troopers guarding the hill and then you will be able to run up the hill, once at the top of the hill you will see Crassus and his guards, his guards will attack you, so kill them all, you will have to use Exicutions on these troopers to get the most efficiency in your kills. <text:s/>Once all the troopers are dead, <text:s/>Vibius will run at you and he will be an easy enemy, just block his attack twice and then counter him and then attack, after three strikes, Spartacus will slash Vibius' neck killing him. Once you have killed all of Crassus' guards another mini-scene will start </text:p>
      <text:p text:style-name="Standard"/>
      <text:p text:style-name="Standard">Mini-scene</text:p>
      <text:p text:style-name="Standard"/>
      <text:p text:style-name="Standard">(Spartacus stares down Crassus)</text:p>
      <text:p text:style-name="Standard"/>
      <text:p text:style-name="Standard">Spartacus: I made promise, by this time, I would have your life</text:p>
      <text:p text:style-name="Standard">Crassus: (picks up two Dark sabers) come then, and attempt to take it </text:p>
      <text:p text:style-name="Standard"/>
      <text:p text:style-name="Standard">BOSS BATTLE – Marcus Licinius Crassus </text:p>
      <text:p text:style-name="Standard"><text:tab/>Difficulty – 9/10</text:p>
      <text:p text:style-name="Standard"><text:tab/>Weapons – Darksabers, WP Grenades, Blaster Pistol</text:p>
      <text:p text:style-name="Standard"/>
      <text:p text:style-name="Standard">Finally the ultimate battle between good and evil, hero vs villian, whatever it's called prepare for the toughest fight in the game. <text:s/>Crassus will first run at you and instantly clash, press the button shown repeatedly to win, yet you will only be able to take away about 5% of Crassus' health with the initial attack. <text:s/>With Crassus at 95%, he will back up and begin to walk forward swinging his weapons around, Crassus will yell at you “You will fall by my sword Spartacus!” and “I shall see you to an end, Rebel shit!” these will be yelled out quite a bit in the battle so be ready for him to heckle you. <text:s/>Crassus does not stop attacking so you will have to go on offense and attack him while he is going after you, so this will make for some sparks for sure, then you will clash with Crassus again, follow the same routine and you will be able to take away another 5% from Crassus' health. <text:s/>Now with Crassus at 90%, he will begin to change his tactics, he will then run and strike trying to catch you off guard, so wait for Crassus to run and slash, then get behind him and hit him with your sabers and he will go down for a little giving you time to attack him yet again, dropping another 5% from his health. <text:s/>Crassus not that hard, well your in for a rude awakening, because at this point Crassus will speed up so if you clash with him he will get up too quickly for you to attack him, same goes with his running slash attack, so you will need to use Wrath of the Gods if you want to put any damage on him. <text:s/>Crassus' health will stand art 85% and he will try to attack you as he has done so far but this time, when he makes a move or you win a clash, quickly activate your power and you will be given extra speed to attack Crassus and take away 5% health, leaving him with 80%. <text:s/>Now Crassus will change up his attacks again, this time he will begin to toss grenades at you, but these are not frags, these are WP grenades, which stand for “Willie Pete” or White Phosphorus, these will drain your health if you are hit by these weapons, too bad you don't have any. <text:s/>So avoid these attacks and after Crassus has thrown three or four, he will draw his sabers again and begin his normal attacks, so wait for the right moment, in this case it's a clash and once you win acitvate your powers again and you will be able to use your speed to attack Crassus and <text:soft-page-break/>take away another 5% health, leaving him with 75%. <text:s/>then Crassus will yell out “go to hell!” and fire off his blaster pistol at you, deflecting these shots at him will do no damage, yet if Crassus is hit with more than seven shots he will be stunned for a time, but you will not get a chance to hit him because he is just too fast. <text:s/>So now you will have to wait for your meter to fill up again, and this will not be a problem because the Crassus will blow a whistle and two Troopers will come to his aid, kill both these troopers and you will get half of your meter filled, so you can attack him at this point but I would hold off for the time being, giving you the chance to attack him twice to end the battle quicker. <text:s/>So Crassus will return to Saber combat, and then he will clash with you again, win this one and back off, Crassus will get up in a matter of seconds, then he will blow his whistle again and two more troopers will run up the hill, kill them both with exicutions and you will have the Wrath meter 100% full. <text:s/>Now you can take the fight to your enemy, so once Crassus changes to his pistol, he will fire shots at you, I would not use half your meter on this part, it is too risky because you may not hit him with seven shots, so wait for Crassus to Draw his sabers once again and then he will do the running slash attack, so wait for him to attack then activate the power and attack Crassus' back, taking away another 5% health. <text:s/>Crassus, now at 70% health, will then throw grenades at you, the WP ones so be careful of where they fall and how far the blast radius is. <text:s/>So once Crassus stops this attack he will draw his sabers again and begin to attack you normally, so this means you will have to revert to winning the clash, so do just that and activate your powers and you will use your speed to attack Crassus and take away another 5% of his health. <text:s/>With Crassus at 65% he will be hardly happy, he will then blow his whistle and get two more troopers to attack you, kill them both and you will have Half of your wrath meter filled, then Crassus will start shooting his gun at you again and these attacks can be deflected yet if you hit him with enough shots to stun him, do not use your powers to attack him it will be a waist. <text:s/>So wait for Crassus to regain sense and then he will blow his whistle again and two more troopers will run up ready to die for their leader, so make their wishes come true and take them out filling your Wrath meter up to 100% then Crassus wil draw his sabers again and try to attack you with normal attacks, while yelling at you of course. <text:s/>So clash with Crassus and win, then follow the same routine of activating your power and then attacking Crassus and taking out another 5% from his health leaving your enemy with 60%, this will not be the end, Crassus will then get back up and he will use his running attack on you, so use the other half of your meter to take him down and take off another 5% of his health leaving him with 55%. <text:s/>At this point Crassus will throw more grenades at you, making you dodge all these attacks but soon Crassus will blow his whistle and two troopers will run up the hill and attack you, kill these troopers to get half of your meter back and then Crassus will begin to attack you with his sabers, instead of his pistol like he did before. <text:s/>Now you will have to use your powers to get Crassus out of this attack mode, so clash with him and win, then activate your powers and attack Crassus knocking he health down to 50%. <text:s/>Now that Crassus hit the halfway mark, he will then blow his whistle and three troopers will run up this time, so this will make you change your strategy for a little, once the troopers are dead you will have half your wrath meter filled, and this will give you the chance to mount an attack against Crassus, Crassus will draw his sabers again then he will try his normal attacks again, so you know the drill clash with Crassus and win then use what powers you have to attack Crassus as he is stunned, this will drop another 5% from his health leaving him with 45%. <text:s/>at this point your Wrath meter will be drained yet Crassus will bring in more troopers to cover that need, so take these troopers out once again and wait for Crassus' next move, this will be him throwing his grenades arounf the hill, avoid this attack and try to reach Crassus, he will throw enough grenades where you can hit him here and you will not have to use any of their Wrath meter to get his health down to 40%. <text:s/>However once you reach this point, Crassus will draw his sabers and try his running attack once again, this will be hard to counter because of his incresed speed. <text:s/>So at this point Crassus will stop this attack after missing a few times or hitting you once, then he will start attacking you with normal saber attacks hollering as he is attacking, clash with him and press the button shown repeatedly to win, once Crassus is stunned activate your power and attack him, this will drop his health to 35%. <text:s/>At this point Crassus will get more troopers on the <text:soft-page-break/>hill, this time four will come to his aid, so this will give you a chance to get some of the wrath meter back and after the troopers are dead you will have half back so you will be able to attack Crassus when the time is right. <text:s/>So Crassus will begin to fire his gun at you after you took out the troopers, so try to attack him in this mode, if you do hit him, you will be able to attack him absent the use of your powers and it will take down 5% of his health puttin Crassus at 30%. <text:s/>At this point Crassus will draw his sabers again and try to use his running attack again, this time you will be able to attack him because you have the meter saved from the last attack, once you attack Crassus' back, activate your powers and you will be able to attack Crassus in bunches taking out another 5% of his health putting him at the 25% mark. <text:s/>Crassus will then flip the scrpit on everything he has done, he will blow his whistle yet no one will show up, then he will attack you normally and you can use normal attacks to clash with Crassus and this time, for some reason, you will not need your powers to attack Crassus as he is stunned, so run an attack him to take away 5% of Crassus' health, putting him at 20%. <text:s/>Now Crassus will revert to throwing grenades, so you will have to avoid this attack and get to Crassus and hit him allowing you to attack him again quickly finishing up his health, after this attack Crassus will stand at 15% health, and this will be nearly the end of the fight. <text:s/>So Crassus will then return to his normal Saber attacks and he will do this for the remainder of the battle with you, so just follow the rest of your routines to take away all of Crassus health, starting with 5% from his normal attacks, 5% from his grenade attack, and 5% from his running slash, after you have beaten him in all those attack modes you will win the fight, and this will be how the story ends. <text:s/></text:p>
      <text:p text:style-name="Standard"/>
      <text:p text:style-name="Standard">CUTSCENE</text:p>
      <text:p text:style-name="Standard"/>
      <text:p text:style-name="Standard">(Spartacus and Crassus are fighting and the battle is equal, then Spartacus goes to stab Crassus but Crassus makes him drop his Yellow saber, then Spartacus punches Crassus to have him drop on of his sabers. Then Spartacus begins to attack Crassus with a barrage of attacks and then Spartacus goes to stab Crassus and Crassus takes the Green lightsaber away from Spartacus. <text:s/>Crassus swings the saber, thinking it will connect and no. <text:s/>Spartacus catches the lightsaber, that's right he caught it (what a fucking boss) and then he head butts Crassus and throws him to the ground. <text:s/>Spartacus then kicks Crassus as he trys to get back up, Spatacus points the green lightsaber at Crassus, the two know it's over and then just as Spartacus goes to drive in the final blow, all we see is a thin red laser shoot through Spartacus right shoulder, Crassus looks up to see his men with Sniper rifles behind Spartacus, Spartacus checks the wound to see if it's bleeding, it is and he is shocked. <text:s/>Then the second shot goes right through his chest and then the third through his left knee, then the troopers load their weapons to fire again)</text:p>
      <text:p text:style-name="Standard"/>
      <text:p text:style-name="Standard">Crassus: (to the troopers) Hold!</text:p>
      <text:p text:style-name="Standard"/>
      <text:p text:style-name="Standard">(Spartacus falls to his knees and Crassus kicks the lightsaber away from Spartacus, Crassus and Spartacus are both on their knees at this point)</text:p>
      <text:p text:style-name="Standard"/>
      <text:p text:style-name="Standard">Crassus: had you remained in the Empire, and stood beside me, we could have unstoppable</text:p>
      <text:p text:style-name="Standard">Spartacus: I thank the gods, (coughs up blood) it was not so</text:p>
      <text:p text:style-name="Standard"/>
      <text:p text:style-name="Standard">(Spartacus grabs Crassus armor, but Crassus throws his hand off)</text:p>
      <text:p text:style-name="Standard"/>
      <text:p text:style-name="Standard">Spartacus: I have (coughs) but one re...quest </text:p>
      <text:p text:style-name="Standard">Crassus: you need but name it </text:p>
      <text:p text:style-name="Standard">Spartacus: do not, for....get me, do not forget....her (coughs)</text:p>
      <text:p text:style-name="Standard">Crassus: the world will know your name, and the trials you went through, I will make my personal <text:soft-page-break/>mission to do so</text:p>
      <text:p text:style-name="Standard"/>
      <text:p text:style-name="Standard">(Spartacus then mouths “thank you” and closes his eyes and extends his arms to the sides of his body and then he just falls down to the ground, Spartacus is dead)</text:p>
      <text:p text:style-name="Standard"/>
      <text:p text:style-name="Standard">Crassus: (to the troopers) you will not lay a hand on him, he is to be buried properly, as a soldier would be</text:p>
      <text:p text:style-name="Standard">Trooper 1: sir, the rebel army has scattered, few got away but there is a great deal we have captured</text:p>
      <text:p text:style-name="Standard">Crassus: see them to promised example, crucify the prisoners</text:p>
      <text:p text:style-name="Standard">Trooper 2: what of us?</text:p>
      <text:p text:style-name="Standard">Crassus: what are your names</text:p>
      <text:p text:style-name="Standard">Trooper 1: Lakatos</text:p>
      <text:p text:style-name="Standard">Trooper 2: Secundus </text:p>
      <text:p text:style-name="Standard">Trooper 3: Sejanus</text:p>
      <text:p text:style-name="Standard">Crassus: well, you three are to remain here and clean up any remnants of the rebels army there are left, and make sure the prisoners can be seen for miles</text:p>
      <text:p text:style-name="Standard">Sejanus: yes sir</text:p>
      <text:p text:style-name="Standard"/>
      <text:p text:style-name="Standard">(the next thing we see is the Imperials throwing Houston on a set of boards and nailing him to a cross, then we see all the remaining prisoners getting crucified, note: Gregor, Kalmowicz and Renner are not among the prisoners, then we see Crassus over looking the work he has done, then we see an imperial shuttle arrive and Vader walks out)</text:p>
      <text:p text:style-name="Standard"/>
      <text:p text:style-name="Standard">Vader: I see your work is at an end Crassus</text:p>
      <text:p text:style-name="Standard">Crassus: Lord Vader, good to lay eyes old firend, </text:p>
      <text:p text:style-name="Standard">Vader: with Spartacus and his rebels defeated, I am sure we can continue to control the galaxy</text:p>
      <text:p text:style-name="Standard">Crassus: I but look to the future of our endevours, </text:p>
      <text:p text:style-name="Standard">Vader: what is your meaning?</text:p>
      <text:p text:style-name="Standard">Crassus: the past can not be altered, the present is filled with blood and death, it is only in the future in which we can hope for better days</text:p>
      <text:p text:style-name="Standard">Vader: what of the remaining rebels, all those not captured?</text:p>
      <text:p text:style-name="Standard">Crassus: I will leave a group of my men to ensure the rebels here are found and killed </text:p>
      <text:p text:style-name="Standard">Vader: I could use a man like you among my officers</text:p>
      <text:p text:style-name="Standard">Crassus: forgive me Lord Vader, I wish to take a leave, </text:p>
      <text:p text:style-name="Standard">Vader: I cannot argue with that wish, where will you go</text:p>
      <text:p text:style-name="Standard">Crassus: I was thinking Naboo, somewhere peaceful and away from the war</text:p>
      <text:p text:style-name="Standard">Vader: I will inform the emperor of your decision, what of your army</text:p>
      <text:p text:style-name="Standard">Crassus: I leave them in your command, I trust you more than the others </text:p>
      <text:p text:style-name="Standard">Vader: gratitude Crassus, I will see to it that you have the best retirement options </text:p>
      <text:p text:style-name="Standard">Crassus: I will take my leave now</text:p>
      <text:p text:style-name="Standard"/>
      <text:p text:style-name="Standard">(Crassus leave the planet and we hear the hammer and nails and the screams of rebels being cricified, then we see a rebel transport land on Alderan and Organa walks out onto the docks, Aaron walks out of this transport and goes up to Organa)</text:p>
      <text:p text:style-name="Standard"/>
      <text:p text:style-name="Standard">Aaron: senator Organa, I bring news </text:p>
      <text:p text:style-name="Standard">Organa: speak it</text:p>
      <text:p text:style-name="Standard">Aaron: Spartacus has fallen, his request is that this system and all the other rebel against the empire </text:p>
      <text:p text:style-name="Standard">Organa: what of Ahsoka, is she remain of this world</text:p>
      <text:p text:style-name="Standard"><text:soft-page-break/>Aaron: I do not know, </text:p>
      <text:p text:style-name="Standard">Organa: come, tell the refugees to come inside i'll get them back on their feet</text:p>
      <text:p text:style-name="Standard">Aaron: thank you </text:p>
      <text:p text:style-name="Standard"/>
      <text:p text:style-name="Standard">(we zoom into Aaron's face and then we see him become old, sitting in a chair)</text:p>
      <text:p text:style-name="Standard"/>
      <text:p text:style-name="Standard">LEVEL 23 COMPLETE </text:p>
      <text:p text:style-name="Standard"/>
      <text:p text:style-name="Standard">(This transitions to an old Aaron talking to Ben)</text:p>
      <text:p text:style-name="Standard"/>
      <text:p text:style-name="Standard">Aaron: and that's the end of the story, Spartacus was defeated and Crassus led on to become an author, writing this (pulls out book that reads HISTORIAE MARCII)</text:p>
      <text:p text:style-name="Standard">Ben: what is that</text:p>
      <text:p text:style-name="Standard">Aaron: the the history of Marcus, the story, the last known copy of the tales</text:p>
      <text:p text:style-name="Standard">Ben: so much of this story, it has been a mystery for years, now it has been reviled, thanks to you</text:p>
      <text:p text:style-name="Standard">Aaron: I failed Spartacus when he was living, I am proud to serve him now that he is gone</text:p>
      <text:p text:style-name="Standard">Ben: what of the other rebel survivors</text:p>
      <text:p text:style-name="Standard">Aaron: they left Kiros, I could never know, my transport arrived on Alderan</text:p>
      <text:p text:style-name="Standard">Ben: I heard that Renner was not killed until much later </text:p>
      <text:p text:style-name="Standard">Aaron: I was not aware that he survived Kiros</text:p>
      <text:p text:style-name="Standard">Ben: this has been quite the experience for me </text:p>
      <text:p text:style-name="Standard">Aaron: I am glad I was able to be of service</text:p>
      <text:p text:style-name="Standard">Ben: thank you again for your time, I will deliver the story to my father</text:p>
      <text:p text:style-name="Standard">Aaron: one more thing, Crassus gave me This (pulls out Ahsoka's yellow lightsaber), he gave it to me knowing I would never let it fall from my hands, give it to your father</text:p>
      <text:p text:style-name="Standard">Ben: I will, (takes the saber) it's so light, no weight at all,</text:p>
      <text:p text:style-name="Standard">Aaron: thats how she made them, she was the greatest Jedi warrior I had ever seen</text:p>
      <text:p text:style-name="Standard">Ben: what about Ahsoka Tano, did she fall</text:p>
      <text:p text:style-name="Standard">Aaron: I don't think so, she's out there, somewhere......</text:p>
      <text:p text:style-name="Standard"/>
      <text:p text:style-name="Standard">(the screen goes to black then we see the caption, “three days after Spartacus' death”, we see Ahsoka Tano sleeping alone, she is sleeping on her side and she is clearly having a rough dream, then she violently wakes up drawing a knife as she awakens, she only has one world)</text:p>
      <text:p text:style-name="Standard"/>
      <text:p text:style-name="Standard">Ahsoka: Spartacus....</text:p>
      <text:p text:style-name="Standard"/>
      <text:p text:style-name="Standard">(the screen goes black and the credits roll with the very sad sounding music)</text:p>
      <text:p text:style-name="Standard"/>
      <text:p text:style-name="Standard">THANK YOU EVERYONE FOR STICKING IT OUT TILL THE END, THE THIRD INSTALLMENT IS COMING SOON, YOU WILL SEE HOW THE REST OF THE STORY PLAYS OUT IN “<text:span text:style-name="T1">Jedi Assassin 3 – The Return of the Queen</text:span>”</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18:09:27</meta:creation-date>
    <dc:date>2017-03-10T16:30:17</dc:date>
    <meta:editing-duration>P404DT3H21M6S</meta:editing-duration>
    <meta:editing-cycles>946</meta:editing-cycles>
    <meta:generator>OpenOffice.org/3.4.1$Unix OpenOffice.org_project/341m1$Build-9593</meta:generator>
    <meta:document-statistic meta:table-count="0" meta:image-count="0" meta:object-count="0" meta:page-count="287" meta:paragraph-count="7919" meta:word-count="141441" meta:character-count="749658"/>
  </office:meta>
</office:document-meta>
</file>